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5pt"/>
    </style:style>
    <style:style style:name="co2" style:family="table-column">
      <style:table-column-properties fo:break-before="auto" style:column-width="91.81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171.81pt"/>
    </style:style>
    <style:style style:name="co5" style:family="table-column">
      <style:table-column-properties fo:break-before="auto" style:column-width="255.2pt"/>
    </style:style>
    <style:style style:name="co6" style:family="table-column">
      <style:table-column-properties fo:break-before="auto" style:column-width="276.29pt"/>
    </style:style>
    <style:style style:name="co7" style:family="table-column">
      <style:table-column-properties fo:break-before="auto" style:column-width="261.84pt"/>
    </style:style>
    <style:style style:name="co8" style:family="table-column">
      <style:table-column-properties fo:break-before="auto" style:column-width="292.45pt"/>
    </style:style>
    <style:style style:name="co9" style:family="table-column">
      <style:table-column-properties fo:break-before="auto" style:column-width="185.16pt"/>
    </style:style>
    <style:style style:name="co10" style:family="table-column">
      <style:table-column-properties fo:break-before="auto" style:column-width="224.05pt"/>
    </style:style>
    <style:style style:name="co11" style:family="table-column">
      <style:table-column-properties fo:break-before="auto" style:column-width="188.5pt"/>
    </style:style>
    <style:style style:name="co12" style:family="table-column">
      <style:table-column-properties fo:break-before="auto" style:column-width="269.09pt"/>
    </style:style>
    <style:style style:name="co13" style:family="table-column">
      <style:table-column-properties fo:break-before="auto" style:column-width="239.05pt"/>
    </style:style>
    <style:style style:name="co14" style:family="table-column">
      <style:table-column-properties fo:break-before="auto" style:column-width="209.59pt"/>
    </style:style>
    <style:style style:name="co15" style:family="table-column">
      <style:table-column-properties fo:break-before="auto" style:column-width="112.9pt"/>
    </style:style>
    <style:style style:name="co16" style:family="table-column">
      <style:table-column-properties fo:break-before="auto" style:column-width="180.14pt"/>
    </style:style>
    <style:style style:name="co17" style:family="table-column">
      <style:table-column-properties fo:break-before="auto" style:column-width="161.8pt"/>
    </style:style>
    <style:style style:name="co18" style:family="table-column">
      <style:table-column-properties fo:break-before="auto" style:column-width="207.41pt"/>
    </style:style>
    <style:style style:name="co19" style:family="table-column">
      <style:table-column-properties fo:break-before="auto" style:column-width="152.36pt"/>
    </style:style>
    <style:style style:name="co20" style:family="table-column">
      <style:table-column-properties fo:break-before="auto" style:column-width="176.8pt"/>
    </style:style>
    <style:style style:name="co21" style:family="table-column">
      <style:table-column-properties fo:break-before="auto" style:column-width="251.29pt"/>
    </style:style>
    <style:style style:name="co22" style:family="table-column">
      <style:table-column-properties fo:break-before="auto" style:column-width="232.41pt"/>
    </style:style>
    <style:style style:name="co23" style:family="table-column">
      <style:table-column-properties fo:break-before="auto" style:column-width="325.81pt"/>
    </style:style>
    <style:style style:name="co24" style:family="table-column">
      <style:table-column-properties fo:break-before="auto" style:column-width="273.54pt"/>
    </style:style>
    <style:style style:name="co25" style:family="table-column">
      <style:table-column-properties fo:break-before="auto" style:column-width="300.76pt"/>
    </style:style>
    <style:style style:name="co26" style:family="table-column">
      <style:table-column-properties fo:break-before="auto" style:column-width="285.19pt"/>
    </style:style>
    <style:style style:name="co27" style:family="table-column">
      <style:table-column-properties fo:break-before="auto" style:column-width="145.7pt"/>
    </style:style>
    <style:style style:name="co28" style:family="table-column">
      <style:table-column-properties fo:break-before="auto" style:column-width="295.2pt"/>
    </style:style>
    <style:style style:name="co29" style:family="table-column">
      <style:table-column-properties fo:break-before="auto" style:column-width="138.44pt"/>
    </style:style>
    <style:style style:name="co30" style:family="table-column">
      <style:table-column-properties fo:break-before="auto" style:column-width="142.89pt"/>
    </style:style>
    <style:style style:name="co31" style:family="table-column">
      <style:table-column-properties fo:break-before="auto" style:column-width="124.55pt"/>
    </style:style>
    <style:style style:name="co32" style:family="table-column">
      <style:table-column-properties fo:break-before="auto" style:column-width="236.3pt"/>
    </style:style>
    <style:style style:name="co33" style:family="table-column">
      <style:table-column-properties fo:break-before="auto" style:column-width="216.31pt"/>
    </style:style>
    <style:style style:name="co34" style:family="table-column">
      <style:table-column-properties fo:break-before="auto" style:column-width="260.19pt"/>
    </style:style>
    <style:style style:name="co35" style:family="table-column">
      <style:table-column-properties fo:break-before="auto" style:column-width="165.15pt"/>
    </style:style>
    <style:style style:name="co36" style:family="table-column">
      <style:table-column-properties fo:break-before="auto" style:column-width="151.26pt"/>
    </style:style>
    <style:style style:name="co37" style:family="table-column">
      <style:table-column-properties fo:break-before="auto" style:column-width="301.29pt"/>
    </style:style>
    <style:style style:name="co38" style:family="table-column">
      <style:table-column-properties fo:break-before="auto" style:column-width="326.35pt"/>
    </style:style>
    <style:style style:name="co39" style:family="table-column">
      <style:table-column-properties fo:break-before="auto" style:column-width="189.61pt"/>
    </style:style>
    <style:style style:name="co40" style:family="table-column">
      <style:table-column-properties fo:break-before="auto" style:column-width="301.89pt"/>
    </style:style>
    <style:style style:name="co41" style:family="table-column">
      <style:table-column-properties fo:break-before="auto" style:column-width="215.15pt"/>
    </style:style>
    <style:style style:name="co42" style:family="table-column">
      <style:table-column-properties fo:break-before="auto" style:column-width="195.14pt"/>
    </style:style>
    <style:style style:name="co43" style:family="table-column">
      <style:table-column-properties fo:break-before="auto" style:column-width="180.71pt"/>
    </style:style>
    <style:style style:name="co44" style:family="table-column">
      <style:table-column-properties fo:break-before="auto" style:column-width="175.15pt"/>
    </style:style>
    <style:style style:name="co45" style:family="table-column">
      <style:table-column-properties fo:break-before="auto" style:column-width="218.49pt"/>
    </style:style>
    <style:style style:name="co46" style:family="table-column">
      <style:table-column-properties fo:break-before="auto" style:column-width="306.91pt"/>
    </style:style>
    <style:style style:name="co47" style:family="table-column">
      <style:table-column-properties fo:break-before="auto" style:column-width="295.74pt"/>
    </style:style>
    <style:style style:name="co48" style:family="table-column">
      <style:table-column-properties fo:break-before="auto" style:column-width="168.49pt"/>
    </style:style>
    <style:style style:name="co49" style:family="table-column">
      <style:table-column-properties fo:break-before="auto" style:column-width="149.61pt"/>
    </style:style>
    <style:style style:name="co50" style:family="table-column">
      <style:table-column-properties fo:break-before="auto" style:column-width="221.3pt"/>
    </style:style>
    <style:style style:name="co51" style:family="table-column">
      <style:table-column-properties fo:break-before="auto" style:column-width="239.64pt"/>
    </style:style>
    <style:style style:name="co52" style:family="table-column">
      <style:table-column-properties fo:break-before="auto" style:column-width="211.29pt"/>
    </style:style>
    <style:style style:name="co53" style:family="table-column">
      <style:table-column-properties fo:break-before="auto" style:column-width="135.16pt"/>
    </style:style>
    <style:style style:name="co54" style:family="table-column">
      <style:table-column-properties fo:break-before="auto" style:column-width="181.81pt"/>
    </style:style>
    <style:style style:name="co55" style:family="table-column">
      <style:table-column-properties fo:break-before="auto" style:column-width="190.15pt"/>
    </style:style>
    <style:style style:name="co56" style:family="table-column">
      <style:table-column-properties fo:break-before="auto" style:column-width="244.66pt"/>
    </style:style>
    <style:style style:name="co57" style:family="table-column">
      <style:table-column-properties fo:break-before="auto" style:column-width="108.45pt"/>
    </style:style>
    <style:style style:name="co58" style:family="table-column">
      <style:table-column-properties fo:break-before="auto" style:column-width="245.76pt"/>
    </style:style>
    <style:style style:name="co59" style:family="table-column">
      <style:table-column-properties fo:break-before="auto" style:column-width="280.74pt"/>
    </style:style>
    <style:style style:name="co60" style:family="table-column">
      <style:table-column-properties fo:break-before="auto" style:column-width="156.25pt"/>
    </style:style>
    <style:style style:name="co61" style:family="table-column">
      <style:table-column-properties fo:break-before="auto" style:column-width="110.1pt"/>
    </style:style>
    <style:style style:name="co62" style:family="table-column">
      <style:table-column-properties fo:break-before="auto" style:column-width="191.85pt"/>
    </style:style>
    <style:style style:name="co63" style:family="table-column">
      <style:table-column-properties fo:break-before="auto" style:column-width="107.89pt"/>
    </style:style>
    <style:style style:name="co64" style:family="table-column">
      <style:table-column-properties fo:break-before="auto" style:column-width="116.79pt"/>
    </style:style>
    <style:style style:name="co65" style:family="table-column">
      <style:table-column-properties fo:break-before="auto" style:column-width="238.51pt"/>
    </style:style>
    <style:style style:name="co66" style:family="table-column">
      <style:table-column-properties fo:break-before="auto" style:column-width="190.69pt"/>
    </style:style>
    <style:style style:name="co67" style:family="table-column">
      <style:table-column-properties fo:break-before="auto" style:column-width="187.94pt"/>
    </style:style>
    <style:style style:name="co68" style:family="table-column">
      <style:table-column-properties fo:break-before="auto" style:column-width="217.96pt"/>
    </style:style>
    <style:style style:name="co69" style:family="table-column">
      <style:table-column-properties fo:break-before="auto" style:column-width="352.46pt"/>
    </style:style>
    <style:style style:name="co70" style:family="table-column">
      <style:table-column-properties fo:break-before="auto" style:column-width="148.45pt"/>
    </style:style>
    <style:style style:name="co71" style:family="table-column">
      <style:table-column-properties fo:break-before="auto" style:column-width="267.39pt"/>
    </style:style>
    <style:style style:name="co72" style:family="table-column">
      <style:table-column-properties fo:break-before="auto" style:column-width="242.39pt"/>
    </style:style>
    <style:style style:name="co73" style:family="table-column">
      <style:table-column-properties fo:break-before="auto" style:column-width="264.64pt"/>
    </style:style>
    <style:style style:name="co74" style:family="table-column">
      <style:table-column-properties fo:break-before="auto" style:column-width="240.75pt"/>
    </style:style>
    <style:style style:name="co75" style:family="table-column">
      <style:table-column-properties fo:break-before="auto" style:column-width="122.34pt"/>
    </style:style>
    <style:style style:name="co76" style:family="table-column">
      <style:table-column-properties fo:break-before="auto" style:column-width="131.24pt"/>
    </style:style>
    <style:style style:name="co77" style:family="table-column">
      <style:table-column-properties fo:break-before="auto" style:column-width="182.95pt"/>
    </style:style>
    <style:style style:name="co78" style:family="table-column">
      <style:table-column-properties fo:break-before="auto" style:column-width="241.85pt"/>
    </style:style>
    <style:style style:name="co79" style:family="table-column">
      <style:table-column-properties fo:break-before="auto" style:column-width="165.71pt"/>
    </style:style>
    <style:style style:name="co80" style:family="table-column">
      <style:table-column-properties fo:break-before="auto" style:column-width="115.71pt"/>
    </style:style>
    <style:style style:name="co81" style:family="table-column">
      <style:table-column-properties fo:break-before="auto" style:column-width="122.91pt"/>
    </style:style>
    <style:style style:name="co82" style:family="table-column">
      <style:table-column-properties fo:break-before="auto" style:column-width="126.79pt"/>
    </style:style>
    <style:style style:name="co83" style:family="table-column">
      <style:table-column-properties fo:break-before="auto" style:column-width="130.71pt"/>
    </style:style>
    <style:style style:name="co84" style:family="table-column">
      <style:table-column-properties fo:break-before="auto" style:column-width="133.99pt"/>
    </style:style>
    <style:style style:name="co85" style:family="table-column">
      <style:table-column-properties fo:break-before="auto" style:column-width="167.95pt"/>
    </style:style>
    <style:style style:name="co86" style:family="table-column">
      <style:table-column-properties fo:break-before="auto" style:column-width="184.05pt"/>
    </style:style>
    <style:style style:name="co87" style:family="table-column">
      <style:table-column-properties fo:break-before="auto" style:column-width="144.06pt"/>
    </style:style>
    <style:style style:name="co88" style:family="table-column">
      <style:table-column-properties fo:break-before="auto" style:column-width="189.04pt"/>
    </style:style>
    <style:style style:name="co89" style:family="table-column">
      <style:table-column-properties fo:break-before="auto" style:column-width="290.21pt"/>
    </style:style>
    <style:style style:name="co90" style:family="table-column">
      <style:table-column-properties fo:break-before="auto" style:column-width="220.76pt"/>
    </style:style>
    <style:style style:name="co91" style:family="table-column">
      <style:table-column-properties fo:break-before="auto" style:column-width="229.04pt"/>
    </style:style>
    <style:style style:name="co92" style:family="table-column">
      <style:table-column-properties fo:break-before="auto" style:column-width="137.91pt"/>
    </style:style>
    <style:style style:name="co93" style:family="table-column">
      <style:table-column-properties fo:break-before="auto" style:column-width="128.44pt"/>
    </style:style>
    <style:style style:name="co94" style:family="table-column">
      <style:table-column-properties fo:break-before="auto" style:column-width="250.75pt"/>
    </style:style>
    <style:style style:name="co95" style:family="table-column">
      <style:table-column-properties fo:break-before="auto" style:column-width="262.4pt"/>
    </style:style>
    <style:style style:name="co96" style:family="table-column">
      <style:table-column-properties fo:break-before="auto" style:column-width="208.49pt"/>
    </style:style>
    <style:style style:name="co97" style:family="table-column">
      <style:table-column-properties fo:break-before="auto" style:column-width="143.46pt"/>
    </style:style>
    <style:style style:name="co98" style:family="table-column">
      <style:table-column-properties fo:break-before="auto" style:column-width="82.91pt"/>
    </style:style>
    <style:style style:name="co99" style:family="table-column">
      <style:table-column-properties fo:break-before="auto" style:column-width="221.84pt"/>
    </style:style>
    <style:style style:name="co100" style:family="table-column">
      <style:table-column-properties fo:break-before="auto" style:column-width="139.61pt"/>
    </style:style>
    <style:style style:name="co101" style:family="table-column">
      <style:table-column-properties fo:break-before="auto" style:column-width="211.86pt"/>
    </style:style>
    <style:style style:name="co102" style:family="table-column">
      <style:table-column-properties fo:break-before="auto" style:column-width="186.8pt"/>
    </style:style>
    <style:style style:name="co103" style:family="table-column">
      <style:table-column-properties fo:break-before="auto" style:column-width="159.56pt"/>
    </style:style>
    <style:style style:name="co104" style:family="table-column">
      <style:table-column-properties fo:break-before="auto" style:column-width="184.59pt"/>
    </style:style>
    <style:style style:name="co105" style:family="table-column">
      <style:table-column-properties fo:break-before="auto" style:column-width="99.01pt"/>
    </style:style>
    <style:style style:name="co106" style:family="table-column">
      <style:table-column-properties fo:break-before="auto" style:column-width="137.34pt"/>
    </style:style>
    <style:style style:name="co107" style:family="table-column">
      <style:table-column-properties fo:break-before="auto" style:column-width="147.34pt"/>
    </style:style>
    <style:style style:name="co108" style:family="table-column">
      <style:table-column-properties fo:break-before="auto" style:column-width="141.25pt"/>
    </style:style>
    <style:style style:name="co109" style:family="table-column">
      <style:table-column-properties fo:break-before="auto" style:column-width="204.6pt"/>
    </style:style>
    <style:style style:name="co110" style:family="table-column">
      <style:table-column-properties fo:break-before="auto" style:column-width="136.8pt"/>
    </style:style>
    <style:style style:name="co111" style:family="table-column">
      <style:table-column-properties fo:break-before="auto" style:column-width="154.6pt"/>
    </style:style>
    <style:style style:name="co112" style:family="table-column">
      <style:table-column-properties fo:break-before="auto" style:column-width="152.9pt"/>
    </style:style>
    <style:style style:name="co113" style:family="table-column">
      <style:table-column-properties fo:break-before="auto" style:column-width="205.71pt"/>
    </style:style>
    <style:style style:name="co114" style:family="table-column">
      <style:table-column-properties fo:break-before="auto" style:column-width="206.84pt"/>
    </style:style>
    <style:style style:name="co115" style:family="table-column">
      <style:table-column-properties fo:break-before="auto" style:column-width="203.5pt"/>
    </style:style>
    <style:style style:name="co116" style:family="table-column">
      <style:table-column-properties fo:break-before="auto" style:column-width="177.36pt"/>
    </style:style>
    <style:style style:name="co117" style:family="table-column">
      <style:table-column-properties fo:break-before="auto" style:column-width="271.3pt"/>
    </style:style>
    <style:style style:name="co118" style:family="table-column">
      <style:table-column-properties fo:break-before="auto" style:column-width="364.14pt"/>
    </style:style>
    <style:style style:name="co119" style:family="table-column">
      <style:table-column-properties fo:break-before="auto" style:column-width="160.16pt"/>
    </style:style>
    <style:style style:name="co120" style:family="table-column">
      <style:table-column-properties fo:break-before="auto" style:column-width="247.95pt"/>
    </style:style>
    <style:style style:name="co121" style:family="table-column">
      <style:table-column-properties fo:break-before="auto" style:column-width="235.76pt"/>
    </style:style>
    <style:style style:name="co122" style:family="table-column">
      <style:table-column-properties fo:break-before="auto" style:column-width="185.7pt"/>
    </style:style>
    <style:style style:name="co123" style:family="table-column">
      <style:table-column-properties fo:break-before="auto" style:column-width="182.41pt"/>
    </style:style>
    <style:style style:name="co124" style:family="table-column">
      <style:table-column-properties fo:break-before="auto" style:column-width="159.59pt"/>
    </style:style>
    <style:style style:name="co125" style:family="table-column">
      <style:table-column-properties fo:break-before="auto" style:column-width="199.05pt"/>
    </style:style>
    <style:style style:name="co126" style:family="table-column">
      <style:table-column-properties fo:break-before="auto" style:column-width="162.91pt"/>
    </style:style>
    <style:style style:name="co127" style:family="table-column">
      <style:table-column-properties fo:break-before="auto" style:column-width="140.14pt"/>
    </style:style>
    <style:style style:name="co128" style:family="table-column">
      <style:table-column-properties fo:break-before="auto" style:column-width="144.6pt"/>
    </style:style>
    <style:style style:name="co129" style:family="table-column">
      <style:table-column-properties fo:break-before="auto" style:column-width="147.91pt"/>
    </style:style>
    <style:style style:name="co130" style:family="table-column">
      <style:table-column-properties fo:break-before="auto" style:column-width="210.16pt"/>
    </style:style>
    <style:style style:name="co131" style:family="table-column">
      <style:table-column-properties fo:break-before="auto" style:column-width="169.6pt"/>
    </style:style>
    <style:style style:name="co132" style:family="table-column">
      <style:table-column-properties fo:break-before="auto" style:column-width="149.05pt"/>
    </style:style>
    <style:style style:name="co133" style:family="table-column">
      <style:table-column-properties fo:break-before="auto" style:column-width="130.14pt"/>
    </style:style>
    <style:style style:name="co134" style:family="table-column">
      <style:table-column-properties fo:break-before="auto" style:column-width="257.41pt"/>
    </style:style>
    <style:style style:name="co135" style:family="table-column">
      <style:table-column-properties fo:break-before="auto" style:column-width="166.79pt"/>
    </style:style>
    <style:style style:name="co136" style:family="table-column">
      <style:table-column-properties fo:break-before="auto" style:column-width="114.01pt"/>
    </style:style>
    <style:style style:name="co137" style:family="table-column">
      <style:table-column-properties fo:break-before="auto" style:column-width="213.51pt"/>
    </style:style>
    <style:style style:name="co138" style:family="table-column">
      <style:table-column-properties fo:break-before="auto" style:column-width="118.46pt"/>
    </style:style>
    <style:style style:name="co139" style:family="table-column">
      <style:table-column-properties fo:break-before="auto" style:column-width="194.6pt"/>
    </style:style>
    <style:style style:name="co140" style:family="table-column">
      <style:table-column-properties fo:break-before="auto" style:column-width="105.11pt"/>
    </style:style>
    <style:style style:name="co141" style:family="table-column">
      <style:table-column-properties fo:break-before="auto" style:column-width="129pt"/>
    </style:style>
    <style:style style:name="co142" style:family="table-column">
      <style:table-column-properties fo:break-before="auto" style:column-width="167.36pt"/>
    </style:style>
    <style:style style:name="co143" style:family="table-column">
      <style:table-column-properties fo:break-before="auto" style:column-width="219.06pt"/>
    </style:style>
    <style:style style:name="co144" style:family="table-column">
      <style:table-column-properties fo:break-before="auto" style:column-width="145.16pt"/>
    </style:style>
    <style:style style:name="co145" style:family="table-column">
      <style:table-column-properties fo:break-before="auto" style:column-width="202.96pt"/>
    </style:style>
    <style:style style:name="co146" style:family="table-column">
      <style:table-column-properties fo:break-before="auto" style:column-width="174.61pt"/>
    </style:style>
    <style:style style:name="co147" style:family="table-column">
      <style:table-column-properties fo:break-before="auto" style:column-width="259.65pt"/>
    </style:style>
    <style:style style:name="co148" style:family="table-column">
      <style:table-column-properties fo:break-before="auto" style:column-width="231.31pt"/>
    </style:style>
    <style:style style:name="co149" style:family="table-column">
      <style:table-column-properties fo:break-before="auto" style:column-width="201.26pt"/>
    </style:style>
    <style:style style:name="co150" style:family="table-column">
      <style:table-column-properties fo:break-before="auto" style:column-width="291.29pt"/>
    </style:style>
    <style:style style:name="co151" style:family="table-column">
      <style:table-column-properties fo:break-before="auto" style:column-width="313pt"/>
    </style:style>
    <style:style style:name="co152" style:family="table-column">
      <style:table-column-properties fo:break-before="auto" style:column-width="157.35pt"/>
    </style:style>
    <style:style style:name="co153" style:family="table-column">
      <style:table-column-properties fo:break-before="auto" style:column-width="206.31pt"/>
    </style:style>
    <style:style style:name="co154" style:family="table-column">
      <style:table-column-properties fo:break-before="auto" style:column-width="222.41pt"/>
    </style:style>
    <style:style style:name="co155" style:family="table-column">
      <style:table-column-properties fo:break-before="auto" style:column-width="202.39pt"/>
    </style:style>
    <style:style style:name="co156" style:family="table-column">
      <style:table-column-properties fo:break-before="auto" style:column-width="96.21pt"/>
    </style:style>
    <style:style style:name="co157" style:family="table-column">
      <style:table-column-properties fo:break-before="auto" style:column-width="142.36pt"/>
    </style:style>
    <style:style style:name="co158" style:family="table-column">
      <style:table-column-properties fo:break-before="auto" style:column-width="131.81pt"/>
    </style:style>
    <style:style style:name="co159" style:family="table-column">
      <style:table-column-properties fo:break-before="auto" style:column-width="83.45pt"/>
    </style:style>
    <style:style style:name="co160" style:family="table-column">
      <style:table-column-properties fo:break-before="auto" style:column-width="140.71pt"/>
    </style:style>
    <style:style style:name="co161" style:family="table-column">
      <style:table-column-properties fo:break-before="auto" style:column-width="91.19pt"/>
    </style:style>
    <style:style style:name="co162" style:family="table-column">
      <style:table-column-properties fo:break-before="auto" style:column-width="117.89pt"/>
    </style:style>
    <style:style style:name="co163" style:family="table-column">
      <style:table-column-properties fo:break-before="auto" style:column-width="283.55pt"/>
    </style:style>
    <style:style style:name="co164" style:family="table-column">
      <style:table-column-properties fo:break-before="auto" style:column-width="289.64pt"/>
    </style:style>
    <style:style style:name="co165" style:family="table-column">
      <style:table-column-properties fo:break-before="auto" style:column-width="216.85pt"/>
    </style:style>
    <style:style style:name="co166" style:family="table-column">
      <style:table-column-properties fo:break-before="auto" style:column-width="171.24pt"/>
    </style:style>
    <style:style style:name="co167" style:family="table-column">
      <style:table-column-properties fo:break-before="auto" style:column-width="200.69pt"/>
    </style:style>
    <style:style style:name="co168" style:family="table-column">
      <style:table-column-properties fo:break-before="auto" style:column-width="156.81pt"/>
    </style:style>
    <style:style style:name="co169" style:family="table-column">
      <style:table-column-properties fo:break-before="auto" style:column-width="326.89pt"/>
    </style:style>
    <style:style style:name="co170" style:family="table-column">
      <style:table-column-properties fo:break-before="auto" style:column-width="478.66pt"/>
    </style:style>
    <style:style style:name="co171" style:family="table-column">
      <style:table-column-properties fo:break-before="auto" style:column-width="155.14pt"/>
    </style:style>
    <style:style style:name="co172" style:family="table-column">
      <style:table-column-properties fo:break-before="auto" style:column-width="244.06pt"/>
    </style:style>
    <style:style style:name="co173" style:family="table-column">
      <style:table-column-properties fo:break-before="auto" style:column-width="252.4pt"/>
    </style:style>
    <style:style style:name="co174" style:family="table-column">
      <style:table-column-properties fo:break-before="auto" style:column-width="150.15pt"/>
    </style:style>
    <style:style style:name="co175" style:family="table-column">
      <style:table-column-properties fo:break-before="auto" style:column-width="157.89pt"/>
    </style:style>
    <style:style style:name="co176" style:family="table-column">
      <style:table-column-properties fo:break-before="auto" style:column-width="246.84pt"/>
    </style:style>
    <style:style style:name="co177" style:family="table-column">
      <style:table-column-properties fo:break-before="auto" style:column-width="116.25pt"/>
    </style:style>
    <style:style style:name="co178" style:family="table-column">
      <style:table-column-properties fo:break-before="auto" style:column-width="299.11pt"/>
    </style:style>
    <style:style style:name="co179" style:family="table-column">
      <style:table-column-properties fo:break-before="auto" style:column-width="127.9pt"/>
    </style:style>
    <style:style style:name="co180" style:family="table-column">
      <style:table-column-properties fo:break-before="auto" style:column-width="225.21pt"/>
    </style:style>
    <style:style style:name="co181" style:family="table-column">
      <style:table-column-properties fo:break-before="auto" style:column-width="120.1pt"/>
    </style:style>
    <style:style style:name="co182" style:family="table-column">
      <style:table-column-properties fo:break-before="auto" style:column-width="73.45pt"/>
    </style:style>
    <style:style style:name="co183" style:family="table-column">
      <style:table-column-properties fo:break-before="auto" style:column-width="183.49pt"/>
    </style:style>
    <style:style style:name="co184" style:family="table-column">
      <style:table-column-properties fo:break-before="auto" style:column-width="192.39pt"/>
    </style:style>
    <style:style style:name="co185" style:family="table-column">
      <style:table-column-properties fo:break-before="auto" style:column-width="172.35pt"/>
    </style:style>
    <style:style style:name="co186" style:family="table-column">
      <style:table-column-properties fo:break-before="auto" style:column-width="132.89pt"/>
    </style:style>
    <style:style style:name="co187" style:family="table-column">
      <style:table-column-properties fo:break-before="auto" style:column-width="198.51pt"/>
    </style:style>
    <style:style style:name="co188" style:family="table-column">
      <style:table-column-properties fo:break-before="auto" style:column-width="134.59pt"/>
    </style:style>
    <style:style style:name="co189" style:family="table-column">
      <style:table-column-properties fo:break-before="auto" style:column-width="136.26pt"/>
    </style:style>
    <style:style style:name="co190" style:family="table-column">
      <style:table-column-properties fo:break-before="auto" style:column-width="234.6pt"/>
    </style:style>
    <style:style style:name="co191" style:family="table-column">
      <style:table-column-properties fo:break-before="auto" style:column-width="176.26pt"/>
    </style:style>
    <style:style style:name="co192" style:family="table-column">
      <style:table-column-properties fo:break-before="auto" style:column-width="178.5pt"/>
    </style:style>
    <style:style style:name="co193" style:family="table-column">
      <style:table-column-properties fo:break-before="auto" style:column-width="186.24pt"/>
    </style:style>
    <style:style style:name="co194" style:family="table-column">
      <style:table-column-properties fo:break-before="auto" style:column-width="201.86pt"/>
    </style:style>
    <style:style style:name="co195" style:family="table-column">
      <style:table-column-properties fo:break-before="auto" style:column-width="193.49pt"/>
    </style:style>
    <style:style style:name="co196" style:family="table-column">
      <style:table-column-properties fo:break-before="auto" style:column-width="236.86pt"/>
    </style:style>
    <style:style style:name="co197" style:family="table-column">
      <style:table-column-properties fo:break-before="auto" style:column-width="196.84pt"/>
    </style:style>
    <style:style style:name="co198" style:family="table-column">
      <style:table-column-properties fo:break-before="auto" style:column-width="194.06pt"/>
    </style:style>
    <style:style style:name="co199" style:family="table-column">
      <style:table-column-properties fo:break-before="auto" style:column-width="235.19pt"/>
    </style:style>
    <style:style style:name="co200" style:family="table-column">
      <style:table-column-properties fo:break-before="auto" style:column-width="212.94pt"/>
    </style:style>
    <style:style style:name="co201" style:family="table-column">
      <style:table-column-properties fo:break-before="auto" style:column-width="212.4pt"/>
    </style:style>
    <style:style style:name="co202" style:family="table-column">
      <style:table-column-properties fo:break-before="auto" style:column-width="219.6pt"/>
    </style:style>
    <style:style style:name="co203" style:family="table-column">
      <style:table-column-properties fo:break-before="auto" style:column-width="181.25pt"/>
    </style:style>
    <style:style style:name="co204" style:family="table-column">
      <style:table-column-properties fo:break-before="auto" style:column-width="249.11pt"/>
    </style:style>
    <style:style style:name="co205" style:family="table-column">
      <style:table-column-properties fo:break-before="auto" style:column-width="153.44pt"/>
    </style:style>
    <style:style style:name="co206" style:family="table-column">
      <style:table-column-properties fo:break-before="auto" style:column-width="173.51pt"/>
    </style:style>
    <style:style style:name="co207" style:family="table-column">
      <style:table-column-properties fo:break-before="auto" style:column-width="121.8pt"/>
    </style:style>
    <style:style style:name="co208" style:family="table-column">
      <style:table-column-properties fo:break-before="auto" style:column-width="248.51pt"/>
    </style:style>
    <style:style style:name="co209" style:family="table-column">
      <style:table-column-properties fo:break-before="auto" style:column-width="226.86pt"/>
    </style:style>
    <style:style style:name="co210" style:family="table-column">
      <style:table-column-properties fo:break-before="auto" style:column-width="288pt"/>
    </style:style>
    <style:style style:name="co211" style:family="table-column">
      <style:table-column-properties fo:break-before="auto" style:column-width="217.39pt"/>
    </style:style>
    <style:style style:name="co212" style:family="table-column">
      <style:table-column-properties fo:break-before="auto" style:column-width="132.35pt"/>
    </style:style>
    <style:style style:name="co213" style:family="table-column">
      <style:table-column-properties fo:break-before="auto" style:column-width="139.01pt"/>
    </style:style>
    <style:style style:name="co214" style:family="table-column">
      <style:table-column-properties fo:break-before="auto" style:column-width="133.46pt"/>
    </style:style>
    <style:style style:name="co215" style:family="table-column">
      <style:table-column-properties fo:break-before="auto" style:column-width="123.45pt"/>
    </style:style>
    <style:style style:name="co216" style:family="table-column">
      <style:table-column-properties fo:break-before="auto" style:column-width="264.1pt"/>
    </style:style>
    <style:style style:name="co217" style:family="table-column">
      <style:table-column-properties fo:break-before="auto" style:column-width="90.65pt"/>
    </style:style>
    <style:style style:name="co218" style:family="table-column">
      <style:table-column-properties fo:break-before="auto" style:column-width="303pt"/>
    </style:style>
    <style:style style:name="co219" style:family="table-column">
      <style:table-column-properties fo:break-before="auto" style:column-width="111.8pt"/>
    </style:style>
    <style:style style:name="co220" style:family="table-column">
      <style:table-column-properties fo:break-before="auto" style:column-width="82.35pt"/>
    </style:style>
    <style:style style:name="co221" style:family="table-column">
      <style:table-column-properties fo:break-before="auto" style:column-width="179.6pt"/>
    </style:style>
    <style:style style:name="co222" style:family="table-column">
      <style:table-column-properties fo:break-before="auto" style:column-width="166.25pt"/>
    </style:style>
    <style:style style:name="co223" style:family="table-column">
      <style:table-column-properties fo:break-before="auto" style:column-width="345.26pt"/>
    </style:style>
    <style:style style:name="co224" style:family="table-column">
      <style:table-column-properties fo:break-before="auto" style:column-width="88.44pt"/>
    </style:style>
    <style:style style:name="co225" style:family="table-column">
      <style:table-column-properties fo:break-before="auto" style:column-width="121.24pt"/>
    </style:style>
    <style:style style:name="co226" style:family="table-column">
      <style:table-column-properties fo:break-before="auto" style:column-width="192.95pt"/>
    </style:style>
    <style:style style:name="co227" style:family="table-column">
      <style:table-column-properties fo:break-before="auto" style:column-width="127.36pt"/>
    </style:style>
    <style:style style:name="co228" style:family="table-column">
      <style:table-column-properties fo:break-before="auto" style:column-width="205.14pt"/>
    </style:style>
    <style:style style:name="co229" style:family="table-column">
      <style:table-column-properties fo:break-before="auto" style:column-width="154.06pt"/>
    </style:style>
    <style:style style:name="co230" style:family="table-column">
      <style:table-column-properties fo:break-before="auto" style:column-width="103.44pt"/>
    </style:style>
    <style:style style:name="co231" style:family="table-column">
      <style:table-column-properties fo:break-before="auto" style:column-width="175.69pt"/>
    </style:style>
    <style:style style:name="co232" style:family="table-column">
      <style:table-column-properties fo:break-before="auto" style:column-width="85.66pt"/>
    </style:style>
    <style:style style:name="co233" style:family="table-column">
      <style:table-column-properties fo:break-before="auto" style:column-width="207.95pt"/>
    </style:style>
    <style:style style:name="co234" style:family="table-column">
      <style:table-column-properties fo:break-before="auto" style:column-width="200.15pt"/>
    </style:style>
    <style:style style:name="co235" style:family="table-column">
      <style:table-column-properties fo:break-before="auto" style:column-width="169.06pt"/>
    </style:style>
    <style:style style:name="co236" style:family="table-column">
      <style:table-column-properties fo:break-before="auto" style:column-width="259.09pt"/>
    </style:style>
    <style:style style:name="co237" style:family="table-column">
      <style:table-column-properties fo:break-before="auto" style:column-width="254.64pt"/>
    </style:style>
    <style:style style:name="co238" style:family="table-column">
      <style:table-column-properties fo:break-before="auto" style:column-width="125.15pt"/>
    </style:style>
    <style:style style:name="co239" style:family="table-column">
      <style:table-column-properties fo:break-before="auto" style:column-width="241.31pt"/>
    </style:style>
    <style:style style:name="co240" style:family="table-column">
      <style:table-column-properties fo:break-before="auto" style:column-width="254.1pt"/>
    </style:style>
    <style:style style:name="co241" style:family="table-column">
      <style:table-column-properties fo:break-before="auto" style:column-width="92.89pt"/>
    </style:style>
    <style:style style:name="co242" style:family="table-column">
      <style:table-column-properties fo:break-before="auto" style:column-width="77.9pt"/>
    </style:style>
    <style:style style:name="co243" style:family="table-column">
      <style:table-column-properties fo:break-before="auto" style:column-width="240.21pt"/>
    </style:style>
    <style:style style:name="co244" style:family="table-column">
      <style:table-column-properties fo:break-before="auto" style:column-width="191.25pt"/>
    </style:style>
    <style:style style:name="co245" style:family="table-column">
      <style:table-column-properties fo:break-before="auto" style:column-width="226.29pt"/>
    </style:style>
    <style:style style:name="co246" style:family="table-column">
      <style:table-column-properties fo:break-before="auto" style:column-width="263.54pt"/>
    </style:style>
    <style:style style:name="co247" style:family="table-column">
      <style:table-column-properties fo:break-before="auto" style:column-width="215.74pt"/>
    </style:style>
    <style:style style:name="co248" style:family="table-column">
      <style:table-column-properties fo:break-before="auto" style:column-width="233.49pt"/>
    </style:style>
    <style:style style:name="co249" style:family="table-column">
      <style:table-column-properties fo:break-before="auto" style:column-width="318.56pt"/>
    </style:style>
    <style:style style:name="co250" style:family="table-column">
      <style:table-column-properties fo:break-before="auto" style:column-width="179.04pt"/>
    </style:style>
    <style:style style:name="co251" style:family="table-column">
      <style:table-column-properties fo:break-before="auto" style:column-width="172.94pt"/>
    </style:style>
    <style:style style:name="co252" style:family="table-column">
      <style:table-column-properties fo:break-before="auto" style:column-width="97.91pt"/>
    </style:style>
    <style:style style:name="co253" style:family="table-column">
      <style:table-column-properties fo:break-before="auto" style:column-width="150.69pt"/>
    </style:style>
    <style:style style:name="co254" style:family="table-column">
      <style:table-column-properties fo:break-before="auto" style:column-width="160.7pt"/>
    </style:style>
    <style:style style:name="co255" style:family="table-column">
      <style:table-column-properties fo:break-before="auto" style:column-width="123.99pt"/>
    </style:style>
    <style:style style:name="co256" style:family="table-column">
      <style:table-column-properties fo:break-before="auto" style:column-width="159.05pt"/>
    </style:style>
    <style:style style:name="co257" style:family="table-column">
      <style:table-column-properties fo:break-before="auto" style:column-width="177.96pt"/>
    </style:style>
    <style:style style:name="co258" style:family="table-column">
      <style:table-column-properties fo:break-before="auto" style:column-width="197.4pt"/>
    </style:style>
    <style:style style:name="co259" style:family="table-column">
      <style:table-column-properties fo:break-before="auto" style:column-width="164.61pt"/>
    </style:style>
    <style:style style:name="co260" style:family="table-column">
      <style:table-column-properties fo:break-before="auto" style:column-width="84.56pt"/>
    </style:style>
    <style:style style:name="co261" style:family="table-column">
      <style:table-column-properties fo:break-before="auto" style:column-width="141.79pt"/>
    </style:style>
    <style:style style:name="co262" style:family="table-column">
      <style:table-column-properties fo:break-before="auto" style:column-width="146.24pt"/>
    </style:style>
    <style:style style:name="co263" style:family="table-column">
      <style:table-column-properties fo:break-before="auto" style:column-width="146.81pt"/>
    </style:style>
    <style:style style:name="co264" style:family="table-column">
      <style:table-column-properties fo:break-before="auto" style:column-width="102.9pt"/>
    </style:style>
    <style:style style:name="co265" style:family="table-column">
      <style:table-column-properties fo:break-before="auto" style:column-width="119pt"/>
    </style:style>
    <style:style style:name="co266" style:family="table-column">
      <style:table-column-properties fo:break-before="auto" style:column-width="228.5pt"/>
    </style:style>
    <style:style style:name="co267" style:family="table-column">
      <style:table-column-properties fo:break-before="auto" style:column-width="310.2pt"/>
    </style:style>
    <style:style style:name="co268" style:family="table-column">
      <style:table-column-properties fo:break-before="auto" style:column-width="162.34pt"/>
    </style:style>
    <style:style style:name="co269" style:family="table-column">
      <style:table-column-properties fo:break-before="auto" style:column-width="158.51pt"/>
    </style:style>
    <style:style style:name="co270" style:family="table-column">
      <style:table-column-properties fo:break-before="auto" style:column-width="209.06pt"/>
    </style:style>
    <style:style style:name="co271" style:family="table-column">
      <style:table-column-properties fo:break-before="auto" style:column-width="294.09pt"/>
    </style:style>
    <style:style style:name="co272" style:family="table-column">
      <style:table-column-properties fo:break-before="auto" style:column-width="272.41pt"/>
    </style:style>
    <style:style style:name="co273" style:family="table-column">
      <style:table-column-properties fo:break-before="auto" style:column-width="72.91pt"/>
    </style:style>
    <style:style style:name="co274" style:family="table-column">
      <style:table-column-properties fo:break-before="auto" style:column-width="113.44pt"/>
    </style:style>
    <style:style style:name="co275" style:family="table-column">
      <style:table-column-properties fo:break-before="auto" style:column-width="99.55pt"/>
    </style:style>
    <style:style style:name="co276" style:family="table-column">
      <style:table-column-properties fo:break-before="auto" style:column-width="80.65pt"/>
    </style:style>
    <style:style style:name="co277" style:family="table-column">
      <style:table-column-properties fo:break-before="auto" style:column-width="230.2pt"/>
    </style:style>
    <style:style style:name="co278" style:family="table-column">
      <style:table-column-properties fo:break-before="auto" style:column-width="170.7pt"/>
    </style:style>
    <style:style style:name="co279" style:family="table-column">
      <style:table-column-properties fo:break-before="auto" style:column-width="304.64pt"/>
    </style:style>
    <style:style style:name="co280" style:family="table-column">
      <style:table-column-properties fo:break-before="auto" style:column-width="163.5pt"/>
    </style:style>
    <style:style style:name="co281" style:family="table-column">
      <style:table-column-properties fo:break-before="auto" style:column-width="341.35pt"/>
    </style:style>
    <style:style style:name="co282" style:family="table-column">
      <style:table-column-properties fo:break-before="auto" style:column-width="247.41pt"/>
    </style:style>
    <style:style style:name="co283" style:family="table-column">
      <style:table-column-properties fo:break-before="auto" style:column-width="252.96pt"/>
    </style:style>
    <style:style style:name="co284" style:family="table-column">
      <style:table-column-properties fo:break-before="auto" style:column-width="222.94pt"/>
    </style:style>
    <style:style style:name="co285" style:family="table-column">
      <style:table-column-properties fo:break-before="auto" style:column-width="237.94pt"/>
    </style:style>
    <style:style style:name="co286" style:family="table-column">
      <style:table-column-properties fo:break-before="auto" style:column-width="101.25pt"/>
    </style:style>
    <style:style style:name="co287" style:family="table-column">
      <style:table-column-properties fo:break-before="auto" style:column-width="106.24pt"/>
    </style:style>
    <style:style style:name="co288" style:family="table-column">
      <style:table-column-properties fo:break-before="auto" style:column-width="284.09pt"/>
    </style:style>
    <style:style style:name="co289" style:family="table-column">
      <style:table-column-properties fo:break-before="auto" style:column-width="344.1pt"/>
    </style:style>
    <style:style style:name="co290" style:family="table-column">
      <style:table-column-properties fo:break-before="auto" style:column-width="270.74pt"/>
    </style:style>
    <style:style style:name="co291" style:family="table-column">
      <style:table-column-properties fo:break-before="auto" style:column-width="377.46pt"/>
    </style:style>
    <style:style style:name="co292" style:family="table-column">
      <style:table-column-properties fo:break-before="auto" style:column-width="223.51pt"/>
    </style:style>
    <style:style style:name="co293" style:family="table-column">
      <style:table-column-properties fo:break-before="auto" style:column-width="98.45pt"/>
    </style:style>
    <style:style style:name="co294" style:family="table-column">
      <style:table-column-properties fo:break-before="auto" style:column-width="129.54pt"/>
    </style:style>
    <style:style style:name="co295" style:family="table-column">
      <style:table-column-properties fo:break-before="auto" style:column-width="204.04pt"/>
    </style:style>
    <style:style style:name="co296" style:family="table-column">
      <style:table-column-properties fo:break-before="auto" style:column-width="78.46pt"/>
    </style:style>
    <style:style style:name="co297" style:family="table-column">
      <style:table-column-properties fo:break-before="auto" style:column-width="76.2pt"/>
    </style:style>
    <style:style style:name="co298" style:family="table-column">
      <style:table-column-properties fo:break-before="auto" style:column-width="89.55pt"/>
    </style:style>
    <style:style style:name="co299" style:family="table-column">
      <style:table-column-properties fo:break-before="auto" style:column-width="261.3pt"/>
    </style:style>
    <style:style style:name="co300" style:family="table-column">
      <style:table-column-properties fo:break-before="auto" style:column-width="81.75pt"/>
    </style:style>
    <style:style style:name="co301" style:family="table-column">
      <style:table-column-properties fo:break-before="auto" style:column-width="242.96pt"/>
    </style:style>
    <style:style style:name="co302" style:family="table-column">
      <style:table-column-properties fo:break-before="auto" style:column-width="85.1pt"/>
    </style:style>
    <style:style style:name="co303" style:family="table-column">
      <style:table-column-properties fo:break-before="auto" style:column-width="111.26pt"/>
    </style:style>
    <style:style style:name="co304" style:family="table-column">
      <style:table-column-properties fo:break-before="auto" style:column-width="297.44pt"/>
    </style:style>
    <style:style style:name="co305" style:family="table-column">
      <style:table-column-properties fo:break-before="auto" style:column-width="214.61pt"/>
    </style:style>
    <style:style style:name="co306" style:family="table-column">
      <style:table-column-properties fo:break-before="auto" style:column-width="97.34pt"/>
    </style:style>
    <style:style style:name="co307" style:family="table-column">
      <style:table-column-properties fo:break-before="auto" style:column-width="273pt"/>
    </style:style>
    <style:style style:name="co308" style:family="table-column">
      <style:table-column-properties fo:break-before="auto" style:column-width="187.4pt"/>
    </style:style>
    <style:style style:name="co309" style:family="table-column">
      <style:table-column-properties fo:break-before="auto" style:column-width="164.04pt"/>
    </style:style>
    <style:style style:name="co310" style:family="table-column">
      <style:table-column-properties fo:break-before="auto" style:column-width="174.05pt"/>
    </style:style>
    <style:style style:name="co311" style:family="table-column">
      <style:table-column-properties fo:break-before="auto" style:column-width="151.8pt"/>
    </style:style>
    <style:style style:name="co312" style:family="table-column">
      <style:table-column-properties fo:break-before="auto" style:column-width="106.81pt"/>
    </style:style>
    <style:style style:name="co313" style:family="table-column">
      <style:table-column-properties fo:break-before="auto" style:column-width="237.4pt"/>
    </style:style>
    <style:style style:name="co314" style:family="table-column">
      <style:table-column-properties fo:break-before="auto" style:column-width="114.55pt"/>
    </style:style>
    <style:style style:name="co315" style:family="table-column">
      <style:table-column-properties fo:break-before="auto" style:column-width="110.69pt"/>
    </style:style>
    <style:style style:name="co316" style:family="table-column">
      <style:table-column-properties fo:break-before="auto" style:column-width="256.31pt"/>
    </style:style>
    <style:style style:name="co317" style:family="table-column">
      <style:table-column-properties fo:break-before="auto" style:column-width="381.34pt"/>
    </style:style>
    <style:style style:name="co318" style:family="table-column">
      <style:table-column-properties fo:break-before="auto" style:column-width="359.15pt"/>
    </style:style>
    <style:style style:name="co319" style:family="table-column">
      <style:table-column-properties fo:break-before="auto" style:column-width="359.69pt"/>
    </style:style>
    <style:style style:name="co320" style:family="table-column">
      <style:table-column-properties fo:break-before="auto" style:column-width="246.3pt"/>
    </style:style>
    <style:style style:name="co321" style:family="table-column">
      <style:table-column-properties fo:break-before="auto" style:column-width="197.94pt"/>
    </style:style>
    <style:style style:name="co322" style:family="table-column">
      <style:table-column-properties fo:break-before="auto" style:column-width="161.26pt"/>
    </style:style>
    <style:style style:name="co323" style:family="table-column">
      <style:table-column-properties fo:break-before="auto" style:column-width="266.29pt"/>
    </style:style>
    <style:style style:name="co324" style:family="table-column">
      <style:table-column-properties fo:break-before="auto" style:column-width="108.99pt"/>
    </style:style>
    <style:style style:name="co325" style:family="table-column">
      <style:table-column-properties fo:break-before="auto" style:column-width="291.86pt"/>
    </style:style>
    <style:style style:name="co326" style:family="table-column">
      <style:table-column-properties fo:break-before="auto" style:column-width="77.36pt"/>
    </style:style>
    <style:style style:name="co327" style:family="table-column">
      <style:table-column-properties fo:break-before="auto" style:column-width="135.69pt"/>
    </style:style>
    <style:style style:name="co328" style:family="table-column">
      <style:table-column-properties fo:break-before="auto" style:column-width="70.64pt"/>
    </style:style>
    <style:style style:name="co329" style:family="table-column">
      <style:table-column-properties fo:break-before="auto" style:column-width="115.09pt"/>
    </style:style>
    <style:style style:name="co330" style:family="table-column">
      <style:table-column-properties fo:break-before="auto" style:column-width="95.1pt"/>
    </style:style>
    <style:style style:name="co331" style:family="table-column">
      <style:table-column-properties fo:break-before="auto" style:column-width="231.85pt"/>
    </style:style>
    <style:style style:name="co332" style:family="table-column">
      <style:table-column-properties fo:break-before="auto" style:column-width="120.7pt"/>
    </style:style>
    <style:style style:name="co333" style:family="table-column">
      <style:table-column-properties fo:break-before="auto" style:column-width="119.54pt"/>
    </style:style>
    <style:style style:name="co334" style:family="table-column">
      <style:table-column-properties fo:break-before="auto" style:column-width="258.49pt"/>
    </style:style>
    <style:style style:name="co335" style:family="table-column">
      <style:table-column-properties fo:break-before="auto" style:column-width="316.91pt"/>
    </style:style>
    <style:style style:name="co336" style:family="table-column">
      <style:table-column-properties fo:break-before="auto" style:column-width="170.16pt"/>
    </style:style>
    <style:style style:name="co337" style:family="table-column">
      <style:table-column-properties fo:break-before="auto" style:column-width="214.04pt"/>
    </style:style>
    <style:style style:name="co338" style:family="table-column">
      <style:table-column-properties fo:break-before="auto" style:column-width="253.5pt"/>
    </style:style>
    <style:style style:name="co339" style:family="table-column">
      <style:table-column-properties fo:break-before="auto" style:column-width="294.66pt"/>
    </style:style>
    <style:style style:name="co340" style:family="table-column">
      <style:table-column-properties fo:break-before="auto" style:column-width="125.69pt"/>
    </style:style>
    <style:style style:name="co341" style:family="table-column">
      <style:table-column-properties fo:break-before="auto" style:column-width="83.99pt"/>
    </style:style>
    <style:style style:name="co342" style:family="table-column">
      <style:table-column-properties fo:break-before="auto" style:column-width="262.94pt"/>
    </style:style>
    <style:style style:name="co343" style:family="table-column">
      <style:table-column-properties fo:break-before="auto" style:column-width="100.66pt"/>
    </style:style>
    <style:style style:name="co344" style:family="table-column">
      <style:table-column-properties fo:break-before="auto" style:column-width="87.36pt"/>
    </style:style>
    <style:style style:name="co345" style:family="table-column">
      <style:table-column-properties fo:break-before="auto" style:column-width="155.71pt"/>
    </style:style>
    <style:style style:name="co346" style:family="table-column">
      <style:table-column-properties fo:break-before="auto" style:column-width="243.5pt"/>
    </style:style>
    <style:style style:name="co347" style:family="table-column">
      <style:table-column-properties fo:break-before="auto" style:column-width="313.54pt"/>
    </style:style>
    <style:style style:name="co348" style:family="table-column">
      <style:table-column-properties fo:break-before="auto" style:column-width="210.7pt"/>
    </style:style>
    <style:style style:name="co349" style:family="table-column">
      <style:table-column-properties fo:break-before="auto" style:column-width="355.24pt"/>
    </style:style>
    <style:style style:name="co350" style:family="table-column">
      <style:table-column-properties fo:break-before="auto" style:column-width="311.9pt"/>
    </style:style>
    <style:style style:name="co351" style:family="table-column">
      <style:table-column-properties fo:break-before="auto" style:column-width="126.26pt"/>
    </style:style>
    <style:style style:name="co35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/>
      <table:table table:name="shortest_distance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43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3"/>
        <table:table-column table:style-name="co71" table:default-cell-style-name="ce3"/>
        <table:table-column table:style-name="co72" table:default-cell-style-name="ce3"/>
        <table:table-column table:style-name="co14" table:default-cell-style-name="ce3"/>
        <table:table-column table:style-name="co73" table:default-cell-style-name="ce3"/>
        <table:table-column table:style-name="co74" table:default-cell-style-name="ce3"/>
        <table:table-column table:style-name="co58" table:default-cell-style-name="ce3"/>
        <table:table-column table:style-name="co75" table:default-cell-style-name="ce3"/>
        <table:table-column table:style-name="co76" table:default-cell-style-name="ce3"/>
        <table:table-column table:style-name="co77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81" table:default-cell-style-name="ce3"/>
        <table:table-column table:style-name="co82" table:default-cell-style-name="ce3"/>
        <table:table-column table:style-name="co55" table:default-cell-style-name="ce3"/>
        <table:table-column table:style-name="co83" table:default-cell-style-name="ce3"/>
        <table:table-column table:style-name="co30" table:default-cell-style-name="ce3"/>
        <table:table-column table:style-name="co84" table:default-cell-style-name="ce3"/>
        <table:table-column table:style-name="co85" table:default-cell-style-name="ce3"/>
        <table:table-column table:style-name="co86" table:default-cell-style-name="ce3"/>
        <table:table-column table:style-name="co87" table:default-cell-style-name="ce3"/>
        <table:table-column table:style-name="co9" table:default-cell-style-name="ce3"/>
        <table:table-column table:style-name="co88" table:default-cell-style-name="ce3"/>
        <table:table-column table:style-name="co89" table:default-cell-style-name="ce3"/>
        <table:table-column table:style-name="co4" table:default-cell-style-name="ce3"/>
        <table:table-column table:style-name="co90" table:default-cell-style-name="ce3"/>
        <table:table-column table:style-name="co4" table:default-cell-style-name="ce3"/>
        <table:table-column table:style-name="co91" table:default-cell-style-name="ce3"/>
        <table:table-column table:style-name="co9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76" table:default-cell-style-name="ce3"/>
        <table:table-column table:style-name="co27" table:default-cell-style-name="ce3"/>
        <table:table-column table:style-name="co97" table:default-cell-style-name="ce3"/>
        <table:table-column table:style-name="co98" table:default-cell-style-name="ce3"/>
        <table:table-column table:style-name="co71" table:default-cell-style-name="ce3"/>
        <table:table-column table:style-name="co75" table:default-cell-style-name="ce3"/>
        <table:table-column table:style-name="co99" table:default-cell-style-name="ce3"/>
        <table:table-column table:style-name="co100" table:default-cell-style-name="ce3"/>
        <table:table-column table:style-name="co101" table:default-cell-style-name="ce3"/>
        <table:table-column table:style-name="co102" table:default-cell-style-name="ce3"/>
        <table:table-column table:style-name="co83" table:number-columns-repeated="2" table:default-cell-style-name="ce3"/>
        <table:table-column table:style-name="co103" table:default-cell-style-name="ce3"/>
        <table:table-column table:style-name="co104" table:default-cell-style-name="ce3"/>
        <table:table-column table:style-name="co105" table:default-cell-style-name="ce3"/>
        <table:table-column table:style-name="co106" table:default-cell-style-name="ce3"/>
        <table:table-column table:style-name="co107" table:default-cell-style-name="ce3"/>
        <table:table-column table:style-name="co44" table:default-cell-style-name="ce3"/>
        <table:table-column table:style-name="co108" table:default-cell-style-name="ce3"/>
        <table:table-column table:style-name="co109" table:default-cell-style-name="ce3"/>
        <table:table-column table:style-name="co110" table:default-cell-style-name="ce3"/>
        <table:table-column table:style-name="co111" table:default-cell-style-name="ce3"/>
        <table:table-column table:style-name="co112" table:default-cell-style-name="ce3"/>
        <table:table-column table:style-name="co66" table:default-cell-style-name="ce3"/>
        <table:table-column table:style-name="co113" table:default-cell-style-name="ce3"/>
        <table:table-column table:style-name="co114" table:default-cell-style-name="ce3"/>
        <table:table-column table:style-name="co115" table:default-cell-style-name="ce3"/>
        <table:table-column table:style-name="co116" table:default-cell-style-name="ce3"/>
        <table:table-column table:style-name="co117" table:default-cell-style-name="ce3"/>
        <table:table-column table:style-name="co118" table:default-cell-style-name="ce3"/>
        <table:table-column table:style-name="co119" table:default-cell-style-name="ce3"/>
        <table:table-column table:style-name="co120" table:default-cell-style-name="ce3"/>
        <table:table-column table:style-name="co21" table:default-cell-style-name="ce3"/>
        <table:table-column table:style-name="co121" table:default-cell-style-name="ce3"/>
        <table:table-column table:style-name="co48" table:default-cell-style-name="ce3"/>
        <table:table-column table:style-name="co122" table:default-cell-style-name="ce3"/>
        <table:table-column table:style-name="co123" table:default-cell-style-name="ce3"/>
        <table:table-column table:style-name="co114" table:default-cell-style-name="ce3"/>
        <table:table-column table:style-name="co124" table:default-cell-style-name="ce3"/>
        <table:table-column table:style-name="co125" table:default-cell-style-name="ce3"/>
        <table:table-column table:style-name="co126" table:default-cell-style-name="ce3"/>
        <table:table-column table:style-name="co127" table:default-cell-style-name="ce3"/>
        <table:table-column table:style-name="co128" table:default-cell-style-name="ce3"/>
        <table:table-column table:style-name="co129" table:default-cell-style-name="ce3"/>
        <table:table-column table:style-name="co130" table:default-cell-style-name="ce3"/>
        <table:table-column table:style-name="co39" table:default-cell-style-name="ce3"/>
        <table:table-column table:style-name="co95" table:default-cell-style-name="ce3"/>
        <table:table-column table:style-name="co131" table:default-cell-style-name="ce3"/>
        <table:table-column table:style-name="co18" table:default-cell-style-name="ce3"/>
        <table:table-column table:style-name="co22" table:default-cell-style-name="ce3"/>
        <table:table-column table:style-name="co58" table:default-cell-style-name="ce3"/>
        <table:table-column table:style-name="co4" table:default-cell-style-name="ce3"/>
        <table:table-column table:style-name="co132" table:default-cell-style-name="ce3"/>
        <table:table-column table:style-name="co4" table:default-cell-style-name="ce3"/>
        <table:table-column table:style-name="co19" table:default-cell-style-name="ce3"/>
        <table:table-column table:style-name="co132" table:default-cell-style-name="ce3"/>
        <table:table-column table:style-name="co133" table:default-cell-style-name="ce3"/>
        <table:table-column table:style-name="co42" table:default-cell-style-name="ce3"/>
        <table:table-column table:style-name="co134" table:default-cell-style-name="ce3"/>
        <table:table-column table:style-name="co135" table:default-cell-style-name="ce3"/>
        <table:table-column table:style-name="co136" table:default-cell-style-name="ce3"/>
        <table:table-column table:style-name="co19" table:default-cell-style-name="ce3"/>
        <table:table-column table:style-name="co20" table:default-cell-style-name="ce3"/>
        <table:table-column table:style-name="co137" table:default-cell-style-name="ce3"/>
        <table:table-column table:style-name="co138" table:default-cell-style-name="ce3"/>
        <table:table-column table:style-name="co41" table:default-cell-style-name="ce3"/>
        <table:table-column table:style-name="co139" table:default-cell-style-name="ce3"/>
        <table:table-column table:style-name="co140" table:default-cell-style-name="ce3"/>
        <table:table-column table:style-name="co141" table:default-cell-style-name="ce3"/>
        <table:table-column table:style-name="co86" table:default-cell-style-name="ce3"/>
        <table:table-column table:style-name="co142" table:default-cell-style-name="ce3"/>
        <table:table-column table:style-name="co143" table:default-cell-style-name="ce3"/>
        <table:table-column table:style-name="co144" table:default-cell-style-name="ce3"/>
        <table:table-column table:style-name="co11" table:default-cell-style-name="ce3"/>
        <table:table-column table:style-name="co131" table:number-columns-repeated="2" table:default-cell-style-name="ce3"/>
        <table:table-column table:style-name="co145" table:default-cell-style-name="ce3"/>
        <table:table-column table:style-name="co146" table:default-cell-style-name="ce3"/>
        <table:table-column table:style-name="co147" table:default-cell-style-name="ce3"/>
        <table:table-column table:style-name="co30" table:default-cell-style-name="ce3"/>
        <table:table-column table:style-name="co148" table:default-cell-style-name="ce3"/>
        <table:table-column table:style-name="co54" table:default-cell-style-name="ce3"/>
        <table:table-column table:style-name="co149" table:default-cell-style-name="ce3"/>
        <table:table-column table:style-name="co150" table:default-cell-style-name="ce3"/>
        <table:table-column table:style-name="co151" table:default-cell-style-name="ce3"/>
        <table:table-column table:style-name="co9" table:default-cell-style-name="ce3"/>
        <table:table-column table:style-name="co152" table:default-cell-style-name="ce3"/>
        <table:table-column table:style-name="co142" table:default-cell-style-name="ce3"/>
        <table:table-column table:style-name="co153" table:default-cell-style-name="ce3"/>
        <table:table-column table:style-name="co121" table:default-cell-style-name="ce3"/>
        <table:table-column table:style-name="co154" table:default-cell-style-name="ce3"/>
        <table:table-column table:style-name="co155" table:default-cell-style-name="ce3"/>
        <table:table-column table:style-name="co156" table:default-cell-style-name="ce3"/>
        <table:table-column table:style-name="co157" table:default-cell-style-name="ce3"/>
        <table:table-column table:style-name="co158" table:number-columns-repeated="2" table:default-cell-style-name="ce3"/>
        <table:table-column table:style-name="co159" table:default-cell-style-name="ce3"/>
        <table:table-column table:style-name="co160" table:default-cell-style-name="ce3"/>
        <table:table-column table:style-name="co97" table:default-cell-style-name="ce3"/>
        <table:table-column table:style-name="co161" table:default-cell-style-name="ce3"/>
        <table:table-column table:style-name="co79" table:default-cell-style-name="ce3"/>
        <table:table-column table:style-name="co31" table:default-cell-style-name="ce3"/>
        <table:table-column table:style-name="co43" table:default-cell-style-name="ce3"/>
        <table:table-column table:style-name="co48" table:default-cell-style-name="ce3"/>
        <table:table-column table:style-name="co50" table:default-cell-style-name="ce3"/>
        <table:table-column table:style-name="co93" table:default-cell-style-name="ce3"/>
        <table:table-column table:style-name="co42" table:default-cell-style-name="ce3"/>
        <table:table-column table:style-name="co162" table:default-cell-style-name="ce3"/>
        <table:table-column table:style-name="co107" table:default-cell-style-name="ce3"/>
        <table:table-column table:style-name="co163" table:default-cell-style-name="ce3"/>
        <table:table-column table:style-name="co164" table:default-cell-style-name="ce3"/>
        <table:table-column table:style-name="co165" table:default-cell-style-name="ce3"/>
        <table:table-column table:style-name="co48" table:default-cell-style-name="ce3"/>
        <table:table-column table:style-name="co166" table:default-cell-style-name="ce3"/>
        <table:table-column table:style-name="co167" table:default-cell-style-name="ce3"/>
        <table:table-column table:style-name="co54" table:default-cell-style-name="ce3"/>
        <table:table-column table:style-name="co168" table:default-cell-style-name="ce3"/>
        <table:table-column table:style-name="co169" table:default-cell-style-name="ce3"/>
        <table:table-column table:style-name="co170" table:default-cell-style-name="ce3"/>
        <table:table-column table:style-name="co6" table:default-cell-style-name="ce3"/>
        <table:table-column table:style-name="co171" table:default-cell-style-name="ce3"/>
        <table:table-column table:style-name="co172" table:default-cell-style-name="ce3"/>
        <table:table-column table:style-name="co173" table:default-cell-style-name="ce3"/>
        <table:table-column table:style-name="co50" table:default-cell-style-name="ce3"/>
        <table:table-column table:style-name="co174" table:default-cell-style-name="ce3"/>
        <table:table-column table:style-name="co133" table:default-cell-style-name="ce3"/>
        <table:table-column table:style-name="co175" table:default-cell-style-name="ce3"/>
        <table:table-column table:style-name="co14" table:default-cell-style-name="ce3"/>
        <table:table-column table:style-name="co176" table:default-cell-style-name="ce3"/>
        <table:table-column table:style-name="co114" table:default-cell-style-name="ce3"/>
        <table:table-column table:style-name="co177" table:default-cell-style-name="ce3"/>
        <table:table-column table:style-name="co178" table:default-cell-style-name="ce3"/>
        <table:table-column table:style-name="co147" table:default-cell-style-name="ce3"/>
        <table:table-column table:style-name="co179" table:default-cell-style-name="ce3"/>
        <table:table-column table:style-name="co158" table:default-cell-style-name="ce3"/>
        <table:table-column table:style-name="co81" table:default-cell-style-name="ce3"/>
        <table:table-column table:style-name="co180" table:default-cell-style-name="ce3"/>
        <table:table-column table:style-name="co181" table:default-cell-style-name="ce3"/>
        <table:table-column table:style-name="co182" table:default-cell-style-name="ce3"/>
        <table:table-column table:style-name="co87" table:default-cell-style-name="ce3"/>
        <table:table-column table:style-name="co4" table:default-cell-style-name="ce3"/>
        <table:table-column table:style-name="co146" table:default-cell-style-name="ce3"/>
        <table:table-column table:style-name="co159" table:default-cell-style-name="ce3"/>
        <table:table-column table:style-name="co183" table:default-cell-style-name="ce3"/>
        <table:table-column table:style-name="co104" table:default-cell-style-name="ce3"/>
        <table:table-column table:style-name="co184" table:default-cell-style-name="ce3"/>
        <table:table-column table:style-name="co44" table:default-cell-style-name="ce3"/>
        <table:table-column table:style-name="co185" table:default-cell-style-name="ce3"/>
        <table:table-column table:style-name="co186" table:default-cell-style-name="ce3"/>
        <table:table-column table:style-name="co9" table:default-cell-style-name="ce3"/>
        <table:table-column table:style-name="co187" table:default-cell-style-name="ce3"/>
        <table:table-column table:style-name="co188" table:default-cell-style-name="ce3"/>
        <table:table-column table:style-name="co189" table:default-cell-style-name="ce3"/>
        <table:table-column table:style-name="co190" table:default-cell-style-name="ce3"/>
        <table:table-column table:style-name="co189" table:default-cell-style-name="ce3"/>
        <table:table-column table:style-name="co191" table:default-cell-style-name="ce3"/>
        <table:table-column table:style-name="co88" table:default-cell-style-name="ce3"/>
        <table:table-column table:style-name="co192" table:default-cell-style-name="ce3"/>
        <table:table-column table:style-name="co39" table:default-cell-style-name="ce3"/>
        <table:table-column table:style-name="co127" table:default-cell-style-name="ce3"/>
        <table:table-column table:style-name="co30" table:default-cell-style-name="ce3"/>
        <table:table-column table:style-name="co163" table:default-cell-style-name="ce3"/>
        <table:table-column table:style-name="co131" table:default-cell-style-name="ce3"/>
        <table:table-column table:style-name="co82" table:default-cell-style-name="ce3"/>
        <table:table-column table:style-name="co193" table:default-cell-style-name="ce3"/>
        <table:table-column table:style-name="co152" table:default-cell-style-name="ce3"/>
        <table:table-column table:style-name="co194" table:default-cell-style-name="ce3"/>
        <table:table-column table:style-name="co131" table:default-cell-style-name="ce3"/>
        <table:table-column table:style-name="co82" table:default-cell-style-name="ce3"/>
        <table:table-column table:style-name="co44" table:default-cell-style-name="ce3"/>
        <table:table-column table:style-name="co14" table:default-cell-style-name="ce3"/>
        <table:table-column table:style-name="co100" table:default-cell-style-name="ce3"/>
        <table:table-column table:style-name="co195" table:default-cell-style-name="ce3"/>
        <table:table-column table:style-name="co115" table:default-cell-style-name="ce3"/>
        <table:table-column table:style-name="co55" table:default-cell-style-name="ce3"/>
        <table:table-column table:style-name="co39" table:default-cell-style-name="ce3"/>
        <table:table-column table:style-name="co196" table:default-cell-style-name="ce3"/>
        <table:table-column table:style-name="co96" table:default-cell-style-name="ce3"/>
        <table:table-column table:style-name="co113" table:default-cell-style-name="ce3"/>
        <table:table-column table:style-name="co77" table:default-cell-style-name="ce3"/>
        <table:table-column table:style-name="co197" table:default-cell-style-name="ce3"/>
        <table:table-column table:style-name="co198" table:default-cell-style-name="ce3"/>
        <table:table-column table:style-name="co66" table:default-cell-style-name="ce3"/>
        <table:table-column table:style-name="co199" table:default-cell-style-name="ce3"/>
        <table:table-column table:style-name="co116" table:default-cell-style-name="ce3"/>
        <table:table-column table:style-name="co200" table:default-cell-style-name="ce3"/>
        <table:table-column table:style-name="co201" table:default-cell-style-name="ce3"/>
        <table:table-column table:style-name="co147" table:default-cell-style-name="ce3"/>
        <table:table-column table:style-name="co113" table:default-cell-style-name="ce3"/>
        <table:table-column table:style-name="co202" table:default-cell-style-name="ce3"/>
        <table:table-column table:style-name="co165" table:default-cell-style-name="ce3"/>
        <table:table-column table:style-name="co137" table:default-cell-style-name="ce3"/>
        <table:table-column table:style-name="co203" table:default-cell-style-name="ce3"/>
        <table:table-column table:style-name="co167" table:default-cell-style-name="ce3"/>
        <table:table-column table:style-name="co39" table:default-cell-style-name="ce3"/>
        <table:table-column table:style-name="co204" table:default-cell-style-name="ce3"/>
        <table:table-column table:style-name="co166" table:default-cell-style-name="ce3"/>
        <table:table-column table:style-name="co205" table:default-cell-style-name="ce3"/>
        <table:table-column table:style-name="co53" table:default-cell-style-name="ce3"/>
        <table:table-column table:style-name="co206" table:default-cell-style-name="ce3"/>
        <table:table-column table:style-name="co205" table:default-cell-style-name="ce3"/>
        <table:table-column table:style-name="co207" table:default-cell-style-name="ce3"/>
        <table:table-column table:style-name="co60" table:default-cell-style-name="ce3"/>
        <table:table-column table:style-name="co203" table:default-cell-style-name="ce3"/>
        <table:table-column table:style-name="co110" table:default-cell-style-name="ce3"/>
        <table:table-column table:style-name="co104" table:default-cell-style-name="ce3"/>
        <table:table-column table:style-name="co208" table:default-cell-style-name="ce3"/>
        <table:table-column table:style-name="co21" table:default-cell-style-name="ce3"/>
        <table:table-column table:style-name="co209" table:default-cell-style-name="ce3"/>
        <table:table-column table:style-name="co210" table:default-cell-style-name="ce3"/>
        <table:table-column table:style-name="co211" table:default-cell-style-name="ce3"/>
        <table:table-column table:style-name="co29" table:default-cell-style-name="ce3"/>
        <table:table-column table:style-name="co179" table:default-cell-style-name="ce3"/>
        <table:table-column table:style-name="co212" table:default-cell-style-name="ce3"/>
        <table:table-column table:style-name="co141" table:default-cell-style-name="ce3"/>
        <table:table-column table:style-name="co161" table:default-cell-style-name="ce3"/>
        <table:table-column table:style-name="co213" table:default-cell-style-name="ce3"/>
        <table:table-column table:style-name="co214" table:default-cell-style-name="ce3"/>
        <table:table-column table:style-name="co215" table:default-cell-style-name="ce3"/>
        <table:table-column table:style-name="co216" table:default-cell-style-name="ce3"/>
        <table:table-column table:style-name="co102" table:default-cell-style-name="ce3"/>
        <table:table-column table:style-name="co217" table:default-cell-style-name="ce3"/>
        <table:table-column table:style-name="co213" table:default-cell-style-name="ce3"/>
        <table:table-column table:style-name="co218" table:default-cell-style-name="ce3"/>
        <table:table-column table:style-name="co219" table:default-cell-style-name="ce3"/>
        <table:table-column table:style-name="co36" table:default-cell-style-name="ce3"/>
        <table:table-column table:style-name="co144" table:default-cell-style-name="ce3"/>
        <table:table-column table:style-name="co206" table:default-cell-style-name="ce3"/>
        <table:table-column table:style-name="co20" table:default-cell-style-name="ce3"/>
        <table:table-column table:style-name="co146" table:default-cell-style-name="ce3"/>
        <table:table-column table:style-name="co200" table:default-cell-style-name="ce3"/>
        <table:table-column table:style-name="co74" table:default-cell-style-name="ce3"/>
        <table:table-column table:style-name="co32" table:default-cell-style-name="ce3"/>
        <table:table-column table:style-name="co220" table:default-cell-style-name="ce3"/>
        <table:table-column table:style-name="co146" table:default-cell-style-name="ce3"/>
        <table:table-column table:style-name="co184" table:default-cell-style-name="ce3"/>
        <table:table-column table:style-name="co39" table:default-cell-style-name="ce3"/>
        <table:table-column table:style-name="co41" table:default-cell-style-name="ce3"/>
        <table:table-column table:style-name="co39" table:default-cell-style-name="ce3"/>
        <table:table-column table:style-name="co221" table:default-cell-style-name="ce3"/>
        <table:table-column table:style-name="co86" table:default-cell-style-name="ce3"/>
        <table:table-column table:style-name="co222" table:default-cell-style-name="ce3"/>
        <table:table-column table:style-name="co223" table:default-cell-style-name="ce3"/>
        <table:table-column table:style-name="co119" table:default-cell-style-name="ce3"/>
        <table:table-column table:style-name="co224" table:default-cell-style-name="ce3"/>
        <table:table-column table:style-name="co138" table:default-cell-style-name="ce3"/>
        <table:table-column table:style-name="co225" table:default-cell-style-name="ce3"/>
        <table:table-column table:style-name="co226" table:default-cell-style-name="ce3"/>
        <table:table-column table:style-name="co227" table:default-cell-style-name="ce3"/>
        <table:table-column table:style-name="co19" table:default-cell-style-name="ce3"/>
        <table:table-column table:style-name="co60" table:default-cell-style-name="ce3"/>
        <table:table-column table:style-name="co202" table:default-cell-style-name="ce3"/>
        <table:table-column table:style-name="co108" table:default-cell-style-name="ce3"/>
        <table:table-column table:style-name="co168" table:default-cell-style-name="ce3"/>
        <table:table-column table:style-name="co137" table:default-cell-style-name="ce3"/>
        <table:table-column table:style-name="co88" table:default-cell-style-name="ce3"/>
        <table:table-column table:style-name="co21" table:default-cell-style-name="ce3"/>
        <table:table-column table:style-name="co228" table:default-cell-style-name="ce3"/>
        <table:table-column table:style-name="co49" table:default-cell-style-name="ce3"/>
        <table:table-column table:style-name="co7" table:default-cell-style-name="ce3"/>
        <table:table-column table:style-name="co229" table:default-cell-style-name="ce3"/>
        <table:table-column table:style-name="co181" table:default-cell-style-name="ce3"/>
        <table:table-column table:style-name="co230" table:default-cell-style-name="ce3"/>
        <table:table-column table:style-name="co119" table:default-cell-style-name="ce3"/>
        <table:table-column table:style-name="co231" table:default-cell-style-name="ce3"/>
        <table:table-column table:style-name="co185" table:default-cell-style-name="ce3"/>
        <table:table-column table:style-name="co113" table:default-cell-style-name="ce3"/>
        <table:table-column table:style-name="co106" table:default-cell-style-name="ce3"/>
        <table:table-column table:style-name="co232" table:default-cell-style-name="ce3"/>
        <table:table-column table:style-name="co83" table:default-cell-style-name="ce3"/>
        <table:table-column table:style-name="co57" table:default-cell-style-name="ce3"/>
        <table:table-column table:style-name="co100" table:default-cell-style-name="ce3"/>
        <table:table-column table:style-name="co101" table:default-cell-style-name="ce3"/>
        <table:table-column table:style-name="co16" table:default-cell-style-name="ce3"/>
        <table:table-column table:style-name="co153" table:default-cell-style-name="ce3"/>
        <table:table-column table:style-name="co233" table:default-cell-style-name="ce3"/>
        <table:table-column table:style-name="co234" table:default-cell-style-name="ce3"/>
        <table:table-column table:style-name="co235" table:default-cell-style-name="ce3"/>
        <table:table-column table:style-name="co44" table:default-cell-style-name="ce3"/>
        <table:table-column table:style-name="co81" table:default-cell-style-name="ce3"/>
        <table:table-column table:style-name="co29" table:default-cell-style-name="ce3"/>
        <table:table-column table:style-name="co197" table:default-cell-style-name="ce3"/>
        <table:table-column table:style-name="co236" table:default-cell-style-name="ce3"/>
        <table:table-column table:style-name="co237" table:default-cell-style-name="ce3"/>
        <table:table-column table:style-name="co193" table:default-cell-style-name="ce3"/>
        <table:table-column table:style-name="co238" table:default-cell-style-name="ce3"/>
        <table:table-column table:style-name="co81" table:default-cell-style-name="ce3"/>
        <table:table-column table:style-name="co138" table:default-cell-style-name="ce3"/>
        <table:table-column table:style-name="co206" table:default-cell-style-name="ce3"/>
        <table:table-column table:style-name="co239" table:default-cell-style-name="ce3"/>
        <table:table-column table:style-name="co240" table:default-cell-style-name="ce3"/>
        <table:table-column table:style-name="co234" table:default-cell-style-name="ce3"/>
        <table:table-column table:style-name="co131" table:default-cell-style-name="ce3"/>
        <table:table-column table:style-name="co90" table:default-cell-style-name="ce3"/>
        <table:table-column table:style-name="co141" table:default-cell-style-name="ce3"/>
        <table:table-column table:style-name="co109" table:default-cell-style-name="ce3"/>
        <table:table-column table:style-name="co76" table:default-cell-style-name="ce3"/>
        <table:table-column table:style-name="co139" table:default-cell-style-name="ce3"/>
        <table:table-column table:style-name="co43" table:default-cell-style-name="ce3"/>
        <table:table-column table:style-name="co104" table:default-cell-style-name="ce3"/>
        <table:table-column table:style-name="co241" table:default-cell-style-name="ce3"/>
        <table:table-column table:style-name="co132" table:default-cell-style-name="ce3"/>
        <table:table-column table:style-name="co180" table:default-cell-style-name="ce3"/>
        <table:table-column table:style-name="co211" table:default-cell-style-name="ce3"/>
        <table:table-column table:style-name="co33" table:default-cell-style-name="ce3"/>
        <table:table-column table:style-name="co242" table:default-cell-style-name="ce3"/>
        <table:table-column table:style-name="co85" table:default-cell-style-name="ce3"/>
        <table:table-column table:style-name="co104" table:default-cell-style-name="ce3"/>
        <table:table-column table:style-name="co106" table:default-cell-style-name="ce3"/>
        <table:table-column table:style-name="co86" table:default-cell-style-name="ce3"/>
        <table:table-column table:style-name="co157" table:default-cell-style-name="ce3"/>
        <table:table-column table:style-name="co243" table:default-cell-style-name="ce3"/>
        <table:table-column table:style-name="co244" table:default-cell-style-name="ce3"/>
        <table:table-column table:style-name="co245" table:default-cell-style-name="ce3"/>
        <table:table-column table:style-name="co246" table:default-cell-style-name="ce3"/>
        <table:table-column table:style-name="co247" table:default-cell-style-name="ce3"/>
        <table:table-column table:style-name="co75" table:default-cell-style-name="ce3"/>
        <table:table-column table:style-name="co203" table:default-cell-style-name="ce3"/>
        <table:table-column table:style-name="co248" table:default-cell-style-name="ce3"/>
        <table:table-column table:style-name="co122" table:default-cell-style-name="ce3"/>
        <table:table-column table:style-name="co130" table:default-cell-style-name="ce3"/>
        <table:table-column table:style-name="co249" table:default-cell-style-name="ce3"/>
        <table:table-column table:style-name="co250" table:default-cell-style-name="ce3"/>
        <table:table-column table:style-name="co238" table:default-cell-style-name="ce3"/>
        <table:table-column table:style-name="co251" table:default-cell-style-name="ce3"/>
        <table:table-column table:style-name="co131" table:default-cell-style-name="ce3"/>
        <table:table-column table:style-name="co115" table:default-cell-style-name="ce3"/>
        <table:table-column table:style-name="co131" table:default-cell-style-name="ce3"/>
        <table:table-column table:style-name="co252" table:default-cell-style-name="ce3"/>
        <table:table-column table:style-name="co253" table:default-cell-style-name="ce3"/>
        <table:table-column table:style-name="co119" table:default-cell-style-name="ce3"/>
        <table:table-column table:style-name="co76" table:default-cell-style-name="ce3"/>
        <table:table-column table:style-name="co188" table:default-cell-style-name="ce3"/>
        <table:table-column table:style-name="co122" table:default-cell-style-name="ce3"/>
        <table:table-column table:style-name="co82" table:default-cell-style-name="ce3"/>
        <table:table-column table:style-name="co253" table:default-cell-style-name="ce3"/>
        <table:table-column table:style-name="co213" table:default-cell-style-name="ce3"/>
        <table:table-column table:style-name="co107" table:default-cell-style-name="ce3"/>
        <table:table-column table:style-name="co130" table:default-cell-style-name="ce3"/>
        <table:table-column table:style-name="co254" table:default-cell-style-name="ce3"/>
        <table:table-column table:style-name="co85" table:default-cell-style-name="ce3"/>
        <table:table-column table:style-name="co124" table:default-cell-style-name="ce3"/>
        <table:table-column table:style-name="co255" table:default-cell-style-name="ce3"/>
        <table:table-column table:style-name="co256" table:default-cell-style-name="ce3"/>
        <table:table-column table:style-name="co35" table:default-cell-style-name="ce3"/>
        <table:table-column table:style-name="co39" table:default-cell-style-name="ce3"/>
        <table:table-column table:style-name="co49" table:default-cell-style-name="ce3"/>
        <table:table-column table:style-name="co257" table:default-cell-style-name="ce3"/>
        <table:table-column table:style-name="co258" table:default-cell-style-name="ce3"/>
        <table:table-column table:style-name="co259" table:default-cell-style-name="ce3"/>
        <table:table-column table:style-name="co260" table:default-cell-style-name="ce3"/>
        <table:table-column table:style-name="co197" table:default-cell-style-name="ce3"/>
        <table:table-column table:style-name="co112" table:default-cell-style-name="ce3"/>
        <table:table-column table:style-name="co129" table:default-cell-style-name="ce3"/>
        <table:table-column table:style-name="co261" table:default-cell-style-name="ce3"/>
        <table:table-column table:style-name="co181" table:default-cell-style-name="ce3"/>
        <table:table-column table:style-name="co82" table:default-cell-style-name="ce3"/>
        <table:table-column table:style-name="co83" table:number-columns-repeated="2" table:default-cell-style-name="ce3"/>
        <table:table-column table:style-name="co207" table:default-cell-style-name="ce3"/>
        <table:table-column table:style-name="co133" table:default-cell-style-name="ce3"/>
        <table:table-column table:style-name="co16" table:default-cell-style-name="ce3"/>
        <table:table-column table:style-name="co144" table:default-cell-style-name="ce3"/>
        <table:table-column table:style-name="co9" table:default-cell-style-name="ce3"/>
        <table:table-column table:style-name="co54" table:default-cell-style-name="ce3"/>
        <table:table-column table:style-name="co206" table:default-cell-style-name="ce3"/>
        <table:table-column table:style-name="co262" table:default-cell-style-name="ce3"/>
        <table:table-column table:style-name="co30" table:default-cell-style-name="ce3"/>
        <table:table-column table:style-name="co263" table:default-cell-style-name="ce3"/>
        <table:table-column table:style-name="co207" table:default-cell-style-name="ce3"/>
        <table:table-column table:style-name="co180" table:default-cell-style-name="ce3"/>
        <table:table-column table:style-name="co264" table:default-cell-style-name="ce3"/>
        <table:table-column table:style-name="co62" table:default-cell-style-name="ce3"/>
        <table:table-column table:style-name="co20" table:default-cell-style-name="ce3"/>
        <table:table-column table:style-name="co227" table:default-cell-style-name="ce3"/>
        <table:table-column table:style-name="co265" table:default-cell-style-name="ce3"/>
        <table:table-column table:style-name="co126" table:default-cell-style-name="ce3"/>
        <table:table-column table:style-name="co226" table:default-cell-style-name="ce3"/>
        <table:table-column table:style-name="co197" table:default-cell-style-name="ce3"/>
        <table:table-column table:style-name="co110" table:default-cell-style-name="ce3"/>
        <table:table-column table:style-name="co76" table:default-cell-style-name="ce3"/>
        <table:table-column table:style-name="co266" table:default-cell-style-name="ce3"/>
        <table:table-column table:style-name="co267" table:default-cell-style-name="ce3"/>
        <table:table-column table:style-name="co134" table:default-cell-style-name="ce3"/>
        <table:table-column table:style-name="co268" table:default-cell-style-name="ce3"/>
        <table:table-column table:style-name="co100" table:default-cell-style-name="ce3"/>
        <table:table-column table:style-name="co269" table:default-cell-style-name="ce3"/>
        <table:table-column table:style-name="co270" table:default-cell-style-name="ce3"/>
        <table:table-column table:style-name="co107" table:default-cell-style-name="ce3"/>
        <table:table-column table:style-name="co271" table:default-cell-style-name="ce3"/>
        <table:table-column table:style-name="co62" table:default-cell-style-name="ce3"/>
        <table:table-column table:style-name="co272" table:default-cell-style-name="ce3"/>
        <table:table-column table:style-name="co187" table:default-cell-style-name="ce3"/>
        <table:table-column table:style-name="co194" table:default-cell-style-name="ce3"/>
        <table:table-column table:style-name="co66" table:default-cell-style-name="ce3"/>
        <table:table-column table:style-name="co162" table:default-cell-style-name="ce3"/>
        <table:table-column table:style-name="co174" table:default-cell-style-name="ce3"/>
        <table:table-column table:style-name="co3" table:default-cell-style-name="ce3"/>
        <table:table-column table:style-name="co29" table:default-cell-style-name="ce3"/>
        <table:table-column table:style-name="co179" table:default-cell-style-name="ce3"/>
        <table:table-column table:style-name="co273" table:default-cell-style-name="ce3"/>
        <table:table-column table:style-name="co229" table:default-cell-style-name="ce3"/>
        <table:table-column table:style-name="co203" table:default-cell-style-name="ce3"/>
        <table:table-column table:style-name="co274" table:default-cell-style-name="ce3"/>
        <table:table-column table:style-name="co275" table:default-cell-style-name="ce3"/>
        <table:table-column table:style-name="co229" table:default-cell-style-name="ce3"/>
        <table:table-column table:style-name="co276" table:default-cell-style-name="ce3"/>
        <table:table-column table:style-name="co44" table:default-cell-style-name="ce3"/>
        <table:table-column table:style-name="co111" table:default-cell-style-name="ce3"/>
        <table:table-column table:style-name="co277" table:default-cell-style-name="ce3"/>
        <table:table-column table:style-name="co278" table:default-cell-style-name="ce3"/>
        <table:table-column table:style-name="co154" table:default-cell-style-name="ce3"/>
        <table:table-column table:style-name="co122" table:default-cell-style-name="ce3"/>
        <table:table-column table:style-name="co250" table:default-cell-style-name="ce3"/>
        <table:table-column table:style-name="co13" table:default-cell-style-name="ce3"/>
        <table:table-column table:style-name="co279" table:default-cell-style-name="ce3"/>
        <table:table-column table:style-name="co280" table:default-cell-style-name="ce3"/>
        <table:table-column table:style-name="co193" table:default-cell-style-name="ce3"/>
        <table:table-column table:style-name="co281" table:default-cell-style-name="ce3"/>
        <table:table-column table:style-name="co70" table:default-cell-style-name="ce3"/>
        <table:table-column table:style-name="co250" table:default-cell-style-name="ce3"/>
        <table:table-column table:style-name="co157" table:default-cell-style-name="ce3"/>
        <table:table-column table:style-name="co80" table:default-cell-style-name="ce3"/>
        <table:table-column table:style-name="co263" table:default-cell-style-name="ce3"/>
        <table:table-column table:style-name="co282" table:default-cell-style-name="ce3"/>
        <table:table-column table:style-name="co111" table:default-cell-style-name="ce3"/>
        <table:table-column table:style-name="co251" table:default-cell-style-name="ce3"/>
        <table:table-column table:style-name="co81" table:default-cell-style-name="ce3"/>
        <table:table-column table:style-name="co137" table:default-cell-style-name="ce3"/>
        <table:table-column table:style-name="co83" table:default-cell-style-name="ce3"/>
        <table:table-column table:style-name="co283" table:default-cell-style-name="ce3"/>
        <table:table-column table:style-name="co284" table:default-cell-style-name="ce3"/>
        <table:table-column table:style-name="co247" table:default-cell-style-name="ce3"/>
        <table:table-column table:style-name="co195" table:default-cell-style-name="ce3"/>
        <table:table-column table:style-name="co285" table:default-cell-style-name="ce3"/>
        <table:table-column table:style-name="co109" table:default-cell-style-name="ce3"/>
        <table:table-column table:style-name="co81" table:default-cell-style-name="ce3"/>
        <table:table-column table:style-name="co202" table:default-cell-style-name="ce3"/>
        <table:table-column table:style-name="co286" table:default-cell-style-name="ce3"/>
        <table:table-column table:style-name="co287" table:default-cell-style-name="ce3"/>
        <table:table-column table:style-name="co188" table:default-cell-style-name="ce3"/>
        <table:table-column table:style-name="co197" table:default-cell-style-name="ce3"/>
        <table:table-column table:style-name="co115" table:default-cell-style-name="ce3"/>
        <table:table-column table:style-name="co171" table:default-cell-style-name="ce3"/>
        <table:table-column table:style-name="co108" table:default-cell-style-name="ce3"/>
        <table:table-column table:style-name="co225" table:default-cell-style-name="ce3"/>
        <table:table-column table:style-name="co60" table:default-cell-style-name="ce3"/>
        <table:table-column table:style-name="co124" table:default-cell-style-name="ce3"/>
        <table:table-column table:style-name="co226" table:default-cell-style-name="ce3"/>
        <table:table-column table:style-name="co288" table:default-cell-style-name="ce3"/>
        <table:table-column table:style-name="co147" table:default-cell-style-name="ce3"/>
        <table:table-column table:style-name="co78" table:default-cell-style-name="ce3"/>
        <table:table-column table:style-name="co289" table:default-cell-style-name="ce3"/>
        <table:table-column table:style-name="co215" table:default-cell-style-name="ce3"/>
        <table:table-column table:style-name="co97" table:default-cell-style-name="ce3"/>
        <table:table-column table:style-name="co194" table:default-cell-style-name="ce3"/>
        <table:table-column table:style-name="co290" table:default-cell-style-name="ce3"/>
        <table:table-column table:style-name="co204" table:default-cell-style-name="ce3"/>
        <table:table-column table:style-name="co102" table:default-cell-style-name="ce3"/>
        <table:table-column table:style-name="co106" table:default-cell-style-name="ce3"/>
        <table:table-column table:style-name="co21" table:default-cell-style-name="ce3"/>
        <table:table-column table:style-name="co4" table:default-cell-style-name="ce3"/>
        <table:table-column table:style-name="co84" table:default-cell-style-name="ce3"/>
        <table:table-column table:style-name="co90" table:default-cell-style-name="ce3"/>
        <table:table-column table:style-name="co53" table:default-cell-style-name="ce3"/>
        <table:table-column table:style-name="co265" table:default-cell-style-name="ce3"/>
        <table:table-column table:style-name="co158" table:default-cell-style-name="ce3"/>
        <table:table-column table:style-name="co48" table:default-cell-style-name="ce3"/>
        <table:table-column table:style-name="co30" table:default-cell-style-name="ce3"/>
        <table:table-column table:style-name="co282" table:default-cell-style-name="ce3"/>
        <table:table-column table:style-name="co291" table:default-cell-style-name="ce3"/>
        <table:table-column table:style-name="co139" table:default-cell-style-name="ce3"/>
        <table:table-column table:style-name="co45" table:default-cell-style-name="ce3"/>
        <table:table-column table:style-name="co292" table:default-cell-style-name="ce3"/>
        <table:table-column table:style-name="co26" table:default-cell-style-name="ce3"/>
        <table:table-column table:style-name="co293" table:default-cell-style-name="ce3"/>
        <table:table-column table:style-name="co186" table:default-cell-style-name="ce3"/>
        <table:table-column table:style-name="co64" table:default-cell-style-name="ce3"/>
        <table:table-column table:style-name="co294" table:default-cell-style-name="ce3"/>
        <table:table-column table:style-name="co175" table:default-cell-style-name="ce3"/>
        <table:table-column table:style-name="co127" table:default-cell-style-name="ce3"/>
        <table:table-column table:style-name="co17" table:default-cell-style-name="ce3"/>
        <table:table-column table:style-name="co87" table:default-cell-style-name="ce3"/>
        <table:table-column table:style-name="co175" table:default-cell-style-name="ce3"/>
        <table:table-column table:style-name="co255" table:default-cell-style-name="ce3"/>
        <table:table-column table:style-name="co126" table:default-cell-style-name="ce3"/>
        <table:table-column table:style-name="co295" table:default-cell-style-name="ce3"/>
        <table:table-column table:style-name="co274" table:default-cell-style-name="ce3"/>
        <table:table-column table:style-name="co87" table:default-cell-style-name="ce3"/>
        <table:table-column table:style-name="co296" table:default-cell-style-name="ce3"/>
        <table:table-column table:style-name="co297" table:default-cell-style-name="ce3"/>
        <table:table-column table:style-name="co298" table:default-cell-style-name="ce3"/>
        <table:table-column table:style-name="co142" table:default-cell-style-name="ce3"/>
        <table:table-column table:style-name="co110" table:default-cell-style-name="ce3"/>
        <table:table-column table:style-name="co250" table:default-cell-style-name="ce3"/>
        <table:table-column table:style-name="co110" table:default-cell-style-name="ce3"/>
        <table:table-column table:style-name="co114" table:default-cell-style-name="ce3"/>
        <table:table-column table:style-name="co152" table:default-cell-style-name="ce3"/>
        <table:table-column table:style-name="co299" table:default-cell-style-name="ce3"/>
        <table:table-column table:style-name="co84" table:default-cell-style-name="ce3"/>
        <table:table-column table:style-name="co100" table:default-cell-style-name="ce3"/>
        <table:table-column table:style-name="co67" table:default-cell-style-name="ce3"/>
        <table:table-column table:style-name="co29" table:default-cell-style-name="ce3"/>
        <table:table-column table:style-name="co189" table:default-cell-style-name="ce3"/>
        <table:table-column table:style-name="co122" table:default-cell-style-name="ce3"/>
        <table:table-column table:style-name="co212" table:default-cell-style-name="ce3"/>
        <table:table-column table:style-name="co122" table:default-cell-style-name="ce3"/>
        <table:table-column table:style-name="co162" table:default-cell-style-name="ce3"/>
        <table:table-column table:style-name="co106" table:default-cell-style-name="ce3"/>
        <table:table-column table:style-name="co225" table:default-cell-style-name="ce3"/>
        <table:table-column table:style-name="co84" table:default-cell-style-name="ce3"/>
        <table:table-column table:style-name="co300" table:default-cell-style-name="ce3"/>
        <table:table-column table:style-name="co86" table:default-cell-style-name="ce3"/>
        <table:table-column table:style-name="co83" table:default-cell-style-name="ce3"/>
        <table:table-column table:style-name="co263" table:default-cell-style-name="ce3"/>
        <table:table-column table:style-name="co191" table:default-cell-style-name="ce3"/>
        <table:table-column table:style-name="co55" table:default-cell-style-name="ce3"/>
        <table:table-column table:style-name="co166" table:default-cell-style-name="ce3"/>
        <table:table-column table:style-name="co55" table:default-cell-style-name="ce3"/>
        <table:table-column table:style-name="co166" table:default-cell-style-name="ce3"/>
        <table:table-column table:style-name="co81" table:default-cell-style-name="ce3"/>
        <table:table-column table:style-name="co55" table:default-cell-style-name="ce3"/>
        <table:table-column table:style-name="co272" table:default-cell-style-name="ce3"/>
        <table:table-column table:style-name="co110" table:default-cell-style-name="ce3"/>
        <table:table-column table:style-name="co144" table:default-cell-style-name="ce3"/>
        <table:table-column table:style-name="co301" table:default-cell-style-name="ce3"/>
        <table:table-column table:style-name="co302" table:default-cell-style-name="ce3"/>
        <table:table-column table:style-name="co303" table:default-cell-style-name="ce3"/>
        <table:table-column table:style-name="co133" table:default-cell-style-name="ce3"/>
        <table:table-column table:style-name="co49" table:default-cell-style-name="ce3"/>
        <table:table-column table:style-name="co304" table:default-cell-style-name="ce3"/>
        <table:table-column table:style-name="co160" table:default-cell-style-name="ce3"/>
        <table:table-column table:style-name="co253" table:default-cell-style-name="ce3"/>
        <table:table-column table:style-name="co198" table:default-cell-style-name="ce3"/>
        <table:table-column table:style-name="co100" table:default-cell-style-name="ce3"/>
        <table:table-column table:style-name="co19" table:default-cell-style-name="ce3"/>
        <table:table-column table:style-name="co77" table:default-cell-style-name="ce3"/>
        <table:table-column table:style-name="co184" table:default-cell-style-name="ce3"/>
        <table:table-column table:style-name="co123" table:default-cell-style-name="ce3"/>
        <table:table-column table:style-name="co111" table:default-cell-style-name="ce3"/>
        <table:table-column table:style-name="co252" table:default-cell-style-name="ce3"/>
        <table:table-column table:style-name="co36" table:default-cell-style-name="ce3"/>
        <table:table-column table:style-name="co86" table:default-cell-style-name="ce3"/>
        <table:table-column table:style-name="co144" table:default-cell-style-name="ce3"/>
        <table:table-column table:style-name="co294" table:default-cell-style-name="ce3"/>
        <table:table-column table:style-name="co100" table:default-cell-style-name="ce3"/>
        <table:table-column table:style-name="co145" table:default-cell-style-name="ce3"/>
        <table:table-column table:style-name="co144" table:default-cell-style-name="ce3"/>
        <table:table-column table:style-name="co158" table:default-cell-style-name="ce3"/>
        <table:table-column table:style-name="co119" table:default-cell-style-name="ce3"/>
        <table:table-column table:style-name="co106" table:default-cell-style-name="ce3"/>
        <table:table-column table:style-name="co305" table:default-cell-style-name="ce3"/>
        <table:table-column table:style-name="co306" table:default-cell-style-name="ce3"/>
        <table:table-column table:style-name="co280" table:default-cell-style-name="ce3"/>
        <table:table-column table:style-name="co62" table:default-cell-style-name="ce3"/>
        <table:table-column table:style-name="co231" table:default-cell-style-name="ce3"/>
        <table:table-column table:style-name="co11" table:default-cell-style-name="ce3"/>
        <table:table-column table:style-name="co307" table:default-cell-style-name="ce3"/>
        <table:table-column table:style-name="co16" table:default-cell-style-name="ce3"/>
        <table:table-column table:style-name="co206" table:default-cell-style-name="ce3"/>
        <table:table-column table:style-name="co308" table:default-cell-style-name="ce3"/>
        <table:table-column table:style-name="co119" table:default-cell-style-name="ce3"/>
        <table:table-column table:style-name="co20" table:default-cell-style-name="ce3"/>
        <table:table-column table:style-name="co124" table:default-cell-style-name="ce3"/>
        <table:table-column table:style-name="co191" table:default-cell-style-name="ce3"/>
        <table:table-column table:style-name="co114" table:default-cell-style-name="ce3"/>
        <table:table-column table:style-name="co292" table:default-cell-style-name="ce3"/>
        <table:table-column table:style-name="co192" table:default-cell-style-name="ce3"/>
        <table:table-column table:style-name="co184" table:default-cell-style-name="ce3"/>
        <table:table-column table:style-name="co231" table:default-cell-style-name="ce3"/>
        <table:table-column table:style-name="co39" table:default-cell-style-name="ce3"/>
        <table:table-column table:style-name="co112" table:default-cell-style-name="ce3"/>
        <table:table-column table:style-name="co135" table:default-cell-style-name="ce3"/>
        <table:table-column table:style-name="co183" table:default-cell-style-name="ce3"/>
        <table:table-column table:style-name="co309" table:default-cell-style-name="ce3"/>
        <table:table-column table:style-name="co43" table:default-cell-style-name="ce3"/>
        <table:table-column table:style-name="co254" table:default-cell-style-name="ce3"/>
        <table:table-column table:style-name="co116" table:default-cell-style-name="ce3"/>
        <table:table-column table:style-name="co143" table:number-columns-repeated="2" table:default-cell-style-name="ce3"/>
        <table:table-column table:style-name="co305" table:default-cell-style-name="ce3"/>
        <table:table-column table:style-name="co52" table:default-cell-style-name="ce3"/>
        <table:table-column table:style-name="co310" table:default-cell-style-name="ce3"/>
        <table:table-column table:style-name="co206" table:number-columns-repeated="2" table:default-cell-style-name="ce3"/>
        <table:table-column table:style-name="co187" table:default-cell-style-name="ce3"/>
        <table:table-column table:style-name="co90" table:default-cell-style-name="ce3"/>
        <table:table-column table:style-name="co135" table:default-cell-style-name="ce3"/>
        <table:table-column table:style-name="co43" table:number-columns-repeated="2" table:default-cell-style-name="ce3"/>
        <table:table-column table:style-name="co257" table:default-cell-style-name="ce3"/>
        <table:table-column table:style-name="co231" table:default-cell-style-name="ce3"/>
        <table:table-column table:style-name="co124" table:default-cell-style-name="ce3"/>
        <table:table-column table:style-name="co97" table:default-cell-style-name="ce3"/>
        <table:table-column table:style-name="co268" table:default-cell-style-name="ce3"/>
        <table:table-column table:style-name="co311" table:default-cell-style-name="ce3"/>
        <table:table-column table:style-name="co193" table:default-cell-style-name="ce3"/>
        <table:table-column table:style-name="co265" table:default-cell-style-name="ce3"/>
        <table:table-column table:style-name="co143" table:default-cell-style-name="ce3"/>
        <table:table-column table:style-name="co75" table:default-cell-style-name="ce3"/>
        <table:table-column table:style-name="co27" table:default-cell-style-name="ce3"/>
        <table:table-column table:style-name="co312" table:default-cell-style-name="ce3"/>
        <table:table-column table:style-name="co171" table:default-cell-style-name="ce3"/>
        <table:table-column table:style-name="co95" table:default-cell-style-name="ce3"/>
        <table:table-column table:style-name="co269" table:default-cell-style-name="ce3"/>
        <table:table-column table:style-name="co106" table:default-cell-style-name="ce3"/>
        <table:table-column table:style-name="co313" table:default-cell-style-name="ce3"/>
        <table:table-column table:style-name="co160" table:default-cell-style-name="ce3"/>
        <table:table-column table:style-name="co314" table:default-cell-style-name="ce3"/>
        <table:table-column table:style-name="co201" table:default-cell-style-name="ce3"/>
        <table:table-column table:style-name="co269" table:default-cell-style-name="ce3"/>
        <table:table-column table:style-name="co253" table:default-cell-style-name="ce3"/>
        <table:table-column table:style-name="co278" table:default-cell-style-name="ce3"/>
        <table:table-column table:style-name="co315" table:default-cell-style-name="ce3"/>
        <table:table-column table:style-name="co258" table:default-cell-style-name="ce3"/>
        <table:table-column table:style-name="co204" table:default-cell-style-name="ce3"/>
        <table:table-column table:style-name="co316" table:default-cell-style-name="ce3"/>
        <table:table-column table:style-name="co90" table:default-cell-style-name="ce3"/>
        <table:table-column table:style-name="co200" table:default-cell-style-name="ce3"/>
        <table:table-column table:style-name="co284" table:default-cell-style-name="ce3"/>
        <table:table-column table:style-name="co317" table:default-cell-style-name="ce3"/>
        <table:table-column table:style-name="co275" table:default-cell-style-name="ce3"/>
        <table:table-column table:style-name="co175" table:default-cell-style-name="ce3"/>
        <table:table-column table:style-name="co87" table:default-cell-style-name="ce3"/>
        <table:table-column table:style-name="co269" table:default-cell-style-name="ce3"/>
        <table:table-column table:style-name="co279" table:default-cell-style-name="ce3"/>
        <table:table-column table:style-name="co318" table:default-cell-style-name="ce3"/>
        <table:table-column table:style-name="co249" table:default-cell-style-name="ce3"/>
        <table:table-column table:style-name="co229" table:default-cell-style-name="ce3"/>
        <table:table-column table:style-name="co242" table:default-cell-style-name="ce3"/>
        <table:table-column table:style-name="co127" table:default-cell-style-name="ce3"/>
        <table:table-column table:style-name="co108" table:default-cell-style-name="ce3"/>
        <table:table-column table:style-name="co305" table:default-cell-style-name="ce3"/>
        <table:table-column table:style-name="co138" table:default-cell-style-name="ce3"/>
        <table:table-column table:style-name="co241" table:default-cell-style-name="ce3"/>
        <table:table-column table:style-name="co36" table:default-cell-style-name="ce3"/>
        <table:table-column table:style-name="co294" table:default-cell-style-name="ce3"/>
        <table:table-column table:style-name="co119" table:default-cell-style-name="ce3"/>
        <table:table-column table:style-name="co287" table:default-cell-style-name="ce3"/>
        <table:table-column table:style-name="co219" table:default-cell-style-name="ce3"/>
        <table:table-column table:style-name="co34" table:default-cell-style-name="ce3"/>
        <table:table-column table:style-name="co254" table:default-cell-style-name="ce3"/>
        <table:table-column table:style-name="co67" table:default-cell-style-name="ce3"/>
        <table:table-column table:style-name="co319" table:default-cell-style-name="ce3"/>
        <table:table-column table:style-name="co86" table:default-cell-style-name="ce3"/>
        <table:table-column table:style-name="co320" table:default-cell-style-name="ce3"/>
        <table:table-column table:style-name="co173" table:default-cell-style-name="ce3"/>
        <table:table-column table:style-name="co321" table:default-cell-style-name="ce3"/>
        <table:table-column table:style-name="co322" table:default-cell-style-name="ce3"/>
        <table:table-column table:style-name="co235" table:default-cell-style-name="ce3"/>
        <table:table-column table:style-name="co94" table:default-cell-style-name="ce3"/>
        <table:table-column table:style-name="co323" table:default-cell-style-name="ce3"/>
        <table:table-column table:style-name="co15" table:default-cell-style-name="ce3"/>
        <table:table-column table:style-name="co191" table:default-cell-style-name="ce3"/>
        <table:table-column table:style-name="co287" table:default-cell-style-name="ce3"/>
        <table:table-column table:style-name="co314" table:default-cell-style-name="ce3"/>
        <table:table-column table:style-name="co274" table:default-cell-style-name="ce3"/>
        <table:table-column table:style-name="co19" table:default-cell-style-name="ce3"/>
        <table:table-column table:style-name="co324" table:default-cell-style-name="ce3"/>
        <table:table-column table:style-name="co312" table:default-cell-style-name="ce3"/>
        <table:table-column table:style-name="co138" table:default-cell-style-name="ce3"/>
        <table:table-column table:style-name="co295" table:default-cell-style-name="ce3"/>
        <table:table-column table:style-name="co185" table:default-cell-style-name="ce3"/>
        <table:table-column table:style-name="co95" table:default-cell-style-name="ce3"/>
        <table:table-column table:style-name="co127" table:default-cell-style-name="ce3"/>
        <table:table-column table:style-name="co135" table:default-cell-style-name="ce3"/>
        <table:table-column table:style-name="co248" table:default-cell-style-name="ce3"/>
        <table:table-column table:style-name="co213" table:default-cell-style-name="ce3"/>
        <table:table-column table:style-name="co155" table:default-cell-style-name="ce3"/>
        <table:table-column table:style-name="co189" table:default-cell-style-name="ce3"/>
        <table:table-column table:style-name="co205" table:default-cell-style-name="ce3"/>
        <table:table-column table:style-name="co183" table:default-cell-style-name="ce3"/>
        <table:table-column table:style-name="co196" table:default-cell-style-name="ce3"/>
        <table:table-column table:style-name="co48" table:default-cell-style-name="ce3"/>
        <table:table-column table:style-name="co197" table:default-cell-style-name="ce3"/>
        <table:table-column table:style-name="co294" table:default-cell-style-name="ce3"/>
        <table:table-column table:style-name="co265" table:default-cell-style-name="ce3"/>
        <table:table-column table:style-name="co110" table:default-cell-style-name="ce3"/>
        <table:table-column table:style-name="co20" table:default-cell-style-name="ce3"/>
        <table:table-column table:style-name="co194" table:default-cell-style-name="ce3"/>
        <table:table-column table:style-name="co9" table:default-cell-style-name="ce3"/>
        <table:table-column table:style-name="co257" table:default-cell-style-name="ce3"/>
        <table:table-column table:style-name="co90" table:default-cell-style-name="ce3"/>
        <table:table-column table:style-name="co86" table:default-cell-style-name="ce3"/>
        <table:table-column table:style-name="co325" table:default-cell-style-name="ce3"/>
        <table:table-column table:style-name="co111" table:default-cell-style-name="ce3"/>
        <table:table-column table:style-name="co175" table:default-cell-style-name="ce3"/>
        <table:table-column table:style-name="co98" table:default-cell-style-name="ce3"/>
        <table:table-column table:style-name="co64" table:default-cell-style-name="ce3"/>
        <table:table-column table:style-name="co2" table:default-cell-style-name="ce3"/>
        <table:table-column table:style-name="co33" table:default-cell-style-name="ce3"/>
        <table:table-column table:style-name="co326" table:default-cell-style-name="ce3"/>
        <table:table-column table:style-name="co327" table:default-cell-style-name="ce3"/>
        <table:table-column table:style-name="co97" table:default-cell-style-name="ce3"/>
        <table:table-column table:style-name="co122" table:default-cell-style-name="ce3"/>
        <table:table-column table:style-name="co328" table:default-cell-style-name="ce3"/>
        <table:table-column table:style-name="co295" table:default-cell-style-name="ce3"/>
        <table:table-column table:style-name="co122" table:default-cell-style-name="ce3"/>
        <table:table-column table:style-name="co329" table:default-cell-style-name="ce3"/>
        <table:table-column table:style-name="co107" table:default-cell-style-name="ce3"/>
        <table:table-column table:style-name="co180" table:default-cell-style-name="ce3"/>
        <table:table-column table:style-name="co287" table:default-cell-style-name="ce3"/>
        <table:table-column table:style-name="co114" table:default-cell-style-name="ce3"/>
        <table:table-column table:style-name="co87" table:default-cell-style-name="ce3"/>
        <table:table-column table:style-name="co48" table:default-cell-style-name="ce3"/>
        <table:table-column table:style-name="co262" table:default-cell-style-name="ce3"/>
        <table:table-column table:style-name="co175" table:default-cell-style-name="ce3"/>
        <table:table-column table:style-name="co186" table:default-cell-style-name="ce3"/>
        <table:table-column table:style-name="co53" table:default-cell-style-name="ce3"/>
        <table:table-column table:style-name="co157" table:default-cell-style-name="ce3"/>
        <table:table-column table:style-name="co142" table:default-cell-style-name="ce3"/>
        <table:table-column table:style-name="co305" table:default-cell-style-name="ce3"/>
        <table:table-column table:style-name="co55" table:default-cell-style-name="ce3"/>
        <table:table-column table:style-name="co4" table:default-cell-style-name="ce3"/>
        <table:table-column table:style-name="co168" table:default-cell-style-name="ce3"/>
        <table:table-column table:style-name="co153" table:default-cell-style-name="ce3"/>
        <table:table-column table:style-name="co225" table:default-cell-style-name="ce3"/>
        <table:table-column table:style-name="co293" table:default-cell-style-name="ce3"/>
        <table:table-column table:style-name="co104" table:default-cell-style-name="ce3"/>
        <table:table-column table:style-name="co29" table:default-cell-style-name="ce3"/>
        <table:table-column table:style-name="co274" table:default-cell-style-name="ce3"/>
        <table:table-column table:style-name="co158" table:default-cell-style-name="ce3"/>
        <table:table-column table:style-name="co183" table:default-cell-style-name="ce3"/>
        <table:table-column table:style-name="co67" table:default-cell-style-name="ce3"/>
        <table:table-column table:style-name="co144" table:default-cell-style-name="ce3"/>
        <table:table-column table:style-name="co215" table:default-cell-style-name="ce3"/>
        <table:table-column table:style-name="co330" table:default-cell-style-name="ce3"/>
        <table:table-column table:style-name="co195" table:default-cell-style-name="ce3"/>
        <table:table-column table:style-name="co240" table:default-cell-style-name="ce3"/>
        <table:table-column table:style-name="co177" table:default-cell-style-name="ce3"/>
        <table:table-column table:style-name="co158" table:default-cell-style-name="ce3"/>
        <table:table-column table:style-name="co329" table:default-cell-style-name="ce3"/>
        <table:table-column table:style-name="co331" table:default-cell-style-name="ce3"/>
        <table:table-column table:style-name="co203" table:number-columns-repeated="2" table:default-cell-style-name="ce3"/>
        <table:table-column table:style-name="co311" table:default-cell-style-name="ce3"/>
        <table:table-column table:style-name="co129" table:default-cell-style-name="ce3"/>
        <table:table-column table:style-name="co332" table:default-cell-style-name="ce3"/>
        <table:table-column table:style-name="co270" table:default-cell-style-name="ce3"/>
        <table:table-column table:style-name="co213" table:default-cell-style-name="ce3"/>
        <table:table-column table:style-name="co189" table:default-cell-style-name="ce3"/>
        <table:table-column table:style-name="co106" table:default-cell-style-name="ce3"/>
        <table:table-column table:style-name="co168" table:default-cell-style-name="ce3"/>
        <table:table-column table:style-name="co250" table:default-cell-style-name="ce3"/>
        <table:table-column table:style-name="co109" table:default-cell-style-name="ce3"/>
        <table:table-column table:style-name="co16" table:default-cell-style-name="ce3"/>
        <table:table-column table:style-name="co333" table:default-cell-style-name="ce3"/>
        <table:table-column table:style-name="co76" table:default-cell-style-name="ce3"/>
        <table:table-column table:style-name="co219" table:default-cell-style-name="ce3"/>
        <table:table-column table:style-name="co259" table:default-cell-style-name="ce3"/>
        <table:table-column table:style-name="co255" table:default-cell-style-name="ce3"/>
        <table:table-column table:style-name="co177" table:default-cell-style-name="ce3"/>
        <table:table-column table:style-name="co334" table:default-cell-style-name="ce3"/>
        <table:table-column table:style-name="co237" table:default-cell-style-name="ce3"/>
        <table:table-column table:style-name="co335" table:default-cell-style-name="ce3"/>
        <table:table-column table:style-name="co149" table:default-cell-style-name="ce3"/>
        <table:table-column table:style-name="co336" table:default-cell-style-name="ce3"/>
        <table:table-column table:style-name="co222" table:default-cell-style-name="ce3"/>
        <table:table-column table:style-name="co35" table:default-cell-style-name="ce3"/>
        <table:table-column table:style-name="co174" table:default-cell-style-name="ce3"/>
        <table:table-column table:style-name="co133" table:default-cell-style-name="ce3"/>
        <table:table-column table:style-name="co274" table:default-cell-style-name="ce3"/>
        <table:table-column table:style-name="co156" table:default-cell-style-name="ce3"/>
        <table:table-column table:style-name="co238" table:default-cell-style-name="ce3"/>
        <table:table-column table:style-name="co97" table:default-cell-style-name="ce3"/>
        <table:table-column table:style-name="co82" table:default-cell-style-name="ce3"/>
        <table:table-column table:style-name="co29" table:default-cell-style-name="ce3"/>
        <table:table-column table:style-name="co83" table:default-cell-style-name="ce3"/>
        <table:table-column table:style-name="co20" table:default-cell-style-name="ce3"/>
        <table:table-column table:style-name="co157" table:default-cell-style-name="ce3"/>
        <table:table-column table:style-name="co222" table:default-cell-style-name="ce3"/>
        <table:table-column table:style-name="co186" table:default-cell-style-name="ce3"/>
        <table:table-column table:style-name="co195" table:default-cell-style-name="ce3"/>
        <table:table-column table:style-name="co171" table:default-cell-style-name="ce3"/>
        <table:table-column table:style-name="co143" table:default-cell-style-name="ce3"/>
        <table:table-column table:style-name="co337" table:default-cell-style-name="ce3"/>
        <table:table-column table:style-name="co273" table:default-cell-style-name="ce3"/>
        <table:table-column table:style-name="co286" table:default-cell-style-name="ce3"/>
        <table:table-column table:style-name="co81" table:default-cell-style-name="ce3"/>
        <table:table-column table:style-name="co54" table:default-cell-style-name="ce3"/>
        <table:table-column table:style-name="co84" table:default-cell-style-name="ce3"/>
        <table:table-column table:style-name="co338" table:default-cell-style-name="ce3"/>
        <table:table-column table:style-name="co160" table:default-cell-style-name="ce3"/>
        <table:table-column table:style-name="co133" table:default-cell-style-name="ce3"/>
        <table:table-column table:style-name="co136" table:default-cell-style-name="ce3"/>
        <table:table-column table:style-name="co250" table:default-cell-style-name="ce3"/>
        <table:table-column table:style-name="co339" table:default-cell-style-name="ce3"/>
        <table:table-column table:style-name="co193" table:default-cell-style-name="ce3"/>
        <table:table-column table:style-name="co338" table:default-cell-style-name="ce3"/>
        <table:table-column table:style-name="co16" table:default-cell-style-name="ce3"/>
        <table:table-column table:style-name="co340" table:default-cell-style-name="ce3"/>
        <table:table-column table:style-name="co39" table:default-cell-style-name="ce3"/>
        <table:table-column table:style-name="co175" table:default-cell-style-name="ce3"/>
        <table:table-column table:style-name="co264" table:default-cell-style-name="ce3"/>
        <table:table-column table:style-name="co98" table:default-cell-style-name="ce3"/>
        <table:table-column table:style-name="co156" table:default-cell-style-name="ce3"/>
        <table:table-column table:style-name="co238" table:default-cell-style-name="ce3"/>
        <table:table-column table:style-name="co179" table:default-cell-style-name="ce3"/>
        <table:table-column table:style-name="co341" table:default-cell-style-name="ce3"/>
        <table:table-column table:style-name="co17" table:default-cell-style-name="ce3"/>
        <table:table-column table:style-name="co144" table:default-cell-style-name="ce3"/>
        <table:table-column table:style-name="co159" table:default-cell-style-name="ce3"/>
        <table:table-column table:style-name="co262" table:default-cell-style-name="ce3"/>
        <table:table-column table:style-name="co51" table:default-cell-style-name="ce3"/>
        <table:table-column table:style-name="co330" table:default-cell-style-name="ce3"/>
        <table:table-column table:style-name="co276" table:default-cell-style-name="ce3"/>
        <table:table-column table:style-name="co92" table:default-cell-style-name="ce3"/>
        <table:table-column table:style-name="co268" table:default-cell-style-name="ce3"/>
        <table:table-column table:style-name="co189" table:default-cell-style-name="ce3"/>
        <table:table-column table:style-name="co13" table:default-cell-style-name="ce3"/>
        <table:table-column table:style-name="co342" table:default-cell-style-name="ce3"/>
        <table:table-column table:style-name="co109" table:default-cell-style-name="ce3"/>
        <table:table-column table:style-name="co74" table:default-cell-style-name="ce3"/>
        <table:table-column table:style-name="co274" table:default-cell-style-name="ce3"/>
        <table:table-column table:style-name="co135" table:default-cell-style-name="ce3"/>
        <table:table-column table:style-name="co322" table:default-cell-style-name="ce3"/>
        <table:table-column table:style-name="co162" table:default-cell-style-name="ce3"/>
        <table:table-column table:style-name="co265" table:default-cell-style-name="ce3"/>
        <table:table-column table:style-name="co228" table:default-cell-style-name="ce3"/>
        <table:table-column table:style-name="co165" table:default-cell-style-name="ce3"/>
        <table:table-column table:style-name="co107" table:default-cell-style-name="ce3"/>
        <table:table-column table:style-name="co332" table:default-cell-style-name="ce3"/>
        <table:table-column table:style-name="co217" table:default-cell-style-name="ce3"/>
        <table:table-column table:style-name="co343" table:default-cell-style-name="ce3"/>
        <table:table-column table:style-name="co312" table:default-cell-style-name="ce3"/>
        <table:table-column table:style-name="co83" table:default-cell-style-name="ce3"/>
        <table:table-column table:style-name="co43" table:default-cell-style-name="ce3"/>
        <table:table-column table:style-name="co133" table:default-cell-style-name="ce3"/>
        <table:table-column table:style-name="co36" table:default-cell-style-name="ce3"/>
        <table:table-column table:style-name="co255" table:default-cell-style-name="ce3"/>
        <table:table-column table:style-name="co104" table:default-cell-style-name="ce3"/>
        <table:table-column table:style-name="co157" table:default-cell-style-name="ce3"/>
        <table:table-column table:style-name="co241" table:default-cell-style-name="ce3"/>
        <table:table-column table:style-name="co315" table:default-cell-style-name="ce3"/>
        <table:table-column table:style-name="co27" table:default-cell-style-name="ce3"/>
        <table:table-column table:style-name="co344" table:default-cell-style-name="ce3"/>
        <table:table-column table:style-name="co144" table:default-cell-style-name="ce3"/>
        <table:table-column table:style-name="co238" table:default-cell-style-name="ce3"/>
        <table:table-column table:style-name="co21" table:default-cell-style-name="ce3"/>
        <table:table-column table:style-name="co192" table:default-cell-style-name="ce3"/>
        <table:table-column table:style-name="co57" table:default-cell-style-name="ce3"/>
        <table:table-column table:style-name="co269" table:default-cell-style-name="ce3"/>
        <table:table-column table:style-name="co87" table:default-cell-style-name="ce3"/>
        <table:table-column table:style-name="co110" table:default-cell-style-name="ce3"/>
        <table:table-column table:style-name="co106" table:default-cell-style-name="ce3"/>
        <table:table-column table:style-name="co43" table:default-cell-style-name="ce3"/>
        <table:table-column table:style-name="co158" table:default-cell-style-name="ce3"/>
        <table:table-column table:style-name="co181" table:default-cell-style-name="ce3"/>
        <table:table-column table:style-name="co182" table:default-cell-style-name="ce3"/>
        <table:table-column table:style-name="co55" table:default-cell-style-name="ce3"/>
        <table:table-column table:style-name="co182" table:default-cell-style-name="ce3"/>
        <table:table-column table:style-name="co55" table:default-cell-style-name="ce3"/>
        <table:table-column table:style-name="co83" table:default-cell-style-name="ce3"/>
        <table:table-column table:style-name="co128" table:default-cell-style-name="ce3"/>
        <table:table-column table:style-name="co274" table:default-cell-style-name="ce3"/>
        <table:table-column table:style-name="co275" table:default-cell-style-name="ce3"/>
        <table:table-column table:style-name="co16" table:default-cell-style-name="ce3"/>
        <table:table-column table:style-name="co332" table:default-cell-style-name="ce3"/>
        <table:table-column table:style-name="co126" table:default-cell-style-name="ce3"/>
        <table:table-column table:style-name="co2" table:default-cell-style-name="ce3"/>
        <table:table-column table:style-name="co229" table:default-cell-style-name="ce3"/>
        <table:table-column table:style-name="co19" table:default-cell-style-name="ce3"/>
        <table:table-column table:style-name="co13" table:default-cell-style-name="ce3"/>
        <table:table-column table:style-name="co266" table:default-cell-style-name="ce3"/>
        <table:table-column table:style-name="co238" table:default-cell-style-name="ce3"/>
        <table:table-column table:style-name="co135" table:default-cell-style-name="ce3"/>
        <table:table-column table:style-name="co147" table:default-cell-style-name="ce3"/>
        <table:table-column table:style-name="co146" table:default-cell-style-name="ce3"/>
        <table:table-column table:style-name="co177" table:default-cell-style-name="ce3"/>
        <table:table-column table:style-name="co242" table:default-cell-style-name="ce3"/>
        <table:table-column table:style-name="co126" table:default-cell-style-name="ce3"/>
        <table:table-column table:style-name="co327" table:default-cell-style-name="ce3"/>
        <table:table-column table:style-name="co129" table:default-cell-style-name="ce3"/>
        <table:table-column table:style-name="co212" table:default-cell-style-name="ce3"/>
        <table:table-column table:style-name="co19" table:default-cell-style-name="ce3"/>
        <table:table-column table:style-name="co213" table:default-cell-style-name="ce3"/>
        <table:table-column table:style-name="co345" table:default-cell-style-name="ce3"/>
        <table:table-column table:style-name="co346" table:default-cell-style-name="ce3"/>
        <table:table-column table:style-name="co347" table:default-cell-style-name="ce3"/>
        <table:table-column table:style-name="co128" table:default-cell-style-name="ce3"/>
        <table:table-column table:style-name="co205" table:default-cell-style-name="ce3"/>
        <table:table-column table:style-name="co48" table:default-cell-style-name="ce3"/>
        <table:table-column table:style-name="co15" table:default-cell-style-name="ce3"/>
        <table:table-column table:style-name="co294" table:default-cell-style-name="ce3"/>
        <table:table-column table:style-name="co311" table:default-cell-style-name="ce3"/>
        <table:table-column table:style-name="co174" table:default-cell-style-name="ce3"/>
        <table:table-column table:style-name="co348" table:default-cell-style-name="ce3"/>
        <table:table-column table:style-name="co262" table:default-cell-style-name="ce3"/>
        <table:table-column table:style-name="co95" table:default-cell-style-name="ce3"/>
        <table:table-column table:style-name="co11" table:default-cell-style-name="ce3"/>
        <table:table-column table:style-name="co349" table:default-cell-style-name="ce3"/>
        <table:table-column table:style-name="co87" table:default-cell-style-name="ce3"/>
        <table:table-column table:style-name="co297" table:default-cell-style-name="ce3"/>
        <table:table-column table:style-name="co321" table:default-cell-style-name="ce3"/>
        <table:table-column table:style-name="co294" table:default-cell-style-name="ce3"/>
        <table:table-column table:style-name="co283" table:default-cell-style-name="ce3"/>
        <table:table-column table:style-name="co81" table:default-cell-style-name="ce3"/>
        <table:table-column table:style-name="co54" table:default-cell-style-name="ce3"/>
        <table:table-column table:style-name="co207" table:default-cell-style-name="ce3"/>
        <table:table-column table:style-name="co128" table:default-cell-style-name="ce3"/>
        <table:table-column table:style-name="co102" table:default-cell-style-name="ce3"/>
        <table:table-column table:style-name="co209" table:default-cell-style-name="ce3"/>
        <table:table-column table:style-name="co266" table:default-cell-style-name="ce3"/>
        <table:table-column table:style-name="co43" table:default-cell-style-name="ce3"/>
        <table:table-column table:style-name="co219" table:default-cell-style-name="ce3"/>
        <table:table-column table:style-name="co16" table:default-cell-style-name="ce3"/>
        <table:table-column table:style-name="co331" table:default-cell-style-name="ce3"/>
        <table:table-column table:style-name="co350" table:default-cell-style-name="ce3"/>
        <table:table-column table:style-name="co19" table:default-cell-style-name="ce3"/>
        <table:table-column table:style-name="co225" table:default-cell-style-name="ce3"/>
        <table:table-column table:style-name="co35" table:default-cell-style-name="ce3"/>
        <table:table-column table:style-name="co64" table:default-cell-style-name="ce3"/>
        <table:table-column table:style-name="co303" table:default-cell-style-name="ce3"/>
        <table:table-column table:style-name="co351" table:default-cell-style-name="ce3"/>
        <table:table-column table:style-name="co87" table:default-cell-style-name="ce3"/>
        <table:table-column table:style-name="co97" table:default-cell-style-name="ce3"/>
        <table:table-column table:style-name="co106" table:default-cell-style-name="ce3"/>
        <table:table-row table:style-name="ro1">
          <table:table-cell/>
          <table:table-cell table:style-name="Default" office:value-type="string" calcext:value-type="string">
            <text:p>Viktor_Yanukovych</text:p>
          </table:table-cell>
          <table:table-cell table:style-name="Default" office:value-type="string" calcext:value-type="string">
            <text:p>Yulia_Tymoshenko</text:p>
          </table:table-cell>
          <table:table-cell table:style-name="Default" office:value-type="string" calcext:value-type="string">
            <text:p>Vladimir_Putin</text:p>
          </table:table-cell>
          <table:table-cell table:style-name="Default" office:value-type="string" calcext:value-type="string">
            <text:p>Category:2003_Tuzla_island_conflict</text:p>
          </table:table-cell>
          <table:table-cell table:style-name="Default" office:value-type="string" calcext:value-type="string">
            <text:p>Category:Candidates_for_President_of_Ukraine_(2004)</text:p>
          </table:table-cell>
          <table:table-cell table:style-name="Default" office:value-type="string" calcext:value-type="string">
            <text:p>Category:Candidates_for_President_of_Ukraine_(2010)</text:p>
          </table:table-cell>
          <table:table-cell table:style-name="Default" office:value-type="string" calcext:value-type="string">
            <text:p>Category:Communist_Party_of_the_Soviet_Union_members</text:p>
          </table:table-cell>
          <table:table-cell table:style-name="Default" office:value-type="string" calcext:value-type="string">
            <text:p>Category:Donetsk_National_Technical_University_alumni</text:p>
          </table:table-cell>
          <table:table-cell table:style-name="Default" office:value-type="string" calcext:value-type="string">
            <text:p>Category:Fifth_convocation_members_of_the_Verkhovna_Rada</text:p>
          </table:table-cell>
          <table:table-cell table:style-name="Default" office:value-type="string" calcext:value-type="string">
            <text:p>Category:Fugitives_wanted_by_Ukraine</text:p>
          </table:table-cell>
          <table:table-cell table:style-name="Default" office:value-type="string" calcext:value-type="string">
            <text:p>Category:Fugitives_wanted_on_murder_charges</text:p>
          </table:table-cell>
          <table:table-cell table:style-name="Default" office:value-type="string" calcext:value-type="string">
            <text:p>Category:Governors_of_Donetsk_Oblast</text:p>
          </table:table-cell>
          <table:table-cell table:style-name="Default" office:value-type="string" calcext:value-type="string">
            <text:p>Category:Grand_Croix_of_the_L&lt;U+00E9&gt;gion_d'honneur</text:p>
          </table:table-cell>
          <table:table-cell table:style-name="Default" office:value-type="string" calcext:value-type="string">
            <text:p>Category:Impeached_officials_removed_from_office</text:p>
          </table:table-cell>
          <table:table-cell table:style-name="Default" office:value-type="string" calcext:value-type="string">
            <text:p>Category:Independent_politicians_in_Ukraine</text:p>
          </table:table-cell>
          <table:table-cell table:style-name="Default" office:value-type="string" calcext:value-type="string">
            <text:p>Category:Living_people</text:p>
          </table:table-cell>
          <table:table-cell table:style-name="Default" office:value-type="string" calcext:value-type="string">
            <text:p>Category:Party_of_Regions_politicians</text:p>
          </table:table-cell>
          <table:table-cell table:style-name="Default" office:value-type="string" calcext:value-type="string">
            <text:p>Category:People_from_Yenakiieve</text:p>
          </table:table-cell>
          <table:table-cell table:style-name="Default" office:value-type="string" calcext:value-type="string">
            <text:p>Category:People_of_the_Orange_Revolution</text:p>
          </table:table-cell>
          <table:table-cell table:style-name="Default" office:value-type="string" calcext:value-type="string">
            <text:p>Category:Presidents_of_Ukraine</text:p>
          </table:table-cell>
          <table:table-cell table:style-name="Default" office:value-type="string" calcext:value-type="string">
            <text:p>Category:Prime_ministers_of_Ukraine</text:p>
          </table:table-cell>
          <table:table-cell table:style-name="Default" office:value-type="string" calcext:value-type="string">
            <text:p>Category:Pro-government_people_of_the_Euromaidan</text:p>
          </table:table-cell>
          <table:table-cell table:style-name="Default" office:value-type="string" calcext:value-type="string">
            <text:p>Category:Recipients_of_the_Heydar_Aliyev_Order</text:p>
          </table:table-cell>
          <table:table-cell table:style-name="Default" office:value-type="string" calcext:value-type="string">
            <text:p>Category:Recipients_of_the_Order_of_Holy_Prince_Daniel_of_Moscow</text:p>
          </table:table-cell>
          <table:table-cell table:style-name="Default" office:value-type="string" calcext:value-type="string">
            <text:p>Category:Recipients_of_the_Order_of_Jos&lt;U+00E9&gt;_Marti</text:p>
          </table:table-cell>
          <table:table-cell table:style-name="Default" office:value-type="string" calcext:value-type="string">
            <text:p>Category:Recipients_of_the_Order_of_Merit_(Ukraine),_1st_class</text:p>
          </table:table-cell>
          <table:table-cell table:style-name="Default" office:value-type="string" calcext:value-type="string">
            <text:p>Category:Recipients_of_the_Order_of_St._Vladimir,_1st_class</text:p>
          </table:table-cell>
          <table:table-cell table:style-name="Default" office:value-type="string" calcext:value-type="string">
            <text:p>Category:Russians_in_Ukraine</text:p>
          </table:table-cell>
          <table:table-cell table:style-name="Default" office:value-type="string" calcext:value-type="string">
            <text:p>Category:Sixth_convocation_members_of_the_Verkhovna_Rada</text:p>
          </table:table-cell>
          <table:table-cell table:style-name="Default" office:value-type="string" calcext:value-type="string">
            <text:p>Category:Ukrainian_criminals</text:p>
          </table:table-cell>
          <table:table-cell table:style-name="Default" office:value-type="string" calcext:value-type="string">
            <text:p>Category:Ukrainian_engineers</text:p>
          </table:table-cell>
          <table:table-cell table:style-name="Default" office:value-type="string" calcext:value-type="string">
            <text:p>Category:Ukrainian_exiles</text:p>
          </table:table-cell>
          <table:table-cell table:style-name="Default" office:value-type="string" calcext:value-type="string">
            <text:p>Category:Ukrainian_people_of_Belarusian_descent</text:p>
          </table:table-cell>
          <table:table-cell table:style-name="Default" office:value-type="string" calcext:value-type="string">
            <text:p>Category:Ukrainian_people_of_Polish_descent</text:p>
          </table:table-cell>
          <table:table-cell table:style-name="Default" office:value-type="string" calcext:value-type="string">
            <text:p>Category:Alumni_of_Dnipropetrovsk_National_University</text:p>
          </table:table-cell>
          <table:table-cell table:style-name="Default" office:value-type="string" calcext:value-type="string">
            <text:p>Category:Batkivshchyna_politicians</text:p>
          </table:table-cell>
          <table:table-cell table:style-name="Default" office:value-type="string" calcext:value-type="string">
            <text:p>Category:Candidates_for_President_of_Ukraine_(2014)</text:p>
          </table:table-cell>
          <table:table-cell table:style-name="Default" office:value-type="string" calcext:value-type="string">
            <text:p>Category:Corruption_in_Ukraine</text:p>
          </table:table-cell>
          <table:table-cell table:style-name="Default" office:value-type="string" calcext:value-type="string">
            <text:p>Category:Eighth_convocation_members_of_the_Verkhovna_Rada</text:p>
          </table:table-cell>
          <table:table-cell table:style-name="Default" office:value-type="string" calcext:value-type="string">
            <text:p>Category:European_Court_of_Human_Rights_cases_involving_Ukraine</text:p>
          </table:table-cell>
          <table:table-cell table:style-name="Default" office:value-type="string" calcext:value-type="string">
            <text:p>Category:Female_heads_of_government</text:p>
          </table:table-cell>
          <table:table-cell table:style-name="Default" office:value-type="string" calcext:value-type="string">
            <text:p>Category:Fourth_convocation_members_of_the_Verkhovna_Rada</text:p>
          </table:table-cell>
          <table:table-cell table:style-name="Default" office:value-type="string" calcext:value-type="string">
            <text:p>Category:Hromada_(political_party)_politicians</text:p>
          </table:table-cell>
          <table:table-cell table:style-name="Default" office:value-type="string" calcext:value-type="string">
            <text:p>Category:Inmates_of_Lukyanivska_Prison</text:p>
          </table:table-cell>
          <table:table-cell table:style-name="Default" office:value-type="string" calcext:value-type="string">
            <text:p>Category:People_from_Dnipropetrovsk</text:p>
          </table:table-cell>
          <table:table-cell table:style-name="Default" office:value-type="string" calcext:value-type="string">
            <text:p>Category:People_of_the_Euromaidan</text:p>
          </table:table-cell>
          <table:table-cell table:style-name="Default" office:value-type="string" calcext:value-type="string">
            <text:p>Category:Prisoners_and_detainees_of_Ukraine</text:p>
          </table:table-cell>
          <table:table-cell table:style-name="Default" office:value-type="string" calcext:value-type="string">
            <text:p>Category:Second_convocation_members_of_the_Verkhovna_Rada</text:p>
          </table:table-cell>
          <table:table-cell table:style-name="Default" office:value-type="string" calcext:value-type="string">
            <text:p>Category:Third_convocation_members_of_the_Verkhovna_Rada</text:p>
          </table:table-cell>
          <table:table-cell table:style-name="Default" office:value-type="string" calcext:value-type="string">
            <text:p>Category:Ukrainian_businesspeople</text:p>
          </table:table-cell>
          <table:table-cell table:style-name="Default" office:value-type="string" calcext:value-type="string">
            <text:p>Category:Ukrainian_economists</text:p>
          </table:table-cell>
          <table:table-cell table:style-name="Default" office:value-type="string" calcext:value-type="string">
            <text:p>Category:Ukrainian_people_of_Latvian_descent</text:p>
          </table:table-cell>
          <table:table-cell table:style-name="Default" office:value-type="string" calcext:value-type="string">
            <text:p>Category:Ukrainian_politicians_convicted_of_crimes</text:p>
          </table:table-cell>
          <table:table-cell table:style-name="Default" office:value-type="string" calcext:value-type="string">
            <text:p>Category:Ukrainian_prisoners_and_detainees</text:p>
          </table:table-cell>
          <table:table-cell table:style-name="Default" office:value-type="string" calcext:value-type="string">
            <text:p>Category:Ukrainian_women_in_politics</text:p>
          </table:table-cell>
          <table:table-cell table:style-name="Default" office:value-type="string" calcext:value-type="string">
            <text:p>Category:Yulia_Tymoshenko</text:p>
          </table:table-cell>
          <table:table-cell table:style-name="Default" office:value-type="string" calcext:value-type="string">
            <text:p>Category:Acting_Presidents_of_Russia</text:p>
          </table:table-cell>
          <table:table-cell table:style-name="Default" office:value-type="string" calcext:value-type="string">
            <text:p>Category:Articles_containing_video_clips</text:p>
          </table:table-cell>
          <table:table-cell table:style-name="Default" office:value-type="string" calcext:value-type="string">
            <text:p>Category:Directors_of_the_Federal_Security_Service</text:p>
          </table:table-cell>
          <table:table-cell table:style-name="Default" office:value-type="string" calcext:value-type="string">
            <text:p>Category:FSB_officers</text:p>
          </table:table-cell>
          <table:table-cell table:style-name="Default" office:value-type="string" calcext:value-type="string">
            <text:p>Category:Grand_Crosses_of_the_Order_of_St._Sava</text:p>
          </table:table-cell>
          <table:table-cell table:style-name="Default" office:value-type="string" calcext:value-type="string">
            <text:p>Category:Heads_of_government_of_the_Russian_Federation</text:p>
          </table:table-cell>
          <table:table-cell table:style-name="Default" office:value-type="string" calcext:value-type="string">
            <text:p>Category:Independent_politicians</text:p>
          </table:table-cell>
          <table:table-cell table:style-name="Default" office:value-type="string" calcext:value-type="string">
            <text:p>Category:KGB_officers</text:p>
          </table:table-cell>
          <table:table-cell table:style-name="Default" office:value-type="string" calcext:value-type="string">
            <text:p>Category:Kyokushin_kaikan_practitioners</text:p>
          </table:table-cell>
          <table:table-cell table:style-name="Default" office:value-type="string" calcext:value-type="string">
            <text:p>Category:Male_judoka</text:p>
          </table:table-cell>
          <table:table-cell table:style-name="Default" office:value-type="string" calcext:value-type="string">
            <text:p>Category:Male_karateka</text:p>
          </table:table-cell>
          <table:table-cell table:style-name="Default" office:value-type="string" calcext:value-type="string">
            <text:p>Category:Our_Home_&lt;U+2013&gt;_Russia_politicians</text:p>
          </table:table-cell>
          <table:table-cell table:style-name="Default" office:value-type="string" calcext:value-type="string">
            <text:p>Category:People_from_Saint_Petersburg</text:p>
          </table:table-cell>
          <table:table-cell table:style-name="Default" office:value-type="string" calcext:value-type="string">
            <text:p>Category:People_of_the_Chechen_wars</text:p>
          </table:table-cell>
          <table:table-cell table:style-name="Default" office:value-type="string" calcext:value-type="string">
            <text:p>Category:People_of_the_Russo-Georgian_War</text:p>
          </table:table-cell>
          <table:table-cell table:style-name="Default" office:value-type="string" calcext:value-type="string">
            <text:p>Category:People_of_the_annexation_of_Crimea_by_the_Russian_Federation</text:p>
          </table:table-cell>
          <table:table-cell table:style-name="Default" office:value-type="string" calcext:value-type="string">
            <text:p>Category:Presidents_of_Russia</text:p>
          </table:table-cell>
          <table:table-cell table:style-name="Default" office:value-type="string" calcext:value-type="string">
            <text:p>Category:Recipients_of_the_Order_of_Abdulaziz_al_Saud</text:p>
          </table:table-cell>
          <table:table-cell table:style-name="Default" office:value-type="string" calcext:value-type="string">
            <text:p>Category:Recipients_of_the_Order_of_Saint-Charles</text:p>
          </table:table-cell>
          <table:table-cell table:style-name="Default" office:value-type="string" calcext:value-type="string">
            <text:p>Category:Recipients_of_the_Order_of_Zayed</text:p>
          </table:table-cell>
          <table:table-cell table:style-name="Default" office:value-type="string" calcext:value-type="string">
            <text:p>Category:Recipients_of_the_Order_of_the_Golden_Eagle</text:p>
          </table:table-cell>
          <table:table-cell table:style-name="Default" office:value-type="string" calcext:value-type="string">
            <text:p>Category:Recipients_of_the_Order_of_the_Liberator</text:p>
          </table:table-cell>
          <table:table-cell table:style-name="Default" office:value-type="string" calcext:value-type="string">
            <text:p>Category:Russian_Orthodox_Christians_from_Russia</text:p>
          </table:table-cell>
          <table:table-cell table:style-name="Default" office:value-type="string" calcext:value-type="string">
            <text:p>Category:Russian_judoka</text:p>
          </table:table-cell>
          <table:table-cell table:style-name="Default" office:value-type="string" calcext:value-type="string">
            <text:p>Category:Russian_karateka</text:p>
          </table:table-cell>
          <table:table-cell table:style-name="Default" office:value-type="string" calcext:value-type="string">
            <text:p>Category:Russian_sambo_practitioners</text:p>
          </table:table-cell>
          <table:table-cell table:style-name="Default" office:value-type="string" calcext:value-type="string">
            <text:p>Category:Saint_Petersburg_State_University_alumni</text:p>
          </table:table-cell>
          <table:table-cell table:style-name="Default" office:value-type="string" calcext:value-type="string">
            <text:p>Category:United_Russia_politicians</text:p>
          </table:table-cell>
          <table:table-cell table:style-name="Default" office:value-type="string" calcext:value-type="string">
            <text:p>Category:Vladimir_Putin</text:p>
          </table:table-cell>
          <table:table-cell table:style-name="Default" office:value-type="string" calcext:value-type="string">
            <text:p>Category:2003_in_Russia</text:p>
          </table:table-cell>
          <table:table-cell table:style-name="Default" office:value-type="string" calcext:value-type="string">
            <text:p>Category:2003_in_Ukraine</text:p>
          </table:table-cell>
          <table:table-cell table:style-name="Default" office:value-type="string" calcext:value-type="string">
            <text:p>Category:2003_in_international_relations</text:p>
          </table:table-cell>
          <table:table-cell table:style-name="Default" office:value-type="string" calcext:value-type="string">
            <text:p>Category:Conflicts_in_2003</text:p>
          </table:table-cell>
          <table:table-cell table:style-name="Default" office:value-type="string" calcext:value-type="string">
            <text:p>Category:Conflicts_in_Ukraine</text:p>
          </table:table-cell>
          <table:table-cell table:style-name="Default" office:value-type="string" calcext:value-type="string">
            <text:p>Category:History_of_Crimea</text:p>
          </table:table-cell>
          <table:table-cell table:style-name="Default" office:value-type="string" calcext:value-type="string">
            <text:p>Category:Military_history_of_Russia</text:p>
          </table:table-cell>
          <table:table-cell table:style-name="Default" office:value-type="string" calcext:value-type="string">
            <text:p>Category:Political_scandals_in_Ukraine</text:p>
          </table:table-cell>
          <table:table-cell table:style-name="Default" office:value-type="string" calcext:value-type="string">
            <text:p>Category:Post-Soviet_conflicts</text:p>
          </table:table-cell>
          <table:table-cell table:style-name="Default" office:value-type="string" calcext:value-type="string">
            <text:p>Category:Territorial_disputes_of_Russia</text:p>
          </table:table-cell>
          <table:table-cell table:style-name="Default" office:value-type="string" calcext:value-type="string">
            <text:p>Category:Territorial_disputes_of_Ukraine</text:p>
          </table:table-cell>
          <table:table-cell table:style-name="Default" office:value-type="string" calcext:value-type="string">
            <text:p>Category:Wikipedia_categories_named_after_diplomatic_crises</text:p>
          </table:table-cell>
          <table:table-cell table:style-name="Default" office:value-type="string" calcext:value-type="string">
            <text:p>Category:2004_elections_in_Ukraine</text:p>
          </table:table-cell>
          <table:table-cell table:style-name="Default" office:value-type="string" calcext:value-type="string">
            <text:p>Category:Candidates_for_President_of_Ukraine</text:p>
          </table:table-cell>
          <table:table-cell table:style-name="Default" office:value-type="string" calcext:value-type="string">
            <text:p>Category:2010_elections_in_Ukraine</text:p>
          </table:table-cell>
          <table:table-cell table:style-name="Default" office:value-type="string" calcext:value-type="string">
            <text:p>Category:Communist_Party_of_the_Soviet_Union</text:p>
          </table:table-cell>
          <table:table-cell table:style-name="Default" office:value-type="string" calcext:value-type="string">
            <text:p>Category:Soviet_communists</text:p>
          </table:table-cell>
          <table:table-cell table:style-name="Default" office:value-type="string" calcext:value-type="string">
            <text:p>Category:Soviet_politicians</text:p>
          </table:table-cell>
          <table:table-cell table:style-name="Default" office:value-type="string" calcext:value-type="string">
            <text:p>Category:Alumni_by_university_or_college_in_Ukraine</text:p>
          </table:table-cell>
          <table:table-cell table:style-name="Default" office:value-type="string" calcext:value-type="string">
            <text:p>Category:Donetsk_National_Technical_University_people</text:p>
          </table:table-cell>
          <table:table-cell table:style-name="Default" office:value-type="string" calcext:value-type="string">
            <text:p>Category:Members_of_the_Verkhovna_Rada</text:p>
          </table:table-cell>
          <table:table-cell table:style-name="Default" office:value-type="string" calcext:value-type="string">
            <text:p>Category:Crime_in_Ukraine</text:p>
          </table:table-cell>
          <table:table-cell table:style-name="Default" office:value-type="string" calcext:value-type="string">
            <text:p>Category:Fugitives_by_country</text:p>
          </table:table-cell>
          <table:table-cell table:style-name="Default" office:value-type="string" calcext:value-type="string">
            <text:p>Category:Fugitives_by_charge</text:p>
          </table:table-cell>
          <table:table-cell table:style-name="Default" office:value-type="string" calcext:value-type="string">
            <text:p>Category:Murder</text:p>
          </table:table-cell>
          <table:table-cell table:style-name="Default" office:value-type="string" calcext:value-type="string">
            <text:p>Category:Chiefs_of_Local_State_Administration_(Ukraine)</text:p>
          </table:table-cell>
          <table:table-cell table:style-name="Default" office:value-type="string" calcext:value-type="string">
            <text:p>Category:Donetsk_Oblast</text:p>
          </table:table-cell>
          <table:table-cell table:style-name="Default" office:value-type="string" calcext:value-type="string">
            <text:p>Category:L&lt;U+00E9&gt;gion_d'honneur_recipients</text:p>
          </table:table-cell>
          <table:table-cell table:style-name="Default" office:value-type="string" calcext:value-type="string">
            <text:p>Category:Impeached_officials</text:p>
          </table:table-cell>
          <table:table-cell table:style-name="Default" office:value-type="string" calcext:value-type="string">
            <text:p>Category:People_expelled_from_public_office</text:p>
          </table:table-cell>
          <table:table-cell table:style-name="Default" office:value-type="string" calcext:value-type="string">
            <text:p>Category:Ukrainian_politicians_by_party</text:p>
          </table:table-cell>
          <table:table-cell table:style-name="Default" office:value-type="string" calcext:value-type="string">
            <text:p>Category:People_by_status</text:p>
          </table:table-cell>
          <table:table-cell table:style-name="Default" office:value-type="string" calcext:value-type="string">
            <text:p>Category:Party_of_Regions</text:p>
          </table:table-cell>
          <table:table-cell table:style-name="Default" office:value-type="string" calcext:value-type="string">
            <text:p>Category:People_by_city_in_Ukraine</text:p>
          </table:table-cell>
          <table:table-cell table:style-name="Default" office:value-type="string" calcext:value-type="string">
            <text:p>Category:People_from_Donetsk_Oblast</text:p>
          </table:table-cell>
          <table:table-cell table:style-name="Default" office:value-type="string" calcext:value-type="string">
            <text:p>Category:Yenakiieve</text:p>
          </table:table-cell>
          <table:table-cell table:style-name="Default" office:value-type="string" calcext:value-type="string">
            <text:p>Category:Orange_Revolution</text:p>
          </table:table-cell>
          <table:table-cell table:style-name="Default" office:value-type="string" calcext:value-type="string">
            <text:p>Category:People_by_revolution</text:p>
          </table:table-cell>
          <table:table-cell table:style-name="Default" office:value-type="string" calcext:value-type="string">
            <text:p>Category:Heads_of_state_of_Ukraine</text:p>
          </table:table-cell>
          <table:table-cell table:style-name="Default" office:value-type="string" calcext:value-type="string">
            <text:p>Category:Leaders_of_Ukraine</text:p>
          </table:table-cell>
          <table:table-cell table:style-name="Default" office:value-type="string" calcext:value-type="string">
            <text:p>Category:Political_office-holders_in_Ukraine</text:p>
          </table:table-cell>
          <table:table-cell table:style-name="Default" office:value-type="string" calcext:value-type="string">
            <text:p>Category:Politics_of_Ukraine</text:p>
          </table:table-cell>
          <table:table-cell table:style-name="Default" office:value-type="string" calcext:value-type="string">
            <text:p>Category:Presidency_of_Ukraine</text:p>
          </table:table-cell>
          <table:table-cell table:style-name="Default" office:value-type="string" calcext:value-type="string">
            <text:p>Category:Presidents_by_country</text:p>
          </table:table-cell>
          <table:table-cell table:style-name="Default" office:value-type="string" calcext:value-type="string">
            <text:p>Category:Ukrainian_government_officials</text:p>
          </table:table-cell>
          <table:table-cell table:style-name="Default" office:value-type="string" calcext:value-type="string">
            <text:p>Category:Government_ministers_of_Ukraine</text:p>
          </table:table-cell>
          <table:table-cell table:style-name="Default" office:value-type="string" calcext:value-type="string">
            <text:p>Category:Heads_of_government_by_country</text:p>
          </table:table-cell>
          <table:table-cell table:style-name="Default" office:value-type="string" calcext:value-type="string">
            <text:p>Category:Heads_of_government_in_Europe</text:p>
          </table:table-cell>
          <table:table-cell table:style-name="Default" office:value-type="string" calcext:value-type="string">
            <text:p>Category:Prime_Ministers_by_country</text:p>
          </table:table-cell>
          <table:table-cell table:style-name="Default" office:value-type="string" calcext:value-type="string">
            <text:p>Category:Orders,_decorations,_and_medals_of_Azerbaijan</text:p>
          </table:table-cell>
          <table:table-cell table:style-name="Default" office:value-type="string" calcext:value-type="string">
            <text:p>Category:Orders,_decorations,_and_medals_of_the_Russian_Orthodox_Church</text:p>
          </table:table-cell>
          <table:table-cell table:style-name="Default" office:value-type="string" calcext:value-type="string">
            <text:p>Category:Russian_award_winners</text:p>
          </table:table-cell>
          <table:table-cell table:style-name="Default" office:value-type="string" calcext:value-type="string">
            <text:p>Category:Orders,_decorations,_and_medals_of_Cuba</text:p>
          </table:table-cell>
          <table:table-cell table:style-name="Default" office:value-type="string" calcext:value-type="string">
            <text:p>Category:Chevaliers_of_the_Order_of_Merit_(Ukraine)</text:p>
          </table:table-cell>
          <table:table-cell table:style-name="Default" office:value-type="string" calcext:value-type="string">
            <text:p>Category:Recipients_of_the_Order_of_St._Vladimir</text:p>
          </table:table-cell>
          <table:table-cell table:style-name="Default" office:value-type="string" calcext:value-type="string">
            <text:p>Category:Ethnic_groups_in_Ukraine</text:p>
          </table:table-cell>
          <table:table-cell table:style-name="Default" office:value-type="string" calcext:value-type="string">
            <text:p>Category:Russian_diaspora_by_country</text:p>
          </table:table-cell>
          <table:table-cell table:style-name="Default" office:value-type="string" calcext:value-type="string">
            <text:p>Category:Russian_diaspora_in_Europe</text:p>
          </table:table-cell>
          <table:table-cell table:style-name="Default" office:value-type="string" calcext:value-type="string">
            <text:p>Category:Russia&lt;U+2013&gt;Ukraine_relations</text:p>
          </table:table-cell>
          <table:table-cell table:style-name="Default" office:value-type="string" calcext:value-type="string">
            <text:p>Category:Criminals_by_nationality</text:p>
          </table:table-cell>
          <table:table-cell table:style-name="Default" office:value-type="string" calcext:value-type="string">
            <text:p>Category:Ukrainian_people_by_occupation</text:p>
          </table:table-cell>
          <table:table-cell table:style-name="Default" office:value-type="string" calcext:value-type="string">
            <text:p>Category:Engineers_by_nationality</text:p>
          </table:table-cell>
          <table:table-cell table:style-name="Default" office:value-type="string" calcext:value-type="string">
            <text:p>Category:Ukrainian_scientists</text:p>
          </table:table-cell>
          <table:table-cell table:style-name="Default" office:value-type="string" calcext:value-type="string">
            <text:p>Category:Exiles_by_nationality</text:p>
          </table:table-cell>
          <table:table-cell table:style-name="Default" office:value-type="string" calcext:value-type="string">
            <text:p>Category:Ukrainian_expatriates</text:p>
          </table:table-cell>
          <table:table-cell table:style-name="Default" office:value-type="string" calcext:value-type="string">
            <text:p>Category:Belarus&lt;U+2013&gt;Ukraine_relations</text:p>
          </table:table-cell>
          <table:table-cell table:style-name="Default" office:value-type="string" calcext:value-type="string">
            <text:p>Category:People_of_Belarusian_descent</text:p>
          </table:table-cell>
          <table:table-cell table:style-name="Default" office:value-type="string" calcext:value-type="string">
            <text:p>Category:Ukrainian_people_by_ethnic_or_national_origin</text:p>
          </table:table-cell>
          <table:table-cell table:style-name="Default" office:value-type="string" calcext:value-type="string">
            <text:p>Category:People_of_Polish_descent</text:p>
          </table:table-cell>
          <table:table-cell table:style-name="Default" office:value-type="string" calcext:value-type="string">
            <text:p>Category:Poland&lt;U+2013&gt;Ukraine_relations</text:p>
          </table:table-cell>
          <table:table-cell table:style-name="Default" office:value-type="string" calcext:value-type="string">
            <text:p>Category:Ukrainian_people_of_European_descent</text:p>
          </table:table-cell>
          <table:table-cell table:style-name="Default" office:value-type="string" calcext:value-type="string">
            <text:p>Category:Dnipropetrovsk_National_University_people</text:p>
          </table:table-cell>
          <table:table-cell table:style-name="Default" office:value-type="string" calcext:value-type="string">
            <text:p>Category:Ukrainian_anti-communists</text:p>
          </table:table-cell>
          <table:table-cell table:style-name="Default" office:value-type="string" calcext:value-type="string">
            <text:p>Category:Ukrainian_nationalists</text:p>
          </table:table-cell>
          <table:table-cell table:style-name="Default" office:value-type="string" calcext:value-type="string">
            <text:p>Category:2014_elections_in_Ukraine</text:p>
          </table:table-cell>
          <table:table-cell table:style-name="Default" office:value-type="string" calcext:value-type="string">
            <text:p>Category:Corruption_by_country</text:p>
          </table:table-cell>
          <table:table-cell table:style-name="Default" office:value-type="string" calcext:value-type="string">
            <text:p>Category:Corruption_in_Europe</text:p>
          </table:table-cell>
          <table:table-cell table:style-name="Default" office:value-type="string" calcext:value-type="string">
            <text:p>Category:Ukrainian_society</text:p>
          </table:table-cell>
          <table:table-cell table:style-name="Default" office:value-type="string" calcext:value-type="string">
            <text:p>Category:8th_Ukrainian_Verkhovna_Rada</text:p>
          </table:table-cell>
          <table:table-cell table:style-name="Default" office:value-type="string" calcext:value-type="string">
            <text:p>Category:European_Court_of_Human_Rights_case_law</text:p>
          </table:table-cell>
          <table:table-cell table:style-name="Default" office:value-type="string" calcext:value-type="string">
            <text:p>Category:Human_rights_in_Ukraine</text:p>
          </table:table-cell>
          <table:table-cell table:style-name="Default" office:value-type="string" calcext:value-type="string">
            <text:p>Category:Ukrainian_law</text:p>
          </table:table-cell>
          <table:table-cell table:style-name="Default" office:value-type="string" calcext:value-type="string">
            <text:p>Category:Heads_of_government</text:p>
          </table:table-cell>
          <table:table-cell table:style-name="Default" office:value-type="string" calcext:value-type="string">
            <text:p>Category:Ukrainian_social_democrats</text:p>
          </table:table-cell>
          <table:table-cell table:style-name="Default" office:value-type="string" calcext:value-type="string">
            <text:p>Category:Prisoners_and_detainees_by_prison</text:p>
          </table:table-cell>
          <table:table-cell table:style-name="Default" office:value-type="string" calcext:value-type="string">
            <text:p>Category:Dnipropetrovsk</text:p>
          </table:table-cell>
          <table:table-cell table:style-name="Default" office:value-type="string" calcext:value-type="string">
            <text:p>Category:People_from_Dnipropetrovsk_Oblast</text:p>
          </table:table-cell>
          <table:table-cell table:style-name="Default" office:value-type="string" calcext:value-type="string">
            <text:p>Category:21st-century_people_by_conflict</text:p>
          </table:table-cell>
          <table:table-cell table:style-name="Default" office:value-type="string" calcext:value-type="string">
            <text:p>Category:Euromaidan</text:p>
          </table:table-cell>
          <table:table-cell table:style-name="Default" office:value-type="string" calcext:value-type="string">
            <text:p>Category:Ukrainian_people</text:p>
          </table:table-cell>
          <table:table-cell table:style-name="Default" office:value-type="string" calcext:value-type="string">
            <text:p>Category:Law_enforcement_in_Ukraine</text:p>
          </table:table-cell>
          <table:table-cell table:style-name="Default" office:value-type="string" calcext:value-type="string">
            <text:p>Category:Penal_system_in_Ukraine</text:p>
          </table:table-cell>
          <table:table-cell table:style-name="Default" office:value-type="string" calcext:value-type="string">
            <text:p>Category:Prisoners_and_detainees_by_country</text:p>
          </table:table-cell>
          <table:table-cell table:style-name="Default" office:value-type="string" calcext:value-type="string">
            <text:p>Category:Business_in_Ukraine</text:p>
          </table:table-cell>
          <table:table-cell table:style-name="Default" office:value-type="string" calcext:value-type="string">
            <text:p>Category:Businesspeople_by_nationality</text:p>
          </table:table-cell>
          <table:table-cell table:style-name="Default" office:value-type="string" calcext:value-type="string">
            <text:p>Category:European_businesspeople</text:p>
          </table:table-cell>
          <table:table-cell table:style-name="Default" office:value-type="string" calcext:value-type="string">
            <text:p>Category:Economists_by_nationality</text:p>
          </table:table-cell>
          <table:table-cell table:style-name="Default" office:value-type="string" calcext:value-type="string">
            <text:p>Category:Latvia&lt;U+2013&gt;Ukraine_relations</text:p>
          </table:table-cell>
          <table:table-cell table:style-name="Default" office:value-type="string" calcext:value-type="string">
            <text:p>Category:People_of_Latvian_descent</text:p>
          </table:table-cell>
          <table:table-cell table:style-name="Default" office:value-type="string" calcext:value-type="string">
            <text:p>Category:Politicians_convicted_of_crimes_by_nationality</text:p>
          </table:table-cell>
          <table:table-cell table:style-name="Default" office:value-type="string" calcext:value-type="string">
            <text:p>Category:Ukrainian_politicians</text:p>
          </table:table-cell>
          <table:table-cell table:style-name="Default" office:value-type="string" calcext:value-type="string">
            <text:p>Category:Prisoners_and_detainees_by_nationality</text:p>
          </table:table-cell>
          <table:table-cell table:style-name="Default" office:value-type="string" calcext:value-type="string">
            <text:p>Category:European_women_in_politics</text:p>
          </table:table-cell>
          <table:table-cell table:style-name="Default" office:value-type="string" calcext:value-type="string">
            <text:p>Category:Ukrainian_women_by_occupation</text:p>
          </table:table-cell>
          <table:table-cell table:style-name="Default" office:value-type="string" calcext:value-type="string">
            <text:p>Category:Wikipedia_categories_named_after_Ukrainian_people</text:p>
          </table:table-cell>
          <table:table-cell table:style-name="Default" office:value-type="string" calcext:value-type="string">
            <text:p>Category:Wikipedia_categories_named_after_heads_of_government</text:p>
          </table:table-cell>
          <table:table-cell table:style-name="Default" office:value-type="string" calcext:value-type="string">
            <text:p>Category:Acting_presidents_by_country</text:p>
          </table:table-cell>
          <table:table-cell table:style-name="Default" office:value-type="string" calcext:value-type="string">
            <text:p>Category:Wikipedia_maintenance</text:p>
          </table:table-cell>
          <table:table-cell table:style-name="Default" office:value-type="string" calcext:value-type="string">
            <text:p>Category:Directors_by_organization</text:p>
          </table:table-cell>
          <table:table-cell table:style-name="Default" office:value-type="string" calcext:value-type="string">
            <text:p>Category:Directors_of_intelligence_agencies</text:p>
          </table:table-cell>
          <table:table-cell table:style-name="Default" office:value-type="string" calcext:value-type="string">
            <text:p>Category:People_of_the_Federal_Security_Service</text:p>
          </table:table-cell>
          <table:table-cell table:style-name="Default" office:value-type="string" calcext:value-type="string">
            <text:p>Category:Recipients_of_the_Order_of_St._Sava</text:p>
          </table:table-cell>
          <table:table-cell table:style-name="Default" office:value-type="string" calcext:value-type="string">
            <text:p>Category:Heads_of_government_of_Russia</text:p>
          </table:table-cell>
          <table:table-cell table:style-name="Default" office:value-type="string" calcext:value-type="string">
            <text:p>Category:Politicians</text:p>
          </table:table-cell>
          <table:table-cell table:style-name="Default" office:value-type="string" calcext:value-type="string">
            <text:p>Category:People_of_the_KGB</text:p>
          </table:table-cell>
          <table:table-cell table:style-name="Default" office:value-type="string" calcext:value-type="string">
            <text:p>Category:Karateka_by_type</text:p>
          </table:table-cell>
          <table:table-cell table:style-name="Default" office:value-type="string" calcext:value-type="string">
            <text:p>Category:Kyokushin_kaikan</text:p>
          </table:table-cell>
          <table:table-cell table:style-name="Default" office:value-type="string" calcext:value-type="string">
            <text:p>Category:Judoka</text:p>
          </table:table-cell>
          <table:table-cell table:style-name="Default" office:value-type="string" calcext:value-type="string">
            <text:p>Category:Male_martial_artists</text:p>
          </table:table-cell>
          <table:table-cell table:style-name="Default" office:value-type="string" calcext:value-type="string">
            <text:p>Category:Sportsmen_by_sport</text:p>
          </table:table-cell>
          <table:table-cell table:style-name="Default" office:value-type="string" calcext:value-type="string">
            <text:p>Category:Karateka</text:p>
          </table:table-cell>
          <table:table-cell table:style-name="Default" office:value-type="string" calcext:value-type="string">
            <text:p>Category:Russian_anti-communists</text:p>
          </table:table-cell>
          <table:table-cell table:style-name="Default" office:value-type="string" calcext:value-type="string">
            <text:p>Category:Russian_liberals</text:p>
          </table:table-cell>
          <table:table-cell table:style-name="Default" office:value-type="string" calcext:value-type="string">
            <text:p>Category:Russian_politicians_by_party</text:p>
          </table:table-cell>
          <table:table-cell table:style-name="Default" office:value-type="string" calcext:value-type="string">
            <text:p>Category:People_by_city_in_Russia</text:p>
          </table:table-cell>
          <table:table-cell table:style-name="Default" office:value-type="string" calcext:value-type="string">
            <text:p>Category:People_by_federal_subject_in_Russia</text:p>
          </table:table-cell>
          <table:table-cell table:style-name="Default" office:value-type="string" calcext:value-type="string">
            <text:p>Category:Saint_Petersburg</text:p>
          </table:table-cell>
          <table:table-cell table:style-name="Default" office:value-type="string" calcext:value-type="string">
            <text:p>Category:20th-century_people_by_conflict</text:p>
          </table:table-cell>
          <table:table-cell table:style-name="Default" office:value-type="string" calcext:value-type="string">
            <text:p>Category:Chechen_wars</text:p>
          </table:table-cell>
          <table:table-cell table:style-name="Default" office:value-type="string" calcext:value-type="string">
            <text:p>Category:Russo-Georgian_War</text:p>
          </table:table-cell>
          <table:table-cell table:style-name="Default" office:value-type="string" calcext:value-type="string">
            <text:p>Category:Annexation_of_Crimea_by_the_Russian_Federation</text:p>
          </table:table-cell>
          <table:table-cell table:style-name="Default" office:value-type="string" calcext:value-type="string">
            <text:p>Category:People_of_the_2014_pro-Russian_unrest_in_Ukraine</text:p>
          </table:table-cell>
          <table:table-cell table:style-name="Default" office:value-type="string" calcext:value-type="string">
            <text:p>Category:Candidates_for_President_of_Russia</text:p>
          </table:table-cell>
          <table:table-cell table:style-name="Default" office:value-type="string" calcext:value-type="string">
            <text:p>Category:Executive_heads_of_state</text:p>
          </table:table-cell>
          <table:table-cell table:style-name="Default" office:value-type="string" calcext:value-type="string">
            <text:p>Category:Heads_of_state_of_Russia</text:p>
          </table:table-cell>
          <table:table-cell table:style-name="Default" office:value-type="string" calcext:value-type="string">
            <text:p>Category:Political_office-holders_in_Russia</text:p>
          </table:table-cell>
          <table:table-cell table:style-name="Default" office:value-type="string" calcext:value-type="string">
            <text:p>Category:Order_of_Abdulaziz_al_Saud</text:p>
          </table:table-cell>
          <table:table-cell table:style-name="Default" office:value-type="string" calcext:value-type="string">
            <text:p>Category:Order_of_Saint-Charles</text:p>
          </table:table-cell>
          <table:table-cell table:style-name="Default" office:value-type="string" calcext:value-type="string">
            <text:p>Category:Civil_awards_and_decorations_of_the_United_Arab_Emirates</text:p>
          </table:table-cell>
          <table:table-cell table:style-name="Default" office:value-type="string" calcext:value-type="string">
            <text:p>Category:Orders_of_knighthood_awarded_to_heads_of_state,_consorts_and_sovereign_family_members</text:p>
          </table:table-cell>
          <table:table-cell table:style-name="Default" office:value-type="string" calcext:value-type="string">
            <text:p>Category:Orders,_decorations,_and_medals_of_Kazakhstan</text:p>
          </table:table-cell>
          <table:table-cell table:style-name="Default" office:value-type="string" calcext:value-type="string">
            <text:p>Category:Order_of_the_Liberator</text:p>
          </table:table-cell>
          <table:table-cell table:style-name="Default" office:value-type="string" calcext:value-type="string">
            <text:p>Category:Eastern_Orthodox_Christians_from_Russia</text:p>
          </table:table-cell>
          <table:table-cell table:style-name="Default" office:value-type="string" calcext:value-type="string">
            <text:p>Category:Members_of_the_Russian_Orthodox_Church</text:p>
          </table:table-cell>
          <table:table-cell table:style-name="Default" office:value-type="string" calcext:value-type="string">
            <text:p>Category:Russian_Orthodox_Church_in_Russia</text:p>
          </table:table-cell>
          <table:table-cell table:style-name="Default" office:value-type="string" calcext:value-type="string">
            <text:p>Category:Judoka_by_nationality</text:p>
          </table:table-cell>
          <table:table-cell table:style-name="Default" office:value-type="string" calcext:value-type="string">
            <text:p>Category:Karate_in_Russia</text:p>
          </table:table-cell>
          <table:table-cell table:style-name="Default" office:value-type="string" calcext:value-type="string">
            <text:p>Category:Karateka_by_nationality</text:p>
          </table:table-cell>
          <table:table-cell table:style-name="Default" office:value-type="string" calcext:value-type="string">
            <text:p>Category:Sambo_practitioners_by_nationality</text:p>
          </table:table-cell>
          <table:table-cell table:style-name="Default" office:value-type="string" calcext:value-type="string">
            <text:p>Category:Alumni_by_university_or_college_in_Russia</text:p>
          </table:table-cell>
          <table:table-cell table:style-name="Default" office:value-type="string" calcext:value-type="string">
            <text:p>Category:Saint_Petersburg_State_University</text:p>
          </table:table-cell>
          <table:table-cell table:style-name="Default" office:value-type="string" calcext:value-type="string">
            <text:p>Category:United_Russia</text:p>
          </table:table-cell>
          <table:table-cell table:style-name="Default" office:value-type="string" calcext:value-type="string">
            <text:p>Category:Wikipedia_categories_named_after_Russian_politicians</text:p>
          </table:table-cell>
          <table:table-cell table:style-name="Default" office:value-type="string" calcext:value-type="string">
            <text:p>Category:Wikipedia_categories_named_after_presidents</text:p>
          </table:table-cell>
          <table:table-cell table:style-name="Default" office:value-type="string" calcext:value-type="string">
            <text:p>Category:2000s_in_Russia</text:p>
          </table:table-cell>
          <table:table-cell table:style-name="Default" office:value-type="string" calcext:value-type="string">
            <text:p>Category:2000s_in_Ukraine</text:p>
          </table:table-cell>
          <table:table-cell table:style-name="Default" office:value-type="string" calcext:value-type="string">
            <text:p>Category:2003_in_politics</text:p>
          </table:table-cell>
          <table:table-cell table:style-name="Default" office:value-type="string" calcext:value-type="string">
            <text:p>Category:21st_century_in_international_relations</text:p>
          </table:table-cell>
          <table:table-cell table:style-name="Default" office:value-type="string" calcext:value-type="string">
            <text:p>Category:2000s_conflicts</text:p>
          </table:table-cell>
          <table:table-cell table:style-name="Default" office:value-type="string" calcext:value-type="string">
            <text:p>Category:2003</text:p>
          </table:table-cell>
          <table:table-cell table:style-name="Default" office:value-type="string" calcext:value-type="string">
            <text:p>Category:Conflicts_by_country</text:p>
          </table:table-cell>
          <table:table-cell table:style-name="Default" office:value-type="string" calcext:value-type="string">
            <text:p>Category:Military_history_of_Ukraine</text:p>
          </table:table-cell>
          <table:table-cell table:style-name="Default" office:value-type="string" calcext:value-type="string">
            <text:p>Category:Political_history_of_Ukraine</text:p>
          </table:table-cell>
          <table:table-cell table:style-name="Default" office:value-type="string" calcext:value-type="string">
            <text:p>Category:Crimea</text:p>
          </table:table-cell>
          <table:table-cell table:style-name="Default" office:value-type="string" calcext:value-type="string">
            <text:p>Category:History_of_Europe_by_region</text:p>
          </table:table-cell>
          <table:table-cell table:style-name="Default" office:value-type="string" calcext:value-type="string">
            <text:p>Category:History_of_Russia_by_locality</text:p>
          </table:table-cell>
          <table:table-cell table:style-name="Default" office:value-type="string" calcext:value-type="string">
            <text:p>Category:History_of_Ukraine_by_location</text:p>
          </table:table-cell>
          <table:table-cell table:style-name="Default" office:value-type="string" calcext:value-type="string">
            <text:p>Category:History_of_Russia_by_topic</text:p>
          </table:table-cell>
          <table:table-cell table:style-name="Default" office:value-type="string" calcext:value-type="string">
            <text:p>Category:Military_history_by_country</text:p>
          </table:table-cell>
          <table:table-cell table:style-name="Default" office:value-type="string" calcext:value-type="string">
            <text:p>Category:Military_of_Russia</text:p>
          </table:table-cell>
          <table:table-cell table:style-name="Default" office:value-type="string" calcext:value-type="string">
            <text:p>Category:Political_scandals_by_country</text:p>
          </table:table-cell>
          <table:table-cell table:style-name="Default" office:value-type="string" calcext:value-type="string">
            <text:p>Category:Dissolution_of_the_Soviet_Union</text:p>
          </table:table-cell>
          <table:table-cell table:style-name="Default" office:value-type="string" calcext:value-type="string">
            <text:p>Category:Post-Soviet_states</text:p>
          </table:table-cell>
          <table:table-cell table:style-name="Default" office:value-type="string" calcext:value-type="string">
            <text:p>Category:Warfare_post-1945</text:p>
          </table:table-cell>
          <table:table-cell table:style-name="Default" office:value-type="string" calcext:value-type="string">
            <text:p>Category:Wikipedia_categories_named_after_wars</text:p>
          </table:table-cell>
          <table:table-cell table:style-name="Default" office:value-type="string" calcext:value-type="string">
            <text:p>Category:Borders_of_Russia</text:p>
          </table:table-cell>
          <table:table-cell table:style-name="Default" office:value-type="string" calcext:value-type="string">
            <text:p>Category:Disputed_territories_in_Asia</text:p>
          </table:table-cell>
          <table:table-cell table:style-name="Default" office:value-type="string" calcext:value-type="string">
            <text:p>Category:Disputed_territories_in_Europe</text:p>
          </table:table-cell>
          <table:table-cell table:style-name="Default" office:value-type="string" calcext:value-type="string">
            <text:p>Category:Foreign_relations_of_Russia</text:p>
          </table:table-cell>
          <table:table-cell table:style-name="Default" office:value-type="string" calcext:value-type="string">
            <text:p>Category:Territorial_disputes_by_country</text:p>
          </table:table-cell>
          <table:table-cell table:style-name="Default" office:value-type="string" calcext:value-type="string">
            <text:p>Category:Borders_of_Ukraine</text:p>
          </table:table-cell>
          <table:table-cell table:style-name="Default" office:value-type="string" calcext:value-type="string">
            <text:p>Category:Diplomatic_incidents</text:p>
          </table:table-cell>
          <table:table-cell table:style-name="Default" office:value-type="string" calcext:value-type="string">
            <text:p>Category:Wikipedia_categories_named_after_events_by_type</text:p>
          </table:table-cell>
          <table:table-cell table:style-name="Default" office:value-type="string" calcext:value-type="string">
            <text:p>Category:2004_elections_in_Europe</text:p>
          </table:table-cell>
          <table:table-cell table:style-name="Default" office:value-type="string" calcext:value-type="string">
            <text:p>Category:2004_in_Ukraine</text:p>
          </table:table-cell>
          <table:table-cell table:style-name="Default" office:value-type="string" calcext:value-type="string">
            <text:p>Category:Elections_in_Ukraine_by_year</text:p>
          </table:table-cell>
          <table:table-cell table:style-name="Default" office:value-type="string" calcext:value-type="string">
            <text:p>Category:Presidential_candidates</text:p>
          </table:table-cell>
          <table:table-cell table:style-name="Default" office:value-type="string" calcext:value-type="string">
            <text:p>Category:Presidential_elections_in_Ukraine</text:p>
          </table:table-cell>
          <table:table-cell table:style-name="Default" office:value-type="string" calcext:value-type="string">
            <text:p>Category:2010_elections_in_Europe</text:p>
          </table:table-cell>
          <table:table-cell table:style-name="Default" office:value-type="string" calcext:value-type="string">
            <text:p>Category:2010_in_Ukraine</text:p>
          </table:table-cell>
          <table:table-cell table:style-name="Default" office:value-type="string" calcext:value-type="string">
            <text:p>Category:Banned_communist_parties</text:p>
          </table:table-cell>
          <table:table-cell table:style-name="Default" office:value-type="string" calcext:value-type="string">
            <text:p>Category:Banned_political_parties_in_Russia</text:p>
          </table:table-cell>
          <table:table-cell table:style-name="Default" office:value-type="string" calcext:value-type="string">
            <text:p>Category:Comintern_sections</text:p>
          </table:table-cell>
          <table:table-cell table:style-name="Default" office:value-type="string" calcext:value-type="string">
            <text:p>Category:Communist_parties_in_Armenia</text:p>
          </table:table-cell>
          <table:table-cell table:style-name="Default" office:value-type="string" calcext:value-type="string">
            <text:p>Category:Communist_parties_in_Azerbaijan</text:p>
          </table:table-cell>
          <table:table-cell table:style-name="Default" office:value-type="string" calcext:value-type="string">
            <text:p>Category:Communist_parties_in_Belarus</text:p>
          </table:table-cell>
          <table:table-cell table:style-name="Default" office:value-type="string" calcext:value-type="string">
            <text:p>Category:Communist_parties_in_Estonia</text:p>
          </table:table-cell>
          <table:table-cell table:style-name="Default" office:value-type="string" calcext:value-type="string">
            <text:p>Category:Communist_parties_in_Georgia_(country)</text:p>
          </table:table-cell>
          <table:table-cell table:style-name="Default" office:value-type="string" calcext:value-type="string">
            <text:p>Category:Communist_parties_in_Kazakhstan</text:p>
          </table:table-cell>
          <table:table-cell table:style-name="Default" office:value-type="string" calcext:value-type="string">
            <text:p>Category:Communist_parties_in_Kyrgyzstan</text:p>
          </table:table-cell>
          <table:table-cell table:style-name="Default" office:value-type="string" calcext:value-type="string">
            <text:p>Category:Communist_parties_in_Latvia</text:p>
          </table:table-cell>
          <table:table-cell table:style-name="Default" office:value-type="string" calcext:value-type="string">
            <text:p>Category:Communist_parties_in_Lithuania</text:p>
          </table:table-cell>
          <table:table-cell table:style-name="Default" office:value-type="string" calcext:value-type="string">
            <text:p>Category:Communist_parties_in_Moldova</text:p>
          </table:table-cell>
          <table:table-cell table:style-name="Default" office:value-type="string" calcext:value-type="string">
            <text:p>Category:Communist_parties_in_Ukraine</text:p>
          </table:table-cell>
          <table:table-cell table:style-name="Default" office:value-type="string" calcext:value-type="string">
            <text:p>Category:Communist_parties_in_the_Soviet_Union</text:p>
          </table:table-cell>
          <table:table-cell table:style-name="Default" office:value-type="string" calcext:value-type="string">
            <text:p>Category:Defunct_Communist_parties</text:p>
          </table:table-cell>
          <table:table-cell table:style-name="Default" office:value-type="string" calcext:value-type="string">
            <text:p>Category:Defunct_political_parties_in_Belarus</text:p>
          </table:table-cell>
          <table:table-cell table:style-name="Default" office:value-type="string" calcext:value-type="string">
            <text:p>Category:Defunct_political_parties_in_Estonia</text:p>
          </table:table-cell>
          <table:table-cell table:style-name="Default" office:value-type="string" calcext:value-type="string">
            <text:p>Category:Defunct_political_parties_in_Georgia_(country)</text:p>
          </table:table-cell>
          <table:table-cell table:style-name="Default" office:value-type="string" calcext:value-type="string">
            <text:p>Category:Defunct_political_parties_in_Latvia</text:p>
          </table:table-cell>
          <table:table-cell table:style-name="Default" office:value-type="string" calcext:value-type="string">
            <text:p>Category:Defunct_political_parties_in_Lithuania</text:p>
          </table:table-cell>
          <table:table-cell table:style-name="Default" office:value-type="string" calcext:value-type="string">
            <text:p>Category:Defunct_political_parties_in_Moldova</text:p>
          </table:table-cell>
          <table:table-cell table:style-name="Default" office:value-type="string" calcext:value-type="string">
            <text:p>Category:Defunct_political_parties_in_Ukraine</text:p>
          </table:table-cell>
          <table:table-cell table:style-name="Default" office:value-type="string" calcext:value-type="string">
            <text:p>Category:Political_parties_in_Tajikistan</text:p>
          </table:table-cell>
          <table:table-cell table:style-name="Default" office:value-type="string" calcext:value-type="string">
            <text:p>Category:Political_parties_in_Turkmenistan</text:p>
          </table:table-cell>
          <table:table-cell table:style-name="Default" office:value-type="string" calcext:value-type="string">
            <text:p>Category:Political_parties_in_Uzbekistan</text:p>
          </table:table-cell>
          <table:table-cell table:style-name="Default" office:value-type="string" calcext:value-type="string">
            <text:p>Category:Political_parties_of_the_Russian_Revolution</text:p>
          </table:table-cell>
          <table:table-cell table:style-name="Default" office:value-type="string" calcext:value-type="string">
            <text:p>Category:Ruling_Communist_parties</text:p>
          </table:table-cell>
          <table:table-cell table:style-name="Default" office:value-type="string" calcext:value-type="string">
            <text:p>Category:Soviet_internal_politics</text:p>
          </table:table-cell>
          <table:table-cell table:style-name="Default" office:value-type="string" calcext:value-type="string">
            <text:p>Category:Asian_communists</text:p>
          </table:table-cell>
          <table:table-cell table:style-name="Default" office:value-type="string" calcext:value-type="string">
            <text:p>Category:Communists_by_nationality</text:p>
          </table:table-cell>
          <table:table-cell table:style-name="Default" office:value-type="string" calcext:value-type="string">
            <text:p>Category:European_communists</text:p>
          </table:table-cell>
          <table:table-cell table:style-name="Default" office:value-type="string" calcext:value-type="string">
            <text:p>Category:Soviet_Marxists</text:p>
          </table:table-cell>
          <table:table-cell table:style-name="Default" office:value-type="string" calcext:value-type="string">
            <text:p>Category:20th-century_politicians</text:p>
          </table:table-cell>
          <table:table-cell table:style-name="Default" office:value-type="string" calcext:value-type="string">
            <text:p>Category:Politics_of_the_Soviet_Union</text:p>
          </table:table-cell>
          <table:table-cell table:style-name="Default" office:value-type="string" calcext:value-type="string">
            <text:p>Category:Russian_politicians</text:p>
          </table:table-cell>
          <table:table-cell table:style-name="Default" office:value-type="string" calcext:value-type="string">
            <text:p>Category:Soviet_people_by_occupation</text:p>
          </table:table-cell>
          <table:table-cell table:style-name="Default" office:value-type="string" calcext:value-type="string">
            <text:p>Category:Alumni_by_university_or_college_in_Europe</text:p>
          </table:table-cell>
          <table:table-cell table:style-name="Default" office:value-type="string" calcext:value-type="string">
            <text:p>Category:People_by_university_or_college_in_Ukraine</text:p>
          </table:table-cell>
          <table:table-cell table:style-name="Default" office:value-type="string" calcext:value-type="string">
            <text:p>Category:Donetsk_National_Technical_University</text:p>
          </table:table-cell>
          <table:table-cell table:style-name="Default" office:value-type="string" calcext:value-type="string">
            <text:p>Category:People_by_university_or_college_in_Donetsk_Oblast</text:p>
          </table:table-cell>
          <table:table-cell table:style-name="Default" office:value-type="string" calcext:value-type="string">
            <text:p>Category:Members_of_unicameral_legislatures</text:p>
          </table:table-cell>
          <table:table-cell table:style-name="Default" office:value-type="string" calcext:value-type="string">
            <text:p>Category:National_legislators</text:p>
          </table:table-cell>
          <table:table-cell table:style-name="Default" office:value-type="string" calcext:value-type="string">
            <text:p>Category:Verkhovna_Rada</text:p>
          </table:table-cell>
          <table:table-cell table:style-name="Default" office:value-type="string" calcext:value-type="string">
            <text:p>Category:Crime_by_country</text:p>
          </table:table-cell>
          <table:table-cell table:style-name="Default" office:value-type="string" calcext:value-type="string">
            <text:p>Category:Crime_in_Europe</text:p>
          </table:table-cell>
          <table:table-cell table:style-name="Default" office:value-type="string" calcext:value-type="string">
            <text:p>Category:Fugitives</text:p>
          </table:table-cell>
          <table:table-cell table:style-name="Default" office:value-type="string" calcext:value-type="string">
            <text:p>Category:Criminals_by_crime</text:p>
          </table:table-cell>
          <table:table-cell table:style-name="Default" office:value-type="string" calcext:value-type="string">
            <text:p>Category:Criminal_homicide</text:p>
          </table:table-cell>
          <table:table-cell table:style-name="Default" office:value-type="string" calcext:value-type="string">
            <text:p>Category:Killings_by_type</text:p>
          </table:table-cell>
          <table:table-cell table:style-name="Default" office:value-type="string" calcext:value-type="string">
            <text:p>Category:Governors_and_heads_of_sub-national_entities</text:p>
          </table:table-cell>
          <table:table-cell table:style-name="Default" office:value-type="string" calcext:value-type="string">
            <text:p>Category:Local_government_in_Ukraine</text:p>
          </table:table-cell>
          <table:table-cell table:style-name="Default" office:value-type="string" calcext:value-type="string">
            <text:p>Category:Donbass</text:p>
          </table:table-cell>
          <table:table-cell table:style-name="Default" office:value-type="string" calcext:value-type="string">
            <text:p>Category:Oblasts_of_Ukraine</text:p>
          </table:table-cell>
          <table:table-cell table:style-name="Default" office:value-type="string" calcext:value-type="string">
            <text:p>Category:Recipients_of_French_military_awards_and_decorations</text:p>
          </table:table-cell>
          <table:table-cell table:style-name="Default" office:value-type="string" calcext:value-type="string">
            <text:p>Category:Impeachment</text:p>
          </table:table-cell>
          <table:table-cell table:style-name="Default" office:value-type="string" calcext:value-type="string">
            <text:p>Category:Political_office-holders</text:p>
          </table:table-cell>
          <table:table-cell table:style-name="Default" office:value-type="string" calcext:value-type="string">
            <text:p>Category:Government_officials</text:p>
          </table:table-cell>
          <table:table-cell table:style-name="Default" office:value-type="string" calcext:value-type="string">
            <text:p>Category:People_stripped_of_honors</text:p>
          </table:table-cell>
          <table:table-cell table:style-name="Default" office:value-type="string" calcext:value-type="string">
            <text:p>Category:Termination_of_employment</text:p>
          </table:table-cell>
          <table:table-cell table:style-name="Default" office:value-type="string" calcext:value-type="string">
            <text:p>Category:Political_parties_in_Ukraine</text:p>
          </table:table-cell>
          <table:table-cell table:style-name="Default" office:value-type="string" calcext:value-type="string">
            <text:p>Category:Politicians_by_nationality_and_party</text:p>
          </table:table-cell>
          <table:table-cell table:style-name="Default" office:value-type="string" calcext:value-type="string">
            <text:p>Category:Politicians_of_European_nations_by_party</text:p>
          </table:table-cell>
          <table:table-cell table:style-name="Default" office:value-type="string" calcext:value-type="string">
            <text:p>Category:Ukrainian_people_by_political_orientation</text:p>
          </table:table-cell>
          <table:table-cell table:style-name="Default" office:value-type="string" calcext:value-type="string">
            <text:p>Category:People</text:p>
          </table:table-cell>
          <table:table-cell table:style-name="Default" office:value-type="string" calcext:value-type="string">
            <text:p>Category:Centrist_parties_in_Ukraine</text:p>
          </table:table-cell>
          <table:table-cell table:style-name="Default" office:value-type="string" calcext:value-type="string">
            <text:p>Category:Eurosceptic_parties_in_Ukraine</text:p>
          </table:table-cell>
          <table:table-cell table:style-name="Default" office:value-type="string" calcext:value-type="string">
            <text:p>Category:Regionalist_parties_in_Ukraine</text:p>
          </table:table-cell>
          <table:table-cell table:style-name="Default" office:value-type="string" calcext:value-type="string">
            <text:p>Category:Russian_political_parties_in_Ukraine</text:p>
          </table:table-cell>
          <table:table-cell table:style-name="Default" office:value-type="string" calcext:value-type="string">
            <text:p>Category:Categories_by_city_in_Ukraine</text:p>
          </table:table-cell>
          <table:table-cell table:style-name="Default" office:value-type="string" calcext:value-type="string">
            <text:p>Category:People_by_country_and_city</text:p>
          </table:table-cell>
          <table:table-cell table:style-name="Default" office:value-type="string" calcext:value-type="string">
            <text:p>Category:People_by_oblast_in_Ukraine</text:p>
          </table:table-cell>
          <table:table-cell table:style-name="Default" office:value-type="string" calcext:value-type="string">
            <text:p>Category:Cities_in_Donetsk_Oblast</text:p>
          </table:table-cell>
          <table:table-cell table:style-name="Default" office:value-type="string" calcext:value-type="string">
            <text:p>Category:Wikipedia_categories_named_after_populated_places_in_Ukraine</text:p>
          </table:table-cell>
          <table:table-cell table:style-name="Default" office:value-type="string" calcext:value-type="string">
            <text:p>Category:21st-century_revolutions</text:p>
          </table:table-cell>
          <table:table-cell table:style-name="Default" office:value-type="string" calcext:value-type="string">
            <text:p>Category:Activism</text:p>
          </table:table-cell>
          <table:table-cell table:style-name="Default" office:value-type="string" calcext:value-type="string">
            <text:p>Category:Electoral_fraud</text:p>
          </table:table-cell>
          <table:table-cell table:style-name="Default" office:value-type="string" calcext:value-type="string">
            <text:p>Category:History_of_Kiev</text:p>
          </table:table-cell>
          <table:table-cell table:style-name="Default" office:value-type="string" calcext:value-type="string">
            <text:p>Category:History_of_Ukraine_since_1991</text:p>
          </table:table-cell>
          <table:table-cell table:style-name="Default" office:value-type="string" calcext:value-type="string">
            <text:p>Category:National_revivals</text:p>
          </table:table-cell>
          <table:table-cell table:style-name="Default" office:value-type="string" calcext:value-type="string">
            <text:p>Category:Nonviolent_revolutions</text:p>
          </table:table-cell>
          <table:table-cell table:style-name="Default" office:value-type="string" calcext:value-type="string">
            <text:p>Category:Post-Soviet_revolutions</text:p>
          </table:table-cell>
          <table:table-cell table:style-name="Default" office:value-type="string" calcext:value-type="string">
            <text:p>Category:Protests_against_results_of_elections</text:p>
          </table:table-cell>
          <table:table-cell table:style-name="Default" office:value-type="string" calcext:value-type="string">
            <text:p>Category:Protests_in_Ukraine</text:p>
          </table:table-cell>
          <table:table-cell table:style-name="Default" office:value-type="string" calcext:value-type="string">
            <text:p>Category:Revolutions_in_Ukraine</text:p>
          </table:table-cell>
          <table:table-cell table:style-name="Default" office:value-type="string" calcext:value-type="string">
            <text:p>Category:Riots_and_civil_disorder_in_Ukraine</text:p>
          </table:table-cell>
          <table:table-cell table:style-name="Default" office:value-type="string" calcext:value-type="string">
            <text:p>Category:Social_movements_in_Ukraine</text:p>
          </table:table-cell>
          <table:table-cell table:style-name="Default" office:value-type="string" calcext:value-type="string">
            <text:p>Category:Ukraine&lt;U+2013&gt;European_Union_relations</text:p>
          </table:table-cell>
          <table:table-cell table:style-name="Default" office:value-type="string" calcext:value-type="string">
            <text:p>Category:Ukrainian_democracy_movements</text:p>
          </table:table-cell>
          <table:table-cell table:style-name="Default" office:value-type="string" calcext:value-type="string">
            <text:p>Category:Ukrainian_nationalism</text:p>
          </table:table-cell>
          <table:table-cell table:style-name="Default" office:value-type="string" calcext:value-type="string">
            <text:p>Category:Wikipedia_categories_named_after_revolutions</text:p>
          </table:table-cell>
          <table:table-cell table:style-name="Default" office:value-type="string" calcext:value-type="string">
            <text:p>Category:People_by_association</text:p>
          </table:table-cell>
          <table:table-cell table:style-name="Default" office:value-type="string" calcext:value-type="string">
            <text:p>Category:Revolutionaries</text:p>
          </table:table-cell>
          <table:table-cell table:style-name="Default" office:value-type="string" calcext:value-type="string">
            <text:p>Category:Revolutions</text:p>
          </table:table-cell>
          <table:table-cell table:style-name="Default" office:value-type="string" calcext:value-type="string">
            <text:p>Category:Government_of_Ukraine</text:p>
          </table:table-cell>
          <table:table-cell table:style-name="Default" office:value-type="string" calcext:value-type="string">
            <text:p>Category:Heads_of_state_by_country</text:p>
          </table:table-cell>
          <table:table-cell table:style-name="Default" office:value-type="string" calcext:value-type="string">
            <text:p>Category:Heads_of_state_in_Europe</text:p>
          </table:table-cell>
          <table:table-cell table:style-name="Default" office:value-type="string" calcext:value-type="string">
            <text:p>Category:Political_office-holders_by_country</text:p>
          </table:table-cell>
          <table:table-cell table:style-name="Default" office:value-type="string" calcext:value-type="string">
            <text:p>Category:Politics_by_country</text:p>
          </table:table-cell>
          <table:table-cell table:style-name="Default" office:value-type="string" calcext:value-type="string">
            <text:p>Category:Ukraine</text:p>
          </table:table-cell>
          <table:table-cell table:style-name="Default" office:value-type="string" calcext:value-type="string">
            <text:p>Category:Ukrainian_studies</text:p>
          </table:table-cell>
          <table:table-cell table:style-name="Default" office:value-type="string" calcext:value-type="string">
            <text:p>Category:Presidencies</text:p>
          </table:table-cell>
          <table:table-cell table:style-name="Default" office:value-type="string" calcext:value-type="string">
            <text:p>Category:National_presidents</text:p>
          </table:table-cell>
          <table:table-cell table:style-name="Default" office:value-type="string" calcext:value-type="string">
            <text:p>Category:Government_officials_by_nationality</text:p>
          </table:table-cell>
          <table:table-cell table:style-name="Default" office:value-type="string" calcext:value-type="string">
            <text:p>Category:Ukrainian_military_personnel</text:p>
          </table:table-cell>
          <table:table-cell table:style-name="Default" office:value-type="string" calcext:value-type="string">
            <text:p>Category:Government_ministers_by_country</text:p>
          </table:table-cell>
          <table:table-cell table:style-name="Default" office:value-type="string" calcext:value-type="string">
            <text:p>Category:Government_ministries_of_Ukraine</text:p>
          </table:table-cell>
          <table:table-cell table:style-name="Default" office:value-type="string" calcext:value-type="string">
            <text:p>Category:European_people_by_occupation</text:p>
          </table:table-cell>
          <table:table-cell table:style-name="Default" office:value-type="string" calcext:value-type="string">
            <text:p>Category:European_political_figures</text:p>
          </table:table-cell>
          <table:table-cell table:style-name="Default" office:value-type="string" calcext:value-type="string">
            <text:p>Category:Political_history_by_country</text:p>
          </table:table-cell>
          <table:table-cell table:style-name="Default" office:value-type="string" calcext:value-type="string">
            <text:p>Category:Prime_ministers</text:p>
          </table:table-cell>
          <table:table-cell table:style-name="Default" office:value-type="string" calcext:value-type="string">
            <text:p>Category:Azerbaijani_awards</text:p>
          </table:table-cell>
          <table:table-cell table:style-name="Default" office:value-type="string" calcext:value-type="string">
            <text:p>Category:National_symbols_of_Azerbaijan</text:p>
          </table:table-cell>
          <table:table-cell table:style-name="Default" office:value-type="string" calcext:value-type="string">
            <text:p>Category:Orders,_decorations,_and_medals_by_country</text:p>
          </table:table-cell>
          <table:table-cell table:style-name="Default" office:value-type="string" calcext:value-type="string">
            <text:p>Category:Orders,_decorations,_and_medals_of_Russia</text:p>
          </table:table-cell>
          <table:table-cell table:style-name="Default" office:value-type="string" calcext:value-type="string">
            <text:p>Category:Award_winners_by_nationality</text:p>
          </table:table-cell>
          <table:table-cell table:style-name="Default" office:value-type="string" calcext:value-type="string">
            <text:p>Category:Russian_awards</text:p>
          </table:table-cell>
          <table:table-cell table:style-name="Default" office:value-type="string" calcext:value-type="string">
            <text:p>Category:Russian_people</text:p>
          </table:table-cell>
          <table:table-cell table:style-name="Default" office:value-type="string" calcext:value-type="string">
            <text:p>Category:Cuban_awards</text:p>
          </table:table-cell>
          <table:table-cell table:style-name="Default" office:value-type="string" calcext:value-type="string">
            <text:p>Category:National_symbols_of_Cuba</text:p>
          </table:table-cell>
          <table:table-cell table:style-name="Default" office:value-type="string" calcext:value-type="string">
            <text:p>Category:Civil_awards_and_decorations_of_Ukraine</text:p>
          </table:table-cell>
          <table:table-cell table:style-name="Default" office:value-type="string" calcext:value-type="string">
            <text:p>Category:Military_awards_and_decorations_of_Ukraine</text:p>
          </table:table-cell>
          <table:table-cell table:style-name="Default" office:value-type="string" calcext:value-type="string">
            <text:p>Category:Orders_of_knighthood_of_Russia</text:p>
          </table:table-cell>
          <table:table-cell table:style-name="Default" office:value-type="string" calcext:value-type="string">
            <text:p>Category:Demographics_of_Ukraine</text:p>
          </table:table-cell>
          <table:table-cell table:style-name="Default" office:value-type="string" calcext:value-type="string">
            <text:p>Category:Ethnic_groups_in_Europe_by_country</text:p>
          </table:table-cell>
          <table:table-cell table:style-name="Default" office:value-type="string" calcext:value-type="string">
            <text:p>Category:Ukrainian_culture</text:p>
          </table:table-cell>
          <table:table-cell table:style-name="Default" office:value-type="string" calcext:value-type="string">
            <text:p>Category:Diasporas_by_destination_country</text:p>
          </table:table-cell>
          <table:table-cell table:style-name="Default" office:value-type="string" calcext:value-type="string">
            <text:p>Category:Russian_diaspora</text:p>
          </table:table-cell>
          <table:table-cell table:style-name="Default" office:value-type="string" calcext:value-type="string">
            <text:p>Category:European_diasporas_in_Europe</text:p>
          </table:table-cell>
          <table:table-cell table:style-name="Default" office:value-type="string" calcext:value-type="string">
            <text:p>Category:Bilateral_relations_of_Russia</text:p>
          </table:table-cell>
          <table:table-cell table:style-name="Default" office:value-type="string" calcext:value-type="string">
            <text:p>Category:Bilateral_relations_of_Ukraine</text:p>
          </table:table-cell>
          <table:table-cell table:style-name="Default" office:value-type="string" calcext:value-type="string">
            <text:p>Category:Criminals</text:p>
          </table:table-cell>
          <table:table-cell table:style-name="Default" office:value-type="string" calcext:value-type="string">
            <text:p>Category:People_by_nationality</text:p>
          </table:table-cell>
          <table:table-cell table:style-name="Default" office:value-type="string" calcext:value-type="string">
            <text:p>Category:People_by_nationality_and_occupation</text:p>
          </table:table-cell>
          <table:table-cell table:style-name="Default" office:value-type="string" calcext:value-type="string">
            <text:p>Category:Science_and_technology_by_country</text:p>
          </table:table-cell>
          <table:table-cell table:style-name="Default" office:value-type="string" calcext:value-type="string">
            <text:p>Category:Science_and_technology_in_Ukraine</text:p>
          </table:table-cell>
          <table:table-cell table:style-name="Default" office:value-type="string" calcext:value-type="string">
            <text:p>Category:Exiles</text:p>
          </table:table-cell>
          <table:table-cell table:style-name="Default" office:value-type="string" calcext:value-type="string">
            <text:p>Category:Expatriates_by_nationality</text:p>
          </table:table-cell>
          <table:table-cell table:style-name="Default" office:value-type="string" calcext:value-type="string">
            <text:p>Category:People_of_Ukrainian_descent</text:p>
          </table:table-cell>
          <table:table-cell table:style-name="Default" office:value-type="string" calcext:value-type="string">
            <text:p>Category:Ukrainian_diaspora</text:p>
          </table:table-cell>
          <table:table-cell table:style-name="Default" office:value-type="string" calcext:value-type="string">
            <text:p>Category:Bilateral_relations_of_Belarus</text:p>
          </table:table-cell>
          <table:table-cell table:style-name="Default" office:value-type="string" calcext:value-type="string">
            <text:p>Category:Belarusian_diaspora</text:p>
          </table:table-cell>
          <table:table-cell table:style-name="Default" office:value-type="string" calcext:value-type="string">
            <text:p>Category:People_by_European_country_of_descent</text:p>
          </table:table-cell>
          <table:table-cell table:style-name="Default" office:value-type="string" calcext:value-type="string">
            <text:p>Category:People_by_country_of_descent</text:p>
          </table:table-cell>
          <table:table-cell table:style-name="Default" office:value-type="string" calcext:value-type="string">
            <text:p>Category:People_by_ethnic_or_national_descent</text:p>
          </table:table-cell>
          <table:table-cell table:style-name="Default" office:value-type="string" calcext:value-type="string">
            <text:p>Category:European_people_by_ethnic_or_national_origin</text:p>
          </table:table-cell>
          <table:table-cell table:style-name="Default" office:value-type="string" calcext:value-type="string">
            <text:p>Category:People_by_ethnic_or_national_origin</text:p>
          </table:table-cell>
          <table:table-cell table:style-name="Default" office:value-type="string" calcext:value-type="string">
            <text:p>Category:Polish_diaspora</text:p>
          </table:table-cell>
          <table:table-cell table:style-name="Default" office:value-type="string" calcext:value-type="string">
            <text:p>Category:Bilateral_relations_of_Poland</text:p>
          </table:table-cell>
          <table:table-cell table:style-name="Default" office:value-type="string" calcext:value-type="string">
            <text:p>Category:European_people_of_European_descent</text:p>
          </table:table-cell>
          <table:table-cell table:style-name="Default" office:value-type="string" calcext:value-type="string">
            <text:p>Category:People_of_European_descent</text:p>
          </table:table-cell>
          <table:table-cell table:style-name="Default" office:value-type="string" calcext:value-type="string">
            <text:p>Category:Dnipropetrovsk_National_University</text:p>
          </table:table-cell>
          <table:table-cell table:style-name="Default" office:value-type="string" calcext:value-type="string">
            <text:p>Category:People_by_university_or_college_in_Dnipropetrovsk_Oblast</text:p>
          </table:table-cell>
          <table:table-cell table:style-name="Default" office:value-type="string" calcext:value-type="string">
            <text:p>Category:Anti-communism_in_Ukraine</text:p>
          </table:table-cell>
          <table:table-cell table:style-name="Default" office:value-type="string" calcext:value-type="string">
            <text:p>Category:Anti-communists</text:p>
          </table:table-cell>
          <table:table-cell table:style-name="Default" office:value-type="string" calcext:value-type="string">
            <text:p>Category:European_anti-communists</text:p>
          </table:table-cell>
          <table:table-cell table:style-name="Default" office:value-type="string" calcext:value-type="string">
            <text:p>Category:Nationalists_by_nationality</text:p>
          </table:table-cell>
          <table:table-cell table:style-name="Default" office:value-type="string" calcext:value-type="string">
            <text:p>Category:Nationalists_of_European_nations</text:p>
          </table:table-cell>
          <table:table-cell table:style-name="Default" office:value-type="string" calcext:value-type="string">
            <text:p>Category:2014_elections_in_Europe</text:p>
          </table:table-cell>
          <table:table-cell table:style-name="Default" office:value-type="string" calcext:value-type="string">
            <text:p>Category:Corruption</text:p>
          </table:table-cell>
          <table:table-cell table:style-name="Default" office:value-type="string" calcext:value-type="string">
            <text:p>Category:Society_by_nationality</text:p>
          </table:table-cell>
          <table:table-cell table:style-name="Default" office:value-type="string" calcext:value-type="string">
            <text:p>Category:Corruption_by_continent</text:p>
          </table:table-cell>
          <table:table-cell table:style-name="Default" office:value-type="string" calcext:value-type="string">
            <text:p>Category:European_society</text:p>
          </table:table-cell>
          <table:table-cell table:style-name="Default" office:value-type="string" calcext:value-type="string">
            <text:p>Category:Politics_of_Europe</text:p>
          </table:table-cell>
          <table:table-cell table:style-name="Default" office:value-type="string" calcext:value-type="string">
            <text:p>Category:European_society_by_country</text:p>
          </table:table-cell>
          <table:table-cell table:style-name="Default" office:value-type="string" calcext:value-type="string">
            <text:p>Category:2015_in_Ukraine</text:p>
          </table:table-cell>
          <table:table-cell table:style-name="Default" office:value-type="string" calcext:value-type="string">
            <text:p>Category:Ukrainian_parliaments</text:p>
          </table:table-cell>
          <table:table-cell table:style-name="Default" office:value-type="string" calcext:value-type="string">
            <text:p>Category:Case_law_by_court</text:p>
          </table:table-cell>
          <table:table-cell table:style-name="Default" office:value-type="string" calcext:value-type="string">
            <text:p>Category:Civil_rights_case_law</text:p>
          </table:table-cell>
          <table:table-cell table:style-name="Default" office:value-type="string" calcext:value-type="string">
            <text:p>Category:European_Court_of_Human_Rights</text:p>
          </table:table-cell>
          <table:table-cell table:style-name="Default" office:value-type="string" calcext:value-type="string">
            <text:p>Category:Human_rights_case_law</text:p>
          </table:table-cell>
          <table:table-cell table:style-name="Default" office:value-type="string" calcext:value-type="string">
            <text:p>Category:Human_rights_by_country</text:p>
          </table:table-cell>
          <table:table-cell table:style-name="Default" office:value-type="string" calcext:value-type="string">
            <text:p>Category:Civil_law_legal_systems</text:p>
          </table:table-cell>
          <table:table-cell table:style-name="Default" office:value-type="string" calcext:value-type="string">
            <text:p>Category:Law_by_country</text:p>
          </table:table-cell>
          <table:table-cell table:style-name="Default" office:value-type="string" calcext:value-type="string">
            <text:p>Category:Government_institutions</text:p>
          </table:table-cell>
          <table:table-cell table:style-name="Default" office:value-type="string" calcext:value-type="string">
            <text:p>Category:Government_occupations</text:p>
          </table:table-cell>
          <table:table-cell table:style-name="Default" office:value-type="string" calcext:value-type="string">
            <text:p>Category:Political_office-holders_by_role</text:p>
          </table:table-cell>
          <table:table-cell table:style-name="Default" office:value-type="string" calcext:value-type="string">
            <text:p>Category:Positions_of_authority</text:p>
          </table:table-cell>
          <table:table-cell table:style-name="Default" office:value-type="string" calcext:value-type="string">
            <text:p>Category:European_social_democrats</text:p>
          </table:table-cell>
          <table:table-cell table:style-name="Default" office:value-type="string" calcext:value-type="string">
            <text:p>Category:Social_democrats_by_nationality</text:p>
          </table:table-cell>
          <table:table-cell table:style-name="Default" office:value-type="string" calcext:value-type="string">
            <text:p>Category:Prisoners_and_detainees</text:p>
          </table:table-cell>
          <table:table-cell table:style-name="Default" office:value-type="string" calcext:value-type="string">
            <text:p>Category:Prisons</text:p>
          </table:table-cell>
          <table:table-cell table:style-name="Default" office:value-type="string" calcext:value-type="string">
            <text:p>Category:Cities_in_Dnipropetrovsk_Oblast</text:p>
          </table:table-cell>
          <table:table-cell table:style-name="Default" office:value-type="string" calcext:value-type="string">
            <text:p>Category:Dnipropetrovsk_Oblast</text:p>
          </table:table-cell>
          <table:table-cell table:style-name="Default" office:value-type="string" calcext:value-type="string">
            <text:p>Category:21st-century_conflicts</text:p>
          </table:table-cell>
          <table:table-cell table:style-name="Default" office:value-type="string" calcext:value-type="string">
            <text:p>Category:21st-century_people</text:p>
          </table:table-cell>
          <table:table-cell table:style-name="Default" office:value-type="string" calcext:value-type="string">
            <text:p>Category:People_by_war</text:p>
          </table:table-cell>
          <table:table-cell table:style-name="Default" office:value-type="string" calcext:value-type="string">
            <text:p>Category:2013_in_Ukraine</text:p>
          </table:table-cell>
          <table:table-cell table:style-name="Default" office:value-type="string" calcext:value-type="string">
            <text:p>Category:Conflicts_in_2013</text:p>
          </table:table-cell>
          <table:table-cell table:style-name="Default" office:value-type="string" calcext:value-type="string">
            <text:p>Category:Conflicts_in_2014</text:p>
          </table:table-cell>
          <table:table-cell table:style-name="Default" office:value-type="string" calcext:value-type="string">
            <text:p>Category:Ukrainian_crisis</text:p>
          </table:table-cell>
          <table:table-cell table:style-name="Default" office:value-type="string" calcext:value-type="string">
            <text:p>Category:European_people</text:p>
          </table:table-cell>
          <table:table-cell table:style-name="Default" office:value-type="string" calcext:value-type="string">
            <text:p>Category:Slavic_people_by_nationality</text:p>
          </table:table-cell>
          <table:table-cell table:style-name="Default" office:value-type="string" calcext:value-type="string">
            <text:p>Category:Ukrainian_genealogy</text:p>
          </table:table-cell>
          <table:table-cell table:style-name="Default" office:value-type="string" calcext:value-type="string">
            <text:p>Category:Law_enforcement_by_country</text:p>
          </table:table-cell>
          <table:table-cell table:style-name="Default" office:value-type="string" calcext:value-type="string">
            <text:p>Category:Law_enforcement_in_Europe</text:p>
          </table:table-cell>
          <table:table-cell table:style-name="Default" office:value-type="string" calcext:value-type="string">
            <text:p>Category:Penal_systems_by_country</text:p>
          </table:table-cell>
          <table:table-cell table:style-name="Default" office:value-type="string" calcext:value-type="string">
            <text:p>Category:Business_by_country</text:p>
          </table:table-cell>
          <table:table-cell table:style-name="Default" office:value-type="string" calcext:value-type="string">
            <text:p>Category:Business_in_Europe</text:p>
          </table:table-cell>
          <table:table-cell table:style-name="Default" office:value-type="string" calcext:value-type="string">
            <text:p>Category:Economy_of_Ukraine</text:p>
          </table:table-cell>
          <table:table-cell table:style-name="Default" office:value-type="string" calcext:value-type="string">
            <text:p>Category:Businesspeople</text:p>
          </table:table-cell>
          <table:table-cell table:style-name="Default" office:value-type="string" calcext:value-type="string">
            <text:p>Category:People_by_occupation_and_nationality</text:p>
          </table:table-cell>
          <table:table-cell table:style-name="Default" office:value-type="string" calcext:value-type="string">
            <text:p>Category:Economists</text:p>
          </table:table-cell>
          <table:table-cell table:style-name="Default" office:value-type="string" calcext:value-type="string">
            <text:p>Category:Social_scientists_by_nationality</text:p>
          </table:table-cell>
          <table:table-cell table:style-name="Default" office:value-type="string" calcext:value-type="string">
            <text:p>Category:Bilateral_relations_of_Latvia</text:p>
          </table:table-cell>
          <table:table-cell table:style-name="Default" office:value-type="string" calcext:value-type="string">
            <text:p>Category:Latvian_diaspora</text:p>
          </table:table-cell>
          <table:table-cell table:style-name="Default" office:value-type="string" calcext:value-type="string">
            <text:p>Category:Latvian_people</text:p>
          </table:table-cell>
          <table:table-cell table:style-name="Default" office:value-type="string" calcext:value-type="string">
            <text:p>Category:Politicians_by_nationality</text:p>
          </table:table-cell>
          <table:table-cell table:style-name="Default" office:value-type="string" calcext:value-type="string">
            <text:p>Category:Politicians_convicted_of_crimes</text:p>
          </table:table-cell>
          <table:table-cell table:style-name="Default" office:value-type="string" calcext:value-type="string">
            <text:p>Category:Politicians_of_European_nations</text:p>
          </table:table-cell>
          <table:table-cell table:style-name="Default" office:value-type="string" calcext:value-type="string">
            <text:p>Category:Women_in_Europe</text:p>
          </table:table-cell>
          <table:table-cell table:style-name="Default" office:value-type="string" calcext:value-type="string">
            <text:p>Category:Ukrainian_women</text:p>
          </table:table-cell>
          <table:table-cell table:style-name="Default" office:value-type="string" calcext:value-type="string">
            <text:p>Category:Women_by_nationality_and_occupation</text:p>
          </table:table-cell>
          <table:table-cell table:style-name="Default" office:value-type="string" calcext:value-type="string">
            <text:p>Category:Wikipedia_categories_named_after_people_by_nationality</text:p>
          </table:table-cell>
          <table:table-cell table:style-name="Default" office:value-type="string" calcext:value-type="string">
            <text:p>Category:Wikipedia_categories_named_after_politicians</text:p>
          </table:table-cell>
          <table:table-cell table:style-name="Default" office:value-type="string" calcext:value-type="string">
            <text:p>Category:Wikipedia_administration</text:p>
          </table:table-cell>
          <table:table-cell table:style-name="Default" office:value-type="string" calcext:value-type="string">
            <text:p>Category:Corporate_directors</text:p>
          </table:table-cell>
          <table:table-cell table:style-name="Default" office:value-type="string" calcext:value-type="string">
            <text:p>Category:People_by_organization</text:p>
          </table:table-cell>
          <table:table-cell table:style-name="Default" office:value-type="string" calcext:value-type="string">
            <text:p>Category:Directors_of_government_agencies</text:p>
          </table:table-cell>
          <table:table-cell table:style-name="Default" office:value-type="string" calcext:value-type="string">
            <text:p>Category:Intelligence_agencies</text:p>
          </table:table-cell>
          <table:table-cell table:style-name="Default" office:value-type="string" calcext:value-type="string">
            <text:p>Category:Federal_Security_Service_of_the_Russian_Federation</text:p>
          </table:table-cell>
          <table:table-cell table:style-name="Default" office:value-type="string" calcext:value-type="string">
            <text:p>Category:People_by_intelligence_agency</text:p>
          </table:table-cell>
          <table:table-cell table:style-name="Default" office:value-type="string" calcext:value-type="string">
            <text:p>Category:Orders,_decorations,_and_medals_of_Yugoslavia</text:p>
          </table:table-cell>
          <table:table-cell table:style-name="Default" office:value-type="string" calcext:value-type="string">
            <text:p>Category:Orders_of_knighthood_of_Serbia</text:p>
          </table:table-cell>
          <table:table-cell table:style-name="Default" office:value-type="string" calcext:value-type="string">
            <text:p>Category:Government_ministers_of_Russia</text:p>
          </table:table-cell>
          <table:table-cell table:style-name="Default" office:value-type="string" calcext:value-type="string">
            <text:p>Category:Heads_of_government_in_Asia</text:p>
          </table:table-cell>
          <table:table-cell table:style-name="Default" office:value-type="string" calcext:value-type="string">
            <text:p>Category:Russian_rulers</text:p>
          </table:table-cell>
          <table:table-cell table:style-name="Default" office:value-type="string" calcext:value-type="string">
            <text:p>Category:Political_professionals</text:p>
          </table:table-cell>
          <table:table-cell table:style-name="Default" office:value-type="string" calcext:value-type="string">
            <text:p>Category:KGB</text:p>
          </table:table-cell>
          <table:table-cell table:style-name="Default" office:value-type="string" calcext:value-type="string">
            <text:p>Category:Full_contact_karate</text:p>
          </table:table-cell>
          <table:table-cell table:style-name="Default" office:value-type="string" calcext:value-type="string">
            <text:p>Category:Japanese_karate</text:p>
          </table:table-cell>
          <table:table-cell table:style-name="Default" office:value-type="string" calcext:value-type="string">
            <text:p>Category:Judo</text:p>
          </table:table-cell>
          <table:table-cell table:style-name="Default" office:value-type="string" calcext:value-type="string">
            <text:p>Category:Martial_artists_by_type</text:p>
          </table:table-cell>
          <table:table-cell table:style-name="Default" office:value-type="string" calcext:value-type="string">
            <text:p>Category:Sports_competitors_by_sport</text:p>
          </table:table-cell>
          <table:table-cell table:style-name="Default" office:value-type="string" calcext:value-type="string">
            <text:p>Category:Martial_artists</text:p>
          </table:table-cell>
          <table:table-cell table:style-name="Default" office:value-type="string" calcext:value-type="string">
            <text:p>Category:Sportsmen</text:p>
          </table:table-cell>
          <table:table-cell table:style-name="Default" office:value-type="string" calcext:value-type="string">
            <text:p>Category:Sportspeople_by_sport</text:p>
          </table:table-cell>
          <table:table-cell table:style-name="Default" office:value-type="string" calcext:value-type="string">
            <text:p>Category:Karate</text:p>
          </table:table-cell>
          <table:table-cell table:style-name="Default" office:value-type="string" calcext:value-type="string">
            <text:p>Category:Anti-communism_in_Russia</text:p>
          </table:table-cell>
          <table:table-cell table:style-name="Default" office:value-type="string" calcext:value-type="string">
            <text:p>Category:Asian_anti-communists</text:p>
          </table:table-cell>
          <table:table-cell table:style-name="Default" office:value-type="string" calcext:value-type="string">
            <text:p>Category:Russian_people_by_political_orientation</text:p>
          </table:table-cell>
          <table:table-cell table:style-name="Default" office:value-type="string" calcext:value-type="string">
            <text:p>Category:Political_parties_in_Russia</text:p>
          </table:table-cell>
          <table:table-cell table:style-name="Default" office:value-type="string" calcext:value-type="string">
            <text:p>Category:Politicians_of_Asian_nations_by_party</text:p>
          </table:table-cell>
          <table:table-cell table:style-name="Default" office:value-type="string" calcext:value-type="string">
            <text:p>Category:Categories_by_city_in_Russia</text:p>
          </table:table-cell>
          <table:table-cell table:style-name="Default" office:value-type="string" calcext:value-type="string">
            <text:p>Category:Russian_people_by_location</text:p>
          </table:table-cell>
          <table:table-cell table:style-name="Default" office:value-type="string" calcext:value-type="string">
            <text:p>Category:Categories_by_federal_subject_of_Russia</text:p>
          </table:table-cell>
          <table:table-cell table:style-name="Default" office:value-type="string" calcext:value-type="string">
            <text:p>Category:People_by_first-level_administrative_country_subdivision</text:p>
          </table:table-cell>
          <table:table-cell table:style-name="Default" office:value-type="string" calcext:value-type="string">
            <text:p>Category:Federal_cities_of_Russia</text:p>
          </table:table-cell>
          <table:table-cell table:style-name="Default" office:value-type="string" calcext:value-type="string">
            <text:p>Category:Northwestern_Federal_District</text:p>
          </table:table-cell>
          <table:table-cell table:style-name="Default" office:value-type="string" calcext:value-type="string">
            <text:p>Category:Wikipedia_categories_named_after_populated_places_in_Russia</text:p>
          </table:table-cell>
          <table:table-cell table:style-name="Default" office:value-type="string" calcext:value-type="string">
            <text:p>Category:20th-century_conflicts</text:p>
          </table:table-cell>
          <table:table-cell table:style-name="Default" office:value-type="string" calcext:value-type="string">
            <text:p>Category:20th-century_military_history</text:p>
          </table:table-cell>
          <table:table-cell table:style-name="Default" office:value-type="string" calcext:value-type="string">
            <text:p>Category:20th-century_people</text:p>
          </table:table-cell>
          <table:table-cell table:style-name="Default" office:value-type="string" calcext:value-type="string">
            <text:p>Category:Guerrilla_wars</text:p>
          </table:table-cell>
          <table:table-cell table:style-name="Default" office:value-type="string" calcext:value-type="string">
            <text:p>Category:History_of_Chechnya</text:p>
          </table:table-cell>
          <table:table-cell table:style-name="Default" office:value-type="string" calcext:value-type="string">
            <text:p>Category:History_of_Russia_(1992&lt;U+2013&gt;present)</text:p>
          </table:table-cell>
          <table:table-cell table:style-name="Default" office:value-type="string" calcext:value-type="string">
            <text:p>Category:Wars_involving_Russia</text:p>
          </table:table-cell>
          <table:table-cell table:style-name="Default" office:value-type="string" calcext:value-type="string">
            <text:p>Category:2008_in_Georgia_(country)</text:p>
          </table:table-cell>
          <table:table-cell table:style-name="Default" office:value-type="string" calcext:value-type="string">
            <text:p>Category:2008_in_Russia</text:p>
          </table:table-cell>
          <table:table-cell table:style-name="Default" office:value-type="string" calcext:value-type="string">
            <text:p>Category:Abkhazia&lt;U+2013&gt;Russia_relations</text:p>
          </table:table-cell>
          <table:table-cell table:style-name="Default" office:value-type="string" calcext:value-type="string">
            <text:p>Category:Conflicts_in_2008</text:p>
          </table:table-cell>
          <table:table-cell table:style-name="Default" office:value-type="string" calcext:value-type="string">
            <text:p>Category:Georgia_(country)&lt;U+2013&gt;Russia_relations</text:p>
          </table:table-cell>
          <table:table-cell table:style-name="Default" office:value-type="string" calcext:value-type="string">
            <text:p>Category:Georgian&lt;U+2013&gt;Abkhazian_conflict</text:p>
          </table:table-cell>
          <table:table-cell table:style-name="Default" office:value-type="string" calcext:value-type="string">
            <text:p>Category:Georgian&lt;U+2013&gt;Ossetian_conflict</text:p>
          </table:table-cell>
          <table:table-cell table:style-name="Default" office:value-type="string" calcext:value-type="string">
            <text:p>Category:Invasions_of_Georgia_(country)</text:p>
          </table:table-cell>
          <table:table-cell table:style-name="Default" office:value-type="string" calcext:value-type="string">
            <text:p>Category:Russia&lt;U+2013&gt;South_Ossetia_relations</text:p>
          </table:table-cell>
          <table:table-cell table:style-name="Default" office:value-type="string" calcext:value-type="string">
            <text:p>Category:Wars_involving_Georgia_(country)</text:p>
          </table:table-cell>
          <table:table-cell table:style-name="Default" office:value-type="string" calcext:value-type="string">
            <text:p>Category:2014_in_Russia</text:p>
          </table:table-cell>
          <table:table-cell table:style-name="Default" office:value-type="string" calcext:value-type="string">
            <text:p>Category:2014_pro-Russian_unrest_in_Ukraine</text:p>
          </table:table-cell>
          <table:table-cell table:style-name="Default" office:value-type="string" calcext:value-type="string">
            <text:p>Category:Annexation</text:p>
          </table:table-cell>
          <table:table-cell table:style-name="Default" office:value-type="string" calcext:value-type="string">
            <text:p>Category:Cold_War_II</text:p>
          </table:table-cell>
          <table:table-cell table:style-name="Default" office:value-type="string" calcext:value-type="string">
            <text:p>Category:Politics_of_Crimea</text:p>
          </table:table-cell>
          <table:table-cell table:style-name="Default" office:value-type="string" calcext:value-type="string">
            <text:p>Category:Russian_nationalism_in_Ukraine</text:p>
          </table:table-cell>
          <table:table-cell table:style-name="Default" office:value-type="string" calcext:value-type="string">
            <text:p>Category:Russian&lt;U+2013&gt;Ukrainian_wars</text:p>
          </table:table-cell>
          <table:table-cell table:style-name="Default" office:value-type="string" calcext:value-type="string">
            <text:p>Category:Separatism_in_Ukraine</text:p>
          </table:table-cell>
          <table:table-cell table:style-name="Default" office:value-type="string" calcext:value-type="string">
            <text:p>Category:Elections_in_Russia</text:p>
          </table:table-cell>
          <table:table-cell table:style-name="Default" office:value-type="string" calcext:value-type="string">
            <text:p>Category:Heads_of_state</text:p>
          </table:table-cell>
          <table:table-cell table:style-name="Default" office:value-type="string" calcext:value-type="string">
            <text:p>Category:Government_of_Russia</text:p>
          </table:table-cell>
          <table:table-cell table:style-name="Default" office:value-type="string" calcext:value-type="string">
            <text:p>Category:Heads_of_state_in_Asia</text:p>
          </table:table-cell>
          <table:table-cell table:style-name="Default" office:value-type="string" calcext:value-type="string">
            <text:p>Category:Russian_people_by_occupation</text:p>
          </table:table-cell>
          <table:table-cell table:style-name="Default" office:value-type="string" calcext:value-type="string">
            <text:p>Category:Orders,_decorations,_and_medals_of_Saudi_Arabia</text:p>
          </table:table-cell>
          <table:table-cell table:style-name="Default" office:value-type="string" calcext:value-type="string">
            <text:p>Category:Orders,_decorations,_and_medals_of_Monaco</text:p>
          </table:table-cell>
          <table:table-cell table:style-name="Default" office:value-type="string" calcext:value-type="string">
            <text:p>Category:Civil_awards_and_decorations_by_country</text:p>
          </table:table-cell>
          <table:table-cell table:style-name="Default" office:value-type="string" calcext:value-type="string">
            <text:p>Category:Orders,_decorations,_and_medals_of_the_United_Arab_Emirates</text:p>
          </table:table-cell>
          <table:table-cell table:style-name="Default" office:value-type="string" calcext:value-type="string">
            <text:p>Category:Chivalric_orders</text:p>
          </table:table-cell>
          <table:table-cell table:style-name="Default" office:value-type="string" calcext:value-type="string">
            <text:p>Category:Kazakhstani_awards</text:p>
          </table:table-cell>
          <table:table-cell table:style-name="Default" office:value-type="string" calcext:value-type="string">
            <text:p>Category:National_symbols_of_Kazakhstan</text:p>
          </table:table-cell>
          <table:table-cell table:style-name="Default" office:value-type="string" calcext:value-type="string">
            <text:p>Category:Orders,_decorations,_and_medals_of_Venezuela</text:p>
          </table:table-cell>
          <table:table-cell table:style-name="Default" office:value-type="string" calcext:value-type="string">
            <text:p>Category:Eastern_Orthodox_Christians_by_nationality</text:p>
          </table:table-cell>
          <table:table-cell table:style-name="Default" office:value-type="string" calcext:value-type="string">
            <text:p>Category:Eastern_Orthodoxy_in_Russia</text:p>
          </table:table-cell>
          <table:table-cell table:style-name="Default" office:value-type="string" calcext:value-type="string">
            <text:p>Category:Russian_Christians</text:p>
          </table:table-cell>
          <table:table-cell table:style-name="Default" office:value-type="string" calcext:value-type="string">
            <text:p>Category:Eastern_Orthodox_Christians_by_jurisdiction</text:p>
          </table:table-cell>
          <table:table-cell table:style-name="Default" office:value-type="string" calcext:value-type="string">
            <text:p>Category:Russian_Orthodox_Church</text:p>
          </table:table-cell>
          <table:table-cell table:style-name="Default" office:value-type="string" calcext:value-type="string">
            <text:p>Category:National_churches</text:p>
          </table:table-cell>
          <table:table-cell table:style-name="Default" office:value-type="string" calcext:value-type="string">
            <text:p>Category:Martial_artists_by_type_by_nationality</text:p>
          </table:table-cell>
          <table:table-cell table:style-name="Default" office:value-type="string" calcext:value-type="string">
            <text:p>Category:Karate_by_country</text:p>
          </table:table-cell>
          <table:table-cell table:style-name="Default" office:value-type="string" calcext:value-type="string">
            <text:p>Category:Karate_in_Asia</text:p>
          </table:table-cell>
          <table:table-cell table:style-name="Default" office:value-type="string" calcext:value-type="string">
            <text:p>Category:Karate_in_Europe</text:p>
          </table:table-cell>
          <table:table-cell table:style-name="Default" office:value-type="string" calcext:value-type="string">
            <text:p>Category:Sport_in_Russia_by_sport</text:p>
          </table:table-cell>
          <table:table-cell table:style-name="Default" office:value-type="string" calcext:value-type="string">
            <text:p>Category:Sambo_practitioners</text:p>
          </table:table-cell>
          <table:table-cell table:style-name="Default" office:value-type="string" calcext:value-type="string">
            <text:p>Category:People_by_university_or_college_in_Russia</text:p>
          </table:table-cell>
          <table:table-cell table:style-name="Default" office:value-type="string" calcext:value-type="string">
            <text:p>Category:Wikipedia_categories_named_after_universities_and_colleges_in_Russia</text:p>
          </table:table-cell>
          <table:table-cell table:style-name="Default" office:value-type="string" calcext:value-type="string">
            <text:p>Category:Conservative_parties_in_Russia</text:p>
          </table:table-cell>
          <table:table-cell table:style-name="Default" office:value-type="string" calcext:value-type="string">
            <text:p>Category:Political_parties_established_in_2001</text:p>
          </table:table-cell>
          <table:table-cell table:style-name="Default" office:value-type="string" calcext:value-type="string">
            <text:p>Category:Registered_political_parties_in_Russia</text:p>
          </table:table-cell>
          <table:table-cell table:style-name="Default" office:value-type="string" calcext:value-type="string">
            <text:p>Category:Wikipedia_categories_named_after_Russian_people</text:p>
          </table:table-cell>
          <table:table-cell table:style-name="Default" office:value-type="string" calcext:value-type="string">
            <text:p>Category:Presidents</text:p>
          </table:table-cell>
          <table:table-cell table:style-name="Default" office:value-type="string" calcext:value-type="string">
            <text:p>Category:2000s_by_country</text:p>
          </table:table-cell>
          <table:table-cell table:style-name="Default" office:value-type="string" calcext:value-type="string">
            <text:p>Category:2000s_in_Asia</text:p>
          </table:table-cell>
          <table:table-cell table:style-name="Default" office:value-type="string" calcext:value-type="string">
            <text:p>Category:2000s_in_Europe</text:p>
          </table:table-cell>
          <table:table-cell table:style-name="Default" office:value-type="string" calcext:value-type="string">
            <text:p>Category:21st_century_in_Russia</text:p>
          </table:table-cell>
          <table:table-cell table:style-name="Default" office:value-type="string" calcext:value-type="string">
            <text:p>Category:Decades_in_Russia</text:p>
          </table:table-cell>
          <table:table-cell table:style-name="Default" office:value-type="string" calcext:value-type="string">
            <text:p>Category:21st_century_in_Ukraine</text:p>
          </table:table-cell>
          <table:table-cell table:style-name="Default" office:value-type="string" calcext:value-type="string">
            <text:p>Category:Decades_in_Ukraine</text:p>
          </table:table-cell>
          <table:table-cell table:style-name="Default" office:value-type="string" calcext:value-type="string">
            <text:p>Category:21st_century_in_politics</text:p>
          </table:table-cell>
          <table:table-cell table:style-name="Default" office:value-type="string" calcext:value-type="string">
            <text:p>Category:Politics_by_year</text:p>
          </table:table-cell>
          <table:table-cell table:style-name="Default" office:value-type="string" calcext:value-type="string">
            <text:p>Category:21st_century_by_country</text:p>
          </table:table-cell>
          <table:table-cell table:style-name="Default" office:value-type="string" calcext:value-type="string">
            <text:p>Category:International_relations_by_century</text:p>
          </table:table-cell>
          <table:table-cell table:style-name="Default" office:value-type="string" calcext:value-type="string">
            <text:p>Category:2000s_events</text:p>
          </table:table-cell>
          <table:table-cell table:style-name="Default" office:value-type="string" calcext:value-type="string">
            <text:p>Category:Conflicts_by_decade</text:p>
          </table:table-cell>
          <table:table-cell table:style-name="Default" office:value-type="string" calcext:value-type="string">
            <text:p>Category:2000s</text:p>
          </table:table-cell>
          <table:table-cell table:style-name="Default" office:value-type="string" calcext:value-type="string">
            <text:p>Category:Years</text:p>
          </table:table-cell>
          <table:table-cell table:style-name="Default" office:value-type="string" calcext:value-type="string">
            <text:p>Category:Conflicts</text:p>
          </table:table-cell>
          <table:table-cell table:style-name="Default" office:value-type="string" calcext:value-type="string">
            <text:p>Category:Controversies_by_country</text:p>
          </table:table-cell>
          <table:table-cell table:style-name="Default" office:value-type="string" calcext:value-type="string">
            <text:p>Category:History_by_country</text:p>
          </table:table-cell>
          <table:table-cell table:style-name="Default" office:value-type="string" calcext:value-type="string">
            <text:p>Category:History_of_Ukraine_by_topic</text:p>
          </table:table-cell>
          <table:table-cell table:style-name="Default" office:value-type="string" calcext:value-type="string">
            <text:p>Category:Military_of_Ukraine</text:p>
          </table:table-cell>
          <table:table-cell table:style-name="Default" office:value-type="string" calcext:value-type="string">
            <text:p>Category:Autonomous_republics_of_Ukraine</text:p>
          </table:table-cell>
          <table:table-cell table:style-name="Default" office:value-type="string" calcext:value-type="string">
            <text:p>Category:Subdivisions_of_Russia</text:p>
          </table:table-cell>
          <table:table-cell table:style-name="Default" office:value-type="string" calcext:value-type="string">
            <text:p>Category:Wikipedia_categories_named_after_peninsulas</text:p>
          </table:table-cell>
          <table:table-cell table:style-name="Default" office:value-type="string" calcext:value-type="string">
            <text:p>Category:History_of_Europe</text:p>
          </table:table-cell>
          <table:table-cell table:style-name="Default" office:value-type="string" calcext:value-type="string">
            <text:p>Category:Regions_of_Europe</text:p>
          </table:table-cell>
          <table:table-cell table:style-name="Default" office:value-type="string" calcext:value-type="string">
            <text:p>Category:Geographic_history_of_Russia</text:p>
          </table:table-cell>
          <table:table-cell table:style-name="Default" office:value-type="string" calcext:value-type="string">
            <text:p>Category:History_by_location</text:p>
          </table:table-cell>
          <table:table-cell table:style-name="Default" office:value-type="string" calcext:value-type="string">
            <text:p>Category:History_of_Ukraine</text:p>
          </table:table-cell>
          <table:table-cell table:style-name="Default" office:value-type="string" calcext:value-type="string">
            <text:p>Category:History_by_country_and_topic</text:p>
          </table:table-cell>
          <table:table-cell table:style-name="Default" office:value-type="string" calcext:value-type="string">
            <text:p>Category:History_of_Russia</text:p>
          </table:table-cell>
          <table:table-cell table:style-name="Default" office:value-type="string" calcext:value-type="string">
            <text:p>Category:History_by_topic_and_country</text:p>
          </table:table-cell>
          <table:table-cell table:style-name="Default" office:value-type="string" calcext:value-type="string">
            <text:p>Category:Military_history</text:p>
          </table:table-cell>
          <table:table-cell table:style-name="Default" office:value-type="string" calcext:value-type="string">
            <text:p>Category:Military_by_country</text:p>
          </table:table-cell>
          <table:table-cell table:style-name="Default" office:value-type="string" calcext:value-type="string">
            <text:p>Category:Military_in_Asia</text:p>
          </table:table-cell>
          <table:table-cell table:style-name="Default" office:value-type="string" calcext:value-type="string">
            <text:p>Category:Military_in_Europe</text:p>
          </table:table-cell>
          <table:table-cell table:style-name="Default" office:value-type="string" calcext:value-type="string">
            <text:p>Category:Russia</text:p>
          </table:table-cell>
          <table:table-cell table:style-name="Default" office:value-type="string" calcext:value-type="string">
            <text:p>Category:Russian_Ministry_of_Defence</text:p>
          </table:table-cell>
          <table:table-cell table:style-name="Default" office:value-type="string" calcext:value-type="string">
            <text:p>Category:Political_scandals</text:p>
          </table:table-cell>
          <table:table-cell table:style-name="Default" office:value-type="string" calcext:value-type="string">
            <text:p>Category:Scandals_by_country</text:p>
          </table:table-cell>
          <table:table-cell table:style-name="Default" office:value-type="string" calcext:value-type="string">
            <text:p>Category:1980s_in_the_Soviet_Union</text:p>
          </table:table-cell>
          <table:table-cell table:style-name="Default" office:value-type="string" calcext:value-type="string">
            <text:p>Category:1990_in_international_relations</text:p>
          </table:table-cell>
          <table:table-cell table:style-name="Default" office:value-type="string" calcext:value-type="string">
            <text:p>Category:1990_in_the_Soviet_Union</text:p>
          </table:table-cell>
          <table:table-cell table:style-name="Default" office:value-type="string" calcext:value-type="string">
            <text:p>Category:1991_in_international_relations</text:p>
          </table:table-cell>
          <table:table-cell table:style-name="Default" office:value-type="string" calcext:value-type="string">
            <text:p>Category:1991_in_the_Soviet_Union</text:p>
          </table:table-cell>
          <table:table-cell table:style-name="Default" office:value-type="string" calcext:value-type="string">
            <text:p>Category:1992_in_Russia</text:p>
          </table:table-cell>
          <table:table-cell table:style-name="Default" office:value-type="string" calcext:value-type="string">
            <text:p>Category:1992_in_international_relations</text:p>
          </table:table-cell>
          <table:table-cell table:style-name="Default" office:value-type="string" calcext:value-type="string">
            <text:p>Category:History_of_the_Soviet_Union_and_Soviet_Russia</text:p>
          </table:table-cell>
          <table:table-cell table:style-name="Default" office:value-type="string" calcext:value-type="string">
            <text:p>Category:Mikhail_Gorbachev</text:p>
          </table:table-cell>
          <table:table-cell table:style-name="Default" office:value-type="string" calcext:value-type="string">
            <text:p>Category:Revolutions_of_1989</text:p>
          </table:table-cell>
          <table:table-cell table:style-name="Default" office:value-type="string" calcext:value-type="string">
            <text:p>Category:Wikipedia_categories_named_after_events</text:p>
          </table:table-cell>
          <table:table-cell table:style-name="Default" office:value-type="string" calcext:value-type="string">
            <text:p>Category:Eurasia</text:p>
          </table:table-cell>
          <table:table-cell table:style-name="Default" office:value-type="string" calcext:value-type="string">
            <text:p>Category:Soviet_states</text:p>
          </table:table-cell>
          <table:table-cell table:style-name="Default" office:value-type="string" calcext:value-type="string">
            <text:p>Category:Successor_states</text:p>
          </table:table-cell>
          <table:table-cell table:style-name="Default" office:value-type="string" calcext:value-type="string">
            <text:p>Category:Contemporary_history</text:p>
          </table:table-cell>
          <table:table-cell table:style-name="Default" office:value-type="string" calcext:value-type="string">
            <text:p>Category:Wikipedia_categories_named_after_military_operations</text:p>
          </table:table-cell>
          <table:table-cell table:style-name="Default" office:value-type="string" calcext:value-type="string">
            <text:p>Category:Borders_by_country</text:p>
          </table:table-cell>
          <table:table-cell table:style-name="Default" office:value-type="string" calcext:value-type="string">
            <text:p>Category:Geography_of_Russia</text:p>
          </table:table-cell>
          <table:table-cell table:style-name="Default" office:value-type="string" calcext:value-type="string">
            <text:p>Category:Disputed_territories_by_location</text:p>
          </table:table-cell>
          <table:table-cell table:style-name="Default" office:value-type="string" calcext:value-type="string">
            <text:p>Category:Geography_of_Asia</text:p>
          </table:table-cell>
          <table:table-cell table:style-name="Default" office:value-type="string" calcext:value-type="string">
            <text:p>Category:Geography_of_Europe</text:p>
          </table:table-cell>
          <table:table-cell table:style-name="Default" office:value-type="string" calcext:value-type="string">
            <text:p>Category:Foreign_relations_by_country</text:p>
          </table:table-cell>
          <table:table-cell table:style-name="Default" office:value-type="string" calcext:value-type="string">
            <text:p>Category:Geographic_history_by_country</text:p>
          </table:table-cell>
          <table:table-cell table:style-name="Default" office:value-type="string" calcext:value-type="string">
            <text:p>Category:Foreign_relations_of_Ukraine</text:p>
          </table:table-cell>
          <table:table-cell table:style-name="Default" office:value-type="string" calcext:value-type="string">
            <text:p>Category:Geography_of_Ukraine</text:p>
          </table:table-cell>
          <table:table-cell table:style-name="Default" office:value-type="string" calcext:value-type="string">
            <text:p>Category:Diplomacy</text:p>
          </table:table-cell>
          <table:table-cell table:style-name="Default" office:value-type="string" calcext:value-type="string">
            <text:p>Category:International_incidents</text:p>
          </table:table-cell>
          <table:table-cell table:style-name="Default" office:value-type="string" calcext:value-type="string">
            <text:p>Category:Elections_in_Europe_by_year</text:p>
          </table:table-cell>
          <table:table-cell table:style-name="Default" office:value-type="string" calcext:value-type="string">
            <text:p>Category:Elections_in_Ukraine</text:p>
          </table:table-cell>
          <table:table-cell table:style-name="Default" office:value-type="string" calcext:value-type="string">
            <text:p>Category:Years_in_Ukraine</text:p>
          </table:table-cell>
          <table:table-cell table:style-name="Default" office:value-type="string" calcext:value-type="string">
            <text:p>Category:Political_candidates</text:p>
          </table:table-cell>
          <table:table-cell table:style-name="Default" office:value-type="string" calcext:value-type="string">
            <text:p>Category:Presidential_elections_by_country</text:p>
          </table:table-cell>
          <table:table-cell table:style-name="Default" office:value-type="string" calcext:value-type="string">
            <text:p>Category:Quinquennial_events</text:p>
          </table:table-cell>
          <table:table-cell table:style-name="Default" office:value-type="string" calcext:value-type="string">
            <text:p>Category:2010s_in_Ukraine</text:p>
          </table:table-cell>
          <table:table-cell table:style-name="Default" office:value-type="string" calcext:value-type="string">
            <text:p>Category:Banned_political_parties</text:p>
          </table:table-cell>
          <table:table-cell table:style-name="Default" office:value-type="string" calcext:value-type="string">
            <text:p>Category:Communist_parties</text:p>
          </table:table-cell>
          <table:table-cell table:style-name="Default" office:value-type="string" calcext:value-type="string">
            <text:p>Category:Banned_political_parties_by_country</text:p>
          </table:table-cell>
          <table:table-cell table:style-name="Default" office:value-type="string" calcext:value-type="string">
            <text:p>Category:Comintern</text:p>
          </table:table-cell>
          <table:table-cell table:style-name="Default" office:value-type="string" calcext:value-type="string">
            <text:p>Category:Communism_in_Armenia</text:p>
          </table:table-cell>
          <table:table-cell table:style-name="Default" office:value-type="string" calcext:value-type="string">
            <text:p>Category:Communist_parties_by_country</text:p>
          </table:table-cell>
          <table:table-cell table:style-name="Default" office:value-type="string" calcext:value-type="string">
            <text:p>Category:Communist_parties_in_Asia</text:p>
          </table:table-cell>
          <table:table-cell table:style-name="Default" office:value-type="string" calcext:value-type="string">
            <text:p>Category:Communist_parties_in_Europe</text:p>
          </table:table-cell>
          <table:table-cell table:style-name="Default" office:value-type="string" calcext:value-type="string">
            <text:p>Category:Communist_parties_in_the_Former_Soviet_Union</text:p>
          </table:table-cell>
          <table:table-cell table:style-name="Default" office:value-type="string" calcext:value-type="string">
            <text:p>Category:Socialist_parties_in_Armenia</text:p>
          </table:table-cell>
          <table:table-cell table:style-name="Default" office:value-type="string" calcext:value-type="string">
            <text:p>Category:Communism_in_Azerbaijan</text:p>
          </table:table-cell>
          <table:table-cell table:style-name="Default" office:value-type="string" calcext:value-type="string">
            <text:p>Category:Political_parties_in_Azerbaijan</text:p>
          </table:table-cell>
          <table:table-cell table:style-name="Default" office:value-type="string" calcext:value-type="string">
            <text:p>Category:Communism_in_Belarus</text:p>
          </table:table-cell>
          <table:table-cell table:style-name="Default" office:value-type="string" calcext:value-type="string">
            <text:p>Category:Socialist_parties_in_Belarus</text:p>
          </table:table-cell>
          <table:table-cell table:style-name="Default" office:value-type="string" calcext:value-type="string">
            <text:p>Category:Communism_in_Estonia</text:p>
          </table:table-cell>
          <table:table-cell table:style-name="Default" office:value-type="string" calcext:value-type="string">
            <text:p>Category:Socialist_parties_in_Estonia</text:p>
          </table:table-cell>
          <table:table-cell table:style-name="Default" office:value-type="string" calcext:value-type="string">
            <text:p>Category:Communism_in_Georgia_(country)</text:p>
          </table:table-cell>
          <table:table-cell table:style-name="Default" office:value-type="string" calcext:value-type="string">
            <text:p>Category:Socialist_parties_in_Georgia_(country)</text:p>
          </table:table-cell>
          <table:table-cell table:style-name="Default" office:value-type="string" calcext:value-type="string">
            <text:p>Category:Communism_in_Kazakhstan</text:p>
          </table:table-cell>
          <table:table-cell table:style-name="Default" office:value-type="string" calcext:value-type="string">
            <text:p>Category:Political_parties_in_Kazakhstan</text:p>
          </table:table-cell>
          <table:table-cell table:style-name="Default" office:value-type="string" calcext:value-type="string">
            <text:p>Category:Communism_in_Kyrgyzstan</text:p>
          </table:table-cell>
          <table:table-cell table:style-name="Default" office:value-type="string" calcext:value-type="string">
            <text:p>Category:Political_parties_in_Kyrgyzstan</text:p>
          </table:table-cell>
          <table:table-cell table:style-name="Default" office:value-type="string" calcext:value-type="string">
            <text:p>Category:Communism_in_Latvia</text:p>
          </table:table-cell>
          <table:table-cell table:style-name="Default" office:value-type="string" calcext:value-type="string">
            <text:p>Category:Communism_in_Lithuania</text:p>
          </table:table-cell>
          <table:table-cell table:style-name="Default" office:value-type="string" calcext:value-type="string">
            <text:p>Category:Socialist_parties_in_Lithuania</text:p>
          </table:table-cell>
          <table:table-cell table:style-name="Default" office:value-type="string" calcext:value-type="string">
            <text:p>Category:Communism_in_Moldova</text:p>
          </table:table-cell>
          <table:table-cell table:style-name="Default" office:value-type="string" calcext:value-type="string">
            <text:p>Category:Socialist_parties_in_Moldova</text:p>
          </table:table-cell>
          <table:table-cell table:style-name="Default" office:value-type="string" calcext:value-type="string">
            <text:p>Category:Communism_in_Ukraine</text:p>
          </table:table-cell>
          <table:table-cell table:style-name="Default" office:value-type="string" calcext:value-type="string">
            <text:p>Category:Socialist_parties_in_Ukraine</text:p>
          </table:table-cell>
          <table:table-cell table:style-name="Default" office:value-type="string" calcext:value-type="string">
            <text:p>Category:Political_parties_in_the_Soviet_Union</text:p>
          </table:table-cell>
          <table:table-cell table:style-name="Default" office:value-type="string" calcext:value-type="string">
            <text:p>Category:Defunct_political_parties_by_ideology</text:p>
          </table:table-cell>
          <table:table-cell table:style-name="Default" office:value-type="string" calcext:value-type="string">
            <text:p>Category:Defunct_political_parties_by_country</text:p>
          </table:table-cell>
          <table:table-cell table:style-name="Default" office:value-type="string" calcext:value-type="string">
            <text:p>Category:Defunct_political_parties_in_Europe</text:p>
          </table:table-cell>
          <table:table-cell table:style-name="Default" office:value-type="string" calcext:value-type="string">
            <text:p>Category:Political_parties_in_Belarus</text:p>
          </table:table-cell>
          <table:table-cell table:style-name="Default" office:value-type="string" calcext:value-type="string">
            <text:p>Category:Political_history_of_Estonia</text:p>
          </table:table-cell>
          <table:table-cell table:style-name="Default" office:value-type="string" calcext:value-type="string">
            <text:p>Category:Political_parties_in_Estonia</text:p>
          </table:table-cell>
          <table:table-cell table:style-name="Default" office:value-type="string" calcext:value-type="string">
            <text:p>Category:Defunct_political_parties_in_Asia</text:p>
          </table:table-cell>
          <table:table-cell table:style-name="Default" office:value-type="string" calcext:value-type="string">
            <text:p>Category:Political_parties_in_Georgia_(country)</text:p>
          </table:table-cell>
          <table:table-cell table:style-name="Default" office:value-type="string" calcext:value-type="string">
            <text:p>Category:Political_parties_in_Latvia</text:p>
          </table:table-cell>
          <table:table-cell table:style-name="Default" office:value-type="string" calcext:value-type="string">
            <text:p>Category:Political_history_of_Lithuania</text:p>
          </table:table-cell>
          <table:table-cell table:style-name="Default" office:value-type="string" calcext:value-type="string">
            <text:p>Category:Political_parties_in_Lithuania</text:p>
          </table:table-cell>
          <table:table-cell table:style-name="Default" office:value-type="string" calcext:value-type="string">
            <text:p>Category:Political_parties_in_Moldova</text:p>
          </table:table-cell>
          <table:table-cell table:style-name="Default" office:value-type="string" calcext:value-type="string">
            <text:p>Category:Political_parties_by_country</text:p>
          </table:table-cell>
          <table:table-cell table:style-name="Default" office:value-type="string" calcext:value-type="string">
            <text:p>Category:Political_parties_in_Asia</text:p>
          </table:table-cell>
          <table:table-cell table:style-name="Default" office:value-type="string" calcext:value-type="string">
            <text:p>Category:Politics_of_Tajikistan</text:p>
          </table:table-cell>
          <table:table-cell table:style-name="Default" office:value-type="string" calcext:value-type="string">
            <text:p>Category:Politics_of_Turkmenistan</text:p>
          </table:table-cell>
          <table:table-cell table:style-name="Default" office:value-type="string" calcext:value-type="string">
            <text:p>Category:Politics_of_Uzbekistan</text:p>
          </table:table-cell>
          <table:table-cell table:style-name="Default" office:value-type="string" calcext:value-type="string">
            <text:p>Category:Parties_of_one-party_systems</text:p>
          </table:table-cell>
          <table:table-cell table:style-name="Default" office:value-type="string" calcext:value-type="string">
            <text:p>Category:Asian_Marxists</text:p>
          </table:table-cell>
          <table:table-cell table:style-name="Default" office:value-type="string" calcext:value-type="string">
            <text:p>Category:Asian_people_by_political_orientation</text:p>
          </table:table-cell>
          <table:table-cell table:style-name="Default" office:value-type="string" calcext:value-type="string">
            <text:p>Category:Asian_socialists</text:p>
          </table:table-cell>
          <table:table-cell table:style-name="Default" office:value-type="string" calcext:value-type="string">
            <text:p>Category:Communism_in_Asia</text:p>
          </table:table-cell>
          <table:table-cell table:style-name="Default" office:value-type="string" calcext:value-type="string">
            <text:p>Category:Communists</text:p>
          </table:table-cell>
          <table:table-cell table:style-name="Default" office:value-type="string" calcext:value-type="string">
            <text:p>Category:Marxists_by_nationality</text:p>
          </table:table-cell>
          <table:table-cell table:style-name="Default" office:value-type="string" calcext:value-type="string">
            <text:p>Category:People_by_political_orientation_and_nationality</text:p>
          </table:table-cell>
          <table:table-cell table:style-name="Default" office:value-type="string" calcext:value-type="string">
            <text:p>Category:Communism_in_Europe</text:p>
          </table:table-cell>
          <table:table-cell table:style-name="Default" office:value-type="string" calcext:value-type="string">
            <text:p>Category:European_Marxists</text:p>
          </table:table-cell>
          <table:table-cell table:style-name="Default" office:value-type="string" calcext:value-type="string">
            <text:p>Category:European_people_by_political_orientation</text:p>
          </table:table-cell>
          <table:table-cell table:style-name="Default" office:value-type="string" calcext:value-type="string">
            <text:p>Category:European_socialists</text:p>
          </table:table-cell>
          <table:table-cell table:style-name="Default" office:value-type="string" calcext:value-type="string">
            <text:p>Category:Soviet_people</text:p>
          </table:table-cell>
          <table:table-cell table:style-name="Default" office:value-type="string" calcext:value-type="string">
            <text:p>Category:20th-century_people_by_occupation</text:p>
          </table:table-cell>
          <table:table-cell table:style-name="Default" office:value-type="string" calcext:value-type="string">
            <text:p>Category:20th_century_in_politics</text:p>
          </table:table-cell>
          <table:table-cell table:style-name="Default" office:value-type="string" calcext:value-type="string">
            <text:p>Category:Politicians_by_century</text:p>
          </table:table-cell>
          <table:table-cell table:style-name="Default" office:value-type="string" calcext:value-type="string">
            <text:p>Category:Political_history_of_Russia</text:p>
          </table:table-cell>
          <table:table-cell table:style-name="Default" office:value-type="string" calcext:value-type="string">
            <text:p>Category:Soviet_Union</text:p>
          </table:table-cell>
          <table:table-cell table:style-name="Default" office:value-type="string" calcext:value-type="string">
            <text:p>Category:Alumni_by_university_or_college</text:p>
          </table:table-cell>
          <table:table-cell table:style-name="Default" office:value-type="string" calcext:value-type="string">
            <text:p>Category:People_by_university_or_college_in_Europe</text:p>
          </table:table-cell>
          <table:table-cell table:style-name="Default" office:value-type="string" calcext:value-type="string">
            <text:p>Category:People_by_educational_institution_in_Ukraine</text:p>
          </table:table-cell>
          <table:table-cell table:style-name="Default" office:value-type="string" calcext:value-type="string">
            <text:p>Category:Universities_and_colleges_in_Ukraine</text:p>
          </table:table-cell>
          <table:table-cell table:style-name="Default" office:value-type="string" calcext:value-type="string">
            <text:p>Category:Technical_universities_and_colleges</text:p>
          </table:table-cell>
          <table:table-cell table:style-name="Default" office:value-type="string" calcext:value-type="string">
            <text:p>Category:Universities_and_colleges_in_Donetsk</text:p>
          </table:table-cell>
          <table:table-cell table:style-name="Default" office:value-type="string" calcext:value-type="string">
            <text:p>Category:Wikipedia_categories_named_after_universities_and_colleges_in_Ukraine</text:p>
          </table:table-cell>
          <table:table-cell table:style-name="Default" office:value-type="string" calcext:value-type="string">
            <text:p>Category:Legislators</text:p>
          </table:table-cell>
          <table:table-cell table:style-name="Default" office:value-type="string" calcext:value-type="string">
            <text:p>Category:Unicameral_legislatures</text:p>
          </table:table-cell>
          <table:table-cell table:style-name="Default" office:value-type="string" calcext:value-type="string">
            <text:p>Category:National_legislatures</text:p>
          </table:table-cell>
          <table:table-cell table:style-name="Default" office:value-type="string" calcext:value-type="string">
            <text:p>Category:Parliaments_by_country</text:p>
          </table:table-cell>
          <table:table-cell table:style-name="Default" office:value-type="string" calcext:value-type="string">
            <text:p>Category:Wikipedia_categories_named_after_national_legislatures</text:p>
          </table:table-cell>
          <table:table-cell table:style-name="Default" office:value-type="string" calcext:value-type="string">
            <text:p>Category:Wikipedia_categories_named_after_organisations_based_in_Ukraine</text:p>
          </table:table-cell>
          <table:table-cell table:style-name="Default" office:value-type="string" calcext:value-type="string">
            <text:p>Category:Wikipedia_categories_named_after_unicameral_legislatures</text:p>
          </table:table-cell>
          <table:table-cell table:style-name="Default" office:value-type="string" calcext:value-type="string">
            <text:p>Category:Categories_by_country</text:p>
          </table:table-cell>
          <table:table-cell table:style-name="Default" office:value-type="string" calcext:value-type="string">
            <text:p>Category:Crime</text:p>
          </table:table-cell>
          <table:table-cell table:style-name="Default" office:value-type="string" calcext:value-type="string">
            <text:p>Category:Crime_by_continent</text:p>
          </table:table-cell>
          <table:table-cell table:style-name="Default" office:value-type="string" calcext:value-type="string">
            <text:p>Category:Criminals_by_status</text:p>
          </table:table-cell>
          <table:table-cell table:style-name="Default" office:value-type="string" calcext:value-type="string">
            <text:p>Category:Judicial_and_penal_systems_people</text:p>
          </table:table-cell>
          <table:table-cell table:style-name="Default" office:value-type="string" calcext:value-type="string">
            <text:p>Category:Crime_by_type</text:p>
          </table:table-cell>
          <table:table-cell table:style-name="Default" office:value-type="string" calcext:value-type="string">
            <text:p>Category:Homicide</text:p>
          </table:table-cell>
          <table:table-cell table:style-name="Default" office:value-type="string" calcext:value-type="string">
            <text:p>Category:Human_rights_abuses</text:p>
          </table:table-cell>
          <table:table-cell table:style-name="Default" office:value-type="string" calcext:value-type="string">
            <text:p>Category:Causes_of_death</text:p>
          </table:table-cell>
          <table:table-cell table:style-name="Default" office:value-type="string" calcext:value-type="string">
            <text:p>Category:Legal_aspects_of_death</text:p>
          </table:table-cell>
          <table:table-cell table:style-name="Default" office:value-type="string" calcext:value-type="string">
            <text:p>Category:Legal_terms</text:p>
          </table:table-cell>
          <table:table-cell table:style-name="Default" office:value-type="string" calcext:value-type="string">
            <text:p>Category:Violent_crime</text:p>
          </table:table-cell>
          <table:table-cell table:style-name="Default" office:value-type="string" calcext:value-type="string">
            <text:p>Category:First-level_administrative_country_subdivisions</text:p>
          </table:table-cell>
          <table:table-cell table:style-name="Default" office:value-type="string" calcext:value-type="string">
            <text:p>Category:Government_by_country</text:p>
          </table:table-cell>
          <table:table-cell table:style-name="Default" office:value-type="string" calcext:value-type="string">
            <text:p>Category:Local_government_by_country</text:p>
          </table:table-cell>
          <table:table-cell table:style-name="Default" office:value-type="string" calcext:value-type="string">
            <text:p>Category:Areas_of_traditional_spread_of_Ukrainians_and_Ukrainian_language</text:p>
          </table:table-cell>
          <table:table-cell table:style-name="Default" office:value-type="string" calcext:value-type="string">
            <text:p>Category:Historical_regions_in_Ukraine</text:p>
          </table:table-cell>
          <table:table-cell table:style-name="Default" office:value-type="string" calcext:value-type="string">
            <text:p>Category:Russian-speaking_countries_and_territories</text:p>
          </table:table-cell>
          <table:table-cell table:style-name="Default" office:value-type="string" calcext:value-type="string">
            <text:p>Category:Ukrainian-speaking_countries_and_territories</text:p>
          </table:table-cell>
          <table:table-cell table:style-name="Default" office:value-type="string" calcext:value-type="string">
            <text:p>Category:Country_subdivisions_of_Europe</text:p>
          </table:table-cell>
          <table:table-cell table:style-name="Default" office:value-type="string" calcext:value-type="string">
            <text:p>Category:Subdivisions_of_Ukraine</text:p>
          </table:table-cell>
          <table:table-cell table:style-name="Default" office:value-type="string" calcext:value-type="string">
            <text:p>Category:French_military_personnel</text:p>
          </table:table-cell>
          <table:table-cell table:style-name="Default" office:value-type="string" calcext:value-type="string">
            <text:p>Category:Military_awards_and_decorations_of_France</text:p>
          </table:table-cell>
          <table:table-cell table:style-name="Default" office:value-type="string" calcext:value-type="string">
            <text:p>Category:Recipients_of_military_awards_and_decorations</text:p>
          </table:table-cell>
          <table:table-cell table:style-name="Default" office:value-type="string" calcext:value-type="string">
            <text:p>Category:Accountability</text:p>
          </table:table-cell>
          <table:table-cell table:style-name="Default" office:value-type="string" calcext:value-type="string">
            <text:p>Category:Changes_in_political_power</text:p>
          </table:table-cell>
          <table:table-cell table:style-name="Default" office:value-type="string" calcext:value-type="string">
            <text:p>Category:Government</text:p>
          </table:table-cell>
          <table:table-cell table:style-name="Default" office:value-type="string" calcext:value-type="string">
            <text:p>Category:Law_by_issue</text:p>
          </table:table-cell>
          <table:table-cell table:style-name="Default" office:value-type="string" calcext:value-type="string">
            <text:p>Category:Office-holders</text:p>
          </table:table-cell>
          <table:table-cell table:style-name="Default" office:value-type="string" calcext:value-type="string">
            <text:p>Category:People_by_occupation</text:p>
          </table:table-cell>
          <table:table-cell table:style-name="Default" office:value-type="string" calcext:value-type="string">
            <text:p>Category:Punishments</text:p>
          </table:table-cell>
          <table:table-cell table:style-name="Default" office:value-type="string" calcext:value-type="string">
            <text:p>Category:Employment</text:p>
          </table:table-cell>
          <table:table-cell table:style-name="Default" office:value-type="string" calcext:value-type="string">
            <text:p>Category:Unemployment</text:p>
          </table:table-cell>
          <table:table-cell table:style-name="Default" office:value-type="string" calcext:value-type="string">
            <text:p>Category:Political_organisations_in_Ukraine</text:p>
          </table:table-cell>
          <table:table-cell table:style-name="Default" office:value-type="string" calcext:value-type="string">
            <text:p>Category:Political_parties_in_Europe</text:p>
          </table:table-cell>
          <table:table-cell table:style-name="Default" office:value-type="string" calcext:value-type="string">
            <text:p>Category:People_by_nationality_and_political_orientation</text:p>
          </table:table-cell>
          <table:table-cell table:style-name="Default" office:value-type="string" calcext:value-type="string">
            <text:p>Category:Politicians_by_party</text:p>
          </table:table-cell>
          <table:table-cell table:style-name="Default" office:value-type="string" calcext:value-type="string">
            <text:p>Category:Main_topic_classifications</text:p>
          </table:table-cell>
          <table:table-cell table:style-name="Default" office:value-type="string" calcext:value-type="string">
            <text:p>Category:Political_parties_in_Ukraine_by_ideology</text:p>
          </table:table-cell>
          <table:table-cell table:style-name="Default" office:value-type="string" calcext:value-type="string">
            <text:p>Category:Eurosceptic_parties</text:p>
          </table:table-cell>
          <table:table-cell table:style-name="Default" office:value-type="string" calcext:value-type="string">
            <text:p>Category:Regionalism_(politics)_in_Ukraine</text:p>
          </table:table-cell>
          <table:table-cell table:style-name="Default" office:value-type="string" calcext:value-type="string">
            <text:p>Category:Regionalist_parties</text:p>
          </table:table-cell>
          <table:table-cell table:style-name="Default" office:value-type="string" calcext:value-type="string">
            <text:p>Category:Ethnic_political_parties</text:p>
          </table:table-cell>
          <table:table-cell table:style-name="Default" office:value-type="string" calcext:value-type="string">
            <text:p>Category:Political_parties_of_minorities</text:p>
          </table:table-cell>
          <table:table-cell table:style-name="Default" office:value-type="string" calcext:value-type="string">
            <text:p>Category:Political_parties_of_minorities_in_Ukraine</text:p>
          </table:table-cell>
          <table:table-cell table:style-name="Default" office:value-type="string" calcext:value-type="string">
            <text:p>Category:Russian-Ukrainian_culture</text:p>
          </table:table-cell>
          <table:table-cell table:style-name="Default" office:value-type="string" calcext:value-type="string">
            <text:p>Category:Categories_by_country_and_city</text:p>
          </table:table-cell>
          <table:table-cell table:style-name="Default" office:value-type="string" calcext:value-type="string">
            <text:p>Category:Cities_in_Ukraine</text:p>
          </table:table-cell>
          <table:table-cell table:style-name="Default" office:value-type="string" calcext:value-type="string">
            <text:p>Category:People_by_city</text:p>
          </table:table-cell>
          <table:table-cell table:style-name="Default" office:value-type="string" calcext:value-type="string">
            <text:p>Category:People_by_country</text:p>
          </table:table-cell>
          <table:table-cell table:style-name="Default" office:value-type="string" calcext:value-type="string">
            <text:p>Category:Topics_by_country_and_city</text:p>
          </table:table-cell>
          <table:table-cell table:style-name="Default" office:value-type="string" calcext:value-type="string">
            <text:p>Category:Categories_by_oblast_of_Ukraine</text:p>
          </table:table-cell>
          <table:table-cell table:style-name="Default" office:value-type="string" calcext:value-type="string">
            <text:p>Category:People_by_region_in_Ukraine</text:p>
          </table:table-cell>
          <table:table-cell table:style-name="Default" office:value-type="string" calcext:value-type="string">
            <text:p>Category:Cities_in_Ukraine_by_oblast</text:p>
          </table:table-cell>
          <table:table-cell table:style-name="Default" office:value-type="string" calcext:value-type="string">
            <text:p>Category:Populated_places_in_Donetsk_Oblast</text:p>
          </table:table-cell>
          <table:table-cell table:style-name="Default" office:value-type="string" calcext:value-type="string">
            <text:p>Category:Populated_places_in_Ukraine</text:p>
          </table:table-cell>
          <table:table-cell table:style-name="Default" office:value-type="string" calcext:value-type="string">
            <text:p>Category:Wikipedia_categories_named_after_populated_places</text:p>
          </table:table-cell>
          <table:table-cell table:style-name="Default" office:value-type="string" calcext:value-type="string">
            <text:p>Category:21st-century_rebellions</text:p>
          </table:table-cell>
          <table:table-cell table:style-name="Default" office:value-type="string" calcext:value-type="string">
            <text:p>Category:Revolutions_by_century</text:p>
          </table:table-cell>
          <table:table-cell table:style-name="Default" office:value-type="string" calcext:value-type="string">
            <text:p>Category:Politics</text:p>
          </table:table-cell>
          <table:table-cell table:style-name="Default" office:value-type="string" calcext:value-type="string">
            <text:p>Category:Social_change</text:p>
          </table:table-cell>
          <table:table-cell table:style-name="Default" office:value-type="string" calcext:value-type="string">
            <text:p>Category:Elections</text:p>
          </table:table-cell>
          <table:table-cell table:style-name="Default" office:value-type="string" calcext:value-type="string">
            <text:p>Category:Ethically_disputed_political_practices</text:p>
          </table:table-cell>
          <table:table-cell table:style-name="Default" office:value-type="string" calcext:value-type="string">
            <text:p>Category:Fraud</text:p>
          </table:table-cell>
          <table:table-cell table:style-name="Default" office:value-type="string" calcext:value-type="string">
            <text:p>Category:Political_corruption</text:p>
          </table:table-cell>
          <table:table-cell table:style-name="Default" office:value-type="string" calcext:value-type="string">
            <text:p>Category:Histories_of_capitals</text:p>
          </table:table-cell>
          <table:table-cell table:style-name="Default" office:value-type="string" calcext:value-type="string">
            <text:p>Category:Histories_of_cities_in_Ukraine</text:p>
          </table:table-cell>
          <table:table-cell table:style-name="Default" office:value-type="string" calcext:value-type="string">
            <text:p>Category:Kiev</text:p>
          </table:table-cell>
          <table:table-cell table:style-name="Default" office:value-type="string" calcext:value-type="string">
            <text:p>Category:Contemporary_history_by_country</text:p>
          </table:table-cell>
          <table:table-cell table:style-name="Default" office:value-type="string" calcext:value-type="string">
            <text:p>Category:History_of_Ukraine_by_period</text:p>
          </table:table-cell>
          <table:table-cell table:style-name="Default" office:value-type="string" calcext:value-type="string">
            <text:p>Category:Ethnocentrism</text:p>
          </table:table-cell>
          <table:table-cell table:style-name="Default" office:value-type="string" calcext:value-type="string">
            <text:p>Category:National_romanticism</text:p>
          </table:table-cell>
          <table:table-cell table:style-name="Default" office:value-type="string" calcext:value-type="string">
            <text:p>Category:Battles_and_conflicts_without_fatalities</text:p>
          </table:table-cell>
          <table:table-cell table:style-name="Default" office:value-type="string" calcext:value-type="string">
            <text:p>Category:Nonviolence</text:p>
          </table:table-cell>
          <table:table-cell table:style-name="Default" office:value-type="string" calcext:value-type="string">
            <text:p>Category:Nonviolent_resistance_movements</text:p>
          </table:table-cell>
          <table:table-cell table:style-name="Default" office:value-type="string" calcext:value-type="string">
            <text:p>Category:Revolutions_by_type</text:p>
          </table:table-cell>
          <table:table-cell table:style-name="Default" office:value-type="string" calcext:value-type="string">
            <text:p>Category:European_political_history</text:p>
          </table:table-cell>
          <table:table-cell table:style-name="Default" office:value-type="string" calcext:value-type="string">
            <text:p>Category:Revolutionary_waves</text:p>
          </table:table-cell>
          <table:table-cell table:style-name="Default" office:value-type="string" calcext:value-type="string">
            <text:p>Category:Revolutions_by_country</text:p>
          </table:table-cell>
          <table:table-cell table:style-name="Default" office:value-type="string" calcext:value-type="string">
            <text:p>Category:Protests_by_issue</text:p>
          </table:table-cell>
          <table:table-cell table:style-name="Default" office:value-type="string" calcext:value-type="string">
            <text:p>Category:Events_in_Ukraine</text:p>
          </table:table-cell>
          <table:table-cell table:style-name="Default" office:value-type="string" calcext:value-type="string">
            <text:p>Category:Protests_by_country</text:p>
          </table:table-cell>
          <table:table-cell table:style-name="Default" office:value-type="string" calcext:value-type="string">
            <text:p>Category:Social_history_of_Ukraine</text:p>
          </table:table-cell>
          <table:table-cell table:style-name="Default" office:value-type="string" calcext:value-type="string">
            <text:p>Category:Riots_and_civil_disorder_by_country</text:p>
          </table:table-cell>
          <table:table-cell table:style-name="Default" office:value-type="string" calcext:value-type="string">
            <text:p>Category:Social_movements_by_country</text:p>
          </table:table-cell>
          <table:table-cell table:style-name="Default" office:value-type="string" calcext:value-type="string">
            <text:p>Category:Independence_movements</text:p>
          </table:table-cell>
          <table:table-cell table:style-name="Default" office:value-type="string" calcext:value-type="string">
            <text:p>Category:Nationalism_in_Ukraine</text:p>
          </table:table-cell>
          <table:table-cell table:style-name="Default" office:value-type="string" calcext:value-type="string">
            <text:p>Category:Nationalist_movements_in_Europe</text:p>
          </table:table-cell>
          <table:table-cell table:style-name="Default" office:value-type="string" calcext:value-type="string">
            <text:p>Category:Political_people</text:p>
          </table:table-cell>
          <table:table-cell table:style-name="Default" office:value-type="string" calcext:value-type="string">
            <text:p>Category:Revolution</text:p>
          </table:table-cell>
          <table:table-cell table:style-name="Default" office:value-type="string" calcext:value-type="string">
            <text:p>Category:History_of_social_movements</text:p>
          </table:table-cell>
          <table:table-cell table:style-name="Default" office:value-type="string" calcext:value-type="string">
            <text:p>Category:Rebellions_by_type</text:p>
          </table:table-cell>
          <table:table-cell table:style-name="Default" office:value-type="string" calcext:value-type="string">
            <text:p>Category:Social_history</text:p>
          </table:table-cell>
          <table:table-cell table:style-name="Default" office:value-type="string" calcext:value-type="string">
            <text:p>Category:Social_philosophy</text:p>
          </table:table-cell>
          <table:table-cell table:style-name="Default" office:value-type="string" calcext:value-type="string">
            <text:p>Category:Heads_of_state_by_continent</text:p>
          </table:table-cell>
          <table:table-cell table:style-name="Default" office:value-type="string" calcext:value-type="string">
            <text:p>Category:Political_people_by_nationality</text:p>
          </table:table-cell>
          <table:table-cell table:style-name="Default" office:value-type="string" calcext:value-type="string">
            <text:p>Category:Countries_in_Europe</text:p>
          </table:table-cell>
          <table:table-cell table:style-name="Default" office:value-type="string" calcext:value-type="string">
            <text:p>Category:Eastern_Europe</text:p>
          </table:table-cell>
          <table:table-cell table:style-name="Default" office:value-type="string" calcext:value-type="string">
            <text:p>Category:Republics</text:p>
          </table:table-cell>
          <table:table-cell table:style-name="Default" office:value-type="string" calcext:value-type="string">
            <text:p>Category:Slavic_countries_and_territories</text:p>
          </table:table-cell>
          <table:table-cell table:style-name="Default" office:value-type="string" calcext:value-type="string">
            <text:p>Category:Wikipedia_categories_named_after_countries</text:p>
          </table:table-cell>
          <table:table-cell table:style-name="Default" office:value-type="string" calcext:value-type="string">
            <text:p>Category:Ethnic_studies</text:p>
          </table:table-cell>
          <table:table-cell table:style-name="Default" office:value-type="string" calcext:value-type="string">
            <text:p>Category:European_studies</text:p>
          </table:table-cell>
          <table:table-cell table:style-name="Default" office:value-type="string" calcext:value-type="string">
            <text:p>Category:Slavic_studies</text:p>
          </table:table-cell>
          <table:table-cell table:style-name="Default" office:value-type="string" calcext:value-type="string">
            <text:p>Category:Tenures_in_political_office_by_individual</text:p>
          </table:table-cell>
          <table:table-cell table:style-name="Default" office:value-type="string" calcext:value-type="string">
            <text:p>Category:European_military_personnel</text:p>
          </table:table-cell>
          <table:table-cell table:style-name="Default" office:value-type="string" calcext:value-type="string">
            <text:p>Category:Military_personnel_by_nation</text:p>
          </table:table-cell>
          <table:table-cell table:style-name="Default" office:value-type="string" calcext:value-type="string">
            <text:p>Category:Government_ministers</text:p>
          </table:table-cell>
          <table:table-cell table:style-name="Default" office:value-type="string" calcext:value-type="string">
            <text:p>Category:Ministries_by_country</text:p>
          </table:table-cell>
          <table:table-cell table:style-name="Default" office:value-type="string" calcext:value-type="string">
            <text:p>Category:Political_history</text:p>
          </table:table-cell>
          <table:table-cell table:style-name="Default" office:value-type="string" calcext:value-type="string">
            <text:p>Category:Government_ministers_by_portfolio</text:p>
          </table:table-cell>
          <table:table-cell table:style-name="Default" office:value-type="string" calcext:value-type="string">
            <text:p>Category:Awards_by_country</text:p>
          </table:table-cell>
          <table:table-cell table:style-name="Default" office:value-type="string" calcext:value-type="string">
            <text:p>Category:Azerbaijani_culture</text:p>
          </table:table-cell>
          <table:table-cell table:style-name="Default" office:value-type="string" calcext:value-type="string">
            <text:p>Category:Azerbaijani_society</text:p>
          </table:table-cell>
          <table:table-cell table:style-name="Default" office:value-type="string" calcext:value-type="string">
            <text:p>Category:Azerbaijani_nationalism</text:p>
          </table:table-cell>
          <table:table-cell table:style-name="Default" office:value-type="string" calcext:value-type="string">
            <text:p>Category:National_symbols_by_nation</text:p>
          </table:table-cell>
          <table:table-cell table:style-name="Default" office:value-type="string" calcext:value-type="string">
            <text:p>Category:Orders,_decorations,_and_medals</text:p>
          </table:table-cell>
          <table:table-cell table:style-name="Default" office:value-type="string" calcext:value-type="string">
            <text:p>Category:National_symbols_of_Russia</text:p>
          </table:table-cell>
          <table:table-cell table:style-name="Default" office:value-type="string" calcext:value-type="string">
            <text:p>Category:Award_winners</text:p>
          </table:table-cell>
          <table:table-cell table:style-name="Default" office:value-type="string" calcext:value-type="string">
            <text:p>Category:Events_in_Russia</text:p>
          </table:table-cell>
          <table:table-cell table:style-name="Default" office:value-type="string" calcext:value-type="string">
            <text:p>Category:Asian_people</text:p>
          </table:table-cell>
          <table:table-cell table:style-name="Default" office:value-type="string" calcext:value-type="string">
            <text:p>Category:Ethnic_groups_in_Russia</text:p>
          </table:table-cell>
          <table:table-cell table:style-name="Default" office:value-type="string" calcext:value-type="string">
            <text:p>Category:Russian_society</text:p>
          </table:table-cell>
          <table:table-cell table:style-name="Default" office:value-type="string" calcext:value-type="string">
            <text:p>Category:Cuban_culture</text:p>
          </table:table-cell>
          <table:table-cell table:style-name="Default" office:value-type="string" calcext:value-type="string">
            <text:p>Category:Orders,_decorations,_and_medals_of_Ukraine</text:p>
          </table:table-cell>
          <table:table-cell table:style-name="Default" office:value-type="string" calcext:value-type="string">
            <text:p>Category:Military_awards_and_decorations_by_country</text:p>
          </table:table-cell>
          <table:table-cell table:style-name="Default" office:value-type="string" calcext:value-type="string">
            <text:p>Category:Orders,_decorations,_and_medals_of_the_Russian_Empire</text:p>
          </table:table-cell>
          <table:table-cell table:style-name="Default" office:value-type="string" calcext:value-type="string">
            <text:p>Category:Orders_of_knighthood_in_Europe</text:p>
          </table:table-cell>
          <table:table-cell table:style-name="Default" office:value-type="string" calcext:value-type="string">
            <text:p>Category:Demographics_by_country</text:p>
          </table:table-cell>
          <table:table-cell table:style-name="Default" office:value-type="string" calcext:value-type="string">
            <text:p>Category:Ethnic_groups_in_Europe</text:p>
          </table:table-cell>
          <table:table-cell table:style-name="Default" office:value-type="string" calcext:value-type="string">
            <text:p>Category:Austro-Hungarian_culture</text:p>
          </table:table-cell>
          <table:table-cell table:style-name="Default" office:value-type="string" calcext:value-type="string">
            <text:p>Category:Culture_by_nationality</text:p>
          </table:table-cell>
          <table:table-cell table:style-name="Default" office:value-type="string" calcext:value-type="string">
            <text:p>Category:European_culture</text:p>
          </table:table-cell>
          <table:table-cell table:style-name="Default" office:value-type="string" calcext:value-type="string">
            <text:p>Category:Slavic_culture</text:p>
          </table:table-cell>
          <table:table-cell table:style-name="Default" office:value-type="string" calcext:value-type="string">
            <text:p>Category:Diasporas</text:p>
          </table:table-cell>
          <table:table-cell table:style-name="Default" office:value-type="string" calcext:value-type="string">
            <text:p>Category:Asian_diasporas</text:p>
          </table:table-cell>
          <table:table-cell table:style-name="Default" office:value-type="string" calcext:value-type="string">
            <text:p>Category:European_diasporas</text:p>
          </table:table-cell>
          <table:table-cell table:style-name="Default" office:value-type="string" calcext:value-type="string">
            <text:p>Category:Slavic_diasporas</text:p>
          </table:table-cell>
          <table:table-cell table:style-name="Default" office:value-type="string" calcext:value-type="string">
            <text:p>Category:European_diaspora</text:p>
          </table:table-cell>
          <table:table-cell table:style-name="Default" office:value-type="string" calcext:value-type="string">
            <text:p>Category:Bilateral_relations</text:p>
          </table:table-cell>
          <table:table-cell table:style-name="Default" office:value-type="string" calcext:value-type="string">
            <text:p>Category:Legal_categories_of_people</text:p>
          </table:table-cell>
          <table:table-cell table:style-name="Default" office:value-type="string" calcext:value-type="string">
            <text:p>Category:People_by_behavior</text:p>
          </table:table-cell>
          <table:table-cell table:style-name="Default" office:value-type="string" calcext:value-type="string">
            <text:p>Category:Categories_by_nationality</text:p>
          </table:table-cell>
          <table:table-cell table:style-name="Default" office:value-type="string" calcext:value-type="string">
            <text:p>Category:National_identities</text:p>
          </table:table-cell>
          <table:table-cell table:style-name="Default" office:value-type="string" calcext:value-type="string">
            <text:p>Category:People_associated_with_places</text:p>
          </table:table-cell>
          <table:table-cell table:style-name="Default" office:value-type="string" calcext:value-type="string">
            <text:p>Category:Economies_by_country</text:p>
          </table:table-cell>
          <table:table-cell table:style-name="Default" office:value-type="string" calcext:value-type="string">
            <text:p>Category:Science_and_technology_by_location</text:p>
          </table:table-cell>
          <table:table-cell table:style-name="Default" office:value-type="string" calcext:value-type="string">
            <text:p>Category:Science_and_technology_in_Europe</text:p>
          </table:table-cell>
          <table:table-cell table:style-name="Default" office:value-type="string" calcext:value-type="string">
            <text:p>Category:Exile</text:p>
          </table:table-cell>
          <table:table-cell table:style-name="Default" office:value-type="string" calcext:value-type="string">
            <text:p>Category:Expatriates</text:p>
          </table:table-cell>
          <table:table-cell table:style-name="Default" office:value-type="string" calcext:value-type="string">
            <text:p>Category:Rebels_by_type</text:p>
          </table:table-cell>
          <table:table-cell table:style-name="Default" office:value-type="string" calcext:value-type="string">
            <text:p>Category:Foreign_relations_of_Belarus</text:p>
          </table:table-cell>
          <table:table-cell table:style-name="Default" office:value-type="string" calcext:value-type="string">
            <text:p>Category:Belarusian_people</text:p>
          </table:table-cell>
          <table:table-cell table:style-name="Default" office:value-type="string" calcext:value-type="string">
            <text:p>Category:People_by_country_of_descent_by_continent</text:p>
          </table:table-cell>
          <table:table-cell table:style-name="Default" office:value-type="string" calcext:value-type="string">
            <text:p>Category:People_by_ethnicity</text:p>
          </table:table-cell>
          <table:table-cell table:style-name="Default" office:value-type="string" calcext:value-type="string">
            <text:p>Category:Human_migration</text:p>
          </table:table-cell>
          <table:table-cell table:style-name="Default" office:value-type="string" calcext:value-type="string">
            <text:p>Category:Polish_people</text:p>
          </table:table-cell>
          <table:table-cell table:style-name="Default" office:value-type="string" calcext:value-type="string">
            <text:p>Category:Foreign_relations_of_Poland</text:p>
          </table:table-cell>
          <table:table-cell table:style-name="Default" office:value-type="string" calcext:value-type="string">
            <text:p>Category:People_by_continent_and_ethnic_or_national_descent</text:p>
          </table:table-cell>
          <table:table-cell table:style-name="Default" office:value-type="string" calcext:value-type="string">
            <text:p>Category:People_by_region_of_descent</text:p>
          </table:table-cell>
          <table:table-cell table:style-name="Default" office:value-type="string" calcext:value-type="string">
            <text:p>Category:Universities_and_colleges_in_Dnipropetrovsk</text:p>
          </table:table-cell>
          <table:table-cell table:style-name="Default" office:value-type="string" calcext:value-type="string">
            <text:p>Category:Anti-communism_by_country</text:p>
          </table:table-cell>
          <table:table-cell table:style-name="Default" office:value-type="string" calcext:value-type="string">
            <text:p>Category:Anti-communism</text:p>
          </table:table-cell>
          <table:table-cell table:style-name="Default" office:value-type="string" calcext:value-type="string">
            <text:p>Category:People_by_political_orientation</text:p>
          </table:table-cell>
          <table:table-cell table:style-name="Default" office:value-type="string" calcext:value-type="string">
            <text:p>Category:Nationalism_by_country</text:p>
          </table:table-cell>
          <table:table-cell table:style-name="Default" office:value-type="string" calcext:value-type="string">
            <text:p>Category:Nationalists</text:p>
          </table:table-cell>
          <table:table-cell table:style-name="Default" office:value-type="string" calcext:value-type="string">
            <text:p>Category:Crimes</text:p>
          </table:table-cell>
          <table:table-cell table:style-name="Default" office:value-type="string" calcext:value-type="string">
            <text:p>Category:Deception</text:p>
          </table:table-cell>
          <table:table-cell table:style-name="Default" office:value-type="string" calcext:value-type="string">
            <text:p>Category:Issues_in_ethics</text:p>
          </table:table-cell>
          <table:table-cell table:style-name="Default" office:value-type="string" calcext:value-type="string">
            <text:p>Category:Politics_by_issue</text:p>
          </table:table-cell>
          <table:table-cell table:style-name="Default" office:value-type="string" calcext:value-type="string">
            <text:p>Category:Society</text:p>
          </table:table-cell>
          <table:table-cell table:style-name="Default" office:value-type="string" calcext:value-type="string">
            <text:p>Category:Categories_by_continent</text:p>
          </table:table-cell>
          <table:table-cell table:style-name="Default" office:value-type="string" calcext:value-type="string">
            <text:p>Category:Politics_by_continent</text:p>
          </table:table-cell>
          <table:table-cell table:style-name="Default" office:value-type="string" calcext:value-type="string">
            <text:p>Category:Europe</text:p>
          </table:table-cell>
          <table:table-cell table:style-name="Default" office:value-type="string" calcext:value-type="string">
            <text:p>Category:Society_by_continent</text:p>
          </table:table-cell>
          <table:table-cell table:style-name="Default" office:value-type="string" calcext:value-type="string">
            <text:p>Category:Legislatures_by_legislative_term_of_office</text:p>
          </table:table-cell>
          <table:table-cell table:style-name="Default" office:value-type="string" calcext:value-type="string">
            <text:p>Category:Case_law</text:p>
          </table:table-cell>
          <table:table-cell table:style-name="Default" office:value-type="string" calcext:value-type="string">
            <text:p>Category:Courts</text:p>
          </table:table-cell>
          <table:table-cell table:style-name="Default" office:value-type="string" calcext:value-type="string">
            <text:p>Category:Case_law_by_topic</text:p>
          </table:table-cell>
          <table:table-cell table:style-name="Default" office:value-type="string" calcext:value-type="string">
            <text:p>Category:Civil_rights_and_liberties</text:p>
          </table:table-cell>
          <table:table-cell table:style-name="Default" office:value-type="string" calcext:value-type="string">
            <text:p>Category:Council_of_Europe</text:p>
          </table:table-cell>
          <table:table-cell table:style-name="Default" office:value-type="string" calcext:value-type="string">
            <text:p>Category:European_Convention_on_Human_Rights</text:p>
          </table:table-cell>
          <table:table-cell table:style-name="Default" office:value-type="string" calcext:value-type="string">
            <text:p>Category:Intergovernmental_human_rights_organizations</text:p>
          </table:table-cell>
          <table:table-cell table:style-name="Default" office:value-type="string" calcext:value-type="string">
            <text:p>Category:International_courts_and_tribunals</text:p>
          </table:table-cell>
          <table:table-cell table:style-name="Default" office:value-type="string" calcext:value-type="string">
            <text:p>Category:Wikipedia_categories_named_after_courts</text:p>
          </table:table-cell>
          <table:table-cell table:style-name="Default" office:value-type="string" calcext:value-type="string">
            <text:p>Category:Human_rights</text:p>
          </table:table-cell>
          <table:table-cell table:style-name="Default" office:value-type="string" calcext:value-type="string">
            <text:p>Category:Social_issues_by_country</text:p>
          </table:table-cell>
          <table:table-cell table:style-name="Default" office:value-type="string" calcext:value-type="string">
            <text:p>Category:Civil_law_(legal_system)</text:p>
          </table:table-cell>
          <table:table-cell table:style-name="Default" office:value-type="string" calcext:value-type="string">
            <text:p>Category:Legal_systems</text:p>
          </table:table-cell>
          <table:table-cell table:style-name="Default" office:value-type="string" calcext:value-type="string">
            <text:p>Category:Law_by_region</text:p>
          </table:table-cell>
          <table:table-cell table:style-name="Default" office:value-type="string" calcext:value-type="string">
            <text:p>Category:Government-related_organizations</text:p>
          </table:table-cell>
          <table:table-cell table:style-name="Default" office:value-type="string" calcext:value-type="string">
            <text:p>Category:Organizations_by_establishing_entity</text:p>
          </table:table-cell>
          <table:table-cell table:style-name="Default" office:value-type="string" calcext:value-type="string">
            <text:p>Category:Occupations_by_type</text:p>
          </table:table-cell>
          <table:table-cell table:style-name="Default" office:value-type="string" calcext:value-type="string">
            <text:p>Category:People_by_role</text:p>
          </table:table-cell>
          <table:table-cell table:style-name="Default" office:value-type="string" calcext:value-type="string">
            <text:p>Category:Authority</text:p>
          </table:table-cell>
          <table:table-cell table:style-name="Default" office:value-type="string" calcext:value-type="string">
            <text:p>Category:Leadership</text:p>
          </table:table-cell>
          <table:table-cell table:style-name="Default" office:value-type="string" calcext:value-type="string">
            <text:p>Category:Occupations</text:p>
          </table:table-cell>
          <table:table-cell table:style-name="Default" office:value-type="string" calcext:value-type="string">
            <text:p>Category:Social_democrats</text:p>
          </table:table-cell>
          <table:table-cell table:style-name="Default" office:value-type="string" calcext:value-type="string">
            <text:p>Category:Imprisonment_and_detention</text:p>
          </table:table-cell>
          <table:table-cell table:style-name="Default" office:value-type="string" calcext:value-type="string">
            <text:p>Category:Crime_prevention</text:p>
          </table:table-cell>
          <table:table-cell table:style-name="Default" office:value-type="string" calcext:value-type="string">
            <text:p>Category:Government_buildings</text:p>
          </table:table-cell>
          <table:table-cell table:style-name="Default" office:value-type="string" calcext:value-type="string">
            <text:p>Category:Human_habitats</text:p>
          </table:table-cell>
          <table:table-cell table:style-name="Default" office:value-type="string" calcext:value-type="string">
            <text:p>Category:Law_enforcement_techniques</text:p>
          </table:table-cell>
          <table:table-cell table:style-name="Default" office:value-type="string" calcext:value-type="string">
            <text:p>Category:Penal_imprisonment</text:p>
          </table:table-cell>
          <table:table-cell table:style-name="Default" office:value-type="string" calcext:value-type="string">
            <text:p>Category:Penology</text:p>
          </table:table-cell>
          <table:table-cell table:style-name="Default" office:value-type="string" calcext:value-type="string">
            <text:p>Category:Public_safety</text:p>
          </table:table-cell>
          <table:table-cell table:style-name="Default" office:value-type="string" calcext:value-type="string">
            <text:p>Category:Residential_buildings</text:p>
          </table:table-cell>
          <table:table-cell table:style-name="Default" office:value-type="string" calcext:value-type="string">
            <text:p>Category:Security</text:p>
          </table:table-cell>
          <table:table-cell table:style-name="Default" office:value-type="string" calcext:value-type="string">
            <text:p>Category:Security_engineering</text:p>
          </table:table-cell>
          <table:table-cell table:style-name="Default" office:value-type="string" calcext:value-type="string">
            <text:p>Category:Total_institutions</text:p>
          </table:table-cell>
          <table:table-cell table:style-name="Default" office:value-type="string" calcext:value-type="string">
            <text:p>Category:Populated_places_in_Dnipropetrovsk_Oblast</text:p>
          </table:table-cell>
          <table:table-cell table:style-name="Default" office:value-type="string" calcext:value-type="string">
            <text:p>Category:21st-century_military_history</text:p>
          </table:table-cell>
          <table:table-cell table:style-name="Default" office:value-type="string" calcext:value-type="string">
            <text:p>Category:21st_century</text:p>
          </table:table-cell>
          <table:table-cell table:style-name="Default" office:value-type="string" calcext:value-type="string">
            <text:p>Category:3rd-millennium_conflicts</text:p>
          </table:table-cell>
          <table:table-cell table:style-name="Default" office:value-type="string" calcext:value-type="string">
            <text:p>Category:Conflicts_by_century</text:p>
          </table:table-cell>
          <table:table-cell table:style-name="Default" office:value-type="string" calcext:value-type="string">
            <text:p>Category:People_by_century</text:p>
          </table:table-cell>
          <table:table-cell table:style-name="Default" office:value-type="string" calcext:value-type="string">
            <text:p>Category:Categories_by_war</text:p>
          </table:table-cell>
          <table:table-cell table:style-name="Default" office:value-type="string" calcext:value-type="string">
            <text:p>Category:People_associated_with_war</text:p>
          </table:table-cell>
          <table:table-cell table:style-name="Default" office:value-type="string" calcext:value-type="string">
            <text:p>Category:People_by_period</text:p>
          </table:table-cell>
          <table:table-cell table:style-name="Default" office:value-type="string" calcext:value-type="string">
            <text:p>Category:2010s_conflicts</text:p>
          </table:table-cell>
          <table:table-cell table:style-name="Default" office:value-type="string" calcext:value-type="string">
            <text:p>Category:2013</text:p>
          </table:table-cell>
          <table:table-cell table:style-name="Default" office:value-type="string" calcext:value-type="string">
            <text:p>Category:2013_in_international_relations</text:p>
          </table:table-cell>
          <table:table-cell table:style-name="Default" office:value-type="string" calcext:value-type="string">
            <text:p>Category:2014</text:p>
          </table:table-cell>
          <table:table-cell table:style-name="Default" office:value-type="string" calcext:value-type="string">
            <text:p>Category:2014_in_international_relations</text:p>
          </table:table-cell>
          <table:table-cell table:style-name="Default" office:value-type="string" calcext:value-type="string">
            <text:p>Category:Ongoing_conflicts</text:p>
          </table:table-cell>
          <table:table-cell table:style-name="Default" office:value-type="string" calcext:value-type="string">
            <text:p>Category:People_by_continent</text:p>
          </table:table-cell>
          <table:table-cell table:style-name="Default" office:value-type="string" calcext:value-type="string">
            <text:p>Category:Slavic_people</text:p>
          </table:table-cell>
          <table:table-cell table:style-name="Default" office:value-type="string" calcext:value-type="string">
            <text:p>Category:Genealogy</text:p>
          </table:table-cell>
          <table:table-cell table:style-name="Default" office:value-type="string" calcext:value-type="string">
            <text:p>Category:Law_enforcement_by_region</text:p>
          </table:table-cell>
          <table:table-cell table:style-name="Default" office:value-type="string" calcext:value-type="string">
            <text:p>Category:Law_in_Europe</text:p>
          </table:table-cell>
          <table:table-cell table:style-name="Default" office:value-type="string" calcext:value-type="string">
            <text:p>Category:Criminal_law_by_country</text:p>
          </table:table-cell>
          <table:table-cell table:style-name="Default" office:value-type="string" calcext:value-type="string">
            <text:p>Category:Business</text:p>
          </table:table-cell>
          <table:table-cell table:style-name="Default" office:value-type="string" calcext:value-type="string">
            <text:p>Category:Business_by_continent</text:p>
          </table:table-cell>
          <table:table-cell table:style-name="Default" office:value-type="string" calcext:value-type="string">
            <text:p>Category:Economies_of_Europe</text:p>
          </table:table-cell>
          <table:table-cell table:style-name="Default" office:value-type="string" calcext:value-type="string">
            <text:p>Category:Economics_profession_and_organizations</text:p>
          </table:table-cell>
          <table:table-cell table:style-name="Default" office:value-type="string" calcext:value-type="string">
            <text:p>Category:Scholars_and_academics_by_discipline</text:p>
          </table:table-cell>
          <table:table-cell table:style-name="Default" office:value-type="string" calcext:value-type="string">
            <text:p>Category:Social_scientists</text:p>
          </table:table-cell>
          <table:table-cell table:style-name="Default" office:value-type="string" calcext:value-type="string">
            <text:p>Category:Academics_by_nationality</text:p>
          </table:table-cell>
          <table:table-cell table:style-name="Default" office:value-type="string" calcext:value-type="string">
            <text:p>Category:Scientists_by_occupation_(and_by_nationality)</text:p>
          </table:table-cell>
          <table:table-cell table:style-name="Default" office:value-type="string" calcext:value-type="string">
            <text:p>Category:Foreign_relations_of_Latvia</text:p>
          </table:table-cell>
          <table:table-cell table:style-name="Default" office:value-type="string" calcext:value-type="string">
            <text:p>Category:Baltic_peoples</text:p>
          </table:table-cell>
          <table:table-cell table:style-name="Default" office:value-type="string" calcext:value-type="string">
            <text:p>Category:Latvia</text:p>
          </table:table-cell>
          <table:table-cell table:style-name="Default" office:value-type="string" calcext:value-type="string">
            <text:p>Category:Criminals_by_occupation</text:p>
          </table:table-cell>
          <table:table-cell table:style-name="Default" office:value-type="string" calcext:value-type="string">
            <text:p>Category:Gender_in_Europe</text:p>
          </table:table-cell>
          <table:table-cell table:style-name="Default" office:value-type="string" calcext:value-type="string">
            <text:p>Category:Women_by_continent</text:p>
          </table:table-cell>
          <table:table-cell table:style-name="Default" office:value-type="string" calcext:value-type="string">
            <text:p>Category:European_women</text:p>
          </table:table-cell>
          <table:table-cell table:style-name="Default" office:value-type="string" calcext:value-type="string">
            <text:p>Category:Women_by_nationality</text:p>
          </table:table-cell>
          <table:table-cell table:style-name="Default" office:value-type="string" calcext:value-type="string">
            <text:p>Category:Women_in_Ukraine</text:p>
          </table:table-cell>
          <table:table-cell table:style-name="Default" office:value-type="string" calcext:value-type="string">
            <text:p>Category:Women_by_occupation</text:p>
          </table:table-cell>
          <table:table-cell table:style-name="Default" office:value-type="string" calcext:value-type="string">
            <text:p>Category:Wikipedia_categories_named_after_people</text:p>
          </table:table-cell>
          <table:table-cell table:style-name="Default" office:value-type="string" calcext:value-type="string">
            <text:p>Category:Wikipedia_categories_named_after_people_by_occupation</text:p>
          </table:table-cell>
          <table:table-cell table:style-name="Default" office:value-type="string" calcext:value-type="string">
            <text:p>Category:Business_executives</text:p>
          </table:table-cell>
          <table:table-cell table:style-name="Default" office:value-type="string" calcext:value-type="string">
            <text:p>Category:Corporate_governance</text:p>
          </table:table-cell>
          <table:table-cell table:style-name="Default" office:value-type="string" calcext:value-type="string">
            <text:p>Category:Management_occupations</text:p>
          </table:table-cell>
          <table:table-cell table:style-name="Default" office:value-type="string" calcext:value-type="string">
            <text:p>Category:Organizations</text:p>
          </table:table-cell>
          <table:table-cell table:style-name="Default" office:value-type="string" calcext:value-type="string">
            <text:p>Category:Counter-terrorism</text:p>
          </table:table-cell>
          <table:table-cell table:style-name="Default" office:value-type="string" calcext:value-type="string">
            <text:p>Category:Government_agencies</text:p>
          </table:table-cell>
          <table:table-cell table:style-name="Default" office:value-type="string" calcext:value-type="string">
            <text:p>Category:Information_sensitivity</text:p>
          </table:table-cell>
          <table:table-cell table:style-name="Default" office:value-type="string" calcext:value-type="string">
            <text:p>Category:Intelligence_(information_gathering)</text:p>
          </table:table-cell>
          <table:table-cell table:style-name="Default" office:value-type="string" calcext:value-type="string">
            <text:p>Category:International_security</text:p>
          </table:table-cell>
          <table:table-cell table:style-name="Default" office:value-type="string" calcext:value-type="string">
            <text:p>Category:Federal_law_enforcement_agencies_of_Russia</text:p>
          </table:table-cell>
          <table:table-cell table:style-name="Default" office:value-type="string" calcext:value-type="string">
            <text:p>Category:Russian_intelligence_agencies</text:p>
          </table:table-cell>
          <table:table-cell table:style-name="Default" office:value-type="string" calcext:value-type="string">
            <text:p>Category:Wikipedia_categories_named_after_organisations_based_in_Russia</text:p>
          </table:table-cell>
          <table:table-cell table:style-name="Default" office:value-type="string" calcext:value-type="string">
            <text:p>Category:Intelligence_analysts</text:p>
          </table:table-cell>
          <table:table-cell table:style-name="Default" office:value-type="string" calcext:value-type="string">
            <text:p>Category:Spies</text:p>
          </table:table-cell>
          <table:table-cell table:style-name="Default" office:value-type="string" calcext:value-type="string">
            <text:p>Category:National_symbols_of_Yugoslavia</text:p>
          </table:table-cell>
          <table:table-cell table:style-name="Default" office:value-type="string" calcext:value-type="string">
            <text:p>Category:Yugoslav_awards</text:p>
          </table:table-cell>
          <table:table-cell table:style-name="Default" office:value-type="string" calcext:value-type="string">
            <text:p>Category:Orders,_decorations,_and_medals_of_Serbia</text:p>
          </table:table-cell>
          <table:table-cell table:style-name="Default" office:value-type="string" calcext:value-type="string">
            <text:p>Category:Serbian_knights</text:p>
          </table:table-cell>
          <table:table-cell table:style-name="Default" office:value-type="string" calcext:value-type="string">
            <text:p>Category:Asian_people_by_occupation</text:p>
          </table:table-cell>
          <table:table-cell table:style-name="Default" office:value-type="string" calcext:value-type="string">
            <text:p>Category:Politics_of_Asia</text:p>
          </table:table-cell>
          <table:table-cell table:style-name="Default" office:value-type="string" calcext:value-type="string">
            <text:p>Category:Political_occupations</text:p>
          </table:table-cell>
          <table:table-cell table:style-name="Default" office:value-type="string" calcext:value-type="string">
            <text:p>Category:Defunct_intelligence_agencies</text:p>
          </table:table-cell>
          <table:table-cell table:style-name="Default" office:value-type="string" calcext:value-type="string">
            <text:p>Category:Foreign_relations_of_the_Soviet_Union</text:p>
          </table:table-cell>
          <table:table-cell table:style-name="Default" office:value-type="string" calcext:value-type="string">
            <text:p>Category:Law_enforcement_in_the_Soviet_Union</text:p>
          </table:table-cell>
          <table:table-cell table:style-name="Default" office:value-type="string" calcext:value-type="string">
            <text:p>Category:National_security_institutions</text:p>
          </table:table-cell>
          <table:table-cell table:style-name="Default" office:value-type="string" calcext:value-type="string">
            <text:p>Category:Secret_police</text:p>
          </table:table-cell>
          <table:table-cell table:style-name="Default" office:value-type="string" calcext:value-type="string">
            <text:p>Category:Soviet_intelligence_agencies</text:p>
          </table:table-cell>
          <table:table-cell table:style-name="Default" office:value-type="string" calcext:value-type="string">
            <text:p>Category:State_Committees_of_the_Soviet_Union</text:p>
          </table:table-cell>
          <table:table-cell table:style-name="Default" office:value-type="string" calcext:value-type="string">
            <text:p>Category:Wikipedia_categories_named_after_government_agencies</text:p>
          </table:table-cell>
          <table:table-cell table:style-name="Default" office:value-type="string" calcext:value-type="string">
            <text:p>Category:Japanese_martial_arts</text:p>
          </table:table-cell>
          <table:table-cell table:style-name="Default" office:value-type="string" calcext:value-type="string">
            <text:p>Category:Sport_in_Japan</text:p>
          </table:table-cell>
          <table:table-cell table:style-name="Default" office:value-type="string" calcext:value-type="string">
            <text:p>Category:Sport_in_Japan_by_sport</text:p>
          </table:table-cell>
          <table:table-cell table:style-name="Default" office:value-type="string" calcext:value-type="string">
            <text:p>Category:Athletic_sports</text:p>
          </table:table-cell>
          <table:table-cell table:style-name="Default" office:value-type="string" calcext:value-type="string">
            <text:p>Category:Gendai_budo</text:p>
          </table:table-cell>
          <table:table-cell table:style-name="Default" office:value-type="string" calcext:value-type="string">
            <text:p>Category:Individual_sports</text:p>
          </table:table-cell>
          <table:table-cell table:style-name="Default" office:value-type="string" calcext:value-type="string">
            <text:p>Category:Martial_arts_by_type</text:p>
          </table:table-cell>
          <table:table-cell table:style-name="Default" office:value-type="string" calcext:value-type="string">
            <text:p>Category:Categories_by_sport</text:p>
          </table:table-cell>
          <table:table-cell table:style-name="Default" office:value-type="string" calcext:value-type="string">
            <text:p>Category:Sports_competitors</text:p>
          </table:table-cell>
        </table:table-row>
        <table:table-row table:style-name="ro1">
          <table:table-cell office:value-type="string" calcext:value-type="string">
            <text:p>Viktor_Yanukovych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1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2" table:style-name="ce2" office:value-type="float" office:value="3" calcext:value-type="float">
            <text:p>3</text:p>
          </table:table-cell>
          <table:table-cell table:number-columns-repeated="71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5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2" table:style-name="ce2" office:value-type="float" office:value="4" calcext:value-type="float">
            <text:p>4</text:p>
          </table:table-cell>
          <table:table-cell table:number-columns-repeated="187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7" table:style-name="ce2" office:value-type="float" office:value="5" calcext:value-type="float">
            <text:p>5</text:p>
          </table:table-cell>
          <table:table-cell table:number-columns-repeated="6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7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9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0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1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1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1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ulia_Tymoshenk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2" table:style-name="ce2" office:value-type="float" office:value="1" calcext:value-type="float">
            <text:p>1</text:p>
          </table:table-cell>
          <table:table-cell table:number-columns-repeated="29"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5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0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2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6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7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9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ladimir_Put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float" office:value="3" calcext:value-type="float">
            <text:p>3</text:p>
          </table:table-cell>
          <table:table-cell table:number-columns-repeated="29"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2" calcext:value-type="float">
            <text:p>2</text:p>
          </table:table-cell>
          <table:table-cell table:number-columns-repeated="15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" table:style-name="ce2" office:value-type="float" office:value="4" calcext:value-type="float">
            <text:p>4</text:p>
          </table:table-cell>
          <table:table-cell table:number-columns-repeated="48" table:style-name="ce2" office:value-type="float" office:value="2" calcext:value-type="float">
            <text:p>2</text:p>
          </table:table-cell>
          <table:table-cell table:number-columns-repeated="29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8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1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3" table:style-name="ce2" office:value-type="float" office:value="3" calcext:value-type="float">
            <text:p>3</text:p>
          </table:table-cell>
          <table:table-cell table:number-columns-repeated="47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10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9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1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40"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tweenn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64360845960841" calcext:value-type="float">
            <text:p>2.64360845960841E-05</text:p>
          </table:table-cell>
          <table:table-cell office:value-type="float" office:value="0.000000294854608082338" calcext:value-type="float">
            <text:p>2.94854608082338E-07</text:p>
          </table:table-cell>
          <table:table-cell office:value-type="float" office:value="0.000000818045704737215" calcext:value-type="float">
            <text:p>8.18045704737215E-07</text:p>
          </table:table-cell>
          <table:table-cell office:value-type="float" office:value="0.0000115559804780172" calcext:value-type="float">
            <text:p>1.15559804780172E-05</text:p>
          </table:table-cell>
          <table:table-cell office:value-type="float" office:value="0.00000238680804207578" calcext:value-type="float">
            <text:p>2.38680804207578E-06</text:p>
          </table:table-cell>
          <table:table-cell office:value-type="float" office:value="0.000000465879146216893" calcext:value-type="float">
            <text:p>4.65879146216893E-07</text:p>
          </table:table-cell>
          <table:table-cell office:value-type="float" office:value="0.000000712998571922451" calcext:value-type="float">
            <text:p>7.12998571922451E-07</text:p>
          </table:table-cell>
          <table:table-cell office:value-type="float" office:value="0.0000054254263203738" calcext:value-type="float">
            <text:p>5.4254263203738E-06</text:p>
          </table:table-cell>
          <table:table-cell office:value-type="float" office:value="0.000000491825220927513" calcext:value-type="float">
            <text:p>4.91825220927513E-07</text:p>
          </table:table-cell>
          <table:table-cell office:value-type="float" office:value="0.0000147634389239101" calcext:value-type="float">
            <text:p>1.47634389239101E-05</text:p>
          </table:table-cell>
          <table:table-cell office:value-type="float" office:value="0.00000362688444208544" calcext:value-type="float">
            <text:p>3.62688444208544E-06</text:p>
          </table:table-cell>
          <table:table-cell office:value-type="float" office:value="0.000000287908509326053" calcext:value-type="float">
            <text:p>2.87908509326053E-07</text:p>
          </table:table-cell>
          <table:table-cell office:value-type="float" office:value="0.000000337990008874558" calcext:value-type="float">
            <text:p>3.37990008874558E-07</text:p>
          </table:table-cell>
          <table:table-cell office:value-type="float" office:value="0.00000116972310121224" calcext:value-type="float">
            <text:p>1.16972310121224E-06</text:p>
          </table:table-cell>
          <table:table-cell office:value-type="float" office:value="0.00000111447477506864" calcext:value-type="float">
            <text:p>1.11447477506864E-06</text:p>
          </table:table-cell>
          <table:table-cell office:value-type="float" office:value="0.0000522525588095621" calcext:value-type="float">
            <text:p>5.22525588095621E-05</text:p>
          </table:table-cell>
          <table:table-cell office:value-type="float" office:value="0.00000398891112741275" calcext:value-type="float">
            <text:p>3.98891112741275E-06</text:p>
          </table:table-cell>
          <table:table-cell office:value-type="float" office:value="0.00000155964780139769" calcext:value-type="float">
            <text:p>1.55964780139769E-06</text:p>
          </table:table-cell>
          <table:table-cell office:value-type="float" office:value="0.000000965492593698246" calcext:value-type="float">
            <text:p>9.65492593698246E-07</text:p>
          </table:table-cell>
          <table:table-cell office:value-type="float" office:value="0.0000109709238891672" calcext:value-type="float">
            <text:p>1.09709238891672E-05</text:p>
          </table:table-cell>
          <table:table-cell office:value-type="float" office:value="0.000000469543250795449" calcext:value-type="float">
            <text:p>4.69543250795449E-07</text:p>
          </table:table-cell>
          <table:table-cell office:value-type="float" office:value="0.00000393949221439947" calcext:value-type="float">
            <text:p>3.93949221439947E-06</text:p>
          </table:table-cell>
          <table:table-cell office:value-type="float" office:value="0.000000436277835275635" calcext:value-type="float">
            <text:p>4.36277835275635E-07</text:p>
          </table:table-cell>
          <table:table-cell office:value-type="float" office:value="0.000000498918293206662" calcext:value-type="float">
            <text:p>4.98918293206662E-07</text:p>
          </table:table-cell>
          <table:table-cell office:value-type="float" office:value="0.0000529489928163461" calcext:value-type="float">
            <text:p>5.29489928163461E-05</text:p>
          </table:table-cell>
          <table:table-cell office:value-type="float" office:value="0.000000465879146216893" calcext:value-type="float">
            <text:p>4.65879146216893E-07</text:p>
          </table:table-cell>
          <table:table-cell office:value-type="float" office:value="0.0000215950908187906" calcext:value-type="float">
            <text:p>2.15950908187906E-05</text:p>
          </table:table-cell>
          <table:table-cell office:value-type="float" office:value="0.000000415284248303128" calcext:value-type="float">
            <text:p>4.15284248303128E-07</text:p>
          </table:table-cell>
          <table:table-cell office:value-type="float" office:value="0.0000005208930154196" calcext:value-type="float">
            <text:p>5.208930154196E-07</text:p>
          </table:table-cell>
          <table:table-cell office:value-type="float" office:value="0.00000419377481629346" calcext:value-type="float">
            <text:p>4.19377481629346E-06</text:p>
          </table:table-cell>
          <table:table-cell office:value-type="float" office:value="0.00000722713635535313" calcext:value-type="float">
            <text:p>7.22713635535313E-06</text:p>
          </table:table-cell>
          <table:table-cell office:value-type="float" office:value="0.00000166102363014552" calcext:value-type="float">
            <text:p>1.66102363014552E-06</text:p>
          </table:table-cell>
          <table:table-cell office:value-type="float" office:value="0.00000236614391650794" calcext:value-type="float">
            <text:p>2.36614391650794E-06</text:p>
          </table:table-cell>
          <table:table-cell office:value-type="float" office:value="0.000000423508039974493" calcext:value-type="float">
            <text:p>4.23508039974493E-07</text:p>
          </table:table-cell>
          <table:table-cell office:value-type="float" office:value="0.0000248471194491071" calcext:value-type="float">
            <text:p>2.48471194491071E-05</text:p>
          </table:table-cell>
          <table:table-cell office:value-type="float" office:value="0.000000155742382497047" calcext:value-type="float">
            <text:p>1.55742382497047E-07</text:p>
          </table:table-cell>
          <table:table-cell office:value-type="float" office:value="0.0000100235000761718" calcext:value-type="float">
            <text:p>1.00235000761718E-05</text:p>
          </table:table-cell>
          <table:table-cell office:value-type="float" office:value="0.000000938688550472548" calcext:value-type="float">
            <text:p>9.38688550472548E-07</text:p>
          </table:table-cell>
          <table:table-cell office:value-type="float" office:value="0.0000000601225531356067" calcext:value-type="float">
            <text:p>6.01225531356067E-08</text:p>
          </table:table-cell>
          <table:table-cell office:value-type="float" office:value="0.000000325372922775094" calcext:value-type="float">
            <text:p>3.25372922775094E-07</text:p>
          </table:table-cell>
          <table:table-cell office:value-type="float" office:value="0.00000306388937973716" calcext:value-type="float">
            <text:p>3.06388937973716E-06</text:p>
          </table:table-cell>
          <table:table-cell office:value-type="float" office:value="0.00000104342419702952" calcext:value-type="float">
            <text:p>1.04342419702952E-06</text:p>
          </table:table-cell>
          <table:table-cell office:value-type="float" office:value="0.000118563416214976" calcext:value-type="float">
            <text:p>0.000118563416215</text:p>
          </table:table-cell>
          <table:table-cell office:value-type="float" office:value="0.0000456426591350349" calcext:value-type="float">
            <text:p>4.56426591350349E-05</text:p>
          </table:table-cell>
          <table:table-cell table:number-columns-repeated="2" office:value-type="float" office:value="0.0000000601225531356067" calcext:value-type="float">
            <text:p>6.01225531356067E-08</text:p>
          </table:table-cell>
          <table:table-cell office:value-type="float" office:value="0.000000600069896832245" calcext:value-type="float">
            <text:p>6.00069896832245E-07</text:p>
          </table:table-cell>
          <table:table-cell office:value-type="float" office:value="0.000000562658443353577" calcext:value-type="float">
            <text:p>5.62658443353577E-07</text:p>
          </table:table-cell>
          <table:table-cell office:value-type="float" office:value="0.0000111344058469726" calcext:value-type="float">
            <text:p>1.11344058469726E-05</text:p>
          </table:table-cell>
          <table:table-cell office:value-type="float" office:value="0.00000014843998550309" calcext:value-type="float">
            <text:p>1.4843998550309E-07</text:p>
          </table:table-cell>
          <table:table-cell office:value-type="float" office:value="0.00000480608192406472" calcext:value-type="float">
            <text:p>4.80608192406472E-06</text:p>
          </table:table-cell>
          <table:table-cell office:value-type="float" office:value="0.000000514526090275162" calcext:value-type="float">
            <text:p>5.14526090275162E-07</text:p>
          </table:table-cell>
          <table:table-cell office:value-type="float" office:value="0.000000137863207494531" calcext:value-type="float">
            <text:p>1.37863207494531E-07</text:p>
          </table:table-cell>
          <table:table-cell office:value-type="float" office:value="0.000017923704359086" calcext:value-type="float">
            <text:p>1.7923704359086E-05</text:p>
          </table:table-cell>
          <table:table-cell office:value-type="float" office:value="0.0000000439438710208715" calcext:value-type="float">
            <text:p>4.39438710208715E-08</text:p>
          </table:table-cell>
          <table:table-cell office:value-type="float" office:value="0.00000432991516150934" calcext:value-type="float">
            <text:p>4.32991516150934E-06</text:p>
          </table:table-cell>
          <table:table-cell office:value-type="float" office:value="0.00000188272667168422" calcext:value-type="float">
            <text:p>1.88272667168422E-06</text:p>
          </table:table-cell>
          <table:table-cell office:value-type="float" office:value="0.00000421071328091155" calcext:value-type="float">
            <text:p>4.21071328091155E-06</text:p>
          </table:table-cell>
          <table:table-cell office:value-type="float" office:value="0.000000236551152404522" calcext:value-type="float">
            <text:p>2.36551152404522E-07</text:p>
          </table:table-cell>
          <table:table-cell office:value-type="float" office:value="0.0000112548044122824" calcext:value-type="float">
            <text:p>1.12548044122824E-05</text:p>
          </table:table-cell>
          <table:table-cell office:value-type="float" office:value="0.00000375076547825904" calcext:value-type="float">
            <text:p>3.75076547825904E-06</text:p>
          </table:table-cell>
          <table:table-cell office:value-type="float" office:value="0.000000948415024204538" calcext:value-type="float">
            <text:p>9.48415024204538E-07</text:p>
          </table:table-cell>
          <table:table-cell office:value-type="float" office:value="0.0000020063321983224" calcext:value-type="float">
            <text:p>2.0063321983224E-06</text:p>
          </table:table-cell>
          <table:table-cell office:value-type="float" office:value="0.00000222202987343147" calcext:value-type="float">
            <text:p>2.22202987343147E-06</text:p>
          </table:table-cell>
          <table:table-cell office:value-type="float" office:value="0.00000325550675998009" calcext:value-type="float">
            <text:p>3.25550675998009E-06</text:p>
          </table:table-cell>
          <table:table-cell office:value-type="float" office:value="0.00000260003689032742" calcext:value-type="float">
            <text:p>2.60003689032742E-06</text:p>
          </table:table-cell>
          <table:table-cell office:value-type="float" office:value="0.00000174787356843339" calcext:value-type="float">
            <text:p>1.74787356843339E-06</text:p>
          </table:table-cell>
          <table:table-cell office:value-type="float" office:value="0.0000120592398026497" calcext:value-type="float">
            <text:p>1.20592398026497E-05</text:p>
          </table:table-cell>
          <table:table-cell office:value-type="float" office:value="0.0000156751425396791" calcext:value-type="float">
            <text:p>1.56751425396791E-05</text:p>
          </table:table-cell>
          <table:table-cell office:value-type="float" office:value="0.0000677611565047466" calcext:value-type="float">
            <text:p>6.77611565047466E-05</text:p>
          </table:table-cell>
          <table:table-cell office:value-type="float" office:value="0.000000676111373139971" calcext:value-type="float">
            <text:p>6.76111373139971E-07</text:p>
          </table:table-cell>
          <table:table-cell office:value-type="float" office:value="0.00000344237151867334" calcext:value-type="float">
            <text:p>3.44237151867334E-06</text:p>
          </table:table-cell>
          <table:table-cell office:value-type="float" office:value="0.0000017922944153397" calcext:value-type="float">
            <text:p>1.7922944153397E-06</text:p>
          </table:table-cell>
          <table:table-cell office:value-type="float" office:value="0.000000705575890352155" calcext:value-type="float">
            <text:p>7.05575890352155E-07</text:p>
          </table:table-cell>
          <table:table-cell office:value-type="float" office:value="0.00000164983723397099" calcext:value-type="float">
            <text:p>1.64983723397099E-06</text:p>
          </table:table-cell>
          <table:table-cell office:value-type="float" office:value="0.0000106477443571823" calcext:value-type="float">
            <text:p>1.06477443571823E-05</text:p>
          </table:table-cell>
          <table:table-cell office:value-type="float" office:value="0.0000000488265233565239" calcext:value-type="float">
            <text:p>4.88265233565239E-08</text:p>
          </table:table-cell>
          <table:table-cell office:value-type="float" office:value="0.000000694949810965599" calcext:value-type="float">
            <text:p>6.94949810965599E-07</text:p>
          </table:table-cell>
          <table:table-cell office:value-type="float" office:value="0.00000055173971392872" calcext:value-type="float">
            <text:p>5.5173971392872E-07</text:p>
          </table:table-cell>
          <table:table-cell office:value-type="float" office:value="0.00000255592182888629" calcext:value-type="float">
            <text:p>2.55592182888629E-06</text:p>
          </table:table-cell>
          <table:table-cell office:value-type="float" office:value="0.00000608346296963618" calcext:value-type="float">
            <text:p>6.08346296963618E-06</text:p>
          </table:table-cell>
          <table:table-cell office:value-type="float" office:value="0.000000445203342352912" calcext:value-type="float">
            <text:p>4.45203342352912E-07</text:p>
          </table:table-cell>
          <table:table-cell office:value-type="float" office:value="0.0000009518299582104" calcext:value-type="float">
            <text:p>9.518299582104E-07</text:p>
          </table:table-cell>
          <table:table-cell office:value-type="float" office:value="0.000000569600877675535" calcext:value-type="float">
            <text:p>5.69600877675535E-07</text:p>
          </table:table-cell>
          <table:table-cell office:value-type="float" office:value="0.0000135705758858974" calcext:value-type="float">
            <text:p>1.35705758858974E-05</text:p>
          </table:table-cell>
          <table:table-cell office:value-type="float" office:value="0.00000278385085800952" calcext:value-type="float">
            <text:p>2.78385085800952E-06</text:p>
          </table:table-cell>
          <table:table-cell office:value-type="float" office:value="0.0000812785235283162" calcext:value-type="float">
            <text:p>8.12785235283162E-05</text:p>
          </table:table-cell>
          <table:table-cell office:value-type="float" office:value="0.00000763036490541176" calcext:value-type="float">
            <text:p>7.63036490541176E-06</text:p>
          </table:table-cell>
          <table:table-cell office:value-type="float" office:value="0.00152228561520194" calcext:value-type="float">
            <text:p>0.001522285615202</text:p>
          </table:table-cell>
          <table:table-cell office:value-type="float" office:value="0.0000445129029299191" calcext:value-type="float">
            <text:p>4.45129029299191E-05</text:p>
          </table:table-cell>
          <table:table-cell office:value-type="float" office:value="0.000312510894258324" calcext:value-type="float">
            <text:p>0.000312510894258</text:p>
          </table:table-cell>
          <table:table-cell office:value-type="float" office:value="0.00000755459360283431" calcext:value-type="float">
            <text:p>7.55459360283431E-06</text:p>
          </table:table-cell>
          <table:table-cell office:value-type="float" office:value="0.0000132790850154448" calcext:value-type="float">
            <text:p>1.32790850154448E-05</text:p>
          </table:table-cell>
          <table:table-cell office:value-type="float" office:value="0.000257417244426505" calcext:value-type="float">
            <text:p>0.000257417244427</text:p>
          </table:table-cell>
          <table:table-cell office:value-type="float" office:value="0.0000183227099474068" calcext:value-type="float">
            <text:p>1.83227099474068E-05</text:p>
          </table:table-cell>
          <table:table-cell office:value-type="float" office:value="0.000251273776491558" calcext:value-type="float">
            <text:p>0.000251273776492</text:p>
          </table:table-cell>
          <table:table-cell office:value-type="float" office:value="0.0000185426843708258" calcext:value-type="float">
            <text:p>1.85426843708258E-05</text:p>
          </table:table-cell>
          <table:table-cell office:value-type="float" office:value="0.0000673956173552202" calcext:value-type="float">
            <text:p>6.73956173552202E-05</text:p>
          </table:table-cell>
          <table:table-cell office:value-type="float" office:value="0.0000247963837454833" calcext:value-type="float">
            <text:p>2.47963837454833E-05</text:p>
          </table:table-cell>
          <table:table-cell office:value-type="float" office:value="0.000409917166213948" calcext:value-type="float">
            <text:p>0.000409917166214</text:p>
          </table:table-cell>
          <table:table-cell office:value-type="float" office:value="0.000173562327464761" calcext:value-type="float">
            <text:p>0.000173562327465</text:p>
          </table:table-cell>
          <table:table-cell office:value-type="float" office:value="0.000017774207160748" calcext:value-type="float">
            <text:p>1.7774207160748E-05</text:p>
          </table:table-cell>
          <table:table-cell office:value-type="float" office:value="0.000569659769142272" calcext:value-type="float">
            <text:p>0.000569659769142</text:p>
          </table:table-cell>
          <table:table-cell office:value-type="float" office:value="0.000319652264051717" calcext:value-type="float">
            <text:p>0.000319652264052</text:p>
          </table:table-cell>
          <table:table-cell office:value-type="float" office:value="0.000000599457526745292" calcext:value-type="float">
            <text:p>5.99457526745292E-07</text:p>
          </table:table-cell>
          <table:table-cell office:value-type="float" office:value="0.00000299098125835847" calcext:value-type="float">
            <text:p>2.99098125835847E-06</text:p>
          </table:table-cell>
          <table:table-cell office:value-type="float" office:value="0.0000990230735658909" calcext:value-type="float">
            <text:p>9.90230735658909E-05</text:p>
          </table:table-cell>
          <table:table-cell office:value-type="float" office:value="0.0000753551334092142" calcext:value-type="float">
            <text:p>7.53551334092142E-05</text:p>
          </table:table-cell>
          <table:table-cell office:value-type="float" office:value="0.000186996708802275" calcext:value-type="float">
            <text:p>0.000186996708802</text:p>
          </table:table-cell>
          <table:table-cell office:value-type="float" office:value="0.000112011225493099" calcext:value-type="float">
            <text:p>0.000112011225493</text:p>
          </table:table-cell>
          <table:table-cell office:value-type="float" office:value="0.0000844205194765897" calcext:value-type="float">
            <text:p>8.44205194765897E-05</text:p>
          </table:table-cell>
          <table:table-cell office:value-type="float" office:value="0.0000157949934693713" calcext:value-type="float">
            <text:p>1.57949934693713E-05</text:p>
          </table:table-cell>
          <table:table-cell office:value-type="float" office:value="0.000213174773559688" calcext:value-type="float">
            <text:p>0.00021317477356</text:p>
          </table:table-cell>
          <table:table-cell office:value-type="float" office:value="0.00000198682749829685" calcext:value-type="float">
            <text:p>1.98682749829685E-06</text:p>
          </table:table-cell>
          <table:table-cell office:value-type="float" office:value="0.0000535005789226352" calcext:value-type="float">
            <text:p>5.35005789226352E-05</text:p>
          </table:table-cell>
          <table:table-cell office:value-type="float" office:value="0.000177145095143106" calcext:value-type="float">
            <text:p>0.000177145095143</text:p>
          </table:table-cell>
          <table:table-cell office:value-type="float" office:value="0.00000102953374752223" calcext:value-type="float">
            <text:p>1.02953374752223E-06</text:p>
          </table:table-cell>
          <table:table-cell office:value-type="float" office:value="0.00000859315091100149" calcext:value-type="float">
            <text:p>8.59315091100149E-06</text:p>
          </table:table-cell>
          <table:table-cell office:value-type="float" office:value="0.000144064748254198" calcext:value-type="float">
            <text:p>0.000144064748254</text:p>
          </table:table-cell>
          <table:table-cell office:value-type="float" office:value="0.0000165492961065201" calcext:value-type="float">
            <text:p>1.65492961065201E-05</text:p>
          </table:table-cell>
          <table:table-cell office:value-type="float" office:value="0.0000528183811241474" calcext:value-type="float">
            <text:p>5.28183811241474E-05</text:p>
          </table:table-cell>
          <table:table-cell office:value-type="float" office:value="0.000000558095167529632" calcext:value-type="float">
            <text:p>5.58095167529632E-07</text:p>
          </table:table-cell>
          <table:table-cell office:value-type="float" office:value="0.00039300672320906" calcext:value-type="float">
            <text:p>0.000393006723209</text:p>
          </table:table-cell>
          <table:table-cell office:value-type="float" office:value="0.00387374619562493" calcext:value-type="float">
            <text:p>0.003873746195625</text:p>
          </table:table-cell>
          <table:table-cell office:value-type="float" office:value="0.00000979246263022636" calcext:value-type="float">
            <text:p>9.79246263022636E-06</text:p>
          </table:table-cell>
          <table:table-cell office:value-type="float" office:value="0.00000981395117834805" calcext:value-type="float">
            <text:p>9.81395117834805E-06</text:p>
          </table:table-cell>
          <table:table-cell office:value-type="float" office:value="0.0000781897862852856" calcext:value-type="float">
            <text:p>7.81897862852856E-05</text:p>
          </table:table-cell>
          <table:table-cell office:value-type="float" office:value="0.00000183688688564072" calcext:value-type="float">
            <text:p>1.83688688564072E-06</text:p>
          </table:table-cell>
          <table:table-cell office:value-type="float" office:value="0.000105548340520691" calcext:value-type="float">
            <text:p>0.000105548340521</text:p>
          </table:table-cell>
          <table:table-cell office:value-type="float" office:value="0.000136886933248716" calcext:value-type="float">
            <text:p>0.000136886933249</text:p>
          </table:table-cell>
          <table:table-cell office:value-type="float" office:value="0.00000568011724988018" calcext:value-type="float">
            <text:p>5.68011724988018E-06</text:p>
          </table:table-cell>
          <table:table-cell office:value-type="float" office:value="0.000107647440135085" calcext:value-type="float">
            <text:p>0.000107647440135</text:p>
          </table:table-cell>
          <table:table-cell office:value-type="float" office:value="0.0000185637213287547" calcext:value-type="float">
            <text:p>1.85637213287547E-05</text:p>
          </table:table-cell>
          <table:table-cell office:value-type="float" office:value="0.0000785530422539441" calcext:value-type="float">
            <text:p>7.85530422539441E-05</text:p>
          </table:table-cell>
          <table:table-cell office:value-type="float" office:value="0.000100718544159365" calcext:value-type="float">
            <text:p>0.000100718544159</text:p>
          </table:table-cell>
          <table:table-cell office:value-type="float" office:value="0.000097420401178339" calcext:value-type="float">
            <text:p>9.7420401178339E-05</text:p>
          </table:table-cell>
          <table:table-cell office:value-type="float" office:value="0.0000970728988400752" calcext:value-type="float">
            <text:p>9.70728988400752E-05</text:p>
          </table:table-cell>
          <table:table-cell office:value-type="float" office:value="0.000634180834208958" calcext:value-type="float">
            <text:p>0.000634180834209</text:p>
          </table:table-cell>
          <table:table-cell office:value-type="float" office:value="0.0000692533802427337" calcext:value-type="float">
            <text:p>6.92533802427337E-05</text:p>
          </table:table-cell>
          <table:table-cell office:value-type="float" office:value="0.00000180329944253538" calcext:value-type="float">
            <text:p>1.80329944253538E-06</text:p>
          </table:table-cell>
          <table:table-cell office:value-type="float" office:value="0.0000238412519592252" calcext:value-type="float">
            <text:p>2.38412519592252E-05</text:p>
          </table:table-cell>
          <table:table-cell office:value-type="float" office:value="0.0000297167581763931" calcext:value-type="float">
            <text:p>2.97167581763931E-05</text:p>
          </table:table-cell>
          <table:table-cell office:value-type="float" office:value="0.00038313742016183" calcext:value-type="float">
            <text:p>0.000383137420162</text:p>
          </table:table-cell>
          <table:table-cell office:value-type="float" office:value="0.000000490061967487585" calcext:value-type="float">
            <text:p>4.90061967487585E-07</text:p>
          </table:table-cell>
          <table:table-cell office:value-type="float" office:value="0.0000265357741399773" calcext:value-type="float">
            <text:p>2.65357741399773E-05</text:p>
          </table:table-cell>
          <table:table-cell office:value-type="float" office:value="0.0000370169921310684" calcext:value-type="float">
            <text:p>3.70169921310684E-05</text:p>
          </table:table-cell>
          <table:table-cell office:value-type="float" office:value="0.0000602829528293172" calcext:value-type="float">
            <text:p>6.02829528293172E-05</text:p>
          </table:table-cell>
          <table:table-cell office:value-type="float" office:value="0.00000119149889499246" calcext:value-type="float">
            <text:p>1.19149889499246E-06</text:p>
          </table:table-cell>
          <table:table-cell office:value-type="float" office:value="0.00000597836797228397" calcext:value-type="float">
            <text:p>5.97836797228397E-06</text:p>
          </table:table-cell>
          <table:table-cell office:value-type="float" office:value="0.000323516861483127" calcext:value-type="float">
            <text:p>0.000323516861483</text:p>
          </table:table-cell>
          <table:table-cell office:value-type="float" office:value="0.0000394397957915613" calcext:value-type="float">
            <text:p>3.94397957915613E-05</text:p>
          </table:table-cell>
          <table:table-cell office:value-type="float" office:value="0.00000119648022564857" calcext:value-type="float">
            <text:p>1.19648022564857E-06</text:p>
          </table:table-cell>
          <table:table-cell office:value-type="float" office:value="0.000000249400897577181" calcext:value-type="float">
            <text:p>2.49400897577181E-07</text:p>
          </table:table-cell>
          <table:table-cell office:value-type="float" office:value="0.00000880349749884833" calcext:value-type="float">
            <text:p>8.80349749884833E-06</text:p>
          </table:table-cell>
          <table:table-cell office:value-type="float" office:value="0.0000467992299082144" calcext:value-type="float">
            <text:p>4.67992299082144E-05</text:p>
          </table:table-cell>
          <table:table-cell office:value-type="float" office:value="0.0000404248321472539" calcext:value-type="float">
            <text:p>4.04248321472539E-05</text:p>
          </table:table-cell>
          <table:table-cell office:value-type="float" office:value="0.00000896558599882847" calcext:value-type="float">
            <text:p>8.96558599882847E-06</text:p>
          </table:table-cell>
          <table:table-cell office:value-type="float" office:value="0.0000385691610830653" calcext:value-type="float">
            <text:p>3.85691610830653E-05</text:p>
          </table:table-cell>
          <table:table-cell office:value-type="float" office:value="0.0000060170070342073" calcext:value-type="float">
            <text:p>6.0170070342073E-06</text:p>
          </table:table-cell>
          <table:table-cell office:value-type="float" office:value="0.00187593076106239" calcext:value-type="float">
            <text:p>0.001875930761062</text:p>
          </table:table-cell>
          <table:table-cell office:value-type="float" office:value="0.0000146993237680093" calcext:value-type="float">
            <text:p>1.46993237680093E-05</text:p>
          </table:table-cell>
          <table:table-cell office:value-type="float" office:value="0.0000295024110675129" calcext:value-type="float">
            <text:p>2.95024110675129E-05</text:p>
          </table:table-cell>
          <table:table-cell office:value-type="float" office:value="0.000154208485422838" calcext:value-type="float">
            <text:p>0.000154208485423</text:p>
          </table:table-cell>
          <table:table-cell office:value-type="float" office:value="0.000443534470216506" calcext:value-type="float">
            <text:p>0.000443534470217</text:p>
          </table:table-cell>
          <table:table-cell office:value-type="float" office:value="0.00111272468495712" calcext:value-type="float">
            <text:p>0.001112724684957</text:p>
          </table:table-cell>
          <table:table-cell office:value-type="float" office:value="0.0000269009937162543" calcext:value-type="float">
            <text:p>2.69009937162543E-05</text:p>
          </table:table-cell>
          <table:table-cell office:value-type="float" office:value="0.0000551815085087618" calcext:value-type="float">
            <text:p>5.51815085087618E-05</text:p>
          </table:table-cell>
          <table:table-cell office:value-type="float" office:value="0.0000595185135848641" calcext:value-type="float">
            <text:p>5.95185135848641E-05</text:p>
          </table:table-cell>
          <table:table-cell office:value-type="float" office:value="0.00000044843810863129" calcext:value-type="float">
            <text:p>4.4843810863129E-07</text:p>
          </table:table-cell>
          <table:table-cell office:value-type="float" office:value="0.0000712256816485125" calcext:value-type="float">
            <text:p>7.12256816485125E-05</text:p>
          </table:table-cell>
          <table:table-cell office:value-type="float" office:value="0.000101910664771568" calcext:value-type="float">
            <text:p>0.000101910664772</text:p>
          </table:table-cell>
          <table:table-cell office:value-type="float" office:value="0.00364312597825318" calcext:value-type="float">
            <text:p>0.003643125978253</text:p>
          </table:table-cell>
          <table:table-cell office:value-type="float" office:value="0.0000796308273641437" calcext:value-type="float">
            <text:p>7.96308273641437E-05</text:p>
          </table:table-cell>
          <table:table-cell office:value-type="float" office:value="0.0000269271715940073" calcext:value-type="float">
            <text:p>2.69271715940073E-05</text:p>
          </table:table-cell>
          <table:table-cell office:value-type="float" office:value="0.00000456207656065449" calcext:value-type="float">
            <text:p>4.56207656065449E-06</text:p>
          </table:table-cell>
          <table:table-cell office:value-type="float" office:value="0.0000445215459311309" calcext:value-type="float">
            <text:p>4.45215459311309E-05</text:p>
          </table:table-cell>
          <table:table-cell office:value-type="float" office:value="0.00000239510104584239" calcext:value-type="float">
            <text:p>2.39510104584239E-06</text:p>
          </table:table-cell>
          <table:table-cell office:value-type="float" office:value="0.00000343880992007382" calcext:value-type="float">
            <text:p>3.43880992007382E-06</text:p>
          </table:table-cell>
          <table:table-cell office:value-type="float" office:value="0.00000252141464190671" calcext:value-type="float">
            <text:p>2.52141464190671E-06</text:p>
          </table:table-cell>
          <table:table-cell office:value-type="float" office:value="0.00000129069618158314" calcext:value-type="float">
            <text:p>1.29069618158314E-06</text:p>
          </table:table-cell>
          <table:table-cell office:value-type="float" office:value="0.0000321137322633379" calcext:value-type="float">
            <text:p>3.21137322633379E-05</text:p>
          </table:table-cell>
          <table:table-cell office:value-type="float" office:value="0.000000198665923466177" calcext:value-type="float">
            <text:p>1.98665923466177E-07</text:p>
          </table:table-cell>
          <table:table-cell office:value-type="float" office:value="0.000903459510459324" calcext:value-type="float">
            <text:p>0.000903459510459</text:p>
          </table:table-cell>
          <table:table-cell office:value-type="float" office:value="0.00000691700979655958" calcext:value-type="float">
            <text:p>6.91700979655958E-06</text:p>
          </table:table-cell>
          <table:table-cell office:value-type="float" office:value="0.00000639719183393584" calcext:value-type="float">
            <text:p>6.39719183393584E-06</text:p>
          </table:table-cell>
          <table:table-cell office:value-type="float" office:value="0.00000458631215829095" calcext:value-type="float">
            <text:p>4.58631215829095E-06</text:p>
          </table:table-cell>
          <table:table-cell office:value-type="float" office:value="0.0000360642238985118" calcext:value-type="float">
            <text:p>3.60642238985118E-05</text:p>
          </table:table-cell>
          <table:table-cell office:value-type="float" office:value="0.0000930029358829713" calcext:value-type="float">
            <text:p>9.30029358829713E-05</text:p>
          </table:table-cell>
          <table:table-cell office:value-type="float" office:value="0.0000510449261548005" calcext:value-type="float">
            <text:p>5.10449261548005E-05</text:p>
          </table:table-cell>
          <table:table-cell office:value-type="float" office:value="0.00000057154669981863" calcext:value-type="float">
            <text:p>5.7154669981863E-07</text:p>
          </table:table-cell>
          <table:table-cell office:value-type="float" office:value="0.00001450395976959" calcext:value-type="float">
            <text:p>1.450395976959E-05</text:p>
          </table:table-cell>
          <table:table-cell office:value-type="float" office:value="0.0000262528463500501" calcext:value-type="float">
            <text:p>2.62528463500501E-05</text:p>
          </table:table-cell>
          <table:table-cell office:value-type="float" office:value="0.000159292250786618" calcext:value-type="float">
            <text:p>0.000159292250787</text:p>
          </table:table-cell>
          <table:table-cell office:value-type="float" office:value="0.00010261568845365" calcext:value-type="float">
            <text:p>0.000102615688454</text:p>
          </table:table-cell>
          <table:table-cell office:value-type="float" office:value="0.0000967665878282522" calcext:value-type="float">
            <text:p>9.67665878282522E-05</text:p>
          </table:table-cell>
          <table:table-cell office:value-type="float" office:value="0.0011766540135334" calcext:value-type="float">
            <text:p>0.001176654013533</text:p>
          </table:table-cell>
          <table:table-cell office:value-type="float" office:value="0.000100749536778329" calcext:value-type="float">
            <text:p>0.000100749536778</text:p>
          </table:table-cell>
          <table:table-cell office:value-type="float" office:value="0.0000216640595442445" calcext:value-type="float">
            <text:p>2.16640595442445E-05</text:p>
          </table:table-cell>
          <table:table-cell office:value-type="float" office:value="0.00007676650936126" calcext:value-type="float">
            <text:p>7.676650936126E-05</text:p>
          </table:table-cell>
          <table:table-cell office:value-type="float" office:value="0.000213933869649142" calcext:value-type="float">
            <text:p>0.000213933869649</text:p>
          </table:table-cell>
          <table:table-cell office:value-type="float" office:value="0.0000586753435362346" calcext:value-type="float">
            <text:p>5.86753435362346E-05</text:p>
          </table:table-cell>
          <table:table-cell office:value-type="float" office:value="0.0000694841482460025" calcext:value-type="float">
            <text:p>6.94841482460025E-05</text:p>
          </table:table-cell>
          <table:table-cell office:value-type="float" office:value="0.000225892053049301" calcext:value-type="float">
            <text:p>0.000225892053049</text:p>
          </table:table-cell>
          <table:table-cell office:value-type="float" office:value="0.0000824683269062583" calcext:value-type="float">
            <text:p>8.24683269062583E-05</text:p>
          </table:table-cell>
          <table:table-cell office:value-type="float" office:value="0.00000268933352669103" calcext:value-type="float">
            <text:p>2.68933352669103E-06</text:p>
          </table:table-cell>
          <table:table-cell office:value-type="float" office:value="0.000080011693856222" calcext:value-type="float">
            <text:p>8.0011693856222E-05</text:p>
          </table:table-cell>
          <table:table-cell office:value-type="float" office:value="0.000042060372530911" calcext:value-type="float">
            <text:p>4.2060372530911E-05</text:p>
          </table:table-cell>
          <table:table-cell office:value-type="float" office:value="0.00000710057570965259" calcext:value-type="float">
            <text:p>7.10057570965259E-06</text:p>
          </table:table-cell>
          <table:table-cell office:value-type="float" office:value="0.0000499544773686046" calcext:value-type="float">
            <text:p>4.99544773686046E-05</text:p>
          </table:table-cell>
          <table:table-cell office:value-type="float" office:value="0.0000182795650285562" calcext:value-type="float">
            <text:p>1.82795650285562E-05</text:p>
          </table:table-cell>
          <table:table-cell office:value-type="float" office:value="0.0000405704504406671" calcext:value-type="float">
            <text:p>4.05704504406671E-05</text:p>
          </table:table-cell>
          <table:table-cell office:value-type="float" office:value="0.0000930731494231775" calcext:value-type="float">
            <text:p>9.30731494231775E-05</text:p>
          </table:table-cell>
          <table:table-cell office:value-type="float" office:value="0.0000741767694205051" calcext:value-type="float">
            <text:p>7.41767694205051E-05</text:p>
          </table:table-cell>
          <table:table-cell office:value-type="float" office:value="0.0000368651516268385" calcext:value-type="float">
            <text:p>3.68651516268385E-05</text:p>
          </table:table-cell>
          <table:table-cell office:value-type="float" office:value="0.0000648896456215498" calcext:value-type="float">
            <text:p>6.48896456215498E-05</text:p>
          </table:table-cell>
          <table:table-cell office:value-type="float" office:value="0.0000373368972291415" calcext:value-type="float">
            <text:p>3.73368972291415E-05</text:p>
          </table:table-cell>
          <table:table-cell office:value-type="float" office:value="0.0000336952193830193" calcext:value-type="float">
            <text:p>3.36952193830193E-05</text:p>
          </table:table-cell>
          <table:table-cell office:value-type="float" office:value="0.0000318370054763493" calcext:value-type="float">
            <text:p>3.18370054763493E-05</text:p>
          </table:table-cell>
          <table:table-cell office:value-type="float" office:value="0.0000973526276190573" calcext:value-type="float">
            <text:p>9.73526276190573E-05</text:p>
          </table:table-cell>
          <table:table-cell office:value-type="float" office:value="0.000101495795723245" calcext:value-type="float">
            <text:p>0.000101495795723</text:p>
          </table:table-cell>
          <table:table-cell office:value-type="float" office:value="0.0000433827247875339" calcext:value-type="float">
            <text:p>4.33827247875339E-05</text:p>
          </table:table-cell>
          <table:table-cell office:value-type="float" office:value="0.0000552179174867857" calcext:value-type="float">
            <text:p>5.52179174867857E-05</text:p>
          </table:table-cell>
          <table:table-cell office:value-type="float" office:value="0.0000973381482652485" calcext:value-type="float">
            <text:p>9.73381482652485E-05</text:p>
          </table:table-cell>
          <table:table-cell office:value-type="float" office:value="0.0000983263534798883" calcext:value-type="float">
            <text:p>9.83263534798883E-05</text:p>
          </table:table-cell>
          <table:table-cell office:value-type="float" office:value="0.0000201660746795456" calcext:value-type="float">
            <text:p>2.01660746795456E-05</text:p>
          </table:table-cell>
          <table:table-cell office:value-type="float" office:value="0.00000228443251477841" calcext:value-type="float">
            <text:p>2.28443251477841E-06</text:p>
          </table:table-cell>
          <table:table-cell office:value-type="float" office:value="0.0000854889676030678" calcext:value-type="float">
            <text:p>8.54889676030678E-05</text:p>
          </table:table-cell>
          <table:table-cell office:value-type="float" office:value="0.0000975114497953138" calcext:value-type="float">
            <text:p>9.75114497953138E-05</text:p>
          </table:table-cell>
          <table:table-cell office:value-type="float" office:value="0.0000554242799232397" calcext:value-type="float">
            <text:p>5.54242799232397E-05</text:p>
          </table:table-cell>
          <table:table-cell office:value-type="float" office:value="0.0000429530125147876" calcext:value-type="float">
            <text:p>4.29530125147876E-05</text:p>
          </table:table-cell>
          <table:table-cell office:value-type="float" office:value="0.000097692107931733" calcext:value-type="float">
            <text:p>9.7692107931733E-05</text:p>
          </table:table-cell>
          <table:table-cell office:value-type="float" office:value="0.0000120018949179736" calcext:value-type="float">
            <text:p>1.20018949179736E-05</text:p>
          </table:table-cell>
          <table:table-cell office:value-type="float" office:value="0.0000877139257380596" calcext:value-type="float">
            <text:p>8.77139257380596E-05</text:p>
          </table:table-cell>
          <table:table-cell office:value-type="float" office:value="0.0000378595509434395" calcext:value-type="float">
            <text:p>3.78595509434395E-05</text:p>
          </table:table-cell>
          <table:table-cell office:value-type="float" office:value="0.000603115547073428" calcext:value-type="float">
            <text:p>0.000603115547073</text:p>
          </table:table-cell>
          <table:table-cell office:value-type="float" office:value="0.000122082287126382" calcext:value-type="float">
            <text:p>0.000122082287126</text:p>
          </table:table-cell>
          <table:table-cell office:value-type="float" office:value="0.000194748211916787" calcext:value-type="float">
            <text:p>0.000194748211917</text:p>
          </table:table-cell>
          <table:table-cell office:value-type="float" office:value="0.000220988619366892" calcext:value-type="float">
            <text:p>0.000220988619367</text:p>
          </table:table-cell>
          <table:table-cell office:value-type="float" office:value="0.0000440197285636325" calcext:value-type="float">
            <text:p>4.40197285636325E-05</text:p>
          </table:table-cell>
          <table:table-cell office:value-type="float" office:value="0.000523256013890723" calcext:value-type="float">
            <text:p>0.000523256013891</text:p>
          </table:table-cell>
          <table:table-cell office:value-type="float" office:value="0.0000363997962571562" calcext:value-type="float">
            <text:p>3.63997962571562E-05</text:p>
          </table:table-cell>
          <table:table-cell office:value-type="float" office:value="0.000125820425739033" calcext:value-type="float">
            <text:p>0.000125820425739</text:p>
          </table:table-cell>
          <table:table-cell office:value-type="float" office:value="0.000293147350125442" calcext:value-type="float">
            <text:p>0.000293147350125</text:p>
          </table:table-cell>
          <table:table-cell office:value-type="float" office:value="0.000024980207550834" calcext:value-type="float">
            <text:p>2.4980207550834E-05</text:p>
          </table:table-cell>
          <table:table-cell office:value-type="float" office:value="0.000266467876624453" calcext:value-type="float">
            <text:p>0.000266467876624</text:p>
          </table:table-cell>
          <table:table-cell office:value-type="float" office:value="0.000015763042342803" calcext:value-type="float">
            <text:p>1.5763042342803E-05</text:p>
          </table:table-cell>
          <table:table-cell office:value-type="float" office:value="0.000219162480984178" calcext:value-type="float">
            <text:p>0.000219162480984</text:p>
          </table:table-cell>
          <table:table-cell office:value-type="float" office:value="0.0000383481603716471" calcext:value-type="float">
            <text:p>3.83481603716471E-05</text:p>
          </table:table-cell>
          <table:table-cell office:value-type="float" office:value="0.00022178270904116" calcext:value-type="float">
            <text:p>0.000221782709041</text:p>
          </table:table-cell>
          <table:table-cell office:value-type="float" office:value="0.000822219079445224" calcext:value-type="float">
            <text:p>0.000822219079445</text:p>
          </table:table-cell>
          <table:table-cell office:value-type="float" office:value="0.000650352474120672" calcext:value-type="float">
            <text:p>0.000650352474121</text:p>
          </table:table-cell>
          <table:table-cell office:value-type="float" office:value="0.00185723805681528" calcext:value-type="float">
            <text:p>0.001857238056815</text:p>
          </table:table-cell>
          <table:table-cell office:value-type="float" office:value="0.000018484774843816" calcext:value-type="float">
            <text:p>1.8484774843816E-05</text:p>
          </table:table-cell>
          <table:table-cell office:value-type="float" office:value="0.000876898731280692" calcext:value-type="float">
            <text:p>0.000876898731281</text:p>
          </table:table-cell>
          <table:table-cell office:value-type="float" office:value="0.00104627382882538" calcext:value-type="float">
            <text:p>0.001046273828825</text:p>
          </table:table-cell>
          <table:table-cell office:value-type="float" office:value="0.0000857631914433048" calcext:value-type="float">
            <text:p>8.57631914433048E-05</text:p>
          </table:table-cell>
          <table:table-cell office:value-type="float" office:value="0.00081132415907421" calcext:value-type="float">
            <text:p>0.000811324159074</text:p>
          </table:table-cell>
          <table:table-cell office:value-type="float" office:value="0.00000629488335814603" calcext:value-type="float">
            <text:p>6.29488335814603E-06</text:p>
          </table:table-cell>
          <table:table-cell office:value-type="float" office:value="0.000175132833108439" calcext:value-type="float">
            <text:p>0.000175132833108</text:p>
          </table:table-cell>
          <table:table-cell office:value-type="float" office:value="0.000300673003507246" calcext:value-type="float">
            <text:p>0.000300673003507</text:p>
          </table:table-cell>
          <table:table-cell office:value-type="float" office:value="0.000537601016198531" calcext:value-type="float">
            <text:p>0.000537601016199</text:p>
          </table:table-cell>
          <table:table-cell office:value-type="float" office:value="0.000222373719717941" calcext:value-type="float">
            <text:p>0.000222373719718</text:p>
          </table:table-cell>
          <table:table-cell office:value-type="float" office:value="0.0000542647066103017" calcext:value-type="float">
            <text:p>5.42647066103017E-05</text:p>
          </table:table-cell>
          <table:table-cell office:value-type="float" office:value="0.000222927538847077" calcext:value-type="float">
            <text:p>0.000222927538847</text:p>
          </table:table-cell>
          <table:table-cell office:value-type="float" office:value="0.000199411007744495" calcext:value-type="float">
            <text:p>0.000199411007744</text:p>
          </table:table-cell>
          <table:table-cell office:value-type="float" office:value="0.0000000195306093426095" calcext:value-type="float">
            <text:p>1.95306093426095E-08</text:p>
          </table:table-cell>
          <table:table-cell office:value-type="float" office:value="0.0000254278561387702" calcext:value-type="float">
            <text:p>2.54278561387702E-05</text:p>
          </table:table-cell>
          <table:table-cell office:value-type="float" office:value="0.000288733437540514" calcext:value-type="float">
            <text:p>0.000288733437541</text:p>
          </table:table-cell>
          <table:table-cell office:value-type="float" office:value="0.000000432760857127097" calcext:value-type="float">
            <text:p>4.32760857127097E-07</text:p>
          </table:table-cell>
          <table:table-cell office:value-type="float" office:value="0.0000720839651468789" calcext:value-type="float">
            <text:p>7.20839651468789E-05</text:p>
          </table:table-cell>
          <table:table-cell office:value-type="float" office:value="0.0000000292959140139143" calcext:value-type="float">
            <text:p>2.92959140139143E-08</text:p>
          </table:table-cell>
          <table:table-cell office:value-type="float" office:value="0.0000245665132729169" calcext:value-type="float">
            <text:p>2.45665132729169E-05</text:p>
          </table:table-cell>
          <table:table-cell office:value-type="float" office:value="0.00000599377247388539" calcext:value-type="float">
            <text:p>5.99377247388539E-06</text:p>
          </table:table-cell>
          <table:table-cell office:value-type="float" office:value="0.000000169260051063145" calcext:value-type="float">
            <text:p>1.69260051063145E-07</text:p>
          </table:table-cell>
          <table:table-cell office:value-type="float" office:value="0.00000618913088692405" calcext:value-type="float">
            <text:p>6.18913088692405E-06</text:p>
          </table:table-cell>
          <table:table-cell office:value-type="float" office:value="0.00000816455859346838" calcext:value-type="float">
            <text:p>8.16455859346838E-06</text:p>
          </table:table-cell>
          <table:table-cell office:value-type="float" office:value="0.0000187070305822845" calcext:value-type="float">
            <text:p>1.87070305822845E-05</text:p>
          </table:table-cell>
          <table:table-cell office:value-type="float" office:value="0.00000107928931165662" calcext:value-type="float">
            <text:p>1.07928931165662E-06</text:p>
          </table:table-cell>
          <table:table-cell office:value-type="float" office:value="0.00000374716677539261" calcext:value-type="float">
            <text:p>3.74716677539261E-06</text:p>
          </table:table-cell>
          <table:table-cell office:value-type="float" office:value="0.00000128757909816667" calcext:value-type="float">
            <text:p>1.28757909816667E-06</text:p>
          </table:table-cell>
          <table:table-cell office:value-type="float" office:value="0.00000142906559169089" calcext:value-type="float">
            <text:p>1.42906559169089E-06</text:p>
          </table:table-cell>
          <table:table-cell office:value-type="float" office:value="0.00000116289813363883" calcext:value-type="float">
            <text:p>1.16289813363883E-06</text:p>
          </table:table-cell>
          <table:table-cell office:value-type="float" office:value="0.00000102284467144859" calcext:value-type="float">
            <text:p>1.02284467144859E-06</text:p>
          </table:table-cell>
          <table:table-cell office:value-type="float" office:value="0.00000108924874321346" calcext:value-type="float">
            <text:p>1.08924874321346E-06</text:p>
          </table:table-cell>
          <table:table-cell office:value-type="float" office:value="0.00000734131693579432" calcext:value-type="float">
            <text:p>7.34131693579432E-06</text:p>
          </table:table-cell>
          <table:table-cell office:value-type="float" office:value="0.00000114442271460633" calcext:value-type="float">
            <text:p>1.14442271460633E-06</text:p>
          </table:table-cell>
          <table:table-cell office:value-type="float" office:value="0.000000175775484083486" calcext:value-type="float">
            <text:p>1.75775484083486E-07</text:p>
          </table:table-cell>
          <table:table-cell office:value-type="float" office:value="0.00000401698029410031" calcext:value-type="float">
            <text:p>4.01698029410031E-06</text:p>
          </table:table-cell>
          <table:table-cell office:value-type="float" office:value="0.000000467980808784136" calcext:value-type="float">
            <text:p>4.67980808784136E-07</text:p>
          </table:table-cell>
          <table:table-cell office:value-type="float" office:value="0.00000878718852114776" calcext:value-type="float">
            <text:p>8.78718852114776E-06</text:p>
          </table:table-cell>
          <table:table-cell office:value-type="float" office:value="0.00000199809460912804" calcext:value-type="float">
            <text:p>1.99809460912804E-06</text:p>
          </table:table-cell>
          <table:table-cell office:value-type="float" office:value="0.000000435991013945205" calcext:value-type="float">
            <text:p>4.35991013945205E-07</text:p>
          </table:table-cell>
          <table:table-cell office:value-type="float" office:value="0.00000577576779047612" calcext:value-type="float">
            <text:p>5.77576779047612E-06</text:p>
          </table:table-cell>
          <table:table-cell office:value-type="float" office:value="0.0000168222797737983" calcext:value-type="float">
            <text:p>1.68222797737983E-05</text:p>
          </table:table-cell>
          <table:table-cell office:value-type="float" office:value="0.0000314609143112754" calcext:value-type="float">
            <text:p>3.14609143112754E-05</text:p>
          </table:table-cell>
          <table:table-cell office:value-type="float" office:value="0.00000729292923449588" calcext:value-type="float">
            <text:p>7.29292923449588E-06</text:p>
          </table:table-cell>
          <table:table-cell office:value-type="float" office:value="0.00000740748053786475" calcext:value-type="float">
            <text:p>7.40748053786475E-06</text:p>
          </table:table-cell>
          <table:table-cell office:value-type="float" office:value="0.00000827573224841241" calcext:value-type="float">
            <text:p>8.27573224841241E-06</text:p>
          </table:table-cell>
          <table:table-cell office:value-type="float" office:value="0.000000125316180042274" calcext:value-type="float">
            <text:p>1.25316180042274E-07</text:p>
          </table:table-cell>
          <table:table-cell office:value-type="float" office:value="0.00000800554272424876" calcext:value-type="float">
            <text:p>8.00554272424876E-06</text:p>
          </table:table-cell>
          <table:table-cell office:value-type="float" office:value="0.00000697208024027651" calcext:value-type="float">
            <text:p>6.97208024027651E-06</text:p>
          </table:table-cell>
          <table:table-cell office:value-type="float" office:value="0.00000232460771052353" calcext:value-type="float">
            <text:p>2.32460771052353E-06</text:p>
          </table:table-cell>
          <table:table-cell office:value-type="float" office:value="0.000177564356361259" calcext:value-type="float">
            <text:p>0.000177564356361</text:p>
          </table:table-cell>
          <table:table-cell office:value-type="float" office:value="0.00000418436634399118" calcext:value-type="float">
            <text:p>4.18436634399118E-06</text:p>
          </table:table-cell>
          <table:table-cell office:value-type="float" office:value="0.0000446037055815698" calcext:value-type="float">
            <text:p>4.46037055815698E-05</text:p>
          </table:table-cell>
          <table:table-cell office:value-type="float" office:value="0.000132883641068223" calcext:value-type="float">
            <text:p>0.000132883641068</text:p>
          </table:table-cell>
          <table:table-cell office:value-type="float" office:value="0.00055017179184798" calcext:value-type="float">
            <text:p>0.000550171791848</text:p>
          </table:table-cell>
          <table:table-cell office:value-type="float" office:value="0.000288664513591835" calcext:value-type="float">
            <text:p>0.000288664513592</text:p>
          </table:table-cell>
          <table:table-cell office:value-type="float" office:value="0.0000591016855651361" calcext:value-type="float">
            <text:p>5.91016855651361E-05</text:p>
          </table:table-cell>
          <table:table-cell office:value-type="float" office:value="0.0000568303759474654" calcext:value-type="float">
            <text:p>5.68303759474654E-05</text:p>
          </table:table-cell>
          <table:table-cell office:value-type="float" office:value="0.000547956836971586" calcext:value-type="float">
            <text:p>0.000547956836972</text:p>
          </table:table-cell>
          <table:table-cell office:value-type="float" office:value="0.0000837052883718288" calcext:value-type="float">
            <text:p>8.37052883718288E-05</text:p>
          </table:table-cell>
          <table:table-cell office:value-type="float" office:value="0.0000321955827785253" calcext:value-type="float">
            <text:p>3.21955827785253E-05</text:p>
          </table:table-cell>
          <table:table-cell office:value-type="float" office:value="0.0000370594343127258" calcext:value-type="float">
            <text:p>3.70594343127258E-05</text:p>
          </table:table-cell>
          <table:table-cell office:value-type="float" office:value="0.0000653438116728616" calcext:value-type="float">
            <text:p>6.53438116728616E-05</text:p>
          </table:table-cell>
          <table:table-cell office:value-type="float" office:value="0.000348241111540876" calcext:value-type="float">
            <text:p>0.000348241111541</text:p>
          </table:table-cell>
          <table:table-cell office:value-type="float" office:value="0.000188932686434241" calcext:value-type="float">
            <text:p>0.000188932686434</text:p>
          </table:table-cell>
          <table:table-cell office:value-type="float" office:value="0.000226332003297182" calcext:value-type="float">
            <text:p>0.000226332003297</text:p>
          </table:table-cell>
          <table:table-cell office:value-type="float" office:value="0.00010145093227276" calcext:value-type="float">
            <text:p>0.000101450932273</text:p>
          </table:table-cell>
          <table:table-cell office:value-type="float" office:value="0.000108036950646827" calcext:value-type="float">
            <text:p>0.000108036950647</text:p>
          </table:table-cell>
          <table:table-cell office:value-type="float" office:value="0.0000435848529467879" calcext:value-type="float">
            <text:p>4.35848529467879E-05</text:p>
          </table:table-cell>
          <table:table-cell office:value-type="float" office:value="0.0001895208416014" calcext:value-type="float">
            <text:p>0.000189520841601</text:p>
          </table:table-cell>
          <table:table-cell office:value-type="float" office:value="0.0000507654666978891" calcext:value-type="float">
            <text:p>5.07654666978891E-05</text:p>
          </table:table-cell>
          <table:table-cell office:value-type="float" office:value="0.0000101707925397684" calcext:value-type="float">
            <text:p>1.01707925397684E-05</text:p>
          </table:table-cell>
          <table:table-cell office:value-type="float" office:value="0.000269891433179599" calcext:value-type="float">
            <text:p>0.00026989143318</text:p>
          </table:table-cell>
          <table:table-cell office:value-type="float" office:value="0.000228015010064774" calcext:value-type="float">
            <text:p>0.000228015010065</text:p>
          </table:table-cell>
          <table:table-cell office:value-type="float" office:value="0.000209229716148273" calcext:value-type="float">
            <text:p>0.000209229716148</text:p>
          </table:table-cell>
          <table:table-cell office:value-type="float" office:value="0.000176912778158701" calcext:value-type="float">
            <text:p>0.000176912778159</text:p>
          </table:table-cell>
          <table:table-cell office:value-type="float" office:value="0.000487099186860422" calcext:value-type="float">
            <text:p>0.00048709918686</text:p>
          </table:table-cell>
          <table:table-cell office:value-type="float" office:value="0.00038407117636165" calcext:value-type="float">
            <text:p>0.000384071176362</text:p>
          </table:table-cell>
          <table:table-cell office:value-type="float" office:value="0.0000359231028090663" calcext:value-type="float">
            <text:p>3.59231028090663E-05</text:p>
          </table:table-cell>
          <table:table-cell office:value-type="float" office:value="0.0000408260330342145" calcext:value-type="float">
            <text:p>4.08260330342145E-05</text:p>
          </table:table-cell>
          <table:table-cell office:value-type="float" office:value="0.000416522721643315" calcext:value-type="float">
            <text:p>0.000416522721643</text:p>
          </table:table-cell>
          <table:table-cell office:value-type="float" office:value="0.0000382956064107376" calcext:value-type="float">
            <text:p>3.82956064107376E-05</text:p>
          </table:table-cell>
          <table:table-cell office:value-type="float" office:value="0.0000406869508704314" calcext:value-type="float">
            <text:p>4.06869508704314E-05</text:p>
          </table:table-cell>
          <table:table-cell office:value-type="float" office:value="0.000242982910170589" calcext:value-type="float">
            <text:p>0.000242982910171</text:p>
          </table:table-cell>
          <table:table-cell office:value-type="float" office:value="0.000065400150310084" calcext:value-type="float">
            <text:p>6.5400150310084E-05</text:p>
          </table:table-cell>
          <table:table-cell office:value-type="float" office:value="0.0000000517909908460271" calcext:value-type="float">
            <text:p>5.17909908460271E-08</text:p>
          </table:table-cell>
          <table:table-cell office:value-type="float" office:value="0.0000175469895888366" calcext:value-type="float">
            <text:p>1.75469895888366E-05</text:p>
          </table:table-cell>
          <table:table-cell office:value-type="float" office:value="0.000051318954524748" calcext:value-type="float">
            <text:p>5.1318954524748E-05</text:p>
          </table:table-cell>
          <table:table-cell office:value-type="float" office:value="0.0000814058396341914" calcext:value-type="float">
            <text:p>8.14058396341914E-05</text:p>
          </table:table-cell>
          <table:table-cell office:value-type="float" office:value="0.0000173044569033996" calcext:value-type="float">
            <text:p>1.73044569033996E-05</text:p>
          </table:table-cell>
          <table:table-cell office:value-type="float" office:value="0.000478480290195563" calcext:value-type="float">
            <text:p>0.000478480290196</text:p>
          </table:table-cell>
          <table:table-cell office:value-type="float" office:value="0.000187096772090974" calcext:value-type="float">
            <text:p>0.000187096772091</text:p>
          </table:table-cell>
          <table:table-cell office:value-type="float" office:value="0.00000461899273646562" calcext:value-type="float">
            <text:p>4.61899273646562E-06</text:p>
          </table:table-cell>
          <table:table-cell office:value-type="float" office:value="0.00048878095876514" calcext:value-type="float">
            <text:p>0.000488780958765</text:p>
          </table:table-cell>
          <table:table-cell office:value-type="float" office:value="0.00000405631478811813" calcext:value-type="float">
            <text:p>4.05631478811813E-06</text:p>
          </table:table-cell>
          <table:table-cell office:value-type="float" office:value="0.00163819961770597" calcext:value-type="float">
            <text:p>0.001638199617706</text:p>
          </table:table-cell>
          <table:table-cell office:value-type="float" office:value="0.0000143263791908517" calcext:value-type="float">
            <text:p>1.43263791908517E-05</text:p>
          </table:table-cell>
          <table:table-cell office:value-type="float" office:value="0.00000461353133453906" calcext:value-type="float">
            <text:p>4.61353133453906E-06</text:p>
          </table:table-cell>
          <table:table-cell office:value-type="float" office:value="0.000597927563439587" calcext:value-type="float">
            <text:p>0.00059792756344</text:p>
          </table:table-cell>
          <table:table-cell office:value-type="float" office:value="0.000100697055384223" calcext:value-type="float">
            <text:p>0.000100697055384</text:p>
          </table:table-cell>
          <table:table-cell office:value-type="float" office:value="0.0000114241223457004" calcext:value-type="float">
            <text:p>1.14241223457004E-05</text:p>
          </table:table-cell>
          <table:table-cell office:value-type="float" office:value="0.00001152037301378" calcext:value-type="float">
            <text:p>1.152037301378E-05</text:p>
          </table:table-cell>
          <table:table-cell office:value-type="float" office:value="0.00000790506932190193" calcext:value-type="float">
            <text:p>7.90506932190193E-06</text:p>
          </table:table-cell>
          <table:table-cell office:value-type="float" office:value="0.0000473336506845254" calcext:value-type="float">
            <text:p>4.73336506845254E-05</text:p>
          </table:table-cell>
          <table:table-cell office:value-type="float" office:value="0.000000255026886264916" calcext:value-type="float">
            <text:p>2.55026886264916E-07</text:p>
          </table:table-cell>
          <table:table-cell office:value-type="float" office:value="0.0000230987908294362" calcext:value-type="float">
            <text:p>2.30987908294362E-05</text:p>
          </table:table-cell>
          <table:table-cell office:value-type="float" office:value="0.000000195158641887713" calcext:value-type="float">
            <text:p>1.95158641887713E-07</text:p>
          </table:table-cell>
          <table:table-cell office:value-type="float" office:value="0.000000394075395201631" calcext:value-type="float">
            <text:p>3.94075395201631E-07</text:p>
          </table:table-cell>
          <table:table-cell office:value-type="float" office:value="0.0000196506586943902" calcext:value-type="float">
            <text:p>1.96506586943902E-05</text:p>
          </table:table-cell>
          <table:table-cell office:value-type="float" office:value="0.000193175703934998" calcext:value-type="float">
            <text:p>0.000193175703935</text:p>
          </table:table-cell>
          <table:table-cell office:value-type="float" office:value="0.00175885395167333" calcext:value-type="float">
            <text:p>0.001758853951673</text:p>
          </table:table-cell>
          <table:table-cell office:value-type="float" office:value="0.00000263441720157205" calcext:value-type="float">
            <text:p>2.63441720157205E-06</text:p>
          </table:table-cell>
          <table:table-cell office:value-type="float" office:value="0.0000247806717083615" calcext:value-type="float">
            <text:p>2.47806717083615E-05</text:p>
          </table:table-cell>
          <table:table-cell office:value-type="float" office:value="0.00187022430695905" calcext:value-type="float">
            <text:p>0.001870224306959</text:p>
          </table:table-cell>
          <table:table-cell office:value-type="float" office:value="0.00115582890739447" calcext:value-type="float">
            <text:p>0.001155828907394</text:p>
          </table:table-cell>
          <table:table-cell office:value-type="float" office:value="0.0000822382622260103" calcext:value-type="float">
            <text:p>8.22382622260103E-05</text:p>
          </table:table-cell>
          <table:table-cell office:value-type="float" office:value="0.000219092896879869" calcext:value-type="float">
            <text:p>0.00021909289688</text:p>
          </table:table-cell>
          <table:table-cell office:value-type="float" office:value="0.000626853225234535" calcext:value-type="float">
            <text:p>0.000626853225235</text:p>
          </table:table-cell>
          <table:table-cell office:value-type="float" office:value="0.0000410697359922431" calcext:value-type="float">
            <text:p>4.10697359922431E-05</text:p>
          </table:table-cell>
          <table:table-cell office:value-type="float" office:value="0.00424790487533277" calcext:value-type="float">
            <text:p>0.004247904875333</text:p>
          </table:table-cell>
          <table:table-cell office:value-type="float" office:value="0.012251146719385" calcext:value-type="float">
            <text:p>0.012251146719385</text:p>
          </table:table-cell>
          <table:table-cell office:value-type="float" office:value="0.0000171400483606075" calcext:value-type="float">
            <text:p>1.71400483606075E-05</text:p>
          </table:table-cell>
          <table:table-cell office:value-type="float" office:value="0.0000370218988131094" calcext:value-type="float">
            <text:p>3.70218988131094E-05</text:p>
          </table:table-cell>
          <table:table-cell office:value-type="float" office:value="0.0000148111525987793" calcext:value-type="float">
            <text:p>1.48111525987793E-05</text:p>
          </table:table-cell>
          <table:table-cell office:value-type="float" office:value="0.0000419090312833674" calcext:value-type="float">
            <text:p>4.19090312833674E-05</text:p>
          </table:table-cell>
          <table:table-cell office:value-type="float" office:value="0.000060262430193821" calcext:value-type="float">
            <text:p>6.0262430193821E-05</text:p>
          </table:table-cell>
          <table:table-cell office:value-type="float" office:value="0.0000101912628538055" calcext:value-type="float">
            <text:p>1.01912628538055E-05</text:p>
          </table:table-cell>
          <table:table-cell office:value-type="float" office:value="0.000226117844494174" calcext:value-type="float">
            <text:p>0.000226117844494</text:p>
          </table:table-cell>
          <table:table-cell office:value-type="float" office:value="0.000129998328795574" calcext:value-type="float">
            <text:p>0.000129998328796</text:p>
          </table:table-cell>
          <table:table-cell office:value-type="float" office:value="0.000344183441601107" calcext:value-type="float">
            <text:p>0.000344183441601</text:p>
          </table:table-cell>
          <table:table-cell office:value-type="float" office:value="0.0000330708721786618" calcext:value-type="float">
            <text:p>3.30708721786618E-05</text:p>
          </table:table-cell>
          <table:table-cell office:value-type="float" office:value="0.0000903541788109148" calcext:value-type="float">
            <text:p>9.03541788109148E-05</text:p>
          </table:table-cell>
          <table:table-cell office:value-type="float" office:value="0.000109147073023427" calcext:value-type="float">
            <text:p>0.000109147073023</text:p>
          </table:table-cell>
          <table:table-cell office:value-type="float" office:value="0.0000975161384309926" calcext:value-type="float">
            <text:p>9.75161384309926E-05</text:p>
          </table:table-cell>
          <table:table-cell office:value-type="float" office:value="0.000115166997789637" calcext:value-type="float">
            <text:p>0.00011516699779</text:p>
          </table:table-cell>
          <table:table-cell office:value-type="float" office:value="0.0000676024327383525" calcext:value-type="float">
            <text:p>6.76024327383525E-05</text:p>
          </table:table-cell>
          <table:table-cell office:value-type="float" office:value="0.000032564221059677" calcext:value-type="float">
            <text:p>3.2564221059677E-05</text:p>
          </table:table-cell>
          <table:table-cell office:value-type="float" office:value="0.00163966496482427" calcext:value-type="float">
            <text:p>0.001639664964824</text:p>
          </table:table-cell>
          <table:table-cell office:value-type="float" office:value="0.0000594557696084111" calcext:value-type="float">
            <text:p>5.94557696084111E-05</text:p>
          </table:table-cell>
          <table:table-cell office:value-type="float" office:value="0.000131861471868619" calcext:value-type="float">
            <text:p>0.000131861471869</text:p>
          </table:table-cell>
          <table:table-cell office:value-type="float" office:value="0.0000474229915151851" calcext:value-type="float">
            <text:p>4.74229915151851E-05</text:p>
          </table:table-cell>
          <table:table-cell office:value-type="float" office:value="0.000146908293221183" calcext:value-type="float">
            <text:p>0.000146908293221</text:p>
          </table:table-cell>
          <table:table-cell office:value-type="float" office:value="0.00019361758347293" calcext:value-type="float">
            <text:p>0.000193617583473</text:p>
          </table:table-cell>
          <table:table-cell office:value-type="float" office:value="0.0000230589958467041" calcext:value-type="float">
            <text:p>2.30589958467041E-05</text:p>
          </table:table-cell>
          <table:table-cell office:value-type="float" office:value="0.000135307611657612" calcext:value-type="float">
            <text:p>0.000135307611658</text:p>
          </table:table-cell>
          <table:table-cell office:value-type="float" office:value="0.0117184163784688" calcext:value-type="float">
            <text:p>0.011718416378469</text:p>
          </table:table-cell>
          <table:table-cell office:value-type="float" office:value="0.000268844536061054" calcext:value-type="float">
            <text:p>0.000268844536061</text:p>
          </table:table-cell>
          <table:table-cell office:value-type="float" office:value="0.000968396581517428" calcext:value-type="float">
            <text:p>0.000968396581517</text:p>
          </table:table-cell>
          <table:table-cell office:value-type="float" office:value="0.0000553618898796143" calcext:value-type="float">
            <text:p>5.53618898796143E-05</text:p>
          </table:table-cell>
          <table:table-cell office:value-type="float" office:value="0.000227847903236736" calcext:value-type="float">
            <text:p>0.000227847903237</text:p>
          </table:table-cell>
          <table:table-cell office:value-type="float" office:value="0.00036480263393389" calcext:value-type="float">
            <text:p>0.000364802633934</text:p>
          </table:table-cell>
          <table:table-cell office:value-type="float" office:value="0.000569473376419797" calcext:value-type="float">
            <text:p>0.00056947337642</text:p>
          </table:table-cell>
          <table:table-cell office:value-type="float" office:value="0.00498050154933886" calcext:value-type="float">
            <text:p>0.004980501549339</text:p>
          </table:table-cell>
          <table:table-cell office:value-type="float" office:value="0.000386244273619677" calcext:value-type="float">
            <text:p>0.00038624427362</text:p>
          </table:table-cell>
          <table:table-cell office:value-type="float" office:value="0.000226679551656815" calcext:value-type="float">
            <text:p>0.000226679551657</text:p>
          </table:table-cell>
          <table:table-cell office:value-type="float" office:value="0.000122963275116776" calcext:value-type="float">
            <text:p>0.000122963275117</text:p>
          </table:table-cell>
          <table:table-cell office:value-type="float" office:value="0.0000783043588078687" calcext:value-type="float">
            <text:p>7.83043588078687E-05</text:p>
          </table:table-cell>
          <table:table-cell office:value-type="float" office:value="0.000112890176722979" calcext:value-type="float">
            <text:p>0.000112890176723</text:p>
          </table:table-cell>
          <table:table-cell office:value-type="float" office:value="0.0000100827938909869" calcext:value-type="float">
            <text:p>1.00827938909869E-05</text:p>
          </table:table-cell>
          <table:table-cell office:value-type="float" office:value="0.00104752680792096" calcext:value-type="float">
            <text:p>0.001047526807921</text:p>
          </table:table-cell>
          <table:table-cell office:value-type="float" office:value="0.0000158890126515673" calcext:value-type="float">
            <text:p>1.58890126515673E-05</text:p>
          </table:table-cell>
          <table:table-cell office:value-type="float" office:value="0.0000119069455342739" calcext:value-type="float">
            <text:p>1.19069455342739E-05</text:p>
          </table:table-cell>
          <table:table-cell office:value-type="float" office:value="0.000260493968977268" calcext:value-type="float">
            <text:p>0.000260493968977</text:p>
          </table:table-cell>
          <table:table-cell office:value-type="float" office:value="0.0000877448931154416" calcext:value-type="float">
            <text:p>8.77448931154416E-05</text:p>
          </table:table-cell>
          <table:table-cell office:value-type="float" office:value="0.000902327180604209" calcext:value-type="float">
            <text:p>0.000902327180604</text:p>
          </table:table-cell>
          <table:table-cell office:value-type="float" office:value="0.0000960706368562897" calcext:value-type="float">
            <text:p>9.60706368562897E-05</text:p>
          </table:table-cell>
          <table:table-cell office:value-type="float" office:value="0.00145320204320064" calcext:value-type="float">
            <text:p>0.001453202043201</text:p>
          </table:table-cell>
          <table:table-cell office:value-type="float" office:value="0.0000929162414040709" calcext:value-type="float">
            <text:p>9.29162414040709E-05</text:p>
          </table:table-cell>
          <table:table-cell office:value-type="float" office:value="0.0000451458628655175" calcext:value-type="float">
            <text:p>4.51458628655175E-05</text:p>
          </table:table-cell>
          <table:table-cell office:value-type="float" office:value="0.000000619579689070904" calcext:value-type="float">
            <text:p>6.19579689070904E-07</text:p>
          </table:table-cell>
          <table:table-cell office:value-type="float" office:value="0.000119177885998717" calcext:value-type="float">
            <text:p>0.000119177885999</text:p>
          </table:table-cell>
          <table:table-cell office:value-type="float" office:value="0.0000466950206223195" calcext:value-type="float">
            <text:p>4.66950206223195E-05</text:p>
          </table:table-cell>
          <table:table-cell office:value-type="float" office:value="0.0000598689419409609" calcext:value-type="float">
            <text:p>5.98689419409609E-05</text:p>
          </table:table-cell>
          <table:table-cell office:value-type="float" office:value="0.0000629515076255278" calcext:value-type="float">
            <text:p>6.29515076255278E-05</text:p>
          </table:table-cell>
          <table:table-cell office:value-type="float" office:value="0.000426009580372126" calcext:value-type="float">
            <text:p>0.000426009580372</text:p>
          </table:table-cell>
          <table:table-cell office:value-type="float" office:value="0.00000562552171185986" calcext:value-type="float">
            <text:p>5.62552171185986E-06</text:p>
          </table:table-cell>
          <table:table-cell office:value-type="float" office:value="0.0000206757547136994" calcext:value-type="float">
            <text:p>2.06757547136994E-05</text:p>
          </table:table-cell>
          <table:table-cell office:value-type="float" office:value="0.00000617196496594327" calcext:value-type="float">
            <text:p>6.17196496594327E-06</text:p>
          </table:table-cell>
          <table:table-cell office:value-type="float" office:value="0.0000000439438710208715" calcext:value-type="float">
            <text:p>4.39438710208715E-08</text:p>
          </table:table-cell>
          <table:table-cell office:value-type="float" office:value="0.00162964239698367" calcext:value-type="float">
            <text:p>0.001629642396984</text:p>
          </table:table-cell>
          <table:table-cell office:value-type="float" office:value="0.00149032234890703" calcext:value-type="float">
            <text:p>0.001490322348907</text:p>
          </table:table-cell>
          <table:table-cell office:value-type="float" office:value="0.0000242594176467846" calcext:value-type="float">
            <text:p>2.42594176467846E-05</text:p>
          </table:table-cell>
          <table:table-cell office:value-type="float" office:value="0.00771327173587954" calcext:value-type="float">
            <text:p>0.00771327173588</text:p>
          </table:table-cell>
          <table:table-cell office:value-type="float" office:value="0.00119245633973485" calcext:value-type="float">
            <text:p>0.001192456339735</text:p>
          </table:table-cell>
          <table:table-cell office:value-type="float" office:value="0.000840299360614405" calcext:value-type="float">
            <text:p>0.000840299360614</text:p>
          </table:table-cell>
          <table:table-cell office:value-type="float" office:value="0.0000322957564681394" calcext:value-type="float">
            <text:p>3.22957564681394E-05</text:p>
          </table:table-cell>
          <table:table-cell office:value-type="float" office:value="0.0000802787746941899" calcext:value-type="float">
            <text:p>8.02787746941899E-05</text:p>
          </table:table-cell>
          <table:table-cell office:value-type="float" office:value="0.000003229939416244" calcext:value-type="float">
            <text:p>3.229939416244E-06</text:p>
          </table:table-cell>
          <table:table-cell office:value-type="float" office:value="0.00000282908743007496" calcext:value-type="float">
            <text:p>2.82908743007496E-06</text:p>
          </table:table-cell>
          <table:table-cell office:value-type="float" office:value="0.0000260854959095798" calcext:value-type="float">
            <text:p>2.60854959095798E-05</text:p>
          </table:table-cell>
          <table:table-cell office:value-type="float" office:value="0.0000939758127295037" calcext:value-type="float">
            <text:p>9.39758127295037E-05</text:p>
          </table:table-cell>
          <table:table-cell office:value-type="float" office:value="0.000557532463158406" calcext:value-type="float">
            <text:p>0.000557532463158</text:p>
          </table:table-cell>
          <table:table-cell office:value-type="float" office:value="0.000763207589402083" calcext:value-type="float">
            <text:p>0.000763207589402</text:p>
          </table:table-cell>
          <table:table-cell office:value-type="float" office:value="0.000362623400963637" calcext:value-type="float">
            <text:p>0.000362623400964</text:p>
          </table:table-cell>
          <table:table-cell office:value-type="float" office:value="0.00247682820421954" calcext:value-type="float">
            <text:p>0.00247682820422</text:p>
          </table:table-cell>
          <table:table-cell office:value-type="float" office:value="0.00222305308466693" calcext:value-type="float">
            <text:p>0.002223053084667</text:p>
          </table:table-cell>
          <table:table-cell office:value-type="float" office:value="0.000383185104937375" calcext:value-type="float">
            <text:p>0.000383185104937</text:p>
          </table:table-cell>
          <table:table-cell office:value-type="float" office:value="0.00134206544247828" calcext:value-type="float">
            <text:p>0.001342065442478</text:p>
          </table:table-cell>
          <table:table-cell office:value-type="float" office:value="0.00000352128638022894" calcext:value-type="float">
            <text:p>3.52128638022894E-06</text:p>
          </table:table-cell>
          <table:table-cell office:value-type="float" office:value="0.0000631465319932416" calcext:value-type="float">
            <text:p>6.31465319932416E-05</text:p>
          </table:table-cell>
          <table:table-cell office:value-type="float" office:value="0.000121826201856769" calcext:value-type="float">
            <text:p>0.000121826201857</text:p>
          </table:table-cell>
          <table:table-cell office:value-type="float" office:value="0.000145076396685499" calcext:value-type="float">
            <text:p>0.000145076396685</text:p>
          </table:table-cell>
          <table:table-cell office:value-type="float" office:value="0.00000238086931362537" calcext:value-type="float">
            <text:p>2.38086931362537E-06</text:p>
          </table:table-cell>
          <table:table-cell office:value-type="float" office:value="0.0000111894369171655" calcext:value-type="float">
            <text:p>1.11894369171655E-05</text:p>
          </table:table-cell>
          <table:table-cell office:value-type="float" office:value="0.000451821440447923" calcext:value-type="float">
            <text:p>0.000451821440448</text:p>
          </table:table-cell>
          <table:table-cell office:value-type="float" office:value="0.0000443273505998838" calcext:value-type="float">
            <text:p>4.43273505998838E-05</text:p>
          </table:table-cell>
          <table:table-cell office:value-type="float" office:value="0.000120672985405609" calcext:value-type="float">
            <text:p>0.000120672985406</text:p>
          </table:table-cell>
          <table:table-cell office:value-type="float" office:value="0.000000664878638022078" calcext:value-type="float">
            <text:p>6.64878638022078E-07</text:p>
          </table:table-cell>
          <table:table-cell office:value-type="float" office:value="0.00000137446283301113" calcext:value-type="float">
            <text:p>1.37446283301113E-06</text:p>
          </table:table-cell>
          <table:table-cell office:value-type="float" office:value="0.00000476291737753464" calcext:value-type="float">
            <text:p>4.76291737753464E-06</text:p>
          </table:table-cell>
          <table:table-cell office:value-type="float" office:value="0.0000544122761036806" calcext:value-type="float">
            <text:p>5.44122761036806E-05</text:p>
          </table:table-cell>
          <table:table-cell office:value-type="float" office:value="0.00380801160755147" calcext:value-type="float">
            <text:p>0.003808011607551</text:p>
          </table:table-cell>
          <table:table-cell office:value-type="float" office:value="0.0000042220266698643" calcext:value-type="float">
            <text:p>4.2220266698643E-06</text:p>
          </table:table-cell>
          <table:table-cell office:value-type="float" office:value="0.00087821043947073" calcext:value-type="float">
            <text:p>0.000878210439471</text:p>
          </table:table-cell>
          <table:table-cell office:value-type="float" office:value="0.000236481279340466" calcext:value-type="float">
            <text:p>0.00023648127934</text:p>
          </table:table-cell>
          <table:table-cell office:value-type="float" office:value="0.000150255948950066" calcext:value-type="float">
            <text:p>0.00015025594895</text:p>
          </table:table-cell>
          <table:table-cell office:value-type="float" office:value="0.00000901415800160607" calcext:value-type="float">
            <text:p>9.01415800160607E-06</text:p>
          </table:table-cell>
          <table:table-cell office:value-type="float" office:value="0.00000664395467429905" calcext:value-type="float">
            <text:p>6.64395467429905E-06</text:p>
          </table:table-cell>
          <table:table-cell office:value-type="float" office:value="0.0000466121487318768" calcext:value-type="float">
            <text:p>4.66121487318768E-05</text:p>
          </table:table-cell>
          <table:table-cell office:value-type="float" office:value="0.00025780141273673" calcext:value-type="float">
            <text:p>0.000257801412737</text:p>
          </table:table-cell>
          <table:table-cell office:value-type="float" office:value="0.0000168551864755656" calcext:value-type="float">
            <text:p>1.68551864755656E-05</text:p>
          </table:table-cell>
          <table:table-cell office:value-type="float" office:value="0.000507685277035459" calcext:value-type="float">
            <text:p>0.000507685277035</text:p>
          </table:table-cell>
          <table:table-cell office:value-type="float" office:value="0.0000738094871828828" calcext:value-type="float">
            <text:p>7.38094871828828E-05</text:p>
          </table:table-cell>
          <table:table-cell office:value-type="float" office:value="0.0000253298518769134" calcext:value-type="float">
            <text:p>2.53298518769134E-05</text:p>
          </table:table-cell>
          <table:table-cell office:value-type="float" office:value="0.000034795096510979" calcext:value-type="float">
            <text:p>3.4795096510979E-05</text:p>
          </table:table-cell>
          <table:table-cell office:value-type="float" office:value="0.000000482811248431739" calcext:value-type="float">
            <text:p>4.82811248431739E-07</text:p>
          </table:table-cell>
          <table:table-cell office:value-type="float" office:value="0.000175397405462861" calcext:value-type="float">
            <text:p>0.000175397405463</text:p>
          </table:table-cell>
          <table:table-cell office:value-type="float" office:value="0.00022732102922423" calcext:value-type="float">
            <text:p>0.000227321029224</text:p>
          </table:table-cell>
          <table:table-cell office:value-type="float" office:value="0.0000355601563677821" calcext:value-type="float">
            <text:p>3.55601563677821E-05</text:p>
          </table:table-cell>
          <table:table-cell office:value-type="float" office:value="0.0000350154140593263" calcext:value-type="float">
            <text:p>3.50154140593263E-05</text:p>
          </table:table-cell>
          <table:table-cell office:value-type="float" office:value="0.000118759021512097" calcext:value-type="float">
            <text:p>0.000118759021512</text:p>
          </table:table-cell>
          <table:table-cell office:value-type="float" office:value="0.0000482049606698123" calcext:value-type="float">
            <text:p>4.82049606698123E-05</text:p>
          </table:table-cell>
          <table:table-cell office:value-type="float" office:value="0.00000630354657234529" calcext:value-type="float">
            <text:p>6.30354657234529E-06</text:p>
          </table:table-cell>
          <table:table-cell office:value-type="float" office:value="0.000155669318592054" calcext:value-type="float">
            <text:p>0.000155669318592</text:p>
          </table:table-cell>
          <table:table-cell office:value-type="float" office:value="0.0000628173398867637" calcext:value-type="float">
            <text:p>6.28173398867637E-05</text:p>
          </table:table-cell>
          <table:table-cell office:value-type="float" office:value="0.000000680828840765318" calcext:value-type="float">
            <text:p>6.80828840765318E-07</text:p>
          </table:table-cell>
          <table:table-cell office:value-type="float" office:value="0.0000994815997614416" calcext:value-type="float">
            <text:p>9.94815997614416E-05</text:p>
          </table:table-cell>
          <table:table-cell office:value-type="float" office:value="0.0000982195770139003" calcext:value-type="float">
            <text:p>9.82195770139003E-05</text:p>
          </table:table-cell>
          <table:table-cell office:value-type="float" office:value="0.00000315369725866537" calcext:value-type="float">
            <text:p>3.15369725866537E-06</text:p>
          </table:table-cell>
          <table:table-cell office:value-type="float" office:value="0.000369179540424354" calcext:value-type="float">
            <text:p>0.000369179540424</text:p>
          </table:table-cell>
          <table:table-cell office:value-type="float" office:value="0.0000375673164342782" calcext:value-type="float">
            <text:p>3.75673164342782E-05</text:p>
          </table:table-cell>
          <table:table-cell office:value-type="float" office:value="0.000326613228760601" calcext:value-type="float">
            <text:p>0.000326613228761</text:p>
          </table:table-cell>
          <table:table-cell office:value-type="float" office:value="0.0000568529344933809" calcext:value-type="float">
            <text:p>5.68529344933809E-05</text:p>
          </table:table-cell>
          <table:table-cell office:value-type="float" office:value="0.000144094489347972" calcext:value-type="float">
            <text:p>0.000144094489348</text:p>
          </table:table-cell>
          <table:table-cell office:value-type="float" office:value="0.0000588851440677256" calcext:value-type="float">
            <text:p>5.88851440677256E-05</text:p>
          </table:table-cell>
          <table:table-cell office:value-type="float" office:value="0.0000463160782521901" calcext:value-type="float">
            <text:p>4.63160782521901E-05</text:p>
          </table:table-cell>
          <table:table-cell office:value-type="float" office:value="0.0000361119820245963" calcext:value-type="float">
            <text:p>3.61119820245963E-05</text:p>
          </table:table-cell>
          <table:table-cell office:value-type="float" office:value="0.00128912392311709" calcext:value-type="float">
            <text:p>0.001289123923117</text:p>
          </table:table-cell>
          <table:table-cell office:value-type="float" office:value="0.0000414643713895576" calcext:value-type="float">
            <text:p>4.14643713895576E-05</text:p>
          </table:table-cell>
          <table:table-cell office:value-type="float" office:value="0.0000214218204335173" calcext:value-type="float">
            <text:p>2.14218204335173E-05</text:p>
          </table:table-cell>
          <table:table-cell office:value-type="float" office:value="0.000152592475496931" calcext:value-type="float">
            <text:p>0.000152592475497</text:p>
          </table:table-cell>
          <table:table-cell office:value-type="float" office:value="0.000215600805236023" calcext:value-type="float">
            <text:p>0.000215600805236</text:p>
          </table:table-cell>
          <table:table-cell office:value-type="float" office:value="0.0000619383482296283" calcext:value-type="float">
            <text:p>6.19383482296283E-05</text:p>
          </table:table-cell>
          <table:table-cell office:value-type="float" office:value="0.000170476269121323" calcext:value-type="float">
            <text:p>0.000170476269121</text:p>
          </table:table-cell>
          <table:table-cell office:value-type="float" office:value="0.000372761780073423" calcext:value-type="float">
            <text:p>0.000372761780073</text:p>
          </table:table-cell>
          <table:table-cell office:value-type="float" office:value="0.0000619198361485675" calcext:value-type="float">
            <text:p>6.19198361485675E-05</text:p>
          </table:table-cell>
          <table:table-cell office:value-type="float" office:value="0.000237913225278067" calcext:value-type="float">
            <text:p>0.000237913225278</text:p>
          </table:table-cell>
          <table:table-cell office:value-type="float" office:value="0.000587950682471634" calcext:value-type="float">
            <text:p>0.000587950682472</text:p>
          </table:table-cell>
          <table:table-cell office:value-type="float" office:value="0.000000547200557688771" calcext:value-type="float">
            <text:p>5.47200557688771E-07</text:p>
          </table:table-cell>
          <table:table-cell office:value-type="float" office:value="0.00000136309147069107" calcext:value-type="float">
            <text:p>1.36309147069107E-06</text:p>
          </table:table-cell>
          <table:table-cell office:value-type="float" office:value="0.000133580600895803" calcext:value-type="float">
            <text:p>0.000133580600896</text:p>
          </table:table-cell>
          <table:table-cell office:value-type="float" office:value="0.000487312598842948" calcext:value-type="float">
            <text:p>0.000487312598843</text:p>
          </table:table-cell>
          <table:table-cell office:value-type="float" office:value="0.0000212271396804438" calcext:value-type="float">
            <text:p>2.12271396804438E-05</text:p>
          </table:table-cell>
          <table:table-cell office:value-type="float" office:value="0.00000141776419869437" calcext:value-type="float">
            <text:p>1.41776419869437E-06</text:p>
          </table:table-cell>
          <table:table-cell office:value-type="float" office:value="0.0000998018804572864" calcext:value-type="float">
            <text:p>9.98018804572864E-05</text:p>
          </table:table-cell>
          <table:table-cell office:value-type="float" office:value="0.0000458099910900951" calcext:value-type="float">
            <text:p>4.58099910900951E-05</text:p>
          </table:table-cell>
          <table:table-cell office:value-type="float" office:value="0.0000760725314892605" calcext:value-type="float">
            <text:p>7.60725314892605E-05</text:p>
          </table:table-cell>
          <table:table-cell office:value-type="float" office:value="0.00000758626580965379" calcext:value-type="float">
            <text:p>7.58626580965379E-06</text:p>
          </table:table-cell>
          <table:table-cell office:value-type="float" office:value="0.0000066247413231947" calcext:value-type="float">
            <text:p>6.6247413231947E-06</text:p>
          </table:table-cell>
          <table:table-cell office:value-type="float" office:value="0.000132141675298541" calcext:value-type="float">
            <text:p>0.000132141675299</text:p>
          </table:table-cell>
          <table:table-cell office:value-type="float" office:value="0.00196313759553157" calcext:value-type="float">
            <text:p>0.001963137595532</text:p>
          </table:table-cell>
          <table:table-cell office:value-type="float" office:value="0.000075666453220015" calcext:value-type="float">
            <text:p>7.5666453220015E-05</text:p>
          </table:table-cell>
          <table:table-cell office:value-type="float" office:value="0.00033505157249072" calcext:value-type="float">
            <text:p>0.000335051572491</text:p>
          </table:table-cell>
          <table:table-cell office:value-type="float" office:value="0.0000115818143553038" calcext:value-type="float">
            <text:p>1.15818143553038E-05</text:p>
          </table:table-cell>
          <table:table-cell office:value-type="float" office:value="0.0000635462067729198" calcext:value-type="float">
            <text:p>6.35462067729198E-05</text:p>
          </table:table-cell>
          <table:table-cell office:value-type="float" office:value="0.0000529590064026944" calcext:value-type="float">
            <text:p>5.29590064026944E-05</text:p>
          </table:table-cell>
          <table:table-cell office:value-type="float" office:value="0.000619423467620091" calcext:value-type="float">
            <text:p>0.00061942346762</text:p>
          </table:table-cell>
          <table:table-cell office:value-type="float" office:value="0.000000710212528245686" calcext:value-type="float">
            <text:p>7.10212528245686E-07</text:p>
          </table:table-cell>
          <table:table-cell office:value-type="float" office:value="0.000000765604520894938" calcext:value-type="float">
            <text:p>7.65604520894938E-07</text:p>
          </table:table-cell>
          <table:table-cell office:value-type="float" office:value="0.000000362476927467532" calcext:value-type="float">
            <text:p>3.62476927467532E-07</text:p>
          </table:table-cell>
          <table:table-cell office:value-type="float" office:value="0.00000238262912644238" calcext:value-type="float">
            <text:p>2.38262912644238E-06</text:p>
          </table:table-cell>
          <table:table-cell office:value-type="float" office:value="0.000000362476927467532" calcext:value-type="float">
            <text:p>3.62476927467532E-07</text:p>
          </table:table-cell>
          <table:table-cell office:value-type="float" office:value="0.0000368097902798152" calcext:value-type="float">
            <text:p>3.68097902798152E-05</text:p>
          </table:table-cell>
          <table:table-cell office:value-type="float" office:value="0.0000546174262494832" calcext:value-type="float">
            <text:p>5.46174262494832E-05</text:p>
          </table:table-cell>
          <table:table-cell office:value-type="float" office:value="0.000000626413615846752" calcext:value-type="float">
            <text:p>6.26413615846752E-07</text:p>
          </table:table-cell>
          <table:table-cell office:value-type="float" office:value="0.000000362476927467532" calcext:value-type="float">
            <text:p>3.62476927467532E-07</text:p>
          </table:table-cell>
          <table:table-cell office:value-type="float" office:value="0.0000201539007375239" calcext:value-type="float">
            <text:p>2.01539007375239E-05</text:p>
          </table:table-cell>
          <table:table-cell office:value-type="float" office:value="0.00000137864522767586" calcext:value-type="float">
            <text:p>1.37864522767586E-06</text:p>
          </table:table-cell>
          <table:table-cell office:value-type="float" office:value="0.0000226166280311402" calcext:value-type="float">
            <text:p>2.26166280311402E-05</text:p>
          </table:table-cell>
          <table:table-cell office:value-type="float" office:value="0.000150747094352342" calcext:value-type="float">
            <text:p>0.000150747094352</text:p>
          </table:table-cell>
          <table:table-cell office:value-type="float" office:value="0.0000419613496121781" calcext:value-type="float">
            <text:p>4.19613496121781E-05</text:p>
          </table:table-cell>
          <table:table-cell office:value-type="float" office:value="0.00000731716500304376" calcext:value-type="float">
            <text:p>7.31716500304376E-06</text:p>
          </table:table-cell>
          <table:table-cell office:value-type="float" office:value="0.00000505239220122574" calcext:value-type="float">
            <text:p>5.05239220122574E-06</text:p>
          </table:table-cell>
          <table:table-cell office:value-type="float" office:value="0.00000045018054534715" calcext:value-type="float">
            <text:p>4.5018054534715E-07</text:p>
          </table:table-cell>
          <table:table-cell office:value-type="float" office:value="0.0000466995908587845" calcext:value-type="float">
            <text:p>4.66995908587845E-05</text:p>
          </table:table-cell>
          <table:table-cell office:value-type="float" office:value="0.000156660576621204" calcext:value-type="float">
            <text:p>0.000156660576621</text:p>
          </table:table-cell>
          <table:table-cell office:value-type="float" office:value="0.00141085059757698" calcext:value-type="float">
            <text:p>0.001410850597577</text:p>
          </table:table-cell>
          <table:table-cell office:value-type="float" office:value="0.00166517481813822" calcext:value-type="float">
            <text:p>0.001665174818138</text:p>
          </table:table-cell>
          <table:table-cell office:value-type="float" office:value="0.0000129394116765357" calcext:value-type="float">
            <text:p>1.29394116765357E-05</text:p>
          </table:table-cell>
          <table:table-cell office:value-type="float" office:value="0.000116119487807842" calcext:value-type="float">
            <text:p>0.000116119487808</text:p>
          </table:table-cell>
          <table:table-cell office:value-type="float" office:value="0.000193999847950961" calcext:value-type="float">
            <text:p>0.000193999847951</text:p>
          </table:table-cell>
          <table:table-cell office:value-type="float" office:value="0.000199519924013802" calcext:value-type="float">
            <text:p>0.000199519924014</text:p>
          </table:table-cell>
          <table:table-cell office:value-type="float" office:value="0.00000773250528949503" calcext:value-type="float">
            <text:p>7.73250528949503E-06</text:p>
          </table:table-cell>
          <table:table-cell office:value-type="float" office:value="0.000135797338654748" calcext:value-type="float">
            <text:p>0.000135797338655</text:p>
          </table:table-cell>
          <table:table-cell office:value-type="float" office:value="0.000344430430012452" calcext:value-type="float">
            <text:p>0.000344430430012</text:p>
          </table:table-cell>
          <table:table-cell office:value-type="float" office:value="0.0000473818104794262" calcext:value-type="float">
            <text:p>4.73818104794262E-05</text:p>
          </table:table-cell>
          <table:table-cell office:value-type="float" office:value="0.000141555759492767" calcext:value-type="float">
            <text:p>0.000141555759493</text:p>
          </table:table-cell>
          <table:table-cell office:value-type="float" office:value="0.000194973573811792" calcext:value-type="float">
            <text:p>0.000194973573812</text:p>
          </table:table-cell>
          <table:table-cell office:value-type="float" office:value="0.0000217410580229742" calcext:value-type="float">
            <text:p>2.17410580229742E-05</text:p>
          </table:table-cell>
          <table:table-cell office:value-type="float" office:value="0.0000167881954658361" calcext:value-type="float">
            <text:p>1.67881954658361E-05</text:p>
          </table:table-cell>
          <table:table-cell office:value-type="float" office:value="0.0000835407723593246" calcext:value-type="float">
            <text:p>8.35407723593246E-05</text:p>
          </table:table-cell>
          <table:table-cell office:value-type="float" office:value="0.0000054348407584945" calcext:value-type="float">
            <text:p>5.4348407584945E-06</text:p>
          </table:table-cell>
          <table:table-cell office:value-type="float" office:value="0.0000996367147015349" calcext:value-type="float">
            <text:p>9.96367147015349E-05</text:p>
          </table:table-cell>
          <table:table-cell office:value-type="float" office:value="0.000171808855346446" calcext:value-type="float">
            <text:p>0.000171808855346</text:p>
          </table:table-cell>
          <table:table-cell office:value-type="float" office:value="0.0000265053111102943" calcext:value-type="float">
            <text:p>2.65053111102943E-05</text:p>
          </table:table-cell>
          <table:table-cell office:value-type="float" office:value="0.000186152259907128" calcext:value-type="float">
            <text:p>0.000186152259907</text:p>
          </table:table-cell>
          <table:table-cell office:value-type="float" office:value="0.00000500579190352468" calcext:value-type="float">
            <text:p>5.00579190352468E-06</text:p>
          </table:table-cell>
          <table:table-cell office:value-type="float" office:value="0.00000857270923745244" calcext:value-type="float">
            <text:p>8.57270923745244E-06</text:p>
          </table:table-cell>
          <table:table-cell office:value-type="float" office:value="0.0000468264870664742" calcext:value-type="float">
            <text:p>4.68264870664742E-05</text:p>
          </table:table-cell>
          <table:table-cell office:value-type="float" office:value="0.000182932885113388" calcext:value-type="float">
            <text:p>0.000182932885113</text:p>
          </table:table-cell>
          <table:table-cell office:value-type="float" office:value="0.0000610123948675333" calcext:value-type="float">
            <text:p>6.10123948675333E-05</text:p>
          </table:table-cell>
          <table:table-cell office:value-type="float" office:value="0.000184595513382074" calcext:value-type="float">
            <text:p>0.000184595513382</text:p>
          </table:table-cell>
          <table:table-cell office:value-type="float" office:value="0.0000655908543525069" calcext:value-type="float">
            <text:p>6.55908543525069E-05</text:p>
          </table:table-cell>
          <table:table-cell office:value-type="float" office:value="0.0000579575607246835" calcext:value-type="float">
            <text:p>5.79575607246835E-05</text:p>
          </table:table-cell>
          <table:table-cell office:value-type="float" office:value="0.0000109583561981525" calcext:value-type="float">
            <text:p>1.09583561981525E-05</text:p>
          </table:table-cell>
          <table:table-cell office:value-type="float" office:value="0.000076398349592453" calcext:value-type="float">
            <text:p>7.6398349592453E-05</text:p>
          </table:table-cell>
          <table:table-cell office:value-type="float" office:value="0.000396172878779439" calcext:value-type="float">
            <text:p>0.000396172878779</text:p>
          </table:table-cell>
          <table:table-cell office:value-type="float" office:value="0.000191153744356105" calcext:value-type="float">
            <text:p>0.000191153744356</text:p>
          </table:table-cell>
          <table:table-cell office:value-type="float" office:value="0.00000614828679972191" calcext:value-type="float">
            <text:p>6.14828679972191E-06</text:p>
          </table:table-cell>
          <table:table-cell office:value-type="float" office:value="0.0000319733873423616" calcext:value-type="float">
            <text:p>3.19733873423616E-05</text:p>
          </table:table-cell>
          <table:table-cell office:value-type="float" office:value="0.000128390227427018" calcext:value-type="float">
            <text:p>0.000128390227427</text:p>
          </table:table-cell>
          <table:table-cell office:value-type="float" office:value="0.000342238251507682" calcext:value-type="float">
            <text:p>0.000342238251508</text:p>
          </table:table-cell>
          <table:table-cell office:value-type="float" office:value="0.0000248594419210179" calcext:value-type="float">
            <text:p>2.48594419210179E-05</text:p>
          </table:table-cell>
          <table:table-cell office:value-type="float" office:value="0.0000901830390283175" calcext:value-type="float">
            <text:p>9.01830390283175E-05</text:p>
          </table:table-cell>
          <table:table-cell office:value-type="float" office:value="0.000308033790655326" calcext:value-type="float">
            <text:p>0.000308033790655</text:p>
          </table:table-cell>
          <table:table-cell office:value-type="float" office:value="0.000583183366520752" calcext:value-type="float">
            <text:p>0.000583183366521</text:p>
          </table:table-cell>
          <table:table-cell office:value-type="float" office:value="0.000465478509106452" calcext:value-type="float">
            <text:p>0.000465478509106</text:p>
          </table:table-cell>
          <table:table-cell office:value-type="float" office:value="0.00127639307947674" calcext:value-type="float">
            <text:p>0.001276393079477</text:p>
          </table:table-cell>
          <table:table-cell office:value-type="float" office:value="0.0000103688582819398" calcext:value-type="float">
            <text:p>1.03688582819398E-05</text:p>
          </table:table-cell>
          <table:table-cell office:value-type="float" office:value="0.000456424012622892" calcext:value-type="float">
            <text:p>0.000456424012623</text:p>
          </table:table-cell>
          <table:table-cell office:value-type="float" office:value="0.000602106589438832" calcext:value-type="float">
            <text:p>0.000602106589439</text:p>
          </table:table-cell>
          <table:table-cell office:value-type="float" office:value="0.00281212076197281" calcext:value-type="float">
            <text:p>0.002812120761973</text:p>
          </table:table-cell>
          <table:table-cell office:value-type="float" office:value="0.00179501565382675" calcext:value-type="float">
            <text:p>0.001795015653827</text:p>
          </table:table-cell>
          <table:table-cell office:value-type="float" office:value="0.0004254506302608" calcext:value-type="float">
            <text:p>0.000425450630261</text:p>
          </table:table-cell>
          <table:table-cell office:value-type="float" office:value="0.00261257985413715" calcext:value-type="float">
            <text:p>0.002612579854137</text:p>
          </table:table-cell>
          <table:table-cell office:value-type="float" office:value="0.0000449085418207697" calcext:value-type="float">
            <text:p>4.49085418207697E-05</text:p>
          </table:table-cell>
          <table:table-cell office:value-type="float" office:value="0.000168367644434116" calcext:value-type="float">
            <text:p>0.000168367644434</text:p>
          </table:table-cell>
          <table:table-cell office:value-type="float" office:value="0.0000541455153552613" calcext:value-type="float">
            <text:p>5.41455153552613E-05</text:p>
          </table:table-cell>
          <table:table-cell office:value-type="float" office:value="0.000393489725338797" calcext:value-type="float">
            <text:p>0.000393489725339</text:p>
          </table:table-cell>
          <table:table-cell office:value-type="float" office:value="0.000428463914457335" calcext:value-type="float">
            <text:p>0.000428463914457</text:p>
          </table:table-cell>
          <table:table-cell office:value-type="float" office:value="0.0023391162359134" calcext:value-type="float">
            <text:p>0.002339116235913</text:p>
          </table:table-cell>
          <table:table-cell office:value-type="float" office:value="0.000774919943379224" calcext:value-type="float">
            <text:p>0.000774919943379</text:p>
          </table:table-cell>
          <table:table-cell office:value-type="float" office:value="0.000822321490833227" calcext:value-type="float">
            <text:p>0.000822321490833</text:p>
          </table:table-cell>
          <table:table-cell office:value-type="float" office:value="0.00717688731461462" calcext:value-type="float">
            <text:p>0.007176887314615</text:p>
          </table:table-cell>
          <table:table-cell office:value-type="float" office:value="0.00153884520709635" calcext:value-type="float">
            <text:p>0.001538845207096</text:p>
          </table:table-cell>
          <table:table-cell office:value-type="float" office:value="0.000286567972197579" calcext:value-type="float">
            <text:p>0.000286567972198</text:p>
          </table:table-cell>
          <table:table-cell office:value-type="float" office:value="0.00164382915267232" calcext:value-type="float">
            <text:p>0.001643829152672</text:p>
          </table:table-cell>
          <table:table-cell office:value-type="float" office:value="0.000170091849199004" calcext:value-type="float">
            <text:p>0.000170091849199</text:p>
          </table:table-cell>
          <table:table-cell office:value-type="float" office:value="0.00112705950808403" calcext:value-type="float">
            <text:p>0.001127059508084</text:p>
          </table:table-cell>
          <table:table-cell office:value-type="float" office:value="0.000922098237858521" calcext:value-type="float">
            <text:p>0.000922098237859</text:p>
          </table:table-cell>
          <table:table-cell office:value-type="float" office:value="0.000174128276791838" calcext:value-type="float">
            <text:p>0.000174128276792</text:p>
          </table:table-cell>
          <table:table-cell office:value-type="float" office:value="0.00033025626719287" calcext:value-type="float">
            <text:p>0.000330256267193</text:p>
          </table:table-cell>
          <table:table-cell office:value-type="float" office:value="0.00480942389643527" calcext:value-type="float">
            <text:p>0.004809423896435</text:p>
          </table:table-cell>
          <table:table-cell office:value-type="float" office:value="0.00145903723971058" calcext:value-type="float">
            <text:p>0.001459037239711</text:p>
          </table:table-cell>
          <table:table-cell office:value-type="float" office:value="0.0000576407415753478" calcext:value-type="float">
            <text:p>5.76407415753478E-05</text:p>
          </table:table-cell>
          <table:table-cell office:value-type="float" office:value="0.0000520905135081463" calcext:value-type="float">
            <text:p>5.20905135081463E-05</text:p>
          </table:table-cell>
          <table:table-cell office:value-type="float" office:value="0.00000966925957551214" calcext:value-type="float">
            <text:p>9.66925957551214E-06</text:p>
          </table:table-cell>
          <table:table-cell office:value-type="float" office:value="0.00000425166954876192" calcext:value-type="float">
            <text:p>4.25166954876192E-06</text:p>
          </table:table-cell>
          <table:table-cell office:value-type="float" office:value="0.00000225353184722418" calcext:value-type="float">
            <text:p>2.25353184722418E-06</text:p>
          </table:table-cell>
          <table:table-cell office:value-type="float" office:value="0.00000425166954876192" calcext:value-type="float">
            <text:p>4.25166954876192E-06</text:p>
          </table:table-cell>
          <table:table-cell office:value-type="float" office:value="0.00000225353184722418" calcext:value-type="float">
            <text:p>2.25353184722418E-06</text:p>
          </table:table-cell>
          <table:table-cell office:value-type="float" office:value="0.00000346573661081065" calcext:value-type="float">
            <text:p>3.46573661081065E-06</text:p>
          </table:table-cell>
          <table:table-cell office:value-type="float" office:value="0.00000425166954876192" calcext:value-type="float">
            <text:p>4.25166954876192E-06</text:p>
          </table:table-cell>
          <table:table-cell office:value-type="float" office:value="0.00139736233631808" calcext:value-type="float">
            <text:p>0.001397362336318</text:p>
          </table:table-cell>
          <table:table-cell office:value-type="float" office:value="0.0000546791559512568" calcext:value-type="float">
            <text:p>5.46791559512568E-05</text:p>
          </table:table-cell>
          <table:table-cell office:value-type="float" office:value="0.000809438002672416" calcext:value-type="float">
            <text:p>0.000809438002672</text:p>
          </table:table-cell>
          <table:table-cell office:value-type="float" office:value="0.000228788732833887" calcext:value-type="float">
            <text:p>0.000228788732834</text:p>
          </table:table-cell>
          <table:table-cell office:value-type="float" office:value="0.000737323978973102" calcext:value-type="float">
            <text:p>0.000737323978973</text:p>
          </table:table-cell>
          <table:table-cell office:value-type="float" office:value="0.0000382134062264259" calcext:value-type="float">
            <text:p>3.82134062264259E-05</text:p>
          </table:table-cell>
          <table:table-cell office:value-type="float" office:value="0.000169370520747772" calcext:value-type="float">
            <text:p>0.000169370520748</text:p>
          </table:table-cell>
          <table:table-cell office:value-type="float" office:value="0.00070314079031304" calcext:value-type="float">
            <text:p>0.000703140790313</text:p>
          </table:table-cell>
          <table:table-cell office:value-type="float" office:value="0.000751793972598359" calcext:value-type="float">
            <text:p>0.000751793972598</text:p>
          </table:table-cell>
          <table:table-cell office:value-type="float" office:value="0.000260844248670619" calcext:value-type="float">
            <text:p>0.000260844248671</text:p>
          </table:table-cell>
          <table:table-cell office:value-type="float" office:value="0.00142835730122257" calcext:value-type="float">
            <text:p>0.001428357301223</text:p>
          </table:table-cell>
          <table:table-cell office:value-type="float" office:value="0.000659428832705425" calcext:value-type="float">
            <text:p>0.000659428832705</text:p>
          </table:table-cell>
          <table:table-cell office:value-type="float" office:value="0.0020249747956585" calcext:value-type="float">
            <text:p>0.002024974795659</text:p>
          </table:table-cell>
          <table:table-cell office:value-type="float" office:value="0.00152739532826848" calcext:value-type="float">
            <text:p>0.001527395328268</text:p>
          </table:table-cell>
          <table:table-cell office:value-type="float" office:value="0.00221539687139601" calcext:value-type="float">
            <text:p>0.002215396871396</text:p>
          </table:table-cell>
          <table:table-cell office:value-type="float" office:value="0.000605700940857035" calcext:value-type="float">
            <text:p>0.000605700940857</text:p>
          </table:table-cell>
          <table:table-cell office:value-type="float" office:value="0.000459858590094898" calcext:value-type="float">
            <text:p>0.000459858590095</text:p>
          </table:table-cell>
          <table:table-cell office:value-type="float" office:value="0.00242052476174553" calcext:value-type="float">
            <text:p>0.002420524761746</text:p>
          </table:table-cell>
          <table:table-cell office:value-type="float" office:value="0.000674593509286273" calcext:value-type="float">
            <text:p>0.000674593509286</text:p>
          </table:table-cell>
          <table:table-cell office:value-type="float" office:value="0.000144456951644537" calcext:value-type="float">
            <text:p>0.000144456951645</text:p>
          </table:table-cell>
          <table:table-cell office:value-type="float" office:value="0.0000565468640897293" calcext:value-type="float">
            <text:p>5.65468640897293E-05</text:p>
          </table:table-cell>
          <table:table-cell office:value-type="float" office:value="0.000389518998118194" calcext:value-type="float">
            <text:p>0.000389518998118</text:p>
          </table:table-cell>
          <table:table-cell office:value-type="float" office:value="0.0000217361080135184" calcext:value-type="float">
            <text:p>2.17361080135184E-05</text:p>
          </table:table-cell>
          <table:table-cell office:value-type="float" office:value="0.0000967137822638565" calcext:value-type="float">
            <text:p>9.67137822638565E-05</text:p>
          </table:table-cell>
          <table:table-cell office:value-type="float" office:value="0.0000370642333287264" calcext:value-type="float">
            <text:p>3.70642333287264E-05</text:p>
          </table:table-cell>
          <table:table-cell office:value-type="float" office:value="0.000039795954250679" calcext:value-type="float">
            <text:p>3.9795954250679E-05</text:p>
          </table:table-cell>
          <table:table-cell office:value-type="float" office:value="0.000351892868488283" calcext:value-type="float">
            <text:p>0.000351892868488</text:p>
          </table:table-cell>
          <table:table-cell office:value-type="float" office:value="0.000107923920896779" calcext:value-type="float">
            <text:p>0.000107923920897</text:p>
          </table:table-cell>
          <table:table-cell office:value-type="float" office:value="0.000365966056744818" calcext:value-type="float">
            <text:p>0.000365966056745</text:p>
          </table:table-cell>
          <table:table-cell office:value-type="float" office:value="0.0000342040559829911" calcext:value-type="float">
            <text:p>3.42040559829911E-05</text:p>
          </table:table-cell>
          <table:table-cell office:value-type="float" office:value="0.0000579497037203887" calcext:value-type="float">
            <text:p>5.79497037203887E-05</text:p>
          </table:table-cell>
          <table:table-cell office:value-type="float" office:value="0.000054977865992078" calcext:value-type="float">
            <text:p>5.4977865992078E-05</text:p>
          </table:table-cell>
          <table:table-cell office:value-type="float" office:value="0.000286924668072296" calcext:value-type="float">
            <text:p>0.000286924668072</text:p>
          </table:table-cell>
          <table:table-cell office:value-type="float" office:value="0.00000866777020537279" calcext:value-type="float">
            <text:p>8.66777020537279E-06</text:p>
          </table:table-cell>
          <table:table-cell office:value-type="float" office:value="0.0000308359913555002" calcext:value-type="float">
            <text:p>3.08359913555002E-05</text:p>
          </table:table-cell>
          <table:table-cell office:value-type="float" office:value="0.00037250560346477" calcext:value-type="float">
            <text:p>0.000372505603465</text:p>
          </table:table-cell>
          <table:table-cell office:value-type="float" office:value="0.000000683227305476679" calcext:value-type="float">
            <text:p>6.83227305476679E-07</text:p>
          </table:table-cell>
          <table:table-cell office:value-type="float" office:value="0.0000241526840019091" calcext:value-type="float">
            <text:p>2.41526840019091E-05</text:p>
          </table:table-cell>
          <table:table-cell office:value-type="float" office:value="0.0000478628495286556" calcext:value-type="float">
            <text:p>4.78628495286556E-05</text:p>
          </table:table-cell>
          <table:table-cell office:value-type="float" office:value="0.0000139794918054498" calcext:value-type="float">
            <text:p>1.39794918054498E-05</text:p>
          </table:table-cell>
          <table:table-cell office:value-type="float" office:value="0.000000532883448927935" calcext:value-type="float">
            <text:p>5.32883448927935E-07</text:p>
          </table:table-cell>
          <table:table-cell office:value-type="float" office:value="0.0000379999171297291" calcext:value-type="float">
            <text:p>3.79999171297291E-05</text:p>
          </table:table-cell>
          <table:table-cell office:value-type="float" office:value="0.000000689512214319919" calcext:value-type="float">
            <text:p>6.89512214319919E-07</text:p>
          </table:table-cell>
          <table:table-cell office:value-type="float" office:value="0.0000169621084541356" calcext:value-type="float">
            <text:p>1.69621084541356E-05</text:p>
          </table:table-cell>
          <table:table-cell office:value-type="float" office:value="0.0000182272882939006" calcext:value-type="float">
            <text:p>1.82272882939006E-05</text:p>
          </table:table-cell>
          <table:table-cell office:value-type="float" office:value="0.00000654232469877241" calcext:value-type="float">
            <text:p>6.54232469877241E-06</text:p>
          </table:table-cell>
          <table:table-cell office:value-type="float" office:value="0.000038312292073765" calcext:value-type="float">
            <text:p>3.8312292073765E-05</text:p>
          </table:table-cell>
          <table:table-cell office:value-type="float" office:value="0.00000703775354954223" calcext:value-type="float">
            <text:p>7.03775354954223E-06</text:p>
          </table:table-cell>
          <table:table-cell office:value-type="float" office:value="0.0000202641891672551" calcext:value-type="float">
            <text:p>2.02641891672551E-05</text:p>
          </table:table-cell>
          <table:table-cell office:value-type="float" office:value="0.0000293672592403563" calcext:value-type="float">
            <text:p>2.93672592403563E-05</text:p>
          </table:table-cell>
          <table:table-cell office:value-type="float" office:value="0.00000706002349629138" calcext:value-type="float">
            <text:p>7.06002349629138E-06</text:p>
          </table:table-cell>
          <table:table-cell office:value-type="float" office:value="0.0000185056286524853" calcext:value-type="float">
            <text:p>1.85056286524853E-05</text:p>
          </table:table-cell>
          <table:table-cell office:value-type="float" office:value="0.0000565342969889262" calcext:value-type="float">
            <text:p>5.65342969889262E-05</text:p>
          </table:table-cell>
          <table:table-cell office:value-type="float" office:value="0.00000272539227397841" calcext:value-type="float">
            <text:p>2.72539227397841E-06</text:p>
          </table:table-cell>
          <table:table-cell office:value-type="float" office:value="0.0000148138382292023" calcext:value-type="float">
            <text:p>1.48138382292023E-05</text:p>
          </table:table-cell>
          <table:table-cell office:value-type="float" office:value="0.0000174712765675545" calcext:value-type="float">
            <text:p>1.74712765675545E-05</text:p>
          </table:table-cell>
          <table:table-cell office:value-type="float" office:value="0.0000967351080739451" calcext:value-type="float">
            <text:p>9.67351080739451E-05</text:p>
          </table:table-cell>
          <table:table-cell office:value-type="float" office:value="0.0000183641821686007" calcext:value-type="float">
            <text:p>1.83641821686007E-05</text:p>
          </table:table-cell>
          <table:table-cell office:value-type="float" office:value="0.000143986046920948" calcext:value-type="float">
            <text:p>0.000143986046921</text:p>
          </table:table-cell>
          <table:table-cell office:value-type="float" office:value="0.0000147204775715694" calcext:value-type="float">
            <text:p>1.47204775715694E-05</text:p>
          </table:table-cell>
          <table:table-cell office:value-type="float" office:value="0.0000887537011582761" calcext:value-type="float">
            <text:p>8.87537011582761E-05</text:p>
          </table:table-cell>
          <table:table-cell office:value-type="float" office:value="0.0000252081905321128" calcext:value-type="float">
            <text:p>2.52081905321128E-05</text:p>
          </table:table-cell>
          <table:table-cell office:value-type="float" office:value="0.000130069017197158" calcext:value-type="float">
            <text:p>0.000130069017197</text:p>
          </table:table-cell>
          <table:table-cell office:value-type="float" office:value="0.000000953492520600991" calcext:value-type="float">
            <text:p>9.53492520600991E-07</text:p>
          </table:table-cell>
          <table:table-cell office:value-type="float" office:value="0.000147387594327131" calcext:value-type="float">
            <text:p>0.000147387594327</text:p>
          </table:table-cell>
          <table:table-cell office:value-type="float" office:value="0.0000630258128752872" calcext:value-type="float">
            <text:p>6.30258128752872E-05</text:p>
          </table:table-cell>
          <table:table-cell office:value-type="float" office:value="0.0000629100272117985" calcext:value-type="float">
            <text:p>6.29100272117985E-05</text:p>
          </table:table-cell>
          <table:table-cell office:value-type="float" office:value="0.000091351213256706" calcext:value-type="float">
            <text:p>9.1351213256706E-05</text:p>
          </table:table-cell>
          <table:table-cell office:value-type="float" office:value="0.00016713887683738" calcext:value-type="float">
            <text:p>0.000167138876837</text:p>
          </table:table-cell>
          <table:table-cell office:value-type="float" office:value="0.00215299523437531" calcext:value-type="float">
            <text:p>0.002152995234375</text:p>
          </table:table-cell>
          <table:table-cell office:value-type="float" office:value="0.000233819432419482" calcext:value-type="float">
            <text:p>0.000233819432419</text:p>
          </table:table-cell>
          <table:table-cell office:value-type="float" office:value="0.0000137826558023479" calcext:value-type="float">
            <text:p>1.37826558023479E-05</text:p>
          </table:table-cell>
          <table:table-cell office:value-type="float" office:value="0.0000157902485390848" calcext:value-type="float">
            <text:p>1.57902485390848E-05</text:p>
          </table:table-cell>
          <table:table-cell office:value-type="float" office:value="0.0000215347435688559" calcext:value-type="float">
            <text:p>2.15347435688559E-05</text:p>
          </table:table-cell>
          <table:table-cell office:value-type="float" office:value="0.0000758049395949224" calcext:value-type="float">
            <text:p>7.58049395949224E-05</text:p>
          </table:table-cell>
          <table:table-cell office:value-type="float" office:value="0.0000228922512268674" calcext:value-type="float">
            <text:p>2.28922512268674E-05</text:p>
          </table:table-cell>
          <table:table-cell office:value-type="float" office:value="0.0000590095016323194" calcext:value-type="float">
            <text:p>5.90095016323194E-05</text:p>
          </table:table-cell>
          <table:table-cell office:value-type="float" office:value="0.00000435714338448524" calcext:value-type="float">
            <text:p>4.35714338448524E-06</text:p>
          </table:table-cell>
          <table:table-cell office:value-type="float" office:value="0.00000947260815470978" calcext:value-type="float">
            <text:p>9.47260815470978E-06</text:p>
          </table:table-cell>
          <table:table-cell office:value-type="float" office:value="0.000177221742141697" calcext:value-type="float">
            <text:p>0.000177221742142</text:p>
          </table:table-cell>
          <table:table-cell office:value-type="float" office:value="0.000498292466354468" calcext:value-type="float">
            <text:p>0.000498292466354</text:p>
          </table:table-cell>
          <table:table-cell office:value-type="float" office:value="0.0000809185997697576" calcext:value-type="float">
            <text:p>8.09185997697576E-05</text:p>
          </table:table-cell>
          <table:table-cell office:value-type="float" office:value="0.000443525300790725" calcext:value-type="float">
            <text:p>0.000443525300791</text:p>
          </table:table-cell>
          <table:table-cell office:value-type="float" office:value="0.000023518645434424" calcext:value-type="float">
            <text:p>2.3518645434424E-05</text:p>
          </table:table-cell>
          <table:table-cell office:value-type="float" office:value="0.000179859956924608" calcext:value-type="float">
            <text:p>0.000179859956925</text:p>
          </table:table-cell>
          <table:table-cell office:value-type="float" office:value="0.00000418283103203809" calcext:value-type="float">
            <text:p>4.18283103203809E-06</text:p>
          </table:table-cell>
          <table:table-cell office:value-type="float" office:value="0.00102461035180808" calcext:value-type="float">
            <text:p>0.001024610351808</text:p>
          </table:table-cell>
          <table:table-cell office:value-type="float" office:value="0.000136143746378429" calcext:value-type="float">
            <text:p>0.000136143746378</text:p>
          </table:table-cell>
          <table:table-cell office:value-type="float" office:value="0.000377469565653963" calcext:value-type="float">
            <text:p>0.000377469565654</text:p>
          </table:table-cell>
          <table:table-cell office:value-type="float" office:value="0.000010497023041642" calcext:value-type="float">
            <text:p>1.0497023041642E-05</text:p>
          </table:table-cell>
          <table:table-cell office:value-type="float" office:value="0.000462515907719278" calcext:value-type="float">
            <text:p>0.000462515907719</text:p>
          </table:table-cell>
          <table:table-cell office:value-type="float" office:value="0.00503840206420665" calcext:value-type="float">
            <text:p>0.005038402064207</text:p>
          </table:table-cell>
          <table:table-cell office:value-type="float" office:value="0.000106670774981628" calcext:value-type="float">
            <text:p>0.000106670774982</text:p>
          </table:table-cell>
          <table:table-cell office:value-type="float" office:value="0.000084515026747385" calcext:value-type="float">
            <text:p>8.4515026747385E-05</text:p>
          </table:table-cell>
          <table:table-cell office:value-type="float" office:value="0.00047195861977555" calcext:value-type="float">
            <text:p>0.000471958619776</text:p>
          </table:table-cell>
          <table:table-cell office:value-type="float" office:value="0.000411120577116133" calcext:value-type="float">
            <text:p>0.000411120577116</text:p>
          </table:table-cell>
          <table:table-cell office:value-type="float" office:value="0.0000956602850082595" calcext:value-type="float">
            <text:p>9.56602850082595E-05</text:p>
          </table:table-cell>
          <table:table-cell office:value-type="float" office:value="0.00000813891163420548" calcext:value-type="float">
            <text:p>8.13891163420548E-06</text:p>
          </table:table-cell>
          <table:table-cell office:value-type="float" office:value="0.000214511389733128" calcext:value-type="float">
            <text:p>0.000214511389733</text:p>
          </table:table-cell>
          <table:table-cell office:value-type="float" office:value="0.000106709297459746" calcext:value-type="float">
            <text:p>0.00010670929746</text:p>
          </table:table-cell>
          <table:table-cell office:value-type="float" office:value="0.000114275355443102" calcext:value-type="float">
            <text:p>0.000114275355443</text:p>
          </table:table-cell>
          <table:table-cell office:value-type="float" office:value="0.000233491479501101" calcext:value-type="float">
            <text:p>0.000233491479501</text:p>
          </table:table-cell>
          <table:table-cell office:value-type="float" office:value="0.0000278256302475722" calcext:value-type="float">
            <text:p>2.78256302475722E-05</text:p>
          </table:table-cell>
          <table:table-cell office:value-type="float" office:value="0.00000257542052058601" calcext:value-type="float">
            <text:p>2.57542052058601E-06</text:p>
          </table:table-cell>
          <table:table-cell office:value-type="float" office:value="0.0000257115557287692" calcext:value-type="float">
            <text:p>2.57115557287692E-05</text:p>
          </table:table-cell>
          <table:table-cell office:value-type="float" office:value="0.00000224030961104084" calcext:value-type="float">
            <text:p>2.24030961104084E-06</text:p>
          </table:table-cell>
          <table:table-cell office:value-type="float" office:value="0.000138432971485637" calcext:value-type="float">
            <text:p>0.000138432971486</text:p>
          </table:table-cell>
          <table:table-cell office:value-type="float" office:value="0.000846361006262451" calcext:value-type="float">
            <text:p>0.000846361006262</text:p>
          </table:table-cell>
          <table:table-cell office:value-type="float" office:value="0.0000393672475231755" calcext:value-type="float">
            <text:p>3.93672475231755E-05</text:p>
          </table:table-cell>
          <table:table-cell office:value-type="float" office:value="0.000145171305538235" calcext:value-type="float">
            <text:p>0.000145171305538</text:p>
          </table:table-cell>
          <table:table-cell office:value-type="float" office:value="0.0000732898032641341" calcext:value-type="float">
            <text:p>7.32898032641341E-05</text:p>
          </table:table-cell>
          <table:table-cell office:value-type="float" office:value="0.000255417834195371" calcext:value-type="float">
            <text:p>0.000255417834195</text:p>
          </table:table-cell>
          <table:table-cell office:value-type="float" office:value="0.00000895829082204377" calcext:value-type="float">
            <text:p>8.95829082204377E-06</text:p>
          </table:table-cell>
          <table:table-cell office:value-type="float" office:value="0.00404810587434182" calcext:value-type="float">
            <text:p>0.004048105874342</text:p>
          </table:table-cell>
          <table:table-cell office:value-type="float" office:value="0.00552200681214606" calcext:value-type="float">
            <text:p>0.005522006812146</text:p>
          </table:table-cell>
          <table:table-cell office:value-type="float" office:value="0.0000182398479857196" calcext:value-type="float">
            <text:p>1.82398479857196E-05</text:p>
          </table:table-cell>
          <table:table-cell office:value-type="float" office:value="0.00115629613837732" calcext:value-type="float">
            <text:p>0.001156296138377</text:p>
          </table:table-cell>
          <table:table-cell office:value-type="float" office:value="0.000142344928756324" calcext:value-type="float">
            <text:p>0.000142344928756</text:p>
          </table:table-cell>
          <table:table-cell office:value-type="float" office:value="0.000458168536835449" calcext:value-type="float">
            <text:p>0.000458168536835</text:p>
          </table:table-cell>
          <table:table-cell office:value-type="float" office:value="0.00650026216668218" calcext:value-type="float">
            <text:p>0.006500262166682</text:p>
          </table:table-cell>
          <table:table-cell office:value-type="float" office:value="0.00023306847266495" calcext:value-type="float">
            <text:p>0.000233068472665</text:p>
          </table:table-cell>
          <table:table-cell office:value-type="float" office:value="0.000466801057244203" calcext:value-type="float">
            <text:p>0.000466801057244</text:p>
          </table:table-cell>
          <table:table-cell office:value-type="float" office:value="0.0000312862359550867" calcext:value-type="float">
            <text:p>3.12862359550867E-05</text:p>
          </table:table-cell>
          <table:table-cell office:value-type="float" office:value="0.00142102543537231" calcext:value-type="float">
            <text:p>0.001421025435372</text:p>
          </table:table-cell>
          <table:table-cell office:value-type="float" office:value="0.00401084969545118" calcext:value-type="float">
            <text:p>0.004010849695451</text:p>
          </table:table-cell>
          <table:table-cell office:value-type="float" office:value="0.000439942435667001" calcext:value-type="float">
            <text:p>0.000439942435667</text:p>
          </table:table-cell>
          <table:table-cell office:value-type="float" office:value="0.000556510844474074" calcext:value-type="float">
            <text:p>0.000556510844474</text:p>
          </table:table-cell>
          <table:table-cell office:value-type="float" office:value="0.0000893175336895137" calcext:value-type="float">
            <text:p>8.93175336895137E-05</text:p>
          </table:table-cell>
          <table:table-cell office:value-type="float" office:value="0.000163920820433473" calcext:value-type="float">
            <text:p>0.000163920820433</text:p>
          </table:table-cell>
          <table:table-cell office:value-type="float" office:value="0.000053034077196378" calcext:value-type="float">
            <text:p>5.3034077196378E-05</text:p>
          </table:table-cell>
          <table:table-cell office:value-type="float" office:value="0.0141987133463836" calcext:value-type="float">
            <text:p>0.014198713346384</text:p>
          </table:table-cell>
          <table:table-cell office:value-type="float" office:value="0.000551965016966419" calcext:value-type="float">
            <text:p>0.000551965016966</text:p>
          </table:table-cell>
          <table:table-cell office:value-type="float" office:value="0.0318591438397166" calcext:value-type="float">
            <text:p>0.031859143839717</text:p>
          </table:table-cell>
          <table:table-cell office:value-type="float" office:value="0.00189796417335402" calcext:value-type="float">
            <text:p>0.001897964173354</text:p>
          </table:table-cell>
          <table:table-cell office:value-type="float" office:value="0.0000179039325125533" calcext:value-type="float">
            <text:p>1.79039325125533E-05</text:p>
          </table:table-cell>
          <table:table-cell office:value-type="float" office:value="0.00226415153640146" calcext:value-type="float">
            <text:p>0.002264151536401</text:p>
          </table:table-cell>
          <table:table-cell office:value-type="float" office:value="0.000237259593906687" calcext:value-type="float">
            <text:p>0.000237259593907</text:p>
          </table:table-cell>
          <table:table-cell office:value-type="float" office:value="0.00306822102576682" calcext:value-type="float">
            <text:p>0.003068221025767</text:p>
          </table:table-cell>
          <table:table-cell office:value-type="float" office:value="0.0000499459283076533" calcext:value-type="float">
            <text:p>4.99459283076533E-05</text:p>
          </table:table-cell>
          <table:table-cell office:value-type="float" office:value="0.00026566660734801" calcext:value-type="float">
            <text:p>0.000265666607348</text:p>
          </table:table-cell>
          <table:table-cell office:value-type="float" office:value="0.00041471188310229" calcext:value-type="float">
            <text:p>0.000414711883102</text:p>
          </table:table-cell>
          <table:table-cell office:value-type="float" office:value="0.00012930966109996" calcext:value-type="float">
            <text:p>0.0001293096611</text:p>
          </table:table-cell>
          <table:table-cell office:value-type="float" office:value="0.000310028274201493" calcext:value-type="float">
            <text:p>0.000310028274201</text:p>
          </table:table-cell>
          <table:table-cell office:value-type="float" office:value="0.000392788654665255" calcext:value-type="float">
            <text:p>0.000392788654665</text:p>
          </table:table-cell>
          <table:table-cell office:value-type="float" office:value="0.000164123898753388" calcext:value-type="float">
            <text:p>0.000164123898753</text:p>
          </table:table-cell>
          <table:table-cell office:value-type="float" office:value="0.0000916779457889755" calcext:value-type="float">
            <text:p>9.16779457889755E-05</text:p>
          </table:table-cell>
          <table:table-cell office:value-type="float" office:value="0.0000846769940670071" calcext:value-type="float">
            <text:p>8.46769940670071E-05</text:p>
          </table:table-cell>
          <table:table-cell office:value-type="float" office:value="0.0000604616891186465" calcext:value-type="float">
            <text:p>6.04616891186465E-05</text:p>
          </table:table-cell>
          <table:table-cell office:value-type="float" office:value="0.000079287937044195" calcext:value-type="float">
            <text:p>7.9287937044195E-05</text:p>
          </table:table-cell>
          <table:table-cell office:value-type="float" office:value="0.0000403980634228622" calcext:value-type="float">
            <text:p>4.03980634228622E-05</text:p>
          </table:table-cell>
          <table:table-cell office:value-type="float" office:value="0.00000170248443897476" calcext:value-type="float">
            <text:p>1.70248443897476E-06</text:p>
          </table:table-cell>
          <table:table-cell office:value-type="float" office:value="0.0000952352771762124" calcext:value-type="float">
            <text:p>9.52352771762124E-05</text:p>
          </table:table-cell>
          <table:table-cell office:value-type="float" office:value="0.000170821828144447" calcext:value-type="float">
            <text:p>0.000170821828144</text:p>
          </table:table-cell>
          <table:table-cell office:value-type="float" office:value="0.000216347602709516" calcext:value-type="float">
            <text:p>0.00021634760271</text:p>
          </table:table-cell>
          <table:table-cell office:value-type="float" office:value="0.000444824523755238" calcext:value-type="float">
            <text:p>0.000444824523755</text:p>
          </table:table-cell>
          <table:table-cell office:value-type="float" office:value="0.000110235694256434" calcext:value-type="float">
            <text:p>0.000110235694256</text:p>
          </table:table-cell>
          <table:table-cell office:value-type="float" office:value="0.00000072537306399984" calcext:value-type="float">
            <text:p>7.2537306399984E-07</text:p>
          </table:table-cell>
          <table:table-cell office:value-type="float" office:value="0.00000324874111707349" calcext:value-type="float">
            <text:p>3.24874111707349E-06</text:p>
          </table:table-cell>
          <table:table-cell office:value-type="float" office:value="0.000000261184341093282" calcext:value-type="float">
            <text:p>2.61184341093282E-07</text:p>
          </table:table-cell>
          <table:table-cell office:value-type="float" office:value="0.000164185161769113" calcext:value-type="float">
            <text:p>0.000164185161769</text:p>
          </table:table-cell>
          <table:table-cell office:value-type="float" office:value="0.0000192512898344419" calcext:value-type="float">
            <text:p>1.92512898344419E-05</text:p>
          </table:table-cell>
          <table:table-cell office:value-type="float" office:value="0.000692730093299849" calcext:value-type="float">
            <text:p>0.0006927300933</text:p>
          </table:table-cell>
          <table:table-cell office:value-type="float" office:value="0.00455591679735465" calcext:value-type="float">
            <text:p>0.004555916797355</text:p>
          </table:table-cell>
          <table:table-cell office:value-type="float" office:value="0.000000135737734931136" calcext:value-type="float">
            <text:p>1.35737734931136E-07</text:p>
          </table:table-cell>
          <table:table-cell office:value-type="float" office:value="0.000334308891117377" calcext:value-type="float">
            <text:p>0.000334308891117</text:p>
          </table:table-cell>
          <table:table-cell office:value-type="float" office:value="0.0135782624135939" calcext:value-type="float">
            <text:p>0.013578262413594</text:p>
          </table:table-cell>
          <table:table-cell office:value-type="float" office:value="0.00249971642809969" calcext:value-type="float">
            <text:p>0.0024997164281</text:p>
          </table:table-cell>
          <table:table-cell office:value-type="float" office:value="0.00547544246129353" calcext:value-type="float">
            <text:p>0.005475442461294</text:p>
          </table:table-cell>
          <table:table-cell office:value-type="float" office:value="0.000807039566321864" calcext:value-type="float">
            <text:p>0.000807039566322</text:p>
          </table:table-cell>
          <table:table-cell office:value-type="float" office:value="0.0000223428644851281" calcext:value-type="float">
            <text:p>2.23428644851281E-05</text:p>
          </table:table-cell>
          <table:table-cell office:value-type="float" office:value="0.000405940518530771" calcext:value-type="float">
            <text:p>0.000405940518531</text:p>
          </table:table-cell>
          <table:table-cell office:value-type="float" office:value="0.00015185109600869" calcext:value-type="float">
            <text:p>0.000151851096009</text:p>
          </table:table-cell>
          <table:table-cell office:value-type="float" office:value="0.0000502606316916098" calcext:value-type="float">
            <text:p>5.02606316916098E-05</text:p>
          </table:table-cell>
          <table:table-cell office:value-type="float" office:value="0.000021710980027325" calcext:value-type="float">
            <text:p>2.1710980027325E-05</text:p>
          </table:table-cell>
          <table:table-cell office:value-type="float" office:value="0.000110123737546861" calcext:value-type="float">
            <text:p>0.000110123737547</text:p>
          </table:table-cell>
          <table:table-cell office:value-type="float" office:value="0.000859810858131951" calcext:value-type="float">
            <text:p>0.000859810858132</text:p>
          </table:table-cell>
          <table:table-cell office:value-type="float" office:value="0.0000340715954349804" calcext:value-type="float">
            <text:p>3.40715954349804E-05</text:p>
          </table:table-cell>
          <table:table-cell office:value-type="float" office:value="0.000163082256840056" calcext:value-type="float">
            <text:p>0.00016308225684</text:p>
          </table:table-cell>
          <table:table-cell office:value-type="float" office:value="0.000655158401459252" calcext:value-type="float">
            <text:p>0.000655158401459</text:p>
          </table:table-cell>
          <table:table-cell office:value-type="float" office:value="0.000127339376506017" calcext:value-type="float">
            <text:p>0.000127339376506</text:p>
          </table:table-cell>
          <table:table-cell office:value-type="float" office:value="0.000025084237910198" calcext:value-type="float">
            <text:p>2.5084237910198E-05</text:p>
          </table:table-cell>
          <table:table-cell office:value-type="float" office:value="0.000718449017497859" calcext:value-type="float">
            <text:p>0.000718449017498</text:p>
          </table:table-cell>
          <table:table-cell office:value-type="float" office:value="0.0000719554103060824" calcext:value-type="float">
            <text:p>7.19554103060824E-05</text:p>
          </table:table-cell>
          <table:table-cell office:value-type="float" office:value="0.000000644510108306115" calcext:value-type="float">
            <text:p>6.44510108306115E-07</text:p>
          </table:table-cell>
          <table:table-cell office:value-type="float" office:value="0.000308190308406346" calcext:value-type="float">
            <text:p>0.000308190308406</text:p>
          </table:table-cell>
          <table:table-cell office:value-type="float" office:value="0.0000100981309617007" calcext:value-type="float">
            <text:p>1.00981309617007E-05</text:p>
          </table:table-cell>
          <table:table-cell office:value-type="float" office:value="0.0000792590202390859" calcext:value-type="float">
            <text:p>7.92590202390859E-05</text:p>
          </table:table-cell>
          <table:table-cell office:value-type="float" office:value="0.000437062727100953" calcext:value-type="float">
            <text:p>0.000437062727101</text:p>
          </table:table-cell>
          <table:table-cell office:value-type="float" office:value="0.000154074061285484" calcext:value-type="float">
            <text:p>0.000154074061285</text:p>
          </table:table-cell>
          <table:table-cell office:value-type="float" office:value="0.000467051518340358" calcext:value-type="float">
            <text:p>0.00046705151834</text:p>
          </table:table-cell>
          <table:table-cell office:value-type="float" office:value="0.00000898953905344245" calcext:value-type="float">
            <text:p>8.98953905344245E-06</text:p>
          </table:table-cell>
          <table:table-cell office:value-type="float" office:value="0.0000709848852607743" calcext:value-type="float">
            <text:p>7.09848852607743E-05</text:p>
          </table:table-cell>
          <table:table-cell office:value-type="float" office:value="0.0000521972861021623" calcext:value-type="float">
            <text:p>5.21972861021623E-05</text:p>
          </table:table-cell>
          <table:table-cell office:value-type="float" office:value="0.000118050455772469" calcext:value-type="float">
            <text:p>0.000118050455772</text:p>
          </table:table-cell>
          <table:table-cell office:value-type="float" office:value="0.000666852612276561" calcext:value-type="float">
            <text:p>0.000666852612277</text:p>
          </table:table-cell>
          <table:table-cell office:value-type="float" office:value="0.000899203588428293" calcext:value-type="float">
            <text:p>0.000899203588428</text:p>
          </table:table-cell>
          <table:table-cell office:value-type="float" office:value="0.000141448320609504" calcext:value-type="float">
            <text:p>0.00014144832061</text:p>
          </table:table-cell>
          <table:table-cell office:value-type="float" office:value="0.000387043515269652" calcext:value-type="float">
            <text:p>0.00038704351527</text:p>
          </table:table-cell>
          <table:table-cell office:value-type="float" office:value="0.000141657297194627" calcext:value-type="float">
            <text:p>0.000141657297195</text:p>
          </table:table-cell>
          <table:table-cell office:value-type="float" office:value="0.000799900354324868" calcext:value-type="float">
            <text:p>0.000799900354325</text:p>
          </table:table-cell>
          <table:table-cell office:value-type="float" office:value="0.000282087145364693" calcext:value-type="float">
            <text:p>0.000282087145365</text:p>
          </table:table-cell>
          <table:table-cell office:value-type="float" office:value="0.000180070946234121" calcext:value-type="float">
            <text:p>0.000180070946234</text:p>
          </table:table-cell>
          <table:table-cell office:value-type="float" office:value="0.00143657013815781" calcext:value-type="float">
            <text:p>0.001436570138158</text:p>
          </table:table-cell>
          <table:table-cell office:value-type="float" office:value="0.0000797986839088307" calcext:value-type="float">
            <text:p>7.97986839088307E-05</text:p>
          </table:table-cell>
          <table:table-cell office:value-type="float" office:value="0.0220725342823845" calcext:value-type="float">
            <text:p>0.022072534282385</text:p>
          </table:table-cell>
          <table:table-cell office:value-type="float" office:value="0.000628102228354921" calcext:value-type="float">
            <text:p>0.000628102228355</text:p>
          </table:table-cell>
          <table:table-cell office:value-type="float" office:value="0.0149568533682851" calcext:value-type="float">
            <text:p>0.014956853368285</text:p>
          </table:table-cell>
          <table:table-cell office:value-type="float" office:value="0.00498878848323846" calcext:value-type="float">
            <text:p>0.004988788483238</text:p>
          </table:table-cell>
          <table:table-cell office:value-type="float" office:value="0.00739162235119739" calcext:value-type="float">
            <text:p>0.007391622351197</text:p>
          </table:table-cell>
          <table:table-cell office:value-type="float" office:value="0.000331246372623911" calcext:value-type="float">
            <text:p>0.000331246372624</text:p>
          </table:table-cell>
          <table:table-cell office:value-type="float" office:value="0.000000287743579689696" calcext:value-type="float">
            <text:p>2.87743579689696E-07</text:p>
          </table:table-cell>
          <table:table-cell office:value-type="float" office:value="0.0000325768858150472" calcext:value-type="float">
            <text:p>3.25768858150472E-05</text:p>
          </table:table-cell>
          <table:table-cell office:value-type="float" office:value="0.000320484434045419" calcext:value-type="float">
            <text:p>0.000320484434045</text:p>
          </table:table-cell>
          <table:table-cell office:value-type="float" office:value="0.000106658603995258" calcext:value-type="float">
            <text:p>0.000106658603995</text:p>
          </table:table-cell>
          <table:table-cell office:value-type="float" office:value="0.000101686220674834" calcext:value-type="float">
            <text:p>0.000101686220675</text:p>
          </table:table-cell>
          <table:table-cell office:value-type="float" office:value="0.00203075060533889" calcext:value-type="float">
            <text:p>0.002030750605339</text:p>
          </table:table-cell>
          <table:table-cell office:value-type="float" office:value="0.00000310079132203143" calcext:value-type="float">
            <text:p>3.10079132203143E-06</text:p>
          </table:table-cell>
          <table:table-cell office:value-type="float" office:value="0.000316398450916856" calcext:value-type="float">
            <text:p>0.000316398450917</text:p>
          </table:table-cell>
          <table:table-cell office:value-type="float" office:value="0.000564973120374179" calcext:value-type="float">
            <text:p>0.000564973120374</text:p>
          </table:table-cell>
          <table:table-cell office:value-type="float" office:value="0.000904674033858163" calcext:value-type="float">
            <text:p>0.000904674033858</text:p>
          </table:table-cell>
          <table:table-cell office:value-type="float" office:value="0.00000065708293807042" calcext:value-type="float">
            <text:p>6.5708293807042E-07</text:p>
          </table:table-cell>
          <table:table-cell office:value-type="float" office:value="0.00159773401548796" calcext:value-type="float">
            <text:p>0.001597734015488</text:p>
          </table:table-cell>
          <table:table-cell office:value-type="float" office:value="0.000416852320733454" calcext:value-type="float">
            <text:p>0.000416852320733</text:p>
          </table:table-cell>
          <table:table-cell office:value-type="float" office:value="0.00019407737184248" calcext:value-type="float">
            <text:p>0.000194077371842</text:p>
          </table:table-cell>
          <table:table-cell office:value-type="float" office:value="0.0000015578923369101" calcext:value-type="float">
            <text:p>1.5578923369101E-06</text:p>
          </table:table-cell>
          <table:table-cell office:value-type="float" office:value="0.00058582514796689" calcext:value-type="float">
            <text:p>0.000585825147967</text:p>
          </table:table-cell>
          <table:table-cell office:value-type="float" office:value="0.000951029475775459" calcext:value-type="float">
            <text:p>0.000951029475775</text:p>
          </table:table-cell>
          <table:table-cell office:value-type="float" office:value="0.000704601502584135" calcext:value-type="float">
            <text:p>0.000704601502584</text:p>
          </table:table-cell>
          <table:table-cell office:value-type="float" office:value="0.00104137795609519" calcext:value-type="float">
            <text:p>0.001041377956095</text:p>
          </table:table-cell>
          <table:table-cell office:value-type="float" office:value="0.000260648191384884" calcext:value-type="float">
            <text:p>0.000260648191385</text:p>
          </table:table-cell>
          <table:table-cell office:value-type="float" office:value="0.000231003161354489" calcext:value-type="float">
            <text:p>0.000231003161354</text:p>
          </table:table-cell>
          <table:table-cell office:value-type="float" office:value="0.000244101482524939" calcext:value-type="float">
            <text:p>0.000244101482525</text:p>
          </table:table-cell>
          <table:table-cell office:value-type="float" office:value="0.000134182883951501" calcext:value-type="float">
            <text:p>0.000134182883952</text:p>
          </table:table-cell>
          <table:table-cell office:value-type="float" office:value="0.000172500417246734" calcext:value-type="float">
            <text:p>0.000172500417247</text:p>
          </table:table-cell>
          <table:table-cell office:value-type="float" office:value="0.00153678027500692" calcext:value-type="float">
            <text:p>0.001536780275007</text:p>
          </table:table-cell>
          <table:table-cell office:value-type="float" office:value="0.000688116313436783" calcext:value-type="float">
            <text:p>0.000688116313437</text:p>
          </table:table-cell>
          <table:table-cell office:value-type="float" office:value="0.0728108853436845" calcext:value-type="float">
            <text:p>0.072810885343685</text:p>
          </table:table-cell>
          <table:table-cell office:value-type="float" office:value="0.00224288841261243" calcext:value-type="float">
            <text:p>0.002242888412612</text:p>
          </table:table-cell>
          <table:table-cell office:value-type="float" office:value="0.00691520729455037" calcext:value-type="float">
            <text:p>0.00691520729455</text:p>
          </table:table-cell>
          <table:table-cell office:value-type="float" office:value="0.000499495100335524" calcext:value-type="float">
            <text:p>0.000499495100336</text:p>
          </table:table-cell>
          <table:table-cell office:value-type="float" office:value="0.00318598398947029" calcext:value-type="float">
            <text:p>0.00318598398947</text:p>
          </table:table-cell>
          <table:table-cell office:value-type="float" office:value="0.000649145577327515" calcext:value-type="float">
            <text:p>0.000649145577328</text:p>
          </table:table-cell>
          <table:table-cell office:value-type="float" office:value="0.000511629857542631" calcext:value-type="float">
            <text:p>0.000511629857543</text:p>
          </table:table-cell>
          <table:table-cell office:value-type="float" office:value="0.0000422444010732125" calcext:value-type="float">
            <text:p>4.22444010732125E-05</text:p>
          </table:table-cell>
          <table:table-cell office:value-type="float" office:value="0.000953267032005689" calcext:value-type="float">
            <text:p>0.000953267032006</text:p>
          </table:table-cell>
          <table:table-cell office:value-type="float" office:value="0.00131196134887818" calcext:value-type="float">
            <text:p>0.001311961348878</text:p>
          </table:table-cell>
          <table:table-cell office:value-type="float" office:value="0.000580458847272211" calcext:value-type="float">
            <text:p>0.000580458847272</text:p>
          </table:table-cell>
          <table:table-cell office:value-type="float" office:value="0.000156290502372835" calcext:value-type="float">
            <text:p>0.000156290502373</text:p>
          </table:table-cell>
          <table:table-cell office:value-type="float" office:value="0.00167030654133094" calcext:value-type="float">
            <text:p>0.001670306541331</text:p>
          </table:table-cell>
          <table:table-cell office:value-type="float" office:value="0.00284946343642331" calcext:value-type="float">
            <text:p>0.002849463436423</text:p>
          </table:table-cell>
          <table:table-cell office:value-type="float" office:value="0.00287701013427855" calcext:value-type="float">
            <text:p>0.002877010134279</text:p>
          </table:table-cell>
          <table:table-cell office:value-type="float" office:value="0.000694062091623829" calcext:value-type="float">
            <text:p>0.000694062091624</text:p>
          </table:table-cell>
          <table:table-cell office:value-type="float" office:value="0.000000429371543980484" calcext:value-type="float">
            <text:p>4.29371543980484E-07</text:p>
          </table:table-cell>
          <table:table-cell office:value-type="float" office:value="0.000130771436549632" calcext:value-type="float">
            <text:p>0.00013077143655</text:p>
          </table:table-cell>
          <table:table-cell office:value-type="float" office:value="0.0000524852230108726" calcext:value-type="float">
            <text:p>5.24852230108726E-05</text:p>
          </table:table-cell>
          <table:table-cell office:value-type="float" office:value="0.000294606373040962" calcext:value-type="float">
            <text:p>0.000294606373041</text:p>
          </table:table-cell>
          <table:table-cell office:value-type="float" office:value="0.00000868841707584225" calcext:value-type="float">
            <text:p>8.68841707584225E-06</text:p>
          </table:table-cell>
          <table:table-cell office:value-type="float" office:value="0.0000642332217543719" calcext:value-type="float">
            <text:p>6.42332217543719E-05</text:p>
          </table:table-cell>
          <table:table-cell office:value-type="float" office:value="0.0000463324426997997" calcext:value-type="float">
            <text:p>4.63324426997997E-05</text:p>
          </table:table-cell>
          <table:table-cell office:value-type="float" office:value="0.00000989553485931927" calcext:value-type="float">
            <text:p>9.89553485931927E-06</text:p>
          </table:table-cell>
          <table:table-cell office:value-type="float" office:value="0.00155727632979839" calcext:value-type="float">
            <text:p>0.001557276329798</text:p>
          </table:table-cell>
          <table:table-cell office:value-type="float" office:value="0.005375716236377" calcext:value-type="float">
            <text:p>0.005375716236377</text:p>
          </table:table-cell>
          <table:table-cell office:value-type="float" office:value="0.000170603409369036" calcext:value-type="float">
            <text:p>0.000170603409369</text:p>
          </table:table-cell>
          <table:table-cell office:value-type="float" office:value="0.000111138411767563" calcext:value-type="float">
            <text:p>0.000111138411768</text:p>
          </table:table-cell>
          <table:table-cell office:value-type="float" office:value="0.0000141156065658887" calcext:value-type="float">
            <text:p>1.41156065658887E-05</text:p>
          </table:table-cell>
          <table:table-cell office:value-type="float" office:value="0.000144066604196469" calcext:value-type="float">
            <text:p>0.000144066604196</text:p>
          </table:table-cell>
          <table:table-cell office:value-type="float" office:value="0.00000753741296238433" calcext:value-type="float">
            <text:p>7.53741296238433E-06</text:p>
          </table:table-cell>
          <table:table-cell office:value-type="float" office:value="0.000240140221430842" calcext:value-type="float">
            <text:p>0.000240140221431</text:p>
          </table:table-cell>
          <table:table-cell office:value-type="float" office:value="0.00326307841508507" calcext:value-type="float">
            <text:p>0.003263078415085</text:p>
          </table:table-cell>
          <table:table-cell office:value-type="float" office:value="0.000486426365228975" calcext:value-type="float">
            <text:p>0.000486426365229</text:p>
          </table:table-cell>
          <table:table-cell office:value-type="float" office:value="0.00162960518751785" calcext:value-type="float">
            <text:p>0.001629605187518</text:p>
          </table:table-cell>
          <table:table-cell office:value-type="float" office:value="0.000103458166263614" calcext:value-type="float">
            <text:p>0.000103458166264</text:p>
          </table:table-cell>
          <table:table-cell office:value-type="float" office:value="0.000951001214471184" calcext:value-type="float">
            <text:p>0.000951001214471</text:p>
          </table:table-cell>
          <table:table-cell office:value-type="float" office:value="0.00412676836626866" calcext:value-type="float">
            <text:p>0.004126768366269</text:p>
          </table:table-cell>
          <table:table-cell office:value-type="float" office:value="0.0060397014596997" calcext:value-type="float">
            <text:p>0.0060397014597</text:p>
          </table:table-cell>
          <table:table-cell office:value-type="float" office:value="0.00185821368562053" calcext:value-type="float">
            <text:p>0.001858213685621</text:p>
          </table:table-cell>
          <table:table-cell office:value-type="float" office:value="0.00265409934355576" calcext:value-type="float">
            <text:p>0.002654099343556</text:p>
          </table:table-cell>
          <table:table-cell office:value-type="float" office:value="0.0000591929120844736" calcext:value-type="float">
            <text:p>5.91929120844736E-05</text:p>
          </table:table-cell>
          <table:table-cell office:value-type="float" office:value="0.0000322021472511463" calcext:value-type="float">
            <text:p>3.22021472511463E-05</text:p>
          </table:table-cell>
          <table:table-cell office:value-type="float" office:value="0.0118620613085091" calcext:value-type="float">
            <text:p>0.011862061308509</text:p>
          </table:table-cell>
          <table:table-cell office:value-type="float" office:value="0.000249050187770012" calcext:value-type="float">
            <text:p>0.00024905018777</text:p>
          </table:table-cell>
          <table:table-cell office:value-type="float" office:value="0.0000569628965017911" calcext:value-type="float">
            <text:p>5.69628965017911E-05</text:p>
          </table:table-cell>
          <table:table-cell office:value-type="float" office:value="0.0000973005665180345" calcext:value-type="float">
            <text:p>9.73005665180345E-05</text:p>
          </table:table-cell>
          <table:table-cell office:value-type="float" office:value="0.000251675782779491" calcext:value-type="float">
            <text:p>0.000251675782779</text:p>
          </table:table-cell>
          <table:table-cell office:value-type="float" office:value="0.00000383179288742449" calcext:value-type="float">
            <text:p>3.83179288742449E-06</text:p>
          </table:table-cell>
          <table:table-cell office:value-type="float" office:value="0.00140319087878993" calcext:value-type="float">
            <text:p>0.00140319087879</text:p>
          </table:table-cell>
          <table:table-cell office:value-type="float" office:value="0.00400122814349752" calcext:value-type="float">
            <text:p>0.004001228143498</text:p>
          </table:table-cell>
          <table:table-cell office:value-type="float" office:value="0.0000934359687315874" calcext:value-type="float">
            <text:p>9.34359687315874E-05</text:p>
          </table:table-cell>
          <table:table-cell office:value-type="float" office:value="0.00205098942758195" calcext:value-type="float">
            <text:p>0.002050989427582</text:p>
          </table:table-cell>
          <table:table-cell office:value-type="float" office:value="0.00000592671938776004" calcext:value-type="float">
            <text:p>5.92671938776004E-06</text:p>
          </table:table-cell>
          <table:table-cell office:value-type="float" office:value="0.00000986126664522504" calcext:value-type="float">
            <text:p>9.86126664522504E-06</text:p>
          </table:table-cell>
          <table:table-cell office:value-type="float" office:value="0.00698041086600686" calcext:value-type="float">
            <text:p>0.006980410866007</text:p>
          </table:table-cell>
          <table:table-cell office:value-type="float" office:value="0.000129090669937351" calcext:value-type="float">
            <text:p>0.000129090669937</text:p>
          </table:table-cell>
          <table:table-cell office:value-type="float" office:value="0.0063517524179422" calcext:value-type="float">
            <text:p>0.006351752417942</text:p>
          </table:table-cell>
          <table:table-cell office:value-type="float" office:value="0.0020564390841352" calcext:value-type="float">
            <text:p>0.002056439084135</text:p>
          </table:table-cell>
          <table:table-cell office:value-type="float" office:value="0.000357363154561306" calcext:value-type="float">
            <text:p>0.000357363154561</text:p>
          </table:table-cell>
          <table:table-cell office:value-type="float" office:value="0.00186478965483907" calcext:value-type="float">
            <text:p>0.001864789654839</text:p>
          </table:table-cell>
          <table:table-cell office:value-type="float" office:value="0.0000825622772193866" calcext:value-type="float">
            <text:p>8.25622772193866E-05</text:p>
          </table:table-cell>
          <table:table-cell office:value-type="float" office:value="0.000774341544074872" calcext:value-type="float">
            <text:p>0.000774341544075</text:p>
          </table:table-cell>
          <table:table-cell office:value-type="float" office:value="0.0000091347863516909" calcext:value-type="float">
            <text:p>9.1347863516909E-06</text:p>
          </table:table-cell>
          <table:table-cell office:value-type="float" office:value="0.0020510369041692" calcext:value-type="float">
            <text:p>0.002051036904169</text:p>
          </table:table-cell>
          <table:table-cell office:value-type="float" office:value="0.000317815978053302" calcext:value-type="float">
            <text:p>0.000317815978053</text:p>
          </table:table-cell>
          <table:table-cell office:value-type="float" office:value="0.00361759503739753" calcext:value-type="float">
            <text:p>0.003617595037398</text:p>
          </table:table-cell>
          <table:table-cell office:value-type="float" office:value="0.000132445411578296" calcext:value-type="float">
            <text:p>0.000132445411578</text:p>
          </table:table-cell>
          <table:table-cell office:value-type="float" office:value="0.0000554399810587168" calcext:value-type="float">
            <text:p>5.54399810587168E-05</text:p>
          </table:table-cell>
          <table:table-cell office:value-type="float" office:value="0.000111061817339783" calcext:value-type="float">
            <text:p>0.00011106181734</text:p>
          </table:table-cell>
          <table:table-cell office:value-type="float" office:value="0.0000425658067570289" calcext:value-type="float">
            <text:p>4.25658067570289E-05</text:p>
          </table:table-cell>
          <table:table-cell office:value-type="float" office:value="0.00272463605858282" calcext:value-type="float">
            <text:p>0.002724636058583</text:p>
          </table:table-cell>
          <table:table-cell office:value-type="float" office:value="0.000311515022669581" calcext:value-type="float">
            <text:p>0.00031151502267</text:p>
          </table:table-cell>
          <table:table-cell office:value-type="float" office:value="0.00000183172608802487" calcext:value-type="float">
            <text:p>1.83172608802487E-06</text:p>
          </table:table-cell>
          <table:table-cell office:value-type="float" office:value="0.000179725858715507" calcext:value-type="float">
            <text:p>0.000179725858716</text:p>
          </table:table-cell>
          <table:table-cell office:value-type="float" office:value="0.000421970956849186" calcext:value-type="float">
            <text:p>0.000421970956849</text:p>
          </table:table-cell>
          <table:table-cell office:value-type="float" office:value="0.00000853317233689592" calcext:value-type="float">
            <text:p>8.53317233689592E-06</text:p>
          </table:table-cell>
          <table:table-cell office:value-type="float" office:value="0.00190212439702638" calcext:value-type="float">
            <text:p>0.001902124397026</text:p>
          </table:table-cell>
          <table:table-cell office:value-type="float" office:value="0.000735598665071754" calcext:value-type="float">
            <text:p>0.000735598665072</text:p>
          </table:table-cell>
          <table:table-cell office:value-type="float" office:value="0.0000026175225726014" calcext:value-type="float">
            <text:p>2.6175225726014E-06</text:p>
          </table:table-cell>
          <table:table-cell office:value-type="float" office:value="0.0000163891164861206" calcext:value-type="float">
            <text:p>1.63891164861206E-05</text:p>
          </table:table-cell>
          <table:table-cell office:value-type="float" office:value="0.0000564325358042336" calcext:value-type="float">
            <text:p>5.64325358042336E-05</text:p>
          </table:table-cell>
          <table:table-cell office:value-type="float" office:value="0.00299391642285373" calcext:value-type="float">
            <text:p>0.002993916422854</text:p>
          </table:table-cell>
          <table:table-cell office:value-type="float" office:value="0.0000592612043704194" calcext:value-type="float">
            <text:p>5.92612043704194E-05</text:p>
          </table:table-cell>
          <table:table-cell office:value-type="float" office:value="0.000417944335156412" calcext:value-type="float">
            <text:p>0.000417944335156</text:p>
          </table:table-cell>
          <table:table-cell office:value-type="float" office:value="0.000134287406688218" calcext:value-type="float">
            <text:p>0.000134287406688</text:p>
          </table:table-cell>
          <table:table-cell office:value-type="float" office:value="0.0000670875048991615" calcext:value-type="float">
            <text:p>6.70875048991615E-05</text:p>
          </table:table-cell>
          <table:table-cell office:value-type="float" office:value="0.000528138306671719" calcext:value-type="float">
            <text:p>0.000528138306672</text:p>
          </table:table-cell>
          <table:table-cell office:value-type="float" office:value="0.000111741018692903" calcext:value-type="float">
            <text:p>0.000111741018693</text:p>
          </table:table-cell>
          <table:table-cell office:value-type="float" office:value="0.0000319187912591996" calcext:value-type="float">
            <text:p>3.19187912591996E-05</text:p>
          </table:table-cell>
          <table:table-cell office:value-type="float" office:value="0.000111431375942342" calcext:value-type="float">
            <text:p>0.000111431375942</text:p>
          </table:table-cell>
          <table:table-cell office:value-type="float" office:value="0.000013684000798095" calcext:value-type="float">
            <text:p>1.3684000798095E-05</text:p>
          </table:table-cell>
          <table:table-cell office:value-type="float" office:value="0.0000878064018526451" calcext:value-type="float">
            <text:p>8.78064018526451E-05</text:p>
          </table:table-cell>
          <table:table-cell office:value-type="float" office:value="0.00000745758362530756" calcext:value-type="float">
            <text:p>7.45758362530756E-06</text:p>
          </table:table-cell>
          <table:table-cell office:value-type="float" office:value="0.0000166459039294756" calcext:value-type="float">
            <text:p>1.66459039294756E-05</text:p>
          </table:table-cell>
          <table:table-cell office:value-type="float" office:value="0.000200671739851018" calcext:value-type="float">
            <text:p>0.000200671739851</text:p>
          </table:table-cell>
          <table:table-cell office:value-type="float" office:value="0.00025753920870442" calcext:value-type="float">
            <text:p>0.000257539208704</text:p>
          </table:table-cell>
          <table:table-cell office:value-type="float" office:value="0.00110355338537864" calcext:value-type="float">
            <text:p>0.001103553385379</text:p>
          </table:table-cell>
          <table:table-cell office:value-type="float" office:value="0.00013520091097286" calcext:value-type="float">
            <text:p>0.000135200910973</text:p>
          </table:table-cell>
          <table:table-cell office:value-type="float" office:value="0.000128752748063853" calcext:value-type="float">
            <text:p>0.000128752748064</text:p>
          </table:table-cell>
          <table:table-cell office:value-type="float" office:value="0.000040226216942259" calcext:value-type="float">
            <text:p>4.0226216942259E-05</text:p>
          </table:table-cell>
          <table:table-cell office:value-type="float" office:value="0.000598245549481645" calcext:value-type="float">
            <text:p>0.000598245549482</text:p>
          </table:table-cell>
          <table:table-cell office:value-type="float" office:value="0.000000300623673385361" calcext:value-type="float">
            <text:p>3.00623673385361E-07</text:p>
          </table:table-cell>
          <table:table-cell office:value-type="float" office:value="0.0000331158816496703" calcext:value-type="float">
            <text:p>3.31158816496703E-05</text:p>
          </table:table-cell>
          <table:table-cell office:value-type="float" office:value="0.000000198398439905342" calcext:value-type="float">
            <text:p>1.98398439905342E-07</text:p>
          </table:table-cell>
          <table:table-cell office:value-type="float" office:value="0.000414169857468085" calcext:value-type="float">
            <text:p>0.000414169857468</text:p>
          </table:table-cell>
          <table:table-cell office:value-type="float" office:value="0.0000131975347834051" calcext:value-type="float">
            <text:p>1.31975347834051E-05</text:p>
          </table:table-cell>
          <table:table-cell office:value-type="float" office:value="0.000097481520038619" calcext:value-type="float">
            <text:p>9.7481520038619E-05</text:p>
          </table:table-cell>
          <table:table-cell office:value-type="float" office:value="0.0000177035022637008" calcext:value-type="float">
            <text:p>1.77035022637008E-05</text:p>
          </table:table-cell>
          <table:table-cell office:value-type="float" office:value="0.0000921660320309591" calcext:value-type="float">
            <text:p>9.21660320309591E-05</text:p>
          </table:table-cell>
          <table:table-cell office:value-type="float" office:value="0.00000776299882387909" calcext:value-type="float">
            <text:p>7.76299882387909E-06</text:p>
          </table:table-cell>
          <table:table-cell office:value-type="float" office:value="0.000861893305141844" calcext:value-type="float">
            <text:p>0.000861893305142</text:p>
          </table:table-cell>
          <table:table-cell office:value-type="float" office:value="0.0000397818485523336" calcext:value-type="float">
            <text:p>3.97818485523336E-05</text:p>
          </table:table-cell>
          <table:table-cell office:value-type="float" office:value="0.0000118758518303326" calcext:value-type="float">
            <text:p>1.18758518303326E-05</text:p>
          </table:table-cell>
          <table:table-cell office:value-type="float" office:value="0.0000111509450366352" calcext:value-type="float">
            <text:p>1.11509450366352E-05</text:p>
          </table:table-cell>
          <table:table-cell office:value-type="float" office:value="0.00000199858191001124" calcext:value-type="float">
            <text:p>1.99858191001124E-06</text:p>
          </table:table-cell>
          <table:table-cell office:value-type="float" office:value="0.0000396078249172425" calcext:value-type="float">
            <text:p>3.96078249172425E-05</text:p>
          </table:table-cell>
          <table:table-cell office:value-type="float" office:value="0.00000105617571690137" calcext:value-type="float">
            <text:p>1.05617571690137E-06</text:p>
          </table:table-cell>
          <table:table-cell office:value-type="float" office:value="0.00000983861629593883" calcext:value-type="float">
            <text:p>9.83861629593883E-06</text:p>
          </table:table-cell>
          <table:table-cell office:value-type="float" office:value="0.0000103679384551453" calcext:value-type="float">
            <text:p>1.03679384551453E-05</text:p>
          </table:table-cell>
          <table:table-cell office:value-type="float" office:value="0.000208964224848229" calcext:value-type="float">
            <text:p>0.000208964224848</text:p>
          </table:table-cell>
          <table:table-cell office:value-type="float" office:value="0.0000124573415295533" calcext:value-type="float">
            <text:p>1.24573415295533E-05</text:p>
          </table:table-cell>
          <table:table-cell office:value-type="float" office:value="0.00051706847313867" calcext:value-type="float">
            <text:p>0.000517068473139</text:p>
          </table:table-cell>
          <table:table-cell office:value-type="float" office:value="0.000264341324843641" calcext:value-type="float">
            <text:p>0.000264341324844</text:p>
          </table:table-cell>
          <table:table-cell office:value-type="float" office:value="0.00418687157327488" calcext:value-type="float">
            <text:p>0.004186871573275</text:p>
          </table:table-cell>
          <table:table-cell office:value-type="float" office:value="0.000212699193297721" calcext:value-type="float">
            <text:p>0.000212699193298</text:p>
          </table:table-cell>
          <table:table-cell office:value-type="float" office:value="0.000606942412370277" calcext:value-type="float">
            <text:p>0.00060694241237</text:p>
          </table:table-cell>
          <table:table-cell office:value-type="float" office:value="0.000358087805891597" calcext:value-type="float">
            <text:p>0.000358087805892</text:p>
          </table:table-cell>
          <table:table-cell office:value-type="float" office:value="0.000150730153732887" calcext:value-type="float">
            <text:p>0.000150730153733</text:p>
          </table:table-cell>
          <table:table-cell office:value-type="float" office:value="0.000910198807324932" calcext:value-type="float">
            <text:p>0.000910198807325</text:p>
          </table:table-cell>
          <table:table-cell office:value-type="float" office:value="0.0000863226869943118" calcext:value-type="float">
            <text:p>8.63226869943118E-05</text:p>
          </table:table-cell>
          <table:table-cell office:value-type="float" office:value="0.0000065503813461325" calcext:value-type="float">
            <text:p>6.5503813461325E-06</text:p>
          </table:table-cell>
          <table:table-cell office:value-type="float" office:value="0.00024692594812262" calcext:value-type="float">
            <text:p>0.000246925948123</text:p>
          </table:table-cell>
          <table:table-cell office:value-type="float" office:value="0.000304885982027467" calcext:value-type="float">
            <text:p>0.000304885982027</text:p>
          </table:table-cell>
          <table:table-cell office:value-type="float" office:value="0.000029136159274714" calcext:value-type="float">
            <text:p>2.9136159274714E-05</text:p>
          </table:table-cell>
          <table:table-cell office:value-type="float" office:value="0.000123774473008134" calcext:value-type="float">
            <text:p>0.000123774473008</text:p>
          </table:table-cell>
          <table:table-cell office:value-type="float" office:value="0.0000235777419021794" calcext:value-type="float">
            <text:p>2.35777419021794E-05</text:p>
          </table:table-cell>
          <table:table-cell office:value-type="float" office:value="0.0000105016062963251" calcext:value-type="float">
            <text:p>1.05016062963251E-05</text:p>
          </table:table-cell>
          <table:table-cell office:value-type="float" office:value="0.000215169218034789" calcext:value-type="float">
            <text:p>0.000215169218035</text:p>
          </table:table-cell>
          <table:table-cell office:value-type="float" office:value="0.0000113664011352177" calcext:value-type="float">
            <text:p>1.13664011352177E-05</text:p>
          </table:table-cell>
          <table:table-cell office:value-type="float" office:value="0.000907627658530756" calcext:value-type="float">
            <text:p>0.000907627658531</text:p>
          </table:table-cell>
          <table:table-cell office:value-type="float" office:value="0.000280829838937569" calcext:value-type="float">
            <text:p>0.000280829838938</text:p>
          </table:table-cell>
          <table:table-cell office:value-type="float" office:value="0.00000424787088176376" calcext:value-type="float">
            <text:p>4.24787088176376E-06</text:p>
          </table:table-cell>
          <table:table-cell office:value-type="float" office:value="0.000524676241952966" calcext:value-type="float">
            <text:p>0.000524676241953</text:p>
          </table:table-cell>
          <table:table-cell office:value-type="float" office:value="0.0000241253276237094" calcext:value-type="float">
            <text:p>2.41253276237094E-05</text:p>
          </table:table-cell>
          <table:table-cell office:value-type="float" office:value="0.00000747549469671632" calcext:value-type="float">
            <text:p>7.47549469671632E-06</text:p>
          </table:table-cell>
          <table:table-cell office:value-type="float" office:value="0.0000734250034681998" calcext:value-type="float">
            <text:p>7.34250034681998E-05</text:p>
          </table:table-cell>
          <table:table-cell office:value-type="float" office:value="0.00000239372023181341" calcext:value-type="float">
            <text:p>2.39372023181341E-06</text:p>
          </table:table-cell>
          <table:table-cell office:value-type="float" office:value="0.000000305062727990671" calcext:value-type="float">
            <text:p>3.05062727990671E-07</text:p>
          </table:table-cell>
          <table:table-cell office:value-type="float" office:value="0.0000271207586797068" calcext:value-type="float">
            <text:p>2.71207586797068E-05</text:p>
          </table:table-cell>
          <table:table-cell office:value-type="float" office:value="0.000520449568924502" calcext:value-type="float">
            <text:p>0.000520449568925</text:p>
          </table:table-cell>
          <table:table-cell office:value-type="float" office:value="0.0000995626673442621" calcext:value-type="float">
            <text:p>9.95626673442621E-05</text:p>
          </table:table-cell>
          <table:table-cell office:value-type="float" office:value="0.000000195071954542164" calcext:value-type="float">
            <text:p>1.95071954542164E-07</text:p>
          </table:table-cell>
          <table:table-cell office:value-type="float" office:value="0.00000878474560385849" calcext:value-type="float">
            <text:p>8.78474560385849E-06</text:p>
          </table:table-cell>
          <table:table-cell office:value-type="float" office:value="0.000122388238264763" calcext:value-type="float">
            <text:p>0.000122388238265</text:p>
          </table:table-cell>
          <table:table-cell office:value-type="float" office:value="0.0000303874376600898" calcext:value-type="float">
            <text:p>3.03874376600898E-05</text:p>
          </table:table-cell>
          <table:table-cell office:value-type="float" office:value="0.000520536838871514" calcext:value-type="float">
            <text:p>0.000520536838872</text:p>
          </table:table-cell>
          <table:table-cell office:value-type="float" office:value="0.000801062342606564" calcext:value-type="float">
            <text:p>0.000801062342607</text:p>
          </table:table-cell>
          <table:table-cell office:value-type="float" office:value="0.0000213335915253618" calcext:value-type="float">
            <text:p>2.13335915253618E-05</text:p>
          </table:table-cell>
        </table:table-row>
        <table:table-row table:style-name="ro1">
          <table:table-cell office:value-type="string" calcext:value-type="string">
            <text:p>closeness</text:p>
          </table:table-cell>
          <table:table-cell table:number-columns-repeated="3" office:value-type="float" office:value="0.000121006776379477" calcext:value-type="float">
            <text:p>0.000121006776379</text:p>
          </table:table-cell>
          <table:table-cell office:value-type="float" office:value="0.000121036068748487" calcext:value-type="float">
            <text:p>0.00012103606874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121050720251786" calcext:value-type="float">
            <text:p>0.000121050720252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121168035224162" calcext:value-type="float">
            <text:p>0.000121168035224</text:p>
          </table:table-cell>
          <table:table-cell office:value-type="float" office:value="0.000121036068748487" calcext:value-type="float">
            <text:p>0.000121036068748</text:p>
          </table:table-cell>
          <table:table-cell office:value-type="float" office:value="0.000121050718478425" calcext:value-type="float">
            <text:p>0.000121050718478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121153358862876" calcext:value-type="float">
            <text:p>0.000121153358863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121050718478425" calcext:value-type="float">
            <text:p>0.000121050718478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9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table:number-columns-repeated="5" office:value-type="float" office:value="0.00012102142079148" calcext:value-type="float">
            <text:p>0.000121021420791</text:p>
          </table:table-cell>
          <table:table-cell office:value-type="float" office:value="0.000121050718478425" calcext:value-type="float">
            <text:p>0.000121050718478</text:p>
          </table:table-cell>
          <table:table-cell table:number-columns-repeated="9" office:value-type="float" office:value="0.00012102142079148" calcext:value-type="float">
            <text:p>0.000121021420791</text:p>
          </table:table-cell>
          <table:table-cell office:value-type="float" office:value="0.000121050718478425" calcext:value-type="float">
            <text:p>0.000121050718478</text:p>
          </table:table-cell>
          <table:table-cell table:number-columns-repeated="10" office:value-type="float" office:value="0.00012102142079148" calcext:value-type="float">
            <text:p>0.000121021420791</text:p>
          </table:table-cell>
          <table:table-cell office:value-type="float" office:value="0.000121036068748487" calcext:value-type="float">
            <text:p>0.000121036068748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121050716705065" calcext:value-type="float">
            <text:p>0.000121050716705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212092762648" calcext:value-type="float">
            <text:p>0.000121212092763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413606207647035" calcext:value-type="float">
            <text:p>0.00413606207647</text:p>
          </table:table-cell>
          <table:table-cell office:value-type="float" office:value="0.000121138689608357" calcext:value-type="float">
            <text:p>0.000121138689608</text:p>
          </table:table-cell>
          <table:table-cell office:value-type="float" office:value="0.00012128559026789" calcext:value-type="float">
            <text:p>0.000121285590268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0121124020354699" calcext:value-type="float">
            <text:p>0.000121124020355</text:p>
          </table:table-cell>
          <table:table-cell office:value-type="float" office:value="0.00416855007304926" calcext:value-type="float">
            <text:p>0.004168550073049</text:p>
          </table:table-cell>
          <table:table-cell office:value-type="float" office:value="0.000121036066975556" calcext:value-type="float">
            <text:p>0.000121036066976</text:p>
          </table:table-cell>
          <table:table-cell office:value-type="float" office:value="0.000121094692503015" calcext:value-type="float">
            <text:p>0.000121094692503</text:p>
          </table:table-cell>
          <table:table-cell office:value-type="float" office:value="0.000121050716705065" calcext:value-type="float">
            <text:p>0.000121050716705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407179526601443" calcext:value-type="float">
            <text:p>0.004071795266014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036066975556" calcext:value-type="float">
            <text:p>0.000121036066976</text:p>
          </table:table-cell>
          <table:table-cell office:value-type="float" office:value="0.000121124027456734" calcext:value-type="float">
            <text:p>0.000121124027457</text:p>
          </table:table-cell>
          <table:table-cell office:value-type="float" office:value="0.00012155089050995" calcext:value-type="float">
            <text:p>0.00012155089051</text:p>
          </table:table-cell>
          <table:table-cell table:number-columns-repeated="4" office:value-type="float" office:value="0.000121036066975556" calcext:value-type="float">
            <text:p>0.000121036066976</text:p>
          </table:table-cell>
          <table:table-cell office:value-type="float" office:value="0.000121373885401636" calcext:value-type="float">
            <text:p>0.000121373885402</text:p>
          </table:table-cell>
          <table:table-cell office:value-type="float" office:value="0.000121050716705065" calcext:value-type="float">
            <text:p>0.000121050716705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094692503015" calcext:value-type="float">
            <text:p>0.000121094692503</text:p>
          </table:table-cell>
          <table:table-cell office:value-type="float" office:value="0.00419722433587547" calcext:value-type="float">
            <text:p>0.004197224335875</text:p>
          </table:table-cell>
          <table:table-cell office:value-type="float" office:value="0.000121036066975556" calcext:value-type="float">
            <text:p>0.000121036066976</text:p>
          </table:table-cell>
          <table:table-cell office:value-type="float" office:value="0.000121065371755084" calcext:value-type="float">
            <text:p>0.000121065371755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0121050718478425" calcext:value-type="float">
            <text:p>0.000121050718478</text:p>
          </table:table-cell>
          <table:table-cell office:value-type="float" office:value="0.000121036066975556" calcext:value-type="float">
            <text:p>0.000121036066976</text:p>
          </table:table-cell>
          <table:table-cell office:value-type="float" office:value="0.000121212101653107" calcext:value-type="float">
            <text:p>0.000121212101653</text:p>
          </table:table-cell>
          <table:table-cell office:value-type="float" office:value="0.000123608530780746" calcext:value-type="float">
            <text:p>0.000123608530781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109352878269" calcext:value-type="float">
            <text:p>0.000121109352878</text:p>
          </table:table-cell>
          <table:table-cell office:value-type="float" office:value="0.000121226781579621" calcext:value-type="float">
            <text:p>0.00012122678158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407236317810909" calcext:value-type="float">
            <text:p>0.004072363178109</text:p>
          </table:table-cell>
          <table:table-cell office:value-type="float" office:value="0.000121124020354699" calcext:value-type="float">
            <text:p>0.000121124020355</text:p>
          </table:table-cell>
          <table:table-cell office:value-type="float" office:value="0.000121050716705065" calcext:value-type="float">
            <text:p>0.000121050716705</text:p>
          </table:table-cell>
          <table:table-cell table:number-columns-repeated="3" office:value-type="float" office:value="0.000121036066975556" calcext:value-type="float">
            <text:p>0.000121036066976</text:p>
          </table:table-cell>
          <table:table-cell office:value-type="float" office:value="0.000121050716705065" calcext:value-type="float">
            <text:p>0.000121050716705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891323183197" calcext:value-type="float">
            <text:p>0.000121891323183</text:p>
          </table:table-cell>
          <table:table-cell office:value-type="float" office:value="0.00410250757893963" calcext:value-type="float">
            <text:p>0.00410250757894</text:p>
          </table:table-cell>
          <table:table-cell office:value-type="float" office:value="0.000121182699146563" calcext:value-type="float">
            <text:p>0.000121182699147</text:p>
          </table:table-cell>
          <table:table-cell office:value-type="float" office:value="0.000121300314711413" calcext:value-type="float">
            <text:p>0.000121300314711</text:p>
          </table:table-cell>
          <table:table-cell office:value-type="float" office:value="0.000121065368207505" calcext:value-type="float">
            <text:p>0.000121065368208</text:p>
          </table:table-cell>
          <table:table-cell office:value-type="float" office:value="0.000121521355602415" calcext:value-type="float">
            <text:p>0.000121521355602</text:p>
          </table:table-cell>
          <table:table-cell table:number-columns-repeated="6" office:value-type="float" office:value="0.000121036066975556" calcext:value-type="float">
            <text:p>0.000121036066976</text:p>
          </table:table-cell>
          <table:table-cell office:value-type="float" office:value="0.000121094692503015" calcext:value-type="float">
            <text:p>0.000121094692503</text:p>
          </table:table-cell>
          <table:table-cell table:number-columns-repeated="7" office:value-type="float" office:value="0.000121036066975556" calcext:value-type="float">
            <text:p>0.000121036066976</text:p>
          </table:table-cell>
          <table:table-cell office:value-type="float" office:value="0.00012119738972827" calcext:value-type="float">
            <text:p>0.000121197389728</text:p>
          </table:table-cell>
          <table:table-cell office:value-type="float" office:value="0.000121168021009769" calcext:value-type="float">
            <text:p>0.00012116802101</text:p>
          </table:table-cell>
          <table:table-cell office:value-type="float" office:value="0.00415998550071615" calcext:value-type="float">
            <text:p>0.004159985500716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138680728664" calcext:value-type="float">
            <text:p>0.000121138680729</text:p>
          </table:table-cell>
          <table:table-cell office:value-type="float" office:value="0.000121550854749053" calcext:value-type="float">
            <text:p>0.000121550854749</text:p>
          </table:table-cell>
          <table:table-cell office:value-type="float" office:value="0.00428700466366755" calcext:value-type="float">
            <text:p>0.004287004663668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036066975556" calcext:value-type="float">
            <text:p>0.000121036066976</text:p>
          </table:table-cell>
          <table:table-cell office:value-type="float" office:value="0.000121138694936174" calcext:value-type="float">
            <text:p>0.000121138694936</text:p>
          </table:table-cell>
          <table:table-cell office:value-type="float" office:value="0.000121065368207505" calcext:value-type="float">
            <text:p>0.000121065368208</text:p>
          </table:table-cell>
          <table:table-cell office:value-type="float" office:value="0.00417556684469549" calcext:value-type="float">
            <text:p>0.004175566844695</text:p>
          </table:table-cell>
          <table:table-cell office:value-type="float" office:value="0.000121550835080568" calcext:value-type="float">
            <text:p>0.000121550835081</text:p>
          </table:table-cell>
          <table:table-cell table:number-columns-repeated="2" office:value-type="float" office:value="0.000121050716705065" calcext:value-type="float">
            <text:p>0.000121050716705</text:p>
          </table:table-cell>
          <table:table-cell table:number-columns-repeated="7" office:value-type="float" office:value="0.000121036066975556" calcext:value-type="float">
            <text:p>0.000121036066976</text:p>
          </table:table-cell>
          <table:table-cell office:value-type="float" office:value="0.000121403373632701" calcext:value-type="float">
            <text:p>0.000121403373633</text:p>
          </table:table-cell>
          <table:table-cell table:number-columns-repeated="4" office:value-type="float" office:value="0.000121036066975556" calcext:value-type="float">
            <text:p>0.000121036066976</text:p>
          </table:table-cell>
          <table:table-cell office:value-type="float" office:value="0.00410420294620479" calcext:value-type="float">
            <text:p>0.004104202946205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487368411118818" calcext:value-type="float">
            <text:p>0.004873684111188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050718478425" calcext:value-type="float">
            <text:p>0.000121050718478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424310642838583" calcext:value-type="float">
            <text:p>0.004243106428386</text:p>
          </table:table-cell>
          <table:table-cell table:number-columns-repeated="3" office:value-type="float" office:value="0.000121036066975556" calcext:value-type="float">
            <text:p>0.000121036066976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050718478425" calcext:value-type="float">
            <text:p>0.000121050718478</text:p>
          </table:table-cell>
          <table:table-cell office:value-type="float" office:value="0.000121065373528874" calcext:value-type="float">
            <text:p>0.000121065373529</text:p>
          </table:table-cell>
          <table:table-cell office:value-type="float" office:value="0.000121094690728366" calcext:value-type="float">
            <text:p>0.000121094690728</text:p>
          </table:table-cell>
          <table:table-cell table:number-columns-repeated="2" office:value-type="float" office:value="0.000121036066975556" calcext:value-type="float">
            <text:p>0.000121036066976</text:p>
          </table:table-cell>
          <table:table-cell office:value-type="float" office:value="0.000121065371755084" calcext:value-type="float">
            <text:p>0.000121065371755</text:p>
          </table:table-cell>
          <table:table-cell table:number-columns-repeated="8" office:value-type="float" office:value="0.000121036066975556" calcext:value-type="float">
            <text:p>0.000121036066976</text:p>
          </table:table-cell>
          <table:table-cell table:number-columns-repeated="3" office:value-type="float" office:value="0.000121065368207505" calcext:value-type="float">
            <text:p>0.000121065368208</text:p>
          </table:table-cell>
          <table:table-cell office:value-type="float" office:value="0.000121109349328112" calcext:value-type="float">
            <text:p>0.000121109349328</text:p>
          </table:table-cell>
          <table:table-cell table:number-columns-repeated="15" office:value-type="float" office:value="0.000121036066975556" calcext:value-type="float">
            <text:p>0.000121036066976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410681394139826" calcext:value-type="float">
            <text:p>0.004106813941398</text:p>
          </table:table-cell>
          <table:table-cell office:value-type="float" office:value="0.000121772632854156" calcext:value-type="float">
            <text:p>0.00012177263285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153355310139" calcext:value-type="float">
            <text:p>0.00012115335531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410325931774562" calcext:value-type="float">
            <text:p>0.004103259317746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408940367853318" calcext:value-type="float">
            <text:p>0.004089403678533</text:p>
          </table:table-cell>
          <table:table-cell office:value-type="float" office:value="0.000121226769129963" calcext:value-type="float">
            <text:p>0.00012122676913</text:p>
          </table:table-cell>
          <table:table-cell office:value-type="float" office:value="0.000121521355602415" calcext:value-type="float">
            <text:p>0.000121521355602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4466035054835" calcext:value-type="float">
            <text:p>0.004466035054835</text:p>
          </table:table-cell>
          <table:table-cell office:value-type="float" office:value="0.000121138684280541" calcext:value-type="float">
            <text:p>0.000121138684281</text:p>
          </table:table-cell>
          <table:table-cell office:value-type="float" office:value="0.000121212073203643" calcext:value-type="float">
            <text:p>0.000121212073204</text:p>
          </table:table-cell>
          <table:table-cell office:value-type="float" office:value="0.00421999541382563" calcext:value-type="float">
            <text:p>0.004219995413826</text:p>
          </table:table-cell>
          <table:table-cell office:value-type="float" office:value="0.00436205649610144" calcext:value-type="float">
            <text:p>0.004362056496101</text:p>
          </table:table-cell>
          <table:table-cell office:value-type="float" office:value="0.00411954508017733" calcext:value-type="float">
            <text:p>0.004119545080177</text:p>
          </table:table-cell>
          <table:table-cell office:value-type="float" office:value="0.000121153349981032" calcext:value-type="float">
            <text:p>0.000121153349981</text:p>
          </table:table-cell>
          <table:table-cell office:value-type="float" office:value="0.000121728335530965" calcext:value-type="float">
            <text:p>0.000121728335531</text:p>
          </table:table-cell>
          <table:table-cell office:value-type="float" office:value="0.000121713575124674" calcext:value-type="float">
            <text:p>0.000121713575125</text:p>
          </table:table-cell>
          <table:table-cell office:value-type="float" office:value="0.00445125597280656" calcext:value-type="float">
            <text:p>0.004451255972807</text:p>
          </table:table-cell>
          <table:table-cell office:value-type="float" office:value="0.00452535028609984" calcext:value-type="float">
            <text:p>0.0045253502861</text:p>
          </table:table-cell>
          <table:table-cell office:value-type="float" office:value="0.000121094681855122" calcext:value-type="float">
            <text:p>0.000121094681855</text:p>
          </table:table-cell>
          <table:table-cell office:value-type="float" office:value="0.00416568149954451" calcext:value-type="float">
            <text:p>0.004165681499545</text:p>
          </table:table-cell>
          <table:table-cell office:value-type="float" office:value="0.00427231110159755" calcext:value-type="float">
            <text:p>0.004272311101598</text:p>
          </table:table-cell>
          <table:table-cell office:value-type="float" office:value="0.00413647825157577" calcext:value-type="float">
            <text:p>0.004136478251576</text:p>
          </table:table-cell>
          <table:table-cell office:value-type="float" office:value="0.00424555688573528" calcext:value-type="float">
            <text:p>0.004245556885735</text:p>
          </table:table-cell>
          <table:table-cell office:value-type="float" office:value="0.000121138678952726" calcext:value-type="float">
            <text:p>0.000121138678953</text:p>
          </table:table-cell>
          <table:table-cell office:value-type="float" office:value="0.00415175016141229" calcext:value-type="float">
            <text:p>0.004151750161412</text:p>
          </table:table-cell>
          <table:table-cell office:value-type="float" office:value="0.00452516937211153" calcext:value-type="float">
            <text:p>0.004525169372112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012112401857919" calcext:value-type="float">
            <text:p>0.000121124018579</text:p>
          </table:table-cell>
          <table:table-cell office:value-type="float" office:value="0.00012118271514163" calcext:value-type="float">
            <text:p>0.000121182715142</text:p>
          </table:table-cell>
          <table:table-cell office:value-type="float" office:value="0.000121109347553033" calcext:value-type="float">
            <text:p>0.000121109347553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table:number-columns-repeated="30" office:value-type="float" office:value="0.000121050714931705" calcext:value-type="float">
            <text:p>0.000121050714932</text:p>
          </table:table-cell>
          <table:table-cell office:value-type="float" office:value="0.000121080028579752" calcext:value-type="float">
            <text:p>0.0001210800285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405577662256834" calcext:value-type="float">
            <text:p>0.004055776622568</text:p>
          </table:table-cell>
          <table:table-cell office:value-type="float" office:value="0.00413531275836321" calcext:value-type="float">
            <text:p>0.004135312758363</text:p>
          </table:table-cell>
          <table:table-cell office:value-type="float" office:value="0.00409157441684047" calcext:value-type="float">
            <text:p>0.00409157441684</text:p>
          </table:table-cell>
          <table:table-cell office:value-type="float" office:value="0.00405598366807593" calcext:value-type="float">
            <text:p>0.004055983668076</text:p>
          </table:table-cell>
          <table:table-cell office:value-type="float" office:value="0.000121124015028173" calcext:value-type="float">
            <text:p>0.000121124015028</text:p>
          </table:table-cell>
          <table:table-cell office:value-type="float" office:value="0.000121138689608357" calcext:value-type="float">
            <text:p>0.00012113868960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table:number-columns-repeated="2" office:value-type="float" office:value="0.00012113868605648" calcext:value-type="float">
            <text:p>0.000121138686056</text:p>
          </table:table-cell>
          <table:table-cell office:value-type="float" office:value="0.00012116804055456" calcext:value-type="float">
            <text:p>0.000121168040555</text:p>
          </table:table-cell>
          <table:table-cell office:value-type="float" office:value="0.00410681598253696" calcext:value-type="float">
            <text:p>0.004106815982537</text:p>
          </table:table-cell>
          <table:table-cell office:value-type="float" office:value="0.004106542488029" calcext:value-type="float">
            <text:p>0.004106542488029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168022786568" calcext:value-type="float">
            <text:p>0.000121168022787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80028579752" calcext:value-type="float">
            <text:p>0.0001210800285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462282404025" calcext:value-type="float">
            <text:p>0.000121462282404</text:p>
          </table:table-cell>
          <table:table-cell office:value-type="float" office:value="0.000121772815901092" calcext:value-type="float">
            <text:p>0.000121772815901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25773547008481" calcext:value-type="float">
            <text:p>0.004257735470085</text:p>
          </table:table-cell>
          <table:table-cell office:value-type="float" office:value="0.00426805426208839" calcext:value-type="float">
            <text:p>0.00426805426208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285592048139" calcext:value-type="float">
            <text:p>0.000121285592048</text:p>
          </table:table-cell>
          <table:table-cell table:number-columns-repeated="2" office:value-type="float" office:value="0.00012118271869609" calcext:value-type="float">
            <text:p>0.000121182718696</text:p>
          </table:table-cell>
          <table:table-cell office:value-type="float" office:value="0.000121153365968352" calcext:value-type="float">
            <text:p>0.000121153365968</text:p>
          </table:table-cell>
          <table:table-cell office:value-type="float" office:value="0.00469933471115272" calcext:value-type="float">
            <text:p>0.004699334711153</text:p>
          </table:table-cell>
          <table:table-cell table:number-columns-repeated="4" office:value-type="float" office:value="0.000121050714931705" calcext:value-type="float">
            <text:p>0.000121050714932</text:p>
          </table:table-cell>
          <table:table-cell office:value-type="float" office:value="0.000121506597103858" calcext:value-type="float">
            <text:p>0.000121506597104</text:p>
          </table:table-cell>
          <table:table-cell office:value-type="float" office:value="0.00409131307729824" calcext:value-type="float">
            <text:p>0.004091313077298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0121197386172949" calcext:value-type="float">
            <text:p>0.000121197386173</text:p>
          </table:table-cell>
          <table:table-cell office:value-type="float" office:value="0.000121432803028263" calcext:value-type="float">
            <text:p>0.000121432803028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455533271073996" calcext:value-type="float">
            <text:p>0.00455533271074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403348660794" calcext:value-type="float">
            <text:p>0.000121403348661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197400394233" calcext:value-type="float">
            <text:p>0.00012119740039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18272225055" calcext:value-type="float">
            <text:p>0.000121182722251</text:p>
          </table:table-cell>
          <table:table-cell office:value-type="float" office:value="0.000121065366433715" calcext:value-type="float">
            <text:p>0.000121065366434</text:p>
          </table:table-cell>
          <table:table-cell table:number-columns-repeated="2" office:value-type="float" office:value="0.000121109347553033" calcext:value-type="float">
            <text:p>0.000121109347553</text:p>
          </table:table-cell>
          <table:table-cell office:value-type="float" office:value="0.000121138687832419" calcext:value-type="float">
            <text:p>0.000121138687832</text:p>
          </table:table-cell>
          <table:table-cell office:value-type="float" office:value="0.00454408721479845" calcext:value-type="float">
            <text:p>0.004544087214798</text:p>
          </table:table-cell>
          <table:table-cell office:value-type="float" office:value="0.00449812410315146" calcext:value-type="float">
            <text:p>0.004498124103151</text:p>
          </table:table-cell>
          <table:table-cell office:value-type="float" office:value="0.000121094681855122" calcext:value-type="float">
            <text:p>0.000121094681855</text:p>
          </table:table-cell>
          <table:table-cell office:value-type="float" office:value="0.00452437401783905" calcext:value-type="float">
            <text:p>0.004524374017839</text:p>
          </table:table-cell>
          <table:table-cell office:value-type="float" office:value="0.000122249097560357" calcext:value-type="float">
            <text:p>0.00012224909756</text:p>
          </table:table-cell>
          <table:table-cell office:value-type="float" office:value="0.00410823506482788" calcext:value-type="float">
            <text:p>0.004108235064828</text:p>
          </table:table-cell>
          <table:table-cell office:value-type="float" office:value="0.00431957200532589" calcext:value-type="float">
            <text:p>0.004319572005326</text:p>
          </table:table-cell>
          <table:table-cell office:value-type="float" office:value="0.00409467860266553" calcext:value-type="float">
            <text:p>0.004094678602666</text:p>
          </table:table-cell>
          <table:table-cell office:value-type="float" office:value="0.00446127041734448" calcext:value-type="float">
            <text:p>0.004461270417344</text:p>
          </table:table-cell>
          <table:table-cell office:value-type="float" office:value="0.00416046934807062" calcext:value-type="float">
            <text:p>0.004160469348071</text:p>
          </table:table-cell>
          <table:table-cell office:value-type="float" office:value="0.00417652713908649" calcext:value-type="float">
            <text:p>0.004176527139086</text:p>
          </table:table-cell>
          <table:table-cell office:value-type="float" office:value="0.000121138670073034" calcext:value-type="float">
            <text:p>0.000121138670073</text:p>
          </table:table-cell>
          <table:table-cell office:value-type="float" office:value="0.000121241450830693" calcext:value-type="float">
            <text:p>0.000121241450831</text:p>
          </table:table-cell>
          <table:table-cell table:number-columns-repeated="2" office:value-type="float" office:value="0.000121241452609646" calcext:value-type="float">
            <text:p>0.00012124145261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444726708091249" calcext:value-type="float">
            <text:p>0.004447267080912</text:p>
          </table:table-cell>
          <table:table-cell office:value-type="float" office:value="0.00430541284652243" calcext:value-type="float">
            <text:p>0.004305412846522</text:p>
          </table:table-cell>
          <table:table-cell office:value-type="float" office:value="0.00433465214193612" calcext:value-type="float">
            <text:p>0.004334652141936</text:p>
          </table:table-cell>
          <table:table-cell office:value-type="float" office:value="0.000121065366433715" calcext:value-type="float">
            <text:p>0.000121065366434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580470189037" calcext:value-type="float">
            <text:p>0.000121580470189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124007926139" calcext:value-type="float">
            <text:p>0.000121124007926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422434692097613" calcext:value-type="float">
            <text:p>0.004224346920976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0121906085369432" calcext:value-type="float">
            <text:p>0.000121906085369</text:p>
          </table:table-cell>
          <table:table-cell office:value-type="float" office:value="0.00429681121798972" calcext:value-type="float">
            <text:p>0.00429681121799</text:p>
          </table:table-cell>
          <table:table-cell office:value-type="float" office:value="0.00415988916359697" calcext:value-type="float">
            <text:p>0.004159889163597</text:p>
          </table:table-cell>
          <table:table-cell office:value-type="float" office:value="0.00422693143091579" calcext:value-type="float">
            <text:p>0.004226931430916</text:p>
          </table:table-cell>
          <table:table-cell office:value-type="float" office:value="0.00423236574032339" calcext:value-type="float">
            <text:p>0.004232365740323</text:p>
          </table:table-cell>
          <table:table-cell office:value-type="float" office:value="0.000121241441935928" calcext:value-type="float">
            <text:p>0.000121241441936</text:p>
          </table:table-cell>
          <table:table-cell office:value-type="float" office:value="0.00413584056467262" calcext:value-type="float">
            <text:p>0.004135840564673</text:p>
          </table:table-cell>
          <table:table-cell office:value-type="float" office:value="0.000121418099928257" calcext:value-type="float">
            <text:p>0.000121418099928</text:p>
          </table:table-cell>
          <table:table-cell office:value-type="float" office:value="0.000121506554222054" calcext:value-type="float">
            <text:p>0.000121506554222</text:p>
          </table:table-cell>
          <table:table-cell office:value-type="float" office:value="0.00447626652394041" calcext:value-type="float">
            <text:p>0.00447626652394</text:p>
          </table:table-cell>
          <table:table-cell office:value-type="float" office:value="0.00444659219266019" calcext:value-type="float">
            <text:p>0.00444659219266</text:p>
          </table:table-cell>
          <table:table-cell office:value-type="float" office:value="0.00426971052985129" calcext:value-type="float">
            <text:p>0.004269710529851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19157788583771" calcext:value-type="float">
            <text:p>0.00419157788583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412142106478607" calcext:value-type="float">
            <text:p>0.004121421064786</text:p>
          </table:table-cell>
          <table:table-cell office:value-type="float" office:value="0.00412156085599577" calcext:value-type="float">
            <text:p>0.004121560855996</text:p>
          </table:table-cell>
          <table:table-cell office:value-type="float" office:value="0.00421107457062379" calcext:value-type="float">
            <text:p>0.004211074570624</text:p>
          </table:table-cell>
          <table:table-cell office:value-type="float" office:value="0.00413786403488565" calcext:value-type="float">
            <text:p>0.004137864034886</text:p>
          </table:table-cell>
          <table:table-cell office:value-type="float" office:value="0.0042414228349007" calcext:value-type="float">
            <text:p>0.004241422834901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410511029844644" calcext:value-type="float">
            <text:p>0.004105110298446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109345777955" calcext:value-type="float">
            <text:p>0.000121109345778</text:p>
          </table:table-cell>
          <table:table-cell office:value-type="float" office:value="0.000121124020354699" calcext:value-type="float">
            <text:p>0.000121124020355</text:p>
          </table:table-cell>
          <table:table-cell office:value-type="float" office:value="0.000121094685404419" calcext:value-type="float">
            <text:p>0.000121094685404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453553697233833" calcext:value-type="float">
            <text:p>0.004535536972338</text:p>
          </table:table-cell>
          <table:table-cell office:value-type="float" office:value="0.0044929878287499" calcext:value-type="float">
            <text:p>0.00449298782875</text:p>
          </table:table-cell>
          <table:table-cell office:value-type="float" office:value="0.00012118268492873" calcext:value-type="float">
            <text:p>0.000121182684929</text:p>
          </table:table-cell>
          <table:table-cell office:value-type="float" office:value="0.00456978840602152" calcext:value-type="float">
            <text:p>0.004569788406022</text:p>
          </table:table-cell>
          <table:table-cell office:value-type="float" office:value="0.00443799217779038" calcext:value-type="float">
            <text:p>0.00443799217779</text:p>
          </table:table-cell>
          <table:table-cell office:value-type="float" office:value="0.00444636249019976" calcext:value-type="float">
            <text:p>0.0044463624902</text:p>
          </table:table-cell>
          <table:table-cell table:number-columns-repeated="6" office:value-type="float" office:value="0.000121050714931705" calcext:value-type="float">
            <text:p>0.000121050714932</text:p>
          </table:table-cell>
          <table:table-cell office:value-type="float" office:value="0.00432930372242577" calcext:value-type="float">
            <text:p>0.004329303722426</text:p>
          </table:table-cell>
          <table:table-cell office:value-type="float" office:value="0.00432917897013427" calcext:value-type="float">
            <text:p>0.004329178970134</text:p>
          </table:table-cell>
          <table:table-cell office:value-type="float" office:value="0.00448980190644064" calcext:value-type="float">
            <text:p>0.004489801906441</text:p>
          </table:table-cell>
          <table:table-cell office:value-type="float" office:value="0.00450839752466442" calcext:value-type="float">
            <text:p>0.004508397524664</text:p>
          </table:table-cell>
          <table:table-cell office:value-type="float" office:value="0.00427747747374655" calcext:value-type="float">
            <text:p>0.004277477473747</text:p>
          </table:table-cell>
          <table:table-cell office:value-type="float" office:value="0.00427492147813054" calcext:value-type="float">
            <text:p>0.004274921478131</text:p>
          </table:table-cell>
          <table:table-cell office:value-type="float" office:value="0.00429039922572391" calcext:value-type="float">
            <text:p>0.004290399225724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0121109352878269" calcext:value-type="float">
            <text:p>0.000121109352878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138670073034" calcext:value-type="float">
            <text:p>0.000121138670073</text:p>
          </table:table-cell>
          <table:table-cell office:value-type="float" office:value="0.000121270864059236" calcext:value-type="float">
            <text:p>0.000121270864059</text:p>
          </table:table-cell>
          <table:table-cell office:value-type="float" office:value="0.000121403373632701" calcext:value-type="float">
            <text:p>0.000121403373633</text:p>
          </table:table-cell>
          <table:table-cell office:value-type="float" office:value="0.000121153355310139" calcext:value-type="float">
            <text:p>0.00012115335531</text:p>
          </table:table-cell>
          <table:table-cell office:value-type="float" office:value="0.000121270856939971" calcext:value-type="float">
            <text:p>0.00012127085694</text:p>
          </table:table-cell>
          <table:table-cell table:number-columns-repeated="2" office:value-type="float" office:value="0.000121080019708656" calcext:value-type="float">
            <text:p>0.000121080019709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153358862876" calcext:value-type="float">
            <text:p>0.000121153358863</text:p>
          </table:table-cell>
          <table:table-cell office:value-type="float" office:value="0.00447519739774556" calcext:value-type="float">
            <text:p>0.004475197397746</text:p>
          </table:table-cell>
          <table:table-cell office:value-type="float" office:value="0.00426458270002844" calcext:value-type="float">
            <text:p>0.004264582700028</text:p>
          </table:table-cell>
          <table:table-cell office:value-type="float" office:value="0.00417529466574904" calcext:value-type="float">
            <text:p>0.004175294665749</text:p>
          </table:table-cell>
          <table:table-cell office:value-type="float" office:value="0.00409147109256588" calcext:value-type="float">
            <text:p>0.004091471092566</text:p>
          </table:table-cell>
          <table:table-cell office:value-type="float" office:value="0.00409099303248881" calcext:value-type="float">
            <text:p>0.004090993032489</text:p>
          </table:table-cell>
          <table:table-cell office:value-type="float" office:value="0.000121065366433715" calcext:value-type="float">
            <text:p>0.000121065366434</text:p>
          </table:table-cell>
          <table:table-cell table:number-columns-repeated="2" office:value-type="float" office:value="0.000121065369981294" calcext:value-type="float">
            <text:p>0.000121065369981</text:p>
          </table:table-cell>
          <table:table-cell office:value-type="float" office:value="0.00012159512138535" calcext:value-type="float">
            <text:p>0.000121595121385</text:p>
          </table:table-cell>
          <table:table-cell office:value-type="float" office:value="0.000121138680728664" calcext:value-type="float">
            <text:p>0.000121138680729</text:p>
          </table:table-cell>
          <table:table-cell office:value-type="float" office:value="0.00444086628870307" calcext:value-type="float">
            <text:p>0.004440866288703</text:p>
          </table:table-cell>
          <table:table-cell table:number-columns-repeated="4" office:value-type="float" office:value="0.000121050714931705" calcext:value-type="float">
            <text:p>0.000121050714932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407752579110317" calcext:value-type="float">
            <text:p>0.004077525791103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07715358133756" calcext:value-type="float">
            <text:p>0.004077153581338</text:p>
          </table:table-cell>
          <table:table-cell office:value-type="float" office:value="0.000121109351103191" calcext:value-type="float">
            <text:p>0.000121109351103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44620726524573" calcext:value-type="float">
            <text:p>0.004462072652457</text:p>
          </table:table-cell>
          <table:table-cell office:value-type="float" office:value="0.00409074189314762" calcext:value-type="float">
            <text:p>0.004090741893148</text:p>
          </table:table-cell>
          <table:table-cell office:value-type="float" office:value="0.00648600873016932" calcext:value-type="float">
            <text:p>0.006486008730169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25935519455248" calcext:value-type="float">
            <text:p>0.004259355194552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212096318831" calcext:value-type="float">
            <text:p>0.000121212096319</text:p>
          </table:table-cell>
          <table:table-cell office:value-type="float" office:value="0.000121065368207505" calcext:value-type="float">
            <text:p>0.000121065368208</text:p>
          </table:table-cell>
          <table:table-cell office:value-type="float" office:value="0.000121094687179068" calcext:value-type="float">
            <text:p>0.000121094687179</text:p>
          </table:table-cell>
          <table:table-cell table:number-columns-repeated="4" office:value-type="float" office:value="0.000121050714931705" calcext:value-type="float">
            <text:p>0.000121050714932</text:p>
          </table:table-cell>
          <table:table-cell office:value-type="float" office:value="0.00407217653227778" calcext:value-type="float">
            <text:p>0.004072176532278</text:p>
          </table:table-cell>
          <table:table-cell office:value-type="float" office:value="0.00422685359013997" calcext:value-type="float">
            <text:p>0.00422685359014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226786915189" calcext:value-type="float">
            <text:p>0.000121226786915</text:p>
          </table:table-cell>
          <table:table-cell office:value-type="float" office:value="0.000121168037000962" calcext:value-type="float">
            <text:p>0.000121168037001</text:p>
          </table:table-cell>
          <table:table-cell office:value-type="float" office:value="0.000121270869398685" calcext:value-type="float">
            <text:p>0.000121270869399</text:p>
          </table:table-cell>
          <table:table-cell office:value-type="float" office:value="0.000121080025031313" calcext:value-type="float">
            <text:p>0.000121080025031</text:p>
          </table:table-cell>
          <table:table-cell office:value-type="float" office:value="0.000121329711972544" calcext:value-type="float">
            <text:p>0.000121329711973</text:p>
          </table:table-cell>
          <table:table-cell office:value-type="float" office:value="0.000121226792250757" calcext:value-type="float">
            <text:p>0.000121226792251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109351103191" calcext:value-type="float">
            <text:p>0.000121109351103</text:p>
          </table:table-cell>
          <table:table-cell office:value-type="float" office:value="0.000121212096318831" calcext:value-type="float">
            <text:p>0.000121212096319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418784536546971" calcext:value-type="float">
            <text:p>0.00418784536547</text:p>
          </table:table-cell>
          <table:table-cell office:value-type="float" office:value="0.00407619218631992" calcext:value-type="float">
            <text:p>0.00407619218632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417107095010363" calcext:value-type="float">
            <text:p>0.004171070950104</text:p>
          </table:table-cell>
          <table:table-cell office:value-type="float" office:value="0.00415445753232362" calcext:value-type="float">
            <text:p>0.004154457532324</text:p>
          </table:table-cell>
          <table:table-cell office:value-type="float" office:value="0.00405970612699712" calcext:value-type="float">
            <text:p>0.004059706126997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87659872694" calcext:value-type="float">
            <text:p>0.000121876598727</text:p>
          </table:table-cell>
          <table:table-cell office:value-type="float" office:value="0.00415183986349124" calcext:value-type="float">
            <text:p>0.004151839863491</text:p>
          </table:table-cell>
          <table:table-cell table:number-columns-repeated="9" office:value-type="float" office:value="0.000121050714931705" calcext:value-type="float">
            <text:p>0.000121050714932</text:p>
          </table:table-cell>
          <table:table-cell office:value-type="float" office:value="0.000121094690728366" calcext:value-type="float">
            <text:p>0.000121094690728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0121212041198012" calcext:value-type="float">
            <text:p>0.000121212041198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080019708656" calcext:value-type="float">
            <text:p>0.000121080019709</text:p>
          </table:table-cell>
          <table:table-cell office:value-type="float" office:value="0.00428973992640524" calcext:value-type="float">
            <text:p>0.004289739926405</text:p>
          </table:table-cell>
          <table:table-cell office:value-type="float" office:value="0.00422965983051672" calcext:value-type="float">
            <text:p>0.004229659830517</text:p>
          </table:table-cell>
          <table:table-cell office:value-type="float" office:value="0.000121080019708656" calcext:value-type="float">
            <text:p>0.000121080019709</text:p>
          </table:table-cell>
          <table:table-cell office:value-type="float" office:value="0.00407578001146329" calcext:value-type="float">
            <text:p>0.004075780011463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109345777955" calcext:value-type="float">
            <text:p>0.000121109345778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168026340166" calcext:value-type="float">
            <text:p>0.00012116802634</text:p>
          </table:table-cell>
          <table:table-cell table:number-columns-repeated="4" office:value-type="float" office:value="0.000121050714931705" calcext:value-type="float">
            <text:p>0.000121050714932</text:p>
          </table:table-cell>
          <table:table-cell office:value-type="float" office:value="0.000121094688953717" calcext:value-type="float">
            <text:p>0.000121094688954</text:p>
          </table:table-cell>
          <table:table-cell table:number-columns-repeated="2" office:value-type="float" office:value="0.000121050714931705" calcext:value-type="float">
            <text:p>0.000121050714932</text:p>
          </table:table-cell>
          <table:table-cell office:value-type="float" office:value="0.000121065369981294" calcext:value-type="float">
            <text:p>0.000121065369981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109352878269" calcext:value-type="float">
            <text:p>0.000121109352878</text:p>
          </table:table-cell>
          <table:table-cell office:value-type="float" office:value="0.000121065369981294" calcext:value-type="float">
            <text:p>0.000121065369981</text:p>
          </table:table-cell>
          <table:table-cell table:number-columns-repeated="6" office:value-type="float" office:value="0.000121050714931705" calcext:value-type="float">
            <text:p>0.000121050714932</text:p>
          </table:table-cell>
          <table:table-cell table:number-columns-repeated="3" office:value-type="float" office:value="0.000121065366433715" calcext:value-type="float">
            <text:p>0.000121065366434</text:p>
          </table:table-cell>
          <table:table-cell office:value-type="float" office:value="0.00409051913405547" calcext:value-type="float">
            <text:p>0.004090519134055</text:p>
          </table:table-cell>
          <table:table-cell office:value-type="float" office:value="0.000121980473971569" calcext:value-type="float">
            <text:p>0.000121980473972</text:p>
          </table:table-cell>
          <table:table-cell office:value-type="float" office:value="0.00012127086227942" calcext:value-type="float">
            <text:p>0.000121270862279</text:p>
          </table:table-cell>
          <table:table-cell office:value-type="float" office:value="0.000121153351757401" calcext:value-type="float">
            <text:p>0.000121153351757</text:p>
          </table:table-cell>
          <table:table-cell office:value-type="float" office:value="0.00012127086227942" calcext:value-type="float">
            <text:p>0.000121270862279</text:p>
          </table:table-cell>
          <table:table-cell office:value-type="float" office:value="0.000121226772687008" calcext:value-type="float">
            <text:p>0.000121226772687</text:p>
          </table:table-cell>
          <table:table-cell office:value-type="float" office:value="0.00410712421776755" calcext:value-type="float">
            <text:p>0.004107124217768</text:p>
          </table:table-cell>
          <table:table-cell table:number-columns-repeated="2" office:value-type="float" office:value="0.000121403321905191" calcext:value-type="float">
            <text:p>0.000121403321905</text:p>
          </table:table-cell>
          <table:table-cell office:value-type="float" office:value="0.00408727972070173" calcext:value-type="float">
            <text:p>0.004087279720702</text:p>
          </table:table-cell>
          <table:table-cell office:value-type="float" office:value="0.00410342640822811" calcext:value-type="float">
            <text:p>0.004103426408228</text:p>
          </table:table-cell>
          <table:table-cell office:value-type="float" office:value="0.00409116722788391" calcext:value-type="float">
            <text:p>0.004091167227884</text:p>
          </table:table-cell>
          <table:table-cell office:value-type="float" office:value="0.00414140209240294" calcext:value-type="float">
            <text:p>0.004141402092403</text:p>
          </table:table-cell>
          <table:table-cell office:value-type="float" office:value="0.000121124004375123" calcext:value-type="float">
            <text:p>0.000121124004375</text:p>
          </table:table-cell>
          <table:table-cell office:value-type="float" office:value="0.00411753743057293" calcext:value-type="float">
            <text:p>0.004117537430573</text:p>
          </table:table-cell>
          <table:table-cell office:value-type="float" office:value="0.000121477062284464" calcext:value-type="float">
            <text:p>0.000121477062284</text:p>
          </table:table-cell>
          <table:table-cell office:value-type="float" office:value="0.00435624063234289" calcext:value-type="float">
            <text:p>0.004356240632343</text:p>
          </table:table-cell>
          <table:table-cell office:value-type="float" office:value="0.00452552130029186" calcext:value-type="float">
            <text:p>0.004525521300292</text:p>
          </table:table-cell>
          <table:table-cell office:value-type="float" office:value="0.00429562732898589" calcext:value-type="float">
            <text:p>0.004295627328986</text:p>
          </table:table-cell>
          <table:table-cell office:value-type="float" office:value="0.00449364266214203" calcext:value-type="float">
            <text:p>0.004493642662142</text:p>
          </table:table-cell>
          <table:table-cell office:value-type="float" office:value="0.00414192730198274" calcext:value-type="float">
            <text:p>0.004141927301983</text:p>
          </table:table-cell>
          <table:table-cell office:value-type="float" office:value="0.000121506529207682" calcext:value-type="float">
            <text:p>0.000121506529208</text:p>
          </table:table-cell>
          <table:table-cell office:value-type="float" office:value="0.000121124004375123" calcext:value-type="float">
            <text:p>0.000121124004375</text:p>
          </table:table-cell>
          <table:table-cell office:value-type="float" office:value="0.00424499198316593" calcext:value-type="float">
            <text:p>0.004244991983166</text:p>
          </table:table-cell>
          <table:table-cell office:value-type="float" office:value="0.00439739509022297" calcext:value-type="float">
            <text:p>0.004397395090223</text:p>
          </table:table-cell>
          <table:table-cell office:value-type="float" office:value="0.00453830205000755" calcext:value-type="float">
            <text:p>0.004538302050008</text:p>
          </table:table-cell>
          <table:table-cell office:value-type="float" office:value="0.00448399101790883" calcext:value-type="float">
            <text:p>0.004483991017909</text:p>
          </table:table-cell>
          <table:table-cell office:value-type="float" office:value="0.00422214739346397" calcext:value-type="float">
            <text:p>0.004222147393464</text:p>
          </table:table-cell>
          <table:table-cell office:value-type="float" office:value="0.00452220246529266" calcext:value-type="float">
            <text:p>0.004522202465293</text:p>
          </table:table-cell>
          <table:table-cell office:value-type="float" office:value="0.00415980120751533" calcext:value-type="float">
            <text:p>0.004159801207515</text:p>
          </table:table-cell>
          <table:table-cell office:value-type="float" office:value="0.00445677553395817" calcext:value-type="float">
            <text:p>0.004456775533958</text:p>
          </table:table-cell>
          <table:table-cell office:value-type="float" office:value="0.00420653619260366" calcext:value-type="float">
            <text:p>0.004206536192604</text:p>
          </table:table-cell>
          <table:table-cell office:value-type="float" office:value="0.00445869942818785" calcext:value-type="float">
            <text:p>0.004458699428188</text:p>
          </table:table-cell>
          <table:table-cell office:value-type="float" office:value="0.00434490888994755" calcext:value-type="float">
            <text:p>0.004344908889948</text:p>
          </table:table-cell>
          <table:table-cell office:value-type="float" office:value="0.00434381024125679" calcext:value-type="float">
            <text:p>0.004343810241257</text:p>
          </table:table-cell>
          <table:table-cell office:value-type="float" office:value="0.00434179255132726" calcext:value-type="float">
            <text:p>0.004341792551327</text:p>
          </table:table-cell>
          <table:table-cell office:value-type="float" office:value="0.00412307861193512" calcext:value-type="float">
            <text:p>0.004123078611935</text:p>
          </table:table-cell>
          <table:table-cell office:value-type="float" office:value="0.00425652258125667" calcext:value-type="float">
            <text:p>0.004256522581257</text:p>
          </table:table-cell>
          <table:table-cell office:value-type="float" office:value="0.0041031452149918" calcext:value-type="float">
            <text:p>0.004103145214992</text:p>
          </table:table-cell>
          <table:table-cell table:number-columns-repeated="2" office:value-type="float" office:value="0.000121168012125776" calcext:value-type="float">
            <text:p>0.000121168012126</text:p>
          </table:table-cell>
          <table:table-cell table:number-columns-repeated="7" office:value-type="float" office:value="0.000121743067231051" calcext:value-type="float">
            <text:p>0.000121743067231</text:p>
          </table:table-cell>
          <table:table-cell office:value-type="float" office:value="0.00421672206121825" calcext:value-type="float">
            <text:p>0.004216722061218</text:p>
          </table:table-cell>
          <table:table-cell office:value-type="float" office:value="0.000121743067231051" calcext:value-type="float">
            <text:p>0.000121743067231</text:p>
          </table:table-cell>
          <table:table-cell office:value-type="float" office:value="0.000121757890410089" calcext:value-type="float">
            <text:p>0.00012175789041</text:p>
          </table:table-cell>
          <table:table-cell office:value-type="float" office:value="0.00450555082989814" calcext:value-type="float">
            <text:p>0.004505550829898</text:p>
          </table:table-cell>
          <table:table-cell office:value-type="float" office:value="0.00456552632567679" calcext:value-type="float">
            <text:p>0.004565526325677</text:p>
          </table:table-cell>
          <table:table-cell office:value-type="float" office:value="0.00419946412743846" calcext:value-type="float">
            <text:p>0.004199464127438</text:p>
          </table:table-cell>
          <table:table-cell office:value-type="float" office:value="0.000121728305045387" calcext:value-type="float">
            <text:p>0.000121728305045</text:p>
          </table:table-cell>
          <table:table-cell office:value-type="float" office:value="0.00457565670890506" calcext:value-type="float">
            <text:p>0.004575656708905</text:p>
          </table:table-cell>
          <table:table-cell office:value-type="float" office:value="0.00450550660913053" calcext:value-type="float">
            <text:p>0.004505506609131</text:p>
          </table:table-cell>
          <table:table-cell office:value-type="float" office:value="0.00422963168471712" calcext:value-type="float">
            <text:p>0.004229631684717</text:p>
          </table:table-cell>
          <table:table-cell office:value-type="float" office:value="0.0042605169750381" calcext:value-type="float">
            <text:p>0.004260516975038</text:p>
          </table:table-cell>
          <table:table-cell office:value-type="float" office:value="0.00426433400423182" calcext:value-type="float">
            <text:p>0.004264334004232</text:p>
          </table:table-cell>
          <table:table-cell office:value-type="float" office:value="0.00455019782870265" calcext:value-type="float">
            <text:p>0.004550197828703</text:p>
          </table:table-cell>
          <table:table-cell office:value-type="float" office:value="0.00455380131913093" calcext:value-type="float">
            <text:p>0.004553801319131</text:p>
          </table:table-cell>
          <table:table-cell office:value-type="float" office:value="0.00432877527563659" calcext:value-type="float">
            <text:p>0.004328775275637</text:p>
          </table:table-cell>
          <table:table-cell office:value-type="float" office:value="0.00441599377496121" calcext:value-type="float">
            <text:p>0.004415993774961</text:p>
          </table:table-cell>
          <table:table-cell office:value-type="float" office:value="0.00012150656315576" calcext:value-type="float">
            <text:p>0.000121506563156</text:p>
          </table:table-cell>
          <table:table-cell office:value-type="float" office:value="0.000122970162643555" calcext:value-type="float">
            <text:p>0.000122970162644</text:p>
          </table:table-cell>
          <table:table-cell office:value-type="float" office:value="0.00432203021916663" calcext:value-type="float">
            <text:p>0.004322030219167</text:p>
          </table:table-cell>
          <table:table-cell office:value-type="float" office:value="0.004135085118798" calcext:value-type="float">
            <text:p>0.004135085118798</text:p>
          </table:table-cell>
          <table:table-cell office:value-type="float" office:value="0.000121138677176787" calcext:value-type="float">
            <text:p>0.000121138677177</text:p>
          </table:table-cell>
          <table:table-cell office:value-type="float" office:value="0.00012118271158717" calcext:value-type="float">
            <text:p>0.000121182711587</text:p>
          </table:table-cell>
          <table:table-cell office:value-type="float" office:value="0.000121138677176787" calcext:value-type="float">
            <text:p>0.000121138677177</text:p>
          </table:table-cell>
          <table:table-cell office:value-type="float" office:value="0.000121197380839969" calcext:value-type="float">
            <text:p>0.00012119738084</text:p>
          </table:table-cell>
          <table:table-cell table:number-columns-repeated="2" office:value-type="float" office:value="0.000121124004375123" calcext:value-type="float">
            <text:p>0.000121124004375</text:p>
          </table:table-cell>
          <table:table-cell office:value-type="float" office:value="0.000121270871178502" calcext:value-type="float">
            <text:p>0.000121270871179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0121344459605526" calcext:value-type="float">
            <text:p>0.000121344459606</text:p>
          </table:table-cell>
          <table:table-cell table:number-columns-repeated="3" office:value-type="float" office:value="0.000121065364659926" calcext:value-type="float">
            <text:p>0.00012106536466</text:p>
          </table:table-cell>
          <table:table-cell office:value-type="float" office:value="0.000121212110543567" calcext:value-type="float">
            <text:p>0.000121212110544</text:p>
          </table:table-cell>
          <table:table-cell office:value-type="float" office:value="0.00012122679402928" calcext:value-type="float">
            <text:p>0.000121226794029</text:p>
          </table:table-cell>
          <table:table-cell office:value-type="float" office:value="0.000121226801143373" calcext:value-type="float">
            <text:p>0.000121226801143</text:p>
          </table:table-cell>
          <table:table-cell office:value-type="float" office:value="0.000121212110543567" calcext:value-type="float">
            <text:p>0.000121212110544</text:p>
          </table:table-cell>
          <table:table-cell table:number-columns-repeated="18" office:value-type="float" office:value="0.000121065364659926" calcext:value-type="float">
            <text:p>0.00012106536466</text:p>
          </table:table-cell>
          <table:table-cell office:value-type="float" office:value="0.000121168028116965" calcext:value-type="float">
            <text:p>0.000121168028117</text:p>
          </table:table-cell>
          <table:table-cell table:number-columns-repeated="3" office:value-type="float" office:value="0.000121065364659926" calcext:value-type="float">
            <text:p>0.00012106536466</text:p>
          </table:table-cell>
          <table:table-cell table:number-columns-repeated="2" office:value-type="float" office:value="0.000121153369521091" calcext:value-type="float">
            <text:p>0.000121153369521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094683629771" calcext:value-type="float">
            <text:p>0.00012109468363</text:p>
          </table:table-cell>
          <table:table-cell table:number-columns-repeated="2" office:value-type="float" office:value="0.000121065364659926" calcext:value-type="float">
            <text:p>0.00012106536466</text:p>
          </table:table-cell>
          <table:table-cell table:number-columns-repeated="2" office:value-type="float" office:value="0.000121094683629771" calcext:value-type="float">
            <text:p>0.00012109468363</text:p>
          </table:table-cell>
          <table:table-cell office:value-type="float" office:value="0.00012205527793876" calcext:value-type="float">
            <text:p>0.000122055277939</text:p>
          </table:table-cell>
          <table:table-cell office:value-type="float" office:value="0.000121491849334874" calcext:value-type="float">
            <text:p>0.000121491849335</text:p>
          </table:table-cell>
          <table:table-cell table:number-columns-repeated="4" office:value-type="float" office:value="0.000121065364659926" calcext:value-type="float">
            <text:p>0.00012106536466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226781579621" calcext:value-type="float">
            <text:p>0.00012122678158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0121109345777955" calcext:value-type="float">
            <text:p>0.000121109345778</text:p>
          </table:table-cell>
          <table:table-cell office:value-type="float" office:value="0.00404031217438032" calcext:value-type="float">
            <text:p>0.00404031217438</text:p>
          </table:table-cell>
          <table:table-cell office:value-type="float" office:value="0.000121138689608357" calcext:value-type="float">
            <text:p>0.000121138689608</text:p>
          </table:table-cell>
          <table:table-cell office:value-type="float" office:value="0.000121270883637219" calcext:value-type="float">
            <text:p>0.000121270883637</text:p>
          </table:table-cell>
          <table:table-cell office:value-type="float" office:value="0.00421605509291598" calcext:value-type="float">
            <text:p>0.004216055092916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388625943043" calcext:value-type="float">
            <text:p>0.000121388625943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409103961817624" calcext:value-type="float">
            <text:p>0.004091039618176</text:p>
          </table:table-cell>
          <table:table-cell office:value-type="float" office:value="0.00407212636158491" calcext:value-type="float">
            <text:p>0.004072126361585</text:p>
          </table:table-cell>
          <table:table-cell office:value-type="float" office:value="0.00413920305688887" calcext:value-type="float">
            <text:p>0.004139203056889</text:p>
          </table:table-cell>
          <table:table-cell office:value-type="float" office:value="0.00403988747180195" calcext:value-type="float">
            <text:p>0.004039887471802</text:p>
          </table:table-cell>
          <table:table-cell office:value-type="float" office:value="0.00413572464272254" calcext:value-type="float">
            <text:p>0.004135724642723</text:p>
          </table:table-cell>
          <table:table-cell office:value-type="float" office:value="0.00421645524857593" calcext:value-type="float">
            <text:p>0.004216455248576</text:p>
          </table:table-cell>
          <table:table-cell office:value-type="float" office:value="0.00012113867362491" calcext:value-type="float">
            <text:p>0.000121138673625</text:p>
          </table:table-cell>
          <table:table-cell office:value-type="float" office:value="0.00012122677446553" calcext:value-type="float">
            <text:p>0.000121226774466</text:p>
          </table:table-cell>
          <table:table-cell office:value-type="float" office:value="0.000121153349981032" calcext:value-type="float">
            <text:p>0.000121153349981</text:p>
          </table:table-cell>
          <table:table-cell office:value-type="float" office:value="0.000121329711972544" calcext:value-type="float">
            <text:p>0.000121329711973</text:p>
          </table:table-cell>
          <table:table-cell table:number-columns-repeated="2" office:value-type="float" office:value="0.000121065364659926" calcext:value-type="float">
            <text:p>0.00012106536466</text:p>
          </table:table-cell>
          <table:table-cell office:value-type="float" office:value="0.000121124009701648" calcext:value-type="float">
            <text:p>0.000121124009702</text:p>
          </table:table-cell>
          <table:table-cell office:value-type="float" office:value="0.000121168026340166" calcext:value-type="float">
            <text:p>0.00012116802634</text:p>
          </table:table-cell>
          <table:table-cell office:value-type="float" office:value="0.000121212076759825" calcext:value-type="float">
            <text:p>0.00012121207676</text:p>
          </table:table-cell>
          <table:table-cell office:value-type="float" office:value="0.000121226770908486" calcext:value-type="float">
            <text:p>0.000121226770908</text:p>
          </table:table-cell>
          <table:table-cell table:number-columns-repeated="2" office:value-type="float" office:value="0.000121182704478252" calcext:value-type="float">
            <text:p>0.000121182704478</text:p>
          </table:table-cell>
          <table:table-cell office:value-type="float" office:value="0.000121285567124663" calcext:value-type="float">
            <text:p>0.000121285567125</text:p>
          </table:table-cell>
          <table:table-cell office:value-type="float" office:value="0.000121182704478252" calcext:value-type="float">
            <text:p>0.000121182704478</text:p>
          </table:table-cell>
          <table:table-cell office:value-type="float" office:value="0.00459935053585801" calcext:value-type="float">
            <text:p>0.004599350535858</text:p>
          </table:table-cell>
          <table:table-cell office:value-type="float" office:value="0.0045174284280355" calcext:value-type="float">
            <text:p>0.004517428428036</text:p>
          </table:table-cell>
          <table:table-cell office:value-type="float" office:value="0.00409032677072587" calcext:value-type="float">
            <text:p>0.004090326770726</text:p>
          </table:table-cell>
          <table:table-cell office:value-type="float" office:value="0.000121270871178502" calcext:value-type="float">
            <text:p>0.000121270871179</text:p>
          </table:table-cell>
          <table:table-cell office:value-type="float" office:value="0.000121521300199967" calcext:value-type="float">
            <text:p>0.0001215213002</text:p>
          </table:table-cell>
          <table:table-cell office:value-type="float" office:value="0.00449610732762655" calcext:value-type="float">
            <text:p>0.004496107327627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52744300013369" calcext:value-type="float">
            <text:p>0.004527443000134</text:p>
          </table:table-cell>
          <table:table-cell office:value-type="float" office:value="0.00451072819628191" calcext:value-type="float">
            <text:p>0.004510728196282</text:p>
          </table:table-cell>
          <table:table-cell office:value-type="float" office:value="0.000121094683629771" calcext:value-type="float">
            <text:p>0.00012109468363</text:p>
          </table:table-cell>
          <table:table-cell office:value-type="float" office:value="0.00453628146794793" calcext:value-type="float">
            <text:p>0.004536281467948</text:p>
          </table:table-cell>
          <table:table-cell office:value-type="float" office:value="0.00450725153114547" calcext:value-type="float">
            <text:p>0.004507251531145</text:p>
          </table:table-cell>
          <table:table-cell office:value-type="float" office:value="0.00441036047744834" calcext:value-type="float">
            <text:p>0.004410360477448</text:p>
          </table:table-cell>
          <table:table-cell office:value-type="float" office:value="0.00439410021717905" calcext:value-type="float">
            <text:p>0.004394100217179</text:p>
          </table:table-cell>
          <table:table-cell office:value-type="float" office:value="0.00432214551659133" calcext:value-type="float">
            <text:p>0.004322145516591</text:p>
          </table:table-cell>
          <table:table-cell office:value-type="float" office:value="0.00012166903768891" calcext:value-type="float">
            <text:p>0.000121669037689</text:p>
          </table:table-cell>
          <table:table-cell office:value-type="float" office:value="0.000121654237926156" calcext:value-type="float">
            <text:p>0.000121654237926</text:p>
          </table:table-cell>
          <table:table-cell office:value-type="float" office:value="0.00424976020202176" calcext:value-type="float">
            <text:p>0.004249760202022</text:p>
          </table:table-cell>
          <table:table-cell office:value-type="float" office:value="0.00420873234285761" calcext:value-type="float">
            <text:p>0.004208732342858</text:p>
          </table:table-cell>
          <table:table-cell office:value-type="float" office:value="0.00443181769423193" calcext:value-type="float">
            <text:p>0.004431817694232</text:p>
          </table:table-cell>
          <table:table-cell office:value-type="float" office:value="0.000122909747787204" calcext:value-type="float">
            <text:p>0.000122909747787</text:p>
          </table:table-cell>
          <table:table-cell table:number-columns-repeated="3" office:value-type="float" office:value="0.000121080017934437" calcext:value-type="float">
            <text:p>0.000121080017934</text:p>
          </table:table-cell>
          <table:table-cell office:value-type="float" office:value="0.00456769424585505" calcext:value-type="float">
            <text:p>0.004567694245855</text:p>
          </table:table-cell>
          <table:table-cell office:value-type="float" office:value="0.00452626994930337" calcext:value-type="float">
            <text:p>0.004526269949303</text:p>
          </table:table-cell>
          <table:table-cell office:value-type="float" office:value="0.00458857227265104" calcext:value-type="float">
            <text:p>0.004588572272651</text:p>
          </table:table-cell>
          <table:table-cell office:value-type="float" office:value="0.00455641283537581" calcext:value-type="float">
            <text:p>0.004556412835376</text:p>
          </table:table-cell>
          <table:table-cell office:value-type="float" office:value="0.00427713428379612" calcext:value-type="float">
            <text:p>0.004277134283796</text:p>
          </table:table-cell>
          <table:table-cell office:value-type="float" office:value="0.0045005936883844" calcext:value-type="float">
            <text:p>0.004500593688384</text:p>
          </table:table-cell>
          <table:table-cell office:value-type="float" office:value="0.00012119739150593" calcext:value-type="float">
            <text:p>0.000121197391506</text:p>
          </table:table-cell>
          <table:table-cell office:value-type="float" office:value="0.00453265591255699" calcext:value-type="float">
            <text:p>0.004532655912557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300270194407" calcext:value-type="float">
            <text:p>0.000121300270194</text:p>
          </table:table-cell>
          <table:table-cell office:value-type="float" office:value="0.000122010596420221" calcext:value-type="float">
            <text:p>0.00012201059642</text:p>
          </table:table-cell>
          <table:table-cell office:value-type="float" office:value="0.000121300284439845" calcext:value-type="float">
            <text:p>0.00012130028444</text:p>
          </table:table-cell>
          <table:table-cell office:value-type="float" office:value="0.000121226769129963" calcext:value-type="float">
            <text:p>0.00012122676913</text:p>
          </table:table-cell>
          <table:table-cell office:value-type="float" office:value="0.00486246171318949" calcext:value-type="float">
            <text:p>0.004862461713189</text:p>
          </table:table-cell>
          <table:table-cell office:value-type="float" office:value="0.000121153358862876" calcext:value-type="float">
            <text:p>0.000121153358863</text:p>
          </table:table-cell>
          <table:table-cell table:number-columns-repeated="6" office:value-type="float" office:value="0.000121065364659926" calcext:value-type="float">
            <text:p>0.00012106536466</text:p>
          </table:table-cell>
          <table:table-cell office:value-type="float" office:value="0.00012115335353377" calcext:value-type="float">
            <text:p>0.000121153353534</text:p>
          </table:table-cell>
          <table:table-cell office:value-type="float" office:value="0.00442685061964122" calcext:value-type="float">
            <text:p>0.004426850619641</text:p>
          </table:table-cell>
          <table:table-cell office:value-type="float" office:value="0.000121654334644942" calcext:value-type="float">
            <text:p>0.000121654334645</text:p>
          </table:table-cell>
          <table:table-cell office:value-type="float" office:value="0.00407513879292446" calcext:value-type="float">
            <text:p>0.004075138792924</text:p>
          </table:table-cell>
          <table:table-cell office:value-type="float" office:value="0.00423261505741409" calcext:value-type="float">
            <text:p>0.004232615057414</text:p>
          </table:table-cell>
          <table:table-cell office:value-type="float" office:value="0.00440851099246717" calcext:value-type="float">
            <text:p>0.004408510992467</text:p>
          </table:table-cell>
          <table:table-cell office:value-type="float" office:value="0.000121654334644942" calcext:value-type="float">
            <text:p>0.000121654334645</text:p>
          </table:table-cell>
          <table:table-cell office:value-type="float" office:value="0.00012110934045272" calcext:value-type="float">
            <text:p>0.000121109340453</text:p>
          </table:table-cell>
          <table:table-cell office:value-type="float" office:value="0.000121359105661967" calcext:value-type="float">
            <text:p>0.000121359105662</text:p>
          </table:table-cell>
          <table:table-cell office:value-type="float" office:value="0.000121212053644644" calcext:value-type="float">
            <text:p>0.000121212053645</text:p>
          </table:table-cell>
          <table:table-cell office:value-type="float" office:value="0.000121950855945061" calcext:value-type="float">
            <text:p>0.000121950855945</text:p>
          </table:table-cell>
          <table:table-cell office:value-type="float" office:value="0.00449167140947594" calcext:value-type="float">
            <text:p>0.004491671409476</text:p>
          </table:table-cell>
          <table:table-cell office:value-type="float" office:value="0.000121124004375123" calcext:value-type="float">
            <text:p>0.000121124004375</text:p>
          </table:table-cell>
          <table:table-cell office:value-type="float" office:value="0.00412313004600661" calcext:value-type="float">
            <text:p>0.004123130046007</text:p>
          </table:table-cell>
          <table:table-cell office:value-type="float" office:value="0.00459963984424794" calcext:value-type="float">
            <text:p>0.004599639844248</text:p>
          </table:table-cell>
          <table:table-cell office:value-type="float" office:value="0.0045640989950476" calcext:value-type="float">
            <text:p>0.004564098995048</text:p>
          </table:table-cell>
          <table:table-cell office:value-type="float" office:value="0.00450682377735429" calcext:value-type="float">
            <text:p>0.004506823777354</text:p>
          </table:table-cell>
          <table:table-cell office:value-type="float" office:value="0.00453663014522926" calcext:value-type="float">
            <text:p>0.004536630145229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454070866487889" calcext:value-type="float">
            <text:p>0.004540708664879</text:p>
          </table:table-cell>
          <table:table-cell office:value-type="float" office:value="0.00437503640127709" calcext:value-type="float">
            <text:p>0.004375036401277</text:p>
          </table:table-cell>
          <table:table-cell table:number-columns-repeated="2" office:value-type="float" office:value="0.000121124004375123" calcext:value-type="float">
            <text:p>0.000121124004375</text:p>
          </table:table-cell>
          <table:table-cell office:value-type="float" office:value="0.00403921603133215" calcext:value-type="float">
            <text:p>0.004039216031332</text:p>
          </table:table-cell>
          <table:table-cell office:value-type="float" office:value="0.000121728324771347" calcext:value-type="float">
            <text:p>0.000121728324771</text:p>
          </table:table-cell>
          <table:table-cell table:number-columns-repeated="2" office:value-type="float" office:value="0.000121080017934437" calcext:value-type="float">
            <text:p>0.000121080017934</text:p>
          </table:table-cell>
          <table:table-cell office:value-type="float" office:value="0.00444756869294875" calcext:value-type="float">
            <text:p>0.004447568692949</text:p>
          </table:table-cell>
          <table:table-cell office:value-type="float" office:value="0.000121094680080473" calcext:value-type="float">
            <text:p>0.00012109468008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454388730851527" calcext:value-type="float">
            <text:p>0.004543887308515</text:p>
          </table:table-cell>
          <table:table-cell office:value-type="float" office:value="0.00420313401298327" calcext:value-type="float">
            <text:p>0.004203134012983</text:p>
          </table:table-cell>
          <table:table-cell office:value-type="float" office:value="0.000121772665156517" calcext:value-type="float">
            <text:p>0.000121772665157</text:p>
          </table:table-cell>
          <table:table-cell office:value-type="float" office:value="0.00410460661744252" calcext:value-type="float">
            <text:p>0.004104606617443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012121206786937" calcext:value-type="float">
            <text:p>0.000121212067869</text:p>
          </table:table-cell>
          <table:table-cell office:value-type="float" office:value="0.00410490432487911" calcext:value-type="float">
            <text:p>0.004104904324879</text:p>
          </table:table-cell>
          <table:table-cell office:value-type="float" office:value="0.00415845929158736" calcext:value-type="float">
            <text:p>0.004158459291587</text:p>
          </table:table-cell>
          <table:table-cell office:value-type="float" office:value="0.00412123606158861" calcext:value-type="float">
            <text:p>0.004121236061589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0121153348204664" calcext:value-type="float">
            <text:p>0.000121153348205</text:p>
          </table:table-cell>
          <table:table-cell office:value-type="float" office:value="0.00012124146506232" calcext:value-type="float">
            <text:p>0.000121241465062</text:p>
          </table:table-cell>
          <table:table-cell office:value-type="float" office:value="0.000121891452644743" calcext:value-type="float">
            <text:p>0.000121891452645</text:p>
          </table:table-cell>
          <table:table-cell office:value-type="float" office:value="0.004398387559531" calcext:value-type="float">
            <text:p>0.004398387559531</text:p>
          </table:table-cell>
          <table:table-cell office:value-type="float" office:value="0.00450456098384017" calcext:value-type="float">
            <text:p>0.00450456098384</text:p>
          </table:table-cell>
          <table:table-cell office:value-type="float" office:value="0.00450888708574634" calcext:value-type="float">
            <text:p>0.004508887085746</text:p>
          </table:table-cell>
          <table:table-cell office:value-type="float" office:value="0.0045298182426191" calcext:value-type="float">
            <text:p>0.004529818242619</text:p>
          </table:table-cell>
          <table:table-cell office:value-type="float" office:value="0.0045137417023192" calcext:value-type="float">
            <text:p>0.004513741702319</text:p>
          </table:table-cell>
          <table:table-cell office:value-type="float" office:value="0.00461586846534523" calcext:value-type="float">
            <text:p>0.004615868465345</text:p>
          </table:table-cell>
          <table:table-cell office:value-type="float" office:value="0.00430161824764889" calcext:value-type="float">
            <text:p>0.004301618247649</text:p>
          </table:table-cell>
          <table:table-cell office:value-type="float" office:value="0.00408094726574558" calcext:value-type="float">
            <text:p>0.004080947265746</text:p>
          </table:table-cell>
          <table:table-cell office:value-type="float" office:value="0.00449649634615458" calcext:value-type="float">
            <text:p>0.004496496346155</text:p>
          </table:table-cell>
          <table:table-cell office:value-type="float" office:value="0.00442162491906441" calcext:value-type="float">
            <text:p>0.004421624919064</text:p>
          </table:table-cell>
          <table:table-cell office:value-type="float" office:value="0.00448102438288979" calcext:value-type="float">
            <text:p>0.00448102438289</text:p>
          </table:table-cell>
          <table:table-cell office:value-type="float" office:value="0.00432080754078439" calcext:value-type="float">
            <text:p>0.004320807540784</text:p>
          </table:table-cell>
          <table:table-cell office:value-type="float" office:value="0.00450211157369041" calcext:value-type="float">
            <text:p>0.00450211157369</text:p>
          </table:table-cell>
          <table:table-cell office:value-type="float" office:value="0.00450519463171411" calcext:value-type="float">
            <text:p>0.004505194631714</text:p>
          </table:table-cell>
          <table:table-cell office:value-type="float" office:value="0.00455600082044405" calcext:value-type="float">
            <text:p>0.004556000820444</text:p>
          </table:table-cell>
          <table:table-cell office:value-type="float" office:value="0.00419109740510053" calcext:value-type="float">
            <text:p>0.004191097405101</text:p>
          </table:table-cell>
          <table:table-cell office:value-type="float" office:value="0.00012115333044098" calcext:value-type="float">
            <text:p>0.000121153330441</text:p>
          </table:table-cell>
          <table:table-cell office:value-type="float" office:value="0.00012143277982882" calcext:value-type="float">
            <text:p>0.000121432779829</text:p>
          </table:table-cell>
          <table:table-cell office:value-type="float" office:value="0.000121876528618992" calcext:value-type="float">
            <text:p>0.000121876528619</text:p>
          </table:table-cell>
          <table:table-cell office:value-type="float" office:value="0.000121182704478252" calcext:value-type="float">
            <text:p>0.000121182704478</text:p>
          </table:table-cell>
          <table:table-cell office:value-type="float" office:value="0.00407126763103269" calcext:value-type="float">
            <text:p>0.004071267631033</text:p>
          </table:table-cell>
          <table:table-cell office:value-type="float" office:value="0.00454414219211003" calcext:value-type="float">
            <text:p>0.00454414219211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0121832222153088" calcext:value-type="float">
            <text:p>0.000121832222153</text:p>
          </table:table-cell>
          <table:table-cell office:value-type="float" office:value="0.00423969054312473" calcext:value-type="float">
            <text:p>0.004239690543125</text:p>
          </table:table-cell>
          <table:table-cell office:value-type="float" office:value="0.00425977239628307" calcext:value-type="float">
            <text:p>0.004259772396283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743219696064" calcext:value-type="float">
            <text:p>0.000121743219696</text:p>
          </table:table-cell>
          <table:table-cell office:value-type="float" office:value="0.000121758024970784" calcext:value-type="float">
            <text:p>0.000121758024971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153342875558" calcext:value-type="float">
            <text:p>0.000121153342876</text:p>
          </table:table-cell>
          <table:table-cell office:value-type="float" office:value="0.00410450059508553" calcext:value-type="float">
            <text:p>0.004104500595086</text:p>
          </table:table-cell>
          <table:table-cell office:value-type="float" office:value="0.00437453610223169" calcext:value-type="float">
            <text:p>0.004374536102232</text:p>
          </table:table-cell>
          <table:table-cell office:value-type="float" office:value="0.00423240259404329" calcext:value-type="float">
            <text:p>0.004232402594043</text:p>
          </table:table-cell>
          <table:table-cell office:value-type="float" office:value="0.00425692168356281" calcext:value-type="float">
            <text:p>0.004256921683563</text:p>
          </table:table-cell>
          <table:table-cell office:value-type="float" office:value="0.000121094680080473" calcext:value-type="float">
            <text:p>0.00012109468008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153351757401" calcext:value-type="float">
            <text:p>0.000121153351757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124009701648" calcext:value-type="float">
            <text:p>0.000121124009702</text:p>
          </table:table-cell>
          <table:table-cell office:value-type="float" office:value="0.00428695128398419" calcext:value-type="float">
            <text:p>0.004286951283984</text:p>
          </table:table-cell>
          <table:table-cell office:value-type="float" office:value="0.00442799405385187" calcext:value-type="float">
            <text:p>0.004427994053852</text:p>
          </table:table-cell>
          <table:table-cell office:value-type="float" office:value="0.00422494738628996" calcext:value-type="float">
            <text:p>0.00422494738629</text:p>
          </table:table-cell>
          <table:table-cell office:value-type="float" office:value="0.00449639358000103" calcext:value-type="float">
            <text:p>0.004496393580001</text:p>
          </table:table-cell>
          <table:table-cell office:value-type="float" office:value="0.00458306479076975" calcext:value-type="float">
            <text:p>0.00458306479077</text:p>
          </table:table-cell>
          <table:table-cell office:value-type="float" office:value="0.00432818801191967" calcext:value-type="float">
            <text:p>0.00432818801192</text:p>
          </table:table-cell>
          <table:table-cell office:value-type="float" office:value="0.0043511206386769" calcext:value-type="float">
            <text:p>0.004351120638677</text:p>
          </table:table-cell>
          <table:table-cell office:value-type="float" office:value="0.00423352585637573" calcext:value-type="float">
            <text:p>0.004233525856376</text:p>
          </table:table-cell>
          <table:table-cell office:value-type="float" office:value="0.00429300276398096" calcext:value-type="float">
            <text:p>0.004293002763981</text:p>
          </table:table-cell>
          <table:table-cell office:value-type="float" office:value="0.00428024936609522" calcext:value-type="float">
            <text:p>0.004280249366095</text:p>
          </table:table-cell>
          <table:table-cell office:value-type="float" office:value="0.00435670000142359" calcext:value-type="float">
            <text:p>0.004356700001424</text:p>
          </table:table-cell>
          <table:table-cell office:value-type="float" office:value="0.00434088702661584" calcext:value-type="float">
            <text:p>0.004340887026616</text:p>
          </table:table-cell>
          <table:table-cell office:value-type="float" office:value="0.000121521285902569" calcext:value-type="float">
            <text:p>0.000121521285903</text:p>
          </table:table-cell>
          <table:table-cell office:value-type="float" office:value="0.00429427670566665" calcext:value-type="float">
            <text:p>0.004294276705667</text:p>
          </table:table-cell>
          <table:table-cell office:value-type="float" office:value="0.00448882872155029" calcext:value-type="float">
            <text:p>0.00448882872155</text:p>
          </table:table-cell>
          <table:table-cell office:value-type="float" office:value="0.00453575855250952" calcext:value-type="float">
            <text:p>0.00453575855251</text:p>
          </table:table-cell>
          <table:table-cell office:value-type="float" office:value="0.00446430500987626" calcext:value-type="float">
            <text:p>0.004464305009876</text:p>
          </table:table-cell>
          <table:table-cell office:value-type="float" office:value="0.0043931820876414" calcext:value-type="float">
            <text:p>0.004393182087641</text:p>
          </table:table-cell>
          <table:table-cell office:value-type="float" office:value="0.00428860444669581" calcext:value-type="float">
            <text:p>0.004288604446696</text:p>
          </table:table-cell>
          <table:table-cell office:value-type="float" office:value="0.00426672752893841" calcext:value-type="float">
            <text:p>0.004266727528938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094683629771" calcext:value-type="float">
            <text:p>0.00012109468363</text:p>
          </table:table-cell>
          <table:table-cell table:number-columns-repeated="3" office:value-type="float" office:value="0.000121065364659926" calcext:value-type="float">
            <text:p>0.00012106536466</text:p>
          </table:table-cell>
          <table:table-cell office:value-type="float" office:value="0.00410500832875041" calcext:value-type="float">
            <text:p>0.00410500832875</text:p>
          </table:table-cell>
          <table:table-cell office:value-type="float" office:value="0.00441648471761596" calcext:value-type="float">
            <text:p>0.004416484717616</text:p>
          </table:table-cell>
          <table:table-cell office:value-type="float" office:value="0.00449796249865273" calcext:value-type="float">
            <text:p>0.004497962498653</text:p>
          </table:table-cell>
          <table:table-cell table:number-columns-repeated="2" office:value-type="float" office:value="0.000121065364659926" calcext:value-type="float">
            <text:p>0.00012106536466</text:p>
          </table:table-cell>
          <table:table-cell office:value-type="float" office:value="0.0041916544327646" calcext:value-type="float">
            <text:p>0.004191654432765</text:p>
          </table:table-cell>
          <table:table-cell office:value-type="float" office:value="0.00421847870314071" calcext:value-type="float">
            <text:p>0.004218478703141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182704478252" calcext:value-type="float">
            <text:p>0.000121182704478</text:p>
          </table:table-cell>
          <table:table-cell office:value-type="float" office:value="0.00438420328526079" calcext:value-type="float">
            <text:p>0.004384203285261</text:p>
          </table:table-cell>
          <table:table-cell office:value-type="float" office:value="0.00427535500761886" calcext:value-type="float">
            <text:p>0.004275355007619</text:p>
          </table:table-cell>
          <table:table-cell office:value-type="float" office:value="0.000122353683289349" calcext:value-type="float">
            <text:p>0.000122353683289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453217112003809" calcext:value-type="float">
            <text:p>0.004532171120038</text:p>
          </table:table-cell>
          <table:table-cell office:value-type="float" office:value="0.00454647995818317" calcext:value-type="float">
            <text:p>0.004546479958183</text:p>
          </table:table-cell>
          <table:table-cell office:value-type="float" office:value="0.0045794630783214" calcext:value-type="float">
            <text:p>0.004579463078321</text:p>
          </table:table-cell>
          <table:table-cell office:value-type="float" office:value="0.00458074512640983" calcext:value-type="float">
            <text:p>0.00458074512641</text:p>
          </table:table-cell>
          <table:table-cell office:value-type="float" office:value="0.00463222758964395" calcext:value-type="float">
            <text:p>0.004632227589644</text:p>
          </table:table-cell>
          <table:table-cell office:value-type="float" office:value="0.00467166341860829" calcext:value-type="float">
            <text:p>0.004671663418608</text:p>
          </table:table-cell>
          <table:table-cell office:value-type="float" office:value="0.00442728467552981" calcext:value-type="float">
            <text:p>0.00442728467553</text:p>
          </table:table-cell>
          <table:table-cell office:value-type="float" office:value="0.00457856480306575" calcext:value-type="float">
            <text:p>0.004578564803066</text:p>
          </table:table-cell>
          <table:table-cell office:value-type="float" office:value="0.00456309333881148" calcext:value-type="float">
            <text:p>0.004563093338811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138689608357" calcext:value-type="float">
            <text:p>0.000121138689608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453966839488687" calcext:value-type="float">
            <text:p>0.004539668394887</text:p>
          </table:table-cell>
          <table:table-cell office:value-type="float" office:value="0.00444913486053042" calcext:value-type="float">
            <text:p>0.00444913486053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42997629804525" calcext:value-type="float">
            <text:p>0.004429976298045</text:p>
          </table:table-cell>
          <table:table-cell table:number-columns-repeated="2" office:value-type="float" office:value="0.000121065364659926" calcext:value-type="float">
            <text:p>0.00012106536466</text:p>
          </table:table-cell>
          <table:table-cell office:value-type="float" office:value="0.00453088630014174" calcext:value-type="float">
            <text:p>0.004530886300142</text:p>
          </table:table-cell>
          <table:table-cell office:value-type="float" office:value="0.00431116117523621" calcext:value-type="float">
            <text:p>0.004311161175236</text:p>
          </table:table-cell>
          <table:table-cell office:value-type="float" office:value="0.00451944460549072" calcext:value-type="float">
            <text:p>0.004519444605491</text:p>
          </table:table-cell>
          <table:table-cell office:value-type="float" office:value="0.00451641113935121" calcext:value-type="float">
            <text:p>0.004516411139351</text:p>
          </table:table-cell>
          <table:table-cell office:value-type="float" office:value="0.00447028502056883" calcext:value-type="float">
            <text:p>0.004470285020569</text:p>
          </table:table-cell>
          <table:table-cell office:value-type="float" office:value="0.00452733633402461" calcext:value-type="float">
            <text:p>0.004527336334025</text:p>
          </table:table-cell>
          <table:table-cell office:value-type="float" office:value="0.00450143710408817" calcext:value-type="float">
            <text:p>0.004501437104088</text:p>
          </table:table-cell>
          <table:table-cell office:value-type="float" office:value="0.00455240889810549" calcext:value-type="float">
            <text:p>0.004552408898105</text:p>
          </table:table-cell>
          <table:table-cell office:value-type="float" office:value="0.00440963555800328" calcext:value-type="float">
            <text:p>0.004409635558003</text:p>
          </table:table-cell>
          <table:table-cell office:value-type="float" office:value="0.0045394613956248" calcext:value-type="float">
            <text:p>0.004539461395625</text:p>
          </table:table-cell>
          <table:table-cell office:value-type="float" office:value="0.00454005501032405" calcext:value-type="float">
            <text:p>0.004540055010324</text:p>
          </table:table-cell>
          <table:table-cell office:value-type="float" office:value="0.00454822171851555" calcext:value-type="float">
            <text:p>0.004548221718516</text:p>
          </table:table-cell>
          <table:table-cell office:value-type="float" office:value="0.000121080021482875" calcext:value-type="float">
            <text:p>0.000121080021483</text:p>
          </table:table-cell>
          <table:table-cell office:value-type="float" office:value="0.000121153358862876" calcext:value-type="float">
            <text:p>0.000121153358863</text:p>
          </table:table-cell>
          <table:table-cell office:value-type="float" office:value="0.00448503757162056" calcext:value-type="float">
            <text:p>0.004485037571621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51647532363609" calcext:value-type="float">
            <text:p>0.004516475323636</text:p>
          </table:table-cell>
          <table:table-cell office:value-type="float" office:value="0.00449787680400895" calcext:value-type="float">
            <text:p>0.004497876804009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329708409456" calcext:value-type="float">
            <text:p>0.000121329708409</text:p>
          </table:table-cell>
          <table:table-cell office:value-type="float" office:value="0.00449736515252289" calcext:value-type="float">
            <text:p>0.004497365152523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56113874461873" calcext:value-type="float">
            <text:p>0.004561138744619</text:p>
          </table:table-cell>
          <table:table-cell office:value-type="float" office:value="0.00448499375259856" calcext:value-type="float">
            <text:p>0.004484993752599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15333044098" calcext:value-type="float">
            <text:p>0.000121153330441</text:p>
          </table:table-cell>
          <table:table-cell office:value-type="float" office:value="0.00410294758773694" calcext:value-type="float">
            <text:p>0.004102947587737</text:p>
          </table:table-cell>
          <table:table-cell office:value-type="float" office:value="0.00450619950089873" calcext:value-type="float">
            <text:p>0.004506199500899</text:p>
          </table:table-cell>
          <table:table-cell office:value-type="float" office:value="0.000121418066029592" calcext:value-type="float">
            <text:p>0.00012141806603</text:p>
          </table:table-cell>
          <table:table-cell office:value-type="float" office:value="0.0041559389992853" calcext:value-type="float">
            <text:p>0.004155938999285</text:p>
          </table:table-cell>
          <table:table-cell office:value-type="float" office:value="0.00444770993804533" calcext:value-type="float">
            <text:p>0.004447709938045</text:p>
          </table:table-cell>
          <table:table-cell office:value-type="float" office:value="0.00408653988815057" calcext:value-type="float">
            <text:p>0.004086539888151</text:p>
          </table:table-cell>
          <table:table-cell office:value-type="float" office:value="0.000122293637220269" calcext:value-type="float">
            <text:p>0.00012229363722</text:p>
          </table:table-cell>
          <table:table-cell office:value-type="float" office:value="0.00445449306488853" calcext:value-type="float">
            <text:p>0.004454493064889</text:p>
          </table:table-cell>
          <table:table-cell office:value-type="float" office:value="0.00012119739150593" calcext:value-type="float">
            <text:p>0.000121197391506</text:p>
          </table:table-cell>
          <table:table-cell office:value-type="float" office:value="0.000121124006150631" calcext:value-type="float">
            <text:p>0.000121124006151</text:p>
          </table:table-cell>
          <table:table-cell office:value-type="float" office:value="0.000121094672981879" calcext:value-type="float">
            <text:p>0.000121094672982</text:p>
          </table:table-cell>
          <table:table-cell office:value-type="float" office:value="0.000121168024563367" calcext:value-type="float">
            <text:p>0.000121168024563</text:p>
          </table:table-cell>
          <table:table-cell office:value-type="float" office:value="0.000121138670073034" calcext:value-type="float">
            <text:p>0.000121138670073</text:p>
          </table:table-cell>
          <table:table-cell office:value-type="float" office:value="0.000121168021009769" calcext:value-type="float">
            <text:p>0.00012116802101</text:p>
          </table:table-cell>
          <table:table-cell office:value-type="float" office:value="0.00446457999016636" calcext:value-type="float">
            <text:p>0.004464579990166</text:p>
          </table:table-cell>
          <table:table-cell office:value-type="float" office:value="0.00428017841760307" calcext:value-type="float">
            <text:p>0.004280178417603</text:p>
          </table:table-cell>
          <table:table-cell office:value-type="float" office:value="0.00425782103445006" calcext:value-type="float">
            <text:p>0.00425782103445</text:p>
          </table:table-cell>
          <table:table-cell office:value-type="float" office:value="0.00407529556126679" calcext:value-type="float">
            <text:p>0.004075295561267</text:p>
          </table:table-cell>
          <table:table-cell office:value-type="float" office:value="0.00407482529242037" calcext:value-type="float">
            <text:p>0.00407482529242</text:p>
          </table:table-cell>
          <table:table-cell office:value-type="float" office:value="0.000121080017934437" calcext:value-type="float">
            <text:p>0.000121080017934</text:p>
          </table:table-cell>
          <table:table-cell office:value-type="float" office:value="0.00457786469731134" calcext:value-type="float">
            <text:p>0.004577864697311</text:p>
          </table:table-cell>
          <table:table-cell office:value-type="float" office:value="0.000121080021482875" calcext:value-type="float">
            <text:p>0.000121080021483</text:p>
          </table:table-cell>
          <table:table-cell office:value-type="float" office:value="0.00438908439014674" calcext:value-type="float">
            <text:p>0.004389084390147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46069722484494" calcext:value-type="float">
            <text:p>0.004460697224845</text:p>
          </table:table-cell>
          <table:table-cell office:value-type="float" office:value="0.000121080023257094" calcext:value-type="float">
            <text:p>0.000121080023257</text:p>
          </table:table-cell>
          <table:table-cell table:number-columns-repeated="3" office:value-type="float" office:value="0.000121065364659926" calcext:value-type="float">
            <text:p>0.00012106536466</text:p>
          </table:table-cell>
          <table:table-cell office:value-type="float" office:value="0.000121080021482875" calcext:value-type="float">
            <text:p>0.000121080021483</text:p>
          </table:table-cell>
          <table:table-cell office:value-type="float" office:value="0.000121285556443176" calcext:value-type="float">
            <text:p>0.000121285556443</text:p>
          </table:table-cell>
          <table:table-cell office:value-type="float" office:value="0.000121065364659926" calcext:value-type="float">
            <text:p>0.00012106536466</text:p>
          </table:table-cell>
          <table:table-cell table:number-columns-repeated="2" office:value-type="float" office:value="0.000121124007926139" calcext:value-type="float">
            <text:p>0.000121124007926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080023257094" calcext:value-type="float">
            <text:p>0.000121080023257</text:p>
          </table:table-cell>
          <table:table-cell table:number-columns-repeated="2" office:value-type="float" office:value="0.000121065364659926" calcext:value-type="float">
            <text:p>0.00012106536466</text:p>
          </table:table-cell>
          <table:table-cell office:value-type="float" office:value="0.00450351511808715" calcext:value-type="float">
            <text:p>0.004503515118087</text:p>
          </table:table-cell>
          <table:table-cell office:value-type="float" office:value="0.00448130628749562" calcext:value-type="float">
            <text:p>0.004481306287496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48038293908349" calcext:value-type="float">
            <text:p>0.004480382939083</text:p>
          </table:table-cell>
          <table:table-cell office:value-type="float" office:value="0.000122054791153514" calcext:value-type="float">
            <text:p>0.000122054791154</text:p>
          </table:table-cell>
          <table:table-cell office:value-type="float" office:value="0.00457107515692845" calcext:value-type="float">
            <text:p>0.004571075156928</text:p>
          </table:table-cell>
          <table:table-cell office:value-type="float" office:value="0.000121226765572919" calcext:value-type="float">
            <text:p>0.000121226765573</text:p>
          </table:table-cell>
          <table:table-cell office:value-type="float" office:value="0.0043440408885543" calcext:value-type="float">
            <text:p>0.004344040888554</text:p>
          </table:table-cell>
          <table:table-cell office:value-type="float" office:value="0.00444705645549741" calcext:value-type="float">
            <text:p>0.004447056455497</text:p>
          </table:table-cell>
          <table:table-cell office:value-type="float" office:value="0.004447226390357" calcext:value-type="float">
            <text:p>0.004447226390357</text:p>
          </table:table-cell>
          <table:table-cell office:value-type="float" office:value="0.004549290959172" calcext:value-type="float">
            <text:p>0.004549290959172</text:p>
          </table:table-cell>
          <table:table-cell table:number-columns-repeated="2" office:value-type="float" office:value="0.000121080019708656" calcext:value-type="float">
            <text:p>0.000121080019709</text:p>
          </table:table-cell>
          <table:table-cell office:value-type="float" office:value="0.00408739092087735" calcext:value-type="float">
            <text:p>0.004087390920877</text:p>
          </table:table-cell>
          <table:table-cell table:number-columns-repeated="2" office:value-type="float" office:value="0.000121109342227798" calcext:value-type="float">
            <text:p>0.000121109342228</text:p>
          </table:table-cell>
          <table:table-cell table:number-columns-repeated="4" office:value-type="float" office:value="0.000121065364659926" calcext:value-type="float">
            <text:p>0.00012106536466</text:p>
          </table:table-cell>
          <table:table-cell office:value-type="float" office:value="0.00405850973172971" calcext:value-type="float">
            <text:p>0.00405850973173</text:p>
          </table:table-cell>
          <table:table-cell office:value-type="float" office:value="0.00430956475117127" calcext:value-type="float">
            <text:p>0.004309564751171</text:p>
          </table:table-cell>
          <table:table-cell office:value-type="float" office:value="0.00440910378815812" calcext:value-type="float">
            <text:p>0.004409103788158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415157494062539" calcext:value-type="float">
            <text:p>0.004151574940625</text:p>
          </table:table-cell>
          <table:table-cell table:number-columns-repeated="5" office:value-type="float" office:value="0.000121065364659926" calcext:value-type="float">
            <text:p>0.00012106536466</text:p>
          </table:table-cell>
          <table:table-cell office:value-type="float" office:value="0.000121344391890429" calcext:value-type="float">
            <text:p>0.00012134439189</text:p>
          </table:table-cell>
          <table:table-cell office:value-type="float" office:value="0.000121329694157105" calcext:value-type="float">
            <text:p>0.000121329694157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0121065364659926" calcext:value-type="float">
            <text:p>0.00012106536466</text:p>
          </table:table-cell>
          <table:table-cell office:value-type="float" office:value="0.000121094676531176" calcext:value-type="float">
            <text:p>0.000121094676531</text:p>
          </table:table-cell>
          <table:table-cell office:value-type="float" office:value="0.00012131499107829" calcext:value-type="float">
            <text:p>0.000121314991078</text:p>
          </table:table-cell>
          <table:table-cell office:value-type="float" office:value="0.000121624740500523" calcext:value-type="float">
            <text:p>0.000121624740501</text:p>
          </table:table-cell>
          <table:table-cell office:value-type="float" office:value="0.00012137387827027" calcext:value-type="float">
            <text:p>0.00012137387827</text:p>
          </table:table-cell>
          <table:table-cell office:value-type="float" office:value="0.000121506570302727" calcext:value-type="float">
            <text:p>0.000121506570303</text:p>
          </table:table-cell>
          <table:table-cell office:value-type="float" office:value="0.000121182700923793" calcext:value-type="float">
            <text:p>0.000121182700924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table:number-columns-repeated="3" office:value-type="float" office:value="0.0000212275177672067" calcext:value-type="float">
            <text:p>2.12275177672067E-05</text:p>
          </table:table-cell>
          <table:table-cell office:value-type="float" office:value="0.0000223220616520783" calcext:value-type="float">
            <text:p>2.23220616520783E-05</text:p>
          </table:table-cell>
          <table:table-cell office:value-type="float" office:value="0.0000217913737078982" calcext:value-type="float">
            <text:p>2.17913737078982E-05</text:p>
          </table:table-cell>
          <table:table-cell office:value-type="float" office:value="0.0000224135595734887" calcext:value-type="float">
            <text:p>2.24135595734887E-05</text:p>
          </table:table-cell>
          <table:table-cell table:number-columns-repeated="2" office:value-type="float" office:value="0.0000217913737078982" calcext:value-type="float">
            <text:p>2.17913737078982E-05</text:p>
          </table:table-cell>
          <table:table-cell office:value-type="float" office:value="0.0000224135595734887" calcext:value-type="float">
            <text:p>2.24135595734887E-05</text:p>
          </table:table-cell>
          <table:table-cell table:number-columns-repeated="3" office:value-type="float" office:value="0.0000217913737078982" calcext:value-type="float">
            <text:p>2.17913737078982E-05</text:p>
          </table:table-cell>
          <table:table-cell office:value-type="float" office:value="0.0000223220616520783" calcext:value-type="float">
            <text:p>2.23220616520783E-05</text:p>
          </table:table-cell>
          <table:table-cell table:number-columns-repeated="2" office:value-type="float" office:value="0.0000217913737078982" calcext:value-type="float">
            <text:p>2.17913737078982E-05</text:p>
          </table:table-cell>
          <table:table-cell office:value-type="float" office:value="0.0000229442475176689" calcext:value-type="float">
            <text:p>2.29442475176689E-05</text:p>
          </table:table-cell>
          <table:table-cell table:number-columns-repeated="2" office:value-type="float" office:value="0.0000217913737078982" calcext:value-type="float">
            <text:p>2.17913737078982E-05</text:p>
          </table:table-cell>
          <table:table-cell office:value-type="float" office:value="0.0000224135595734887" calcext:value-type="float">
            <text:p>2.24135595734887E-05</text:p>
          </table:table-cell>
          <table:table-cell office:value-type="float" office:value="0.0000217913737078982" calcext:value-type="float">
            <text:p>2.17913737078982E-05</text:p>
          </table:table-cell>
          <table:table-cell office:value-type="float" office:value="0.0000224135595734887" calcext:value-type="float">
            <text:p>2.24135595734887E-05</text:p>
          </table:table-cell>
          <table:table-cell table:number-columns-repeated="3" office:value-type="float" office:value="0.0000217913737078982" calcext:value-type="float">
            <text:p>2.17913737078982E-05</text:p>
          </table:table-cell>
          <table:table-cell office:value-type="float" office:value="0.0000223220616520783" calcext:value-type="float">
            <text:p>2.23220616520783E-05</text:p>
          </table:table-cell>
          <table:table-cell table:number-columns-repeated="2" office:value-type="float" office:value="0.0000217913737078982" calcext:value-type="float">
            <text:p>2.17913737078982E-05</text:p>
          </table:table-cell>
          <table:table-cell office:value-type="float" office:value="0.0000310626601981343" calcext:value-type="float">
            <text:p>3.10626601981343E-05</text:p>
          </table:table-cell>
          <table:table-cell office:value-type="float" office:value="0.0000224135595734887" calcext:value-type="float">
            <text:p>2.24135595734887E-05</text:p>
          </table:table-cell>
          <table:table-cell office:value-type="float" office:value="0.0000279821230705241" calcext:value-type="float">
            <text:p>2.79821230705241E-05</text:p>
          </table:table-cell>
          <table:table-cell table:number-columns-repeated="4" office:value-type="float" office:value="0.0000217913737078982" calcext:value-type="float">
            <text:p>2.17913737078982E-05</text:p>
          </table:table-cell>
          <table:table-cell table:number-columns-repeated="3" office:value-type="float" office:value="0.0000218497036327973" calcext:value-type="float">
            <text:p>2.18497036327973E-05</text:p>
          </table:table-cell>
          <table:table-cell office:value-type="float" office:value="0.0000301125408995214" calcext:value-type="float">
            <text:p>3.01125408995214E-05</text:p>
          </table:table-cell>
          <table:table-cell table:number-columns-repeated="7" office:value-type="float" office:value="0.0000218497036327973" calcext:value-type="float">
            <text:p>2.18497036327973E-05</text:p>
          </table:table-cell>
          <table:table-cell office:value-type="float" office:value="0.0000403723712845107" calcext:value-type="float">
            <text:p>4.03723712845107E-05</text:p>
          </table:table-cell>
          <table:table-cell office:value-type="float" office:value="0.0000311358276767361" calcext:value-type="float">
            <text:p>3.11358276767361E-05</text:p>
          </table:table-cell>
          <table:table-cell table:number-columns-repeated="9" office:value-type="float" office:value="0.0000218497036327973" calcext:value-type="float">
            <text:p>2.18497036327973E-05</text:p>
          </table:table-cell>
          <table:table-cell office:value-type="float" office:value="0.0000263818244250566" calcext:value-type="float">
            <text:p>2.63818244250566E-05</text:p>
          </table:table-cell>
          <table:table-cell table:number-columns-repeated="5" office:value-type="float" office:value="0.0000217582057113869" calcext:value-type="float">
            <text:p>2.17582057113869E-05</text:p>
          </table:table-cell>
          <table:table-cell office:value-type="float" office:value="0.0000310195395372436" calcext:value-type="float">
            <text:p>3.10195395372436E-05</text:p>
          </table:table-cell>
          <table:table-cell table:number-columns-repeated="9" office:value-type="float" office:value="0.0000217582057113869" calcext:value-type="float">
            <text:p>2.17582057113869E-05</text:p>
          </table:table-cell>
          <table:table-cell office:value-type="float" office:value="0.000032970481092036" calcext:value-type="float">
            <text:p>3.2970481092036E-05</text:p>
          </table:table-cell>
          <table:table-cell table:number-columns-repeated="10" office:value-type="float" office:value="0.0000217582057113869" calcext:value-type="float">
            <text:p>2.17582057113869E-05</text:p>
          </table:table-cell>
          <table:table-cell office:value-type="float" office:value="0.0000263818244250566" calcext:value-type="float">
            <text:p>2.63818244250566E-05</text:p>
          </table:table-cell>
          <table:table-cell office:value-type="float" office:value="0.0000217582057113869" calcext:value-type="float">
            <text:p>2.17582057113869E-05</text:p>
          </table:table-cell>
          <table:table-cell table:number-columns-repeated="2" office:value-type="float" office:value="0.0000228086638008956" calcext:value-type="float">
            <text:p>2.28086638008956E-05</text:p>
          </table:table-cell>
          <table:table-cell office:value-type="float" office:value="0.0000276555048585859" calcext:value-type="float">
            <text:p>2.76555048585859E-05</text:p>
          </table:table-cell>
          <table:table-cell office:value-type="float" office:value="0.0000228086638008956" calcext:value-type="float">
            <text:p>2.28086638008956E-05</text:p>
          </table:table-cell>
          <table:table-cell office:value-type="float" office:value="0.0000311577199393564" calcext:value-type="float">
            <text:p>3.11577199393564E-05</text:p>
          </table:table-cell>
          <table:table-cell office:value-type="float" office:value="0.0000239728383664432" calcext:value-type="float">
            <text:p>2.39728383664432E-05</text:p>
          </table:table-cell>
          <table:table-cell office:value-type="float" office:value="0.0000513570077864538" calcext:value-type="float">
            <text:p>5.13570077864538E-05</text:p>
          </table:table-cell>
          <table:table-cell office:value-type="float" office:value="0.0000251516575912952" calcext:value-type="float">
            <text:p>2.51516575912952E-05</text:p>
          </table:table-cell>
          <table:table-cell office:value-type="float" office:value="0.0000368936011750389" calcext:value-type="float">
            <text:p>3.68936011750389E-05</text:p>
          </table:table-cell>
          <table:table-cell office:value-type="float" office:value="0.0000239728383664432" calcext:value-type="float">
            <text:p>2.39728383664432E-05</text:p>
          </table:table-cell>
          <table:table-cell office:value-type="float" office:value="0.0000293362240575554" calcext:value-type="float">
            <text:p>2.93362240575554E-05</text:p>
          </table:table-cell>
          <table:table-cell office:value-type="float" office:value="0.0000315261820116834" calcext:value-type="float">
            <text:p>3.15261820116834E-05</text:p>
          </table:table-cell>
          <table:table-cell office:value-type="float" office:value="0.0000304888515930635" calcext:value-type="float">
            <text:p>3.04888515930635E-05</text:p>
          </table:table-cell>
          <table:table-cell office:value-type="float" office:value="0.0000516160719121992" calcext:value-type="float">
            <text:p>5.16160719121992E-05</text:p>
          </table:table-cell>
          <table:table-cell office:value-type="float" office:value="0.0000307532805859394" calcext:value-type="float">
            <text:p>3.07532805859394E-05</text:p>
          </table:table-cell>
          <table:table-cell table:number-columns-repeated="2" office:value-type="float" office:value="0.0000274017403177779" calcext:value-type="float">
            <text:p>2.74017403177779E-05</text:p>
          </table:table-cell>
          <table:table-cell office:value-type="float" office:value="0.0000454374607530084" calcext:value-type="float">
            <text:p>4.54374607530084E-05</text:p>
          </table:table-cell>
          <table:table-cell office:value-type="float" office:value="0.0000397749756370023" calcext:value-type="float">
            <text:p>3.97749756370023E-05</text:p>
          </table:table-cell>
          <table:table-cell office:value-type="float" office:value="0.0000304888515930635" calcext:value-type="float">
            <text:p>3.04888515930635E-05</text:p>
          </table:table-cell>
          <table:table-cell office:value-type="float" office:value="0.000124333437349709" calcext:value-type="float">
            <text:p>0.00012433343735</text:p>
          </table:table-cell>
          <table:table-cell office:value-type="float" office:value="0.0000738420636218623" calcext:value-type="float">
            <text:p>7.38420636218623E-05</text:p>
          </table:table-cell>
          <table:table-cell table:number-columns-repeated="4" office:value-type="float" office:value="0.0000304888515930635" calcext:value-type="float">
            <text:p>3.04888515930635E-05</text:p>
          </table:table-cell>
          <table:table-cell office:value-type="float" office:value="0.000119601413614257" calcext:value-type="float">
            <text:p>0.000119601413614</text:p>
          </table:table-cell>
          <table:table-cell office:value-type="float" office:value="0.0000402012701714733" calcext:value-type="float">
            <text:p>4.02012701714733E-05</text:p>
          </table:table-cell>
          <table:table-cell table:number-columns-repeated="2" office:value-type="float" office:value="0.0000304888515930635" calcext:value-type="float">
            <text:p>3.04888515930635E-05</text:p>
          </table:table-cell>
          <table:table-cell office:value-type="float" office:value="0.0000552270588254849" calcext:value-type="float">
            <text:p>5.52270588254849E-05</text:p>
          </table:table-cell>
          <table:table-cell office:value-type="float" office:value="0.000147621126691572" calcext:value-type="float">
            <text:p>0.000147621126692</text:p>
          </table:table-cell>
          <table:table-cell office:value-type="float" office:value="0.0000304888515930635" calcext:value-type="float">
            <text:p>3.04888515930635E-05</text:p>
          </table:table-cell>
          <table:table-cell office:value-type="float" office:value="0.0000335924896804038" calcext:value-type="float">
            <text:p>3.35924896804038E-05</text:p>
          </table:table-cell>
          <table:table-cell table:number-columns-repeated="2" office:value-type="float" office:value="0.0000274017403177779" calcext:value-type="float">
            <text:p>2.74017403177779E-05</text:p>
          </table:table-cell>
          <table:table-cell office:value-type="float" office:value="0.0000307532805859394" calcext:value-type="float">
            <text:p>3.07532805859394E-05</text:p>
          </table:table-cell>
          <table:table-cell office:value-type="float" office:value="0.000039332409483898" calcext:value-type="float">
            <text:p>3.9332409483898E-05</text:p>
          </table:table-cell>
          <table:table-cell office:value-type="float" office:value="0.0000335485629937311" calcext:value-type="float">
            <text:p>3.35485629937311E-05</text:p>
          </table:table-cell>
          <table:table-cell office:value-type="float" office:value="0.0000235428512236709" calcext:value-type="float">
            <text:p>2.35428512236709E-05</text:p>
          </table:table-cell>
          <table:table-cell office:value-type="float" office:value="0.0000635366374441751" calcext:value-type="float">
            <text:p>6.35366374441751E-05</text:p>
          </table:table-cell>
          <table:table-cell office:value-type="float" office:value="0.000225028971181808" calcext:value-type="float">
            <text:p>0.000225028971182</text:p>
          </table:table-cell>
          <table:table-cell office:value-type="float" office:value="0.0000311614164122493" calcext:value-type="float">
            <text:p>3.11614164122493E-05</text:p>
          </table:table-cell>
          <table:table-cell office:value-type="float" office:value="0.0000429347450971558" calcext:value-type="float">
            <text:p>4.29347450971558E-05</text:p>
          </table:table-cell>
          <table:table-cell office:value-type="float" office:value="0.0000408546918080512" calcext:value-type="float">
            <text:p>4.08546918080512E-05</text:p>
          </table:table-cell>
          <table:table-cell office:value-type="float" office:value="0.0000250378228946998" calcext:value-type="float">
            <text:p>2.50378228946998E-05</text:p>
          </table:table-cell>
          <table:table-cell office:value-type="float" office:value="0.0000597006774388087" calcext:value-type="float">
            <text:p>5.97006774388087E-05</text:p>
          </table:table-cell>
          <table:table-cell office:value-type="float" office:value="0.0000434844580969107" calcext:value-type="float">
            <text:p>4.34844580969107E-05</text:p>
          </table:table-cell>
          <table:table-cell office:value-type="float" office:value="0.0000250378228946998" calcext:value-type="float">
            <text:p>2.50378228946998E-05</text:p>
          </table:table-cell>
          <table:table-cell office:value-type="float" office:value="0.0000397501854189202" calcext:value-type="float">
            <text:p>3.97501854189202E-05</text:p>
          </table:table-cell>
          <table:table-cell table:number-columns-repeated="2" office:value-type="float" office:value="0.0000304888515930635" calcext:value-type="float">
            <text:p>3.04888515930635E-05</text:p>
          </table:table-cell>
          <table:table-cell office:value-type="float" office:value="0.0000402012701714733" calcext:value-type="float">
            <text:p>4.02012701714733E-05</text:p>
          </table:table-cell>
          <table:table-cell table:number-columns-repeated="2" office:value-type="float" office:value="0.0000397501854189202" calcext:value-type="float">
            <text:p>3.97501854189202E-05</text:p>
          </table:table-cell>
          <table:table-cell office:value-type="float" office:value="0.0000579571277297766" calcext:value-type="float">
            <text:p>5.79571277297766E-05</text:p>
          </table:table-cell>
          <table:table-cell office:value-type="float" office:value="0.000033901905401284" calcext:value-type="float">
            <text:p>3.3901905401284E-05</text:p>
          </table:table-cell>
          <table:table-cell office:value-type="float" office:value="0.0000278283330593103" calcext:value-type="float">
            <text:p>2.78283330593103E-05</text:p>
          </table:table-cell>
          <table:table-cell office:value-type="float" office:value="0.0000584495674420153" calcext:value-type="float">
            <text:p>5.84495674420153E-05</text:p>
          </table:table-cell>
          <table:table-cell office:value-type="float" office:value="0.0000291557859705219" calcext:value-type="float">
            <text:p>2.91557859705219E-05</text:p>
          </table:table-cell>
          <table:table-cell office:value-type="float" office:value="0.0000782432111525905" calcext:value-type="float">
            <text:p>7.82432111525905E-05</text:p>
          </table:table-cell>
          <table:table-cell table:number-columns-repeated="2" office:value-type="float" office:value="0.0000274017403177779" calcext:value-type="float">
            <text:p>2.74017403177779E-05</text:p>
          </table:table-cell>
          <table:table-cell table:number-columns-repeated="2" office:value-type="float" office:value="0.0000304888515930635" calcext:value-type="float">
            <text:p>3.04888515930635E-05</text:p>
          </table:table-cell>
          <table:table-cell table:number-columns-repeated="2" office:value-type="float" office:value="0.0000274017403177779" calcext:value-type="float">
            <text:p>2.74017403177779E-05</text:p>
          </table:table-cell>
          <table:table-cell office:value-type="float" office:value="0.0000455496422527038" calcext:value-type="float">
            <text:p>4.55496422527038E-05</text:p>
          </table:table-cell>
          <table:table-cell table:number-columns-repeated="3" office:value-type="float" office:value="0.0000258581846801351" calcext:value-type="float">
            <text:p>2.58581846801351E-05</text:p>
          </table:table-cell>
          <table:table-cell office:value-type="float" office:value="0.0000305136418111456" calcext:value-type="float">
            <text:p>3.05136418111456E-05</text:p>
          </table:table-cell>
          <table:table-cell table:number-columns-repeated="2" office:value-type="float" office:value="0.0000274182671298326" calcext:value-type="float">
            <text:p>2.74182671298326E-05</text:p>
          </table:table-cell>
          <table:table-cell office:value-type="float" office:value="0.0000305136418111456" calcext:value-type="float">
            <text:p>3.05136418111456E-05</text:p>
          </table:table-cell>
          <table:table-cell office:value-type="float" office:value="0.0000325646335367311" calcext:value-type="float">
            <text:p>3.25646335367311E-05</text:p>
          </table:table-cell>
          <table:table-cell office:value-type="float" office:value="0.0000263466497201254" calcext:value-type="float">
            <text:p>2.63466497201254E-05</text:p>
          </table:table-cell>
          <table:table-cell office:value-type="float" office:value="0.000227593051485199" calcext:value-type="float">
            <text:p>0.000227593051485</text:p>
          </table:table-cell>
          <table:table-cell office:value-type="float" office:value="0.0000305136418111456" calcext:value-type="float">
            <text:p>3.05136418111456E-05</text:p>
          </table:table-cell>
          <table:table-cell office:value-type="float" office:value="0.0000274182671298326" calcext:value-type="float">
            <text:p>2.74182671298326E-05</text:p>
          </table:table-cell>
          <table:table-cell office:value-type="float" office:value="0.0000340965787378211" calcext:value-type="float">
            <text:p>3.40965787378211E-05</text:p>
          </table:table-cell>
          <table:table-cell office:value-type="float" office:value="0.0000616221968208928" calcext:value-type="float">
            <text:p>6.16221968208928E-05</text:p>
          </table:table-cell>
          <table:table-cell office:value-type="float" office:value="0.000132121336274001" calcext:value-type="float">
            <text:p>0.000132121336274</text:p>
          </table:table-cell>
          <table:table-cell table:number-columns-repeated="2" office:value-type="float" office:value="0.0000305136418111456" calcext:value-type="float">
            <text:p>3.05136418111456E-05</text:p>
          </table:table-cell>
          <table:table-cell office:value-type="float" office:value="0.0000478371618389207" calcext:value-type="float">
            <text:p>4.78371618389207E-05</text:p>
          </table:table-cell>
          <table:table-cell office:value-type="float" office:value="0.0000274182671298326" calcext:value-type="float">
            <text:p>2.74182671298326E-05</text:p>
          </table:table-cell>
          <table:table-cell office:value-type="float" office:value="0.0000591446977659411" calcext:value-type="float">
            <text:p>5.91446977659411E-05</text:p>
          </table:table-cell>
          <table:table-cell office:value-type="float" office:value="0.0000298066466651653" calcext:value-type="float">
            <text:p>2.98066466651653E-05</text:p>
          </table:table-cell>
          <table:table-cell office:value-type="float" office:value="0.00021134418483884" calcext:value-type="float">
            <text:p>0.000211344184839</text:p>
          </table:table-cell>
          <table:table-cell office:value-type="float" office:value="0.0000482687794634062" calcext:value-type="float">
            <text:p>4.82687794634062E-05</text:p>
          </table:table-cell>
          <table:table-cell table:number-columns-repeated="2" office:value-type="float" office:value="0.0000278438811485132" calcext:value-type="float">
            <text:p>2.78438811485132E-05</text:p>
          </table:table-cell>
          <table:table-cell table:number-columns-repeated="3" office:value-type="float" office:value="0.0000258705797891762" calcext:value-type="float">
            <text:p>2.58705797891762E-05</text:p>
          </table:table-cell>
          <table:table-cell office:value-type="float" office:value="0.0000305136418111456" calcext:value-type="float">
            <text:p>3.05136418111456E-05</text:p>
          </table:table-cell>
          <table:table-cell table:number-columns-repeated="3" office:value-type="float" office:value="0.0000274182671298326" calcext:value-type="float">
            <text:p>2.74182671298326E-05</text:p>
          </table:table-cell>
          <table:table-cell office:value-type="float" office:value="0.0000837933359842865" calcext:value-type="float">
            <text:p>8.37933359842865E-05</text:p>
          </table:table-cell>
          <table:table-cell office:value-type="float" office:value="0.0000305136418111456" calcext:value-type="float">
            <text:p>3.05136418111456E-05</text:p>
          </table:table-cell>
          <table:table-cell table:number-columns-repeated="3" office:value-type="float" office:value="0.0000274182671298326" calcext:value-type="float">
            <text:p>2.74182671298326E-05</text:p>
          </table:table-cell>
          <table:table-cell office:value-type="float" office:value="0.0000311218378533452" calcext:value-type="float">
            <text:p>3.11218378533452E-05</text:p>
          </table:table-cell>
          <table:table-cell office:value-type="float" office:value="0.0000324397931478558" calcext:value-type="float">
            <text:p>3.24397931478558E-05</text:p>
          </table:table-cell>
          <table:table-cell office:value-type="float" office:value="0.00023853889234658" calcext:value-type="float">
            <text:p>0.000238538892347</text:p>
          </table:table-cell>
          <table:table-cell table:number-columns-repeated="2" office:value-type="float" office:value="0.0000273923427187664" calcext:value-type="float">
            <text:p>2.73923427187664E-05</text:p>
          </table:table-cell>
          <table:table-cell office:value-type="float" office:value="0.0000458868175734452" calcext:value-type="float">
            <text:p>4.58868175734452E-05</text:p>
          </table:table-cell>
          <table:table-cell table:number-columns-repeated="2" office:value-type="float" office:value="0.0000397219926218856" calcext:value-type="float">
            <text:p>3.97219926218856E-05</text:p>
          </table:table-cell>
          <table:table-cell office:value-type="float" office:value="0.000294301669141201" calcext:value-type="float">
            <text:p>0.000294301669141</text:p>
          </table:table-cell>
          <table:table-cell office:value-type="float" office:value="0.0000397219926218856" calcext:value-type="float">
            <text:p>3.97219926218856E-05</text:p>
          </table:table-cell>
          <table:table-cell table:number-columns-repeated="2" office:value-type="float" office:value="0.0000304747551945462" calcext:value-type="float">
            <text:p>3.04747551945462E-05</text:p>
          </table:table-cell>
          <table:table-cell office:value-type="float" office:value="0.0000403441136764485" calcext:value-type="float">
            <text:p>4.03441136764485E-05</text:p>
          </table:table-cell>
          <table:table-cell office:value-type="float" office:value="0.000033557167670326" calcext:value-type="float">
            <text:p>3.3557167670326E-05</text:p>
          </table:table-cell>
          <table:table-cell office:value-type="float" office:value="0.0000478189639302145" calcext:value-type="float">
            <text:p>4.78189639302145E-05</text:p>
          </table:table-cell>
          <table:table-cell office:value-type="float" office:value="0.0000610570484044477" calcext:value-type="float">
            <text:p>6.10570484044477E-05</text:p>
          </table:table-cell>
          <table:table-cell table:number-columns-repeated="2" office:value-type="float" office:value="0.0000273923427187664" calcext:value-type="float">
            <text:p>2.73923427187664E-05</text:p>
          </table:table-cell>
          <table:table-cell office:value-type="float" office:value="0.0000386046180994154" calcext:value-type="float">
            <text:p>3.86046180994154E-05</text:p>
          </table:table-cell>
          <table:table-cell table:number-columns-repeated="5" office:value-type="float" office:value="0.0000273923427187664" calcext:value-type="float">
            <text:p>2.73923427187664E-05</text:p>
          </table:table-cell>
          <table:table-cell office:value-type="float" office:value="0.0000304747551945462" calcext:value-type="float">
            <text:p>3.04747551945462E-05</text:p>
          </table:table-cell>
          <table:table-cell table:number-columns-repeated="2" office:value-type="float" office:value="0.0000273923427187664" calcext:value-type="float">
            <text:p>2.73923427187664E-05</text:p>
          </table:table-cell>
          <table:table-cell table:number-columns-repeated="3" office:value-type="float" office:value="0.0000268324995528529" calcext:value-type="float">
            <text:p>2.68324995528529E-05</text:p>
          </table:table-cell>
          <table:table-cell office:value-type="float" office:value="0.0000352385578926708" calcext:value-type="float">
            <text:p>3.52385578926708E-05</text:p>
          </table:table-cell>
          <table:table-cell table:number-columns-repeated="2" office:value-type="float" office:value="0.0000397219926218856" calcext:value-type="float">
            <text:p>3.97219926218856E-05</text:p>
          </table:table-cell>
          <table:table-cell table:number-columns-repeated="2" office:value-type="float" office:value="0.0000304747551945462" calcext:value-type="float">
            <text:p>3.04747551945462E-05</text:p>
          </table:table-cell>
          <table:table-cell table:number-columns-repeated="2" office:value-type="float" office:value="0.0000397219926218856" calcext:value-type="float">
            <text:p>3.97219926218856E-05</text:p>
          </table:table-cell>
          <table:table-cell table:number-columns-repeated="3" office:value-type="float" office:value="0.0000273923427187664" calcext:value-type="float">
            <text:p>2.73923427187664E-05</text:p>
          </table:table-cell>
          <table:table-cell office:value-type="float" office:value="0.0000304747551945462" calcext:value-type="float">
            <text:p>3.04747551945462E-05</text:p>
          </table:table-cell>
          <table:table-cell table:number-columns-repeated="2" office:value-type="float" office:value="0.0000273923427187664" calcext:value-type="float">
            <text:p>2.73923427187664E-05</text:p>
          </table:table-cell>
          <table:table-cell table:number-columns-repeated="3" office:value-type="float" office:value="0.0000304747551945462" calcext:value-type="float">
            <text:p>3.04747551945462E-05</text:p>
          </table:table-cell>
          <table:table-cell office:value-type="float" office:value="0.0000324397931478558" calcext:value-type="float">
            <text:p>3.24397931478558E-05</text:p>
          </table:table-cell>
          <table:table-cell office:value-type="float" office:value="0.0000363520726276223" calcext:value-type="float">
            <text:p>3.63520726276223E-05</text:p>
          </table:table-cell>
          <table:table-cell office:value-type="float" office:value="0.0000326485019041097" calcext:value-type="float">
            <text:p>3.26485019041097E-05</text:p>
          </table:table-cell>
          <table:table-cell office:value-type="float" office:value="0.0000341937250032371" calcext:value-type="float">
            <text:p>3.41937250032371E-05</text:p>
          </table:table-cell>
          <table:table-cell office:value-type="float" office:value="0.0000440972878830543" calcext:value-type="float">
            <text:p>4.40972878830543E-05</text:p>
          </table:table-cell>
          <table:table-cell office:value-type="float" office:value="0.0000329811073321058" calcext:value-type="float">
            <text:p>3.29811073321058E-05</text:p>
          </table:table-cell>
          <table:table-cell office:value-type="float" office:value="0.0000850560609618453" calcext:value-type="float">
            <text:p>8.50560609618453E-05</text:p>
          </table:table-cell>
          <table:table-cell office:value-type="float" office:value="0.0000309521731942295" calcext:value-type="float">
            <text:p>3.09521731942295E-05</text:p>
          </table:table-cell>
          <table:table-cell office:value-type="float" office:value="0.000035419005902327" calcext:value-type="float">
            <text:p>3.5419005902327E-05</text:p>
          </table:table-cell>
          <table:table-cell office:value-type="float" office:value="0.0000506746209047983" calcext:value-type="float">
            <text:p>5.06746209047983E-05</text:p>
          </table:table-cell>
          <table:table-cell office:value-type="float" office:value="0.0000359069241833581" calcext:value-type="float">
            <text:p>3.59069241833581E-05</text:p>
          </table:table-cell>
          <table:table-cell office:value-type="float" office:value="0.0000679070392301266" calcext:value-type="float">
            <text:p>6.79070392301266E-05</text:p>
          </table:table-cell>
          <table:table-cell office:value-type="float" office:value="0.0000326660587476896" calcext:value-type="float">
            <text:p>3.26660587476896E-05</text:p>
          </table:table-cell>
          <table:table-cell office:value-type="float" office:value="0.000166934662031234" calcext:value-type="float">
            <text:p>0.000166934662031</text:p>
          </table:table-cell>
          <table:table-cell office:value-type="float" office:value="0.0000320695289215016" calcext:value-type="float">
            <text:p>3.20695289215016E-05</text:p>
          </table:table-cell>
          <table:table-cell office:value-type="float" office:value="0.0000342283975763812" calcext:value-type="float">
            <text:p>3.42283975763812E-05</text:p>
          </table:table-cell>
          <table:table-cell office:value-type="float" office:value="0.00010524419740442" calcext:value-type="float">
            <text:p>0.000105244197404</text:p>
          </table:table-cell>
          <table:table-cell office:value-type="float" office:value="0.000177896855582048" calcext:value-type="float">
            <text:p>0.000177896855582</text:p>
          </table:table-cell>
          <table:table-cell office:value-type="float" office:value="0.0000437324323084492" calcext:value-type="float">
            <text:p>4.37324323084492E-05</text:p>
          </table:table-cell>
          <table:table-cell office:value-type="float" office:value="0.0000283538207514071" calcext:value-type="float">
            <text:p>2.83538207514071E-05</text:p>
          </table:table-cell>
          <table:table-cell office:value-type="float" office:value="0.0000390096526102276" calcext:value-type="float">
            <text:p>3.90096526102276E-05</text:p>
          </table:table-cell>
          <table:table-cell office:value-type="float" office:value="0.0000584837917254414" calcext:value-type="float">
            <text:p>5.84837917254414E-05</text:p>
          </table:table-cell>
          <table:table-cell office:value-type="float" office:value="0.0000802297234292254" calcext:value-type="float">
            <text:p>8.02297234292254E-05</text:p>
          </table:table-cell>
          <table:table-cell office:value-type="float" office:value="0.0000654664496192036" calcext:value-type="float">
            <text:p>6.54664496192036E-05</text:p>
          </table:table-cell>
          <table:table-cell office:value-type="float" office:value="0.0000253029002895021" calcext:value-type="float">
            <text:p>2.53029002895021E-05</text:p>
          </table:table-cell>
          <table:table-cell office:value-type="float" office:value="0.0000706338388348237" calcext:value-type="float">
            <text:p>7.06338388348237E-05</text:p>
          </table:table-cell>
          <table:table-cell office:value-type="float" office:value="0.0000555524918686471" calcext:value-type="float">
            <text:p>5.55524918686471E-05</text:p>
          </table:table-cell>
          <table:table-cell office:value-type="float" office:value="0.000101091931031406" calcext:value-type="float">
            <text:p>0.000101091931031</text:p>
          </table:table-cell>
          <table:table-cell office:value-type="float" office:value="0.0000610509075665913" calcext:value-type="float">
            <text:p>6.10509075665913E-05</text:p>
          </table:table-cell>
          <table:table-cell office:value-type="float" office:value="0.0000295394479168474" calcext:value-type="float">
            <text:p>2.95394479168474E-05</text:p>
          </table:table-cell>
          <table:table-cell office:value-type="float" office:value="0.0000346261451221722" calcext:value-type="float">
            <text:p>3.46261451221722E-05</text:p>
          </table:table-cell>
          <table:table-cell office:value-type="float" office:value="0.0000949714426295444" calcext:value-type="float">
            <text:p>9.49714426295444E-05</text:p>
          </table:table-cell>
          <table:table-cell office:value-type="float" office:value="0.0000298660257185747" calcext:value-type="float">
            <text:p>2.98660257185747E-05</text:p>
          </table:table-cell>
          <table:table-cell office:value-type="float" office:value="0.0000310025600010986" calcext:value-type="float">
            <text:p>3.10025600010986E-05</text:p>
          </table:table-cell>
          <table:table-cell office:value-type="float" office:value="0.0000472249870644155" calcext:value-type="float">
            <text:p>4.72249870644155E-05</text:p>
          </table:table-cell>
          <table:table-cell office:value-type="float" office:value="0.0000434546130156382" calcext:value-type="float">
            <text:p>4.34546130156382E-05</text:p>
          </table:table-cell>
          <table:table-cell office:value-type="float" office:value="0.0000358520714756632" calcext:value-type="float">
            <text:p>3.58520714756632E-05</text:p>
          </table:table-cell>
          <table:table-cell table:number-columns-repeated="2" office:value-type="float" office:value="0.0000299409472665563" calcext:value-type="float">
            <text:p>2.99409472665563E-05</text:p>
          </table:table-cell>
          <table:table-cell table:number-columns-repeated="29" office:value-type="float" office:value="0.0000220306722247968" calcext:value-type="float">
            <text:p>2.20306722247968E-05</text:p>
          </table:table-cell>
          <table:table-cell office:value-type="float" office:value="0.0000270503875847345" calcext:value-type="float">
            <text:p>2.70503875847345E-05</text:p>
          </table:table-cell>
          <table:table-cell office:value-type="float" office:value="0.0000362475193635443" calcext:value-type="float">
            <text:p>3.62475193635443E-05</text:p>
          </table:table-cell>
          <table:table-cell table:number-columns-repeated="2" office:value-type="float" office:value="0.0000270503875847345" calcext:value-type="float">
            <text:p>2.70503875847345E-05</text:p>
          </table:table-cell>
          <table:table-cell office:value-type="float" office:value="0.000030882978177221" calcext:value-type="float">
            <text:p>3.0882978177221E-05</text:p>
          </table:table-cell>
          <table:table-cell office:value-type="float" office:value="0.000095278961383312" calcext:value-type="float">
            <text:p>9.5278961383312E-05</text:p>
          </table:table-cell>
          <table:table-cell office:value-type="float" office:value="0.0000674967513505903" calcext:value-type="float">
            <text:p>6.74967513505903E-05</text:p>
          </table:table-cell>
          <table:table-cell office:value-type="float" office:value="0.0000393239016093717" calcext:value-type="float">
            <text:p>3.93239016093717E-05</text:p>
          </table:table-cell>
          <table:table-cell office:value-type="float" office:value="0.0000510836533706149" calcext:value-type="float">
            <text:p>5.10836533706149E-05</text:p>
          </table:table-cell>
          <table:table-cell office:value-type="float" office:value="0.0000962558133594547" calcext:value-type="float">
            <text:p>9.62558133594547E-05</text:p>
          </table:table-cell>
          <table:table-cell table:number-columns-repeated="2" office:value-type="float" office:value="0.0000341852796942587" calcext:value-type="float">
            <text:p>3.41852796942587E-05</text:p>
          </table:table-cell>
          <table:table-cell table:number-columns-repeated="2" office:value-type="float" office:value="0.00004764837320402" calcext:value-type="float">
            <text:p>4.764837320402E-05</text:p>
          </table:table-cell>
          <table:table-cell office:value-type="float" office:value="0.0000603444192898417" calcext:value-type="float">
            <text:p>6.03444192898417E-05</text:p>
          </table:table-cell>
          <table:table-cell office:value-type="float" office:value="0.0000577238712513786" calcext:value-type="float">
            <text:p>5.77238712513786E-05</text:p>
          </table:table-cell>
          <table:table-cell office:value-type="float" office:value="0.0000472404398365242" calcext:value-type="float">
            <text:p>4.72404398365242E-05</text:p>
          </table:table-cell>
          <table:table-cell office:value-type="float" office:value="0.0000601008035483627" calcext:value-type="float">
            <text:p>6.01008035483627E-05</text:p>
          </table:table-cell>
          <table:table-cell office:value-type="float" office:value="0.0000425681143741461" calcext:value-type="float">
            <text:p>4.25681143741461E-05</text:p>
          </table:table-cell>
          <table:table-cell office:value-type="float" office:value="0.0000341852796942587" calcext:value-type="float">
            <text:p>3.41852796942587E-05</text:p>
          </table:table-cell>
          <table:table-cell office:value-type="float" office:value="0.0000504401951814219" calcext:value-type="float">
            <text:p>5.04401951814219E-05</text:p>
          </table:table-cell>
          <table:table-cell table:number-columns-repeated="2" office:value-type="float" office:value="0.0000277063987307327" calcext:value-type="float">
            <text:p>2.77063987307327E-05</text:p>
          </table:table-cell>
          <table:table-cell office:value-type="float" office:value="0.000074905888296334" calcext:value-type="float">
            <text:p>7.4905888296334E-05</text:p>
          </table:table-cell>
          <table:table-cell office:value-type="float" office:value="0.000200070216545998" calcext:value-type="float">
            <text:p>0.000200070216546</text:p>
          </table:table-cell>
          <table:table-cell office:value-type="float" office:value="0.0000553985974129591" calcext:value-type="float">
            <text:p>5.53985974129591E-05</text:p>
          </table:table-cell>
          <table:table-cell office:value-type="float" office:value="0.0000341852796942587" calcext:value-type="float">
            <text:p>3.41852796942587E-05</text:p>
          </table:table-cell>
          <table:table-cell office:value-type="float" office:value="0.000147416464990932" calcext:value-type="float">
            <text:p>0.000147416464991</text:p>
          </table:table-cell>
          <table:table-cell office:value-type="float" office:value="0.000107000185359625" calcext:value-type="float">
            <text:p>0.00010700018536</text:p>
          </table:table-cell>
          <table:table-cell table:number-columns-repeated="2" office:value-type="float" office:value="0.0000298660257185747" calcext:value-type="float">
            <text:p>2.98660257185747E-05</text:p>
          </table:table-cell>
          <table:table-cell office:value-type="float" office:value="0.000116598124147272" calcext:value-type="float">
            <text:p>0.000116598124147</text:p>
          </table:table-cell>
          <table:table-cell table:number-columns-repeated="2" office:value-type="float" office:value="0.000036085105331623" calcext:value-type="float">
            <text:p>3.6085105331623E-05</text:p>
          </table:table-cell>
          <table:table-cell office:value-type="float" office:value="0.0000509144131442093" calcext:value-type="float">
            <text:p>5.09144131442093E-05</text:p>
          </table:table-cell>
          <table:table-cell office:value-type="float" office:value="0.00201295168340961" calcext:value-type="float">
            <text:p>0.00201295168341</text:p>
          </table:table-cell>
          <table:table-cell table:number-columns-repeated="4" office:value-type="float" office:value="0.0000277063987307327" calcext:value-type="float">
            <text:p>2.77063987307327E-05</text:p>
          </table:table-cell>
          <table:table-cell office:value-type="float" office:value="0.000101706313716733" calcext:value-type="float">
            <text:p>0.000101706313717</text:p>
          </table:table-cell>
          <table:table-cell office:value-type="float" office:value="0.0000466698682151283" calcext:value-type="float">
            <text:p>4.66698682151283E-05</text:p>
          </table:table-cell>
          <table:table-cell office:value-type="float" office:value="0.0000445260209324412" calcext:value-type="float">
            <text:p>4.45260209324412E-05</text:p>
          </table:table-cell>
          <table:table-cell office:value-type="float" office:value="0.0000534037666161738" calcext:value-type="float">
            <text:p>5.34037666161738E-05</text:p>
          </table:table-cell>
          <table:table-cell office:value-type="float" office:value="0.0000796645491399441" calcext:value-type="float">
            <text:p>7.96645491399441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295826676309823" calcext:value-type="float">
            <text:p>0.00029582667631</text:p>
          </table:table-cell>
          <table:table-cell office:value-type="float" office:value="0.0000223640520497306" calcext:value-type="float">
            <text:p>2.23640520497306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423339594779967" calcext:value-type="float">
            <text:p>4.23339594779967E-05</text:p>
          </table:table-cell>
          <table:table-cell table:number-columns-repeated="2" office:value-type="float" office:value="0.0000223640520497306" calcext:value-type="float">
            <text:p>2.23640520497306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223640520497306" calcext:value-type="float">
            <text:p>2.23640520497306E-05</text:p>
          </table:table-cell>
          <table:table-cell office:value-type="float" office:value="0.0000294317834291785" calcext:value-type="float">
            <text:p>2.94317834291785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275824558662218" calcext:value-type="float">
            <text:p>2.75824558662218E-05</text:p>
          </table:table-cell>
          <table:table-cell office:value-type="float" office:value="0.0000223640520497306" calcext:value-type="float">
            <text:p>2.23640520497306E-05</text:p>
          </table:table-cell>
          <table:table-cell table:number-columns-repeated="2" office:value-type="float" office:value="0.0000235705115576063" calcext:value-type="float">
            <text:p>2.35705115576063E-05</text:p>
          </table:table-cell>
          <table:table-cell office:value-type="float" office:value="0.0000293968933226958" calcext:value-type="float">
            <text:p>2.93968933226958E-05</text:p>
          </table:table-cell>
          <table:table-cell office:value-type="float" office:value="0.0000412075902553653" calcext:value-type="float">
            <text:p>4.12075902553653E-05</text:p>
          </table:table-cell>
          <table:table-cell office:value-type="float" office:value="0.00045190166132537" calcext:value-type="float">
            <text:p>0.000451901661325</text:p>
          </table:table-cell>
          <table:table-cell office:value-type="float" office:value="0.0000323717004543112" calcext:value-type="float">
            <text:p>3.23717004543112E-05</text:p>
          </table:table-cell>
          <table:table-cell office:value-type="float" office:value="0.000135826200694071" calcext:value-type="float">
            <text:p>0.000135826200694</text:p>
          </table:table-cell>
          <table:table-cell office:value-type="float" office:value="0.00015529000726965" calcext:value-type="float">
            <text:p>0.00015529000727</text:p>
          </table:table-cell>
          <table:table-cell office:value-type="float" office:value="0.0000501642945531656" calcext:value-type="float">
            <text:p>5.01642945531656E-05</text:p>
          </table:table-cell>
          <table:table-cell office:value-type="float" office:value="0.0000489926207321495" calcext:value-type="float">
            <text:p>4.89926207321495E-05</text:p>
          </table:table-cell>
          <table:table-cell office:value-type="float" office:value="0.00013546391676789" calcext:value-type="float">
            <text:p>0.000135463916768</text:p>
          </table:table-cell>
          <table:table-cell office:value-type="float" office:value="0.0015707573533708" calcext:value-type="float">
            <text:p>0.001570757353371</text:p>
          </table:table-cell>
          <table:table-cell office:value-type="float" office:value="0.000335844098681076" calcext:value-type="float">
            <text:p>0.000335844098681</text:p>
          </table:table-cell>
          <table:table-cell office:value-type="float" office:value="0.000297695094861721" calcext:value-type="float">
            <text:p>0.000297695094862</text:p>
          </table:table-cell>
          <table:table-cell office:value-type="float" office:value="0.0000344711197424127" calcext:value-type="float">
            <text:p>3.44711197424127E-05</text:p>
          </table:table-cell>
          <table:table-cell office:value-type="float" office:value="0.0000537068032184495" calcext:value-type="float">
            <text:p>5.37068032184495E-05</text:p>
          </table:table-cell>
          <table:table-cell table:number-columns-repeated="2" office:value-type="float" office:value="0.0000328030137794879" calcext:value-type="float">
            <text:p>3.28030137794879E-05</text:p>
          </table:table-cell>
          <table:table-cell office:value-type="float" office:value="0.0000367276259271896" calcext:value-type="float">
            <text:p>3.67276259271896E-05</text:p>
          </table:table-cell>
          <table:table-cell office:value-type="float" office:value="0.0000283215675873717" calcext:value-type="float">
            <text:p>2.83215675873717E-05</text:p>
          </table:table-cell>
          <table:table-cell office:value-type="float" office:value="0.000126649328392859" calcext:value-type="float">
            <text:p>0.000126649328393</text:p>
          </table:table-cell>
          <table:table-cell office:value-type="float" office:value="0.0000736435934901926" calcext:value-type="float">
            <text:p>7.36435934901926E-05</text:p>
          </table:table-cell>
          <table:table-cell office:value-type="float" office:value="0.00018553171592317" calcext:value-type="float">
            <text:p>0.000185531715923</text:p>
          </table:table-cell>
          <table:table-cell office:value-type="float" office:value="0.0000283215675873717" calcext:value-type="float">
            <text:p>2.83215675873717E-05</text:p>
          </table:table-cell>
          <table:table-cell table:number-columns-repeated="2" office:value-type="float" office:value="0.0000324900703025675" calcext:value-type="float">
            <text:p>3.24900703025675E-05</text:p>
          </table:table-cell>
          <table:table-cell office:value-type="float" office:value="0.00018170870931293" calcext:value-type="float">
            <text:p>0.000181708709313</text:p>
          </table:table-cell>
          <table:table-cell office:value-type="float" office:value="0.0000471430416213107" calcext:value-type="float">
            <text:p>4.71430416213107E-05</text:p>
          </table:table-cell>
          <table:table-cell office:value-type="float" office:value="0.0000403277653782681" calcext:value-type="float">
            <text:p>4.03277653782681E-05</text:p>
          </table:table-cell>
          <table:table-cell office:value-type="float" office:value="0.0000432232208446127" calcext:value-type="float">
            <text:p>4.32232208446127E-05</text:p>
          </table:table-cell>
          <table:table-cell office:value-type="float" office:value="0.000183506264233602" calcext:value-type="float">
            <text:p>0.000183506264234</text:p>
          </table:table-cell>
          <table:table-cell table:number-columns-repeated="2" office:value-type="float" office:value="0.0000326178776491242" calcext:value-type="float">
            <text:p>3.26178776491242E-05</text:p>
          </table:table-cell>
          <table:table-cell table:number-columns-repeated="2" office:value-type="float" office:value="0.0000381213465702478" calcext:value-type="float">
            <text:p>3.81213465702478E-05</text:p>
          </table:table-cell>
          <table:table-cell office:value-type="float" office:value="0.0000550151753732889" calcext:value-type="float">
            <text:p>5.50151753732889E-05</text:p>
          </table:table-cell>
          <table:table-cell office:value-type="float" office:value="0.0000388236686642284" calcext:value-type="float">
            <text:p>3.88236686642284E-05</text:p>
          </table:table-cell>
          <table:table-cell office:value-type="float" office:value="0.0000806278422391592" calcext:value-type="float">
            <text:p>8.06278422391592E-05</text:p>
          </table:table-cell>
          <table:table-cell office:value-type="float" office:value="0.000206100506440532" calcext:value-type="float">
            <text:p>0.000206100506441</text:p>
          </table:table-cell>
          <table:table-cell office:value-type="float" office:value="0.0000534635986514542" calcext:value-type="float">
            <text:p>5.34635986514542E-05</text:p>
          </table:table-cell>
          <table:table-cell office:value-type="float" office:value="0.0000762855196595136" calcext:value-type="float">
            <text:p>7.62855196595136E-05</text:p>
          </table:table-cell>
          <table:table-cell office:value-type="float" office:value="0.0000411448602882775" calcext:value-type="float">
            <text:p>4.11448602882775E-05</text:p>
          </table:table-cell>
          <table:table-cell office:value-type="float" office:value="0.0000800632434477893" calcext:value-type="float">
            <text:p>8.00632434477893E-05</text:p>
          </table:table-cell>
          <table:table-cell office:value-type="float" office:value="0.000100391750408321" calcext:value-type="float">
            <text:p>0.000100391750408</text:p>
          </table:table-cell>
          <table:table-cell office:value-type="float" office:value="0.000108895744309875" calcext:value-type="float">
            <text:p>0.00010889574431</text:p>
          </table:table-cell>
          <table:table-cell office:value-type="float" office:value="0.00100654841629799" calcext:value-type="float">
            <text:p>0.001006548416298</text:p>
          </table:table-cell>
          <table:table-cell office:value-type="float" office:value="0.000202471750259323" calcext:value-type="float">
            <text:p>0.000202471750259</text:p>
          </table:table-cell>
          <table:table-cell office:value-type="float" office:value="0.0000965046795424034" calcext:value-type="float">
            <text:p>9.65046795424034E-05</text:p>
          </table:table-cell>
          <table:table-cell office:value-type="float" office:value="0.0000445189970373179" calcext:value-type="float">
            <text:p>4.45189970373179E-05</text:p>
          </table:table-cell>
          <table:table-cell office:value-type="float" office:value="0.0000341852796942587" calcext:value-type="float">
            <text:p>3.41852796942587E-05</text:p>
          </table:table-cell>
          <table:table-cell office:value-type="float" office:value="0.0000428237876456267" calcext:value-type="float">
            <text:p>4.28237876456267E-05</text:p>
          </table:table-cell>
          <table:table-cell office:value-type="float" office:value="0.0000298660257185747" calcext:value-type="float">
            <text:p>2.98660257185747E-05</text:p>
          </table:table-cell>
          <table:table-cell office:value-type="float" office:value="0.0000593699883619316" calcext:value-type="float">
            <text:p>5.93699883619316E-05</text:p>
          </table:table-cell>
          <table:table-cell office:value-type="float" office:value="0.0000328732574022623" calcext:value-type="float">
            <text:p>3.28732574022623E-05</text:p>
          </table:table-cell>
          <table:table-cell office:value-type="float" office:value="0.0000270503875847345" calcext:value-type="float">
            <text:p>2.70503875847345E-05</text:p>
          </table:table-cell>
          <table:table-cell office:value-type="float" office:value="0.000055248762181555" calcext:value-type="float">
            <text:p>5.5248762181555E-05</text:p>
          </table:table-cell>
          <table:table-cell office:value-type="float" office:value="0.0000742497649016612" calcext:value-type="float">
            <text:p>7.42497649016612E-05</text:p>
          </table:table-cell>
          <table:table-cell office:value-type="float" office:value="0.000138640907633488" calcext:value-type="float">
            <text:p>0.000138640907633</text:p>
          </table:table-cell>
          <table:table-cell office:value-type="float" office:value="0.0000487685312280741" calcext:value-type="float">
            <text:p>4.87685312280741E-05</text:p>
          </table:table-cell>
          <table:table-cell office:value-type="float" office:value="0.0000852623009663598" calcext:value-type="float">
            <text:p>8.52623009663598E-05</text:p>
          </table:table-cell>
          <table:table-cell office:value-type="float" office:value="0.0000267223820117354" calcext:value-type="float">
            <text:p>2.67223820117354E-05</text:p>
          </table:table-cell>
          <table:table-cell office:value-type="float" office:value="0.0000322172462562642" calcext:value-type="float">
            <text:p>3.22172462562642E-05</text:p>
          </table:table-cell>
          <table:table-cell office:value-type="float" office:value="0.0000285540034265784" calcext:value-type="float">
            <text:p>2.85540034265784E-05</text:p>
          </table:table-cell>
          <table:table-cell office:value-type="float" office:value="0.0000601250283246031" calcext:value-type="float">
            <text:p>6.01250283246031E-05</text:p>
          </table:table-cell>
          <table:table-cell table:number-columns-repeated="2" office:value-type="float" office:value="0.0000341958155369436" calcext:value-type="float">
            <text:p>3.41958155369436E-05</text:p>
          </table:table-cell>
          <table:table-cell office:value-type="float" office:value="0.0000282603590401719" calcext:value-type="float">
            <text:p>2.82603590401719E-05</text:p>
          </table:table-cell>
          <table:table-cell office:value-type="float" office:value="0.0000561883936696369" calcext:value-type="float">
            <text:p>5.61883936696369E-05</text:p>
          </table:table-cell>
          <table:table-cell office:value-type="float" office:value="0.0000317105977944865" calcext:value-type="float">
            <text:p>3.17105977944865E-05</text:p>
          </table:table-cell>
          <table:table-cell table:number-columns-repeated="2" office:value-type="float" office:value="0.0000270538995322962" calcext:value-type="float">
            <text:p>2.70538995322962E-05</text:p>
          </table:table-cell>
          <table:table-cell office:value-type="float" office:value="0.000029873049613698" calcext:value-type="float">
            <text:p>2.9873049613698E-05</text:p>
          </table:table-cell>
          <table:table-cell office:value-type="float" office:value="0.0000761931263798946" calcext:value-type="float">
            <text:p>7.61931263798946E-05</text:p>
          </table:table-cell>
          <table:table-cell office:value-type="float" office:value="0.00150549003561829" calcext:value-type="float">
            <text:p>0.001505490035618</text:p>
          </table:table-cell>
          <table:table-cell office:value-type="float" office:value="0.0000268261808327334" calcext:value-type="float">
            <text:p>2.68261808327334E-05</text:p>
          </table:table-cell>
          <table:table-cell office:value-type="float" office:value="0.00107128824875735" calcext:value-type="float">
            <text:p>0.001071288248757</text:p>
          </table:table-cell>
          <table:table-cell office:value-type="float" office:value="0.000418934302248828" calcext:value-type="float">
            <text:p>0.000418934302249</text:p>
          </table:table-cell>
          <table:table-cell office:value-type="float" office:value="0.000432785569786102" calcext:value-type="float">
            <text:p>0.000432785569786</text:p>
          </table:table-cell>
          <table:table-cell table:number-columns-repeated="2" office:value-type="float" office:value="0.000029873049613698" calcext:value-type="float">
            <text:p>2.9873049613698E-05</text:p>
          </table:table-cell>
          <table:table-cell table:number-columns-repeated="4" office:value-type="float" office:value="0.0000270538995322962" calcext:value-type="float">
            <text:p>2.70538995322962E-05</text:p>
          </table:table-cell>
          <table:table-cell office:value-type="float" office:value="0.0000476818602022323" calcext:value-type="float">
            <text:p>4.76818602022323E-05</text:p>
          </table:table-cell>
          <table:table-cell office:value-type="float" office:value="0.0000634559767464821" calcext:value-type="float">
            <text:p>6.34559767464821E-05</text:p>
          </table:table-cell>
          <table:table-cell office:value-type="float" office:value="0.000201206265104571" calcext:value-type="float">
            <text:p>0.000201206265105</text:p>
          </table:table-cell>
          <table:table-cell office:value-type="float" office:value="0.00039754760115259" calcext:value-type="float">
            <text:p>0.000397547601153</text:p>
          </table:table-cell>
          <table:table-cell office:value-type="float" office:value="0.000204550296664238" calcext:value-type="float">
            <text:p>0.000204550296664</text:p>
          </table:table-cell>
          <table:table-cell office:value-type="float" office:value="0.000151924124388247" calcext:value-type="float">
            <text:p>0.000151924124388</text:p>
          </table:table-cell>
          <table:table-cell office:value-type="float" office:value="0.000244616347268854" calcext:value-type="float">
            <text:p>0.000244616347269</text:p>
          </table:table-cell>
          <table:table-cell office:value-type="float" office:value="0.000029873049613698" calcext:value-type="float">
            <text:p>2.9873049613698E-05</text:p>
          </table:table-cell>
          <table:table-cell office:value-type="float" office:value="0.0000425690956995196" calcext:value-type="float">
            <text:p>4.25690956995196E-05</text:p>
          </table:table-cell>
          <table:table-cell office:value-type="float" office:value="0.0000589977627947986" calcext:value-type="float">
            <text:p>5.89977627947986E-05</text:p>
          </table:table-cell>
          <table:table-cell office:value-type="float" office:value="0.0000341958155369436" calcext:value-type="float">
            <text:p>3.41958155369436E-05</text:p>
          </table:table-cell>
          <table:table-cell office:value-type="float" office:value="0.000041558311548748" calcext:value-type="float">
            <text:p>4.1558311548748E-05</text:p>
          </table:table-cell>
          <table:table-cell office:value-type="float" office:value="0.000091852767496213" calcext:value-type="float">
            <text:p>9.1852767496213E-05</text:p>
          </table:table-cell>
          <table:table-cell office:value-type="float" office:value="0.0000850703051945582" calcext:value-type="float">
            <text:p>8.50703051945582E-05</text:p>
          </table:table-cell>
          <table:table-cell office:value-type="float" office:value="0.0000379851821342234" calcext:value-type="float">
            <text:p>3.79851821342234E-05</text:p>
          </table:table-cell>
          <table:table-cell office:value-type="float" office:value="0.0000530359391184815" calcext:value-type="float">
            <text:p>5.30359391184815E-05</text:p>
          </table:table-cell>
          <table:table-cell table:number-columns-repeated="2" office:value-type="float" office:value="0.0000224339772750825" calcext:value-type="float">
            <text:p>2.24339772750825E-05</text:p>
          </table:table-cell>
          <table:table-cell office:value-type="float" office:value="0.00002359815184063" calcext:value-type="float">
            <text:p>2.359815184063E-05</text:p>
          </table:table-cell>
          <table:table-cell office:value-type="float" office:value="0.0000264459215836979" calcext:value-type="float">
            <text:p>2.64459215836979E-05</text:p>
          </table:table-cell>
          <table:table-cell office:value-type="float" office:value="0.000913182541069013" calcext:value-type="float">
            <text:p>0.000913182541069</text:p>
          </table:table-cell>
          <table:table-cell office:value-type="float" office:value="0.000104096662242675" calcext:value-type="float">
            <text:p>0.000104096662243</text:p>
          </table:table-cell>
          <table:table-cell office:value-type="float" office:value="0.0000595068627388335" calcext:value-type="float">
            <text:p>5.95068627388335E-05</text:p>
          </table:table-cell>
          <table:table-cell office:value-type="float" office:value="0.0000777741082255585" calcext:value-type="float">
            <text:p>7.77741082255585E-05</text:p>
          </table:table-cell>
          <table:table-cell office:value-type="float" office:value="0.000058844123510248" calcext:value-type="float">
            <text:p>5.8844123510248E-05</text:p>
          </table:table-cell>
          <table:table-cell office:value-type="float" office:value="0.000025960977562454" calcext:value-type="float">
            <text:p>2.5960977562454E-05</text:p>
          </table:table-cell>
          <table:table-cell table:number-columns-repeated="2" office:value-type="float" office:value="0.0000340550135793399" calcext:value-type="float">
            <text:p>3.40550135793399E-05</text:p>
          </table:table-cell>
          <table:table-cell office:value-type="float" office:value="0.0000607812602684149" calcext:value-type="float">
            <text:p>6.07812602684149E-05</text:p>
          </table:table-cell>
          <table:table-cell office:value-type="float" office:value="0.0000445406477732138" calcext:value-type="float">
            <text:p>4.45406477732138E-05</text:p>
          </table:table-cell>
          <table:table-cell office:value-type="float" office:value="0.00016865606200675" calcext:value-type="float">
            <text:p>0.000168656062007</text:p>
          </table:table-cell>
          <table:table-cell table:number-columns-repeated="2" office:value-type="float" office:value="0.0000341958155369436" calcext:value-type="float">
            <text:p>3.41958155369436E-05</text:p>
          </table:table-cell>
          <table:table-cell office:value-type="float" office:value="0.0000328802812973856" calcext:value-type="float">
            <text:p>3.28802812973856E-05</text:p>
          </table:table-cell>
          <table:table-cell office:value-type="float" office:value="0.0000258886231792783" calcext:value-type="float">
            <text:p>2.58886231792783E-05</text:p>
          </table:table-cell>
          <table:table-cell office:value-type="float" office:value="0.0000368912880304716" calcext:value-type="float">
            <text:p>3.68912880304716E-05</text:p>
          </table:table-cell>
          <table:table-cell office:value-type="float" office:value="0.000101736778906976" calcext:value-type="float">
            <text:p>0.000101736778907</text:p>
          </table:table-cell>
          <table:table-cell office:value-type="float" office:value="0.0000328802812973856" calcext:value-type="float">
            <text:p>3.28802812973856E-05</text:p>
          </table:table-cell>
          <table:table-cell office:value-type="float" office:value="0.0000622645493168392" calcext:value-type="float">
            <text:p>6.22645493168392E-05</text:p>
          </table:table-cell>
          <table:table-cell office:value-type="float" office:value="0.0000522809458312077" calcext:value-type="float">
            <text:p>5.22809458312077E-05</text:p>
          </table:table-cell>
          <table:table-cell table:number-columns-repeated="2" office:value-type="float" office:value="0.000028996026787326" calcext:value-type="float">
            <text:p>2.8996026787326E-05</text:p>
          </table:table-cell>
          <table:table-cell office:value-type="float" office:value="0.0000862513696355133" calcext:value-type="float">
            <text:p>8.62513696355133E-05</text:p>
          </table:table-cell>
          <table:table-cell office:value-type="float" office:value="0.0000586296660752848" calcext:value-type="float">
            <text:p>5.86296660752848E-05</text:p>
          </table:table-cell>
          <table:table-cell office:value-type="float" office:value="0.00447779048310375" calcext:value-type="float">
            <text:p>0.004477790483104</text:p>
          </table:table-cell>
          <table:table-cell office:value-type="float" office:value="0.0000328692634226824" calcext:value-type="float">
            <text:p>3.28692634226824E-05</text:p>
          </table:table-cell>
          <table:table-cell office:value-type="float" office:value="0.0000967820117054734" calcext:value-type="float">
            <text:p>9.67820117054734E-05</text:p>
          </table:table-cell>
          <table:table-cell office:value-type="float" office:value="0.0000328692634226824" calcext:value-type="float">
            <text:p>3.28692634226824E-05</text:p>
          </table:table-cell>
          <table:table-cell office:value-type="float" office:value="0.0000709335592252" calcext:value-type="float">
            <text:p>7.09335592252E-05</text:p>
          </table:table-cell>
          <table:table-cell office:value-type="float" office:value="0.000040729415235921" calcext:value-type="float">
            <text:p>4.0729415235921E-05</text:p>
          </table:table-cell>
          <table:table-cell office:value-type="float" office:value="0.0000491703386680717" calcext:value-type="float">
            <text:p>4.91703386680717E-05</text:p>
          </table:table-cell>
          <table:table-cell table:number-columns-repeated="2" office:value-type="float" office:value="0.0000381093646315081" calcext:value-type="float">
            <text:p>3.81093646315081E-05</text:p>
          </table:table-cell>
          <table:table-cell table:number-columns-repeated="2" office:value-type="float" office:value="0.0000296684411993574" calcext:value-type="float">
            <text:p>2.96684411993574E-05</text:p>
          </table:table-cell>
          <table:table-cell office:value-type="float" office:value="0.0000389385800996616" calcext:value-type="float">
            <text:p>3.89385800996616E-05</text:p>
          </table:table-cell>
          <table:table-cell office:value-type="float" office:value="0.000286170633470711" calcext:value-type="float">
            <text:p>0.000286170633471</text:p>
          </table:table-cell>
          <table:table-cell office:value-type="float" office:value="0.0000296684411993574" calcext:value-type="float">
            <text:p>2.96684411993574E-05</text:p>
          </table:table-cell>
          <table:table-cell table:number-columns-repeated="2" office:value-type="float" office:value="0.0000341792887248889" calcext:value-type="float">
            <text:p>3.41792887248889E-05</text:p>
          </table:table-cell>
          <table:table-cell office:value-type="float" office:value="0.0000326583499755338" calcext:value-type="float">
            <text:p>3.26583499755338E-05</text:p>
          </table:table-cell>
          <table:table-cell office:value-type="float" office:value="0.0000878132396990159" calcext:value-type="float">
            <text:p>8.78132396990159E-05</text:p>
          </table:table-cell>
          <table:table-cell office:value-type="float" office:value="0.0000499578470234607" calcext:value-type="float">
            <text:p>4.99578470234607E-05</text:p>
          </table:table-cell>
          <table:table-cell office:value-type="float" office:value="0.0001290671706835" calcext:value-type="float">
            <text:p>0.000129067170684</text:p>
          </table:table-cell>
          <table:table-cell office:value-type="float" office:value="0.0000415505774375479" calcext:value-type="float">
            <text:p>4.15505774375479E-05</text:p>
          </table:table-cell>
          <table:table-cell office:value-type="float" office:value="0.000121938682493859" calcext:value-type="float">
            <text:p>0.000121938682494</text:p>
          </table:table-cell>
          <table:table-cell office:value-type="float" office:value="0.0000972338335911433" calcext:value-type="float">
            <text:p>9.72338335911433E-05</text:p>
          </table:table-cell>
          <table:table-cell table:number-columns-repeated="2" office:value-type="float" office:value="0.000025884216029397" calcext:value-type="float">
            <text:p>2.5884216029397E-05</text:p>
          </table:table-cell>
          <table:table-cell office:value-type="float" office:value="0.0000429949492489566" calcext:value-type="float">
            <text:p>4.29949492489566E-05</text:p>
          </table:table-cell>
          <table:table-cell office:value-type="float" office:value="0.0000976218614287449" calcext:value-type="float">
            <text:p>9.76218614287449E-05</text:p>
          </table:table-cell>
          <table:table-cell office:value-type="float" office:value="0.0000266965053312906" calcext:value-type="float">
            <text:p>2.66965053312906E-05</text:p>
          </table:table-cell>
          <table:table-cell office:value-type="float" office:value="0.0000289886815375239" calcext:value-type="float">
            <text:p>2.89886815375239E-05</text:p>
          </table:table-cell>
          <table:table-cell office:value-type="float" office:value="0.000036749845307841" calcext:value-type="float">
            <text:p>3.6749845307841E-05</text:p>
          </table:table-cell>
          <table:table-cell office:value-type="float" office:value="0.0000519977574605535" calcext:value-type="float">
            <text:p>5.19977574605535E-05</text:p>
          </table:table-cell>
          <table:table-cell office:value-type="float" office:value="0.0000594194992983511" calcext:value-type="float">
            <text:p>5.94194992983511E-05</text:p>
          </table:table-cell>
          <table:table-cell table:number-columns-repeated="3" office:value-type="float" office:value="0.0000289886815375239" calcext:value-type="float">
            <text:p>2.89886815375239E-05</text:p>
          </table:table-cell>
          <table:table-cell office:value-type="float" office:value="0.000197650509594457" calcext:value-type="float">
            <text:p>0.000197650509594</text:p>
          </table:table-cell>
          <table:table-cell office:value-type="float" office:value="0.0000813915839514763" calcext:value-type="float">
            <text:p>8.13915839514763E-05</text:p>
          </table:table-cell>
          <table:table-cell office:value-type="float" office:value="0.0000809531787524273" calcext:value-type="float">
            <text:p>8.09531787524273E-05</text:p>
          </table:table-cell>
          <table:table-cell table:number-columns-repeated="2" office:value-type="float" office:value="0.0000270483905949446" calcext:value-type="float">
            <text:p>2.70483905949446E-05</text:p>
          </table:table-cell>
          <table:table-cell office:value-type="float" office:value="0.000036740122035168" calcext:value-type="float">
            <text:p>3.6740122035168E-05</text:p>
          </table:table-cell>
          <table:table-cell office:value-type="float" office:value="0.0000402622623052996" calcext:value-type="float">
            <text:p>4.02622623052996E-05</text:p>
          </table:table-cell>
          <table:table-cell table:number-columns-repeated="9" office:value-type="float" office:value="0.0000229544205615644" calcext:value-type="float">
            <text:p>2.29544205615644E-05</text:p>
          </table:table-cell>
          <table:table-cell office:value-type="float" office:value="0.0000353115502972065" calcext:value-type="float">
            <text:p>3.53115502972065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301528561030715" calcext:value-type="float">
            <text:p>3.01528561030715E-05</text:p>
          </table:table-cell>
          <table:table-cell office:value-type="float" office:value="0.0000281320476700376" calcext:value-type="float">
            <text:p>2.81320476700376E-05</text:p>
          </table:table-cell>
          <table:table-cell table:number-columns-repeated="2" office:value-type="float" office:value="0.0000223916923327543" calcext:value-type="float">
            <text:p>2.23916923327543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223916923327543" calcext:value-type="float">
            <text:p>2.23916923327543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288300593071817" calcext:value-type="float">
            <text:p>2.88300593071817E-05</text:p>
          </table:table-cell>
          <table:table-cell office:value-type="float" office:value="0.000154320081555196" calcext:value-type="float">
            <text:p>0.000154320081555</text:p>
          </table:table-cell>
          <table:table-cell office:value-type="float" office:value="0.000204017729655804" calcext:value-type="float">
            <text:p>0.000204017729656</text:p>
          </table:table-cell>
          <table:table-cell office:value-type="float" office:value="0.0000244857498557674" calcext:value-type="float">
            <text:p>2.44857498557674E-05</text:p>
          </table:table-cell>
          <table:table-cell office:value-type="float" office:value="0.0000761904774454402" calcext:value-type="float">
            <text:p>7.61904774454402E-05</text:p>
          </table:table-cell>
          <table:table-cell table:number-columns-repeated="2" office:value-type="float" office:value="0.0000549912114958095" calcext:value-type="float">
            <text:p>5.49912114958095E-05</text:p>
          </table:table-cell>
          <table:table-cell office:value-type="float" office:value="0.0000503808610172442" calcext:value-type="float">
            <text:p>5.03808610172442E-05</text:p>
          </table:table-cell>
          <table:table-cell office:value-type="float" office:value="0.0000341792887248889" calcext:value-type="float">
            <text:p>3.41792887248889E-05</text:p>
          </table:table-cell>
          <table:table-cell office:value-type="float" office:value="0.0000812749162460367" calcext:value-type="float">
            <text:p>8.12749162460367E-05</text:p>
          </table:table-cell>
          <table:table-cell table:number-columns-repeated="2" office:value-type="float" office:value="0.0000324820823434077" calcext:value-type="float">
            <text:p>3.24820823434077E-05</text:p>
          </table:table-cell>
          <table:table-cell office:value-type="float" office:value="0.0000549912114958095" calcext:value-type="float">
            <text:p>5.49912114958095E-05</text:p>
          </table:table-cell>
          <table:table-cell office:value-type="float" office:value="0.0000289886815375239" calcext:value-type="float">
            <text:p>2.89886815375239E-05</text:p>
          </table:table-cell>
          <table:table-cell office:value-type="float" office:value="0.000042505822493516" calcext:value-type="float">
            <text:p>4.2505822493516E-05</text:p>
          </table:table-cell>
          <table:table-cell office:value-type="float" office:value="0.0000289886815375239" calcext:value-type="float">
            <text:p>2.89886815375239E-05</text:p>
          </table:table-cell>
          <table:table-cell office:value-type="float" office:value="0.0000328692634226824" calcext:value-type="float">
            <text:p>3.28692634226824E-05</text:p>
          </table:table-cell>
          <table:table-cell office:value-type="float" office:value="0.0000406304271929996" calcext:value-type="float">
            <text:p>4.06304271929996E-05</text:p>
          </table:table-cell>
          <table:table-cell office:value-type="float" office:value="0.0000289886815375239" calcext:value-type="float">
            <text:p>2.89886815375239E-05</text:p>
          </table:table-cell>
          <table:table-cell office:value-type="float" office:value="0.0000548922234528881" calcext:value-type="float">
            <text:p>5.48922234528881E-05</text:p>
          </table:table-cell>
          <table:table-cell office:value-type="float" office:value="0.0000348095543652617" calcext:value-type="float">
            <text:p>3.48095543652617E-05</text:p>
          </table:table-cell>
          <table:table-cell table:number-columns-repeated="3" office:value-type="float" office:value="0.0000270483905949446" calcext:value-type="float">
            <text:p>2.70483905949446E-05</text:p>
          </table:table-cell>
          <table:table-cell table:number-columns-repeated="3" office:value-type="float" office:value="0.0000341792887248889" calcext:value-type="float">
            <text:p>3.41792887248889E-05</text:p>
          </table:table-cell>
          <table:table-cell table:number-columns-repeated="3" office:value-type="float" office:value="0.0000304187924924326" calcext:value-type="float">
            <text:p>3.04187924924326E-05</text:p>
          </table:table-cell>
          <table:table-cell office:value-type="float" office:value="0.0000315272716783664" calcext:value-type="float">
            <text:p>3.15272716783664E-05</text:p>
          </table:table-cell>
          <table:table-cell office:value-type="float" office:value="0.0000725787483348198" calcext:value-type="float">
            <text:p>7.25787483348198E-05</text:p>
          </table:table-cell>
          <table:table-cell office:value-type="float" office:value="0.0000398041248638744" calcext:value-type="float">
            <text:p>3.98041248638744E-05</text:p>
          </table:table-cell>
          <table:table-cell office:value-type="float" office:value="0.0000323075859237552" calcext:value-type="float">
            <text:p>3.23075859237552E-05</text:p>
          </table:table-cell>
          <table:table-cell office:value-type="float" office:value="0.0000398041248638744" calcext:value-type="float">
            <text:p>3.98041248638744E-05</text:p>
          </table:table-cell>
          <table:table-cell office:value-type="float" office:value="0.0000339796007373722" calcext:value-type="float">
            <text:p>3.39796007373722E-05</text:p>
          </table:table-cell>
          <table:table-cell office:value-type="float" office:value="0.0000405647436739966" calcext:value-type="float">
            <text:p>4.05647436739966E-05</text:p>
          </table:table-cell>
          <table:table-cell table:number-columns-repeated="2" office:value-type="float" office:value="0.0000386997548236791" calcext:value-type="float">
            <text:p>3.86997548236791E-05</text:p>
          </table:table-cell>
          <table:table-cell office:value-type="float" office:value="0.0000820277097552192" calcext:value-type="float">
            <text:p>8.20277097552192E-05</text:p>
          </table:table-cell>
          <table:table-cell office:value-type="float" office:value="0.000266272042778766" calcext:value-type="float">
            <text:p>0.000266272042779</text:p>
          </table:table-cell>
          <table:table-cell office:value-type="float" office:value="0.0000713554293501594" calcext:value-type="float">
            <text:p>7.13554293501594E-05</text:p>
          </table:table-cell>
          <table:table-cell office:value-type="float" office:value="0.000134972886726613" calcext:value-type="float">
            <text:p>0.000134972886727</text:p>
          </table:table-cell>
          <table:table-cell office:value-type="float" office:value="0.0000299973001722384" calcext:value-type="float">
            <text:p>2.99973001722384E-05</text:p>
          </table:table-cell>
          <table:table-cell office:value-type="float" office:value="0.0000882746283509116" calcext:value-type="float">
            <text:p>8.82746283509116E-05</text:p>
          </table:table-cell>
          <table:table-cell office:value-type="float" office:value="0.0000927365400245633" calcext:value-type="float">
            <text:p>9.27365400245633E-05</text:p>
          </table:table-cell>
          <table:table-cell office:value-type="float" office:value="0.000420802519345419" calcext:value-type="float">
            <text:p>0.000420802519345</text:p>
          </table:table-cell>
          <table:table-cell office:value-type="float" office:value="0.000190475545142863" calcext:value-type="float">
            <text:p>0.000190475545143</text:p>
          </table:table-cell>
          <table:table-cell office:value-type="float" office:value="0.0000516455679848931" calcext:value-type="float">
            <text:p>5.16455679848931E-05</text:p>
          </table:table-cell>
          <table:table-cell office:value-type="float" office:value="0.00154491914184385" calcext:value-type="float">
            <text:p>0.001544919141844</text:p>
          </table:table-cell>
          <table:table-cell office:value-type="float" office:value="0.000062600509255774" calcext:value-type="float">
            <text:p>6.2600509255774E-05</text:p>
          </table:table-cell>
          <table:table-cell office:value-type="float" office:value="0.0000491728349088696" calcext:value-type="float">
            <text:p>4.91728349088696E-05</text:p>
          </table:table-cell>
          <table:table-cell office:value-type="float" office:value="0.0000304829010790521" calcext:value-type="float">
            <text:p>3.04829010790521E-05</text:p>
          </table:table-cell>
          <table:table-cell office:value-type="float" office:value="0.0000898335077930918" calcext:value-type="float">
            <text:p>8.98335077930918E-05</text:p>
          </table:table-cell>
          <table:table-cell office:value-type="float" office:value="0.000122925295322593" calcext:value-type="float">
            <text:p>0.000122925295323</text:p>
          </table:table-cell>
          <table:table-cell office:value-type="float" office:value="0.000709781719036767" calcext:value-type="float">
            <text:p>0.000709781719037</text:p>
          </table:table-cell>
          <table:table-cell office:value-type="float" office:value="0.00109867073033535" calcext:value-type="float">
            <text:p>0.001098670730335</text:p>
          </table:table-cell>
          <table:table-cell office:value-type="float" office:value="0.000044902805174706" calcext:value-type="float">
            <text:p>4.4902805174706E-05</text:p>
          </table:table-cell>
          <table:table-cell office:value-type="float" office:value="0.00150187746173146" calcext:value-type="float">
            <text:p>0.001501877461731</text:p>
          </table:table-cell>
          <table:table-cell office:value-type="float" office:value="0.000154038481150775" calcext:value-type="float">
            <text:p>0.000154038481151</text:p>
          </table:table-cell>
          <table:table-cell office:value-type="float" office:value="0.00049026492020789" calcext:value-type="float">
            <text:p>0.000490264920208</text:p>
          </table:table-cell>
          <table:table-cell office:value-type="float" office:value="0.0000889625181176599" calcext:value-type="float">
            <text:p>8.89625181176599E-05</text:p>
          </table:table-cell>
          <table:table-cell office:value-type="float" office:value="0.00032009644696695" calcext:value-type="float">
            <text:p>0.000320096446967</text:p>
          </table:table-cell>
          <table:table-cell office:value-type="float" office:value="0.00015585991352336" calcext:value-type="float">
            <text:p>0.000155859913523</text:p>
          </table:table-cell>
          <table:table-cell office:value-type="float" office:value="0.000121898464875298" calcext:value-type="float">
            <text:p>0.000121898464875</text:p>
          </table:table-cell>
          <table:table-cell office:value-type="float" office:value="0.000083027010592615" calcext:value-type="float">
            <text:p>8.3027010592615E-05</text:p>
          </table:table-cell>
          <table:table-cell office:value-type="float" office:value="0.000111630364189677" calcext:value-type="float">
            <text:p>0.00011163036419</text:p>
          </table:table-cell>
          <table:table-cell office:value-type="float" office:value="0.000228918480346305" calcext:value-type="float">
            <text:p>0.000228918480346</text:p>
          </table:table-cell>
          <table:table-cell office:value-type="float" office:value="0.0000274229456775704" calcext:value-type="float">
            <text:p>2.74229456775704E-05</text:p>
          </table:table-cell>
          <table:table-cell table:number-columns-repeated="2" office:value-type="float" office:value="0.0000292611003134387" calcext:value-type="float">
            <text:p>2.92611003134387E-05</text:p>
          </table:table-cell>
          <table:table-cell table:number-columns-repeated="7" office:value-type="float" office:value="0.0000239907014937645" calcext:value-type="float">
            <text:p>2.39907014937645E-05</text:p>
          </table:table-cell>
          <table:table-cell office:value-type="float" office:value="0.0000742967751371311" calcext:value-type="float">
            <text:p>7.42967751371311E-05</text:p>
          </table:table-cell>
          <table:table-cell office:value-type="float" office:value="0.0000239907014937645" calcext:value-type="float">
            <text:p>2.39907014937645E-05</text:p>
          </table:table-cell>
          <table:table-cell office:value-type="float" office:value="0.0000288269785821964" calcext:value-type="float">
            <text:p>2.88269785821964E-05</text:p>
          </table:table-cell>
          <table:table-cell office:value-type="float" office:value="0.000104716427728877" calcext:value-type="float">
            <text:p>0.000104716427729</text:p>
          </table:table-cell>
          <table:table-cell office:value-type="float" office:value="0.0013883605990781" calcext:value-type="float">
            <text:p>0.001388360599078</text:p>
          </table:table-cell>
          <table:table-cell office:value-type="float" office:value="0.0000418053005602461" calcext:value-type="float">
            <text:p>4.18053005602461E-05</text:p>
          </table:table-cell>
          <table:table-cell office:value-type="float" office:value="0.0000311697623605318" calcext:value-type="float">
            <text:p>3.11697623605318E-05</text:p>
          </table:table-cell>
          <table:table-cell office:value-type="float" office:value="0.000489792456707828" calcext:value-type="float">
            <text:p>0.000489792456708</text:p>
          </table:table-cell>
          <table:table-cell office:value-type="float" office:value="0.0000490507588553683" calcext:value-type="float">
            <text:p>4.90507588553683E-05</text:p>
          </table:table-cell>
          <table:table-cell office:value-type="float" office:value="0.000107195014797316" calcext:value-type="float">
            <text:p>0.000107195014797</text:p>
          </table:table-cell>
          <table:table-cell office:value-type="float" office:value="0.00013952704235921" calcext:value-type="float">
            <text:p>0.000139527042359</text:p>
          </table:table-cell>
          <table:table-cell office:value-type="float" office:value="0.0000921544654600494" calcext:value-type="float">
            <text:p>9.21544654600494E-05</text:p>
          </table:table-cell>
          <table:table-cell office:value-type="float" office:value="0.00158291035398284" calcext:value-type="float">
            <text:p>0.001582910353983</text:p>
          </table:table-cell>
          <table:table-cell office:value-type="float" office:value="0.00139078302513152" calcext:value-type="float">
            <text:p>0.001390783025132</text:p>
          </table:table-cell>
          <table:table-cell office:value-type="float" office:value="0.000483458671867757" calcext:value-type="float">
            <text:p>0.000483458671868</text:p>
          </table:table-cell>
          <table:table-cell office:value-type="float" office:value="0.000151480942501594" calcext:value-type="float">
            <text:p>0.000151480942502</text:p>
          </table:table-cell>
          <table:table-cell office:value-type="float" office:value="0.0000769507331349692" calcext:value-type="float">
            <text:p>7.69507331349692E-05</text:p>
          </table:table-cell>
          <table:table-cell office:value-type="float" office:value="0.000157410650694755" calcext:value-type="float">
            <text:p>0.000157410650695</text:p>
          </table:table-cell>
          <table:table-cell office:value-type="float" office:value="0.000159024367665298" calcext:value-type="float">
            <text:p>0.000159024367665</text:p>
          </table:table-cell>
          <table:table-cell office:value-type="float" office:value="0.0000359436294441299" calcext:value-type="float">
            <text:p>3.59436294441299E-05</text:p>
          </table:table-cell>
          <table:table-cell office:value-type="float" office:value="0.0000346079307687911" calcext:value-type="float">
            <text:p>3.46079307687911E-05</text:p>
          </table:table-cell>
          <table:table-cell office:value-type="float" office:value="0.0000422264959573696" calcext:value-type="float">
            <text:p>4.22264959573696E-05</text:p>
          </table:table-cell>
          <table:table-cell office:value-type="float" office:value="0.0000346079307687911" calcext:value-type="float">
            <text:p>3.46079307687911E-05</text:p>
          </table:table-cell>
          <table:table-cell office:value-type="float" office:value="0.0000581639388304992" calcext:value-type="float">
            <text:p>5.81639388304992E-05</text:p>
          </table:table-cell>
          <table:table-cell table:number-columns-repeated="2" office:value-type="float" office:value="0.0000288460829557852" calcext:value-type="float">
            <text:p>2.88460829557852E-05</text:p>
          </table:table-cell>
          <table:table-cell office:value-type="float" office:value="0.0000586805771550185" calcext:value-type="float">
            <text:p>5.86805771550185E-05</text:p>
          </table:table-cell>
          <table:table-cell office:value-type="float" office:value="0.0000435915386844122" calcext:value-type="float">
            <text:p>4.35915386844122E-05</text:p>
          </table:table-cell>
          <table:table-cell office:value-type="float" office:value="0.0000901773319444416" calcext:value-type="float">
            <text:p>9.01773319444416E-05</text:p>
          </table:table-cell>
          <table:table-cell table:number-columns-repeated="2" office:value-type="float" office:value="0.0000305905534627454" calcext:value-type="float">
            <text:p>3.05905534627454E-05</text:p>
          </table:table-cell>
          <table:table-cell office:value-type="float" office:value="0.0000243485296657196" calcext:value-type="float">
            <text:p>2.43485296657196E-05</text:p>
          </table:table-cell>
          <table:table-cell office:value-type="float" office:value="0.0000614885712580229" calcext:value-type="float">
            <text:p>6.14885712580229E-05</text:p>
          </table:table-cell>
          <table:table-cell office:value-type="float" office:value="0.0000555027438756161" calcext:value-type="float">
            <text:p>5.55027438756161E-05</text:p>
          </table:table-cell>
          <table:table-cell office:value-type="float" office:value="0.0000714199045580318" calcext:value-type="float">
            <text:p>7.14199045580318E-05</text:p>
          </table:table-cell>
          <table:table-cell office:value-type="float" office:value="0.0000614885712580229" calcext:value-type="float">
            <text:p>6.14885712580229E-05</text:p>
          </table:table-cell>
          <table:table-cell table:number-columns-repeated="3" office:value-type="float" office:value="0.0000243485296657196" calcext:value-type="float">
            <text:p>2.43485296657196E-05</text:p>
          </table:table-cell>
          <table:table-cell table:number-columns-repeated="4" office:value-type="float" office:value="0.0000249727320454222" calcext:value-type="float">
            <text:p>2.49727320454222E-05</text:p>
          </table:table-cell>
          <table:table-cell table:number-columns-repeated="2" office:value-type="float" office:value="0.0000243485296657196" calcext:value-type="float">
            <text:p>2.43485296657196E-05</text:p>
          </table:table-cell>
          <table:table-cell table:number-columns-repeated="4" office:value-type="float" office:value="0.0000249727320454222" calcext:value-type="float">
            <text:p>2.49727320454222E-05</text:p>
          </table:table-cell>
          <table:table-cell office:value-type="float" office:value="0.0000259090356149761" calcext:value-type="float">
            <text:p>2.59090356149761E-05</text:p>
          </table:table-cell>
          <table:table-cell table:number-columns-repeated="4" office:value-type="float" office:value="0.0000249727320454222" calcext:value-type="float">
            <text:p>2.49727320454222E-05</text:p>
          </table:table-cell>
          <table:table-cell office:value-type="float" office:value="0.0000329798337734709" calcext:value-type="float">
            <text:p>3.29798337734709E-05</text:p>
          </table:table-cell>
          <table:table-cell office:value-type="float" office:value="0.0000249727320454222" calcext:value-type="float">
            <text:p>2.49727320454222E-05</text:p>
          </table:table-cell>
          <table:table-cell office:value-type="float" office:value="0.000039953589158284" calcext:value-type="float">
            <text:p>3.9953589158284E-05</text:p>
          </table:table-cell>
          <table:table-cell office:value-type="float" office:value="0.0000305905534627454" calcext:value-type="float">
            <text:p>3.05905534627454E-05</text:p>
          </table:table-cell>
          <table:table-cell table:number-columns-repeated="2" office:value-type="float" office:value="0.0000586796605493613" calcext:value-type="float">
            <text:p>5.86796605493613E-05</text:p>
          </table:table-cell>
          <table:table-cell office:value-type="float" office:value="0.0000345451489771021" calcext:value-type="float">
            <text:p>3.45451489771021E-05</text:p>
          </table:table-cell>
          <table:table-cell office:value-type="float" office:value="0.0000259090356149761" calcext:value-type="float">
            <text:p>2.59090356149761E-05</text:p>
          </table:table-cell>
          <table:table-cell office:value-type="float" office:value="0.0000312157411746283" calcext:value-type="float">
            <text:p>3.12157411746283E-05</text:p>
          </table:table-cell>
          <table:table-cell office:value-type="float" office:value="0.0000259090356149761" calcext:value-type="float">
            <text:p>2.59090356149761E-05</text:p>
          </table:table-cell>
          <table:table-cell office:value-type="float" office:value="0.0000300482856581484" calcext:value-type="float">
            <text:p>3.00482856581484E-05</text:p>
          </table:table-cell>
          <table:table-cell office:value-type="float" office:value="0.0000274695415642325" calcext:value-type="float">
            <text:p>2.74695415642325E-05</text:p>
          </table:table-cell>
          <table:table-cell office:value-type="float" office:value="0.0000259090356149761" calcext:value-type="float">
            <text:p>2.59090356149761E-05</text:p>
          </table:table-cell>
          <table:table-cell office:value-type="float" office:value="0.0000329846430278457" calcext:value-type="float">
            <text:p>3.29846430278457E-05</text:p>
          </table:table-cell>
          <table:table-cell office:value-type="float" office:value="0.0000327762471238847" calcext:value-type="float">
            <text:p>3.27762471238847E-05</text:p>
          </table:table-cell>
          <table:table-cell office:value-type="float" office:value="0.00022942056115139" calcext:value-type="float">
            <text:p>0.000229420561151</text:p>
          </table:table-cell>
          <table:table-cell office:value-type="float" office:value="0.000104160112869105" calcext:value-type="float">
            <text:p>0.000104160112869</text:p>
          </table:table-cell>
          <table:table-cell table:number-columns-repeated="3" office:value-type="float" office:value="0.0000274695415642325" calcext:value-type="float">
            <text:p>2.74695415642325E-05</text:p>
          </table:table-cell>
          <table:table-cell office:value-type="float" office:value="0.0000305905534627454" calcext:value-type="float">
            <text:p>3.05905534627454E-05</text:p>
          </table:table-cell>
          <table:table-cell office:value-type="float" office:value="0.0000315742910183677" calcext:value-type="float">
            <text:p>3.15742910183677E-05</text:p>
          </table:table-cell>
          <table:table-cell office:value-type="float" office:value="0.0000612980362611121" calcext:value-type="float">
            <text:p>6.12980362611121E-05</text:p>
          </table:table-cell>
          <table:table-cell office:value-type="float" office:value="0.0000347721327784825" calcext:value-type="float">
            <text:p>3.47721327784825E-05</text:p>
          </table:table-cell>
          <table:table-cell office:value-type="float" office:value="0.000029965333699784" calcext:value-type="float">
            <text:p>2.9965333699784E-05</text:p>
          </table:table-cell>
          <table:table-cell office:value-type="float" office:value="0.0000569991140442792" calcext:value-type="float">
            <text:p>5.69991140442792E-05</text:p>
          </table:table-cell>
          <table:table-cell office:value-type="float" office:value="0.0000551379538590421" calcext:value-type="float">
            <text:p>5.51379538590421E-05</text:p>
          </table:table-cell>
          <table:table-cell office:value-type="float" office:value="0.0000892474464916425" calcext:value-type="float">
            <text:p>8.92474464916425E-05</text:p>
          </table:table-cell>
          <table:table-cell office:value-type="float" office:value="0.00010558359140269" calcext:value-type="float">
            <text:p>0.000105583591403</text:p>
          </table:table-cell>
          <table:table-cell office:value-type="float" office:value="0.0000315742910183677" calcext:value-type="float">
            <text:p>3.15742910183677E-05</text:p>
          </table:table-cell>
          <table:table-cell office:value-type="float" office:value="0.000086130643631318" calcext:value-type="float">
            <text:p>8.6130643631318E-05</text:p>
          </table:table-cell>
          <table:table-cell office:value-type="float" office:value="0.0000347721327784825" calcext:value-type="float">
            <text:p>3.47721327784825E-05</text:p>
          </table:table-cell>
          <table:table-cell office:value-type="float" office:value="0.0000571729762263757" calcext:value-type="float">
            <text:p>5.71729762263757E-05</text:p>
          </table:table-cell>
          <table:table-cell office:value-type="float" office:value="0.000046009446415402" calcext:value-type="float">
            <text:p>4.6009446415402E-05</text:p>
          </table:table-cell>
          <table:table-cell office:value-type="float" office:value="0.0000817078420488999" calcext:value-type="float">
            <text:p>8.17078420488999E-05</text:p>
          </table:table-cell>
          <table:table-cell office:value-type="float" office:value="0.0000299776949174194" calcext:value-type="float">
            <text:p>2.99776949174194E-05</text:p>
          </table:table-cell>
          <table:table-cell office:value-type="float" office:value="0.000104298244699858" calcext:value-type="float">
            <text:p>0.0001042982447</text:p>
          </table:table-cell>
          <table:table-cell office:value-type="float" office:value="0.000187685968230253" calcext:value-type="float">
            <text:p>0.00018768596823</text:p>
          </table:table-cell>
          <table:table-cell office:value-type="float" office:value="0.0000429380704497181" calcext:value-type="float">
            <text:p>4.29380704497181E-05</text:p>
          </table:table-cell>
          <table:table-cell office:value-type="float" office:value="0.0000798946827069487" calcext:value-type="float">
            <text:p>7.98946827069487E-05</text:p>
          </table:table-cell>
          <table:table-cell office:value-type="float" office:value="0.0000484999982190522" calcext:value-type="float">
            <text:p>4.84999982190522E-05</text:p>
          </table:table-cell>
          <table:table-cell office:value-type="float" office:value="0.0000940357661282924" calcext:value-type="float">
            <text:p>9.40357661282924E-05</text:p>
          </table:table-cell>
          <table:table-cell table:number-columns-repeated="2" office:value-type="float" office:value="0.0000309133470139134" calcext:value-type="float">
            <text:p>3.09133470139134E-05</text:p>
          </table:table-cell>
          <table:table-cell office:value-type="float" office:value="0.0000454465686171144" calcext:value-type="float">
            <text:p>4.54465686171144E-05</text:p>
          </table:table-cell>
          <table:table-cell office:value-type="float" office:value="0.0000617286349906237" calcext:value-type="float">
            <text:p>6.17286349906237E-05</text:p>
          </table:table-cell>
          <table:table-cell office:value-type="float" office:value="0.0000541330083413873" calcext:value-type="float">
            <text:p>5.41330083413873E-05</text:p>
          </table:table-cell>
          <table:table-cell office:value-type="float" office:value="0.0000667879403038594" calcext:value-type="float">
            <text:p>6.67879403038594E-05</text:p>
          </table:table-cell>
          <table:table-cell table:number-columns-repeated="2" office:value-type="float" office:value="0.0000297763104999343" calcext:value-type="float">
            <text:p>2.97763104999343E-05</text:p>
          </table:table-cell>
          <table:table-cell office:value-type="float" office:value="0.0000426528382747834" calcext:value-type="float">
            <text:p>4.26528382747834E-05</text:p>
          </table:table-cell>
          <table:table-cell office:value-type="float" office:value="0.0000297763104999343" calcext:value-type="float">
            <text:p>2.97763104999343E-05</text:p>
          </table:table-cell>
          <table:table-cell office:value-type="float" office:value="0.00384250334993343" calcext:value-type="float">
            <text:p>0.003842503349933</text:p>
          </table:table-cell>
          <table:table-cell office:value-type="float" office:value="0.000253949621430023" calcext:value-type="float">
            <text:p>0.00025394962143</text:p>
          </table:table-cell>
          <table:table-cell office:value-type="float" office:value="0.0000419649048921049" calcext:value-type="float">
            <text:p>4.19649048921049E-05</text:p>
          </table:table-cell>
          <table:table-cell office:value-type="float" office:value="0.0000641510051185358" calcext:value-type="float">
            <text:p>6.41510051185358E-05</text:p>
          </table:table-cell>
          <table:table-cell office:value-type="float" office:value="0.0000824477295350039" calcext:value-type="float">
            <text:p>8.24477295350039E-05</text:p>
          </table:table-cell>
          <table:table-cell office:value-type="float" office:value="0.0000941352840611242" calcext:value-type="float">
            <text:p>9.41352840611242E-05</text:p>
          </table:table-cell>
          <table:table-cell office:value-type="float" office:value="0.0000309133470139134" calcext:value-type="float">
            <text:p>3.09133470139134E-05</text:p>
          </table:table-cell>
          <table:table-cell office:value-type="float" office:value="0.000112670817852515" calcext:value-type="float">
            <text:p>0.000112670817853</text:p>
          </table:table-cell>
          <table:table-cell office:value-type="float" office:value="0.000123801478849519" calcext:value-type="float">
            <text:p>0.00012380147885</text:p>
          </table:table-cell>
          <table:table-cell office:value-type="float" office:value="0.0000363714371885051" calcext:value-type="float">
            <text:p>3.63714371885051E-05</text:p>
          </table:table-cell>
          <table:table-cell office:value-type="float" office:value="0.0000574253890247581" calcext:value-type="float">
            <text:p>5.74253890247581E-05</text:p>
          </table:table-cell>
          <table:table-cell office:value-type="float" office:value="0.0000502926339710702" calcext:value-type="float">
            <text:p>5.02926339710702E-05</text:p>
          </table:table-cell>
          <table:table-cell office:value-type="float" office:value="0.000567574748177075" calcext:value-type="float">
            <text:p>0.000567574748177</text:p>
          </table:table-cell>
          <table:table-cell office:value-type="float" office:value="0.000980773842678363" calcext:value-type="float">
            <text:p>0.000980773842678</text:p>
          </table:table-cell>
          <table:table-cell office:value-type="float" office:value="0.0000554813523595581" calcext:value-type="float">
            <text:p>5.54813523595581E-05</text:p>
          </table:table-cell>
          <table:table-cell office:value-type="float" office:value="0.0000459172372930458" calcext:value-type="float">
            <text:p>4.59172372930458E-05</text:p>
          </table:table-cell>
          <table:table-cell office:value-type="float" office:value="0.0000404872261210466" calcext:value-type="float">
            <text:p>4.04872261210466E-05</text:p>
          </table:table-cell>
          <table:table-cell office:value-type="float" office:value="0.00013563600257202" calcext:value-type="float">
            <text:p>0.000135636002572</text:p>
          </table:table-cell>
          <table:table-cell office:value-type="float" office:value="0.000108976151426634" calcext:value-type="float">
            <text:p>0.000108976151427</text:p>
          </table:table-cell>
          <table:table-cell office:value-type="float" office:value="0.000442248675888949" calcext:value-type="float">
            <text:p>0.000442248675889</text:p>
          </table:table-cell>
          <table:table-cell office:value-type="float" office:value="0.000143718656331764" calcext:value-type="float">
            <text:p>0.000143718656332</text:p>
          </table:table-cell>
          <table:table-cell table:number-columns-repeated="3" office:value-type="float" office:value="0.0000369237870342118" calcext:value-type="float">
            <text:p>3.69237870342118E-05</text:p>
          </table:table-cell>
          <table:table-cell office:value-type="float" office:value="0.000246372414284968" calcext:value-type="float">
            <text:p>0.000246372414285</text:p>
          </table:table-cell>
          <table:table-cell office:value-type="float" office:value="0.0000793634439429902" calcext:value-type="float">
            <text:p>7.93634439429902E-05</text:p>
          </table:table-cell>
          <table:table-cell office:value-type="float" office:value="0.00150216909088379" calcext:value-type="float">
            <text:p>0.001502169090884</text:p>
          </table:table-cell>
          <table:table-cell office:value-type="float" office:value="0.00045801285462572" calcext:value-type="float">
            <text:p>0.000458012854626</text:p>
          </table:table-cell>
          <table:table-cell office:value-type="float" office:value="0.000101129064498598" calcext:value-type="float">
            <text:p>0.000101129064499</text:p>
          </table:table-cell>
          <table:table-cell office:value-type="float" office:value="0.00103878732279227" calcext:value-type="float">
            <text:p>0.001038787322792</text:p>
          </table:table-cell>
          <table:table-cell office:value-type="float" office:value="0.0000613343044808874" calcext:value-type="float">
            <text:p>6.13343044808874E-05</text:p>
          </table:table-cell>
          <table:table-cell office:value-type="float" office:value="0.000287070800017396" calcext:value-type="float">
            <text:p>0.000287070800017</text:p>
          </table:table-cell>
          <table:table-cell office:value-type="float" office:value="0.000033920578697601" calcext:value-type="float">
            <text:p>3.3920578697601E-05</text:p>
          </table:table-cell>
          <table:table-cell office:value-type="float" office:value="0.000054263652942267" calcext:value-type="float">
            <text:p>5.4263652942267E-05</text:p>
          </table:table-cell>
          <table:table-cell office:value-type="float" office:value="0.000208146041025061" calcext:value-type="float">
            <text:p>0.000208146041025</text:p>
          </table:table-cell>
          <table:table-cell office:value-type="float" office:value="0.0000713631099615954" calcext:value-type="float">
            <text:p>7.13631099615954E-05</text:p>
          </table:table-cell>
          <table:table-cell office:value-type="float" office:value="0.0000447927232103691" calcext:value-type="float">
            <text:p>4.47927232103691E-05</text:p>
          </table:table-cell>
          <table:table-cell office:value-type="float" office:value="0.0084711373038104" calcext:value-type="float">
            <text:p>0.00847113730381</text:p>
          </table:table-cell>
          <table:table-cell office:value-type="float" office:value="0.0000697100280155841" calcext:value-type="float">
            <text:p>6.97100280155841E-05</text:p>
          </table:table-cell>
          <table:table-cell office:value-type="float" office:value="0.0000330027372277682" calcext:value-type="float">
            <text:p>3.30027372277682E-05</text:p>
          </table:table-cell>
          <table:table-cell table:number-columns-repeated="2" office:value-type="float" office:value="0.0000290776640742477" calcext:value-type="float">
            <text:p>2.90776640742477E-05</text:p>
          </table:table-cell>
          <table:table-cell table:number-columns-repeated="3" office:value-type="float" office:value="0.0000259376055514313" calcext:value-type="float">
            <text:p>2.59376055514313E-05</text:p>
          </table:table-cell>
          <table:table-cell office:value-type="float" office:value="0.0000302283141043211" calcext:value-type="float">
            <text:p>3.02283141043211E-05</text:p>
          </table:table-cell>
          <table:table-cell office:value-type="float" office:value="0.000249694515988444" calcext:value-type="float">
            <text:p>0.000249694515988</text:p>
          </table:table-cell>
          <table:table-cell office:value-type="float" office:value="0.000106486004296367" calcext:value-type="float">
            <text:p>0.000106486004296</text:p>
          </table:table-cell>
          <table:table-cell office:value-type="float" office:value="0.0000344506470948264" calcext:value-type="float">
            <text:p>3.44506470948264E-05</text:p>
          </table:table-cell>
          <table:table-cell office:value-type="float" office:value="0.000151739410488597" calcext:value-type="float">
            <text:p>0.000151739410489</text:p>
          </table:table-cell>
          <table:table-cell office:value-type="float" office:value="0.000112050774026838" calcext:value-type="float">
            <text:p>0.000112050774027</text:p>
          </table:table-cell>
          <table:table-cell office:value-type="float" office:value="0.00011749940146106" calcext:value-type="float">
            <text:p>0.000117499401461</text:p>
          </table:table-cell>
          <table:table-cell office:value-type="float" office:value="0.0000338432236980651" calcext:value-type="float">
            <text:p>3.38432236980651E-05</text:p>
          </table:table-cell>
          <table:table-cell office:value-type="float" office:value="0.0000615864009872985" calcext:value-type="float">
            <text:p>6.15864009872985E-05</text:p>
          </table:table-cell>
          <table:table-cell office:value-type="float" office:value="0.0000439241185790806" calcext:value-type="float">
            <text:p>4.39241185790806E-05</text:p>
          </table:table-cell>
          <table:table-cell office:value-type="float" office:value="0.0000996924770454191" calcext:value-type="float">
            <text:p>9.96924770454191E-05</text:p>
          </table:table-cell>
          <table:table-cell office:value-type="float" office:value="0.00046926792132532" calcext:value-type="float">
            <text:p>0.000469267921325</text:p>
          </table:table-cell>
          <table:table-cell office:value-type="float" office:value="0.0000279058293751952" calcext:value-type="float">
            <text:p>2.79058293751952E-05</text:p>
          </table:table-cell>
          <table:table-cell office:value-type="float" office:value="0.000034893514657415" calcext:value-type="float">
            <text:p>3.4893514657415E-05</text:p>
          </table:table-cell>
          <table:table-cell office:value-type="float" office:value="0.00161706303679903" calcext:value-type="float">
            <text:p>0.001617063036799</text:p>
          </table:table-cell>
          <table:table-cell office:value-type="float" office:value="0.000288906418167217" calcext:value-type="float">
            <text:p>0.000288906418167</text:p>
          </table:table-cell>
          <table:table-cell office:value-type="float" office:value="0.000189569626876568" calcext:value-type="float">
            <text:p>0.000189569626877</text:p>
          </table:table-cell>
          <table:table-cell office:value-type="float" office:value="0.0000656685472024036" calcext:value-type="float">
            <text:p>6.56685472024036E-05</text:p>
          </table:table-cell>
          <table:table-cell office:value-type="float" office:value="0.0000259798788277745" calcext:value-type="float">
            <text:p>2.59798788277745E-05</text:p>
          </table:table-cell>
          <table:table-cell office:value-type="float" office:value="0.0000672848569652244" calcext:value-type="float">
            <text:p>6.72848569652244E-05</text:p>
          </table:table-cell>
          <table:table-cell office:value-type="float" office:value="0.0000342587780056854" calcext:value-type="float">
            <text:p>3.42587780056854E-05</text:p>
          </table:table-cell>
          <table:table-cell table:number-columns-repeated="2" office:value-type="float" office:value="0.0000279058293751952" calcext:value-type="float">
            <text:p>2.79058293751952E-05</text:p>
          </table:table-cell>
          <table:table-cell office:value-type="float" office:value="0.0000535895476448606" calcext:value-type="float">
            <text:p>5.35895476448606E-05</text:p>
          </table:table-cell>
          <table:table-cell office:value-type="float" office:value="0.0000837705431145974" calcext:value-type="float">
            <text:p>8.37705431145974E-05</text:p>
          </table:table-cell>
          <table:table-cell table:number-columns-repeated="2" office:value-type="float" office:value="0.0000307322398883422" calcext:value-type="float">
            <text:p>3.07322398883422E-05</text:p>
          </table:table-cell>
          <table:table-cell office:value-type="float" office:value="0.0000363647869593001" calcext:value-type="float">
            <text:p>3.63647869593001E-05</text:p>
          </table:table-cell>
          <table:table-cell office:value-type="float" office:value="0.0000370213273295787" calcext:value-type="float">
            <text:p>3.70213273295787E-05</text:p>
          </table:table-cell>
          <table:table-cell office:value-type="float" office:value="0.0000259798788277745" calcext:value-type="float">
            <text:p>2.59798788277745E-05</text:p>
          </table:table-cell>
          <table:table-cell office:value-type="float" office:value="0.0000767707596857226" calcext:value-type="float">
            <text:p>7.67707596857226E-05</text:p>
          </table:table-cell>
          <table:table-cell office:value-type="float" office:value="0.0000816731892145798" calcext:value-type="float">
            <text:p>8.16731892145798E-05</text:p>
          </table:table-cell>
          <table:table-cell office:value-type="float" office:value="0.000026765937969179" calcext:value-type="float">
            <text:p>2.6765937969179E-05</text:p>
          </table:table-cell>
          <table:table-cell office:value-type="float" office:value="0.000048451701433995" calcext:value-type="float">
            <text:p>4.8451701433995E-05</text:p>
          </table:table-cell>
          <table:table-cell office:value-type="float" office:value="0.0000307322398883422" calcext:value-type="float">
            <text:p>3.07322398883422E-05</text:p>
          </table:table-cell>
          <table:table-cell office:value-type="float" office:value="0.0000262309209501671" calcext:value-type="float">
            <text:p>2.62309209501671E-05</text:p>
          </table:table-cell>
          <table:table-cell office:value-type="float" office:value="0.0000309537414343121" calcext:value-type="float">
            <text:p>3.09537414343121E-05</text:p>
          </table:table-cell>
          <table:table-cell office:value-type="float" office:value="0.0000422083594873409" calcext:value-type="float">
            <text:p>4.22083594873409E-05</text:p>
          </table:table-cell>
          <table:table-cell office:value-type="float" office:value="0.0000336425688371313" calcext:value-type="float">
            <text:p>3.36425688371313E-05</text:p>
          </table:table-cell>
          <table:table-cell office:value-type="float" office:value="0.0000307322398883422" calcext:value-type="float">
            <text:p>3.07322398883422E-05</text:p>
          </table:table-cell>
          <table:table-cell office:value-type="float" office:value="0.000026224989632065" calcext:value-type="float">
            <text:p>2.6224989632065E-05</text:p>
          </table:table-cell>
          <table:table-cell office:value-type="float" office:value="0.0000305156981849548" calcext:value-type="float">
            <text:p>3.05156981849548E-05</text:p>
          </table:table-cell>
          <table:table-cell office:value-type="float" office:value="0.00009608625340035" calcext:value-type="float">
            <text:p>9.608625340035E-05</text:p>
          </table:table-cell>
          <table:table-cell office:value-type="float" office:value="0.000259150635024762" calcext:value-type="float">
            <text:p>0.000259150635025</text:p>
          </table:table-cell>
          <table:table-cell office:value-type="float" office:value="0.0000514786719731376" calcext:value-type="float">
            <text:p>5.14786719731376E-05</text:p>
          </table:table-cell>
          <table:table-cell office:value-type="float" office:value="0.0000653491801215545" calcext:value-type="float">
            <text:p>6.53491801215545E-05</text:p>
          </table:table-cell>
          <table:table-cell office:value-type="float" office:value="0.000061479335258241" calcext:value-type="float">
            <text:p>6.1479335258241E-05</text:p>
          </table:table-cell>
          <table:table-cell office:value-type="float" office:value="0.000140269141407413" calcext:value-type="float">
            <text:p>0.000140269141407</text:p>
          </table:table-cell>
          <table:table-cell office:value-type="float" office:value="0.00159286630387438" calcext:value-type="float">
            <text:p>0.001592866303874</text:p>
          </table:table-cell>
          <table:table-cell office:value-type="float" office:value="0.0000487697267674728" calcext:value-type="float">
            <text:p>4.87697267674728E-05</text:p>
          </table:table-cell>
          <table:table-cell office:value-type="float" office:value="0.000102847091886907" calcext:value-type="float">
            <text:p>0.000102847091887</text:p>
          </table:table-cell>
          <table:table-cell office:value-type="float" office:value="0.00059849405956164" calcext:value-type="float">
            <text:p>0.000598494059562</text:p>
          </table:table-cell>
          <table:table-cell office:value-type="float" office:value="0.000331584927435784" calcext:value-type="float">
            <text:p>0.000331584927436</text:p>
          </table:table-cell>
          <table:table-cell office:value-type="float" office:value="0.000419390253722369" calcext:value-type="float">
            <text:p>0.000419390253722</text:p>
          </table:table-cell>
          <table:table-cell office:value-type="float" office:value="0.000220892488748739" calcext:value-type="float">
            <text:p>0.000220892488749</text:p>
          </table:table-cell>
          <table:table-cell office:value-type="float" office:value="0.000750059845687144" calcext:value-type="float">
            <text:p>0.000750059845687</text:p>
          </table:table-cell>
          <table:table-cell office:value-type="float" office:value="0.0000802107330082886" calcext:value-type="float">
            <text:p>8.02107330082886E-05</text:p>
          </table:table-cell>
          <table:table-cell office:value-type="float" office:value="0.00045180374071266" calcext:value-type="float">
            <text:p>0.000451803740713</text:p>
          </table:table-cell>
          <table:table-cell office:value-type="float" office:value="0.0000939941070223918" calcext:value-type="float">
            <text:p>9.39941070223918E-05</text:p>
          </table:table-cell>
          <table:table-cell office:value-type="float" office:value="0.0000358777436577321" calcext:value-type="float">
            <text:p>3.58777436577321E-05</text:p>
          </table:table-cell>
          <table:table-cell office:value-type="float" office:value="0.0000434218583737141" calcext:value-type="float">
            <text:p>4.34218583737141E-05</text:p>
          </table:table-cell>
          <table:table-cell office:value-type="float" office:value="0.0000777055233505164" calcext:value-type="float">
            <text:p>7.77055233505164E-05</text:p>
          </table:table-cell>
          <table:table-cell office:value-type="float" office:value="0.0000599082348396409" calcext:value-type="float">
            <text:p>5.99082348396409E-05</text:p>
          </table:table-cell>
          <table:table-cell office:value-type="float" office:value="0.0000513358978929224" calcext:value-type="float">
            <text:p>5.13358978929224E-05</text:p>
          </table:table-cell>
          <table:table-cell office:value-type="float" office:value="0.000563726741505487" calcext:value-type="float">
            <text:p>0.000563726741505</text:p>
          </table:table-cell>
          <table:table-cell office:value-type="float" office:value="0.0000332641839918397" calcext:value-type="float">
            <text:p>3.32641839918397E-05</text:p>
          </table:table-cell>
          <table:table-cell office:value-type="float" office:value="0.000274903252966285" calcext:value-type="float">
            <text:p>0.000274903252966</text:p>
          </table:table-cell>
          <table:table-cell office:value-type="float" office:value="0.000049471481195287" calcext:value-type="float">
            <text:p>4.9471481195287E-05</text:p>
          </table:table-cell>
          <table:table-cell office:value-type="float" office:value="0.0000540338447204732" calcext:value-type="float">
            <text:p>5.40338447204732E-05</text:p>
          </table:table-cell>
          <table:table-cell office:value-type="float" office:value="0.0000304330376862675" calcext:value-type="float">
            <text:p>3.04330376862675E-05</text:p>
          </table:table-cell>
          <table:table-cell office:value-type="float" office:value="0.000168857351578158" calcext:value-type="float">
            <text:p>0.000168857351578</text:p>
          </table:table-cell>
          <table:table-cell office:value-type="float" office:value="0.000169250885353278" calcext:value-type="float">
            <text:p>0.000169250885353</text:p>
          </table:table-cell>
          <table:table-cell office:value-type="float" office:value="0.0000345847128932448" calcext:value-type="float">
            <text:p>3.45847128932448E-05</text:p>
          </table:table-cell>
          <table:table-cell office:value-type="float" office:value="0.0000518347524594032" calcext:value-type="float">
            <text:p>5.18347524594032E-05</text:p>
          </table:table-cell>
          <table:table-cell office:value-type="float" office:value="0.0000443202071103122" calcext:value-type="float">
            <text:p>4.43202071103122E-05</text:p>
          </table:table-cell>
          <table:table-cell office:value-type="float" office:value="0.000358702545669431" calcext:value-type="float">
            <text:p>0.000358702545669</text:p>
          </table:table-cell>
          <table:table-cell office:value-type="float" office:value="0.0000524561659716176" calcext:value-type="float">
            <text:p>5.24561659716176E-05</text:p>
          </table:table-cell>
          <table:table-cell office:value-type="float" office:value="0.000123386238947534" calcext:value-type="float">
            <text:p>0.000123386238948</text:p>
          </table:table-cell>
          <table:table-cell office:value-type="float" office:value="0.0000489527137689623" calcext:value-type="float">
            <text:p>4.89527137689623E-05</text:p>
          </table:table-cell>
          <table:table-cell office:value-type="float" office:value="0.0000482301382544656" calcext:value-type="float">
            <text:p>4.82301382544656E-05</text:p>
          </table:table-cell>
          <table:table-cell office:value-type="float" office:value="0.000052952045281497" calcext:value-type="float">
            <text:p>5.2952045281497E-05</text:p>
          </table:table-cell>
          <table:table-cell office:value-type="float" office:value="0.0000446089673008545" calcext:value-type="float">
            <text:p>4.46089673008545E-05</text:p>
          </table:table-cell>
          <table:table-cell office:value-type="float" office:value="0.0000554066206131152" calcext:value-type="float">
            <text:p>5.54066206131152E-05</text:p>
          </table:table-cell>
          <table:table-cell office:value-type="float" office:value="0.000269462302804442" calcext:value-type="float">
            <text:p>0.000269462302804</text:p>
          </table:table-cell>
          <table:table-cell office:value-type="float" office:value="0.000147356306047502" calcext:value-type="float">
            <text:p>0.000147356306048</text:p>
          </table:table-cell>
          <table:table-cell office:value-type="float" office:value="0.0000681022811829507" calcext:value-type="float">
            <text:p>6.81022811829507E-05</text:p>
          </table:table-cell>
          <table:table-cell office:value-type="float" office:value="0.00106520329685436" calcext:value-type="float">
            <text:p>0.001065203296854</text:p>
          </table:table-cell>
          <table:table-cell office:value-type="float" office:value="0.000694686048009886" calcext:value-type="float">
            <text:p>0.00069468604801</text:p>
          </table:table-cell>
          <table:table-cell office:value-type="float" office:value="0.000122644800131294" calcext:value-type="float">
            <text:p>0.000122644800131</text:p>
          </table:table-cell>
          <table:table-cell office:value-type="float" office:value="0.000300029750645486" calcext:value-type="float">
            <text:p>0.000300029750645</text:p>
          </table:table-cell>
          <table:table-cell office:value-type="float" office:value="0.000060407970913565" calcext:value-type="float">
            <text:p>6.0407970913565E-05</text:p>
          </table:table-cell>
          <table:table-cell office:value-type="float" office:value="0.000196167270401152" calcext:value-type="float">
            <text:p>0.000196167270401</text:p>
          </table:table-cell>
          <table:table-cell office:value-type="float" office:value="0.000092414371206462" calcext:value-type="float">
            <text:p>9.2414371206462E-05</text:p>
          </table:table-cell>
          <table:table-cell office:value-type="float" office:value="0.000192612264836165" calcext:value-type="float">
            <text:p>0.000192612264836</text:p>
          </table:table-cell>
          <table:table-cell office:value-type="float" office:value="0.000420029757992925" calcext:value-type="float">
            <text:p>0.000420029757993</text:p>
          </table:table-cell>
          <table:table-cell office:value-type="float" office:value="0.0000569048880269498" calcext:value-type="float">
            <text:p>5.69048880269498E-05</text:p>
          </table:table-cell>
          <table:table-cell office:value-type="float" office:value="0.0000580219872874457" calcext:value-type="float">
            <text:p>5.80219872874457E-05</text:p>
          </table:table-cell>
          <table:table-cell office:value-type="float" office:value="0.000889483408480344" calcext:value-type="float">
            <text:p>0.00088948340848</text:p>
          </table:table-cell>
          <table:table-cell office:value-type="float" office:value="0.000284960466299921" calcext:value-type="float">
            <text:p>0.0002849604663</text:p>
          </table:table-cell>
          <table:table-cell office:value-type="float" office:value="0.000363046708973911" calcext:value-type="float">
            <text:p>0.000363046708974</text:p>
          </table:table-cell>
          <table:table-cell office:value-type="float" office:value="0.000215224674197009" calcext:value-type="float">
            <text:p>0.000215224674197</text:p>
          </table:table-cell>
          <table:table-cell office:value-type="float" office:value="0.0000843549557109889" calcext:value-type="float">
            <text:p>8.43549557109889E-05</text:p>
          </table:table-cell>
          <table:table-cell office:value-type="float" office:value="0.0000450189921715831" calcext:value-type="float">
            <text:p>4.50189921715831E-05</text:p>
          </table:table-cell>
          <table:table-cell office:value-type="float" office:value="0.0000284918897022367" calcext:value-type="float">
            <text:p>2.84918897022367E-05</text:p>
          </table:table-cell>
          <table:table-cell office:value-type="float" office:value="0.0000466919994516281" calcext:value-type="float">
            <text:p>4.66919994516281E-05</text:p>
          </table:table-cell>
          <table:table-cell office:value-type="float" office:value="0.0000284918897022367" calcext:value-type="float">
            <text:p>2.84918897022367E-05</text:p>
          </table:table-cell>
          <table:table-cell office:value-type="float" office:value="0.0000351986521631682" calcext:value-type="float">
            <text:p>3.51986521631682E-05</text:p>
          </table:table-cell>
          <table:table-cell office:value-type="float" office:value="0.0000288917942495482" calcext:value-type="float">
            <text:p>2.88917942495482E-05</text:p>
          </table:table-cell>
          <table:table-cell office:value-type="float" office:value="0.0000447082416943676" calcext:value-type="float">
            <text:p>4.47082416943676E-05</text:p>
          </table:table-cell>
          <table:table-cell office:value-type="float" office:value="0.000199613988512611" calcext:value-type="float">
            <text:p>0.000199613988513</text:p>
          </table:table-cell>
          <table:table-cell office:value-type="float" office:value="0.000212049605304311" calcext:value-type="float">
            <text:p>0.000212049605304</text:p>
          </table:table-cell>
          <table:table-cell office:value-type="float" office:value="0.0000287988593371985" calcext:value-type="float">
            <text:p>2.87988593371985E-05</text:p>
          </table:table-cell>
          <table:table-cell office:value-type="float" office:value="0.000034919847426119" calcext:value-type="float">
            <text:p>3.4919847426119E-05</text:p>
          </table:table-cell>
          <table:table-cell office:value-type="float" office:value="0.0000468640152101703" calcext:value-type="float">
            <text:p>4.68640152101703E-05</text:p>
          </table:table-cell>
          <table:table-cell office:value-type="float" office:value="0.0000616926411956579" calcext:value-type="float">
            <text:p>6.16926411956579E-05</text:p>
          </table:table-cell>
          <table:table-cell office:value-type="float" office:value="0.0000357607393704078" calcext:value-type="float">
            <text:p>3.57607393704078E-05</text:p>
          </table:table-cell>
          <table:table-cell office:value-type="float" office:value="0.0000365684807035846" calcext:value-type="float">
            <text:p>3.65684807035846E-05</text:p>
          </table:table-cell>
          <table:table-cell office:value-type="float" office:value="0.0000931466354494684" calcext:value-type="float">
            <text:p>9.31466354494684E-05</text:p>
          </table:table-cell>
          <table:table-cell office:value-type="float" office:value="0.000266027899247573" calcext:value-type="float">
            <text:p>0.000266027899248</text:p>
          </table:table-cell>
          <table:table-cell office:value-type="float" office:value="0.000157629775281472" calcext:value-type="float">
            <text:p>0.000157629775281</text:p>
          </table:table-cell>
          <table:table-cell office:value-type="float" office:value="0.0000403906966025832" calcext:value-type="float">
            <text:p>4.03906966025832E-05</text:p>
          </table:table-cell>
          <table:table-cell office:value-type="float" office:value="0.0000999926192682148" calcext:value-type="float">
            <text:p>9.99926192682148E-05</text:p>
          </table:table-cell>
          <table:table-cell office:value-type="float" office:value="0.000115348312405095" calcext:value-type="float">
            <text:p>0.000115348312405</text:p>
          </table:table-cell>
          <table:table-cell office:value-type="float" office:value="0.00042020756068099" calcext:value-type="float">
            <text:p>0.000420207560681</text:p>
          </table:table-cell>
          <table:table-cell office:value-type="float" office:value="0.000578123211222236" calcext:value-type="float">
            <text:p>0.000578123211222</text:p>
          </table:table-cell>
          <table:table-cell office:value-type="float" office:value="0.00808921563926855" calcext:value-type="float">
            <text:p>0.008089215639269</text:p>
          </table:table-cell>
          <table:table-cell office:value-type="float" office:value="0.00505301956122035" calcext:value-type="float">
            <text:p>0.00505301956122</text:p>
          </table:table-cell>
          <table:table-cell office:value-type="float" office:value="0.00063541994112807" calcext:value-type="float">
            <text:p>0.000635419941128</text:p>
          </table:table-cell>
          <table:table-cell office:value-type="float" office:value="0.00235294405340694" calcext:value-type="float">
            <text:p>0.002352944053407</text:p>
          </table:table-cell>
          <table:table-cell office:value-type="float" office:value="0.00137606916394788" calcext:value-type="float">
            <text:p>0.001376069163948</text:p>
          </table:table-cell>
          <table:table-cell office:value-type="float" office:value="0.0000339235638530284" calcext:value-type="float">
            <text:p>3.39235638530284E-05</text:p>
          </table:table-cell>
          <table:table-cell office:value-type="float" office:value="0.0000515203413255375" calcext:value-type="float">
            <text:p>5.15203413255375E-05</text:p>
          </table:table-cell>
          <table:table-cell office:value-type="float" office:value="0.0000618183300581114" calcext:value-type="float">
            <text:p>6.18183300581114E-05</text:p>
          </table:table-cell>
          <table:table-cell office:value-type="float" office:value="0.0000442233323696585" calcext:value-type="float">
            <text:p>4.42233323696585E-05</text:p>
          </table:table-cell>
          <table:table-cell office:value-type="float" office:value="0.000118292714598853" calcext:value-type="float">
            <text:p>0.000118292714599</text:p>
          </table:table-cell>
          <table:table-cell office:value-type="float" office:value="0.000101805940075711" calcext:value-type="float">
            <text:p>0.000101805940076</text:p>
          </table:table-cell>
          <table:table-cell office:value-type="float" office:value="0.0000258266806876971" calcext:value-type="float">
            <text:p>2.58266806876971E-05</text:p>
          </table:table-cell>
          <table:table-cell office:value-type="float" office:value="0.0000402491888650895" calcext:value-type="float">
            <text:p>4.02491888650895E-05</text:p>
          </table:table-cell>
          <table:table-cell table:number-columns-repeated="2" office:value-type="float" office:value="0.0000258266806876971" calcext:value-type="float">
            <text:p>2.58266806876971E-05</text:p>
          </table:table-cell>
          <table:table-cell office:value-type="float" office:value="0.000140134134633301" calcext:value-type="float">
            <text:p>0.000140134134633</text:p>
          </table:table-cell>
          <table:table-cell office:value-type="float" office:value="0.0000347373781578392" calcext:value-type="float">
            <text:p>3.47373781578392E-05</text:p>
          </table:table-cell>
          <table:table-cell office:value-type="float" office:value="0.0000968481418774777" calcext:value-type="float">
            <text:p>9.68481418774777E-05</text:p>
          </table:table-cell>
          <table:table-cell office:value-type="float" office:value="0.000147084184780892" calcext:value-type="float">
            <text:p>0.000147084184781</text:p>
          </table:table-cell>
          <table:table-cell office:value-type="float" office:value="0.000118998176381021" calcext:value-type="float">
            <text:p>0.000118998176381</text:p>
          </table:table-cell>
          <table:table-cell office:value-type="float" office:value="0.000355338057903312" calcext:value-type="float">
            <text:p>0.000355338057903</text:p>
          </table:table-cell>
          <table:table-cell office:value-type="float" office:value="0.000210004507226275" calcext:value-type="float">
            <text:p>0.000210004507226</text:p>
          </table:table-cell>
          <table:table-cell office:value-type="float" office:value="0.000447414409893527" calcext:value-type="float">
            <text:p>0.000447414409894</text:p>
          </table:table-cell>
          <table:table-cell office:value-type="float" office:value="0.000221356817241997" calcext:value-type="float">
            <text:p>0.000221356817242</text:p>
          </table:table-cell>
          <table:table-cell office:value-type="float" office:value="0.000106981207970962" calcext:value-type="float">
            <text:p>0.000106981207971</text:p>
          </table:table-cell>
          <table:table-cell office:value-type="float" office:value="0.000138116636949777" calcext:value-type="float">
            <text:p>0.00013811663695</text:p>
          </table:table-cell>
          <table:table-cell office:value-type="float" office:value="0.000749531921589045" calcext:value-type="float">
            <text:p>0.000749531921589</text:p>
          </table:table-cell>
          <table:table-cell office:value-type="float" office:value="0.0000393193834395026" calcext:value-type="float">
            <text:p>3.93193834395026E-05</text:p>
          </table:table-cell>
          <table:table-cell office:value-type="float" office:value="0.0000426483853783395" calcext:value-type="float">
            <text:p>4.26483853783395E-05</text:p>
          </table:table-cell>
          <table:table-cell office:value-type="float" office:value="0.0000425660858354151" calcext:value-type="float">
            <text:p>4.25660858354151E-05</text:p>
          </table:table-cell>
          <table:table-cell office:value-type="float" office:value="0.0000234633980138531" calcext:value-type="float">
            <text:p>2.34633980138531E-05</text:p>
          </table:table-cell>
          <table:table-cell office:value-type="float" office:value="0.000187267204211325" calcext:value-type="float">
            <text:p>0.000187267204211</text:p>
          </table:table-cell>
          <table:table-cell office:value-type="float" office:value="0.0000619567573081184" calcext:value-type="float">
            <text:p>6.19567573081184E-05</text:p>
          </table:table-cell>
          <table:table-cell office:value-type="float" office:value="0.0000234633980138531" calcext:value-type="float">
            <text:p>2.34633980138531E-05</text:p>
          </table:table-cell>
          <table:table-cell office:value-type="float" office:value="0.0000619175119071429" calcext:value-type="float">
            <text:p>6.19175119071429E-05</text:p>
          </table:table-cell>
          <table:table-cell office:value-type="float" office:value="0.0000969271725164689" calcext:value-type="float">
            <text:p>9.69271725164689E-05</text:p>
          </table:table-cell>
          <table:table-cell office:value-type="float" office:value="0.0000234633980138531" calcext:value-type="float">
            <text:p>2.34633980138531E-05</text:p>
          </table:table-cell>
          <table:table-cell office:value-type="float" office:value="0.00036053370622259" calcext:value-type="float">
            <text:p>0.000360533706223</text:p>
          </table:table-cell>
          <table:table-cell office:value-type="float" office:value="0.0000771042854618945" calcext:value-type="float">
            <text:p>7.71042854618945E-05</text:p>
          </table:table-cell>
          <table:table-cell office:value-type="float" office:value="0.0000234633980138531" calcext:value-type="float">
            <text:p>2.34633980138531E-05</text:p>
          </table:table-cell>
          <table:table-cell office:value-type="float" office:value="0.0000388898001754247" calcext:value-type="float">
            <text:p>3.88898001754247E-05</text:p>
          </table:table-cell>
          <table:table-cell office:value-type="float" office:value="0.00004043328009365" calcext:value-type="float">
            <text:p>4.043328009365E-05</text:p>
          </table:table-cell>
          <table:table-cell office:value-type="float" office:value="0.000287360343869761" calcext:value-type="float">
            <text:p>0.00028736034387</text:p>
          </table:table-cell>
          <table:table-cell office:value-type="float" office:value="0.0000332791443364358" calcext:value-type="float">
            <text:p>3.32791443364358E-05</text:p>
          </table:table-cell>
          <table:table-cell office:value-type="float" office:value="0.0000988899530841353" calcext:value-type="float">
            <text:p>9.88899530841353E-05</text:p>
          </table:table-cell>
          <table:table-cell office:value-type="float" office:value="0.000262190567911895" calcext:value-type="float">
            <text:p>0.000262190567912</text:p>
          </table:table-cell>
          <table:table-cell office:value-type="float" office:value="0.0000493343557077208" calcext:value-type="float">
            <text:p>4.93343557077208E-05</text:p>
          </table:table-cell>
          <table:table-cell office:value-type="float" office:value="0.0000916744541206594" calcext:value-type="float">
            <text:p>9.16744541206594E-05</text:p>
          </table:table-cell>
          <table:table-cell office:value-type="float" office:value="0.000231583425321758" calcext:value-type="float">
            <text:p>0.000231583425322</text:p>
          </table:table-cell>
          <table:table-cell office:value-type="float" office:value="0.0000325040941228626" calcext:value-type="float">
            <text:p>3.25040941228626E-05</text:p>
          </table:table-cell>
          <table:table-cell office:value-type="float" office:value="0.000035139400998924" calcext:value-type="float">
            <text:p>3.5139400998924E-05</text:p>
          </table:table-cell>
          <table:table-cell office:value-type="float" office:value="0.0000259947379381618" calcext:value-type="float">
            <text:p>2.59947379381618E-05</text:p>
          </table:table-cell>
          <table:table-cell office:value-type="float" office:value="0.0000342928877119278" calcext:value-type="float">
            <text:p>3.42928877119278E-05</text:p>
          </table:table-cell>
          <table:table-cell office:value-type="float" office:value="0.0000252392035801138" calcext:value-type="float">
            <text:p>2.52392035801138E-05</text:p>
          </table:table-cell>
          <table:table-cell office:value-type="float" office:value="0.0000237251881390004" calcext:value-type="float">
            <text:p>2.37251881390004E-05</text:p>
          </table:table-cell>
          <table:table-cell office:value-type="float" office:value="0.000523556079663451" calcext:value-type="float">
            <text:p>0.000523556079663</text:p>
          </table:table-cell>
          <table:table-cell office:value-type="float" office:value="0.000207636025983249" calcext:value-type="float">
            <text:p>0.000207636025983</text:p>
          </table:table-cell>
          <table:table-cell office:value-type="float" office:value="0.000100107630831735" calcext:value-type="float">
            <text:p>0.000100107630832</text:p>
          </table:table-cell>
          <table:table-cell office:value-type="float" office:value="0.0000432635150977816" calcext:value-type="float">
            <text:p>4.32635150977816E-05</text:p>
          </table:table-cell>
          <table:table-cell office:value-type="float" office:value="0.0000712450227509175" calcext:value-type="float">
            <text:p>7.12450227509175E-05</text:p>
          </table:table-cell>
          <table:table-cell office:value-type="float" office:value="0.0000322609332312497" calcext:value-type="float">
            <text:p>3.22609332312497E-05</text:p>
          </table:table-cell>
          <table:table-cell office:value-type="float" office:value="0.00132328726145537" calcext:value-type="float">
            <text:p>0.001323287261455</text:p>
          </table:table-cell>
          <table:table-cell office:value-type="float" office:value="0.0000357008985384262" calcext:value-type="float">
            <text:p>3.57008985384262E-05</text:p>
          </table:table-cell>
          <table:table-cell office:value-type="float" office:value="0.0000837115666097963" calcext:value-type="float">
            <text:p>8.37115666097963E-05</text:p>
          </table:table-cell>
          <table:table-cell office:value-type="float" office:value="0.0000284941285688073" calcext:value-type="float">
            <text:p>2.84941285688073E-05</text:p>
          </table:table-cell>
          <table:table-cell office:value-type="float" office:value="0.0000638214952142662" calcext:value-type="float">
            <text:p>6.38214952142662E-05</text:p>
          </table:table-cell>
          <table:table-cell office:value-type="float" office:value="0.0000381829429709413" calcext:value-type="float">
            <text:p>3.81829429709413E-05</text:p>
          </table:table-cell>
          <table:table-cell table:number-columns-repeated="2" office:value-type="float" office:value="0.0000309163321693408" calcext:value-type="float">
            <text:p>3.09163321693408E-05</text:p>
          </table:table-cell>
          <table:table-cell office:value-type="float" office:value="0.0000352016373185956" calcext:value-type="float">
            <text:p>3.52016373185956E-05</text:p>
          </table:table-cell>
          <table:table-cell office:value-type="float" office:value="0.0000290669164736819" calcext:value-type="float">
            <text:p>2.90669164736819E-05</text:p>
          </table:table-cell>
          <table:table-cell office:value-type="float" office:value="0.0000585306850072111" calcext:value-type="float">
            <text:p>5.85306850072111E-05</text:p>
          </table:table-cell>
          <table:table-cell office:value-type="float" office:value="0.0000352016373185956" calcext:value-type="float">
            <text:p>3.52016373185956E-05</text:p>
          </table:table-cell>
          <table:table-cell table:number-columns-repeated="2" office:value-type="float" office:value="0.0000360404524193823" calcext:value-type="float">
            <text:p>3.60404524193823E-05</text:p>
          </table:table-cell>
          <table:table-cell office:value-type="float" office:value="0.0000273891734595135" calcext:value-type="float">
            <text:p>2.73891734595135E-05</text:p>
          </table:table-cell>
          <table:table-cell office:value-type="float" office:value="0.0000356047143825892" calcext:value-type="float">
            <text:p>3.56047143825892E-05</text:p>
          </table:table-cell>
          <table:table-cell office:value-type="float" office:value="0.0000273891734595135" calcext:value-type="float">
            <text:p>2.73891734595135E-05</text:p>
          </table:table-cell>
          <table:table-cell office:value-type="float" office:value="0.0000294430586902824" calcext:value-type="float">
            <text:p>2.94430586902824E-05</text:p>
          </table:table-cell>
          <table:table-cell office:value-type="float" office:value="0.000136846749430343" calcext:value-type="float">
            <text:p>0.00013684674943</text:p>
          </table:table-cell>
          <table:table-cell office:value-type="float" office:value="0.000112880543203372" calcext:value-type="float">
            <text:p>0.000112880543203</text:p>
          </table:table-cell>
          <table:table-cell office:value-type="float" office:value="0.0000305404757369668" calcext:value-type="float">
            <text:p>3.05404757369668E-05</text:p>
          </table:table-cell>
          <table:table-cell office:value-type="float" office:value="0.0000467719975871301" calcext:value-type="float">
            <text:p>4.67719975871301E-05</text:p>
          </table:table-cell>
          <table:table-cell office:value-type="float" office:value="0.0000494755998765402" calcext:value-type="float">
            <text:p>4.94755998765402E-05</text:p>
          </table:table-cell>
          <table:table-cell office:value-type="float" office:value="0.00151888966015075" calcext:value-type="float">
            <text:p>0.001518889660151</text:p>
          </table:table-cell>
          <table:table-cell office:value-type="float" office:value="0.0000332862228354907" calcext:value-type="float">
            <text:p>3.32862228354907E-05</text:p>
          </table:table-cell>
          <table:table-cell office:value-type="float" office:value="0.000206604154748164" calcext:value-type="float">
            <text:p>0.000206604154748</text:p>
          </table:table-cell>
          <table:table-cell office:value-type="float" office:value="0.0000408343204190257" calcext:value-type="float">
            <text:p>4.08343204190257E-05</text:p>
          </table:table-cell>
          <table:table-cell office:value-type="float" office:value="0.0000615474301806018" calcext:value-type="float">
            <text:p>6.15474301806018E-05</text:p>
          </table:table-cell>
          <table:table-cell office:value-type="float" office:value="0.000319488326039004" calcext:value-type="float">
            <text:p>0.000319488326039</text:p>
          </table:table-cell>
          <table:table-cell table:number-columns-repeated="2" office:value-type="float" office:value="0.0000327675187507177" calcext:value-type="float">
            <text:p>3.27675187507177E-05</text:p>
          </table:table-cell>
          <table:table-cell office:value-type="float" office:value="0.0000482790265125866" calcext:value-type="float">
            <text:p>4.82790265125866E-05</text:p>
          </table:table-cell>
          <table:table-cell table:number-columns-repeated="2" office:value-type="float" office:value="0.0000295864753407789" calcext:value-type="float">
            <text:p>2.95864753407789E-05</text:p>
          </table:table-cell>
          <table:table-cell table:number-columns-repeated="4" office:value-type="float" office:value="0.0000320251710794674" calcext:value-type="float">
            <text:p>3.20251710794674E-05</text:p>
          </table:table-cell>
          <table:table-cell office:value-type="float" office:value="0.0000661265770539714" calcext:value-type="float">
            <text:p>6.61265770539714E-05</text:p>
          </table:table-cell>
          <table:table-cell office:value-type="float" office:value="0.000277253069347913" calcext:value-type="float">
            <text:p>0.000277253069348</text:p>
          </table:table-cell>
          <table:table-cell office:value-type="float" office:value="0.000086904875056575" calcext:value-type="float">
            <text:p>8.6904875056575E-05</text:p>
          </table:table-cell>
          <table:table-cell office:value-type="float" office:value="0.0000243797896446385" calcext:value-type="float">
            <text:p>2.43797896446385E-05</text:p>
          </table:table-cell>
          <table:table-cell office:value-type="float" office:value="0.0000384919755890393" calcext:value-type="float">
            <text:p>3.84919755890393E-05</text:p>
          </table:table-cell>
          <table:table-cell table:number-columns-repeated="5" office:value-type="float" office:value="0.0000243797896446385" calcext:value-type="float">
            <text:p>2.43797896446385E-05</text:p>
          </table:table-cell>
          <table:table-cell office:value-type="float" office:value="0.0000514757363919834" calcext:value-type="float">
            <text:p>5.14757363919834E-05</text:p>
          </table:table-cell>
          <table:table-cell office:value-type="float" office:value="0.0000571323710821484" calcext:value-type="float">
            <text:p>5.71323710821484E-05</text:p>
          </table:table-cell>
          <table:table-cell office:value-type="float" office:value="0.000040599128685275" calcext:value-type="float">
            <text:p>4.0599128685275E-05</text:p>
          </table:table-cell>
          <table:table-cell office:value-type="float" office:value="0.0000284906166212456" calcext:value-type="float">
            <text:p>2.84906166212456E-05</text:p>
          </table:table-cell>
          <table:table-cell office:value-type="float" office:value="0.0000267794372630475" calcext:value-type="float">
            <text:p>2.67794372630475E-05</text:p>
          </table:table-cell>
          <table:table-cell office:value-type="float" office:value="0.0000543290234472048" calcext:value-type="float">
            <text:p>5.43290234472048E-05</text:p>
          </table:table-cell>
          <table:table-cell office:value-type="float" office:value="0.000092086342182423" calcext:value-type="float">
            <text:p>9.2086342182423E-05</text:p>
          </table:table-cell>
          <table:table-cell office:value-type="float" office:value="0.0000644592428318687" calcext:value-type="float">
            <text:p>6.44592428318687E-05</text:p>
          </table:table-cell>
          <table:table-cell office:value-type="float" office:value="0.000109827871756264" calcext:value-type="float">
            <text:p>0.000109827871756</text:p>
          </table:table-cell>
          <table:table-cell office:value-type="float" office:value="0.0000353822410905206" calcext:value-type="float">
            <text:p>3.53822410905206E-05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9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5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9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10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12102142079148" calcext:value-type="float">
            <text:p>0.001210214207915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968171366331841" calcext:value-type="float">
            <text:p>0.000968171366332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229940699503812" calcext:value-type="float">
            <text:p>0.002299406995038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6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266247125741256" calcext:value-type="float">
            <text:p>0.00266247125741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217838557424664" calcext:value-type="float">
            <text:p>0.002178385574247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7" office:value-type="float" office:value="0.00012102142079148" calcext:value-type="float">
            <text:p>0.000121021420791</text:p>
          </table:table-cell>
          <table:table-cell office:value-type="float" office:value="0.000968171366331841" calcext:value-type="float">
            <text:p>0.000968171366332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145225704949776" calcext:value-type="float">
            <text:p>0.001452257049498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8" office:value-type="float" office:value="0.00012102142079148" calcext:value-type="float">
            <text:p>0.000121021420791</text:p>
          </table:table-cell>
          <table:table-cell table:number-columns-repeated="3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16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3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12102142079148" calcext:value-type="float">
            <text:p>0.001210214207915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table:number-columns-repeated="33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387268546532736" calcext:value-type="float">
            <text:p>0.003872685465327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93634273266368" calcext:value-type="float">
            <text:p>0.001936342732664</text:p>
          </table:table-cell>
          <table:table-cell table:number-columns-repeated="2" office:value-type="float" office:value="0.000847149945540361" calcext:value-type="float">
            <text:p>0.00084714994554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943967082173545" calcext:value-type="float">
            <text:p>0.009439670821735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4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266247125741256" calcext:value-type="float">
            <text:p>0.00266247125741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169429989108072" calcext:value-type="float">
            <text:p>0.001694299891081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193634273266368" calcext:value-type="float">
            <text:p>0.001936342732664</text:p>
          </table:table-cell>
          <table:table-cell table:number-columns-repeated="5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750332808907177" calcext:value-type="float">
            <text:p>0.007503328089072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152486990197265" calcext:value-type="float">
            <text:p>0.015248699019727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266247125741256" calcext:value-type="float">
            <text:p>0.002662471257413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641413530194845" calcext:value-type="float">
            <text:p>0.006414135301948</text:p>
          </table:table-cell>
          <table:table-cell table:number-columns-repeated="6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24204284158296" calcext:value-type="float">
            <text:p>0.00242042841583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653515672273992" calcext:value-type="float">
            <text:p>0.00653515672274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3"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69429989108072" calcext:value-type="float">
            <text:p>0.001694299891081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169429989108072" calcext:value-type="float">
            <text:p>0.001694299891081</text:p>
          </table:table-cell>
          <table:table-cell table:number-columns-repeated="2" office:value-type="float" office:value="0.000726128524748881" calcext:value-type="float">
            <text:p>0.000726128524749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9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169429989108072" calcext:value-type="float">
            <text:p>0.001694299891081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10" office:value-type="float" office:value="0.00012102142079148" calcext:value-type="float">
            <text:p>0.000121021420791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435677114849328" calcext:value-type="float">
            <text:p>0.004356771148493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520392109403364" calcext:value-type="float">
            <text:p>0.005203921094034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106498850296502" calcext:value-type="float">
            <text:p>0.01064988502965</text:p>
          </table:table-cell>
          <table:table-cell table:number-columns-repeated="2"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229940699503812" calcext:value-type="float">
            <text:p>0.002299406995038</text:p>
          </table:table-cell>
          <table:table-cell office:value-type="float" office:value="0.00326757836136996" calcext:value-type="float">
            <text:p>0.00326757836137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266247125741256" calcext:value-type="float">
            <text:p>0.002662471257413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471983541086772" calcext:value-type="float">
            <text:p>0.004719835410868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18153213118722" calcext:value-type="float">
            <text:p>0.001815321311872</text:p>
          </table:table-cell>
          <table:table-cell table:number-columns-repeated="10" office:value-type="float" office:value="0.00012102142079148" calcext:value-type="float">
            <text:p>0.000121021420791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387268546532736" calcext:value-type="float">
            <text:p>0.003872685465327</text:p>
          </table:table-cell>
          <table:table-cell office:value-type="float" office:value="0.00338859978216144" calcext:value-type="float">
            <text:p>0.003388599782161</text:p>
          </table:table-cell>
          <table:table-cell office:value-type="float" office:value="0.00593004961878252" calcext:value-type="float">
            <text:p>0.005930049618783</text:p>
          </table:table-cell>
          <table:table-cell office:value-type="float" office:value="0.00169429989108072" calcext:value-type="float">
            <text:p>0.00169429989108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12102142079148" calcext:value-type="float">
            <text:p>0.001210214207915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18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table:number-columns-repeated="2" office:value-type="float" office:value="0.000847149945540361" calcext:value-type="float">
            <text:p>0.0008471499455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314655694057848" calcext:value-type="float">
            <text:p>0.003146556940578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table:number-columns-repeated="3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435677114849328" calcext:value-type="float">
            <text:p>0.004356771148493</text:p>
          </table:table-cell>
          <table:table-cell office:value-type="float" office:value="0.00266247125741256" calcext:value-type="float">
            <text:p>0.00266247125741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847149945540361" calcext:value-type="float">
            <text:p>0.00084714994554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375166404453588" calcext:value-type="float">
            <text:p>0.003751664044536</text:p>
          </table:table-cell>
          <table:table-cell office:value-type="float" office:value="0.00774537093065473" calcext:value-type="float">
            <text:p>0.007745370930655</text:p>
          </table:table-cell>
          <table:table-cell table:number-columns-repeated="3" office:value-type="float" office:value="0.00036306426237444" calcext:value-type="float">
            <text:p>0.000363064262374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471983541086772" calcext:value-type="float">
            <text:p>0.004719835410868</text:p>
          </table:table-cell>
          <table:table-cell office:value-type="float" office:value="0.000847149945540361" calcext:value-type="float">
            <text:p>0.00084714994554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532494251482512" calcext:value-type="float">
            <text:p>0.005324942514825</text:p>
          </table:table-cell>
          <table:table-cell office:value-type="float" office:value="0.0048408568316592" calcext:value-type="float">
            <text:p>0.004840856831659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701924240590585" calcext:value-type="float">
            <text:p>0.00701924240590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266247125741256" calcext:value-type="float">
            <text:p>0.00266247125741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229940699503812" calcext:value-type="float">
            <text:p>0.002299406995038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6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69429989108072" calcext:value-type="float">
            <text:p>0.001694299891081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42357497277018" calcext:value-type="float">
            <text:p>0.004235749727702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847149945540361" calcext:value-type="float">
            <text:p>0.0008471499455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12102142079148" calcext:value-type="float">
            <text:p>0.00121021420791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726128524748881" calcext:value-type="float">
            <text:p>0.000726128524749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556698535640808" calcext:value-type="float">
            <text:p>0.005566985356408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871354229698657" calcext:value-type="float">
            <text:p>0.008713542296987</text:p>
          </table:table-cell>
          <table:table-cell office:value-type="float" office:value="0.00459881399007624" calcext:value-type="float">
            <text:p>0.004598813990076</text:p>
          </table:table-cell>
          <table:table-cell office:value-type="float" office:value="0.00980273508410989" calcext:value-type="float">
            <text:p>0.00980273508411</text:p>
          </table:table-cell>
          <table:table-cell office:value-type="float" office:value="0.00326757836136996" calcext:value-type="float">
            <text:p>0.00326757836137</text:p>
          </table:table-cell>
          <table:table-cell office:value-type="float" office:value="0.0150066561781435" calcext:value-type="float">
            <text:p>0.01500665617814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532494251482512" calcext:value-type="float">
            <text:p>0.00532494251482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217838557424664" calcext:value-type="float">
            <text:p>0.002178385574247</text:p>
          </table:table-cell>
          <table:table-cell table:number-columns-repeated="2"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229940699503812" calcext:value-type="float">
            <text:p>0.002299406995038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2102142079148" calcext:value-type="float">
            <text:p>0.001210214207915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375166404453588" calcext:value-type="float">
            <text:p>0.003751664044536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131913348662713" calcext:value-type="float">
            <text:p>0.013191334866271</text:p>
          </table:table-cell>
          <table:table-cell office:value-type="float" office:value="0.00726128524748881" calcext:value-type="float">
            <text:p>0.007261285247489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217838557424664" calcext:value-type="float">
            <text:p>0.002178385574247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471983541086772" calcext:value-type="float">
            <text:p>0.004719835410868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6051071039574" calcext:value-type="float">
            <text:p>0.000605107103957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24204284158296" calcext:value-type="float">
            <text:p>0.00242042841583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24204284158296" calcext:value-type="float">
            <text:p>0.00242042841583</text:p>
          </table:table-cell>
          <table:table-cell office:value-type="float" office:value="0.00169429989108072" calcext:value-type="float">
            <text:p>0.001694299891081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338859978216144" calcext:value-type="float">
            <text:p>0.003388599782161</text:p>
          </table:table-cell>
          <table:table-cell office:value-type="float" office:value="0.006051071039574" calcext:value-type="float">
            <text:p>0.006051071039574</text:p>
          </table:table-cell>
          <table:table-cell office:value-type="float" office:value="0.00593004961878252" calcext:value-type="float">
            <text:p>0.005930049618783</text:p>
          </table:table-cell>
          <table:table-cell office:value-type="float" office:value="0.0134333777078543" calcext:value-type="float">
            <text:p>0.013433377707854</text:p>
          </table:table-cell>
          <table:table-cell office:value-type="float" office:value="0.00217838557424664" calcext:value-type="float">
            <text:p>0.002178385574247</text:p>
          </table:table-cell>
          <table:table-cell office:value-type="float" office:value="0.00459881399007624" calcext:value-type="float">
            <text:p>0.004598813990076</text:p>
          </table:table-cell>
          <table:table-cell office:value-type="float" office:value="0.00314655694057848" calcext:value-type="float">
            <text:p>0.00314655694057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36306426237444" calcext:value-type="float">
            <text:p>0.003630642623744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338859978216144" calcext:value-type="float">
            <text:p>0.003388599782161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217838557424664" calcext:value-type="float">
            <text:p>0.002178385574247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3"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169429989108072" calcext:value-type="float">
            <text:p>0.00169429989108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968171366331841" calcext:value-type="float">
            <text:p>0.000968171366332</text:p>
          </table:table-cell>
          <table:table-cell table:number-columns-repeated="3" office:value-type="float" office:value="0.00024204284158296" calcext:value-type="float">
            <text:p>0.000242042841583</text:p>
          </table:table-cell>
          <table:table-cell office:value-type="float" office:value="0.00375166404453588" calcext:value-type="float">
            <text:p>0.00375166404453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4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48408568316592" calcext:value-type="float">
            <text:p>0.000484085683166</text:p>
          </table:table-cell>
          <table:table-cell office:value-type="float" office:value="0.00314655694057848" calcext:value-type="float">
            <text:p>0.00314655694057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24204284158296" calcext:value-type="float">
            <text:p>0.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6" office:value-type="float" office:value="0.00012102142079148" calcext:value-type="float">
            <text:p>0.000121021420791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266247125741256" calcext:value-type="float">
            <text:p>0.00266247125741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5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24204284158296" calcext:value-type="float">
            <text:p>0.000242042841583</text:p>
          </table:table-cell>
        </table:table-row>
        <table:table-row table:style-name="ro1">
          <table:table-cell office:value-type="string" calcext:value-type="string">
            <text:p>eigen</text:p>
          </table:table-cell>
          <table:table-cell table:number-columns-repeated="3" office:value-type="float" office:value="2.36304909579966E-019" calcext:value-type="float">
            <text:p>2.36304909579966E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44702453635979E-020" calcext:value-type="float">
            <text:p>6.44702453635979E-20</text:p>
          </table:table-cell>
          <table:table-cell office:value-type="float" office:value="0" calcext:value-type="float">
            <text:p>0</text:p>
          </table:table-cell>
          <table:table-cell office:value-type="float" office:value="3.86608134213738E-019" calcext:value-type="float">
            <text:p>3.8660813421373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459997517733E-020" calcext:value-type="float">
            <text:p>8.43459997517733E-20</text:p>
          </table:table-cell>
          <table:table-cell office:value-type="float" office:value="1.04910106773133E-018" calcext:value-type="float">
            <text:p>1.04910106773133E-18</text:p>
          </table:table-cell>
          <table:table-cell office:value-type="float" office:value="1.0830179730185E-019" calcext:value-type="float">
            <text:p>1.083017973018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4027538857E-019" calcext:value-type="float">
            <text:p>2.1834027538857E-19</text:p>
          </table:table-cell>
          <table:table-cell office:value-type="float" office:value="6.82987325602039E-020" calcext:value-type="float">
            <text:p>6.82987325602039E-20</text:p>
          </table:table-cell>
          <table:table-cell office:value-type="float" office:value="0" calcext:value-type="float">
            <text:p>0</text:p>
          </table:table-cell>
          <table:table-cell office:value-type="float" office:value="1.47098300058221E-019" calcext:value-type="float">
            <text:p>1.47098300058221E-19</text:p>
          </table:table-cell>
          <table:table-cell office:value-type="float" office:value="5.262001031355E-019" calcext:value-type="float">
            <text:p>5.262001031355E-19</text:p>
          </table:table-cell>
          <table:table-cell office:value-type="float" office:value="0" calcext:value-type="float">
            <text:p>0</text:p>
          </table:table-cell>
          <table:table-cell office:value-type="float" office:value="2.48523219782551E-019" calcext:value-type="float">
            <text:p>2.48523219782551E-19</text:p>
          </table:table-cell>
          <table:table-cell office:value-type="float" office:value="0" calcext:value-type="float">
            <text:p>0</text:p>
          </table:table-cell>
          <table:table-cell office:value-type="float" office:value="1.22343164131853E-019" calcext:value-type="float">
            <text:p>1.22343164131853E-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68546437174E-019" calcext:value-type="float">
            <text:p>2.668546437174E-19</text:p>
          </table:table-cell>
          <table:table-cell office:value-type="float" office:value="6.04263100992619E-020" calcext:value-type="float">
            <text:p>6.04263100992619E-20</text:p>
          </table:table-cell>
          <table:table-cell office:value-type="float" office:value="0" calcext:value-type="float">
            <text:p>0</text:p>
          </table:table-cell>
          <table:table-cell office:value-type="float" office:value="2.35730852647372E-019" calcext:value-type="float">
            <text:p>2.35730852647372E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89556815462856E-021" calcext:value-type="float">
            <text:p>7.89556815462856E-21</text:p>
          </table:table-cell>
          <table:table-cell office:value-type="float" office:value="0" calcext:value-type="float">
            <text:p>0</text:p>
          </table:table-cell>
          <table:table-cell office:value-type="float" office:value="3.27637385519962E-019" calcext:value-type="float">
            <text:p>3.27637385519962E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2721940794613E-019" calcext:value-type="float">
            <text:p>1.42721940794613E-19</text:p>
          </table:table-cell>
          <table:table-cell office:value-type="float" office:value="1.37814894756384E-019" calcext:value-type="float">
            <text:p>1.37814894756384E-19</text:p>
          </table:table-cell>
          <table:table-cell office:value-type="float" office:value="1.09800182323803E-019" calcext:value-type="float">
            <text:p>1.09800182323803E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6238048000309E-019" calcext:value-type="float">
            <text:p>3.06238048000309E-19</text:p>
          </table:table-cell>
          <table:table-cell office:value-type="float" office:value="3.49417400020087E-019" calcext:value-type="float">
            <text:p>3.49417400020087E-19</text:p>
          </table:table-cell>
          <table:table-cell office:value-type="float" office:value="2.33081196554618E-019" calcext:value-type="float">
            <text:p>2.33081196554618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9988898166508E-020" calcext:value-type="float">
            <text:p>9.09988898166508E-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9371075486662E-019" calcext:value-type="float">
            <text:p>3.79371075486662E-19</text:p>
          </table:table-cell>
          <table:table-cell office:value-type="float" office:value="0" calcext:value-type="float">
            <text:p>0</text:p>
          </table:table-cell>
          <table:table-cell office:value-type="float" office:value="5.06361266978802E-021" calcext:value-type="float">
            <text:p>5.06361266978802E-21</text:p>
          </table:table-cell>
          <table:table-cell office:value-type="float" office:value="7.11341762043491E-020" calcext:value-type="float">
            <text:p>7.11341762043491E-20</text:p>
          </table:table-cell>
          <table:table-cell office:value-type="float" office:value="6.323300887012E-019" calcext:value-type="float">
            <text:p>6.323300887012E-19</text:p>
          </table:table-cell>
          <table:table-cell office:value-type="float" office:value="0" calcext:value-type="float">
            <text:p>0</text:p>
          </table:table-cell>
          <table:table-cell office:value-type="float" office:value="6.01338364585368E-019" calcext:value-type="float">
            <text:p>6.0133836458536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299946566243E-019" calcext:value-type="float">
            <text:p>3.20299946566243E-19</text:p>
          </table:table-cell>
          <table:table-cell office:value-type="float" office:value="6.65865487123572E-019" calcext:value-type="float">
            <text:p>6.65865487123572E-19</text:p>
          </table:table-cell>
          <table:table-cell office:value-type="float" office:value="3.8507617404265E-019" calcext:value-type="float">
            <text:p>3.8507617404265E-19</text:p>
          </table:table-cell>
          <table:table-cell office:value-type="float" office:value="5.36873977248483E-019" calcext:value-type="float">
            <text:p>5.36873977248483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386982789994E-019" calcext:value-type="float">
            <text:p>4.13386982789994E-19</text:p>
          </table:table-cell>
          <table:table-cell office:value-type="float" office:value="0" calcext:value-type="float">
            <text:p>0</text:p>
          </table:table-cell>
          <table:table-cell office:value-type="float" office:value="1.20190884777038E-019" calcext:value-type="float">
            <text:p>1.20190884777038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33890097047924" calcext:value-type="float">
            <text:p>1.33890097047924E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00543925467800461" calcext:value-type="float">
            <text:p>5.43925467800461E-12</text:p>
          </table:table-cell>
          <table:table-cell office:value-type="float" office:value="0" calcext:value-type="float">
            <text:p>0</text:p>
          </table:table-cell>
          <table:table-cell office:value-type="float" office:value="7.69425375128684E-019" calcext:value-type="float">
            <text:p>7.69425375128684E-19</text:p>
          </table:table-cell>
          <table:table-cell office:value-type="float" office:value="0" calcext:value-type="float">
            <text:p>0</text:p>
          </table:table-cell>
          <table:table-cell office:value-type="float" office:value="1.84740045989334E-019" calcext:value-type="float">
            <text:p>1.84740045989334E-19</text:p>
          </table:table-cell>
          <table:table-cell office:value-type="float" office:value="2.26643201690029E-020" calcext:value-type="float">
            <text:p>2.26643201690029E-20</text:p>
          </table:table-cell>
          <table:table-cell office:value-type="float" office:value="0.0000000000000326056819092689" calcext:value-type="float">
            <text:p>3.26056819092689E-14</text:p>
          </table:table-cell>
          <table:table-cell office:value-type="float" office:value="1.64941454367945E-019" calcext:value-type="float">
            <text:p>1.64941454367945E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409576895463E-019" calcext:value-type="float">
            <text:p>2.3409576895463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018078929309E-019" calcext:value-type="float">
            <text:p>1.22018078929309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0652064077668E-019" calcext:value-type="float">
            <text:p>2.5065206407766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696542004832E-020" calcext:value-type="float">
            <text:p>2.49696542004832E-20</text:p>
          </table:table-cell>
          <table:table-cell office:value-type="float" office:value="3.0630820685915E-020" calcext:value-type="float">
            <text:p>3.0630820685915E-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84100394894571E-020" calcext:value-type="float">
            <text:p>6.84100394894571E-20</text:p>
          </table:table-cell>
          <table:table-cell office:value-type="float" office:value="0.0000000000000163036575642135" calcext:value-type="float">
            <text:p>1.63036575642135E-14</text:p>
          </table:table-cell>
          <table:table-cell office:value-type="float" office:value="1.51908351595372E-021" calcext:value-type="float">
            <text:p>1.51908351595372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49444031244E-019" calcext:value-type="float">
            <text:p>2.4049444031244E-19</text:p>
          </table:table-cell>
          <table:table-cell office:value-type="float" office:value="6.21473018729727E-020" calcext:value-type="float">
            <text:p>6.21473018729727E-20</text:p>
          </table:table-cell>
          <table:table-cell office:value-type="float" office:value="0" calcext:value-type="float">
            <text:p>0</text:p>
          </table:table-cell>
          <table:table-cell office:value-type="float" office:value="1.52749825412946E-019" calcext:value-type="float">
            <text:p>1.52749825412946E-19</text:p>
          </table:table-cell>
          <table:table-cell office:value-type="float" office:value="1.04421707928081E-019" calcext:value-type="float">
            <text:p>1.0442170792808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0234512139466" calcext:value-type="float">
            <text:p>1.0234512139466E-14</text:p>
          </table:table-cell>
          <table:table-cell office:value-type="float" office:value="0" calcext:value-type="float">
            <text:p>0</text:p>
          </table:table-cell>
          <table:table-cell office:value-type="float" office:value="2.18648812667907E-018" calcext:value-type="float">
            <text:p>2.18648812667907E-18</text:p>
          </table:table-cell>
          <table:table-cell office:value-type="float" office:value="0" calcext:value-type="float">
            <text:p>0</text:p>
          </table:table-cell>
          <table:table-cell office:value-type="float" office:value="3.54772374767904E-018" calcext:value-type="float">
            <text:p>3.54772374767904E-18</text:p>
          </table:table-cell>
          <table:table-cell office:value-type="float" office:value="2.12483239872801E-019" calcext:value-type="float">
            <text:p>2.12483239872801E-19</text:p>
          </table:table-cell>
          <table:table-cell office:value-type="float" office:value="1.33265604601333E-019" calcext:value-type="float">
            <text:p>1.33265604601333E-19</text:p>
          </table:table-cell>
          <table:table-cell office:value-type="float" office:value="1.67937579460207E-019" calcext:value-type="float">
            <text:p>1.67937579460207E-19</text:p>
          </table:table-cell>
          <table:table-cell office:value-type="float" office:value="0" calcext:value-type="float">
            <text:p>0</text:p>
          </table:table-cell>
          <table:table-cell office:value-type="float" office:value="4.05635512895213E-019" calcext:value-type="float">
            <text:p>4.05635512895213E-19</text:p>
          </table:table-cell>
          <table:table-cell office:value-type="float" office:value="1.68820975773559E-019" calcext:value-type="float">
            <text:p>1.68820975773559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0509906628354E-019" calcext:value-type="float">
            <text:p>2.70509906628354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51760969962E-019" calcext:value-type="float">
            <text:p>2.93651760969962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418889180914371" calcext:value-type="float">
            <text:p>4.18889180914371E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117577282631757" calcext:value-type="float">
            <text:p>1.17577282631757E-09</text:p>
          </table:table-cell>
          <table:table-cell office:value-type="float" office:value="2.58705390954928E-019" calcext:value-type="float">
            <text:p>2.58705390954928E-19</text:p>
          </table:table-cell>
          <table:table-cell office:value-type="float" office:value="0" calcext:value-type="float">
            <text:p>0</text:p>
          </table:table-cell>
          <table:table-cell office:value-type="float" office:value="1.62467115347405E-019" calcext:value-type="float">
            <text:p>1.62467115347405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218681653291698" calcext:value-type="float">
            <text:p>2.18681653291698E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7083648516318E-020" calcext:value-type="float">
            <text:p>6.87083648516318E-20</text:p>
          </table:table-cell>
          <table:table-cell office:value-type="float" office:value="6.43228748512499E-020" calcext:value-type="float">
            <text:p>6.43228748512499E-20</text:p>
          </table:table-cell>
          <table:table-cell office:value-type="float" office:value="4.4284763201507E-019" calcext:value-type="float">
            <text:p>4.4284763201507E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4589172368503E-019" calcext:value-type="float">
            <text:p>1.44589172368503E-19</text:p>
          </table:table-cell>
          <table:table-cell office:value-type="float" office:value="1.57059082327111E-020" calcext:value-type="float">
            <text:p>1.57059082327111E-2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80025620303" calcext:value-type="float">
            <text:p>1.32880025620303E-13</text:p>
          </table:table-cell>
          <table:table-cell office:value-type="float" office:value="0" calcext:value-type="float">
            <text:p>0</text:p>
          </table:table-cell>
          <table:table-cell office:value-type="float" office:value="0.0000310204467828841" calcext:value-type="float">
            <text:p>3.102044678288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00000947538796390697" calcext:value-type="float">
            <text:p>9.47538796390697E-11</text:p>
          </table:table-cell>
          <table:table-cell office:value-type="float" office:value="0" calcext:value-type="float">
            <text:p>0</text:p>
          </table:table-cell>
          <table:table-cell office:value-type="float" office:value="1.72551091612733E-019" calcext:value-type="float">
            <text:p>1.72551091612733E-19</text:p>
          </table:table-cell>
          <table:table-cell office:value-type="float" office:value="0" calcext:value-type="float">
            <text:p>0</text:p>
          </table:table-cell>
          <table:table-cell office:value-type="float" office:value="1.74944445421087E-019" calcext:value-type="float">
            <text:p>1.74944445421087E-19</text:p>
          </table:table-cell>
          <table:table-cell office:value-type="float" office:value="4.63880275330843E-019" calcext:value-type="float">
            <text:p>4.63880275330843E-19</text:p>
          </table:table-cell>
          <table:table-cell office:value-type="float" office:value="3.02271452046482E-019" calcext:value-type="float">
            <text:p>3.02271452046482E-19</text:p>
          </table:table-cell>
          <table:table-cell office:value-type="float" office:value="6.23689475772078E-019" calcext:value-type="float">
            <text:p>6.2368947577207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493078737253E-019" calcext:value-type="float">
            <text:p>1.58493078737253E-1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.0578029632438E-020" calcext:value-type="float">
            <text:p>6.0578029632438E-20</text:p>
          </table:table-cell>
          <table:table-cell office:value-type="float" office:value="0" calcext:value-type="float">
            <text:p>0</text:p>
          </table:table-cell>
          <table:table-cell office:value-type="float" office:value="5.3885930682734E-020" calcext:value-type="float">
            <text:p>5.3885930682734E-20</text:p>
          </table:table-cell>
          <table:table-cell office:value-type="float" office:value="0" calcext:value-type="float">
            <text:p>0</text:p>
          </table:table-cell>
          <table:table-cell office:value-type="float" office:value="1.79894990625272E-019" calcext:value-type="float">
            <text:p>1.79894990625272E-19</text:p>
          </table:table-cell>
          <table:table-cell office:value-type="float" office:value="0" calcext:value-type="float">
            <text:p>0</text:p>
          </table:table-cell>
          <table:table-cell office:value-type="float" office:value="1.39485792300729E-019" calcext:value-type="float">
            <text:p>1.39485792300729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61417194746E-019" calcext:value-type="float">
            <text:p>1.3761417194746E-19</text:p>
          </table:table-cell>
          <table:table-cell office:value-type="float" office:value="0" calcext:value-type="float">
            <text:p>0</text:p>
          </table:table-cell>
          <table:table-cell office:value-type="float" office:value="5.9431645188384E-019" calcext:value-type="float">
            <text:p>5.9431645188384E-19</text:p>
          </table:table-cell>
          <table:table-cell office:value-type="float" office:value="5.2503545936431E-019" calcext:value-type="float">
            <text:p>5.250354593643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80302663255" calcext:value-type="float">
            <text:p>1.32880302663255E-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8709030246582E-020" calcext:value-type="float">
            <text:p>2.98709030246582E-20</text:p>
          </table:table-cell>
          <table:table-cell office:value-type="float" office:value="0.000000000000020472423569167" calcext:value-type="float">
            <text:p>2.0472423569167E-14</text:p>
          </table:table-cell>
          <table:table-cell office:value-type="float" office:value="0" calcext:value-type="float">
            <text:p>0</text:p>
          </table:table-cell>
          <table:table-cell office:value-type="float" office:value="3.79986348277239E-019" calcext:value-type="float">
            <text:p>3.79986348277239E-19</text:p>
          </table:table-cell>
          <table:table-cell office:value-type="float" office:value="0.0000000000000273464879509138" calcext:value-type="float">
            <text:p>2.73464879509138E-14</text:p>
          </table:table-cell>
          <table:table-cell office:value-type="float" office:value="9.34669589016043E-020" calcext:value-type="float">
            <text:p>9.34669589016043E-20</text:p>
          </table:table-cell>
          <table:table-cell office:value-type="float" office:value="1.03168957632786E-019" calcext:value-type="float">
            <text:p>1.03168957632786E-19</text:p>
          </table:table-cell>
          <table:table-cell office:value-type="float" office:value="0" calcext:value-type="float">
            <text:p>0</text:p>
          </table:table-cell>
          <table:table-cell office:value-type="float" office:value="0.0000238871392085991" calcext:value-type="float">
            <text:p>2.38871392085991E-05</text:p>
          </table:table-cell>
          <table:table-cell office:value-type="float" office:value="0" calcext:value-type="float">
            <text:p>0</text:p>
          </table:table-cell>
          <table:table-cell office:value-type="float" office:value="4.58896227983758E-019" calcext:value-type="float">
            <text:p>4.58896227983758E-19</text:p>
          </table:table-cell>
          <table:table-cell office:value-type="float" office:value="0.0000000000256159866120781" calcext:value-type="float">
            <text:p>2.56159866120781E-11</text:p>
          </table:table-cell>
          <table:table-cell office:value-type="float" office:value="0.00000000452104911133526" calcext:value-type="float">
            <text:p>4.52104911133526E-09</text:p>
          </table:table-cell>
          <table:table-cell office:value-type="float" office:value="0.00000000000029292602643858" calcext:value-type="float">
            <text:p>2.9292602643858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42528864877E-018" calcext:value-type="float">
            <text:p>1.05242528864877E-18</text:p>
          </table:table-cell>
          <table:table-cell office:value-type="float" office:value="0.000024059042519103" calcext:value-type="float">
            <text:p>2.4059042519103E-05</text:p>
          </table:table-cell>
          <table:table-cell office:value-type="float" office:value="0.00105758479873273" calcext:value-type="float">
            <text:p>0.0010575847987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4676524732266" calcext:value-type="float">
            <text:p>2.04676524732266E-11</text:p>
          </table:table-cell>
          <table:table-cell office:value-type="float" office:value="0.0000000057001596580275" calcext:value-type="float">
            <text:p>5.7001596580275E-09</text:p>
          </table:table-cell>
          <table:table-cell office:value-type="float" office:value="0.000000000000901095340063782" calcext:value-type="float">
            <text:p>9.01095340063782E-13</text:p>
          </table:table-cell>
          <table:table-cell office:value-type="float" office:value="0.000000000285003542157735" calcext:value-type="float">
            <text:p>2.85003542157735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952608905247295" calcext:value-type="float">
            <text:p>9.52608905247295E-13</text:p>
          </table:table-cell>
          <table:table-cell office:value-type="float" office:value="0.00127524482663951" calcext:value-type="float">
            <text:p>0.00127524482664</text:p>
          </table:table-cell>
          <table:table-cell office:value-type="float" office:value="0" calcext:value-type="float">
            <text:p>0</text:p>
          </table:table-cell>
          <table:table-cell office:value-type="float" office:value="3.02320831308625E-019" calcext:value-type="float">
            <text:p>3.0232083130862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303291885729E-020" calcext:value-type="float">
            <text:p>6.01303291885729E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3598153203288E-019" calcext:value-type="float">
            <text:p>4.83598153203288E-19</text:p>
          </table:table-cell>
          <table:table-cell office:value-type="float" office:value="0" calcext:value-type="float">
            <text:p>0</text:p>
          </table:table-cell>
          <table:table-cell office:value-type="float" office:value="1.49551989741764E-019" calcext:value-type="float">
            <text:p>1.49551989741764E-19</text:p>
          </table:table-cell>
          <table:table-cell office:value-type="float" office:value="0" calcext:value-type="float">
            <text:p>0</text:p>
          </table:table-cell>
          <table:table-cell office:value-type="float" office:value="1.51059775716631E-019" calcext:value-type="float">
            <text:p>1.51059775716631E-19</text:p>
          </table:table-cell>
          <table:table-cell office:value-type="float" office:value="3.32674792964641E-020" calcext:value-type="float">
            <text:p>3.32674792964641E-20</text:p>
          </table:table-cell>
          <table:table-cell office:value-type="float" office:value="0" calcext:value-type="float">
            <text:p>0</text:p>
          </table:table-cell>
          <table:table-cell office:value-type="float" office:value="2.04505534584304E-019" calcext:value-type="float">
            <text:p>2.04505534584304E-19</text:p>
          </table:table-cell>
          <table:table-cell office:value-type="float" office:value="0" calcext:value-type="float">
            <text:p>0</text:p>
          </table:table-cell>
          <table:table-cell office:value-type="float" office:value="1.53944003240042E-019" calcext:value-type="float">
            <text:p>1.53944003240042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111059659394E-020" calcext:value-type="float">
            <text:p>1.99111059659394E-20</text:p>
          </table:table-cell>
          <table:table-cell office:value-type="float" office:value="2.75626917968471E-020" calcext:value-type="float">
            <text:p>2.75626917968471E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8236375083243E-019" calcext:value-type="float">
            <text:p>2.38236375083243E-19</text:p>
          </table:table-cell>
          <table:table-cell office:value-type="float" office:value="0" calcext:value-type="float">
            <text:p>0</text:p>
          </table:table-cell>
          <table:table-cell office:value-type="float" office:value="1.07981016508927E-019" calcext:value-type="float">
            <text:p>1.07981016508927E-19</text:p>
          </table:table-cell>
          <table:table-cell office:value-type="float" office:value="2.79946571485098E-020" calcext:value-type="float">
            <text:p>2.79946571485098E-20</text:p>
          </table:table-cell>
          <table:table-cell office:value-type="float" office:value="7.91886574431255E-020" calcext:value-type="float">
            <text:p>7.91886574431255E-20</text:p>
          </table:table-cell>
          <table:table-cell office:value-type="float" office:value="0" calcext:value-type="float">
            <text:p>0</text:p>
          </table:table-cell>
          <table:table-cell office:value-type="float" office:value="2.63683649233929E-019" calcext:value-type="float">
            <text:p>2.63683649233929E-19</text:p>
          </table:table-cell>
          <table:table-cell office:value-type="float" office:value="7.29621461177099E-020" calcext:value-type="float">
            <text:p>7.29621461177099E-20</text:p>
          </table:table-cell>
          <table:table-cell office:value-type="float" office:value="0" calcext:value-type="float">
            <text:p>0</text:p>
          </table:table-cell>
          <table:table-cell office:value-type="float" office:value="5.86622108000018E-020" calcext:value-type="float">
            <text:p>5.86622108000018E-20</text:p>
          </table:table-cell>
          <table:table-cell office:value-type="float" office:value="1.24678899518704E-019" calcext:value-type="float">
            <text:p>1.24678899518704E-19</text:p>
          </table:table-cell>
          <table:table-cell office:value-type="float" office:value="4.63124139425967E-019" calcext:value-type="float">
            <text:p>4.63124139425967E-19</text:p>
          </table:table-cell>
          <table:table-cell office:value-type="float" office:value="8.7782245185824E-020" calcext:value-type="float">
            <text:p>8.7782245185824E-20</text:p>
          </table:table-cell>
          <table:table-cell office:value-type="float" office:value="0" calcext:value-type="float">
            <text:p>0</text:p>
          </table:table-cell>
          <table:table-cell office:value-type="float" office:value="5.71063579602506E-015" calcext:value-type="float">
            <text:p>5.71063579602506E-15</text:p>
          </table:table-cell>
          <table:table-cell office:value-type="float" office:value="0.000000000000459114042359732" calcext:value-type="float">
            <text:p>4.59114042359732E-13</text:p>
          </table:table-cell>
          <table:table-cell office:value-type="float" office:value="0.0000000000000289817545163893" calcext:value-type="float">
            <text:p>2.89817545163893E-14</text:p>
          </table:table-cell>
          <table:table-cell office:value-type="float" office:value="5.71093988718335E-015" calcext:value-type="float">
            <text:p>5.71093988718335E-15</text:p>
          </table:table-cell>
          <table:table-cell office:value-type="float" office:value="1.81899669461493E-019" calcext:value-type="float">
            <text:p>1.81899669461493E-19</text:p>
          </table:table-cell>
          <table:table-cell office:value-type="float" office:value="0" calcext:value-type="float">
            <text:p>0</text:p>
          </table:table-cell>
          <table:table-cell office:value-type="float" office:value="4.53252725940145E-019" calcext:value-type="float">
            <text:p>4.53252725940145E-19</text:p>
          </table:table-cell>
          <table:table-cell office:value-type="float" office:value="0" calcext:value-type="float">
            <text:p>0</text:p>
          </table:table-cell>
          <table:table-cell office:value-type="float" office:value="2.03463350453864E-019" calcext:value-type="float">
            <text:p>2.03463350453864E-19</text:p>
          </table:table-cell>
          <table:table-cell office:value-type="float" office:value="5.30059448601839E-019" calcext:value-type="float">
            <text:p>5.30059448601839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78924802204" calcext:value-type="float">
            <text:p>1.32878924802204E-13</text:p>
          </table:table-cell>
          <table:table-cell office:value-type="float" office:value="0.000000000000132879329077637" calcext:value-type="float">
            <text:p>1.32879329077637E-13</text:p>
          </table:table-cell>
          <table:table-cell office:value-type="float" office:value="2.75394035854942E-019" calcext:value-type="float">
            <text:p>2.75394035854942E-19</text:p>
          </table:table-cell>
          <table:table-cell office:value-type="float" office:value="0" calcext:value-type="float">
            <text:p>0</text:p>
          </table:table-cell>
          <table:table-cell office:value-type="float" office:value="7.99018210251304E-020" calcext:value-type="float">
            <text:p>7.99018210251304E-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1325566779754E-019" calcext:value-type="float">
            <text:p>1.51325566779754E-19</text:p>
          </table:table-cell>
          <table:table-cell office:value-type="float" office:value="0.000000000540969088000563" calcext:value-type="float">
            <text:p>5.40969088000563E-10</text:p>
          </table:table-cell>
          <table:table-cell office:value-type="float" office:value="0.000000000411833443621051" calcext:value-type="float">
            <text:p>4.11833443621051E-10</text:p>
          </table:table-cell>
          <table:table-cell office:value-type="float" office:value="1.47179739131239E-019" calcext:value-type="float">
            <text:p>1.47179739131239E-19</text:p>
          </table:table-cell>
          <table:table-cell office:value-type="float" office:value="6.93391797620161E-020" calcext:value-type="float">
            <text:p>6.93391797620161E-20</text:p>
          </table:table-cell>
          <table:table-cell office:value-type="float" office:value="0" calcext:value-type="float">
            <text:p>0</text:p>
          </table:table-cell>
          <table:table-cell office:value-type="float" office:value="2.06825812347877E-019" calcext:value-type="float">
            <text:p>2.06825812347877E-19</text:p>
          </table:table-cell>
          <table:table-cell office:value-type="float" office:value="2.00651530841389E-019" calcext:value-type="float">
            <text:p>2.00651530841389E-19</text:p>
          </table:table-cell>
          <table:table-cell office:value-type="float" office:value="0" calcext:value-type="float">
            <text:p>0</text:p>
          </table:table-cell>
          <table:table-cell office:value-type="float" office:value="0.000219684397145437" calcext:value-type="float">
            <text:p>0.000219684397145</text:p>
          </table:table-cell>
          <table:table-cell office:value-type="float" office:value="1.43289917374097E-019" calcext:value-type="float">
            <text:p>1.43289917374097E-19</text:p>
          </table:table-cell>
          <table:table-cell office:value-type="float" office:value="2.7771909236607E-019" calcext:value-type="float">
            <text:p>2.7771909236607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1294853306E-018" calcext:value-type="float">
            <text:p>1.9631294853306E-18</text:p>
          </table:table-cell>
          <table:table-cell office:value-type="float" office:value="4.64416058826079E-015" calcext:value-type="float">
            <text:p>4.64416058826079E-15</text:p>
          </table:table-cell>
          <table:table-cell office:value-type="float" office:value="0" calcext:value-type="float">
            <text:p>0</text:p>
          </table:table-cell>
          <table:table-cell office:value-type="float" office:value="1.1649037990401E-019" calcext:value-type="float">
            <text:p>1.1649037990401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9752118605537" calcext:value-type="float">
            <text:p>0.004097521186055</text:p>
          </table:table-cell>
          <table:table-cell office:value-type="float" office:value="5.8215226475578E-020" calcext:value-type="float">
            <text:p>5.8215226475578E-20</text:p>
          </table:table-cell>
          <table:table-cell office:value-type="float" office:value="0" calcext:value-type="float">
            <text:p>0</text:p>
          </table:table-cell>
          <table:table-cell office:value-type="float" office:value="1.79330625943866E-019" calcext:value-type="float">
            <text:p>1.79330625943866E-19</text:p>
          </table:table-cell>
          <table:table-cell office:value-type="float" office:value="1.99486729198059E-019" calcext:value-type="float">
            <text:p>1.99486729198059E-19</text:p>
          </table:table-cell>
          <table:table-cell office:value-type="float" office:value="2.48073895992551E-019" calcext:value-type="float">
            <text:p>2.48073895992551E-19</text:p>
          </table:table-cell>
          <table:table-cell office:value-type="float" office:value="3.57409243550189E-019" calcext:value-type="float">
            <text:p>3.57409243550189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46334475045E-019" calcext:value-type="float">
            <text:p>1.97146334475045E-19</text:p>
          </table:table-cell>
          <table:table-cell office:value-type="float" office:value="0" calcext:value-type="float">
            <text:p>0</text:p>
          </table:table-cell>
          <table:table-cell office:value-type="float" office:value="6.72494471506124E-020" calcext:value-type="float">
            <text:p>6.72494471506124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5064415439774E-019" calcext:value-type="float">
            <text:p>9.45064415439774E-19</text:p>
          </table:table-cell>
          <table:table-cell office:value-type="float" office:value="0.00603864955250767" calcext:value-type="float">
            <text:p>0.006038649552508</text:p>
          </table:table-cell>
          <table:table-cell office:value-type="float" office:value="0.0000260971619230286" calcext:value-type="float">
            <text:p>2.60971619230286E-05</text:p>
          </table:table-cell>
          <table:table-cell office:value-type="float" office:value="0" calcext:value-type="float">
            <text:p>0</text:p>
          </table:table-cell>
          <table:table-cell office:value-type="float" office:value="0.0021151695831009" calcext:value-type="float">
            <text:p>0.002115169583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601739603995009" calcext:value-type="float">
            <text:p>6.01739603995009E-14</text:p>
          </table:table-cell>
          <table:table-cell office:value-type="float" office:value="0.0000000095830486200295" calcext:value-type="float">
            <text:p>9.5830486200295E-09</text:p>
          </table:table-cell>
          <table:table-cell office:value-type="float" office:value="0.0000000000000296964768420959" calcext:value-type="float">
            <text:p>2.96964768420959E-14</text:p>
          </table:table-cell>
          <table:table-cell office:value-type="float" office:value="0.00000142872743626117" calcext:value-type="float">
            <text:p>1.42872743626117E-06</text:p>
          </table:table-cell>
          <table:table-cell office:value-type="float" office:value="0.00000000000361039387806567" calcext:value-type="float">
            <text:p>3.61039387806567E-12</text:p>
          </table:table-cell>
          <table:table-cell office:value-type="float" office:value="0.00000000000809151269100767" calcext:value-type="float">
            <text:p>8.09151269100767E-12</text:p>
          </table:table-cell>
          <table:table-cell office:value-type="float" office:value="4.98966031073718E-020" calcext:value-type="float">
            <text:p>4.98966031073718E-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28178571815406" calcext:value-type="float">
            <text:p>2.8178571815406E-05</text:p>
          </table:table-cell>
          <table:table-cell office:value-type="float" office:value="0.00000000167833836658932" calcext:value-type="float">
            <text:p>1.67833836658932E-09</text:p>
          </table:table-cell>
          <table:table-cell office:value-type="float" office:value="0.0000000150806555736149" calcext:value-type="float">
            <text:p>1.50806555736149E-08</text:p>
          </table:table-cell>
          <table:table-cell office:value-type="float" office:value="4.96016408492131E-019" calcext:value-type="float">
            <text:p>4.96016408492131E-19</text:p>
          </table:table-cell>
          <table:table-cell office:value-type="float" office:value="3.0433032524854E-020" calcext:value-type="float">
            <text:p>3.0433032524854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850525091755E-019" calcext:value-type="float">
            <text:p>4.2585052509175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934557592420831" calcext:value-type="float">
            <text:p>9.34557592420831E-12</text:p>
          </table:table-cell>
          <table:table-cell office:value-type="float" office:value="0" calcext:value-type="float">
            <text:p>0</text:p>
          </table:table-cell>
          <table:table-cell office:value-type="float" office:value="2.35806498015817E-020" calcext:value-type="float">
            <text:p>2.35806498015817E-20</text:p>
          </table:table-cell>
          <table:table-cell office:value-type="float" office:value="0" calcext:value-type="float">
            <text:p>0</text:p>
          </table:table-cell>
          <table:table-cell office:value-type="float" office:value="1.63059946270552E-019" calcext:value-type="float">
            <text:p>1.63059946270552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454677867282151" calcext:value-type="float">
            <text:p>4.54677867282151E-11</text:p>
          </table:table-cell>
          <table:table-cell office:value-type="float" office:value="0.00000000000359994647635512" calcext:value-type="float">
            <text:p>3.59994647635512E-12</text:p>
          </table:table-cell>
          <table:table-cell office:value-type="float" office:value="0.000000000000117950882861956" calcext:value-type="float">
            <text:p>1.17950882861956E-13</text:p>
          </table:table-cell>
          <table:table-cell office:value-type="float" office:value="0.0000000000234489727787685" calcext:value-type="float">
            <text:p>2.34489727787685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33671960591555" calcext:value-type="float">
            <text:p>3.33671960591555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73879789133349" calcext:value-type="float">
            <text:p>6.73879789133349E-05</text:p>
          </table:table-cell>
          <table:table-cell office:value-type="float" office:value="0.0000275564960554379" calcext:value-type="float">
            <text:p>2.75564960554379E-05</text:p>
          </table:table-cell>
          <table:table-cell office:value-type="float" office:value="0.00000000688565373394128" calcext:value-type="float">
            <text:p>6.88565373394128E-09</text:p>
          </table:table-cell>
          <table:table-cell office:value-type="float" office:value="2.26169229291504E-019" calcext:value-type="float">
            <text:p>2.26169229291504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658954180236E-019" calcext:value-type="float">
            <text:p>2.03658954180236E-19</text:p>
          </table:table-cell>
          <table:table-cell office:value-type="float" office:value="0.00000000000624122658986309" calcext:value-type="float">
            <text:p>6.24122658986309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7015580950647E-016" calcext:value-type="float">
            <text:p>9.97015580950647E-16</text:p>
          </table:table-cell>
          <table:table-cell office:value-type="float" office:value="1.11350021825632E-015" calcext:value-type="float">
            <text:p>1.11350021825632E-15</text:p>
          </table:table-cell>
          <table:table-cell office:value-type="float" office:value="0.0000000000000930043619225217" calcext:value-type="float">
            <text:p>9.30043619225217E-14</text:p>
          </table:table-cell>
          <table:table-cell office:value-type="float" office:value="3.93633187715038E-015" calcext:value-type="float">
            <text:p>3.93633187715038E-15</text:p>
          </table:table-cell>
          <table:table-cell office:value-type="float" office:value="0.0000000000000218277780273838" calcext:value-type="float">
            <text:p>2.18277780273838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755311795178E-019" calcext:value-type="float">
            <text:p>1.24755311795178E-19</text:p>
          </table:table-cell>
          <table:table-cell office:value-type="float" office:value="3.50061112545616E-016" calcext:value-type="float">
            <text:p>3.50061112545616E-16</text:p>
          </table:table-cell>
          <table:table-cell office:value-type="float" office:value="1.64293223140378E-019" calcext:value-type="float">
            <text:p>1.64293223140378E-19</text:p>
          </table:table-cell>
          <table:table-cell office:value-type="float" office:value="4.47796633697395E-019" calcext:value-type="float">
            <text:p>4.47796633697395E-19</text:p>
          </table:table-cell>
          <table:table-cell office:value-type="float" office:value="5.79124988937005E-019" calcext:value-type="float">
            <text:p>5.79124988937005E-19</text:p>
          </table:table-cell>
          <table:table-cell office:value-type="float" office:value="1.7161626547839E-018" calcext:value-type="float">
            <text:p>1.7161626547839E-18</text:p>
          </table:table-cell>
          <table:table-cell office:value-type="float" office:value="2.19908973829023E-019" calcext:value-type="float">
            <text:p>2.19908973829023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374532096416E-019" calcext:value-type="float">
            <text:p>1.17374532096416E-19</text:p>
          </table:table-cell>
          <table:table-cell office:value-type="float" office:value="0.000129158260225178" calcext:value-type="float">
            <text:p>0.000129158260225</text:p>
          </table:table-cell>
          <table:table-cell office:value-type="float" office:value="0.0000508586955322538" calcext:value-type="float">
            <text:p>5.08586955322538E-05</text:p>
          </table:table-cell>
          <table:table-cell office:value-type="float" office:value="0" calcext:value-type="float">
            <text:p>0</text:p>
          </table:table-cell>
          <table:table-cell office:value-type="float" office:value="0.00851331014882153" calcext:value-type="float">
            <text:p>0.008513310148822</text:p>
          </table:table-cell>
          <table:table-cell office:value-type="float" office:value="0.00000215022373496401" calcext:value-type="float">
            <text:p>2.15022373496401E-06</text:p>
          </table:table-cell>
          <table:table-cell office:value-type="float" office:value="0.00000278559312666622" calcext:value-type="float">
            <text:p>2.78559312666622E-06</text:p>
          </table:table-cell>
          <table:table-cell office:value-type="float" office:value="0" calcext:value-type="float">
            <text:p>0</text:p>
          </table:table-cell>
          <table:table-cell office:value-type="float" office:value="5.87485090083586E-020" calcext:value-type="float">
            <text:p>5.87485090083586E-20</text:p>
          </table:table-cell>
          <table:table-cell office:value-type="float" office:value="0" calcext:value-type="float">
            <text:p>0</text:p>
          </table:table-cell>
          <table:table-cell office:value-type="float" office:value="1.42921180509615E-019" calcext:value-type="float">
            <text:p>1.42921180509615E-19</text:p>
          </table:table-cell>
          <table:table-cell office:value-type="float" office:value="1.31229345914579E-019" calcext:value-type="float">
            <text:p>1.31229345914579E-19</text:p>
          </table:table-cell>
          <table:table-cell office:value-type="float" office:value="7.60761072571468E-020" calcext:value-type="float">
            <text:p>7.60761072571468E-20</text:p>
          </table:table-cell>
          <table:table-cell office:value-type="float" office:value="0.0000000243391859876177" calcext:value-type="float">
            <text:p>2.43391859876177E-08</text:p>
          </table:table-cell>
          <table:table-cell office:value-type="float" office:value="0.0000000744669701444602" calcext:value-type="float">
            <text:p>7.44669701444602E-08</text:p>
          </table:table-cell>
          <table:table-cell office:value-type="float" office:value="0.0000643773403961892" calcext:value-type="float">
            <text:p>6.43773403961892E-05</text:p>
          </table:table-cell>
          <table:table-cell office:value-type="float" office:value="0.0000296284122946588" calcext:value-type="float">
            <text:p>2.96284122946588E-05</text:p>
          </table:table-cell>
          <table:table-cell office:value-type="float" office:value="0.00000000172289223054758" calcext:value-type="float">
            <text:p>1.72289223054758E-09</text:p>
          </table:table-cell>
          <table:table-cell office:value-type="float" office:value="0.000000001544396236761" calcext:value-type="float">
            <text:p>1.544396236761E-09</text:p>
          </table:table-cell>
          <table:table-cell office:value-type="float" office:value="0.00000000171130521220246" calcext:value-type="float">
            <text:p>1.71130521220246E-09</text:p>
          </table:table-cell>
          <table:table-cell office:value-type="float" office:value="9.66006109383861E-020" calcext:value-type="float">
            <text:p>9.66006109383861E-20</text:p>
          </table:table-cell>
          <table:table-cell office:value-type="float" office:value="2.82977507444004E-019" calcext:value-type="float">
            <text:p>2.82977507444004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915134663651E-018" calcext:value-type="float">
            <text:p>2.32915134663651E-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83690085713562" calcext:value-type="float">
            <text:p>4.83690085713562E-05</text:p>
          </table:table-cell>
          <table:table-cell office:value-type="float" office:value="0.000000000280129316060321" calcext:value-type="float">
            <text:p>2.80129316060321E-10</text:p>
          </table:table-cell>
          <table:table-cell office:value-type="float" office:value="0.00000000000295209966628527" calcext:value-type="float">
            <text:p>2.95209966628527E-12</text:p>
          </table:table-cell>
          <table:table-cell office:value-type="float" office:value="0.0000000000000465455168163404" calcext:value-type="float">
            <text:p>4.65455168163404E-14</text:p>
          </table:table-cell>
          <table:table-cell office:value-type="float" office:value="0.0000000000000465443700329095" calcext:value-type="float">
            <text:p>4.65443700329095E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099982668024E-018" calcext:value-type="float">
            <text:p>1.02099982668024E-18</text:p>
          </table:table-cell>
          <table:table-cell office:value-type="float" office:value="0" calcext:value-type="float">
            <text:p>0</text:p>
          </table:table-cell>
          <table:table-cell office:value-type="float" office:value="0.0000148136826749404" calcext:value-type="float">
            <text:p>1.48136826749404E-05</text:p>
          </table:table-cell>
          <table:table-cell office:value-type="float" office:value="0" calcext:value-type="float">
            <text:p>0</text:p>
          </table:table-cell>
          <table:table-cell office:value-type="float" office:value="3.35095922333384E-019" calcext:value-type="float">
            <text:p>3.35095922333384E-19</text:p>
          </table:table-cell>
          <table:table-cell office:value-type="float" office:value="0" calcext:value-type="float">
            <text:p>0</text:p>
          </table:table-cell>
          <table:table-cell office:value-type="float" office:value="1.26117268774187E-019" calcext:value-type="float">
            <text:p>1.26117268774187E-19</text:p>
          </table:table-cell>
          <table:table-cell office:value-type="float" office:value="3.89241010026121E-019" calcext:value-type="float">
            <text:p>3.89241010026121E-19</text:p>
          </table:table-cell>
          <table:table-cell office:value-type="float" office:value="6.85234305969477E-015" calcext:value-type="float">
            <text:p>6.85234305969477E-15</text:p>
          </table:table-cell>
          <table:table-cell office:value-type="float" office:value="0" calcext:value-type="float">
            <text:p>0</text:p>
          </table:table-cell>
          <table:table-cell office:value-type="float" office:value="5.07440150855253E-015" calcext:value-type="float">
            <text:p>5.07440150855253E-15</text:p>
          </table:table-cell>
          <table:table-cell office:value-type="float" office:value="0" calcext:value-type="float">
            <text:p>0</text:p>
          </table:table-cell>
          <table:table-cell office:value-type="float" office:value="1.08469506385762E-019" calcext:value-type="float">
            <text:p>1.08469506385762E-19</text:p>
          </table:table-cell>
          <table:table-cell office:value-type="float" office:value="0" calcext:value-type="float">
            <text:p>0</text:p>
          </table:table-cell>
          <table:table-cell office:value-type="float" office:value="0.0000384878294331372" calcext:value-type="float">
            <text:p>3.84878294331372E-05</text:p>
          </table:table-cell>
          <table:table-cell office:value-type="float" office:value="0.0000000000000465431153127537" calcext:value-type="float">
            <text:p>4.65431153127537E-14</text:p>
          </table:table-cell>
          <table:table-cell office:value-type="float" office:value="0.023532974898952" calcext:value-type="float">
            <text:p>0.0235329748989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53251646301628" calcext:value-type="float">
            <text:p>1.53251646301628E-14</text:p>
          </table:table-cell>
          <table:table-cell office:value-type="float" office:value="5.88314420755228E-019" calcext:value-type="float">
            <text:p>5.88314420755228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846900648685E-021" calcext:value-type="float">
            <text:p>4.47846900648685E-21</text:p>
          </table:table-cell>
          <table:table-cell office:value-type="float" office:value="3.69184189924549E-019" calcext:value-type="float">
            <text:p>3.69184189924549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163035624993244" calcext:value-type="float">
            <text:p>1.63035624993244E-14</text:p>
          </table:table-cell>
          <table:table-cell office:value-type="float" office:value="0.000000000033191336335259" calcext:value-type="float">
            <text:p>3.3191336335259E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10174114213E-019" calcext:value-type="float">
            <text:p>1.0010174114213E-19</text:p>
          </table:table-cell>
          <table:table-cell office:value-type="float" office:value="0" calcext:value-type="float">
            <text:p>0</text:p>
          </table:table-cell>
          <table:table-cell office:value-type="float" office:value="1.50497832887296E-018" calcext:value-type="float">
            <text:p>1.50497832887296E-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0493094985334375" calcext:value-type="float">
            <text:p>4.93094985334375E-11</text:p>
          </table:table-cell>
          <table:table-cell office:value-type="float" office:value="5.67548735052965E-015" calcext:value-type="float">
            <text:p>5.67548735052965E-15</text:p>
          </table:table-cell>
          <table:table-cell office:value-type="float" office:value="2.46958927403688E-019" calcext:value-type="float">
            <text:p>2.4695892740368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832819918653595" calcext:value-type="float">
            <text:p>8.32819918653595E-12</text:p>
          </table:table-cell>
          <table:table-cell office:value-type="float" office:value="0.00000000000205011062291174" calcext:value-type="float">
            <text:p>2.05011062291174E-12</text:p>
          </table:table-cell>
          <table:table-cell office:value-type="float" office:value="9.11812576166063E-015" calcext:value-type="float">
            <text:p>9.11812576166063E-15</text:p>
          </table:table-cell>
          <table:table-cell office:value-type="float" office:value="1.49113920634788E-019" calcext:value-type="float">
            <text:p>1.49113920634788E-19</text:p>
          </table:table-cell>
          <table:table-cell office:value-type="float" office:value="0" calcext:value-type="float">
            <text:p>0</text:p>
          </table:table-cell>
          <table:table-cell office:value-type="float" office:value="8.86390995272976E-019" calcext:value-type="float">
            <text:p>8.86390995272976E-19</text:p>
          </table:table-cell>
          <table:table-cell office:value-type="float" office:value="0.00000000000190521885351637" calcext:value-type="float">
            <text:p>1.90521885351637E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8822912865467E-019" calcext:value-type="float">
            <text:p>1.78822912865467E-19</text:p>
          </table:table-cell>
          <table:table-cell office:value-type="float" office:value="0" calcext:value-type="float">
            <text:p>0</text:p>
          </table:table-cell>
          <table:table-cell office:value-type="float" office:value="2.86949207642733E-019" calcext:value-type="float">
            <text:p>2.86949207642733E-19</text:p>
          </table:table-cell>
          <table:table-cell office:value-type="float" office:value="0" calcext:value-type="float">
            <text:p>0</text:p>
          </table:table-cell>
          <table:table-cell office:value-type="float" office:value="2.13811589783399E-019" calcext:value-type="float">
            <text:p>2.13811589783399E-19</text:p>
          </table:table-cell>
          <table:table-cell office:value-type="float" office:value="5.19687650643709E-019" calcext:value-type="float">
            <text:p>5.19687650643709E-19</text:p>
          </table:table-cell>
          <table:table-cell office:value-type="float" office:value="0" calcext:value-type="float">
            <text:p>0</text:p>
          </table:table-cell>
          <table:table-cell office:value-type="float" office:value="9.87465123795414E-020" calcext:value-type="float">
            <text:p>9.87465123795414E-20</text:p>
          </table:table-cell>
          <table:table-cell office:value-type="float" office:value="0" calcext:value-type="float">
            <text:p>0</text:p>
          </table:table-cell>
          <table:table-cell office:value-type="float" office:value="6.05943559053344E-019" calcext:value-type="float">
            <text:p>6.05943559053344E-19</text:p>
          </table:table-cell>
          <table:table-cell office:value-type="float" office:value="3.66106945299041E-021" calcext:value-type="float">
            <text:p>3.66106945299041E-21</text:p>
          </table:table-cell>
          <table:table-cell office:value-type="float" office:value="5.29507159218776E-019" calcext:value-type="float">
            <text:p>5.29507159218776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3336189409223" calcext:value-type="float">
            <text:p>3.23336189409223E-09</text:p>
          </table:table-cell>
          <table:table-cell office:value-type="float" office:value="0.0000000000229365142177363" calcext:value-type="float">
            <text:p>2.293651421773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3390854992369" calcext:value-type="float">
            <text:p>4.3390854992369E-14</text:p>
          </table:table-cell>
          <table:table-cell office:value-type="float" office:value="2.34962154514974E-019" calcext:value-type="float">
            <text:p>2.34962154514974E-19</text:p>
          </table:table-cell>
          <table:table-cell office:value-type="float" office:value="1.23577673580349E-019" calcext:value-type="float">
            <text:p>1.23577673580349E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3643824657467E-021" calcext:value-type="float">
            <text:p>7.83643824657467E-21</text:p>
          </table:table-cell>
          <table:table-cell office:value-type="float" office:value="0" calcext:value-type="float">
            <text:p>0</text:p>
          </table:table-cell>
          <table:table-cell office:value-type="float" office:value="3.27470306110967E-020" calcext:value-type="float">
            <text:p>3.27470306110967E-20</text:p>
          </table:table-cell>
          <table:table-cell office:value-type="float" office:value="8.85746109716104E-019" calcext:value-type="float">
            <text:p>8.85746109716104E-19</text:p>
          </table:table-cell>
          <table:table-cell office:value-type="float" office:value="3.39318790632138E-019" calcext:value-type="float">
            <text:p>3.39318790632138E-19</text:p>
          </table:table-cell>
          <table:table-cell office:value-type="float" office:value="2.21842199857642E-019" calcext:value-type="float">
            <text:p>2.21842199857642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51033085317E-019" calcext:value-type="float">
            <text:p>1.49951033085317E-19</text:p>
          </table:table-cell>
          <table:table-cell office:value-type="float" office:value="1.24236595545129E-019" calcext:value-type="float">
            <text:p>1.24236595545129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3028023814162E-019" calcext:value-type="float">
            <text:p>3.23028023814162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0023271682113628" calcext:value-type="float">
            <text:p>2.3271682113628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377037358766E-019" calcext:value-type="float">
            <text:p>3.37377037358766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132877128687599" calcext:value-type="float">
            <text:p>1.32877128687599E-13</text:p>
          </table:table-cell>
          <table:table-cell office:value-type="float" office:value="0" calcext:value-type="float">
            <text:p>0</text:p>
          </table:table-cell>
          <table:table-cell office:value-type="float" office:value="7.91596526261835E-019" calcext:value-type="float">
            <text:p>7.91596526261835E-19</text:p>
          </table:table-cell>
          <table:table-cell office:value-type="float" office:value="3.58216929478708E-015" calcext:value-type="float">
            <text:p>3.58216929478708E-15</text:p>
          </table:table-cell>
          <table:table-cell office:value-type="float" office:value="0.000000000000420633121479392" calcext:value-type="float">
            <text:p>4.20633121479392E-13</text:p>
          </table:table-cell>
          <table:table-cell office:value-type="float" office:value="8.09556773836065E-015" calcext:value-type="float">
            <text:p>8.09556773836065E-15</text:p>
          </table:table-cell>
          <table:table-cell office:value-type="float" office:value="0.00000000000110726926366405" calcext:value-type="float">
            <text:p>1.10726926366405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03242871677659" calcext:value-type="float">
            <text:p>2.03242871677659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730493545421324" calcext:value-type="float">
            <text:p>7.30493545421324E-08</text:p>
          </table:table-cell>
          <table:table-cell office:value-type="float" office:value="0.00130907145265336" calcext:value-type="float">
            <text:p>0.001309071452653</text:p>
          </table:table-cell>
          <table:table-cell office:value-type="float" office:value="0.000000000746551162960039" calcext:value-type="float">
            <text:p>7.46551162960039E-10</text:p>
          </table:table-cell>
          <table:table-cell office:value-type="float" office:value="0.0000709026872991468" calcext:value-type="float">
            <text:p>7.09026872991468E-05</text:p>
          </table:table-cell>
          <table:table-cell office:value-type="float" office:value="0.000000000000362195589305184" calcext:value-type="float">
            <text:p>3.62195589305184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19758174157735" calcext:value-type="float">
            <text:p>1.19758174157735E-10</text:p>
          </table:table-cell>
          <table:table-cell office:value-type="float" office:value="0.00000697185945206355" calcext:value-type="float">
            <text:p>6.97185945206355E-06</text:p>
          </table:table-cell>
          <table:table-cell office:value-type="float" office:value="0.00107261392515485" calcext:value-type="float">
            <text:p>0.001072613925155</text:p>
          </table:table-cell>
          <table:table-cell office:value-type="float" office:value="0.0000394165734055319" calcext:value-type="float">
            <text:p>3.94165734055319E-05</text:p>
          </table:table-cell>
          <table:table-cell office:value-type="float" office:value="0.000000000142447446070829" calcext:value-type="float">
            <text:p>1.42447446070829E-10</text:p>
          </table:table-cell>
          <table:table-cell office:value-type="float" office:value="0.000234354143960742" calcext:value-type="float">
            <text:p>0.000234354143961</text:p>
          </table:table-cell>
          <table:table-cell office:value-type="float" office:value="0.00000000000393169379575859" calcext:value-type="float">
            <text:p>3.93169379575859E-12</text:p>
          </table:table-cell>
          <table:table-cell office:value-type="float" office:value="0.0000149491302213377" calcext:value-type="float">
            <text:p>1.49491302213377E-05</text:p>
          </table:table-cell>
          <table:table-cell office:value-type="float" office:value="0.0000000000112261585997892" calcext:value-type="float">
            <text:p>1.12261585997892E-11</text:p>
          </table:table-cell>
          <table:table-cell office:value-type="float" office:value="0.0000189023238596109" calcext:value-type="float">
            <text:p>1.89023238596109E-05</text:p>
          </table:table-cell>
          <table:table-cell office:value-type="float" office:value="0.00000000158384698257161" calcext:value-type="float">
            <text:p>1.58384698257161E-09</text:p>
          </table:table-cell>
          <table:table-cell office:value-type="float" office:value="0.00000000157868809021411" calcext:value-type="float">
            <text:p>1.57868809021411E-09</text:p>
          </table:table-cell>
          <table:table-cell office:value-type="float" office:value="0.00000000157841245056147" calcext:value-type="float">
            <text:p>1.57841245056147E-09</text:p>
          </table:table-cell>
          <table:table-cell office:value-type="float" office:value="0.000000000000494037989732769" calcext:value-type="float">
            <text:p>4.94037989732769E-13</text:p>
          </table:table-cell>
          <table:table-cell office:value-type="float" office:value="0.00000000013948566383968" calcext:value-type="float">
            <text:p>1.3948566383968E-10</text:p>
          </table:table-cell>
          <table:table-cell office:value-type="float" office:value="0.0000000000000513020760896314" calcext:value-type="float">
            <text:p>5.13020760896314E-14</text:p>
          </table:table-cell>
          <table:table-cell office:value-type="float" office:value="3.40302892496607E-019" calcext:value-type="float">
            <text:p>3.40302892496607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271046801692E-019" calcext:value-type="float">
            <text:p>2.7271046801692E-19</text:p>
          </table:table-cell>
          <table:table-cell office:value-type="float" office:value="5.92457931861527E-019" calcext:value-type="float">
            <text:p>5.92457931861527E-19</text:p>
          </table:table-cell>
          <table:table-cell office:value-type="float" office:value="3.30081606113764E-019" calcext:value-type="float">
            <text:p>3.30081606113764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869141024708077" calcext:value-type="float">
            <text:p>8.69141024708077E-11</text:p>
          </table:table-cell>
          <table:table-cell office:value-type="float" office:value="1.41029159582391E-019" calcext:value-type="float">
            <text:p>1.41029159582391E-19</text:p>
          </table:table-cell>
          <table:table-cell office:value-type="float" office:value="3.41000406504401E-019" calcext:value-type="float">
            <text:p>3.41000406504401E-19</text:p>
          </table:table-cell>
          <table:table-cell office:value-type="float" office:value="0.00044668249828799" calcext:value-type="float">
            <text:p>0.000446682498288</text:p>
          </table:table-cell>
          <table:table-cell office:value-type="float" office:value="0.00252327553683959" calcext:value-type="float">
            <text:p>0.00252327553684</text:p>
          </table:table-cell>
          <table:table-cell office:value-type="float" office:value="0.0000000000406136527361171" calcext:value-type="float">
            <text:p>4.06136527361171E-11</text:p>
          </table:table-cell>
          <table:table-cell office:value-type="float" office:value="0" calcext:value-type="float">
            <text:p>0</text:p>
          </table:table-cell>
          <table:table-cell office:value-type="float" office:value="0.0799110410977504" calcext:value-type="float">
            <text:p>0.07991104109775</text:p>
          </table:table-cell>
          <table:table-cell office:value-type="float" office:value="0.000185221147414571" calcext:value-type="float">
            <text:p>0.000185221147415</text:p>
          </table:table-cell>
          <table:table-cell office:value-type="float" office:value="0.000000000149753215831947" calcext:value-type="float">
            <text:p>1.49753215831947E-10</text:p>
          </table:table-cell>
          <table:table-cell office:value-type="float" office:value="0.000000000357692349500502" calcext:value-type="float">
            <text:p>3.57692349500502E-10</text:p>
          </table:table-cell>
          <table:table-cell office:value-type="float" office:value="0.00000000105180203614704" calcext:value-type="float">
            <text:p>1.05180203614704E-09</text:p>
          </table:table-cell>
          <table:table-cell office:value-type="float" office:value="0.000788845761950498" calcext:value-type="float">
            <text:p>0.00078884576195</text:p>
          </table:table-cell>
          <table:table-cell office:value-type="float" office:value="0.000822327449414357" calcext:value-type="float">
            <text:p>0.000822327449414</text:p>
          </table:table-cell>
          <table:table-cell office:value-type="float" office:value="0.0000000113051673926526" calcext:value-type="float">
            <text:p>1.13051673926526E-08</text:p>
          </table:table-cell>
          <table:table-cell office:value-type="float" office:value="0.00000269060160969688" calcext:value-type="float">
            <text:p>2.69060160969688E-06</text:p>
          </table:table-cell>
          <table:table-cell office:value-type="float" office:value="0" calcext:value-type="float">
            <text:p>0</text:p>
          </table:table-cell>
          <table:table-cell office:value-type="float" office:value="6.28199367690735E-019" calcext:value-type="float">
            <text:p>6.28199367690735E-19</text:p>
          </table:table-cell>
          <table:table-cell office:value-type="float" office:value="0.00000000310669764840711" calcext:value-type="float">
            <text:p>3.10669764840711E-09</text:p>
          </table:table-cell>
          <table:table-cell office:value-type="float" office:value="0.000000000000166836220316628" calcext:value-type="float">
            <text:p>1.66836220316628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056789236192E-019" calcext:value-type="float">
            <text:p>3.23056789236192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982839995618E-020" calcext:value-type="float">
            <text:p>4.26982839995618E-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7393408491564E-018" calcext:value-type="float">
            <text:p>1.67393408491564E-18</text:p>
          </table:table-cell>
          <table:table-cell office:value-type="float" office:value="0" calcext:value-type="float">
            <text:p>0</text:p>
          </table:table-cell>
          <table:table-cell office:value-type="float" office:value="2.96052384088093E-018" calcext:value-type="float">
            <text:p>2.96052384088093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38694303782E-019" calcext:value-type="float">
            <text:p>1.42538694303782E-19</text:p>
          </table:table-cell>
          <table:table-cell office:value-type="float" office:value="2.67026750608912E-019" calcext:value-type="float">
            <text:p>2.67026750608912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242020910358E-019" calcext:value-type="float">
            <text:p>2.8824202091035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71117943643E-019" calcext:value-type="float">
            <text:p>2.22971117943643E-19</text:p>
          </table:table-cell>
          <table:table-cell office:value-type="float" office:value="2.00844402698723E-019" calcext:value-type="float">
            <text:p>2.00844402698723E-19</text:p>
          </table:table-cell>
          <table:table-cell office:value-type="float" office:value="5.09308681654543E-020" calcext:value-type="float">
            <text:p>5.09308681654543E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6597753520752E-020" calcext:value-type="float">
            <text:p>5.16597753520752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30931900986E-020" calcext:value-type="float">
            <text:p>2.25530931900986E-20</text:p>
          </table:table-cell>
          <table:table-cell office:value-type="float" office:value="6.77143600837279E-019" calcext:value-type="float">
            <text:p>6.77143600837279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910186615785E-018" calcext:value-type="float">
            <text:p>2.01910186615785E-18</text:p>
          </table:table-cell>
          <table:table-cell office:value-type="float" office:value="2.65045942693784E-018" calcext:value-type="float">
            <text:p>2.65045942693784E-18</text:p>
          </table:table-cell>
          <table:table-cell office:value-type="float" office:value="5.72427007768086E-019" calcext:value-type="float">
            <text:p>5.72427007768086E-19</text:p>
          </table:table-cell>
          <table:table-cell office:value-type="float" office:value="1.49098005513372E-019" calcext:value-type="float">
            <text:p>1.49098005513372E-19</text:p>
          </table:table-cell>
          <table:table-cell office:value-type="float" office:value="3.08150787988982E-019" calcext:value-type="float">
            <text:p>3.08150787988982E-19</text:p>
          </table:table-cell>
          <table:table-cell office:value-type="float" office:value="2.53568059629189E-021" calcext:value-type="float">
            <text:p>2.53568059629189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013939969244E-019" calcext:value-type="float">
            <text:p>3.83013939969244E-19</text:p>
          </table:table-cell>
          <table:table-cell office:value-type="float" office:value="0" calcext:value-type="float">
            <text:p>0</text:p>
          </table:table-cell>
          <table:table-cell office:value-type="float" office:value="1.91710105420375E-019" calcext:value-type="float">
            <text:p>1.9171010542037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77672901019E-019" calcext:value-type="float">
            <text:p>1.96677672901019E-19</text:p>
          </table:table-cell>
          <table:table-cell office:value-type="float" office:value="0" calcext:value-type="float">
            <text:p>0</text:p>
          </table:table-cell>
          <table:table-cell office:value-type="float" office:value="3.51331589764225E-020" calcext:value-type="float">
            <text:p>3.51331589764225E-20</text:p>
          </table:table-cell>
          <table:table-cell office:value-type="float" office:value="0" calcext:value-type="float">
            <text:p>0</text:p>
          </table:table-cell>
          <table:table-cell office:value-type="float" office:value="4.81555229111985E-019" calcext:value-type="float">
            <text:p>4.81555229111985E-19</text:p>
          </table:table-cell>
          <table:table-cell office:value-type="float" office:value="1.08642456118776E-018" calcext:value-type="float">
            <text:p>1.08642456118776E-18</text:p>
          </table:table-cell>
          <table:table-cell office:value-type="float" office:value="6.51046512110878E-019" calcext:value-type="float">
            <text:p>6.51046512110878E-19</text:p>
          </table:table-cell>
          <table:table-cell office:value-type="float" office:value="0" calcext:value-type="float">
            <text:p>0</text:p>
          </table:table-cell>
          <table:table-cell office:value-type="float" office:value="2.00153223786919E-015" calcext:value-type="float">
            <text:p>2.00153223786919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865548111037217" calcext:value-type="float">
            <text:p>8.65548111037217E-11</text:p>
          </table:table-cell>
          <table:table-cell office:value-type="float" office:value="1.07122482704728E-019" calcext:value-type="float">
            <text:p>1.0712248270472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42721845821082" calcext:value-type="float">
            <text:p>2.42721845821082E-14</text:p>
          </table:table-cell>
          <table:table-cell office:value-type="float" office:value="0.0000000000000336079178957517" calcext:value-type="float">
            <text:p>3.36079178957517E-14</text:p>
          </table:table-cell>
          <table:table-cell office:value-type="float" office:value="0.0000000000010975192470846" calcext:value-type="float">
            <text:p>1.0975192470846E-12</text:p>
          </table:table-cell>
          <table:table-cell office:value-type="float" office:value="9.99756500433566E-016" calcext:value-type="float">
            <text:p>9.99756500433566E-16</text:p>
          </table:table-cell>
          <table:table-cell office:value-type="float" office:value="0.000000000000938821572916457" calcext:value-type="float">
            <text:p>9.38821572916457E-13</text:p>
          </table:table-cell>
          <table:table-cell office:value-type="float" office:value="0.000000000115948912530139" calcext:value-type="float">
            <text:p>1.15948912530139E-10</text:p>
          </table:table-cell>
          <table:table-cell office:value-type="float" office:value="0" calcext:value-type="float">
            <text:p>0</text:p>
          </table:table-cell>
          <table:table-cell office:value-type="float" office:value="6.17080020658405E-019" calcext:value-type="float">
            <text:p>6.17080020658405E-19</text:p>
          </table:table-cell>
          <table:table-cell office:value-type="float" office:value="0" calcext:value-type="float">
            <text:p>0</text:p>
          </table:table-cell>
          <table:table-cell office:value-type="float" office:value="4.47053208239672E-019" calcext:value-type="float">
            <text:p>4.47053208239672E-19</text:p>
          </table:table-cell>
          <table:table-cell office:value-type="float" office:value="2.85026270361756E-019" calcext:value-type="float">
            <text:p>2.85026270361756E-19</text:p>
          </table:table-cell>
          <table:table-cell office:value-type="float" office:value="0" calcext:value-type="float">
            <text:p>0</text:p>
          </table:table-cell>
          <table:table-cell office:value-type="float" office:value="4.26029787732735E-019" calcext:value-type="float">
            <text:p>4.26029787732735E-19</text:p>
          </table:table-cell>
          <table:table-cell office:value-type="float" office:value="0" calcext:value-type="float">
            <text:p>0</text:p>
          </table:table-cell>
          <table:table-cell office:value-type="float" office:value="2.83241702979232E-019" calcext:value-type="float">
            <text:p>2.83241702979232E-19</text:p>
          </table:table-cell>
          <table:table-cell office:value-type="float" office:value="4.53877498517075E-019" calcext:value-type="float">
            <text:p>4.53877498517075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44051465409008" calcext:value-type="float">
            <text:p>7.44051465409008E-05</text:p>
          </table:table-cell>
          <table:table-cell office:value-type="float" office:value="0.000356291145000867" calcext:value-type="float">
            <text:p>0.000356291145001</text:p>
          </table:table-cell>
          <table:table-cell office:value-type="float" office:value="0.0000000000000698161084670024" calcext:value-type="float">
            <text:p>6.98161084670024E-14</text:p>
          </table:table-cell>
          <table:table-cell office:value-type="float" office:value="0" calcext:value-type="float">
            <text:p>0</text:p>
          </table:table-cell>
          <table:table-cell office:value-type="float" office:value="1.23976575561556E-019" calcext:value-type="float">
            <text:p>1.23976575561556E-19</text:p>
          </table:table-cell>
          <table:table-cell office:value-type="float" office:value="0.0000442141000267282" calcext:value-type="float">
            <text:p>4.42141000267282E-05</text:p>
          </table:table-cell>
          <table:table-cell office:value-type="float" office:value="0" calcext:value-type="float">
            <text:p>0</text:p>
          </table:table-cell>
          <table:table-cell office:value-type="float" office:value="0.000483326006009629" calcext:value-type="float">
            <text:p>0.00048332600601</text:p>
          </table:table-cell>
          <table:table-cell office:value-type="float" office:value="0.000384466111458306" calcext:value-type="float">
            <text:p>0.000384466111458</text:p>
          </table:table-cell>
          <table:table-cell office:value-type="float" office:value="0" calcext:value-type="float">
            <text:p>0</text:p>
          </table:table-cell>
          <table:table-cell office:value-type="float" office:value="0.000289642927269191" calcext:value-type="float">
            <text:p>0.000289642927269</text:p>
          </table:table-cell>
          <table:table-cell office:value-type="float" office:value="0.000490456998033481" calcext:value-type="float">
            <text:p>0.000490456998033</text:p>
          </table:table-cell>
          <table:table-cell office:value-type="float" office:value="0.00000280710523010798" calcext:value-type="float">
            <text:p>2.80710523010798E-06</text:p>
          </table:table-cell>
          <table:table-cell office:value-type="float" office:value="0.000000361482779368614" calcext:value-type="float">
            <text:p>3.61482779368614E-07</text:p>
          </table:table-cell>
          <table:table-cell office:value-type="float" office:value="0.000000292086327298833" calcext:value-type="float">
            <text:p>2.92086327298833E-07</text:p>
          </table:table-cell>
          <table:table-cell office:value-type="float" office:value="0" calcext:value-type="float">
            <text:p>0</text:p>
          </table:table-cell>
          <table:table-cell office:value-type="float" office:value="8.43784863928876E-020" calcext:value-type="float">
            <text:p>8.43784863928876E-20</text:p>
          </table:table-cell>
          <table:table-cell office:value-type="float" office:value="0.0000000000669399036765802" calcext:value-type="float">
            <text:p>6.69399036765802E-11</text:p>
          </table:table-cell>
          <table:table-cell office:value-type="float" office:value="0.0000000000178182185166159" calcext:value-type="float">
            <text:p>1.78182185166159E-11</text:p>
          </table:table-cell>
          <table:table-cell office:value-type="float" office:value="0.00000817393514540584" calcext:value-type="float">
            <text:p>8.17393514540584E-06</text:p>
          </table:table-cell>
          <table:table-cell office:value-type="float" office:value="9.33953148085981E-019" calcext:value-type="float">
            <text:p>9.33953148085981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2089277096358" calcext:value-type="float">
            <text:p>0.002520892770964</text:p>
          </table:table-cell>
          <table:table-cell office:value-type="float" office:value="0.00106775066080061" calcext:value-type="float">
            <text:p>0.001067750660801</text:p>
          </table:table-cell>
          <table:table-cell office:value-type="float" office:value="0.0086405439435201" calcext:value-type="float">
            <text:p>0.00864054394352</text:p>
          </table:table-cell>
          <table:table-cell office:value-type="float" office:value="0.00291833352543456" calcext:value-type="float">
            <text:p>0.002918333525435</text:p>
          </table:table-cell>
          <table:table-cell office:value-type="float" office:value="0.00000000188644903339777" calcext:value-type="float">
            <text:p>1.88644903339777E-09</text:p>
          </table:table-cell>
          <table:table-cell office:value-type="float" office:value="0.000485346864529564" calcext:value-type="float">
            <text:p>0.00048534686453</text:p>
          </table:table-cell>
          <table:table-cell office:value-type="float" office:value="1.12919750030128E-018" calcext:value-type="float">
            <text:p>1.12919750030128E-18</text:p>
          </table:table-cell>
          <table:table-cell office:value-type="float" office:value="0.000832320929480009" calcext:value-type="float">
            <text:p>0.00083232092948</text:p>
          </table:table-cell>
          <table:table-cell office:value-type="float" office:value="1.58061117741144E-019" calcext:value-type="float">
            <text:p>1.58061117741144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1943732983874" calcext:value-type="float">
            <text:p>0.56194373298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618162718113E-019" calcext:value-type="float">
            <text:p>5.94618162718113E-19</text:p>
          </table:table-cell>
          <table:table-cell office:value-type="float" office:value="0" calcext:value-type="float">
            <text:p>0</text:p>
          </table:table-cell>
          <table:table-cell office:value-type="float" office:value="6.67892358765233E-019" calcext:value-type="float">
            <text:p>6.67892358765233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874931416806245" calcext:value-type="float">
            <text:p>8.74931416806245E-06</text:p>
          </table:table-cell>
          <table:table-cell office:value-type="float" office:value="3.94653064964357E-020" calcext:value-type="float">
            <text:p>3.94653064964357E-20</text:p>
          </table:table-cell>
          <table:table-cell office:value-type="float" office:value="8.13408627206197E-016" calcext:value-type="float">
            <text:p>8.13408627206197E-16</text:p>
          </table:table-cell>
          <table:table-cell office:value-type="float" office:value="0.0000000000000525386959403098" calcext:value-type="float">
            <text:p>5.25386959403098E-14</text:p>
          </table:table-cell>
          <table:table-cell office:value-type="float" office:value="0.00000178324910120845" calcext:value-type="float">
            <text:p>1.78324910120845E-06</text:p>
          </table:table-cell>
          <table:table-cell office:value-type="float" office:value="0" calcext:value-type="float">
            <text:p>0</text:p>
          </table:table-cell>
          <table:table-cell office:value-type="float" office:value="4.83312673342146E-020" calcext:value-type="float">
            <text:p>4.83312673342146E-20</text:p>
          </table:table-cell>
          <table:table-cell office:value-type="float" office:value="3.93665793392951E-019" calcext:value-type="float">
            <text:p>3.93665793392951E-19</text:p>
          </table:table-cell>
          <table:table-cell office:value-type="float" office:value="2.14070459884454E-020" calcext:value-type="float">
            <text:p>2.14070459884454E-20</text:p>
          </table:table-cell>
          <table:table-cell office:value-type="float" office:value="0" calcext:value-type="float">
            <text:p>0</text:p>
          </table:table-cell>
          <table:table-cell office:value-type="float" office:value="0.0000260823720577768" calcext:value-type="float">
            <text:p>2.60823720577768E-05</text:p>
          </table:table-cell>
          <table:table-cell office:value-type="float" office:value="3.89122339451581E-019" calcext:value-type="float">
            <text:p>3.89122339451581E-19</text:p>
          </table:table-cell>
          <table:table-cell office:value-type="float" office:value="0.000000000000189682912511685" calcext:value-type="float">
            <text:p>1.89682912511685E-13</text:p>
          </table:table-cell>
          <table:table-cell office:value-type="float" office:value="0.0298366608238134" calcext:value-type="float">
            <text:p>0.029836660823813</text:p>
          </table:table-cell>
          <table:table-cell office:value-type="float" office:value="0.00931723464779601" calcext:value-type="float">
            <text:p>0.009317234647796</text:p>
          </table:table-cell>
          <table:table-cell office:value-type="float" office:value="0.000247321709574905" calcext:value-type="float">
            <text:p>0.000247321709575</text:p>
          </table:table-cell>
          <table:table-cell office:value-type="float" office:value="0.000366697023502103" calcext:value-type="float">
            <text:p>0.000366697023502</text:p>
          </table:table-cell>
          <table:table-cell office:value-type="float" office:value="7.20276662505575E-020" calcext:value-type="float">
            <text:p>7.20276662505575E-20</text:p>
          </table:table-cell>
          <table:table-cell office:value-type="float" office:value="0.000147987577171916" calcext:value-type="float">
            <text:p>0.000147987577172</text:p>
          </table:table-cell>
          <table:table-cell office:value-type="float" office:value="0.00000128329444442731" calcext:value-type="float">
            <text:p>1.28329444442731E-06</text:p>
          </table:table-cell>
          <table:table-cell office:value-type="float" office:value="2.64457388817006E-019" calcext:value-type="float">
            <text:p>2.64457388817006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2873517482773" calcext:value-type="float">
            <text:p>1.2873517482773E-14</text:p>
          </table:table-cell>
          <table:table-cell office:value-type="float" office:value="1.66763965576833E-018" calcext:value-type="float">
            <text:p>1.66763965576833E-18</text:p>
          </table:table-cell>
          <table:table-cell office:value-type="float" office:value="0" calcext:value-type="float">
            <text:p>0</text:p>
          </table:table-cell>
          <table:table-cell office:value-type="float" office:value="7.55361107211239E-019" calcext:value-type="float">
            <text:p>7.55361107211239E-19</text:p>
          </table:table-cell>
          <table:table-cell office:value-type="float" office:value="0.0000240590403801321" calcext:value-type="float">
            <text:p>2.40590403801321E-05</text:p>
          </table:table-cell>
          <table:table-cell office:value-type="float" office:value="1.04282100969522E-019" calcext:value-type="float">
            <text:p>1.04282100969522E-19</text:p>
          </table:table-cell>
          <table:table-cell office:value-type="float" office:value="2.25018262652427E-019" calcext:value-type="float">
            <text:p>2.25018262652427E-19</text:p>
          </table:table-cell>
          <table:table-cell office:value-type="float" office:value="0.00603864955180397" calcext:value-type="float">
            <text:p>0.006038649551804</text:p>
          </table:table-cell>
          <table:table-cell office:value-type="float" office:value="0.0000000000126149046701638" calcext:value-type="float">
            <text:p>1.2614904670163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79219200933" calcext:value-type="float">
            <text:p>1.32879219200933E-13</text:p>
          </table:table-cell>
          <table:table-cell office:value-type="float" office:value="2.79125839764809E-019" calcext:value-type="float">
            <text:p>2.79125839764809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78715959803" calcext:value-type="float">
            <text:p>1.32878715959803E-13</text:p>
          </table:table-cell>
          <table:table-cell office:value-type="float" office:value="0.00000000000103403521302881" calcext:value-type="float">
            <text:p>1.03403521302881E-12</text:p>
          </table:table-cell>
          <table:table-cell office:value-type="float" office:value="0.000000000000379363763999857" calcext:value-type="float">
            <text:p>3.79363763999857E-13</text:p>
          </table:table-cell>
          <table:table-cell office:value-type="float" office:value="2.58557170700853E-019" calcext:value-type="float">
            <text:p>2.58557170700853E-19</text:p>
          </table:table-cell>
          <table:table-cell office:value-type="float" office:value="4.61925310584858E-019" calcext:value-type="float">
            <text:p>4.61925310584858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25729519518878" calcext:value-type="float">
            <text:p>2.25729519518878E-06</text:p>
          </table:table-cell>
          <table:table-cell office:value-type="float" office:value="0.000740884584626782" calcext:value-type="float">
            <text:p>0.000740884584627</text:p>
          </table:table-cell>
          <table:table-cell office:value-type="float" office:value="0.000812612049496358" calcext:value-type="float">
            <text:p>0.000812612049496</text:p>
          </table:table-cell>
          <table:table-cell office:value-type="float" office:value="0.00166792167184297" calcext:value-type="float">
            <text:p>0.001667921671843</text:p>
          </table:table-cell>
          <table:table-cell office:value-type="float" office:value="0.00102603169936378" calcext:value-type="float">
            <text:p>0.001026031699364</text:p>
          </table:table-cell>
          <table:table-cell office:value-type="float" office:value="0.191400290561047" calcext:value-type="float">
            <text:p>0.191400290561047</text:p>
          </table:table-cell>
          <table:table-cell office:value-type="float" office:value="0.00000000503500468374376" calcext:value-type="float">
            <text:p>5.03500468374376E-09</text:p>
          </table:table-cell>
          <table:table-cell office:value-type="float" office:value="0.0000000000000128023543849471" calcext:value-type="float">
            <text:p>1.28023543849471E-14</text:p>
          </table:table-cell>
          <table:table-cell office:value-type="float" office:value="0.0000414071499172847" calcext:value-type="float">
            <text:p>4.14071499172847E-05</text:p>
          </table:table-cell>
          <table:table-cell office:value-type="float" office:value="0.00000694263814231571" calcext:value-type="float">
            <text:p>6.94263814231571E-06</text:p>
          </table:table-cell>
          <table:table-cell office:value-type="float" office:value="0.0000248764359101413" calcext:value-type="float">
            <text:p>2.48764359101413E-05</text:p>
          </table:table-cell>
          <table:table-cell office:value-type="float" office:value="0.0000000102665894987129" calcext:value-type="float">
            <text:p>1.02665894987129E-08</text:p>
          </table:table-cell>
          <table:table-cell office:value-type="float" office:value="0.0000389619679407498" calcext:value-type="float">
            <text:p>3.89619679407498E-05</text:p>
          </table:table-cell>
          <table:table-cell office:value-type="float" office:value="0.000165270540579954" calcext:value-type="float">
            <text:p>0.00016527054058</text:p>
          </table:table-cell>
          <table:table-cell office:value-type="float" office:value="0.00339493776857883" calcext:value-type="float">
            <text:p>0.003394937768579</text:p>
          </table:table-cell>
          <table:table-cell office:value-type="float" office:value="0.00000000000317854979618364" calcext:value-type="float">
            <text:p>3.17854979618364E-12</text:p>
          </table:table-cell>
          <table:table-cell office:value-type="float" office:value="3.31123880527764E-019" calcext:value-type="float">
            <text:p>3.31123880527764E-19</text:p>
          </table:table-cell>
          <table:table-cell office:value-type="float" office:value="1.03544255870065E-018" calcext:value-type="float">
            <text:p>1.03544255870065E-18</text:p>
          </table:table-cell>
          <table:table-cell office:value-type="float" office:value="2.95623725663389E-018" calcext:value-type="float">
            <text:p>2.95623725663389E-18</text:p>
          </table:table-cell>
          <table:table-cell office:value-type="float" office:value="0" calcext:value-type="float">
            <text:p>0</text:p>
          </table:table-cell>
          <table:table-cell office:value-type="float" office:value="1.5738936214559E-015" calcext:value-type="float">
            <text:p>1.5738936214559E-15</text:p>
          </table:table-cell>
          <table:table-cell office:value-type="float" office:value="0.000497767551189864" calcext:value-type="float">
            <text:p>0.00049776755119</text:p>
          </table:table-cell>
          <table:table-cell office:value-type="float" office:value="1.07357876107946E-019" calcext:value-type="float">
            <text:p>1.07357876107946E-19</text:p>
          </table:table-cell>
          <table:table-cell office:value-type="float" office:value="1.84568782770105E-018" calcext:value-type="float">
            <text:p>1.84568782770105E-18</text:p>
          </table:table-cell>
          <table:table-cell office:value-type="float" office:value="0.0000000000617944070597124" calcext:value-type="float">
            <text:p>6.17944070597124E-11</text:p>
          </table:table-cell>
          <table:table-cell office:value-type="float" office:value="0.0000000000624304746094997" calcext:value-type="float">
            <text:p>6.24304746094997E-11</text:p>
          </table:table-cell>
          <table:table-cell office:value-type="float" office:value="1.47063112662025E-019" calcext:value-type="float">
            <text:p>1.47063112662025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00013287939153426" calcext:value-type="float">
            <text:p>1.3287939153426E-13</text:p>
          </table:table-cell>
          <table:table-cell office:value-type="float" office:value="0.00000000128972797527501" calcext:value-type="float">
            <text:p>1.28972797527501E-09</text:p>
          </table:table-cell>
          <table:table-cell office:value-type="float" office:value="0.0000000000253303075241584" calcext:value-type="float">
            <text:p>2.53303075241584E-11</text:p>
          </table:table-cell>
          <table:table-cell office:value-type="float" office:value="0.0000000000230013191496071" calcext:value-type="float">
            <text:p>2.30013191496071E-11</text:p>
          </table:table-cell>
          <table:table-cell office:value-type="float" office:value="1.05705502593968E-018" calcext:value-type="float">
            <text:p>1.05705502593968E-18</text:p>
          </table:table-cell>
          <table:table-cell office:value-type="float" office:value="1.69665252769363E-019" calcext:value-type="float">
            <text:p>1.69665252769363E-19</text:p>
          </table:table-cell>
          <table:table-cell office:value-type="float" office:value="8.19218342858474E-019" calcext:value-type="float">
            <text:p>8.19218342858474E-19</text:p>
          </table:table-cell>
          <table:table-cell office:value-type="float" office:value="5.78993226139034E-020" calcext:value-type="float">
            <text:p>5.78993226139034E-2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97862390449728" calcext:value-type="float">
            <text:p>1.97862390449728E-11</text:p>
          </table:table-cell>
          <table:table-cell office:value-type="float" office:value="0.00000178405484306537" calcext:value-type="float">
            <text:p>1.78405484306537E-06</text:p>
          </table:table-cell>
          <table:table-cell office:value-type="float" office:value="0.0000000000201664456304157" calcext:value-type="float">
            <text:p>2.01664456304157E-11</text:p>
          </table:table-cell>
          <table:table-cell office:value-type="float" office:value="0.000127822574873628" calcext:value-type="float">
            <text:p>0.000127822574874</text:p>
          </table:table-cell>
          <table:table-cell office:value-type="float" office:value="0.0242519510005603" calcext:value-type="float">
            <text:p>0.02425195100056</text:p>
          </table:table-cell>
          <table:table-cell office:value-type="float" office:value="0.0000000140367584721325" calcext:value-type="float">
            <text:p>1.40367584721325E-08</text:p>
          </table:table-cell>
          <table:table-cell office:value-type="float" office:value="0.0000000115135076230555" calcext:value-type="float">
            <text:p>1.15135076230555E-08</text:p>
          </table:table-cell>
          <table:table-cell office:value-type="float" office:value="0.00000000000410697879719247" calcext:value-type="float">
            <text:p>4.10697879719247E-12</text:p>
          </table:table-cell>
          <table:table-cell office:value-type="float" office:value="0.00000000069732266452071" calcext:value-type="float">
            <text:p>6.9732266452071E-10</text:p>
          </table:table-cell>
          <table:table-cell office:value-type="float" office:value="0.000000000592728661169534" calcext:value-type="float">
            <text:p>5.92728661169534E-10</text:p>
          </table:table-cell>
          <table:table-cell office:value-type="float" office:value="0.0000000318738789323897" calcext:value-type="float">
            <text:p>3.18738789323897E-08</text:p>
          </table:table-cell>
          <table:table-cell office:value-type="float" office:value="0.000000032148746392334" calcext:value-type="float">
            <text:p>3.214874639233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463763790105" calcext:value-type="float">
            <text:p>1.01463763790105E-09</text:p>
          </table:table-cell>
          <table:table-cell office:value-type="float" office:value="0.0000418728681310732" calcext:value-type="float">
            <text:p>4.18728681310732E-05</text:p>
          </table:table-cell>
          <table:table-cell office:value-type="float" office:value="0.000110702503388948" calcext:value-type="float">
            <text:p>0.000110702503389</text:p>
          </table:table-cell>
          <table:table-cell office:value-type="float" office:value="0.0000261205195541826" calcext:value-type="float">
            <text:p>2.61205195541826E-05</text:p>
          </table:table-cell>
          <table:table-cell office:value-type="float" office:value="0.00000377068176231355" calcext:value-type="float">
            <text:p>3.77068176231355E-06</text:p>
          </table:table-cell>
          <table:table-cell office:value-type="float" office:value="0.0000000014052441955847" calcext:value-type="float">
            <text:p>1.4052441955847E-09</text:p>
          </table:table-cell>
          <table:table-cell office:value-type="float" office:value="0.00000000649825676735409" calcext:value-type="float">
            <text:p>6.4982567673540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7043099756282E-016" calcext:value-type="float">
            <text:p>3.47043099756282E-16</text:p>
          </table:table-cell>
          <table:table-cell office:value-type="float" office:value="0.00000228113227456346" calcext:value-type="float">
            <text:p>2.28113227456346E-06</text:p>
          </table:table-cell>
          <table:table-cell office:value-type="float" office:value="0.00000325108101362173" calcext:value-type="float">
            <text:p>3.2510810136217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230523446901E-016" calcext:value-type="float">
            <text:p>2.50230523446901E-16</text:p>
          </table:table-cell>
          <table:table-cell office:value-type="float" office:value="0.0000000000000682468621702156" calcext:value-type="float">
            <text:p>6.82468621702156E-14</text:p>
          </table:table-cell>
          <table:table-cell office:value-type="float" office:value="0" calcext:value-type="float">
            <text:p>0</text:p>
          </table:table-cell>
          <table:table-cell office:value-type="float" office:value="6.98674613689148E-020" calcext:value-type="float">
            <text:p>6.98674613689148E-20</text:p>
          </table:table-cell>
          <table:table-cell office:value-type="float" office:value="0.000000192435032726464" calcext:value-type="float">
            <text:p>1.92435032726464E-07</text:p>
          </table:table-cell>
          <table:table-cell office:value-type="float" office:value="0.000000000988949237952699" calcext:value-type="float">
            <text:p>9.88949237952699E-10</text:p>
          </table:table-cell>
          <table:table-cell office:value-type="float" office:value="0" calcext:value-type="float">
            <text:p>0</text:p>
          </table:table-cell>
          <table:table-cell office:value-type="float" office:value="6.56549395213122E-019" calcext:value-type="float">
            <text:p>6.56549395213122E-19</text:p>
          </table:table-cell>
          <table:table-cell office:value-type="float" office:value="0.00019452074484346" calcext:value-type="float">
            <text:p>0.000194520744843</text:p>
          </table:table-cell>
          <table:table-cell office:value-type="float" office:value="0.00352752751872416" calcext:value-type="float">
            <text:p>0.003527527518724</text:p>
          </table:table-cell>
          <table:table-cell office:value-type="float" office:value="0.00609685126614017" calcext:value-type="float">
            <text:p>0.00609685126614</text:p>
          </table:table-cell>
          <table:table-cell office:value-type="float" office:value="0.00707652910419027" calcext:value-type="float">
            <text:p>0.00707652910419</text:p>
          </table:table-cell>
          <table:table-cell office:value-type="float" office:value="0.430937956608695" calcext:value-type="float">
            <text:p>0.430937956608695</text:p>
          </table:table-cell>
          <table:table-cell office:value-type="float" office:value="0.00569458269668164" calcext:value-type="float">
            <text:p>0.005694582696682</text:p>
          </table:table-cell>
          <table:table-cell office:value-type="float" office:value="0.000000846367397479322" calcext:value-type="float">
            <text:p>8.46367397479322E-07</text:p>
          </table:table-cell>
          <table:table-cell office:value-type="float" office:value="0.00470364616229773" calcext:value-type="float">
            <text:p>0.004703646162298</text:p>
          </table:table-cell>
          <table:table-cell office:value-type="float" office:value="0.00601655380111512" calcext:value-type="float">
            <text:p>0.006016553801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2376659947467" calcext:value-type="float">
            <text:p>0.001223766599475</text:p>
          </table:table-cell>
          <table:table-cell office:value-type="float" office:value="0.00000856805859301195" calcext:value-type="float">
            <text:p>8.56805859301195E-06</text:p>
          </table:table-cell>
          <table:table-cell office:value-type="float" office:value="2.27406972738819E-019" calcext:value-type="float">
            <text:p>2.27406972738819E-19</text:p>
          </table:table-cell>
          <table:table-cell office:value-type="float" office:value="0.00000150057531614301" calcext:value-type="float">
            <text:p>1.50057531614301E-06</text:p>
          </table:table-cell>
          <table:table-cell office:value-type="float" office:value="1.79095337989786E-019" calcext:value-type="float">
            <text:p>1.79095337989786E-19</text:p>
          </table:table-cell>
          <table:table-cell office:value-type="float" office:value="4.11135075191699E-019" calcext:value-type="float">
            <text:p>4.11135075191699E-19</text:p>
          </table:table-cell>
          <table:table-cell office:value-type="float" office:value="0.000488681946799081" calcext:value-type="float">
            <text:p>0.000488681946799</text:p>
          </table:table-cell>
          <table:table-cell office:value-type="float" office:value="0.00000000426266712711624" calcext:value-type="float">
            <text:p>4.26266712711624E-09</text:p>
          </table:table-cell>
          <table:table-cell office:value-type="float" office:value="0.000255580579524851" calcext:value-type="float">
            <text:p>0.000255580579525</text:p>
          </table:table-cell>
          <table:table-cell office:value-type="float" office:value="0.00013565452365406" calcext:value-type="float">
            <text:p>0.000135654523654</text:p>
          </table:table-cell>
          <table:table-cell office:value-type="float" office:value="0.0000225495768717285" calcext:value-type="float">
            <text:p>2.25495768717285E-05</text:p>
          </table:table-cell>
          <table:table-cell office:value-type="float" office:value="0.00027620541800359" calcext:value-type="float">
            <text:p>0.000276205418004</text:p>
          </table:table-cell>
          <table:table-cell office:value-type="float" office:value="0.0000108466171268627" calcext:value-type="float">
            <text:p>1.08466171268627E-05</text:p>
          </table:table-cell>
          <table:table-cell office:value-type="float" office:value="0.00345887688745361" calcext:value-type="float">
            <text:p>0.003458876887454</text:p>
          </table:table-cell>
          <table:table-cell office:value-type="float" office:value="0.000000808179241709468" calcext:value-type="float">
            <text:p>8.08179241709468E-07</text:p>
          </table:table-cell>
          <table:table-cell office:value-type="float" office:value="0.000405112143655011" calcext:value-type="float">
            <text:p>0.000405112143655</text:p>
          </table:table-cell>
          <table:table-cell office:value-type="float" office:value="0.000894113596554873" calcext:value-type="float">
            <text:p>0.000894113596555</text:p>
          </table:table-cell>
          <table:table-cell office:value-type="float" office:value="0.00173702062488289" calcext:value-type="float">
            <text:p>0.001737020624883</text:p>
          </table:table-cell>
          <table:table-cell office:value-type="float" office:value="0" calcext:value-type="float">
            <text:p>0</text:p>
          </table:table-cell>
          <table:table-cell office:value-type="float" office:value="6.22870345511687E-019" calcext:value-type="float">
            <text:p>6.22870345511687E-19</text:p>
          </table:table-cell>
          <table:table-cell office:value-type="float" office:value="0.000183563469530517" calcext:value-type="float">
            <text:p>0.000183563469531</text:p>
          </table:table-cell>
          <table:table-cell office:value-type="float" office:value="0" calcext:value-type="float">
            <text:p>0</text:p>
          </table:table-cell>
          <table:table-cell office:value-type="float" office:value="0.000028988397884561" calcext:value-type="float">
            <text:p>2.8988397884561E-05</text:p>
          </table:table-cell>
          <table:table-cell office:value-type="float" office:value="0.000164100788161342" calcext:value-type="float">
            <text:p>0.000164100788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596304023134" calcext:value-type="float">
            <text:p>0.000119596304023</text:p>
          </table:table-cell>
          <table:table-cell office:value-type="float" office:value="0" calcext:value-type="float">
            <text:p>0</text:p>
          </table:table-cell>
          <table:table-cell office:value-type="float" office:value="0.00229166618200624" calcext:value-type="float">
            <text:p>0.002291666182006</text:p>
          </table:table-cell>
          <table:table-cell office:value-type="float" office:value="0.000324759673163034" calcext:value-type="float">
            <text:p>0.0003247596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04681724322864" calcext:value-type="float">
            <text:p>2.04681724322864E-14</text:p>
          </table:table-cell>
          <table:table-cell office:value-type="float" office:value="0.00024374483715011" calcext:value-type="float">
            <text:p>0.000243744837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50342387841791" calcext:value-type="float">
            <text:p>1.50342387841791E-12</text:p>
          </table:table-cell>
          <table:table-cell office:value-type="float" office:value="0.0000557845448547916" calcext:value-type="float">
            <text:p>5.57845448547916E-05</text:p>
          </table:table-cell>
          <table:table-cell office:value-type="float" office:value="0.0000000000000286772803061532" calcext:value-type="float">
            <text:p>2.86772803061532E-14</text:p>
          </table:table-cell>
          <table:table-cell office:value-type="float" office:value="0" calcext:value-type="float">
            <text:p>0</text:p>
          </table:table-cell>
          <table:table-cell office:value-type="float" office:value="0.0000281987359843018" calcext:value-type="float">
            <text:p>2.81987359843018E-05</text:p>
          </table:table-cell>
          <table:table-cell office:value-type="float" office:value="8.31055569663253E-020" calcext:value-type="float">
            <text:p>8.31055569663253E-20</text:p>
          </table:table-cell>
          <table:table-cell office:value-type="float" office:value="0" calcext:value-type="float">
            <text:p>0</text:p>
          </table:table-cell>
          <table:table-cell office:value-type="float" office:value="2.79400036370771E-019" calcext:value-type="float">
            <text:p>2.79400036370771E-19</text:p>
          </table:table-cell>
          <table:table-cell office:value-type="float" office:value="2.54382189172793E-018" calcext:value-type="float">
            <text:p>2.54382189172793E-18</text:p>
          </table:table-cell>
          <table:table-cell office:value-type="float" office:value="4.85163851356736E-019" calcext:value-type="float">
            <text:p>4.85163851356736E-19</text:p>
          </table:table-cell>
          <table:table-cell office:value-type="float" office:value="0" calcext:value-type="float">
            <text:p>0</text:p>
          </table:table-cell>
          <table:table-cell office:value-type="float" office:value="0.000020504400506923" calcext:value-type="float">
            <text:p>2.0504400506923E-05</text:p>
          </table:table-cell>
          <table:table-cell office:value-type="float" office:value="0.000000000252295289764501" calcext:value-type="float">
            <text:p>2.52295289764501E-10</text:p>
          </table:table-cell>
          <table:table-cell office:value-type="float" office:value="0.000000000291139398817322" calcext:value-type="float">
            <text:p>2.91139398817322E-10</text:p>
          </table:table-cell>
          <table:table-cell office:value-type="float" office:value="0.0000000000000163035996627886" calcext:value-type="float">
            <text:p>1.63035996627886E-14</text:p>
          </table:table-cell>
          <table:table-cell office:value-type="float" office:value="0.0000000000000163040456627145" calcext:value-type="float">
            <text:p>1.63040456627145E-14</text:p>
          </table:table-cell>
          <table:table-cell office:value-type="float" office:value="0" calcext:value-type="float">
            <text:p>0</text:p>
          </table:table-cell>
          <table:table-cell office:value-type="float" office:value="0.00772141796259811" calcext:value-type="float">
            <text:p>0.007721417962598</text:p>
          </table:table-cell>
          <table:table-cell office:value-type="float" office:value="2.64770723601776E-020" calcext:value-type="float">
            <text:p>2.64770723601776E-20</text:p>
          </table:table-cell>
          <table:table-cell office:value-type="float" office:value="0.00000349413564914606" calcext:value-type="float">
            <text:p>3.49413564914606E-06</text:p>
          </table:table-cell>
          <table:table-cell office:value-type="float" office:value="1.70139605901632E-019" calcext:value-type="float">
            <text:p>1.70139605901632E-19</text:p>
          </table:table-cell>
          <table:table-cell office:value-type="float" office:value="0.0000696987363233716" calcext:value-type="float">
            <text:p>6.96987363233716E-05</text:p>
          </table:table-cell>
          <table:table-cell office:value-type="float" office:value="0" calcext:value-type="float">
            <text:p>0</text:p>
          </table:table-cell>
          <table:table-cell office:value-type="float" office:value="4.62680628568138E-019" calcext:value-type="float">
            <text:p>4.62680628568138E-19</text:p>
          </table:table-cell>
          <table:table-cell office:value-type="float" office:value="0" calcext:value-type="float">
            <text:p>0</text:p>
          </table:table-cell>
          <table:table-cell office:value-type="float" office:value="3.22895178778688E-019" calcext:value-type="float">
            <text:p>3.22895178778688E-19</text:p>
          </table:table-cell>
          <table:table-cell office:value-type="float" office:value="1.91899158334337E-019" calcext:value-type="float">
            <text:p>1.91899158334337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0124026456021E-020" calcext:value-type="float">
            <text:p>8.00124026456021E-20</text:p>
          </table:table-cell>
          <table:table-cell office:value-type="float" office:value="0" calcext:value-type="float">
            <text:p>0</text:p>
          </table:table-cell>
          <table:table-cell office:value-type="float" office:value="1.297424285077E-019" calcext:value-type="float">
            <text:p>1.297424285077E-19</text:p>
          </table:table-cell>
          <table:table-cell office:value-type="float" office:value="2.07053284080057E-019" calcext:value-type="float">
            <text:p>2.07053284080057E-19</text:p>
          </table:table-cell>
          <table:table-cell office:value-type="float" office:value="0" calcext:value-type="float">
            <text:p>0</text:p>
          </table:table-cell>
          <table:table-cell office:value-type="float" office:value="8.48402474954791E-020" calcext:value-type="float">
            <text:p>8.48402474954791E-20</text:p>
          </table:table-cell>
          <table:table-cell office:value-type="float" office:value="0.0000317038660128429" calcext:value-type="float">
            <text:p>3.17038660128429E-05</text:p>
          </table:table-cell>
          <table:table-cell office:value-type="float" office:value="0.000142536460841212" calcext:value-type="float">
            <text:p>0.000142536460841</text:p>
          </table:table-cell>
          <table:table-cell office:value-type="float" office:value="3.85009574523423E-019" calcext:value-type="float">
            <text:p>3.85009574523423E-19</text:p>
          </table:table-cell>
          <table:table-cell office:value-type="float" office:value="0.0000163105850394423" calcext:value-type="float">
            <text:p>1.63105850394423E-05</text:p>
          </table:table-cell>
          <table:table-cell office:value-type="float" office:value="8.67596129548027E-019" calcext:value-type="float">
            <text:p>8.67596129548027E-19</text:p>
          </table:table-cell>
          <table:table-cell office:value-type="float" office:value="0.00304335131173018" calcext:value-type="float">
            <text:p>0.00304335131173</text:p>
          </table:table-cell>
          <table:table-cell office:value-type="float" office:value="0" calcext:value-type="float">
            <text:p>0</text:p>
          </table:table-cell>
          <table:table-cell office:value-type="float" office:value="0.000000132963696323688" calcext:value-type="float">
            <text:p>1.32963696323688E-07</text:p>
          </table:table-cell>
          <table:table-cell office:value-type="float" office:value="0.00000442099598608266" calcext:value-type="float">
            <text:p>4.42099598608266E-06</text:p>
          </table:table-cell>
          <table:table-cell office:value-type="float" office:value="0.00000543015653915511" calcext:value-type="float">
            <text:p>5.43015653915511E-06</text:p>
          </table:table-cell>
          <table:table-cell office:value-type="float" office:value="0.000527914717217271" calcext:value-type="float">
            <text:p>0.000527914717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8429363067368E-015" calcext:value-type="float">
            <text:p>8.98429363067368E-15</text:p>
          </table:table-cell>
          <table:table-cell office:value-type="float" office:value="1.69012483172091E-019" calcext:value-type="float">
            <text:p>1.69012483172091E-19</text:p>
          </table:table-cell>
          <table:table-cell office:value-type="float" office:value="4.69382659958721E-019" calcext:value-type="float">
            <text:p>4.69382659958721E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0000114227957480383" calcext:value-type="float">
            <text:p>1.14227957480383E-14</text:p>
          </table:table-cell>
          <table:table-cell office:value-type="float" office:value="0.00000000218026168860946" calcext:value-type="float">
            <text:p>2.18026168860946E-09</text:p>
          </table:table-cell>
          <table:table-cell office:value-type="float" office:value="0.00000644338489379334" calcext:value-type="float">
            <text:p>6.44338489379334E-06</text:p>
          </table:table-cell>
          <table:table-cell office:value-type="float" office:value="2.58443203449911E-019" calcext:value-type="float">
            <text:p>2.58443203449911E-19</text:p>
          </table:table-cell>
          <table:table-cell office:value-type="float" office:value="0.00000000000257256253107928" calcext:value-type="float">
            <text:p>2.57256253107928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08663370502E-019" calcext:value-type="float">
            <text:p>3.8108663370502E-19</text:p>
          </table:table-cell>
          <table:table-cell office:value-type="float" office:value="0" calcext:value-type="float">
            <text:p>0</text:p>
          </table:table-cell>
          <table:table-cell office:value-type="float" office:value="1.68534236136692E-019" calcext:value-type="float">
            <text:p>1.68534236136692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488729982295E-019" calcext:value-type="float">
            <text:p>3.00488729982295E-19</text:p>
          </table:table-cell>
          <table:table-cell office:value-type="float" office:value="0" calcext:value-type="float">
            <text:p>0</text:p>
          </table:table-cell>
          <table:table-cell office:value-type="float" office:value="2.72115697170317E-019" calcext:value-type="float">
            <text:p>2.72115697170317E-19</text:p>
          </table:table-cell>
          <table:table-cell office:value-type="float" office:value="0" calcext:value-type="float">
            <text:p>0</text:p>
          </table:table-cell>
          <table:table-cell office:value-type="float" office:value="2.70955666745391E-019" calcext:value-type="float">
            <text:p>2.70955666745391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uster</text:p>
          </table:table-cell>
          <table:table-cell table:style-name="Default" table:number-columns-repeated="3"/>
          <table:table-cell table:style-name="Default" office:value-type="string" calcext:value-type="string">
            <text:p>yp</text:p>
          </table:table-cell>
          <table:table-cell table:style-name="Default"/>
          <table:table-cell table:style-name="Default" office:value-type="string" calcext:value-type="string">
            <text:p>yt</text:p>
          </table:table-cell>
          <table:table-cell table:style-name="Default" table:number-columns-repeated="2"/>
          <table:table-cell table:style-name="Default" office:value-type="string" calcext:value-type="string">
            <text:p>yt</text:p>
          </table:table-cell>
          <table:table-cell table:style-name="Default" table:number-columns-repeated="3"/>
          <table:table-cell table:style-name="Default" office:value-type="string" calcext:value-type="string">
            <text:p>yp</text:p>
          </table:table-cell>
          <table:table-cell table:style-name="Default" table:number-columns-repeated="2"/>
          <table:table-cell table:style-name="Default" office:value-type="string" calcext:value-type="string">
            <text:p>ytp</text:p>
          </table:table-cell>
          <table:table-cell table:style-name="Default" table:number-columns-repeated="2"/>
          <table:table-cell table:style-name="Default" office:value-type="string" calcext:value-type="string">
            <text:p>yt</text:p>
          </table:table-cell>
          <table:table-cell table:style-name="Default"/>
          <table:table-cell table:style-name="Default" office:value-type="string" calcext:value-type="string">
            <text:p>yt</text:p>
          </table:table-cell>
          <table:table-cell table:style-name="Default" table:number-columns-repeated="3"/>
          <table:table-cell table:style-name="Default" office:value-type="string" calcext:value-type="string">
            <text:p>yp</text:p>
          </table:table-cell>
          <table:table-cell table:style-name="Default" table:number-columns-repeated="3"/>
          <table:table-cell table:style-name="Default" office:value-type="string" calcext:value-type="string">
            <text:p>yt</text:p>
          </table:table-cell>
          <table:table-cell table:style-name="Default" table:number-columns-repeated="56"/>
          <table:table-cell table:number-columns-repeated="7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4" table:style-name="Default" office:value-type="string" calcext:value-type="string">
            <text:p>yp</text:p>
          </table:table-cell>
          <table:table-cell table:style-name="Default"/>
          <table:table-cell table:number-columns-repeated="2" table:style-name="Default" office:value-type="string" calcext:value-type="string">
            <text:p>yt</text:p>
          </table:table-cell>
          <table:table-cell table:style-name="Default" table:number-columns-repeated="3"/>
          <table:table-cell table:style-name="Default" office:value-type="string" calcext:value-type="string">
            <text:p>yt</text:p>
          </table:table-cell>
          <table:table-cell table:style-name="Default"/>
          <table:table-cell table:number-columns-repeated="2" table:style-name="Default" office:value-type="string" calcext:value-type="string">
            <text:p>yt</text:p>
          </table:table-cell>
          <table:table-cell table:style-name="Default" table:number-columns-repeated="5"/>
          <table:table-cell table:style-name="Default" office:value-type="string" calcext:value-type="string">
            <text:p>yp</text:p>
          </table:table-cell>
          <table:table-cell table:style-name="Default" table:number-columns-repeated="2"/>
          <table:table-cell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style-name="Default"/>
          <table:table-cell table:style-name="Default" office:value-type="string" calcext:value-type="string">
            <text:p>yt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yt</text:p>
          </table:table-cell>
          <table:table-cell table:style-name="Default" table:number-columns-repeated="3"/>
          <table:table-cell table:style-name="Default" office:value-type="string" calcext:value-type="string">
            <text:p>yt</text:p>
          </table:table-cell>
          <table:table-cell table:style-name="Default"/>
          <table:table-cell table:style-name="Default" office:value-type="string" calcext:value-type="string">
            <text:p>yp</text:p>
          </table:table-cell>
          <table:table-cell table:number-columns-repeated="5" table:style-name="Default" office:value-type="string" calcext:value-type="string">
            <text:p>yt</text:p>
          </table:table-cell>
          <table:table-cell table:style-name="Default" table:number-columns-repeated="3"/>
          <table:table-cell table:style-name="Default" office:value-type="string" calcext:value-type="string">
            <text:p>yp</text:p>
          </table:table-cell>
          <table:table-cell table:style-name="Default" table:number-columns-repeated="7"/>
          <table:table-cell table:style-name="Default" office:value-type="string" calcext:value-type="string">
            <text:p>yt</text:p>
          </table:table-cell>
          <table:table-cell table:style-name="Default" table:number-columns-repeated="6"/>
          <table:table-cell table:style-name="Default" office:value-type="string" calcext:value-type="string">
            <text:p>yt</text:p>
          </table:table-cell>
          <table:table-cell table:style-name="Default" table:number-columns-repeated="19"/>
          <table:table-cell table:style-name="Default" office:value-type="string" calcext:value-type="string">
            <text:p>tp</text:p>
          </table:table-cell>
          <table:table-cell table:style-name="Default" table:number-columns-repeated="850"/>
        </table:table-row>
        <calcext:conditional-formats>
          <calcext:conditional-format calcext:target-range-address="shortest_distances.B2:shortest_distances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ortest_distances.B5:shortest_distances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lusters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12" table:default-cell-style-name="ce5"/>
        <table:table-column table:style-name="co15" table:default-cell-style-name="ce5"/>
        <table:table-column table:style-name="co18" table:default-cell-style-name="ce5"/>
        <table:table-column table:style-name="co20" table:default-cell-style-name="ce5"/>
        <table:table-column table:style-name="co24" table:default-cell-style-name="ce5"/>
        <table:table-column table:style-name="co28" table:default-cell-style-name="ce5"/>
        <table:table-column table:style-name="co81" table:default-cell-style-name="ce5"/>
        <table:table-column table:style-name="co82" table:default-cell-style-name="ce5"/>
        <table:table-column table:style-name="co55" table:default-cell-style-name="ce5"/>
        <table:table-column table:style-name="co83" table:default-cell-style-name="ce5"/>
        <table:table-column table:style-name="co30" table:default-cell-style-name="ce5"/>
        <table:table-column table:style-name="co84" table:default-cell-style-name="ce5"/>
        <table:table-column table:style-name="co85" table:default-cell-style-name="ce5"/>
        <table:table-column table:style-name="co86" table:default-cell-style-name="ce5"/>
        <table:table-column table:style-name="co87" table:default-cell-style-name="ce5"/>
        <table:table-column table:style-name="co9" table:default-cell-style-name="ce5"/>
        <table:table-column table:style-name="co88" table:default-cell-style-name="ce5"/>
        <table:table-column table:style-name="co89" table:default-cell-style-name="ce5"/>
        <table:table-column table:style-name="co90" table:default-cell-style-name="ce5"/>
        <table:table-column table:style-name="co4" table:default-cell-style-name="ce5"/>
        <table:table-column table:style-name="co94" table:default-cell-style-name="ce5"/>
        <table:table-column table:style-name="co96" table:default-cell-style-name="ce5"/>
        <table:table-column table:style-name="co76" table:default-cell-style-name="ce5"/>
        <table:table-column table:style-name="co99" table:default-cell-style-name="ce5"/>
        <table:table-column table:style-name="co102" table:default-cell-style-name="ce5"/>
        <table:table-column table:style-name="co83" table:default-cell-style-name="ce5"/>
        <table:table-column table:style-name="co103" table:default-cell-style-name="ce5"/>
        <table:table-column table:style-name="co106" table:default-cell-style-name="ce5"/>
        <table:table-column table:style-name="co107" table:default-cell-style-name="ce5"/>
        <table:table-column table:style-name="co110" table:default-cell-style-name="ce5"/>
        <table:table-column table:style-name="co112" table:default-cell-style-name="ce5"/>
        <table:table-column table:style-name="co66" table:default-cell-style-name="ce5"/>
        <table:table-column table:style-name="co113" table:default-cell-style-name="ce5"/>
        <table:table-column table:style-name="co114" table:default-cell-style-name="ce5"/>
        <table:table-column table:style-name="co115" table:default-cell-style-name="ce5"/>
        <table:table-column table:style-name="co116" table:default-cell-style-name="ce5"/>
        <table:table-column table:style-name="co120" table:default-cell-style-name="ce5"/>
        <table:table-column table:style-name="co125" table:default-cell-style-name="ce5"/>
        <table:table-column table:style-name="co95" table:default-cell-style-name="ce5"/>
        <table:table-column table:style-name="co139" table:default-cell-style-name="ce5"/>
        <table:table-column table:style-name="co179" table:default-cell-style-name="ce5"/>
        <table:table-column table:style-name="co158" table:default-cell-style-name="ce5"/>
        <table:table-column table:style-name="co81" table:default-cell-style-name="ce5"/>
        <table:table-column table:style-name="co180" table:default-cell-style-name="ce5"/>
        <table:table-column table:style-name="co181" table:default-cell-style-name="ce5"/>
        <table:table-column table:style-name="co182" table:default-cell-style-name="ce5"/>
        <table:table-column table:style-name="co87" table:default-cell-style-name="ce5"/>
        <table:table-column table:style-name="co4" table:default-cell-style-name="ce5"/>
        <table:table-column table:style-name="co146" table:default-cell-style-name="ce5"/>
        <table:table-column table:style-name="co159" table:default-cell-style-name="ce5"/>
        <table:table-column table:style-name="co183" table:default-cell-style-name="ce5"/>
        <table:table-column table:style-name="co104" table:default-cell-style-name="ce5"/>
        <table:table-column table:style-name="co184" table:default-cell-style-name="ce5"/>
        <table:table-column table:style-name="co44" table:default-cell-style-name="ce5"/>
        <table:table-column table:style-name="co185" table:default-cell-style-name="ce5"/>
        <table:table-column table:style-name="co186" table:default-cell-style-name="ce5"/>
        <table:table-column table:style-name="co9" table:default-cell-style-name="ce5"/>
        <table:table-column table:style-name="co187" table:default-cell-style-name="ce5"/>
        <table:table-column table:style-name="co188" table:default-cell-style-name="ce5"/>
        <table:table-column table:style-name="co189" table:default-cell-style-name="ce5"/>
        <table:table-column table:style-name="co190" table:default-cell-style-name="ce5"/>
        <table:table-column table:style-name="co189" table:default-cell-style-name="ce5"/>
        <table:table-column table:style-name="co191" table:default-cell-style-name="ce5"/>
        <table:table-column table:style-name="co88" table:default-cell-style-name="ce5"/>
        <table:table-column table:style-name="co192" table:default-cell-style-name="ce5"/>
        <table:table-column table:style-name="co39" table:default-cell-style-name="ce5"/>
        <table:table-column table:style-name="co127" table:default-cell-style-name="ce5"/>
        <table:table-column table:style-name="co30" table:default-cell-style-name="ce5"/>
        <table:table-column table:style-name="co163" table:default-cell-style-name="ce5"/>
        <table:table-column table:style-name="co82" table:default-cell-style-name="ce5"/>
        <table:table-column table:style-name="co193" table:default-cell-style-name="ce5"/>
        <table:table-column table:style-name="co152" table:default-cell-style-name="ce5"/>
        <table:table-column table:style-name="co194" table:default-cell-style-name="ce5"/>
        <table:table-column table:style-name="co131" table:default-cell-style-name="ce5"/>
        <table:table-column table:style-name="co82" table:default-cell-style-name="ce5"/>
        <table:table-column table:style-name="co110" table:default-cell-style-name="ce5"/>
        <table:table-column table:style-name="co104" table:default-cell-style-name="ce5"/>
        <table:table-column table:style-name="co208" table:default-cell-style-name="ce5"/>
        <table:table-column table:style-name="co21" table:default-cell-style-name="ce5"/>
        <table:table-column table:style-name="co211" table:default-cell-style-name="ce5"/>
        <table:table-column table:style-name="co29" table:default-cell-style-name="ce5"/>
        <table:table-column table:style-name="co179" table:default-cell-style-name="ce5"/>
        <table:table-column table:style-name="co212" table:default-cell-style-name="ce5"/>
        <table:table-column table:style-name="co141" table:default-cell-style-name="ce5"/>
        <table:table-column table:style-name="co218" table:default-cell-style-name="ce5"/>
        <table:table-column table:style-name="co36" table:default-cell-style-name="ce5"/>
        <table:table-column table:style-name="co146" table:default-cell-style-name="ce5"/>
        <table:table-column table:style-name="co200" table:default-cell-style-name="ce5"/>
        <table:table-column table:style-name="co74" table:default-cell-style-name="ce5"/>
        <table:table-column table:style-name="co32" table:default-cell-style-name="ce5"/>
        <table:table-column table:style-name="co220" table:default-cell-style-name="ce5"/>
        <table:table-column table:style-name="co39" table:default-cell-style-name="ce5"/>
        <table:table-column table:style-name="co221" table:default-cell-style-name="ce5"/>
        <table:table-column table:style-name="co86" table:default-cell-style-name="ce5"/>
        <table:table-column table:style-name="co223" table:default-cell-style-name="ce5"/>
        <table:table-column table:style-name="co119" table:default-cell-style-name="ce5"/>
        <table:table-column table:style-name="co224" table:default-cell-style-name="ce5"/>
        <table:table-column table:style-name="co138" table:default-cell-style-name="ce5"/>
        <table:table-column table:style-name="co225" table:default-cell-style-name="ce5"/>
        <table:table-column table:style-name="co226" table:default-cell-style-name="ce5"/>
        <table:table-column table:style-name="co227" table:default-cell-style-name="ce5"/>
        <table:table-column table:style-name="co19" table:default-cell-style-name="ce5"/>
        <table:table-column table:style-name="co60" table:default-cell-style-name="ce5"/>
        <table:table-column table:style-name="co202" table:default-cell-style-name="ce5"/>
        <table:table-column table:style-name="co108" table:default-cell-style-name="ce5"/>
        <table:table-column table:style-name="co168" table:default-cell-style-name="ce5"/>
        <table:table-column table:style-name="co137" table:default-cell-style-name="ce5"/>
        <table:table-column table:style-name="co88" table:default-cell-style-name="ce5"/>
        <table:table-column table:style-name="co21" table:default-cell-style-name="ce5"/>
        <table:table-column table:style-name="co228" table:default-cell-style-name="ce5"/>
        <table:table-column table:style-name="co49" table:default-cell-style-name="ce5"/>
        <table:table-column table:style-name="co7" table:default-cell-style-name="ce5"/>
        <table:table-column table:style-name="co229" table:default-cell-style-name="ce5"/>
        <table:table-column table:style-name="co181" table:default-cell-style-name="ce5"/>
        <table:table-column table:style-name="co230" table:default-cell-style-name="ce5"/>
        <table:table-column table:style-name="co119" table:default-cell-style-name="ce5"/>
        <table:table-column table:style-name="co231" table:default-cell-style-name="ce5"/>
        <table:table-column table:style-name="co185" table:default-cell-style-name="ce5"/>
        <table:table-column table:style-name="co113" table:default-cell-style-name="ce5"/>
        <table:table-column table:style-name="co106" table:default-cell-style-name="ce5"/>
        <table:table-column table:style-name="co232" table:default-cell-style-name="ce5"/>
        <table:table-column table:style-name="co83" table:default-cell-style-name="ce5"/>
        <table:table-column table:style-name="co100" table:default-cell-style-name="ce5"/>
        <table:table-column table:style-name="co101" table:default-cell-style-name="ce5"/>
        <table:table-column table:style-name="co16" table:default-cell-style-name="ce5"/>
        <table:table-column table:style-name="co153" table:default-cell-style-name="ce5"/>
        <table:table-column table:style-name="co233" table:default-cell-style-name="ce5"/>
        <table:table-column table:style-name="co234" table:default-cell-style-name="ce5"/>
        <table:table-column table:style-name="co235" table:default-cell-style-name="ce5"/>
        <table:table-column table:style-name="co44" table:default-cell-style-name="ce5"/>
        <table:table-column table:style-name="co81" table:default-cell-style-name="ce5"/>
        <table:table-column table:style-name="co236" table:default-cell-style-name="ce5"/>
        <table:table-column table:style-name="co138" table:default-cell-style-name="ce5"/>
        <table:table-column table:style-name="co206" table:default-cell-style-name="ce5"/>
        <table:table-column table:style-name="co131" table:default-cell-style-name="ce5"/>
        <table:table-column table:style-name="co141" table:default-cell-style-name="ce5"/>
        <table:table-column table:style-name="co104" table:default-cell-style-name="ce5"/>
        <table:table-column table:style-name="co132" table:default-cell-style-name="ce5"/>
        <table:table-column table:style-name="co180" table:default-cell-style-name="ce5"/>
        <table:table-column table:style-name="co242" table:default-cell-style-name="ce5"/>
        <table:table-column table:style-name="co106" table:default-cell-style-name="ce5"/>
        <table:table-column table:style-name="co243" table:default-cell-style-name="ce5"/>
        <table:table-column table:style-name="co244" table:default-cell-style-name="ce5"/>
        <table:table-column table:style-name="co245" table:default-cell-style-name="ce5"/>
        <table:table-column table:style-name="co246" table:default-cell-style-name="ce5"/>
        <table:table-column table:style-name="co247" table:default-cell-style-name="ce5"/>
        <table:table-column table:style-name="co238" table:default-cell-style-name="ce5"/>
        <table:table-column table:style-name="co251" table:default-cell-style-name="ce5"/>
        <table:table-column table:style-name="co129" table:default-cell-style-name="ce5"/>
        <table:table-column table:style-name="co261" table:default-cell-style-name="ce5"/>
        <table:table-column table:style-name="co181" table:default-cell-style-name="ce5"/>
        <table:table-column table:style-name="co83" table:default-cell-style-name="ce5"/>
        <table:table-column table:style-name="co207" table:default-cell-style-name="ce5"/>
        <table:table-column table:style-name="co126" table:default-cell-style-name="ce5"/>
        <table:table-column table:style-name="co226" table:default-cell-style-name="ce5"/>
        <table:table-column table:style-name="co134" table:default-cell-style-name="ce5"/>
        <table:table-column table:style-name="co66" table:default-cell-style-name="ce5"/>
        <table:table-column table:style-name="co284" table:default-cell-style-name="ce5"/>
        <table:table-column table:style-name="co247" table:default-cell-style-name="ce5"/>
        <table:table-column table:style-name="co81" table:default-cell-style-name="ce5"/>
        <table:table-column table:style-name="co188" table:default-cell-style-name="ce5"/>
        <table:table-column table:style-name="co197" table:default-cell-style-name="ce5"/>
        <table:table-column table:style-name="co115" table:default-cell-style-name="ce5"/>
        <table:table-column table:style-name="co171" table:default-cell-style-name="ce5"/>
        <table:table-column table:style-name="co123" table:default-cell-style-name="ce5"/>
        <table:table-column table:style-name="co144" table:default-cell-style-name="ce5"/>
        <table:table-column table:style-name="co108" table:default-cell-style-name="ce5"/>
        <table:table-column table:style-name="co168" table:default-cell-style-name="ce5"/>
        <table:table-column table:style-name="co333" table:default-cell-style-name="ce5"/>
        <table:table-column table:style-name="co20" table:default-cell-style-name="ce5"/>
        <table:table-column table:style-name="co286" table:default-cell-style-name="ce5"/>
        <table:table-column table:style-name="co87" table:default-cell-style-name="ce5"/>
        <table:table-column table:style-name="co97" table:default-cell-style-name="ce5"/>
        <table:table-column table:style-name="co106" table:number-columns-repeated="18" table:default-cell-style-name="ce5"/>
        <table:table-column table:style-name="co48" table:default-cell-style-name="ce5"/>
        <table:table-column table:style-name="co15" table:default-cell-style-name="ce5"/>
        <table:table-column table:style-name="co294" table:default-cell-style-name="ce5"/>
        <table:table-column table:style-name="co311" table:default-cell-style-name="ce5"/>
        <table:table-column table:style-name="co174" table:default-cell-style-name="ce5"/>
        <table:table-column table:style-name="co348" table:default-cell-style-name="ce5"/>
        <table:table-column table:style-name="co262" table:default-cell-style-name="ce5"/>
        <table:table-column table:style-name="co95" table:default-cell-style-name="ce5"/>
        <table:table-column table:style-name="co11" table:default-cell-style-name="ce5"/>
        <table:table-column table:style-name="co349" table:default-cell-style-name="ce5"/>
        <table:table-column table:style-name="co87" table:default-cell-style-name="ce5"/>
        <table:table-column table:style-name="co297" table:default-cell-style-name="ce5"/>
        <table:table-column table:style-name="co321" table:default-cell-style-name="ce5"/>
        <table:table-column table:style-name="co294" table:default-cell-style-name="ce5"/>
        <table:table-column table:style-name="co283" table:default-cell-style-name="ce5"/>
        <table:table-column table:style-name="co81" table:default-cell-style-name="ce5"/>
        <table:table-column table:style-name="co54" table:default-cell-style-name="ce5"/>
        <table:table-column table:style-name="co207" table:default-cell-style-name="ce5"/>
        <table:table-column table:style-name="co128" table:default-cell-style-name="ce5"/>
        <table:table-column table:style-name="co102" table:default-cell-style-name="ce5"/>
        <table:table-column table:style-name="co209" table:default-cell-style-name="ce5"/>
        <table:table-column table:style-name="co266" table:default-cell-style-name="ce5"/>
        <table:table-column table:style-name="co43" table:default-cell-style-name="ce5"/>
        <table:table-column table:style-name="co219" table:default-cell-style-name="ce5"/>
        <table:table-column table:style-name="co16" table:default-cell-style-name="ce5"/>
        <table:table-column table:style-name="co331" table:default-cell-style-name="ce5"/>
        <table:table-column table:style-name="co350" table:default-cell-style-name="ce5"/>
        <table:table-column table:style-name="co19" table:default-cell-style-name="ce5"/>
        <table:table-column table:style-name="co225" table:default-cell-style-name="ce5"/>
        <table:table-column table:style-name="co35" table:default-cell-style-name="ce5"/>
        <table:table-column table:style-name="co64" table:default-cell-style-name="ce5"/>
        <table:table-column table:style-name="co303" table:default-cell-style-name="ce5"/>
        <table:table-column table:style-name="co351" table:default-cell-style-name="ce5"/>
        <table:table-column table:style-name="co87" table:default-cell-style-name="ce5"/>
        <table:table-column table:style-name="co97" table:default-cell-style-name="ce5"/>
        <table:table-column table:style-name="co106" table:default-cell-style-name="ce5"/>
        <table:table-column table:style-name="co87" table:default-cell-style-name="ce5"/>
        <table:table-column table:style-name="co97" table:default-cell-style-name="ce5"/>
        <table:table-column table:style-name="co106" table:number-columns-repeated="791" table:default-cell-style-name="ce5"/>
        <table:table-row table:style-name="ro1">
          <table:table-cell/>
          <table:table-cell table:style-name="Default" office:value-type="string" calcext:value-type="string">
            <text:p>Category:2003_Tuzla_island_conflict</text:p>
          </table:table-cell>
          <table:table-cell table:style-name="Default" office:value-type="string" calcext:value-type="string">
            <text:p>Category:Candidates_for_President_of_Ukraine_(2010)</text:p>
          </table:table-cell>
          <table:table-cell table:style-name="Default" office:value-type="string" calcext:value-type="string">
            <text:p>Category:Fifth_convocation_members_of_the_Verkhovna_Rada</text:p>
          </table:table-cell>
          <table:table-cell table:style-name="Default" office:value-type="string" calcext:value-type="string">
            <text:p>Category:Grand_Croix_of_the_L&lt;U+00E9&gt;gion_d'honneur</text:p>
          </table:table-cell>
          <table:table-cell table:style-name="Default" office:value-type="string" calcext:value-type="string">
            <text:p>Category:Living_people</text:p>
          </table:table-cell>
          <table:table-cell table:style-name="Default" office:value-type="string" calcext:value-type="string">
            <text:p>Category:People_of_the_Orange_Revolution</text:p>
          </table:table-cell>
          <table:table-cell table:style-name="Default" office:value-type="string" calcext:value-type="string">
            <text:p>Category:Prime_ministers_of_Ukraine</text:p>
          </table:table-cell>
          <table:table-cell table:style-name="Default" office:value-type="string" calcext:value-type="string">
            <text:p>Category:Recipients_of_the_Order_of_Jos&lt;U+00E9&gt;_Marti</text:p>
          </table:table-cell>
          <table:table-cell table:style-name="Default" office:value-type="string" calcext:value-type="string">
            <text:p>Category:Sixth_convocation_members_of_the_Verkhovna_Rada</text:p>
          </table:table-cell>
          <table:table-cell table:style-name="Default" office:value-type="string" calcext:value-type="string">
            <text:p>Category:2003_in_Russia</text:p>
          </table:table-cell>
          <table:table-cell table:style-name="Default" office:value-type="string" calcext:value-type="string">
            <text:p>Category:2003_in_Ukraine</text:p>
          </table:table-cell>
          <table:table-cell table:style-name="Default" office:value-type="string" calcext:value-type="string">
            <text:p>Category:2003_in_international_relations</text:p>
          </table:table-cell>
          <table:table-cell table:style-name="Default" office:value-type="string" calcext:value-type="string">
            <text:p>Category:Conflicts_in_2003</text:p>
          </table:table-cell>
          <table:table-cell table:style-name="Default" office:value-type="string" calcext:value-type="string">
            <text:p>Category:Conflicts_in_Ukraine</text:p>
          </table:table-cell>
          <table:table-cell table:style-name="Default" office:value-type="string" calcext:value-type="string">
            <text:p>Category:History_of_Crimea</text:p>
          </table:table-cell>
          <table:table-cell table:style-name="Default" office:value-type="string" calcext:value-type="string">
            <text:p>Category:Military_history_of_Russia</text:p>
          </table:table-cell>
          <table:table-cell table:style-name="Default" office:value-type="string" calcext:value-type="string">
            <text:p>Category:Political_scandals_in_Ukraine</text:p>
          </table:table-cell>
          <table:table-cell table:style-name="Default" office:value-type="string" calcext:value-type="string">
            <text:p>Category:Post-Soviet_conflicts</text:p>
          </table:table-cell>
          <table:table-cell table:style-name="Default" office:value-type="string" calcext:value-type="string">
            <text:p>Category:Territorial_disputes_of_Russia</text:p>
          </table:table-cell>
          <table:table-cell table:style-name="Default" office:value-type="string" calcext:value-type="string">
            <text:p>Category:Territorial_disputes_of_Ukraine</text:p>
          </table:table-cell>
          <table:table-cell table:style-name="Default" office:value-type="string" calcext:value-type="string">
            <text:p>Category:Wikipedia_categories_named_after_diplomatic_crises</text:p>
          </table:table-cell>
          <table:table-cell table:style-name="Default" office:value-type="string" calcext:value-type="string">
            <text:p>Category:Candidates_for_President_of_Ukraine</text:p>
          </table:table-cell>
          <table:table-cell table:style-name="Default" office:value-type="string" calcext:value-type="string">
            <text:p>Category:2010_elections_in_Ukraine</text:p>
          </table:table-cell>
          <table:table-cell table:style-name="Default" office:value-type="string" calcext:value-type="string">
            <text:p>Category:Alumni_by_university_or_college_in_Ukraine</text:p>
          </table:table-cell>
          <table:table-cell table:style-name="Default" office:value-type="string" calcext:value-type="string">
            <text:p>Category:Members_of_the_Verkhovna_Rada</text:p>
          </table:table-cell>
          <table:table-cell table:style-name="Default" office:value-type="string" calcext:value-type="string">
            <text:p>Category:Crime_in_Ukraine</text:p>
          </table:table-cell>
          <table:table-cell table:style-name="Default" office:value-type="string" calcext:value-type="string">
            <text:p>Category:L&lt;U+00E9&gt;gion_d'honneur_recipients</text:p>
          </table:table-cell>
          <table:table-cell table:style-name="Default" office:value-type="string" calcext:value-type="string">
            <text:p>Category:Ukrainian_politicians_by_party</text:p>
          </table:table-cell>
          <table:table-cell table:style-name="Default" office:value-type="string" calcext:value-type="string">
            <text:p>Category:People_by_status</text:p>
          </table:table-cell>
          <table:table-cell table:style-name="Default" office:value-type="string" calcext:value-type="string">
            <text:p>Category:People_by_city_in_Ukraine</text:p>
          </table:table-cell>
          <table:table-cell table:style-name="Default" office:value-type="string" calcext:value-type="string">
            <text:p>Category:Orange_Revolution</text:p>
          </table:table-cell>
          <table:table-cell table:style-name="Default" office:value-type="string" calcext:value-type="string">
            <text:p>Category:People_by_revolution</text:p>
          </table:table-cell>
          <table:table-cell table:style-name="Default" office:value-type="string" calcext:value-type="string">
            <text:p>Category:Politics_of_Ukraine</text:p>
          </table:table-cell>
          <table:table-cell table:style-name="Default" office:value-type="string" calcext:value-type="string">
            <text:p>Category:Presidents_by_country</text:p>
          </table:table-cell>
          <table:table-cell table:style-name="Default" office:value-type="string" calcext:value-type="string">
            <text:p>Category:Ukrainian_government_officials</text:p>
          </table:table-cell>
          <table:table-cell table:style-name="Default" office:value-type="string" calcext:value-type="string">
            <text:p>Category:Government_ministers_of_Ukraine</text:p>
          </table:table-cell>
          <table:table-cell table:style-name="Default" office:value-type="string" calcext:value-type="string">
            <text:p>Category:Heads_of_government_by_country</text:p>
          </table:table-cell>
          <table:table-cell table:style-name="Default" office:value-type="string" calcext:value-type="string">
            <text:p>Category:Heads_of_government_in_Europe</text:p>
          </table:table-cell>
          <table:table-cell table:style-name="Default" office:value-type="string" calcext:value-type="string">
            <text:p>Category:Prime_Ministers_by_country</text:p>
          </table:table-cell>
          <table:table-cell table:style-name="Default" office:value-type="string" calcext:value-type="string">
            <text:p>Category:Orders,_decorations,_and_medals_of_Cuba</text:p>
          </table:table-cell>
          <table:table-cell table:style-name="Default" office:value-type="string" calcext:value-type="string">
            <text:p>Category:Ukrainian_people_by_occupation</text:p>
          </table:table-cell>
          <table:table-cell table:style-name="Default" office:value-type="string" calcext:value-type="string">
            <text:p>Category:Ukrainian_people_by_ethnic_or_national_origin</text:p>
          </table:table-cell>
          <table:table-cell table:style-name="Default" office:value-type="string" calcext:value-type="string">
            <text:p>Category:21st-century_people_by_conflict</text:p>
          </table:table-cell>
          <table:table-cell table:style-name="Default" office:value-type="string" calcext:value-type="string">
            <text:p>Category:2000s_in_Russia</text:p>
          </table:table-cell>
          <table:table-cell table:style-name="Default" office:value-type="string" calcext:value-type="string">
            <text:p>Category:2000s_in_Ukraine</text:p>
          </table:table-cell>
          <table:table-cell table:style-name="Default" office:value-type="string" calcext:value-type="string">
            <text:p>Category:2003_in_politics</text:p>
          </table:table-cell>
          <table:table-cell table:style-name="Default" office:value-type="string" calcext:value-type="string">
            <text:p>Category:21st_century_in_international_relations</text:p>
          </table:table-cell>
          <table:table-cell table:style-name="Default" office:value-type="string" calcext:value-type="string">
            <text:p>Category:2000s_conflicts</text:p>
          </table:table-cell>
          <table:table-cell table:style-name="Default" office:value-type="string" calcext:value-type="string">
            <text:p>Category:2003</text:p>
          </table:table-cell>
          <table:table-cell table:style-name="Default" office:value-type="string" calcext:value-type="string">
            <text:p>Category:Conflicts_by_country</text:p>
          </table:table-cell>
          <table:table-cell table:style-name="Default" office:value-type="string" calcext:value-type="string">
            <text:p>Category:Military_history_of_Ukraine</text:p>
          </table:table-cell>
          <table:table-cell table:style-name="Default" office:value-type="string" calcext:value-type="string">
            <text:p>Category:Political_history_of_Ukraine</text:p>
          </table:table-cell>
          <table:table-cell table:style-name="Default" office:value-type="string" calcext:value-type="string">
            <text:p>Category:Crimea</text:p>
          </table:table-cell>
          <table:table-cell table:style-name="Default" office:value-type="string" calcext:value-type="string">
            <text:p>Category:History_of_Europe_by_region</text:p>
          </table:table-cell>
          <table:table-cell table:style-name="Default" office:value-type="string" calcext:value-type="string">
            <text:p>Category:History_of_Russia_by_locality</text:p>
          </table:table-cell>
          <table:table-cell table:style-name="Default" office:value-type="string" calcext:value-type="string">
            <text:p>Category:History_of_Ukraine_by_location</text:p>
          </table:table-cell>
          <table:table-cell table:style-name="Default" office:value-type="string" calcext:value-type="string">
            <text:p>Category:History_of_Russia_by_topic</text:p>
          </table:table-cell>
          <table:table-cell table:style-name="Default" office:value-type="string" calcext:value-type="string">
            <text:p>Category:Military_history_by_country</text:p>
          </table:table-cell>
          <table:table-cell table:style-name="Default" office:value-type="string" calcext:value-type="string">
            <text:p>Category:Military_of_Russia</text:p>
          </table:table-cell>
          <table:table-cell table:style-name="Default" office:value-type="string" calcext:value-type="string">
            <text:p>Category:Political_scandals_by_country</text:p>
          </table:table-cell>
          <table:table-cell table:style-name="Default" office:value-type="string" calcext:value-type="string">
            <text:p>Category:Dissolution_of_the_Soviet_Union</text:p>
          </table:table-cell>
          <table:table-cell table:style-name="Default" office:value-type="string" calcext:value-type="string">
            <text:p>Category:Post-Soviet_states</text:p>
          </table:table-cell>
          <table:table-cell table:style-name="Default" office:value-type="string" calcext:value-type="string">
            <text:p>Category:Warfare_post-1945</text:p>
          </table:table-cell>
          <table:table-cell table:style-name="Default" office:value-type="string" calcext:value-type="string">
            <text:p>Category:Wikipedia_categories_named_after_wars</text:p>
          </table:table-cell>
          <table:table-cell table:style-name="Default" office:value-type="string" calcext:value-type="string">
            <text:p>Category:Borders_of_Russia</text:p>
          </table:table-cell>
          <table:table-cell table:style-name="Default" office:value-type="string" calcext:value-type="string">
            <text:p>Category:Disputed_territories_in_Asia</text:p>
          </table:table-cell>
          <table:table-cell table:style-name="Default" office:value-type="string" calcext:value-type="string">
            <text:p>Category:Disputed_territories_in_Europe</text:p>
          </table:table-cell>
          <table:table-cell table:style-name="Default" office:value-type="string" calcext:value-type="string">
            <text:p>Category:Foreign_relations_of_Russia</text:p>
          </table:table-cell>
          <table:table-cell table:style-name="Default" office:value-type="string" calcext:value-type="string">
            <text:p>Category:Territorial_disputes_by_country</text:p>
          </table:table-cell>
          <table:table-cell table:style-name="Default" office:value-type="string" calcext:value-type="string">
            <text:p>Category:Borders_of_Ukraine</text:p>
          </table:table-cell>
          <table:table-cell table:style-name="Default" office:value-type="string" calcext:value-type="string">
            <text:p>Category:Diplomatic_incidents</text:p>
          </table:table-cell>
          <table:table-cell table:style-name="Default" office:value-type="string" calcext:value-type="string">
            <text:p>Category:Wikipedia_categories_named_after_events_by_type</text:p>
          </table:table-cell>
          <table:table-cell table:style-name="Default" office:value-type="string" calcext:value-type="string">
            <text:p>Category:2004_in_Ukraine</text:p>
          </table:table-cell>
          <table:table-cell table:style-name="Default" office:value-type="string" calcext:value-type="string">
            <text:p>Category:Elections_in_Ukraine_by_year</text:p>
          </table:table-cell>
          <table:table-cell table:style-name="Default" office:value-type="string" calcext:value-type="string">
            <text:p>Category:Presidential_candidates</text:p>
          </table:table-cell>
          <table:table-cell table:style-name="Default" office:value-type="string" calcext:value-type="string">
            <text:p>Category:Presidential_elections_in_Ukraine</text:p>
          </table:table-cell>
          <table:table-cell table:style-name="Default" office:value-type="string" calcext:value-type="string">
            <text:p>Category:2010_elections_in_Europe</text:p>
          </table:table-cell>
          <table:table-cell table:style-name="Default" office:value-type="string" calcext:value-type="string">
            <text:p>Category:2010_in_Ukraine</text:p>
          </table:table-cell>
          <table:table-cell table:style-name="Default" office:value-type="string" calcext:value-type="string">
            <text:p>Category:Russian_politicians</text:p>
          </table:table-cell>
          <table:table-cell table:style-name="Default" office:value-type="string" calcext:value-type="string">
            <text:p>Category:Soviet_people_by_occupation</text:p>
          </table:table-cell>
          <table:table-cell table:style-name="Default" office:value-type="string" calcext:value-type="string">
            <text:p>Category:Alumni_by_university_or_college_in_Europe</text:p>
          </table:table-cell>
          <table:table-cell table:style-name="Default" office:value-type="string" calcext:value-type="string">
            <text:p>Category:People_by_university_or_college_in_Ukraine</text:p>
          </table:table-cell>
          <table:table-cell table:style-name="Default" office:value-type="string" calcext:value-type="string">
            <text:p>Category:Members_of_unicameral_legislatures</text:p>
          </table:table-cell>
          <table:table-cell table:style-name="Default" office:value-type="string" calcext:value-type="string">
            <text:p>Category:National_legislators</text:p>
          </table:table-cell>
          <table:table-cell table:style-name="Default" office:value-type="string" calcext:value-type="string">
            <text:p>Category:Verkhovna_Rada</text:p>
          </table:table-cell>
          <table:table-cell table:style-name="Default" office:value-type="string" calcext:value-type="string">
            <text:p>Category:Crime_by_country</text:p>
          </table:table-cell>
          <table:table-cell table:style-name="Default" office:value-type="string" calcext:value-type="string">
            <text:p>Category:Crime_in_Europe</text:p>
          </table:table-cell>
          <table:table-cell table:style-name="Default" office:value-type="string" calcext:value-type="string">
            <text:p>Category:Recipients_of_French_military_awards_and_decorations</text:p>
          </table:table-cell>
          <table:table-cell table:style-name="Default" office:value-type="string" calcext:value-type="string">
            <text:p>Category:Political_office-holders</text:p>
          </table:table-cell>
          <table:table-cell table:style-name="Default" office:value-type="string" calcext:value-type="string">
            <text:p>Category:Political_parties_in_Ukraine</text:p>
          </table:table-cell>
          <table:table-cell table:style-name="Default" office:value-type="string" calcext:value-type="string">
            <text:p>Category:Politicians_by_nationality_and_party</text:p>
          </table:table-cell>
          <table:table-cell table:style-name="Default" office:value-type="string" calcext:value-type="string">
            <text:p>Category:Politicians_of_European_nations_by_party</text:p>
          </table:table-cell>
          <table:table-cell table:style-name="Default" office:value-type="string" calcext:value-type="string">
            <text:p>Category:Ukrainian_people_by_political_orientation</text:p>
          </table:table-cell>
          <table:table-cell table:style-name="Default" office:value-type="string" calcext:value-type="string">
            <text:p>Category:People</text:p>
          </table:table-cell>
          <table:table-cell table:style-name="Default" office:value-type="string" calcext:value-type="string">
            <text:p>Category:Categories_by_city_in_Ukraine</text:p>
          </table:table-cell>
          <table:table-cell table:style-name="Default" office:value-type="string" calcext:value-type="string">
            <text:p>Category:People_by_country_and_city</text:p>
          </table:table-cell>
          <table:table-cell table:style-name="Default" office:value-type="string" calcext:value-type="string">
            <text:p>Category:People_by_oblast_in_Ukraine</text:p>
          </table:table-cell>
          <table:table-cell table:style-name="Default" office:value-type="string" calcext:value-type="string">
            <text:p>Category:Wikipedia_categories_named_after_populated_places_in_Ukraine</text:p>
          </table:table-cell>
          <table:table-cell table:style-name="Default" office:value-type="string" calcext:value-type="string">
            <text:p>Category:21st-century_revolutions</text:p>
          </table:table-cell>
          <table:table-cell table:style-name="Default" office:value-type="string" calcext:value-type="string">
            <text:p>Category:Activism</text:p>
          </table:table-cell>
          <table:table-cell table:style-name="Default" office:value-type="string" calcext:value-type="string">
            <text:p>Category:Electoral_fraud</text:p>
          </table:table-cell>
          <table:table-cell table:style-name="Default" office:value-type="string" calcext:value-type="string">
            <text:p>Category:History_of_Kiev</text:p>
          </table:table-cell>
          <table:table-cell table:style-name="Default" office:value-type="string" calcext:value-type="string">
            <text:p>Category:History_of_Ukraine_since_1991</text:p>
          </table:table-cell>
          <table:table-cell table:style-name="Default" office:value-type="string" calcext:value-type="string">
            <text:p>Category:National_revivals</text:p>
          </table:table-cell>
          <table:table-cell table:style-name="Default" office:value-type="string" calcext:value-type="string">
            <text:p>Category:Nonviolent_revolutions</text:p>
          </table:table-cell>
          <table:table-cell table:style-name="Default" office:value-type="string" calcext:value-type="string">
            <text:p>Category:Post-Soviet_revolutions</text:p>
          </table:table-cell>
          <table:table-cell table:style-name="Default" office:value-type="string" calcext:value-type="string">
            <text:p>Category:Protests_against_results_of_elections</text:p>
          </table:table-cell>
          <table:table-cell table:style-name="Default" office:value-type="string" calcext:value-type="string">
            <text:p>Category:Protests_in_Ukraine</text:p>
          </table:table-cell>
          <table:table-cell table:style-name="Default" office:value-type="string" calcext:value-type="string">
            <text:p>Category:Revolutions_in_Ukraine</text:p>
          </table:table-cell>
          <table:table-cell table:style-name="Default" office:value-type="string" calcext:value-type="string">
            <text:p>Category:Riots_and_civil_disorder_in_Ukraine</text:p>
          </table:table-cell>
          <table:table-cell table:style-name="Default" office:value-type="string" calcext:value-type="string">
            <text:p>Category:Social_movements_in_Ukraine</text:p>
          </table:table-cell>
          <table:table-cell table:style-name="Default" office:value-type="string" calcext:value-type="string">
            <text:p>Category:Ukraine&lt;U+2013&gt;European_Union_relations</text:p>
          </table:table-cell>
          <table:table-cell table:style-name="Default" office:value-type="string" calcext:value-type="string">
            <text:p>Category:Ukrainian_democracy_movements</text:p>
          </table:table-cell>
          <table:table-cell table:style-name="Default" office:value-type="string" calcext:value-type="string">
            <text:p>Category:Ukrainian_nationalism</text:p>
          </table:table-cell>
          <table:table-cell table:style-name="Default" office:value-type="string" calcext:value-type="string">
            <text:p>Category:Wikipedia_categories_named_after_revolutions</text:p>
          </table:table-cell>
          <table:table-cell table:style-name="Default" office:value-type="string" calcext:value-type="string">
            <text:p>Category:People_by_association</text:p>
          </table:table-cell>
          <table:table-cell table:style-name="Default" office:value-type="string" calcext:value-type="string">
            <text:p>Category:Revolutionaries</text:p>
          </table:table-cell>
          <table:table-cell table:style-name="Default" office:value-type="string" calcext:value-type="string">
            <text:p>Category:Revolutions</text:p>
          </table:table-cell>
          <table:table-cell table:style-name="Default" office:value-type="string" calcext:value-type="string">
            <text:p>Category:Government_of_Ukraine</text:p>
          </table:table-cell>
          <table:table-cell table:style-name="Default" office:value-type="string" calcext:value-type="string">
            <text:p>Category:Heads_of_state_by_country</text:p>
          </table:table-cell>
          <table:table-cell table:style-name="Default" office:value-type="string" calcext:value-type="string">
            <text:p>Category:Heads_of_state_in_Europe</text:p>
          </table:table-cell>
          <table:table-cell table:style-name="Default" office:value-type="string" calcext:value-type="string">
            <text:p>Category:Political_office-holders_by_country</text:p>
          </table:table-cell>
          <table:table-cell table:style-name="Default" office:value-type="string" calcext:value-type="string">
            <text:p>Category:Politics_by_country</text:p>
          </table:table-cell>
          <table:table-cell table:style-name="Default" office:value-type="string" calcext:value-type="string">
            <text:p>Category:Ukraine</text:p>
          </table:table-cell>
          <table:table-cell table:style-name="Default" office:value-type="string" calcext:value-type="string">
            <text:p>Category:Ukrainian_studies</text:p>
          </table:table-cell>
          <table:table-cell table:style-name="Default" office:value-type="string" calcext:value-type="string">
            <text:p>Category:National_presidents</text:p>
          </table:table-cell>
          <table:table-cell table:style-name="Default" office:value-type="string" calcext:value-type="string">
            <text:p>Category:Government_officials_by_nationality</text:p>
          </table:table-cell>
          <table:table-cell table:style-name="Default" office:value-type="string" calcext:value-type="string">
            <text:p>Category:Ukrainian_military_personnel</text:p>
          </table:table-cell>
          <table:table-cell table:style-name="Default" office:value-type="string" calcext:value-type="string">
            <text:p>Category:Government_ministers_by_country</text:p>
          </table:table-cell>
          <table:table-cell table:style-name="Default" office:value-type="string" calcext:value-type="string">
            <text:p>Category:Government_ministries_of_Ukraine</text:p>
          </table:table-cell>
          <table:table-cell table:style-name="Default" office:value-type="string" calcext:value-type="string">
            <text:p>Category:European_people_by_occupation</text:p>
          </table:table-cell>
          <table:table-cell table:style-name="Default" office:value-type="string" calcext:value-type="string">
            <text:p>Category:European_political_figures</text:p>
          </table:table-cell>
          <table:table-cell table:style-name="Default" office:value-type="string" calcext:value-type="string">
            <text:p>Category:Political_history_by_country</text:p>
          </table:table-cell>
          <table:table-cell table:style-name="Default" office:value-type="string" calcext:value-type="string">
            <text:p>Category:Prime_ministers</text:p>
          </table:table-cell>
          <table:table-cell table:style-name="Default" office:value-type="string" calcext:value-type="string">
            <text:p>Category:Orders,_decorations,_and_medals_by_country</text:p>
          </table:table-cell>
          <table:table-cell table:style-name="Default" office:value-type="string" calcext:value-type="string">
            <text:p>Category:Cuban_awards</text:p>
          </table:table-cell>
          <table:table-cell table:style-name="Default" office:value-type="string" calcext:value-type="string">
            <text:p>Category:National_symbols_of_Cuba</text:p>
          </table:table-cell>
          <table:table-cell table:style-name="Default" office:value-type="string" calcext:value-type="string">
            <text:p>Category:Demographics_of_Ukraine</text:p>
          </table:table-cell>
          <table:table-cell table:style-name="Default" office:value-type="string" calcext:value-type="string">
            <text:p>Category:Ukrainian_culture</text:p>
          </table:table-cell>
          <table:table-cell table:style-name="Default" office:value-type="string" calcext:value-type="string">
            <text:p>Category:Bilateral_relations_of_Ukraine</text:p>
          </table:table-cell>
          <table:table-cell table:style-name="Default" office:value-type="string" calcext:value-type="string">
            <text:p>Category:People_by_nationality</text:p>
          </table:table-cell>
          <table:table-cell table:style-name="Default" office:value-type="string" calcext:value-type="string">
            <text:p>Category:People_by_nationality_and_occupation</text:p>
          </table:table-cell>
          <table:table-cell table:style-name="Default" office:value-type="string" calcext:value-type="string">
            <text:p>Category:Exiles</text:p>
          </table:table-cell>
          <table:table-cell table:style-name="Default" office:value-type="string" calcext:value-type="string">
            <text:p>Category:Ukrainian_diaspora</text:p>
          </table:table-cell>
          <table:table-cell table:style-name="Default" office:value-type="string" calcext:value-type="string">
            <text:p>Category:People_by_European_country_of_descent</text:p>
          </table:table-cell>
          <table:table-cell table:style-name="Default" office:value-type="string" calcext:value-type="string">
            <text:p>Category:People_by_country_of_descent</text:p>
          </table:table-cell>
          <table:table-cell table:style-name="Default" office:value-type="string" calcext:value-type="string">
            <text:p>Category:People_by_ethnic_or_national_descent</text:p>
          </table:table-cell>
          <table:table-cell table:style-name="Default" office:value-type="string" calcext:value-type="string">
            <text:p>Category:European_people_by_ethnic_or_national_origin</text:p>
          </table:table-cell>
          <table:table-cell table:style-name="Default" office:value-type="string" calcext:value-type="string">
            <text:p>Category:People_by_ethnic_or_national_origin</text:p>
          </table:table-cell>
          <table:table-cell table:style-name="Default" office:value-type="string" calcext:value-type="string">
            <text:p>Category:Anti-communists</text:p>
          </table:table-cell>
          <table:table-cell table:style-name="Default" office:value-type="string" calcext:value-type="string">
            <text:p>Category:European_anti-communists</text:p>
          </table:table-cell>
          <table:table-cell table:style-name="Default" office:value-type="string" calcext:value-type="string">
            <text:p>Category:21st-century_conflicts</text:p>
          </table:table-cell>
          <table:table-cell table:style-name="Default" office:value-type="string" calcext:value-type="string">
            <text:p>Category:21st-century_people</text:p>
          </table:table-cell>
          <table:table-cell table:style-name="Default" office:value-type="string" calcext:value-type="string">
            <text:p>Category:People_by_war</text:p>
          </table:table-cell>
          <table:table-cell table:style-name="Default" office:value-type="string" calcext:value-type="string">
            <text:p>Category:Conflicts_in_2014</text:p>
          </table:table-cell>
          <table:table-cell table:style-name="Default" office:value-type="string" calcext:value-type="string">
            <text:p>Category:Ukrainian_crisis</text:p>
          </table:table-cell>
          <table:table-cell table:style-name="Default" office:value-type="string" calcext:value-type="string">
            <text:p>Category:Politicians_by_nationality</text:p>
          </table:table-cell>
          <table:table-cell table:style-name="Default" office:value-type="string" calcext:value-type="string">
            <text:p>Category:Politicians_convicted_of_crimes</text:p>
          </table:table-cell>
          <table:table-cell table:style-name="Default" office:value-type="string" calcext:value-type="string">
            <text:p>Category:Wikipedia_categories_named_after_politicians</text:p>
          </table:table-cell>
          <table:table-cell table:style-name="Default" office:value-type="string" calcext:value-type="string">
            <text:p>Category:Heads_of_government_in_Asia</text:p>
          </table:table-cell>
          <table:table-cell table:style-name="Default" office:value-type="string" calcext:value-type="string">
            <text:p>Category:Georgian&lt;U+2013&gt;Abkhazian_conflict</text:p>
          </table:table-cell>
          <table:table-cell table:style-name="Default" office:value-type="string" calcext:value-type="string">
            <text:p>Category:Georgian&lt;U+2013&gt;Ossetian_conflict</text:p>
          </table:table-cell>
          <table:table-cell table:style-name="Default" office:value-type="string" calcext:value-type="string">
            <text:p>Category:2014_in_Russia</text:p>
          </table:table-cell>
          <table:table-cell table:style-name="Default" office:value-type="string" calcext:value-type="string">
            <text:p>Category:Politics_of_Crimea</text:p>
          </table:table-cell>
          <table:table-cell table:style-name="Default" office:value-type="string" calcext:value-type="string">
            <text:p>Category:Russian_nationalism_in_Ukraine</text:p>
          </table:table-cell>
          <table:table-cell table:style-name="Default" office:value-type="string" calcext:value-type="string">
            <text:p>Category:Russian&lt;U+2013&gt;Ukrainian_wars</text:p>
          </table:table-cell>
          <table:table-cell table:style-name="Default" office:value-type="string" calcext:value-type="string">
            <text:p>Category:Separatism_in_Ukraine</text:p>
          </table:table-cell>
          <table:table-cell table:style-name="Default" office:value-type="string" calcext:value-type="string">
            <text:p>Category:Foreign_relations_of_Ukraine</text:p>
          </table:table-cell>
          <table:table-cell table:style-name="Default" office:value-type="string" calcext:value-type="string">
            <text:p>Category:Elections_in_Ukraine</text:p>
          </table:table-cell>
          <table:table-cell table:style-name="Default" office:value-type="string" calcext:value-type="string">
            <text:p>Category:Criminals_by_status</text:p>
          </table:table-cell>
          <table:table-cell table:style-name="Default" office:value-type="string" calcext:value-type="string">
            <text:p>Category:Nationalism_in_Ukraine</text:p>
          </table:table-cell>
          <table:table-cell table:style-name="Default" office:value-type="string" calcext:value-type="string">
            <text:p>Category:Award_winners</text:p>
          </table:table-cell>
          <table:table-cell table:style-name="Default" office:value-type="string" calcext:value-type="string">
            <text:p>Category:Legal_categories_of_people</text:p>
          </table:table-cell>
          <table:table-cell table:style-name="Default" office:value-type="string" calcext:value-type="string">
            <text:p>Category:Expatriates</text:p>
          </table:table-cell>
          <table:table-cell table:style-name="Default" table:number-columns-repeated="849"/>
        </table:table-row>
        <table:table-row table:style-name="ro1">
          <table:table-cell office:value-type="string" calcext:value-type="string">
            <text:p>Viktor_Yanukovych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3" table:style-name="ce4" office:value-type="float" office:value="2" calcext:value-type="float">
            <text:p>2</text:p>
          </table:table-cell>
          <table:table-cell table:number-columns-repeated="107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15" table:style-name="ce4" office:value-type="float" office:value="3" calcext:value-type="float">
            <text:p>3</text:p>
          </table:table-cell>
          <table:table-cell table:style-name="ce4" table:number-columns-repeated="849"/>
        </table:table-row>
        <table:table-row table:style-name="ro1">
          <table:table-cell office:value-type="string" calcext:value-type="string">
            <text:p>Yulia_Tymoshenk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0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3" calcext:value-type="float">
            <text:p>3</text:p>
          </table:table-cell>
          <table:table-cell table:style-name="ce4" table:number-columns-repeated="849"/>
        </table:table-row>
        <table:table-row table:style-name="ro1">
          <table:table-cell office:value-type="string" calcext:value-type="string">
            <text:p>Vladimir_Put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9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8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table:number-columns-repeated="849"/>
        </table:table-row>
        <table:table-row table:style-name="ro1">
          <table:table-cell office:value-type="string" calcext:value-type="string">
            <text:p>betweenness</text:p>
          </table:table-cell>
          <table:table-cell office:value-type="float" office:value="0.0000264360845960841" calcext:value-type="float">
            <text:p>2.64360845960841E-05</text:p>
          </table:table-cell>
          <table:table-cell office:value-type="float" office:value="0.000000818045704737215" calcext:value-type="float">
            <text:p>8.18045704737215E-07</text:p>
          </table:table-cell>
          <table:table-cell office:value-type="float" office:value="0.000000465879146216893" calcext:value-type="float">
            <text:p>4.65879146216893E-07</text:p>
          </table:table-cell>
          <table:table-cell office:value-type="float" office:value="0.0000147634389239101" calcext:value-type="float">
            <text:p>1.47634389239101E-05</text:p>
          </table:table-cell>
          <table:table-cell office:value-type="float" office:value="0.000000337990008874558" calcext:value-type="float">
            <text:p>3.37990008874558E-07</text:p>
          </table:table-cell>
          <table:table-cell office:value-type="float" office:value="0.0000522525588095621" calcext:value-type="float">
            <text:p>5.22525588095621E-05</text:p>
          </table:table-cell>
          <table:table-cell office:value-type="float" office:value="0.00000155964780139769" calcext:value-type="float">
            <text:p>1.55964780139769E-06</text:p>
          </table:table-cell>
          <table:table-cell office:value-type="float" office:value="0.00000393949221439947" calcext:value-type="float">
            <text:p>3.93949221439947E-06</text:p>
          </table:table-cell>
          <table:table-cell office:value-type="float" office:value="0.000000465879146216893" calcext:value-type="float">
            <text:p>4.65879146216893E-07</text:p>
          </table:table-cell>
          <table:table-cell office:value-type="float" office:value="0.0000009518299582104" calcext:value-type="float">
            <text:p>9.518299582104E-07</text:p>
          </table:table-cell>
          <table:table-cell office:value-type="float" office:value="0.000000569600877675535" calcext:value-type="float">
            <text:p>5.69600877675535E-07</text:p>
          </table:table-cell>
          <table:table-cell office:value-type="float" office:value="0.0000135705758858974" calcext:value-type="float">
            <text:p>1.35705758858974E-05</text:p>
          </table:table-cell>
          <table:table-cell office:value-type="float" office:value="0.00000278385085800952" calcext:value-type="float">
            <text:p>2.78385085800952E-06</text:p>
          </table:table-cell>
          <table:table-cell office:value-type="float" office:value="0.0000812785235283162" calcext:value-type="float">
            <text:p>8.12785235283162E-05</text:p>
          </table:table-cell>
          <table:table-cell office:value-type="float" office:value="0.00000763036490541176" calcext:value-type="float">
            <text:p>7.63036490541176E-06</text:p>
          </table:table-cell>
          <table:table-cell office:value-type="float" office:value="0.00152228561520194" calcext:value-type="float">
            <text:p>0.001522285615202</text:p>
          </table:table-cell>
          <table:table-cell office:value-type="float" office:value="0.0000445129029299191" calcext:value-type="float">
            <text:p>4.45129029299191E-05</text:p>
          </table:table-cell>
          <table:table-cell office:value-type="float" office:value="0.000312510894258324" calcext:value-type="float">
            <text:p>0.000312510894258</text:p>
          </table:table-cell>
          <table:table-cell office:value-type="float" office:value="0.00000755459360283431" calcext:value-type="float">
            <text:p>7.55459360283431E-06</text:p>
          </table:table-cell>
          <table:table-cell office:value-type="float" office:value="0.0000132790850154448" calcext:value-type="float">
            <text:p>1.32790850154448E-05</text:p>
          </table:table-cell>
          <table:table-cell office:value-type="float" office:value="0.000257417244426505" calcext:value-type="float">
            <text:p>0.000257417244427</text:p>
          </table:table-cell>
          <table:table-cell office:value-type="float" office:value="0.000251273776491558" calcext:value-type="float">
            <text:p>0.000251273776492</text:p>
          </table:table-cell>
          <table:table-cell office:value-type="float" office:value="0.0000185426843708258" calcext:value-type="float">
            <text:p>1.85426843708258E-05</text:p>
          </table:table-cell>
          <table:table-cell office:value-type="float" office:value="0.000173562327464761" calcext:value-type="float">
            <text:p>0.000173562327465</text:p>
          </table:table-cell>
          <table:table-cell office:value-type="float" office:value="0.000569659769142272" calcext:value-type="float">
            <text:p>0.000569659769142</text:p>
          </table:table-cell>
          <table:table-cell office:value-type="float" office:value="0.000319652264051717" calcext:value-type="float">
            <text:p>0.000319652264052</text:p>
          </table:table-cell>
          <table:table-cell office:value-type="float" office:value="0.000112011225493099" calcext:value-type="float">
            <text:p>0.000112011225493</text:p>
          </table:table-cell>
          <table:table-cell office:value-type="float" office:value="0.000213174773559688" calcext:value-type="float">
            <text:p>0.00021317477356</text:p>
          </table:table-cell>
          <table:table-cell office:value-type="float" office:value="0.00000198682749829685" calcext:value-type="float">
            <text:p>1.98682749829685E-06</text:p>
          </table:table-cell>
          <table:table-cell office:value-type="float" office:value="0.000177145095143106" calcext:value-type="float">
            <text:p>0.000177145095143</text:p>
          </table:table-cell>
          <table:table-cell office:value-type="float" office:value="0.000144064748254198" calcext:value-type="float">
            <text:p>0.000144064748254</text:p>
          </table:table-cell>
          <table:table-cell office:value-type="float" office:value="0.0000165492961065201" calcext:value-type="float">
            <text:p>1.65492961065201E-05</text:p>
          </table:table-cell>
          <table:table-cell office:value-type="float" office:value="0.00387374619562493" calcext:value-type="float">
            <text:p>0.003873746195625</text:p>
          </table:table-cell>
          <table:table-cell office:value-type="float" office:value="0.00000981395117834805" calcext:value-type="float">
            <text:p>9.81395117834805E-06</text:p>
          </table:table-cell>
          <table:table-cell office:value-type="float" office:value="0.0000781897862852856" calcext:value-type="float">
            <text:p>7.81897862852856E-05</text:p>
          </table:table-cell>
          <table:table-cell office:value-type="float" office:value="0.00000183688688564072" calcext:value-type="float">
            <text:p>1.83688688564072E-06</text:p>
          </table:table-cell>
          <table:table-cell office:value-type="float" office:value="0.000105548340520691" calcext:value-type="float">
            <text:p>0.000105548340521</text:p>
          </table:table-cell>
          <table:table-cell office:value-type="float" office:value="0.000136886933248716" calcext:value-type="float">
            <text:p>0.000136886933249</text:p>
          </table:table-cell>
          <table:table-cell office:value-type="float" office:value="0.00000568011724988018" calcext:value-type="float">
            <text:p>5.68011724988018E-06</text:p>
          </table:table-cell>
          <table:table-cell office:value-type="float" office:value="0.000100718544159365" calcext:value-type="float">
            <text:p>0.000100718544159</text:p>
          </table:table-cell>
          <table:table-cell office:value-type="float" office:value="0.00038313742016183" calcext:value-type="float">
            <text:p>0.000383137420162</text:p>
          </table:table-cell>
          <table:table-cell office:value-type="float" office:value="0.000323516861483127" calcext:value-type="float">
            <text:p>0.000323516861483</text:p>
          </table:table-cell>
          <table:table-cell office:value-type="float" office:value="0.0000712256816485125" calcext:value-type="float">
            <text:p>7.12256816485125E-05</text:p>
          </table:table-cell>
          <table:table-cell office:value-type="float" office:value="0.000194748211916787" calcext:value-type="float">
            <text:p>0.000194748211917</text:p>
          </table:table-cell>
          <table:table-cell office:value-type="float" office:value="0.000220988619366892" calcext:value-type="float">
            <text:p>0.000220988619367</text:p>
          </table:table-cell>
          <table:table-cell office:value-type="float" office:value="0.0000440197285636325" calcext:value-type="float">
            <text:p>4.40197285636325E-05</text:p>
          </table:table-cell>
          <table:table-cell office:value-type="float" office:value="0.000523256013890723" calcext:value-type="float">
            <text:p>0.000523256013891</text:p>
          </table:table-cell>
          <table:table-cell office:value-type="float" office:value="0.0000363997962571562" calcext:value-type="float">
            <text:p>3.63997962571562E-05</text:p>
          </table:table-cell>
          <table:table-cell office:value-type="float" office:value="0.000125820425739033" calcext:value-type="float">
            <text:p>0.000125820425739</text:p>
          </table:table-cell>
          <table:table-cell office:value-type="float" office:value="0.000293147350125442" calcext:value-type="float">
            <text:p>0.000293147350125</text:p>
          </table:table-cell>
          <table:table-cell office:value-type="float" office:value="0.000024980207550834" calcext:value-type="float">
            <text:p>2.4980207550834E-05</text:p>
          </table:table-cell>
          <table:table-cell office:value-type="float" office:value="0.000266467876624453" calcext:value-type="float">
            <text:p>0.000266467876624</text:p>
          </table:table-cell>
          <table:table-cell office:value-type="float" office:value="0.000015763042342803" calcext:value-type="float">
            <text:p>1.5763042342803E-05</text:p>
          </table:table-cell>
          <table:table-cell office:value-type="float" office:value="0.000219162480984178" calcext:value-type="float">
            <text:p>0.000219162480984</text:p>
          </table:table-cell>
          <table:table-cell office:value-type="float" office:value="0.0000383481603716471" calcext:value-type="float">
            <text:p>3.83481603716471E-05</text:p>
          </table:table-cell>
          <table:table-cell office:value-type="float" office:value="0.00022178270904116" calcext:value-type="float">
            <text:p>0.000221782709041</text:p>
          </table:table-cell>
          <table:table-cell office:value-type="float" office:value="0.000822219079445224" calcext:value-type="float">
            <text:p>0.000822219079445</text:p>
          </table:table-cell>
          <table:table-cell office:value-type="float" office:value="0.000650352474120672" calcext:value-type="float">
            <text:p>0.000650352474121</text:p>
          </table:table-cell>
          <table:table-cell office:value-type="float" office:value="0.00185723805681528" calcext:value-type="float">
            <text:p>0.001857238056815</text:p>
          </table:table-cell>
          <table:table-cell office:value-type="float" office:value="0.000018484774843816" calcext:value-type="float">
            <text:p>1.8484774843816E-05</text:p>
          </table:table-cell>
          <table:table-cell office:value-type="float" office:value="0.000876898731280692" calcext:value-type="float">
            <text:p>0.000876898731281</text:p>
          </table:table-cell>
          <table:table-cell office:value-type="float" office:value="0.00104627382882538" calcext:value-type="float">
            <text:p>0.001046273828825</text:p>
          </table:table-cell>
          <table:table-cell office:value-type="float" office:value="0.0000857631914433048" calcext:value-type="float">
            <text:p>8.57631914433048E-05</text:p>
          </table:table-cell>
          <table:table-cell office:value-type="float" office:value="0.00081132415907421" calcext:value-type="float">
            <text:p>0.000811324159074</text:p>
          </table:table-cell>
          <table:table-cell office:value-type="float" office:value="0.00000629488335814603" calcext:value-type="float">
            <text:p>6.29488335814603E-06</text:p>
          </table:table-cell>
          <table:table-cell office:value-type="float" office:value="0.000175132833108439" calcext:value-type="float">
            <text:p>0.000175132833108</text:p>
          </table:table-cell>
          <table:table-cell office:value-type="float" office:value="0.000300673003507246" calcext:value-type="float">
            <text:p>0.000300673003507</text:p>
          </table:table-cell>
          <table:table-cell office:value-type="float" office:value="0.000537601016198531" calcext:value-type="float">
            <text:p>0.000537601016199</text:p>
          </table:table-cell>
          <table:table-cell office:value-type="float" office:value="0.000222373719717941" calcext:value-type="float">
            <text:p>0.000222373719718</text:p>
          </table:table-cell>
          <table:table-cell office:value-type="float" office:value="0.0000542647066103017" calcext:value-type="float">
            <text:p>5.42647066103017E-05</text:p>
          </table:table-cell>
          <table:table-cell office:value-type="float" office:value="0.000222927538847077" calcext:value-type="float">
            <text:p>0.000222927538847</text:p>
          </table:table-cell>
          <table:table-cell office:value-type="float" office:value="0.000199411007744495" calcext:value-type="float">
            <text:p>0.000199411007744</text:p>
          </table:table-cell>
          <table:table-cell office:value-type="float" office:value="0.0000254278561387702" calcext:value-type="float">
            <text:p>2.54278561387702E-05</text:p>
          </table:table-cell>
          <table:table-cell office:value-type="float" office:value="0.000288733437540514" calcext:value-type="float">
            <text:p>0.000288733437541</text:p>
          </table:table-cell>
          <table:table-cell office:value-type="float" office:value="0.000000432760857127097" calcext:value-type="float">
            <text:p>4.32760857127097E-07</text:p>
          </table:table-cell>
          <table:table-cell office:value-type="float" office:value="0.0000720839651468789" calcext:value-type="float">
            <text:p>7.20839651468789E-05</text:p>
          </table:table-cell>
          <table:table-cell office:value-type="float" office:value="0.0000000292959140139143" calcext:value-type="float">
            <text:p>2.92959140139143E-08</text:p>
          </table:table-cell>
          <table:table-cell office:value-type="float" office:value="0.0000245665132729169" calcext:value-type="float">
            <text:p>2.45665132729169E-05</text:p>
          </table:table-cell>
          <table:table-cell office:value-type="float" office:value="0.000288664513591835" calcext:value-type="float">
            <text:p>0.000288664513592</text:p>
          </table:table-cell>
          <table:table-cell office:value-type="float" office:value="0.0000591016855651361" calcext:value-type="float">
            <text:p>5.91016855651361E-05</text:p>
          </table:table-cell>
          <table:table-cell office:value-type="float" office:value="0.0000568303759474654" calcext:value-type="float">
            <text:p>5.68303759474654E-05</text:p>
          </table:table-cell>
          <table:table-cell office:value-type="float" office:value="0.000547956836971586" calcext:value-type="float">
            <text:p>0.000547956836972</text:p>
          </table:table-cell>
          <table:table-cell office:value-type="float" office:value="0.0000370594343127258" calcext:value-type="float">
            <text:p>3.70594343127258E-05</text:p>
          </table:table-cell>
          <table:table-cell office:value-type="float" office:value="0.0000653438116728616" calcext:value-type="float">
            <text:p>6.53438116728616E-05</text:p>
          </table:table-cell>
          <table:table-cell office:value-type="float" office:value="0.000348241111540876" calcext:value-type="float">
            <text:p>0.000348241111541</text:p>
          </table:table-cell>
          <table:table-cell office:value-type="float" office:value="0.000188932686434241" calcext:value-type="float">
            <text:p>0.000188932686434</text:p>
          </table:table-cell>
          <table:table-cell office:value-type="float" office:value="0.000226332003297182" calcext:value-type="float">
            <text:p>0.000226332003297</text:p>
          </table:table-cell>
          <table:table-cell office:value-type="float" office:value="0.000209229716148273" calcext:value-type="float">
            <text:p>0.000209229716148</text:p>
          </table:table-cell>
          <table:table-cell office:value-type="float" office:value="0.000487099186860422" calcext:value-type="float">
            <text:p>0.00048709918686</text:p>
          </table:table-cell>
          <table:table-cell office:value-type="float" office:value="0.000416522721643315" calcext:value-type="float">
            <text:p>0.000416522721643</text:p>
          </table:table-cell>
          <table:table-cell office:value-type="float" office:value="0.0000382956064107376" calcext:value-type="float">
            <text:p>3.82956064107376E-05</text:p>
          </table:table-cell>
          <table:table-cell office:value-type="float" office:value="0.0000406869508704314" calcext:value-type="float">
            <text:p>4.06869508704314E-05</text:p>
          </table:table-cell>
          <table:table-cell office:value-type="float" office:value="0.000242982910170589" calcext:value-type="float">
            <text:p>0.000242982910171</text:p>
          </table:table-cell>
          <table:table-cell office:value-type="float" office:value="0.000065400150310084" calcext:value-type="float">
            <text:p>6.5400150310084E-05</text:p>
          </table:table-cell>
          <table:table-cell office:value-type="float" office:value="0.0000173044569033996" calcext:value-type="float">
            <text:p>1.73044569033996E-05</text:p>
          </table:table-cell>
          <table:table-cell office:value-type="float" office:value="0.000478480290195563" calcext:value-type="float">
            <text:p>0.000478480290196</text:p>
          </table:table-cell>
          <table:table-cell office:value-type="float" office:value="0.000187096772090974" calcext:value-type="float">
            <text:p>0.000187096772091</text:p>
          </table:table-cell>
          <table:table-cell office:value-type="float" office:value="0.00048878095876514" calcext:value-type="float">
            <text:p>0.000488780958765</text:p>
          </table:table-cell>
          <table:table-cell office:value-type="float" office:value="0.00000405631478811813" calcext:value-type="float">
            <text:p>4.05631478811813E-06</text:p>
          </table:table-cell>
          <table:table-cell office:value-type="float" office:value="0.00163819961770597" calcext:value-type="float">
            <text:p>0.001638199617706</text:p>
          </table:table-cell>
          <table:table-cell office:value-type="float" office:value="0.0000143263791908517" calcext:value-type="float">
            <text:p>1.43263791908517E-05</text:p>
          </table:table-cell>
          <table:table-cell office:value-type="float" office:value="0.00000461353133453906" calcext:value-type="float">
            <text:p>4.61353133453906E-06</text:p>
          </table:table-cell>
          <table:table-cell office:value-type="float" office:value="0.000597927563439587" calcext:value-type="float">
            <text:p>0.00059792756344</text:p>
          </table:table-cell>
          <table:table-cell office:value-type="float" office:value="0.000100697055384223" calcext:value-type="float">
            <text:p>0.000100697055384</text:p>
          </table:table-cell>
          <table:table-cell office:value-type="float" office:value="0.0000114241223457004" calcext:value-type="float">
            <text:p>1.14241223457004E-05</text:p>
          </table:table-cell>
          <table:table-cell office:value-type="float" office:value="0.00001152037301378" calcext:value-type="float">
            <text:p>1.152037301378E-05</text:p>
          </table:table-cell>
          <table:table-cell office:value-type="float" office:value="0.00000790506932190193" calcext:value-type="float">
            <text:p>7.90506932190193E-06</text:p>
          </table:table-cell>
          <table:table-cell office:value-type="float" office:value="0.0000473336506845254" calcext:value-type="float">
            <text:p>4.73336506845254E-05</text:p>
          </table:table-cell>
          <table:table-cell office:value-type="float" office:value="0.000000255026886264916" calcext:value-type="float">
            <text:p>2.55026886264916E-07</text:p>
          </table:table-cell>
          <table:table-cell office:value-type="float" office:value="0.0000230987908294362" calcext:value-type="float">
            <text:p>2.30987908294362E-05</text:p>
          </table:table-cell>
          <table:table-cell office:value-type="float" office:value="0.000000195158641887713" calcext:value-type="float">
            <text:p>1.95158641887713E-07</text:p>
          </table:table-cell>
          <table:table-cell office:value-type="float" office:value="0.000000394075395201631" calcext:value-type="float">
            <text:p>3.94075395201631E-07</text:p>
          </table:table-cell>
          <table:table-cell office:value-type="float" office:value="0.0000196506586943902" calcext:value-type="float">
            <text:p>1.96506586943902E-05</text:p>
          </table:table-cell>
          <table:table-cell office:value-type="float" office:value="0.000193175703934998" calcext:value-type="float">
            <text:p>0.000193175703935</text:p>
          </table:table-cell>
          <table:table-cell office:value-type="float" office:value="0.00175885395167333" calcext:value-type="float">
            <text:p>0.001758853951673</text:p>
          </table:table-cell>
          <table:table-cell office:value-type="float" office:value="0.00000263441720157205" calcext:value-type="float">
            <text:p>2.63441720157205E-06</text:p>
          </table:table-cell>
          <table:table-cell office:value-type="float" office:value="0.0000247806717083615" calcext:value-type="float">
            <text:p>2.47806717083615E-05</text:p>
          </table:table-cell>
          <table:table-cell office:value-type="float" office:value="0.00187022430695905" calcext:value-type="float">
            <text:p>0.001870224306959</text:p>
          </table:table-cell>
          <table:table-cell office:value-type="float" office:value="0.00115582890739447" calcext:value-type="float">
            <text:p>0.001155828907394</text:p>
          </table:table-cell>
          <table:table-cell office:value-type="float" office:value="0.0000822382622260103" calcext:value-type="float">
            <text:p>8.22382622260103E-05</text:p>
          </table:table-cell>
          <table:table-cell office:value-type="float" office:value="0.000219092896879869" calcext:value-type="float">
            <text:p>0.00021909289688</text:p>
          </table:table-cell>
          <table:table-cell office:value-type="float" office:value="0.000626853225234535" calcext:value-type="float">
            <text:p>0.000626853225235</text:p>
          </table:table-cell>
          <table:table-cell office:value-type="float" office:value="0.0000410697359922431" calcext:value-type="float">
            <text:p>4.10697359922431E-05</text:p>
          </table:table-cell>
          <table:table-cell office:value-type="float" office:value="0.00424790487533277" calcext:value-type="float">
            <text:p>0.004247904875333</text:p>
          </table:table-cell>
          <table:table-cell office:value-type="float" office:value="0.012251146719385" calcext:value-type="float">
            <text:p>0.012251146719385</text:p>
          </table:table-cell>
          <table:table-cell office:value-type="float" office:value="0.0000370218988131094" calcext:value-type="float">
            <text:p>3.70218988131094E-05</text:p>
          </table:table-cell>
          <table:table-cell office:value-type="float" office:value="0.0000148111525987793" calcext:value-type="float">
            <text:p>1.48111525987793E-05</text:p>
          </table:table-cell>
          <table:table-cell office:value-type="float" office:value="0.0000419090312833674" calcext:value-type="float">
            <text:p>4.19090312833674E-05</text:p>
          </table:table-cell>
          <table:table-cell office:value-type="float" office:value="0.000060262430193821" calcext:value-type="float">
            <text:p>6.0262430193821E-05</text:p>
          </table:table-cell>
          <table:table-cell office:value-type="float" office:value="0.0000101912628538055" calcext:value-type="float">
            <text:p>1.01912628538055E-05</text:p>
          </table:table-cell>
          <table:table-cell office:value-type="float" office:value="0.000226117844494174" calcext:value-type="float">
            <text:p>0.000226117844494</text:p>
          </table:table-cell>
          <table:table-cell office:value-type="float" office:value="0.000129998328795574" calcext:value-type="float">
            <text:p>0.000129998328796</text:p>
          </table:table-cell>
          <table:table-cell office:value-type="float" office:value="0.000344183441601107" calcext:value-type="float">
            <text:p>0.000344183441601</text:p>
          </table:table-cell>
          <table:table-cell office:value-type="float" office:value="0.0000330708721786618" calcext:value-type="float">
            <text:p>3.30708721786618E-05</text:p>
          </table:table-cell>
          <table:table-cell office:value-type="float" office:value="0.0000975161384309926" calcext:value-type="float">
            <text:p>9.75161384309926E-05</text:p>
          </table:table-cell>
          <table:table-cell office:value-type="float" office:value="0.0000594557696084111" calcext:value-type="float">
            <text:p>5.94557696084111E-05</text:p>
          </table:table-cell>
          <table:table-cell office:value-type="float" office:value="0.000131861471868619" calcext:value-type="float">
            <text:p>0.000131861471869</text:p>
          </table:table-cell>
          <table:table-cell office:value-type="float" office:value="0.0000230589958467041" calcext:value-type="float">
            <text:p>2.30589958467041E-05</text:p>
          </table:table-cell>
          <table:table-cell office:value-type="float" office:value="0.0117184163784688" calcext:value-type="float">
            <text:p>0.011718416378469</text:p>
          </table:table-cell>
          <table:table-cell office:value-type="float" office:value="0.00036480263393389" calcext:value-type="float">
            <text:p>0.000364802633934</text:p>
          </table:table-cell>
          <table:table-cell office:value-type="float" office:value="0.00498050154933886" calcext:value-type="float">
            <text:p>0.004980501549339</text:p>
          </table:table-cell>
          <table:table-cell office:value-type="float" office:value="0.000386244273619677" calcext:value-type="float">
            <text:p>0.00038624427362</text:p>
          </table:table-cell>
          <table:table-cell office:value-type="float" office:value="0.0000783043588078687" calcext:value-type="float">
            <text:p>7.83043588078687E-05</text:p>
          </table:table-cell>
          <table:table-cell office:value-type="float" office:value="0.00104752680792096" calcext:value-type="float">
            <text:p>0.001047526807921</text:p>
          </table:table-cell>
          <table:table-cell office:value-type="float" office:value="0.000260493968977268" calcext:value-type="float">
            <text:p>0.000260493968977</text:p>
          </table:table-cell>
          <table:table-cell office:value-type="float" office:value="0.0000877448931154416" calcext:value-type="float">
            <text:p>8.77448931154416E-05</text:p>
          </table:table-cell>
          <table:table-cell office:value-type="float" office:value="0.000902327180604209" calcext:value-type="float">
            <text:p>0.000902327180604</text:p>
          </table:table-cell>
          <table:table-cell office:value-type="float" office:value="0.0000960706368562897" calcext:value-type="float">
            <text:p>9.60706368562897E-05</text:p>
          </table:table-cell>
          <table:table-cell office:value-type="float" office:value="0.00145320204320064" calcext:value-type="float">
            <text:p>0.001453202043201</text:p>
          </table:table-cell>
          <table:table-cell office:value-type="float" office:value="0.000426009580372126" calcext:value-type="float">
            <text:p>0.000426009580372</text:p>
          </table:table-cell>
          <table:table-cell office:value-type="float" office:value="0.00000562552171185986" calcext:value-type="float">
            <text:p>5.62552171185986E-06</text:p>
          </table:table-cell>
          <table:table-cell office:value-type="float" office:value="0.000451821440447923" calcext:value-type="float">
            <text:p>0.000451821440448</text:p>
          </table:table-cell>
          <table:table-cell office:value-type="float" office:value="0.0000443273505998838" calcext:value-type="float">
            <text:p>4.43273505998838E-05</text:p>
          </table:table-cell>
          <table:table-cell office:value-type="float" office:value="0.000120672985405609" calcext:value-type="float">
            <text:p>0.000120672985406</text:p>
          </table:table-cell>
          <table:table-cell office:value-type="float" office:value="0.00000476291737753464" calcext:value-type="float">
            <text:p>4.76291737753464E-06</text:p>
          </table:table-cell>
          <table:table-cell office:value-type="float" office:value="0.0000544122761036806" calcext:value-type="float">
            <text:p>5.44122761036806E-05</text:p>
          </table:table-cell>
          <table:table-cell office:value-type="float" office:value="0.00022732102922423" calcext:value-type="float">
            <text:p>0.000227321029224</text:p>
          </table:table-cell>
          <table:table-cell office:value-type="float" office:value="0.0000355601563677821" calcext:value-type="float">
            <text:p>3.55601563677821E-05</text:p>
          </table:table-cell>
          <table:table-cell office:value-type="float" office:value="0.0000628173398867637" calcext:value-type="float">
            <text:p>6.28173398867637E-05</text:p>
          </table:table-cell>
          <table:table-cell office:value-type="float" office:value="0.0000463160782521901" calcext:value-type="float">
            <text:p>4.63160782521901E-05</text:p>
          </table:table-cell>
          <table:table-cell office:value-type="float" office:value="0.0000368097902798152" calcext:value-type="float">
            <text:p>3.68097902798152E-05</text:p>
          </table:table-cell>
          <table:table-cell office:value-type="float" office:value="0.0000546174262494832" calcext:value-type="float">
            <text:p>5.46174262494832E-05</text:p>
          </table:table-cell>
          <table:table-cell office:value-type="float" office:value="0.00000137864522767586" calcext:value-type="float">
            <text:p>1.37864522767586E-06</text:p>
          </table:table-cell>
          <table:table-cell office:value-type="float" office:value="0.00000731716500304376" calcext:value-type="float">
            <text:p>7.31716500304376E-06</text:p>
          </table:table-cell>
          <table:table-cell office:value-type="float" office:value="0.00000505239220122574" calcext:value-type="float">
            <text:p>5.05239220122574E-06</text:p>
          </table:table-cell>
          <table:table-cell office:value-type="float" office:value="0.00000045018054534715" calcext:value-type="float">
            <text:p>4.5018054534715E-07</text:p>
          </table:table-cell>
          <table:table-cell office:value-type="float" office:value="0.0000466995908587845" calcext:value-type="float">
            <text:p>4.66995908587845E-05</text:p>
          </table:table-cell>
          <table:table-cell office:value-type="float" office:value="0.000459858590094898" calcext:value-type="float">
            <text:p>0.000459858590095</text:p>
          </table:table-cell>
          <table:table-cell office:value-type="float" office:value="0.000389518998118194" calcext:value-type="float">
            <text:p>0.000389518998118</text:p>
          </table:table-cell>
          <table:table-cell office:value-type="float" office:value="0.000145171305538235" calcext:value-type="float">
            <text:p>0.000145171305538</text:p>
          </table:table-cell>
          <table:table-cell office:value-type="float" office:value="0.0000521972861021623" calcext:value-type="float">
            <text:p>5.21972861021623E-05</text:p>
          </table:table-cell>
          <table:table-cell office:value-type="float" office:value="0.0000015578923369101" calcext:value-type="float">
            <text:p>1.5578923369101E-06</text:p>
          </table:table-cell>
          <table:table-cell office:value-type="float" office:value="0.000580458847272211" calcext:value-type="float">
            <text:p>0.000580458847272</text:p>
          </table:table-cell>
          <table:table-cell office:value-type="float" office:value="0.000294606373040962" calcext:value-type="float">
            <text:p>0.000294606373041</text:p>
          </table:table-cell>
          <table:table-cell table:number-columns-repeated="849"/>
        </table:table-row>
        <table:table-row table:style-name="ro1">
          <table:table-cell office:value-type="string" calcext:value-type="string">
            <text:p>closeness</text:p>
          </table:table-cell>
          <table:table-cell table:number-columns-repeated="4" office:value-type="float" office:value="0.000121036068748487" calcext:value-type="float">
            <text:p>0.000121036068748</text:p>
          </table:table-cell>
          <table:table-cell office:value-type="float" office:value="0.000121050720251786" calcext:value-type="float">
            <text:p>0.000121050720252</text:p>
          </table:table-cell>
          <table:table-cell table:number-columns-repeated="4" office:value-type="float" office:value="0.000121036068748487" calcext:value-type="float">
            <text:p>0.000121036068748</text:p>
          </table:table-cell>
          <table:table-cell table:number-columns-repeated="2" office:value-type="float" office:value="0.000121050716705065" calcext:value-type="float">
            <text:p>0.000121050716705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212092762648" calcext:value-type="float">
            <text:p>0.000121212092763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413606207647035" calcext:value-type="float">
            <text:p>0.00413606207647</text:p>
          </table:table-cell>
          <table:table-cell office:value-type="float" office:value="0.000121138689608357" calcext:value-type="float">
            <text:p>0.000121138689608</text:p>
          </table:table-cell>
          <table:table-cell office:value-type="float" office:value="0.00012128559026789" calcext:value-type="float">
            <text:p>0.000121285590268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0121124020354699" calcext:value-type="float">
            <text:p>0.000121124020355</text:p>
          </table:table-cell>
          <table:table-cell office:value-type="float" office:value="0.00416855007304926" calcext:value-type="float">
            <text:p>0.004168550073049</text:p>
          </table:table-cell>
          <table:table-cell office:value-type="float" office:value="0.000121094692503015" calcext:value-type="float">
            <text:p>0.000121094692503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124027456734" calcext:value-type="float">
            <text:p>0.000121124027457</text:p>
          </table:table-cell>
          <table:table-cell office:value-type="float" office:value="0.00012155089050995" calcext:value-type="float">
            <text:p>0.00012155089051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094692503015" calcext:value-type="float">
            <text:p>0.000121094692503</text:p>
          </table:table-cell>
          <table:table-cell office:value-type="float" office:value="0.00419722433587547" calcext:value-type="float">
            <text:p>0.004197224335875</text:p>
          </table:table-cell>
          <table:table-cell office:value-type="float" office:value="0.000121065371755084" calcext:value-type="float">
            <text:p>0.000121065371755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0121080028579752" calcext:value-type="float">
            <text:p>0.00012108002858</text:p>
          </table:table-cell>
          <table:table-cell office:value-type="float" office:value="0.000123608530780746" calcext:value-type="float">
            <text:p>0.000123608530781</text:p>
          </table:table-cell>
          <table:table-cell office:value-type="float" office:value="0.000121109352878269" calcext:value-type="float">
            <text:p>0.000121109352878</text:p>
          </table:table-cell>
          <table:table-cell office:value-type="float" office:value="0.000121226781579621" calcext:value-type="float">
            <text:p>0.00012122678158</text:p>
          </table:table-cell>
          <table:table-cell office:value-type="float" office:value="0.000121050716705065" calcext:value-type="float">
            <text:p>0.000121050716705</text:p>
          </table:table-cell>
          <table:table-cell office:value-type="float" office:value="0.00407236317810909" calcext:value-type="float">
            <text:p>0.004072363178109</text:p>
          </table:table-cell>
          <table:table-cell office:value-type="float" office:value="0.000121124020354699" calcext:value-type="float">
            <text:p>0.000121124020355</text:p>
          </table:table-cell>
          <table:table-cell table:number-columns-repeated="2" office:value-type="float" office:value="0.000121050716705065" calcext:value-type="float">
            <text:p>0.000121050716705</text:p>
          </table:table-cell>
          <table:table-cell office:value-type="float" office:value="0.000121521355602415" calcext:value-type="float">
            <text:p>0.000121521355602</text:p>
          </table:table-cell>
          <table:table-cell office:value-type="float" office:value="0.000121094692503015" calcext:value-type="float">
            <text:p>0.000121094692503</text:p>
          </table:table-cell>
          <table:table-cell office:value-type="float" office:value="0.000121138694936174" calcext:value-type="float">
            <text:p>0.000121138694936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153355310139" calcext:value-type="float">
            <text:p>0.00012115335531</text:p>
          </table:table-cell>
          <table:table-cell office:value-type="float" office:value="0.000121080023257094" calcext:value-type="float">
            <text:p>0.000121080023257</text:p>
          </table:table-cell>
          <table:table-cell office:value-type="float" office:value="0.00410325931774562" calcext:value-type="float">
            <text:p>0.004103259317746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408940367853318" calcext:value-type="float">
            <text:p>0.004089403678533</text:p>
          </table:table-cell>
          <table:table-cell office:value-type="float" office:value="0.000121226769129963" calcext:value-type="float">
            <text:p>0.00012122676913</text:p>
          </table:table-cell>
          <table:table-cell office:value-type="float" office:value="0.000121521355602415" calcext:value-type="float">
            <text:p>0.000121521355602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4466035054835" calcext:value-type="float">
            <text:p>0.004466035054835</text:p>
          </table:table-cell>
          <table:table-cell office:value-type="float" office:value="0.000121138684280541" calcext:value-type="float">
            <text:p>0.000121138684281</text:p>
          </table:table-cell>
          <table:table-cell office:value-type="float" office:value="0.000121212073203643" calcext:value-type="float">
            <text:p>0.000121212073204</text:p>
          </table:table-cell>
          <table:table-cell office:value-type="float" office:value="0.00421999541382563" calcext:value-type="float">
            <text:p>0.004219995413826</text:p>
          </table:table-cell>
          <table:table-cell office:value-type="float" office:value="0.00436205649610144" calcext:value-type="float">
            <text:p>0.004362056496101</text:p>
          </table:table-cell>
          <table:table-cell office:value-type="float" office:value="0.00411954508017733" calcext:value-type="float">
            <text:p>0.004119545080177</text:p>
          </table:table-cell>
          <table:table-cell office:value-type="float" office:value="0.000121153349981032" calcext:value-type="float">
            <text:p>0.000121153349981</text:p>
          </table:table-cell>
          <table:table-cell office:value-type="float" office:value="0.000121728335530965" calcext:value-type="float">
            <text:p>0.000121728335531</text:p>
          </table:table-cell>
          <table:table-cell office:value-type="float" office:value="0.000121713575124674" calcext:value-type="float">
            <text:p>0.000121713575125</text:p>
          </table:table-cell>
          <table:table-cell office:value-type="float" office:value="0.00445125597280656" calcext:value-type="float">
            <text:p>0.004451255972807</text:p>
          </table:table-cell>
          <table:table-cell office:value-type="float" office:value="0.00452535028609984" calcext:value-type="float">
            <text:p>0.0045253502861</text:p>
          </table:table-cell>
          <table:table-cell office:value-type="float" office:value="0.000121094681855122" calcext:value-type="float">
            <text:p>0.000121094681855</text:p>
          </table:table-cell>
          <table:table-cell office:value-type="float" office:value="0.00416568149954451" calcext:value-type="float">
            <text:p>0.004165681499545</text:p>
          </table:table-cell>
          <table:table-cell office:value-type="float" office:value="0.00427231110159755" calcext:value-type="float">
            <text:p>0.004272311101598</text:p>
          </table:table-cell>
          <table:table-cell office:value-type="float" office:value="0.00413647825157577" calcext:value-type="float">
            <text:p>0.004136478251576</text:p>
          </table:table-cell>
          <table:table-cell office:value-type="float" office:value="0.00424555688573528" calcext:value-type="float">
            <text:p>0.004245556885735</text:p>
          </table:table-cell>
          <table:table-cell office:value-type="float" office:value="0.000121138678952726" calcext:value-type="float">
            <text:p>0.000121138678953</text:p>
          </table:table-cell>
          <table:table-cell office:value-type="float" office:value="0.00415175016141229" calcext:value-type="float">
            <text:p>0.004151750161412</text:p>
          </table:table-cell>
          <table:table-cell office:value-type="float" office:value="0.00452516937211153" calcext:value-type="float">
            <text:p>0.004525169372112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012112401857919" calcext:value-type="float">
            <text:p>0.000121124018579</text:p>
          </table:table-cell>
          <table:table-cell office:value-type="float" office:value="0.00012118271514163" calcext:value-type="float">
            <text:p>0.000121182715142</text:p>
          </table:table-cell>
          <table:table-cell office:value-type="float" office:value="0.000121109347553033" calcext:value-type="float">
            <text:p>0.000121109347553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office:value-type="float" office:value="0.00409157441684047" calcext:value-type="float">
            <text:p>0.00409157441684</text:p>
          </table:table-cell>
          <table:table-cell office:value-type="float" office:value="0.00405598366807593" calcext:value-type="float">
            <text:p>0.004055983668076</text:p>
          </table:table-cell>
          <table:table-cell office:value-type="float" office:value="0.000121124015028173" calcext:value-type="float">
            <text:p>0.000121124015028</text:p>
          </table:table-cell>
          <table:table-cell office:value-type="float" office:value="0.000121138689608357" calcext:value-type="float">
            <text:p>0.000121138689608</text:p>
          </table:table-cell>
          <table:table-cell table:number-columns-repeated="2" office:value-type="float" office:value="0.00012113868605648" calcext:value-type="float">
            <text:p>0.000121138686056</text:p>
          </table:table-cell>
          <table:table-cell office:value-type="float" office:value="0.00012116804055456" calcext:value-type="float">
            <text:p>0.000121168040555</text:p>
          </table:table-cell>
          <table:table-cell office:value-type="float" office:value="0.00410681598253696" calcext:value-type="float">
            <text:p>0.004106815982537</text:p>
          </table:table-cell>
          <table:table-cell office:value-type="float" office:value="0.004106542488029" calcext:value-type="float">
            <text:p>0.004106542488029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425773547008481" calcext:value-type="float">
            <text:p>0.004257735470085</text:p>
          </table:table-cell>
          <table:table-cell office:value-type="float" office:value="0.000121285592048139" calcext:value-type="float">
            <text:p>0.000121285592048</text:p>
          </table:table-cell>
          <table:table-cell table:number-columns-repeated="2" office:value-type="float" office:value="0.00012118271869609" calcext:value-type="float">
            <text:p>0.000121182718696</text:p>
          </table:table-cell>
          <table:table-cell office:value-type="float" office:value="0.000121153365968352" calcext:value-type="float">
            <text:p>0.000121153365968</text:p>
          </table:table-cell>
          <table:table-cell office:value-type="float" office:value="0.00469933471115272" calcext:value-type="float">
            <text:p>0.004699334711153</text:p>
          </table:table-cell>
          <table:table-cell office:value-type="float" office:value="0.000121506597103858" calcext:value-type="float">
            <text:p>0.000121506597104</text:p>
          </table:table-cell>
          <table:table-cell office:value-type="float" office:value="0.00409131307729824" calcext:value-type="float">
            <text:p>0.004091313077298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0121432803028263" calcext:value-type="float">
            <text:p>0.000121432803028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455533271073996" calcext:value-type="float">
            <text:p>0.00455533271074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403348660794" calcext:value-type="float">
            <text:p>0.000121403348661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197400394233" calcext:value-type="float">
            <text:p>0.000121197400394</text:p>
          </table:table-cell>
          <table:table-cell office:value-type="float" office:value="0.000121109347553033" calcext:value-type="float">
            <text:p>0.000121109347553</text:p>
          </table:table-cell>
          <table:table-cell office:value-type="float" office:value="0.00012118272225055" calcext:value-type="float">
            <text:p>0.000121182722251</text:p>
          </table:table-cell>
          <table:table-cell office:value-type="float" office:value="0.000121065366433715" calcext:value-type="float">
            <text:p>0.000121065366434</text:p>
          </table:table-cell>
          <table:table-cell table:number-columns-repeated="2" office:value-type="float" office:value="0.000121109347553033" calcext:value-type="float">
            <text:p>0.000121109347553</text:p>
          </table:table-cell>
          <table:table-cell office:value-type="float" office:value="0.000121138687832419" calcext:value-type="float">
            <text:p>0.000121138687832</text:p>
          </table:table-cell>
          <table:table-cell office:value-type="float" office:value="0.00454408721479845" calcext:value-type="float">
            <text:p>0.004544087214798</text:p>
          </table:table-cell>
          <table:table-cell office:value-type="float" office:value="0.00449812410315146" calcext:value-type="float">
            <text:p>0.004498124103151</text:p>
          </table:table-cell>
          <table:table-cell office:value-type="float" office:value="0.000121094681855122" calcext:value-type="float">
            <text:p>0.000121094681855</text:p>
          </table:table-cell>
          <table:table-cell office:value-type="float" office:value="0.00452437401783905" calcext:value-type="float">
            <text:p>0.004524374017839</text:p>
          </table:table-cell>
          <table:table-cell office:value-type="float" office:value="0.000122249097560357" calcext:value-type="float">
            <text:p>0.00012224909756</text:p>
          </table:table-cell>
          <table:table-cell office:value-type="float" office:value="0.00410823506482788" calcext:value-type="float">
            <text:p>0.004108235064828</text:p>
          </table:table-cell>
          <table:table-cell office:value-type="float" office:value="0.00431957200532589" calcext:value-type="float">
            <text:p>0.004319572005326</text:p>
          </table:table-cell>
          <table:table-cell office:value-type="float" office:value="0.00409467860266553" calcext:value-type="float">
            <text:p>0.004094678602666</text:p>
          </table:table-cell>
          <table:table-cell office:value-type="float" office:value="0.00446127041734448" calcext:value-type="float">
            <text:p>0.004461270417344</text:p>
          </table:table-cell>
          <table:table-cell office:value-type="float" office:value="0.00416046934807062" calcext:value-type="float">
            <text:p>0.004160469348071</text:p>
          </table:table-cell>
          <table:table-cell office:value-type="float" office:value="0.00417652713908649" calcext:value-type="float">
            <text:p>0.004176527139086</text:p>
          </table:table-cell>
          <table:table-cell office:value-type="float" office:value="0.000121241450830693" calcext:value-type="float">
            <text:p>0.000121241450831</text:p>
          </table:table-cell>
          <table:table-cell table:number-columns-repeated="2" office:value-type="float" office:value="0.000121241452609646" calcext:value-type="float">
            <text:p>0.00012124145261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444726708091249" calcext:value-type="float">
            <text:p>0.004447267080912</text:p>
          </table:table-cell>
          <table:table-cell office:value-type="float" office:value="0.00430541284652243" calcext:value-type="float">
            <text:p>0.004305412846522</text:p>
          </table:table-cell>
          <table:table-cell office:value-type="float" office:value="0.00433465214193612" calcext:value-type="float">
            <text:p>0.004334652141936</text:p>
          </table:table-cell>
          <table:table-cell office:value-type="float" office:value="0.000121065366433715" calcext:value-type="float">
            <text:p>0.000121065366434</text:p>
          </table:table-cell>
          <table:table-cell office:value-type="float" office:value="0.000121580470189037" calcext:value-type="float">
            <text:p>0.000121580470189</text:p>
          </table:table-cell>
          <table:table-cell table:number-columns-repeated="2" office:value-type="float" office:value="0.000121065366433715" calcext:value-type="float">
            <text:p>0.000121065366434</text:p>
          </table:table-cell>
          <table:table-cell office:value-type="float" office:value="0.000121906085369432" calcext:value-type="float">
            <text:p>0.000121906085369</text:p>
          </table:table-cell>
          <table:table-cell office:value-type="float" office:value="0.00415988916359697" calcext:value-type="float">
            <text:p>0.004159889163597</text:p>
          </table:table-cell>
          <table:table-cell office:value-type="float" office:value="0.000121418099928257" calcext:value-type="float">
            <text:p>0.000121418099928</text:p>
          </table:table-cell>
          <table:table-cell office:value-type="float" office:value="0.00447626652394041" calcext:value-type="float">
            <text:p>0.00447626652394</text:p>
          </table:table-cell>
          <table:table-cell office:value-type="float" office:value="0.00444659219266019" calcext:value-type="float">
            <text:p>0.00444659219266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19157788583771" calcext:value-type="float">
            <text:p>0.004191577885838</text:p>
          </table:table-cell>
          <table:table-cell office:value-type="float" office:value="0.00412142106478607" calcext:value-type="float">
            <text:p>0.004121421064786</text:p>
          </table:table-cell>
          <table:table-cell office:value-type="float" office:value="0.00412156085599577" calcext:value-type="float">
            <text:p>0.004121560855996</text:p>
          </table:table-cell>
          <table:table-cell office:value-type="float" office:value="0.00421107457062379" calcext:value-type="float">
            <text:p>0.004211074570624</text:p>
          </table:table-cell>
          <table:table-cell office:value-type="float" office:value="0.00413786403488565" calcext:value-type="float">
            <text:p>0.004137864034886</text:p>
          </table:table-cell>
          <table:table-cell office:value-type="float" office:value="0.0042414228349007" calcext:value-type="float">
            <text:p>0.004241422834901</text:p>
          </table:table-cell>
          <table:table-cell office:value-type="float" office:value="0.000121124020354699" calcext:value-type="float">
            <text:p>0.000121124020355</text:p>
          </table:table-cell>
          <table:table-cell office:value-type="float" office:value="0.000121094685404419" calcext:value-type="float">
            <text:p>0.000121094685404</text:p>
          </table:table-cell>
          <table:table-cell office:value-type="float" office:value="0.000121403373632701" calcext:value-type="float">
            <text:p>0.000121403373633</text:p>
          </table:table-cell>
          <table:table-cell office:value-type="float" office:value="0.000121153355310139" calcext:value-type="float">
            <text:p>0.00012115335531</text:p>
          </table:table-cell>
          <table:table-cell office:value-type="float" office:value="0.000121270856939971" calcext:value-type="float">
            <text:p>0.00012127085694</text:p>
          </table:table-cell>
          <table:table-cell office:value-type="float" office:value="0.000121124011477156" calcext:value-type="float">
            <text:p>0.000121124011477</text:p>
          </table:table-cell>
          <table:table-cell office:value-type="float" office:value="0.000121153358862876" calcext:value-type="float">
            <text:p>0.000121153358863</text:p>
          </table:table-cell>
          <table:table-cell office:value-type="float" office:value="0.00407752579110317" calcext:value-type="float">
            <text:p>0.004077525791103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409074189314762" calcext:value-type="float">
            <text:p>0.004090741893148</text:p>
          </table:table-cell>
          <table:table-cell table:number-columns-repeated="3" office:value-type="float" office:value="0.000121050714931705" calcext:value-type="float">
            <text:p>0.000121050714932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050714931705" calcext:value-type="float">
            <text:p>0.000121050714932</text:p>
          </table:table-cell>
          <table:table-cell office:value-type="float" office:value="0.000121080026805532" calcext:value-type="float">
            <text:p>0.000121080026806</text:p>
          </table:table-cell>
          <table:table-cell office:value-type="float" office:value="0.00012150656315576" calcext:value-type="float">
            <text:p>0.000121506563156</text:p>
          </table:table-cell>
          <table:table-cell office:value-type="float" office:value="0.00012118271158717" calcext:value-type="float">
            <text:p>0.000121182711587</text:p>
          </table:table-cell>
          <table:table-cell office:value-type="float" office:value="0.000121270871178502" calcext:value-type="float">
            <text:p>0.000121270871179</text:p>
          </table:table-cell>
          <table:table-cell office:value-type="float" office:value="0.00012124146506232" calcext:value-type="float">
            <text:p>0.000121241465062</text:p>
          </table:table-cell>
          <table:table-cell office:value-type="float" office:value="0.000121153342875558" calcext:value-type="float">
            <text:p>0.000121153342876</text:p>
          </table:table-cell>
          <table:table-cell office:value-type="float" office:value="0.000121521285902569" calcext:value-type="float">
            <text:p>0.000121521285903</text:p>
          </table:table-cell>
          <table:table-cell office:value-type="float" office:value="0.000121094683629771" calcext:value-type="float">
            <text:p>0.00012109468363</text:p>
          </table:table-cell>
          <table:table-cell table:number-columns-repeated="849"/>
        </table:table-row>
        <table:table-row table:style-name="ro1">
          <table:table-cell office:value-type="string" calcext:value-type="string">
            <text:p>pagerank</text:p>
          </table:table-cell>
          <table:table-cell office:value-type="float" office:value="0.0000223220616520783" calcext:value-type="float">
            <text:p>2.23220616520783E-05</text:p>
          </table:table-cell>
          <table:table-cell table:number-columns-repeated="2" office:value-type="float" office:value="0.0000224135595734887" calcext:value-type="float">
            <text:p>2.24135595734887E-05</text:p>
          </table:table-cell>
          <table:table-cell office:value-type="float" office:value="0.0000223220616520783" calcext:value-type="float">
            <text:p>2.23220616520783E-05</text:p>
          </table:table-cell>
          <table:table-cell office:value-type="float" office:value="0.0000229442475176689" calcext:value-type="float">
            <text:p>2.29442475176689E-05</text:p>
          </table:table-cell>
          <table:table-cell table:number-columns-repeated="2" office:value-type="float" office:value="0.0000224135595734887" calcext:value-type="float">
            <text:p>2.24135595734887E-05</text:p>
          </table:table-cell>
          <table:table-cell office:value-type="float" office:value="0.0000223220616520783" calcext:value-type="float">
            <text:p>2.23220616520783E-05</text:p>
          </table:table-cell>
          <table:table-cell office:value-type="float" office:value="0.0000224135595734887" calcext:value-type="float">
            <text:p>2.24135595734887E-05</text:p>
          </table:table-cell>
          <table:table-cell table:number-columns-repeated="2" office:value-type="float" office:value="0.0000228086638008956" calcext:value-type="float">
            <text:p>2.28086638008956E-05</text:p>
          </table:table-cell>
          <table:table-cell office:value-type="float" office:value="0.0000276555048585859" calcext:value-type="float">
            <text:p>2.76555048585859E-05</text:p>
          </table:table-cell>
          <table:table-cell office:value-type="float" office:value="0.0000228086638008956" calcext:value-type="float">
            <text:p>2.28086638008956E-05</text:p>
          </table:table-cell>
          <table:table-cell office:value-type="float" office:value="0.0000311577199393564" calcext:value-type="float">
            <text:p>3.11577199393564E-05</text:p>
          </table:table-cell>
          <table:table-cell office:value-type="float" office:value="0.0000239728383664432" calcext:value-type="float">
            <text:p>2.39728383664432E-05</text:p>
          </table:table-cell>
          <table:table-cell office:value-type="float" office:value="0.0000513570077864538" calcext:value-type="float">
            <text:p>5.13570077864538E-05</text:p>
          </table:table-cell>
          <table:table-cell office:value-type="float" office:value="0.0000251516575912952" calcext:value-type="float">
            <text:p>2.51516575912952E-05</text:p>
          </table:table-cell>
          <table:table-cell office:value-type="float" office:value="0.0000368936011750389" calcext:value-type="float">
            <text:p>3.68936011750389E-05</text:p>
          </table:table-cell>
          <table:table-cell office:value-type="float" office:value="0.0000239728383664432" calcext:value-type="float">
            <text:p>2.39728383664432E-05</text:p>
          </table:table-cell>
          <table:table-cell office:value-type="float" office:value="0.0000293362240575554" calcext:value-type="float">
            <text:p>2.93362240575554E-05</text:p>
          </table:table-cell>
          <table:table-cell office:value-type="float" office:value="0.0000315261820116834" calcext:value-type="float">
            <text:p>3.15261820116834E-05</text:p>
          </table:table-cell>
          <table:table-cell office:value-type="float" office:value="0.0000516160719121992" calcext:value-type="float">
            <text:p>5.16160719121992E-05</text:p>
          </table:table-cell>
          <table:table-cell office:value-type="float" office:value="0.0000307532805859394" calcext:value-type="float">
            <text:p>3.07532805859394E-05</text:p>
          </table:table-cell>
          <table:table-cell office:value-type="float" office:value="0.0000397749756370023" calcext:value-type="float">
            <text:p>3.97749756370023E-05</text:p>
          </table:table-cell>
          <table:table-cell office:value-type="float" office:value="0.000124333437349709" calcext:value-type="float">
            <text:p>0.00012433343735</text:p>
          </table:table-cell>
          <table:table-cell office:value-type="float" office:value="0.0000738420636218623" calcext:value-type="float">
            <text:p>7.38420636218623E-05</text:p>
          </table:table-cell>
          <table:table-cell office:value-type="float" office:value="0.0000402012701714733" calcext:value-type="float">
            <text:p>4.02012701714733E-05</text:p>
          </table:table-cell>
          <table:table-cell office:value-type="float" office:value="0.0000552270588254849" calcext:value-type="float">
            <text:p>5.52270588254849E-05</text:p>
          </table:table-cell>
          <table:table-cell office:value-type="float" office:value="0.000147621126691572" calcext:value-type="float">
            <text:p>0.000147621126692</text:p>
          </table:table-cell>
          <table:table-cell office:value-type="float" office:value="0.0000335924896804038" calcext:value-type="float">
            <text:p>3.35924896804038E-05</text:p>
          </table:table-cell>
          <table:table-cell office:value-type="float" office:value="0.0000307532805859394" calcext:value-type="float">
            <text:p>3.07532805859394E-05</text:p>
          </table:table-cell>
          <table:table-cell office:value-type="float" office:value="0.000039332409483898" calcext:value-type="float">
            <text:p>3.9332409483898E-05</text:p>
          </table:table-cell>
          <table:table-cell office:value-type="float" office:value="0.000225028971181808" calcext:value-type="float">
            <text:p>0.000225028971182</text:p>
          </table:table-cell>
          <table:table-cell office:value-type="float" office:value="0.0000429347450971558" calcext:value-type="float">
            <text:p>4.29347450971558E-05</text:p>
          </table:table-cell>
          <table:table-cell office:value-type="float" office:value="0.0000408546918080512" calcext:value-type="float">
            <text:p>4.08546918080512E-05</text:p>
          </table:table-cell>
          <table:table-cell office:value-type="float" office:value="0.0000250378228946998" calcext:value-type="float">
            <text:p>2.50378228946998E-05</text:p>
          </table:table-cell>
          <table:table-cell office:value-type="float" office:value="0.0000597006774388087" calcext:value-type="float">
            <text:p>5.97006774388087E-05</text:p>
          </table:table-cell>
          <table:table-cell office:value-type="float" office:value="0.0000434844580969107" calcext:value-type="float">
            <text:p>4.34844580969107E-05</text:p>
          </table:table-cell>
          <table:table-cell office:value-type="float" office:value="0.0000250378228946998" calcext:value-type="float">
            <text:p>2.50378228946998E-05</text:p>
          </table:table-cell>
          <table:table-cell office:value-type="float" office:value="0.0000402012701714733" calcext:value-type="float">
            <text:p>4.02012701714733E-05</text:p>
          </table:table-cell>
          <table:table-cell office:value-type="float" office:value="0.0000782432111525905" calcext:value-type="float">
            <text:p>7.82432111525905E-05</text:p>
          </table:table-cell>
          <table:table-cell office:value-type="float" office:value="0.0000455496422527038" calcext:value-type="float">
            <text:p>4.55496422527038E-05</text:p>
          </table:table-cell>
          <table:table-cell office:value-type="float" office:value="0.0000591446977659411" calcext:value-type="float">
            <text:p>5.91446977659411E-05</text:p>
          </table:table-cell>
          <table:table-cell office:value-type="float" office:value="0.0000341937250032371" calcext:value-type="float">
            <text:p>3.41937250032371E-05</text:p>
          </table:table-cell>
          <table:table-cell office:value-type="float" office:value="0.0000440972878830543" calcext:value-type="float">
            <text:p>4.40972878830543E-05</text:p>
          </table:table-cell>
          <table:table-cell office:value-type="float" office:value="0.0000329811073321058" calcext:value-type="float">
            <text:p>3.29811073321058E-05</text:p>
          </table:table-cell>
          <table:table-cell office:value-type="float" office:value="0.0000850560609618453" calcext:value-type="float">
            <text:p>8.50560609618453E-05</text:p>
          </table:table-cell>
          <table:table-cell office:value-type="float" office:value="0.0000309521731942295" calcext:value-type="float">
            <text:p>3.09521731942295E-05</text:p>
          </table:table-cell>
          <table:table-cell office:value-type="float" office:value="0.000035419005902327" calcext:value-type="float">
            <text:p>3.5419005902327E-05</text:p>
          </table:table-cell>
          <table:table-cell office:value-type="float" office:value="0.0000506746209047983" calcext:value-type="float">
            <text:p>5.06746209047983E-05</text:p>
          </table:table-cell>
          <table:table-cell office:value-type="float" office:value="0.0000359069241833581" calcext:value-type="float">
            <text:p>3.59069241833581E-05</text:p>
          </table:table-cell>
          <table:table-cell office:value-type="float" office:value="0.0000679070392301266" calcext:value-type="float">
            <text:p>6.79070392301266E-05</text:p>
          </table:table-cell>
          <table:table-cell office:value-type="float" office:value="0.0000326660587476896" calcext:value-type="float">
            <text:p>3.26660587476896E-05</text:p>
          </table:table-cell>
          <table:table-cell office:value-type="float" office:value="0.000166934662031234" calcext:value-type="float">
            <text:p>0.000166934662031</text:p>
          </table:table-cell>
          <table:table-cell office:value-type="float" office:value="0.0000320695289215016" calcext:value-type="float">
            <text:p>3.20695289215016E-05</text:p>
          </table:table-cell>
          <table:table-cell office:value-type="float" office:value="0.0000342283975763812" calcext:value-type="float">
            <text:p>3.42283975763812E-05</text:p>
          </table:table-cell>
          <table:table-cell office:value-type="float" office:value="0.00010524419740442" calcext:value-type="float">
            <text:p>0.000105244197404</text:p>
          </table:table-cell>
          <table:table-cell office:value-type="float" office:value="0.000177896855582048" calcext:value-type="float">
            <text:p>0.000177896855582</text:p>
          </table:table-cell>
          <table:table-cell office:value-type="float" office:value="0.0000437324323084492" calcext:value-type="float">
            <text:p>4.37324323084492E-05</text:p>
          </table:table-cell>
          <table:table-cell office:value-type="float" office:value="0.0000283538207514071" calcext:value-type="float">
            <text:p>2.83538207514071E-05</text:p>
          </table:table-cell>
          <table:table-cell office:value-type="float" office:value="0.0000390096526102276" calcext:value-type="float">
            <text:p>3.90096526102276E-05</text:p>
          </table:table-cell>
          <table:table-cell office:value-type="float" office:value="0.0000584837917254414" calcext:value-type="float">
            <text:p>5.84837917254414E-05</text:p>
          </table:table-cell>
          <table:table-cell office:value-type="float" office:value="0.0000802297234292254" calcext:value-type="float">
            <text:p>8.02297234292254E-05</text:p>
          </table:table-cell>
          <table:table-cell office:value-type="float" office:value="0.0000654664496192036" calcext:value-type="float">
            <text:p>6.54664496192036E-05</text:p>
          </table:table-cell>
          <table:table-cell office:value-type="float" office:value="0.0000253029002895021" calcext:value-type="float">
            <text:p>2.53029002895021E-05</text:p>
          </table:table-cell>
          <table:table-cell office:value-type="float" office:value="0.0000706338388348237" calcext:value-type="float">
            <text:p>7.06338388348237E-05</text:p>
          </table:table-cell>
          <table:table-cell office:value-type="float" office:value="0.0000555524918686471" calcext:value-type="float">
            <text:p>5.55524918686471E-05</text:p>
          </table:table-cell>
          <table:table-cell office:value-type="float" office:value="0.000101091931031406" calcext:value-type="float">
            <text:p>0.000101091931031</text:p>
          </table:table-cell>
          <table:table-cell office:value-type="float" office:value="0.0000610509075665913" calcext:value-type="float">
            <text:p>6.10509075665913E-05</text:p>
          </table:table-cell>
          <table:table-cell office:value-type="float" office:value="0.0000295394479168474" calcext:value-type="float">
            <text:p>2.95394479168474E-05</text:p>
          </table:table-cell>
          <table:table-cell office:value-type="float" office:value="0.0000346261451221722" calcext:value-type="float">
            <text:p>3.46261451221722E-05</text:p>
          </table:table-cell>
          <table:table-cell office:value-type="float" office:value="0.0000949714426295444" calcext:value-type="float">
            <text:p>9.49714426295444E-05</text:p>
          </table:table-cell>
          <table:table-cell office:value-type="float" office:value="0.0000310025600010986" calcext:value-type="float">
            <text:p>3.10025600010986E-05</text:p>
          </table:table-cell>
          <table:table-cell office:value-type="float" office:value="0.0000472249870644155" calcext:value-type="float">
            <text:p>4.72249870644155E-05</text:p>
          </table:table-cell>
          <table:table-cell office:value-type="float" office:value="0.0000434546130156382" calcext:value-type="float">
            <text:p>4.34546130156382E-05</text:p>
          </table:table-cell>
          <table:table-cell office:value-type="float" office:value="0.0000358520714756632" calcext:value-type="float">
            <text:p>3.58520714756632E-05</text:p>
          </table:table-cell>
          <table:table-cell table:number-columns-repeated="2" office:value-type="float" office:value="0.0000299409472665563" calcext:value-type="float">
            <text:p>2.99409472665563E-05</text:p>
          </table:table-cell>
          <table:table-cell office:value-type="float" office:value="0.0000674967513505903" calcext:value-type="float">
            <text:p>6.74967513505903E-05</text:p>
          </table:table-cell>
          <table:table-cell office:value-type="float" office:value="0.0000393239016093717" calcext:value-type="float">
            <text:p>3.93239016093717E-05</text:p>
          </table:table-cell>
          <table:table-cell office:value-type="float" office:value="0.0000510836533706149" calcext:value-type="float">
            <text:p>5.10836533706149E-05</text:p>
          </table:table-cell>
          <table:table-cell office:value-type="float" office:value="0.0000962558133594547" calcext:value-type="float">
            <text:p>9.62558133594547E-05</text:p>
          </table:table-cell>
          <table:table-cell table:number-columns-repeated="2" office:value-type="float" office:value="0.00004764837320402" calcext:value-type="float">
            <text:p>4.764837320402E-05</text:p>
          </table:table-cell>
          <table:table-cell office:value-type="float" office:value="0.0000603444192898417" calcext:value-type="float">
            <text:p>6.03444192898417E-05</text:p>
          </table:table-cell>
          <table:table-cell office:value-type="float" office:value="0.0000577238712513786" calcext:value-type="float">
            <text:p>5.77238712513786E-05</text:p>
          </table:table-cell>
          <table:table-cell office:value-type="float" office:value="0.0000472404398365242" calcext:value-type="float">
            <text:p>4.72404398365242E-05</text:p>
          </table:table-cell>
          <table:table-cell office:value-type="float" office:value="0.0000553985974129591" calcext:value-type="float">
            <text:p>5.53985974129591E-05</text:p>
          </table:table-cell>
          <table:table-cell office:value-type="float" office:value="0.000147416464990932" calcext:value-type="float">
            <text:p>0.000147416464991</text:p>
          </table:table-cell>
          <table:table-cell office:value-type="float" office:value="0.000116598124147272" calcext:value-type="float">
            <text:p>0.000116598124147</text:p>
          </table:table-cell>
          <table:table-cell table:number-columns-repeated="2" office:value-type="float" office:value="0.000036085105331623" calcext:value-type="float">
            <text:p>3.6085105331623E-05</text:p>
          </table:table-cell>
          <table:table-cell office:value-type="float" office:value="0.0000509144131442093" calcext:value-type="float">
            <text:p>5.09144131442093E-05</text:p>
          </table:table-cell>
          <table:table-cell office:value-type="float" office:value="0.00201295168340961" calcext:value-type="float">
            <text:p>0.00201295168341</text:p>
          </table:table-cell>
          <table:table-cell office:value-type="float" office:value="0.000101706313716733" calcext:value-type="float">
            <text:p>0.000101706313717</text:p>
          </table:table-cell>
          <table:table-cell office:value-type="float" office:value="0.0000466698682151283" calcext:value-type="float">
            <text:p>4.66698682151283E-05</text:p>
          </table:table-cell>
          <table:table-cell office:value-type="float" office:value="0.0000445260209324412" calcext:value-type="float">
            <text:p>4.45260209324412E-05</text:p>
          </table:table-cell>
          <table:table-cell office:value-type="float" office:value="0.0000796645491399441" calcext:value-type="float">
            <text:p>7.96645491399441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295826676309823" calcext:value-type="float">
            <text:p>0.00029582667631</text:p>
          </table:table-cell>
          <table:table-cell office:value-type="float" office:value="0.0000223640520497306" calcext:value-type="float">
            <text:p>2.23640520497306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423339594779967" calcext:value-type="float">
            <text:p>4.23339594779967E-05</text:p>
          </table:table-cell>
          <table:table-cell table:number-columns-repeated="2" office:value-type="float" office:value="0.0000223640520497306" calcext:value-type="float">
            <text:p>2.23640520497306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223640520497306" calcext:value-type="float">
            <text:p>2.23640520497306E-05</text:p>
          </table:table-cell>
          <table:table-cell office:value-type="float" office:value="0.0000294317834291785" calcext:value-type="float">
            <text:p>2.94317834291785E-05</text:p>
          </table:table-cell>
          <table:table-cell office:value-type="float" office:value="0.0000235705115576063" calcext:value-type="float">
            <text:p>2.35705115576063E-05</text:p>
          </table:table-cell>
          <table:table-cell office:value-type="float" office:value="0.0000275824558662218" calcext:value-type="float">
            <text:p>2.75824558662218E-05</text:p>
          </table:table-cell>
          <table:table-cell office:value-type="float" office:value="0.0000223640520497306" calcext:value-type="float">
            <text:p>2.23640520497306E-05</text:p>
          </table:table-cell>
          <table:table-cell table:number-columns-repeated="2" office:value-type="float" office:value="0.0000235705115576063" calcext:value-type="float">
            <text:p>2.35705115576063E-05</text:p>
          </table:table-cell>
          <table:table-cell office:value-type="float" office:value="0.0000293968933226958" calcext:value-type="float">
            <text:p>2.93968933226958E-05</text:p>
          </table:table-cell>
          <table:table-cell office:value-type="float" office:value="0.0000412075902553653" calcext:value-type="float">
            <text:p>4.12075902553653E-05</text:p>
          </table:table-cell>
          <table:table-cell office:value-type="float" office:value="0.00045190166132537" calcext:value-type="float">
            <text:p>0.000451901661325</text:p>
          </table:table-cell>
          <table:table-cell office:value-type="float" office:value="0.0000323717004543112" calcext:value-type="float">
            <text:p>3.23717004543112E-05</text:p>
          </table:table-cell>
          <table:table-cell office:value-type="float" office:value="0.000135826200694071" calcext:value-type="float">
            <text:p>0.000135826200694</text:p>
          </table:table-cell>
          <table:table-cell office:value-type="float" office:value="0.00015529000726965" calcext:value-type="float">
            <text:p>0.00015529000727</text:p>
          </table:table-cell>
          <table:table-cell office:value-type="float" office:value="0.0000501642945531656" calcext:value-type="float">
            <text:p>5.01642945531656E-05</text:p>
          </table:table-cell>
          <table:table-cell office:value-type="float" office:value="0.0000489926207321495" calcext:value-type="float">
            <text:p>4.89926207321495E-05</text:p>
          </table:table-cell>
          <table:table-cell office:value-type="float" office:value="0.00013546391676789" calcext:value-type="float">
            <text:p>0.000135463916768</text:p>
          </table:table-cell>
          <table:table-cell office:value-type="float" office:value="0.0015707573533708" calcext:value-type="float">
            <text:p>0.001570757353371</text:p>
          </table:table-cell>
          <table:table-cell office:value-type="float" office:value="0.000335844098681076" calcext:value-type="float">
            <text:p>0.000335844098681</text:p>
          </table:table-cell>
          <table:table-cell office:value-type="float" office:value="0.000297695094861721" calcext:value-type="float">
            <text:p>0.000297695094862</text:p>
          </table:table-cell>
          <table:table-cell office:value-type="float" office:value="0.0000537068032184495" calcext:value-type="float">
            <text:p>5.37068032184495E-05</text:p>
          </table:table-cell>
          <table:table-cell table:number-columns-repeated="2" office:value-type="float" office:value="0.0000328030137794879" calcext:value-type="float">
            <text:p>3.28030137794879E-05</text:p>
          </table:table-cell>
          <table:table-cell office:value-type="float" office:value="0.0000367276259271896" calcext:value-type="float">
            <text:p>3.67276259271896E-05</text:p>
          </table:table-cell>
          <table:table-cell office:value-type="float" office:value="0.0000283215675873717" calcext:value-type="float">
            <text:p>2.83215675873717E-05</text:p>
          </table:table-cell>
          <table:table-cell office:value-type="float" office:value="0.000126649328392859" calcext:value-type="float">
            <text:p>0.000126649328393</text:p>
          </table:table-cell>
          <table:table-cell office:value-type="float" office:value="0.0000736435934901926" calcext:value-type="float">
            <text:p>7.36435934901926E-05</text:p>
          </table:table-cell>
          <table:table-cell office:value-type="float" office:value="0.00018553171592317" calcext:value-type="float">
            <text:p>0.000185531715923</text:p>
          </table:table-cell>
          <table:table-cell office:value-type="float" office:value="0.0000283215675873717" calcext:value-type="float">
            <text:p>2.83215675873717E-05</text:p>
          </table:table-cell>
          <table:table-cell office:value-type="float" office:value="0.00018170870931293" calcext:value-type="float">
            <text:p>0.000181708709313</text:p>
          </table:table-cell>
          <table:table-cell table:number-columns-repeated="2" office:value-type="float" office:value="0.0000326178776491242" calcext:value-type="float">
            <text:p>3.26178776491242E-05</text:p>
          </table:table-cell>
          <table:table-cell office:value-type="float" office:value="0.0000388236686642284" calcext:value-type="float">
            <text:p>3.88236686642284E-05</text:p>
          </table:table-cell>
          <table:table-cell office:value-type="float" office:value="0.000206100506440532" calcext:value-type="float">
            <text:p>0.000206100506441</text:p>
          </table:table-cell>
          <table:table-cell office:value-type="float" office:value="0.000100391750408321" calcext:value-type="float">
            <text:p>0.000100391750408</text:p>
          </table:table-cell>
          <table:table-cell office:value-type="float" office:value="0.00100654841629799" calcext:value-type="float">
            <text:p>0.001006548416298</text:p>
          </table:table-cell>
          <table:table-cell office:value-type="float" office:value="0.000202471750259323" calcext:value-type="float">
            <text:p>0.000202471750259</text:p>
          </table:table-cell>
          <table:table-cell office:value-type="float" office:value="0.0000341852796942587" calcext:value-type="float">
            <text:p>3.41852796942587E-05</text:p>
          </table:table-cell>
          <table:table-cell office:value-type="float" office:value="0.0000593699883619316" calcext:value-type="float">
            <text:p>5.93699883619316E-05</text:p>
          </table:table-cell>
          <table:table-cell office:value-type="float" office:value="0.000055248762181555" calcext:value-type="float">
            <text:p>5.5248762181555E-05</text:p>
          </table:table-cell>
          <table:table-cell office:value-type="float" office:value="0.0000742497649016612" calcext:value-type="float">
            <text:p>7.42497649016612E-05</text:p>
          </table:table-cell>
          <table:table-cell office:value-type="float" office:value="0.000138640907633488" calcext:value-type="float">
            <text:p>0.000138640907633</text:p>
          </table:table-cell>
          <table:table-cell office:value-type="float" office:value="0.0000487685312280741" calcext:value-type="float">
            <text:p>4.87685312280741E-05</text:p>
          </table:table-cell>
          <table:table-cell office:value-type="float" office:value="0.0000852623009663598" calcext:value-type="float">
            <text:p>8.52623009663598E-05</text:p>
          </table:table-cell>
          <table:table-cell office:value-type="float" office:value="0.0000561883936696369" calcext:value-type="float">
            <text:p>5.61883936696369E-05</text:p>
          </table:table-cell>
          <table:table-cell office:value-type="float" office:value="0.0000317105977944865" calcext:value-type="float">
            <text:p>3.17105977944865E-05</text:p>
          </table:table-cell>
          <table:table-cell office:value-type="float" office:value="0.0000850703051945582" calcext:value-type="float">
            <text:p>8.50703051945582E-05</text:p>
          </table:table-cell>
          <table:table-cell office:value-type="float" office:value="0.0000379851821342234" calcext:value-type="float">
            <text:p>3.79851821342234E-05</text:p>
          </table:table-cell>
          <table:table-cell office:value-type="float" office:value="0.0000530359391184815" calcext:value-type="float">
            <text:p>5.30359391184815E-05</text:p>
          </table:table-cell>
          <table:table-cell office:value-type="float" office:value="0.00002359815184063" calcext:value-type="float">
            <text:p>2.359815184063E-05</text:p>
          </table:table-cell>
          <table:table-cell office:value-type="float" office:value="0.0000264459215836979" calcext:value-type="float">
            <text:p>2.64459215836979E-05</text:p>
          </table:table-cell>
          <table:table-cell office:value-type="float" office:value="0.000101736778906976" calcext:value-type="float">
            <text:p>0.000101736778907</text:p>
          </table:table-cell>
          <table:table-cell office:value-type="float" office:value="0.0000328802812973856" calcext:value-type="float">
            <text:p>3.28802812973856E-05</text:p>
          </table:table-cell>
          <table:table-cell office:value-type="float" office:value="0.0000586296660752848" calcext:value-type="float">
            <text:p>5.86296660752848E-05</text:p>
          </table:table-cell>
          <table:table-cell office:value-type="float" office:value="0.0000296684411993574" calcext:value-type="float">
            <text:p>2.96684411993574E-05</text:p>
          </table:table-cell>
          <table:table-cell table:number-columns-repeated="2" office:value-type="float" office:value="0.0000229544205615644" calcext:value-type="float">
            <text:p>2.29544205615644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223916923327543" calcext:value-type="float">
            <text:p>2.23916923327543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223916923327543" calcext:value-type="float">
            <text:p>2.23916923327543E-05</text:p>
          </table:table-cell>
          <table:table-cell office:value-type="float" office:value="0.0000252394620758222" calcext:value-type="float">
            <text:p>2.52394620758222E-05</text:p>
          </table:table-cell>
          <table:table-cell office:value-type="float" office:value="0.0000769507331349692" calcext:value-type="float">
            <text:p>7.69507331349692E-05</text:p>
          </table:table-cell>
          <table:table-cell office:value-type="float" office:value="0.0000422264959573696" calcext:value-type="float">
            <text:p>4.22264959573696E-05</text:p>
          </table:table-cell>
          <table:table-cell office:value-type="float" office:value="0.0000641510051185358" calcext:value-type="float">
            <text:p>6.41510051185358E-05</text:p>
          </table:table-cell>
          <table:table-cell office:value-type="float" office:value="0.0000305156981849548" calcext:value-type="float">
            <text:p>3.05156981849548E-05</text:p>
          </table:table-cell>
          <table:table-cell office:value-type="float" office:value="0.0000518347524594032" calcext:value-type="float">
            <text:p>5.18347524594032E-05</text:p>
          </table:table-cell>
          <table:table-cell office:value-type="float" office:value="0.0000569048880269498" calcext:value-type="float">
            <text:p>5.69048880269498E-05</text:p>
          </table:table-cell>
          <table:table-cell office:value-type="float" office:value="0.0000466919994516281" calcext:value-type="float">
            <text:p>4.66919994516281E-05</text:p>
          </table:table-cell>
          <table:table-cell table:number-columns-repeated="849"/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4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4" office:value-type="float" office:value="0.00024204284158296" calcext:value-type="float">
            <text:p>0.000242042841583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229940699503812" calcext:value-type="float">
            <text:p>0.002299406995038</text:p>
          </table:table-cell>
          <table:table-cell table:number-columns-repeated="2"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726128524748881" calcext:value-type="float">
            <text:p>0.000726128524749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33123562870628" calcext:value-type="float">
            <text:p>0.001331235628706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157327847028924" calcext:value-type="float">
            <text:p>0.001573278470289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33123562870628" calcext:value-type="float">
            <text:p>0.00133123562870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12102142079148" calcext:value-type="float">
            <text:p>0.001210214207915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108919278712332" calcext:value-type="float">
            <text:p>0.001089192787123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387268546532736" calcext:value-type="float">
            <text:p>0.003872685465327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145225704949776" calcext:value-type="float">
            <text:p>0.001452257049498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12102142079148" calcext:value-type="float">
            <text:p>0.000121021420791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193634273266368" calcext:value-type="float">
            <text:p>0.001936342732664</text:p>
          </table:table-cell>
          <table:table-cell table:number-columns-repeated="2" office:value-type="float" office:value="0.000847149945540361" calcext:value-type="float">
            <text:p>0.00084714994554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943967082173545" calcext:value-type="float">
            <text:p>0.009439670821735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193634273266368" calcext:value-type="float">
            <text:p>0.001936342732664</text:p>
          </table:table-cell>
          <table:table-cell table:number-columns-repeated="4"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266247125741256" calcext:value-type="float">
            <text:p>0.00266247125741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169429989108072" calcext:value-type="float">
            <text:p>0.001694299891081</text:p>
          </table:table-cell>
          <table:table-cell table:number-columns-repeated="2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93634273266368" calcext:value-type="float">
            <text:p>0.001936342732664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750332808907177" calcext:value-type="float">
            <text:p>0.007503328089072</text:p>
          </table:table-cell>
          <table:table-cell office:value-type="float" office:value="0.00205736415345516" calcext:value-type="float">
            <text:p>0.002057364153455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847149945540361" calcext:value-type="float">
            <text:p>0.00084714994554</text:p>
          </table:table-cell>
          <table:table-cell office:value-type="float" office:value="0.00108919278712332" calcext:value-type="float">
            <text:p>0.001089192787123</text:p>
          </table:table-cell>
          <table:table-cell office:value-type="float" office:value="0.0018153213118722" calcext:value-type="float">
            <text:p>0.001815321311872</text:p>
          </table:table-cell>
          <table:table-cell office:value-type="float" office:value="0.0006051071039574" calcext:value-type="float">
            <text:p>0.000605107103957</text:p>
          </table:table-cell>
          <table:table-cell office:value-type="float" office:value="0.000726128524748881" calcext:value-type="float">
            <text:p>0.000726128524749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12102142079148" calcext:value-type="float">
            <text:p>0.001210214207915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968171366331841" calcext:value-type="float">
            <text:p>0.000968171366332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36306426237444" calcext:value-type="float">
            <text:p>0.000363064262374</text:p>
          </table:table-cell>
          <table:table-cell table:number-columns-repeated="3"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12102142079148" calcext:value-type="float">
            <text:p>0.000121021420791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48408568316592" calcext:value-type="float">
            <text:p>0.000484085683166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2" office:value-type="float" office:value="0.00036306426237444" calcext:value-type="float">
            <text:p>0.000363064262374</text:p>
          </table:table-cell>
          <table:table-cell office:value-type="float" office:value="0.00024204284158296" calcext:value-type="float">
            <text:p>0.000242042841583</text:p>
          </table:table-cell>
          <table:table-cell office:value-type="float" office:value="0.00036306426237444" calcext:value-type="float">
            <text:p>0.000363064262374</text:p>
          </table:table-cell>
          <table:table-cell office:value-type="float" office:value="0.00024204284158296" calcext:value-type="float">
            <text:p>0.000242042841583</text:p>
          </table:table-cell>
          <table:table-cell table:number-columns-repeated="849"/>
        </table:table-row>
        <table:table-row table:style-name="ro1">
          <table:table-cell office:value-type="string" calcext:value-type="string">
            <text:p>eig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910106773133E-018" calcext:value-type="float">
            <text:p>1.04910106773133E-18</text:p>
          </table:table-cell>
          <table:table-cell office:value-type="float" office:value="0" calcext:value-type="float">
            <text:p>0</text:p>
          </table:table-cell>
          <table:table-cell office:value-type="float" office:value="6.82987325602039E-020" calcext:value-type="float">
            <text:p>6.82987325602039E-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3386982789994E-019" calcext:value-type="float">
            <text:p>4.13386982789994E-19</text:p>
          </table:table-cell>
          <table:table-cell office:value-type="float" office:value="0" calcext:value-type="float">
            <text:p>0</text:p>
          </table:table-cell>
          <table:table-cell office:value-type="float" office:value="1.20190884777038E-019" calcext:value-type="float">
            <text:p>1.20190884777038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33890097047924" calcext:value-type="float">
            <text:p>1.33890097047924E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00543925467800461" calcext:value-type="float">
            <text:p>5.43925467800461E-12</text:p>
          </table:table-cell>
          <table:table-cell office:value-type="float" office:value="7.69425375128684E-019" calcext:value-type="float">
            <text:p>7.69425375128684E-19</text:p>
          </table:table-cell>
          <table:table-cell office:value-type="float" office:value="0" calcext:value-type="float">
            <text:p>0</text:p>
          </table:table-cell>
          <table:table-cell office:value-type="float" office:value="1.64941454367945E-019" calcext:value-type="float">
            <text:p>1.64941454367945E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0652064077668E-019" calcext:value-type="float">
            <text:p>2.50652064077668E-19</text:p>
          </table:table-cell>
          <table:table-cell office:value-type="float" office:value="2.49696542004832E-020" calcext:value-type="float">
            <text:p>2.49696542004832E-20</text:p>
          </table:table-cell>
          <table:table-cell office:value-type="float" office:value="3.0630820685915E-020" calcext:value-type="float">
            <text:p>3.0630820685915E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4100394894571E-020" calcext:value-type="float">
            <text:p>6.84100394894571E-20</text:p>
          </table:table-cell>
          <table:table-cell office:value-type="float" office:value="0.0000000000000163036575642135" calcext:value-type="float">
            <text:p>1.63036575642135E-14</text:p>
          </table:table-cell>
          <table:table-cell office:value-type="float" office:value="1.51908351595372E-021" calcext:value-type="float">
            <text:p>1.51908351595372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772374767904E-018" calcext:value-type="float">
            <text:p>3.54772374767904E-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8709030246582E-020" calcext:value-type="float">
            <text:p>2.98709030246582E-20</text:p>
          </table:table-cell>
          <table:table-cell office:value-type="float" office:value="0.000000000000020472423569167" calcext:value-type="float">
            <text:p>2.0472423569167E-14</text:p>
          </table:table-cell>
          <table:table-cell office:value-type="float" office:value="0" calcext:value-type="float">
            <text:p>0</text:p>
          </table:table-cell>
          <table:table-cell office:value-type="float" office:value="3.79986348277239E-019" calcext:value-type="float">
            <text:p>3.79986348277239E-19</text:p>
          </table:table-cell>
          <table:table-cell office:value-type="float" office:value="0.0000000000000273464879509138" calcext:value-type="float">
            <text:p>2.73464879509138E-14</text:p>
          </table:table-cell>
          <table:table-cell office:value-type="float" office:value="9.34669589016043E-020" calcext:value-type="float">
            <text:p>9.34669589016043E-20</text:p>
          </table:table-cell>
          <table:table-cell office:value-type="float" office:value="1.03168957632786E-019" calcext:value-type="float">
            <text:p>1.03168957632786E-19</text:p>
          </table:table-cell>
          <table:table-cell office:value-type="float" office:value="0" calcext:value-type="float">
            <text:p>0</text:p>
          </table:table-cell>
          <table:table-cell office:value-type="float" office:value="0.0000238871392085991" calcext:value-type="float">
            <text:p>2.38871392085991E-05</text:p>
          </table:table-cell>
          <table:table-cell office:value-type="float" office:value="0" calcext:value-type="float">
            <text:p>0</text:p>
          </table:table-cell>
          <table:table-cell office:value-type="float" office:value="4.58896227983758E-019" calcext:value-type="float">
            <text:p>4.58896227983758E-19</text:p>
          </table:table-cell>
          <table:table-cell office:value-type="float" office:value="0.0000000000256159866120781" calcext:value-type="float">
            <text:p>2.56159866120781E-11</text:p>
          </table:table-cell>
          <table:table-cell office:value-type="float" office:value="0.00000000452104911133526" calcext:value-type="float">
            <text:p>4.52104911133526E-09</text:p>
          </table:table-cell>
          <table:table-cell office:value-type="float" office:value="0.00000000000029292602643858" calcext:value-type="float">
            <text:p>2.9292602643858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42528864877E-018" calcext:value-type="float">
            <text:p>1.05242528864877E-18</text:p>
          </table:table-cell>
          <table:table-cell office:value-type="float" office:value="0.000024059042519103" calcext:value-type="float">
            <text:p>2.4059042519103E-05</text:p>
          </table:table-cell>
          <table:table-cell office:value-type="float" office:value="0.00105758479873273" calcext:value-type="float">
            <text:p>0.0010575847987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4676524732266" calcext:value-type="float">
            <text:p>2.04676524732266E-11</text:p>
          </table:table-cell>
          <table:table-cell office:value-type="float" office:value="0.0000000057001596580275" calcext:value-type="float">
            <text:p>5.7001596580275E-09</text:p>
          </table:table-cell>
          <table:table-cell office:value-type="float" office:value="0.000000000000901095340063782" calcext:value-type="float">
            <text:p>9.01095340063782E-13</text:p>
          </table:table-cell>
          <table:table-cell office:value-type="float" office:value="0.000000000285003542157735" calcext:value-type="float">
            <text:p>2.85003542157735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952608905247295" calcext:value-type="float">
            <text:p>9.52608905247295E-13</text:p>
          </table:table-cell>
          <table:table-cell office:value-type="float" office:value="0.00127524482663951" calcext:value-type="float">
            <text:p>0.00127524482664</text:p>
          </table:table-cell>
          <table:table-cell office:value-type="float" office:value="3.02320831308625E-019" calcext:value-type="float">
            <text:p>3.0232083130862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303291885729E-020" calcext:value-type="float">
            <text:p>6.01303291885729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89817545163893" calcext:value-type="float">
            <text:p>2.89817545163893E-14</text:p>
          </table:table-cell>
          <table:table-cell office:value-type="float" office:value="5.71093988718335E-015" calcext:value-type="float">
            <text:p>5.71093988718335E-15</text:p>
          </table:table-cell>
          <table:table-cell office:value-type="float" office:value="1.81899669461493E-019" calcext:value-type="float">
            <text:p>1.81899669461493E-19</text:p>
          </table:table-cell>
          <table:table-cell office:value-type="float" office:value="0" calcext:value-type="float">
            <text:p>0</text:p>
          </table:table-cell>
          <table:table-cell office:value-type="float" office:value="2.03463350453864E-019" calcext:value-type="float">
            <text:p>2.03463350453864E-19</text:p>
          </table:table-cell>
          <table:table-cell office:value-type="float" office:value="5.30059448601839E-019" calcext:value-type="float">
            <text:p>5.30059448601839E-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2878924802204" calcext:value-type="float">
            <text:p>1.32878924802204E-13</text:p>
          </table:table-cell>
          <table:table-cell office:value-type="float" office:value="0.000000000000132879329077637" calcext:value-type="float">
            <text:p>1.32879329077637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40969088000563" calcext:value-type="float">
            <text:p>5.40969088000563E-10</text:p>
          </table:table-cell>
          <table:table-cell office:value-type="float" office:value="0" calcext:value-type="float">
            <text:p>0</text:p>
          </table:table-cell>
          <table:table-cell office:value-type="float" office:value="2.06825812347877E-019" calcext:value-type="float">
            <text:p>2.06825812347877E-19</text:p>
          </table:table-cell>
          <table:table-cell office:value-type="float" office:value="2.00651530841389E-019" calcext:value-type="float">
            <text:p>2.00651530841389E-19</text:p>
          </table:table-cell>
          <table:table-cell office:value-type="float" office:value="0" calcext:value-type="float">
            <text:p>0</text:p>
          </table:table-cell>
          <table:table-cell office:value-type="float" office:value="0.000219684397145437" calcext:value-type="float">
            <text:p>0.000219684397145</text:p>
          </table:table-cell>
          <table:table-cell office:value-type="float" office:value="1.9631294853306E-018" calcext:value-type="float">
            <text:p>1.9631294853306E-18</text:p>
          </table:table-cell>
          <table:table-cell office:value-type="float" office:value="4.64416058826079E-015" calcext:value-type="float">
            <text:p>4.64416058826079E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09752118605537" calcext:value-type="float">
            <text:p>0.004097521186055</text:p>
          </table:table-cell>
          <table:table-cell office:value-type="float" office:value="5.8215226475578E-020" calcext:value-type="float">
            <text:p>5.8215226475578E-20</text:p>
          </table:table-cell>
          <table:table-cell office:value-type="float" office:value="0" calcext:value-type="float">
            <text:p>0</text:p>
          </table:table-cell>
          <table:table-cell office:value-type="float" office:value="1.79330625943866E-019" calcext:value-type="float">
            <text:p>1.79330625943866E-19</text:p>
          </table:table-cell>
          <table:table-cell office:value-type="float" office:value="1.99486729198059E-019" calcext:value-type="float">
            <text:p>1.99486729198059E-19</text:p>
          </table:table-cell>
          <table:table-cell office:value-type="float" office:value="2.48073895992551E-019" calcext:value-type="float">
            <text:p>2.48073895992551E-19</text:p>
          </table:table-cell>
          <table:table-cell office:value-type="float" office:value="3.57409243550189E-019" calcext:value-type="float">
            <text:p>3.57409243550189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46334475045E-019" calcext:value-type="float">
            <text:p>1.97146334475045E-19</text:p>
          </table:table-cell>
          <table:table-cell office:value-type="float" office:value="0" calcext:value-type="float">
            <text:p>0</text:p>
          </table:table-cell>
          <table:table-cell office:value-type="float" office:value="6.72494471506124E-020" calcext:value-type="float">
            <text:p>6.72494471506124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5064415439774E-019" calcext:value-type="float">
            <text:p>9.45064415439774E-19</text:p>
          </table:table-cell>
          <table:table-cell office:value-type="float" office:value="0.00603864955250767" calcext:value-type="float">
            <text:p>0.006038649552508</text:p>
          </table:table-cell>
          <table:table-cell office:value-type="float" office:value="0.0000260971619230286" calcext:value-type="float">
            <text:p>2.60971619230286E-05</text:p>
          </table:table-cell>
          <table:table-cell office:value-type="float" office:value="0" calcext:value-type="float">
            <text:p>0</text:p>
          </table:table-cell>
          <table:table-cell office:value-type="float" office:value="0.0021151695831009" calcext:value-type="float">
            <text:p>0.002115169583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601739603995009" calcext:value-type="float">
            <text:p>6.01739603995009E-14</text:p>
          </table:table-cell>
          <table:table-cell office:value-type="float" office:value="0.0000000095830486200295" calcext:value-type="float">
            <text:p>9.5830486200295E-09</text:p>
          </table:table-cell>
          <table:table-cell office:value-type="float" office:value="0.0000000000000296964768420959" calcext:value-type="float">
            <text:p>2.96964768420959E-14</text:p>
          </table:table-cell>
          <table:table-cell office:value-type="float" office:value="0.00000142872743626117" calcext:value-type="float">
            <text:p>1.42872743626117E-06</text:p>
          </table:table-cell>
          <table:table-cell office:value-type="float" office:value="0.00000000000361039387806567" calcext:value-type="float">
            <text:p>3.61039387806567E-12</text:p>
          </table:table-cell>
          <table:table-cell office:value-type="float" office:value="0.00000000000809151269100767" calcext:value-type="float">
            <text:p>8.09151269100767E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28178571815406" calcext:value-type="float">
            <text:p>2.8178571815406E-05</text:p>
          </table:table-cell>
          <table:table-cell office:value-type="float" office:value="0.00000000167833836658932" calcext:value-type="float">
            <text:p>1.67833836658932E-09</text:p>
          </table:table-cell>
          <table:table-cell office:value-type="float" office:value="0.0000000150806555736149" calcext:value-type="float">
            <text:p>1.50806555736149E-08</text:p>
          </table:table-cell>
          <table:table-cell office:value-type="float" office:value="4.96016408492131E-019" calcext:value-type="float">
            <text:p>4.96016408492131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806498015817E-020" calcext:value-type="float">
            <text:p>2.35806498015817E-2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59994647635512" calcext:value-type="float">
            <text:p>3.59994647635512E-12</text:p>
          </table:table-cell>
          <table:table-cell office:value-type="float" office:value="0" calcext:value-type="float">
            <text:p>0</text:p>
          </table:table-cell>
          <table:table-cell office:value-type="float" office:value="0.0000673879789133349" calcext:value-type="float">
            <text:p>6.73879789133349E-05</text:p>
          </table:table-cell>
          <table:table-cell office:value-type="float" office:value="0.0000275564960554379" calcext:value-type="float">
            <text:p>2.7556496055437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24122658986309" calcext:value-type="float">
            <text:p>6.24122658986309E-12</text:p>
          </table:table-cell>
          <table:table-cell office:value-type="float" office:value="9.97015580950647E-016" calcext:value-type="float">
            <text:p>9.97015580950647E-16</text:p>
          </table:table-cell>
          <table:table-cell office:value-type="float" office:value="1.11350021825632E-015" calcext:value-type="float">
            <text:p>1.11350021825632E-15</text:p>
          </table:table-cell>
          <table:table-cell office:value-type="float" office:value="0.0000000000000930043619225217" calcext:value-type="float">
            <text:p>9.30043619225217E-14</text:p>
          </table:table-cell>
          <table:table-cell office:value-type="float" office:value="3.93633187715038E-015" calcext:value-type="float">
            <text:p>3.93633187715038E-15</text:p>
          </table:table-cell>
          <table:table-cell office:value-type="float" office:value="0.0000000000000218277780273838" calcext:value-type="float">
            <text:p>2.18277780273838E-14</text:p>
          </table:table-cell>
          <table:table-cell office:value-type="float" office:value="1.7161626547839E-018" calcext:value-type="float">
            <text:p>1.7161626547839E-18</text:p>
          </table:table-cell>
          <table:table-cell office:value-type="float" office:value="2.19908973829023E-019" calcext:value-type="float">
            <text:p>2.19908973829023E-19</text:p>
          </table:table-cell>
          <table:table-cell office:value-type="float" office:value="2.32915134663651E-018" calcext:value-type="float">
            <text:p>2.32915134663651E-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5234305969477E-015" calcext:value-type="float">
            <text:p>6.85234305969477E-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65431153127537" calcext:value-type="float">
            <text:p>4.65431153127537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822912865467E-019" calcext:value-type="float">
            <text:p>1.78822912865467E-19</text:p>
          </table:table-cell>
          <table:table-cell office:value-type="float" office:value="2.13811589783399E-019" calcext:value-type="float">
            <text:p>2.13811589783399E-19</text:p>
          </table:table-cell>
          <table:table-cell office:value-type="float" office:value="0" calcext:value-type="float">
            <text:p>0</text:p>
          </table:table-cell>
          <table:table-cell office:value-type="float" office:value="6.05943559053344E-019" calcext:value-type="float">
            <text:p>6.05943559053344E-19</text:p>
          </table:table-cell>
          <table:table-cell office:value-type="float" office:value="3.66106945299041E-021" calcext:value-type="float">
            <text:p>3.66106945299041E-21</text:p>
          </table:table-cell>
          <table:table-cell office:value-type="float" office:value="5.29507159218776E-019" calcext:value-type="float">
            <text:p>5.29507159218776E-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9"/>
        </table:table-row>
        <table:table-row table:style-name="ro1">
          <table:table-cell table:style-name="ce1" office:value-type="string" calcext:value-type="string">
            <text:p>cluster</text:p>
          </table:table-cell>
          <table:table-cell table:style-name="Default" office:value-type="string" calcext:value-type="string">
            <text:p>yp</text:p>
          </table:table-cell>
          <table:table-cell table:number-columns-repeated="2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2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style-name="Default" office:value-type="string" calcext:value-type="string">
            <text:p>yt</text:p>
          </table:table-cell>
          <table:table-cell table:number-columns-repeated="7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4" table:style-name="Default" office:value-type="string" calcext:value-type="string">
            <text:p>yp</text:p>
          </table:table-cell>
          <table:table-cell table:number-columns-repeated="5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4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number-columns-repeated="5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number-columns-repeated="2" table:style-name="Default" office:value-type="string" calcext:value-type="string">
            <text:p>yt</text:p>
          </table:table-cell>
          <table:table-cell table:style-name="Default" office:value-type="string" calcext:value-type="string">
            <text:p>tp</text:p>
          </table:table-cell>
          <table:table-cell table:number-columns-repeated="8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7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12" table:style-name="Default" office:value-type="string" calcext:value-type="string">
            <text:p>yp</text:p>
          </table:table-cell>
          <table:table-cell table:number-columns-repeated="2"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3" table:style-name="Default" office:value-type="string" calcext:value-type="string">
            <text:p>yt</text:p>
          </table:table-cell>
          <table:table-cell table:number-columns-repeated="2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6" table:style-name="Default" office:value-type="string" calcext:value-type="string">
            <text:p>yt</text:p>
          </table:table-cell>
          <table:table-cell table:number-columns-repeated="2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</text:p>
          </table:table-cell>
          <table:table-cell table:number-columns-repeated="2" table:style-name="Default" office:value-type="string" calcext:value-type="string">
            <text:p>ytp</text:p>
          </table:table-cell>
          <table:table-cell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9"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3"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9" table:style-name="Default" office:value-type="string" calcext:value-type="string">
            <text:p>yt</text:p>
          </table:table-cell>
          <table:table-cell table:number-columns-repeated="2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3" table:style-name="Default" office:value-type="string" calcext:value-type="string">
            <text:p>yt</text:p>
          </table:table-cell>
          <table:table-cell table:style-name="Default" office:value-type="string" calcext:value-type="string">
            <text:p>yp</text:p>
          </table:table-cell>
          <table:table-cell table:number-columns-repeated="8" table:style-name="Default" office:value-type="string" calcext:value-type="string">
            <text:p>yt</text:p>
          </table:table-cell>
          <table:table-cell table:number-columns-repeated="3" table:style-name="Default" office:value-type="string" calcext:value-type="string">
            <text:p>yp</text:p>
          </table:table-cell>
          <table:table-cell table:number-columns-repeated="5"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number-columns-repeated="6" table:style-name="Default" office:value-type="string" calcext:value-type="string">
            <text:p>yt</text:p>
          </table:table-cell>
          <table:table-cell table:number-columns-repeated="6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3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3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2" table:style-name="Default" office:value-type="string" calcext:value-type="string">
            <text:p>yp</text:p>
          </table:table-cell>
          <table:table-cell table:style-name="Default" office:value-type="string" calcext:value-type="string">
            <text:p>ytp</text:p>
          </table:table-cell>
          <table:table-cell table:number-columns-repeated="2" table:style-name="Default" office:value-type="string" calcext:value-type="string">
            <text:p>yt</text:p>
          </table:table-cell>
          <table:table-cell table:style-name="Default" office:value-type="string" calcext:value-type="string">
            <text:p>ytp</text:p>
          </table:table-cell>
          <table:table-cell table:style-name="Default" office:value-type="string" calcext:value-type="string">
            <text:p>yt</text:p>
          </table:table-cell>
          <table:table-cell table:number-columns-repeated="3" table:style-name="Default" office:value-type="string" calcext:value-type="string">
            <text:p>ytp</text:p>
          </table:table-cell>
          <table:table-cell table:style-name="Default" table:number-columns-repeated="849"/>
        </table:table-row>
        <calcext:conditional-formats>
          <calcext:conditional-format calcext:target-range-address="Clusters.B2:Clusters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B5:Clusters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ingle cluster" table:style-name="ta1">
        <office:forms form:automatic-focus="false" form:apply-design-mode="false"/>
        <table:table-column table:style-name="co1" table:default-cell-style-name="Default"/>
        <table:table-column table:style-name="co152" table:default-cell-style-name="Default"/>
        <table:table-column table:style-name="co207" table:default-cell-style-name="Default"/>
        <table:table-column table:style-name="co83" table:default-cell-style-name="Default"/>
        <table:table-column table:style-name="co113" table:default-cell-style-name="Default"/>
        <table:table-column table:style-name="co200" table:default-cell-style-name="Default"/>
        <table:table-column table:style-name="co7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60" table:default-cell-style-name="Default"/>
        <table:table-column table:style-name="co137" table:default-cell-style-name="Default"/>
        <table:table-column table:style-name="co208" table:default-cell-style-name="Default"/>
        <table:table-column table:style-name="co242" table:default-cell-style-name="Default"/>
        <table:table-column table:style-name="co60" table:default-cell-style-name="Default"/>
        <table:table-column table:style-name="co66" table:default-cell-style-name="Default"/>
        <table:table-column table:style-name="co188" table:default-cell-style-name="Default"/>
        <table:table-column table:style-name="co171" table:default-cell-style-name="Default"/>
        <table:table-column table:style-name="co108" table:default-cell-style-name="Default"/>
        <table:table-column table:style-name="co333" table:default-cell-style-name="Default"/>
        <table:table-column table:style-name="co86" table:default-cell-style-name="Default"/>
        <table:table-column table:style-name="co286" table:default-cell-style-name="Default"/>
        <table:table-column table:style-name="co9" table:default-cell-style-name="Default"/>
        <table:table-column table:style-name="co146" table:default-cell-style-name="Default"/>
        <table:table-row table:style-name="ro1">
          <table:table-cell/>
          <table:table-cell office:value-type="string" calcext:value-type="string">
            <text:p>Category:Presidential_candidates</text:p>
          </table:table-cell>
          <table:table-cell office:value-type="string" calcext:value-type="string">
            <text:p>Category:Ukrainian_crisis</text:p>
          </table:table-cell>
          <table:table-cell office:value-type="string" calcext:value-type="string">
            <text:p>Category:People_by_status</text:p>
          </table:table-cell>
          <table:table-cell office:value-type="string" calcext:value-type="string">
            <text:p>Category:Political_office-holders_by_country</text:p>
          </table:table-cell>
          <table:table-cell table:style-name="ce1" office:value-type="string" calcext:value-type="string">
            <text:p>Category:Politicians_by_nationality_and_party</text:p>
          </table:table-cell>
          <table:table-cell table:style-name="ce1" office:value-type="string" calcext:value-type="string">
            <text:p>Category:Politicians_of_European_nations_by_party</text:p>
          </table:table-cell>
          <table:table-cell/>
          <table:table-cell office:value-type="string" calcext:value-type="string">
            <text:p>Category:Legal_categories_of_people</text:p>
          </table:table-cell>
          <table:table-cell office:value-type="string" calcext:value-type="string">
            <text:p>Category:Living_people</text:p>
          </table:table-cell>
          <table:table-cell office:value-type="string" calcext:value-type="string">
            <text:p>Category:People</text:p>
          </table:table-cell>
          <table:table-cell office:value-type="string" calcext:value-type="string">
            <text:p>Category:People_by_country_and_city</text:p>
          </table:table-cell>
          <table:table-cell/>
          <table:table-cell office:value-type="string" calcext:value-type="string">
            <text:p>Category:Riots_and_civil_disorder_in_Ukraine</text:p>
          </table:table-cell>
          <table:table-cell office:value-type="string" calcext:value-type="string">
            <text:p>Category:Alumni_by_university_or_college_in_Europe</text:p>
          </table:table-cell>
          <table:table-cell office:value-type="string" calcext:value-type="string">
            <text:p>Category:Exiles</text:p>
          </table:table-cell>
          <table:table-cell office:value-type="string" calcext:value-type="string">
            <text:p>Category:Post-Soviet_revolutions</text:p>
          </table:table-cell>
          <table:table-cell office:value-type="string" calcext:value-type="string">
            <text:p>Category:Heads_of_government_in_Asia</text:p>
          </table:table-cell>
          <table:table-cell office:value-type="string" calcext:value-type="string">
            <text:p>Category:Politics_of_Crimea</text:p>
          </table:table-cell>
          <table:table-cell office:value-type="string" calcext:value-type="string">
            <text:p>Category:Separatism_in_Ukraine</text:p>
          </table:table-cell>
          <table:table-cell office:value-type="string" calcext:value-type="string">
            <text:p>Category:Criminals_by_status</text:p>
          </table:table-cell>
          <table:table-cell office:value-type="string" calcext:value-type="string">
            <text:p>Category:Award_winners</text:p>
          </table:table-cell>
          <table:table-cell office:value-type="string" calcext:value-type="string">
            <text:p>Category:Political_scandals_in_Ukraine</text:p>
          </table:table-cell>
          <table:table-cell office:value-type="string" calcext:value-type="string">
            <text:p>Category:Expatriates</text:p>
          </table:table-cell>
          <table:table-cell office:value-type="string" calcext:value-type="string">
            <text:p>Category:Political_scandals_by_country</text:p>
          </table:table-cell>
          <table:table-cell office:value-type="string" calcext:value-type="string">
            <text:p>Category:Political_history_of_Ukraine</text:p>
          </table:table-cell>
        </table:table-row>
        <table:table-row table:style-name="ro1">
          <table:table-cell office:value-type="string" calcext:value-type="string">
            <text:p>Viktor_Yanukovy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ulia_Tymoshenk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ladimir_Put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weenness</text:p>
          </table:table-cell>
          <table:table-cell table:style-name="ce6" office:value-type="float" office:value="0.000000432760857127097" calcext:value-type="float">
            <text:p>4.32760857127097E-07</text:p>
          </table:table-cell>
          <table:table-cell table:style-name="ce6" office:value-type="float" office:value="0.0000544122761036806" calcext:value-type="float">
            <text:p>5.44122761036806E-05</text:p>
          </table:table-cell>
          <table:table-cell table:style-name="ce6" office:value-type="float" office:value="0.00000198682749829685" calcext:value-type="float">
            <text:p>1.98682749829685E-06</text:p>
          </table:table-cell>
          <table:table-cell table:style-name="ce6" office:value-type="float" office:value="0.000626853225234535" calcext:value-type="float">
            <text:p>0.000626853225235</text:p>
          </table:table-cell>
          <table:table-cell table:style-name="ce6" office:value-type="float" office:value="0.0000382956064107376" calcext:value-type="float">
            <text:p>3.82956064107376E-05</text:p>
          </table:table-cell>
          <table:table-cell table:style-name="ce6" office:value-type="float" office:value="0.0000406869508704314" calcext:value-type="float">
            <text:p>4.06869508704314E-05</text:p>
          </table:table-cell>
          <table:table-cell table:style-name="ce6"/>
          <table:table-cell table:style-name="ce6" office:value-type="float" office:value="0.000580458847272211" calcext:value-type="float">
            <text:p>0.000580458847272</text:p>
          </table:table-cell>
          <table:table-cell table:style-name="ce6" office:value-type="float" office:value="0.000000337990008874558" calcext:value-type="float">
            <text:p>3.37990008874558E-07</text:p>
          </table:table-cell>
          <table:table-cell table:style-name="ce6" office:value-type="float" office:value="0.000065400150310084" calcext:value-type="float">
            <text:p>6.5400150310084E-05</text:p>
          </table:table-cell>
          <table:table-cell table:style-name="ce6" office:value-type="float" office:value="0.000478480290195563" calcext:value-type="float">
            <text:p>0.000478480290196</text:p>
          </table:table-cell>
          <table:table-cell table:style-name="ce6"/>
          <table:table-cell table:style-name="ce6" office:value-type="float" office:value="0.0000230987908294362" calcext:value-type="float">
            <text:p>2.30987908294362E-05</text:p>
          </table:table-cell>
          <table:table-cell table:style-name="ce6" office:value-type="float" office:value="0.0000568303759474654" calcext:value-type="float">
            <text:p>5.68303759474654E-05</text:p>
          </table:table-cell>
          <table:table-cell table:style-name="ce6" office:value-type="float" office:value="0.0000783043588078687" calcext:value-type="float">
            <text:p>7.83043588078687E-05</text:p>
          </table:table-cell>
          <table:table-cell table:style-name="ce6" office:value-type="float" office:value="0.00001152037301378" calcext:value-type="float">
            <text:p>1.152037301378E-05</text:p>
          </table:table-cell>
          <table:table-cell table:style-name="ce6" office:value-type="float" office:value="0.0000463160782521901" calcext:value-type="float">
            <text:p>4.63160782521901E-05</text:p>
          </table:table-cell>
          <table:table-cell table:style-name="ce6" office:value-type="float" office:value="0.00000731716500304376" calcext:value-type="float">
            <text:p>7.31716500304376E-06</text:p>
          </table:table-cell>
          <table:table-cell table:style-name="ce6" office:value-type="float" office:value="0.0000466995908587845" calcext:value-type="float">
            <text:p>4.66995908587845E-05</text:p>
          </table:table-cell>
          <table:table-cell table:style-name="ce6" office:value-type="float" office:value="0.000145171305538235" calcext:value-type="float">
            <text:p>0.000145171305538</text:p>
          </table:table-cell>
          <table:table-cell table:style-name="ce6" office:value-type="float" office:value="0.0000015578923369101" calcext:value-type="float">
            <text:p>1.5578923369101E-06</text:p>
          </table:table-cell>
          <table:table-cell table:style-name="ce6" office:value-type="float" office:value="0.0000445129029299191" calcext:value-type="float">
            <text:p>4.45129029299191E-05</text:p>
          </table:table-cell>
          <table:table-cell table:style-name="ce6" office:value-type="float" office:value="0.000294606373040962" calcext:value-type="float">
            <text:p>0.000294606373041</text:p>
          </table:table-cell>
          <table:table-cell table:style-name="ce6" office:value-type="float" office:value="0.000018484774843816" calcext:value-type="float">
            <text:p>1.8484774843816E-05</text:p>
          </table:table-cell>
          <table:table-cell table:style-name="ce6" office:value-type="float" office:value="0.000266467876624453" calcext:value-type="float">
            <text:p>0.000266467876624</text:p>
          </table:table-cell>
        </table:table-row>
        <table:table-row table:style-name="ro1">
          <table:table-cell office:value-type="string" calcext:value-type="string">
            <text:p>closeness</text:p>
          </table:table-cell>
          <table:table-cell table:style-name="ce7" office:value-type="float" office:value="0.00012118271514163" calcext:value-type="float">
            <text:p>0.000121182715142</text:p>
          </table:table-cell>
          <table:table-cell table:style-name="ce7" office:value-type="float" office:value="0.000121153358862876" calcext:value-type="float">
            <text:p>0.000121153358863</text:p>
          </table:table-cell>
          <table:table-cell table:style-name="ce7" office:value-type="float" office:value="0.00419722433587547" calcext:value-type="float">
            <text:p>0.004197224335875</text:p>
          </table:table-cell>
          <table:table-cell table:style-name="ce7" office:value-type="float" office:value="0.00409467860266553" calcext:value-type="float">
            <text:p>0.004094678602666</text:p>
          </table:table-cell>
          <table:table-cell table:number-columns-repeated="2" table:style-name="ce7" office:value-type="float" office:value="0.00012118271869609" calcext:value-type="float">
            <text:p>0.000121182718696</text:p>
          </table:table-cell>
          <table:table-cell table:style-name="ce7"/>
          <table:table-cell table:style-name="ce7" office:value-type="float" office:value="0.000121521285902569" calcext:value-type="float">
            <text:p>0.000121521285903</text:p>
          </table:table-cell>
          <table:table-cell table:style-name="ce7" office:value-type="float" office:value="0.000121050720251786" calcext:value-type="float">
            <text:p>0.000121050720252</text:p>
          </table:table-cell>
          <table:table-cell table:style-name="ce7" office:value-type="float" office:value="0.00469933471115272" calcext:value-type="float">
            <text:p>0.004699334711153</text:p>
          </table:table-cell>
          <table:table-cell table:style-name="ce7" office:value-type="float" office:value="0.00409131307729824" calcext:value-type="float">
            <text:p>0.004091313077298</text:p>
          </table:table-cell>
          <table:table-cell table:style-name="ce7"/>
          <table:table-cell table:style-name="ce7" office:value-type="float" office:value="0.00012118272225055" calcext:value-type="float">
            <text:p>0.000121182722251</text:p>
          </table:table-cell>
          <table:table-cell table:style-name="ce7" office:value-type="float" office:value="0.000121124015028173" calcext:value-type="float">
            <text:p>0.000121124015028</text:p>
          </table:table-cell>
          <table:table-cell table:style-name="ce7" office:value-type="float" office:value="0.000121050714931705" calcext:value-type="float">
            <text:p>0.000121050714932</text:p>
          </table:table-cell>
          <table:table-cell table:style-name="ce7" office:value-type="float" office:value="0.000121109347553033" calcext:value-type="float">
            <text:p>0.000121109347553</text:p>
          </table:table-cell>
          <table:table-cell table:number-columns-repeated="2" table:style-name="ce7" office:value-type="float" office:value="0.000121050714931705" calcext:value-type="float">
            <text:p>0.000121050714932</text:p>
          </table:table-cell>
          <table:table-cell table:style-name="ce7" office:value-type="float" office:value="0.000121080026805532" calcext:value-type="float">
            <text:p>0.000121080026806</text:p>
          </table:table-cell>
          <table:table-cell table:style-name="ce7" office:value-type="float" office:value="0.000121270871178502" calcext:value-type="float">
            <text:p>0.000121270871179</text:p>
          </table:table-cell>
          <table:table-cell table:style-name="ce7" office:value-type="float" office:value="0.000121153342875558" calcext:value-type="float">
            <text:p>0.000121153342876</text:p>
          </table:table-cell>
          <table:table-cell table:style-name="ce7" office:value-type="float" office:value="0.000121138689608357" calcext:value-type="float">
            <text:p>0.000121138689608</text:p>
          </table:table-cell>
          <table:table-cell table:style-name="ce7" office:value-type="float" office:value="0.000121094683629771" calcext:value-type="float">
            <text:p>0.00012109468363</text:p>
          </table:table-cell>
          <table:table-cell table:style-name="ce7" office:value-type="float" office:value="0.000121153349981032" calcext:value-type="float">
            <text:p>0.000121153349981</text:p>
          </table:table-cell>
          <table:table-cell table:style-name="ce7" office:value-type="float" office:value="0.000121521355602415" calcext:value-type="float">
            <text:p>0.000121521355602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table:style-name="ce8" office:value-type="float" office:value="0.0000434546130156382" calcext:value-type="float">
            <text:p>4.34546130156382E-05</text:p>
          </table:table-cell>
          <table:table-cell table:style-name="ce8" office:value-type="float" office:value="0.0000264459215836979" calcext:value-type="float">
            <text:p>2.64459215836979E-05</text:p>
          </table:table-cell>
          <table:table-cell table:style-name="ce8" office:value-type="float" office:value="0.000147621126691572" calcext:value-type="float">
            <text:p>0.000147621126692</text:p>
          </table:table-cell>
          <table:table-cell table:style-name="ce8" office:value-type="float" office:value="0.00013546391676789" calcext:value-type="float">
            <text:p>0.000135463916768</text:p>
          </table:table-cell>
          <table:table-cell table:number-columns-repeated="2" table:style-name="ce8" office:value-type="float" office:value="0.000036085105331623" calcext:value-type="float">
            <text:p>3.6085105331623E-05</text:p>
          </table:table-cell>
          <table:table-cell table:style-name="ce8"/>
          <table:table-cell table:style-name="ce8" office:value-type="float" office:value="0.0000569048880269498" calcext:value-type="float">
            <text:p>5.69048880269498E-05</text:p>
          </table:table-cell>
          <table:table-cell table:style-name="ce8" office:value-type="float" office:value="0.0000229442475176689" calcext:value-type="float">
            <text:p>2.29442475176689E-05</text:p>
          </table:table-cell>
          <table:table-cell table:style-name="ce8" office:value-type="float" office:value="0.00201295168340961" calcext:value-type="float">
            <text:p>0.00201295168341</text:p>
          </table:table-cell>
          <table:table-cell table:style-name="ce8" office:value-type="float" office:value="0.0000466698682151283" calcext:value-type="float">
            <text:p>4.66698682151283E-05</text:p>
          </table:table-cell>
          <table:table-cell table:style-name="ce8"/>
          <table:table-cell table:style-name="ce8" office:value-type="float" office:value="0.0000275824558662218" calcext:value-type="float">
            <text:p>2.75824558662218E-05</text:p>
          </table:table-cell>
          <table:table-cell table:style-name="ce8" office:value-type="float" office:value="0.0000510836533706149" calcext:value-type="float">
            <text:p>5.10836533706149E-05</text:p>
          </table:table-cell>
          <table:table-cell table:style-name="ce8" office:value-type="float" office:value="0.0000341852796942587" calcext:value-type="float">
            <text:p>3.41852796942587E-05</text:p>
          </table:table-cell>
          <table:table-cell table:style-name="ce8" office:value-type="float" office:value="0.0000235705115576063" calcext:value-type="float">
            <text:p>2.35705115576063E-05</text:p>
          </table:table-cell>
          <table:table-cell table:style-name="ce8" office:value-type="float" office:value="0.0000296684411993574" calcext:value-type="float">
            <text:p>2.96684411993574E-05</text:p>
          </table:table-cell>
          <table:table-cell table:style-name="ce8" office:value-type="float" office:value="0.0000223916923327543" calcext:value-type="float">
            <text:p>2.23916923327543E-05</text:p>
          </table:table-cell>
          <table:table-cell table:style-name="ce8" office:value-type="float" office:value="0.0000252394620758222" calcext:value-type="float">
            <text:p>2.52394620758222E-05</text:p>
          </table:table-cell>
          <table:table-cell table:style-name="ce8" office:value-type="float" office:value="0.0000641510051185358" calcext:value-type="float">
            <text:p>6.41510051185358E-05</text:p>
          </table:table-cell>
          <table:table-cell table:style-name="ce8" office:value-type="float" office:value="0.0000518347524594032" calcext:value-type="float">
            <text:p>5.18347524594032E-05</text:p>
          </table:table-cell>
          <table:table-cell table:style-name="ce8" office:value-type="float" office:value="0.0000251516575912952" calcext:value-type="float">
            <text:p>2.51516575912952E-05</text:p>
          </table:table-cell>
          <table:table-cell table:style-name="ce8" office:value-type="float" office:value="0.0000466919994516281" calcext:value-type="float">
            <text:p>4.66919994516281E-05</text:p>
          </table:table-cell>
          <table:table-cell table:style-name="ce8" office:value-type="float" office:value="0.0000283538207514071" calcext:value-type="float">
            <text:p>2.83538207514071E-05</text:p>
          </table:table-cell>
          <table:table-cell table:style-name="ce8" office:value-type="float" office:value="0.0000679070392301266" calcext:value-type="float">
            <text:p>6.79070392301266E-05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style-name="ce9" office:value-type="float" office:value="0.00036306426237444" calcext:value-type="float">
            <text:p>0.000363064262374</text:p>
          </table:table-cell>
          <table:table-cell table:style-name="ce9" office:value-type="float" office:value="0.00048408568316592" calcext:value-type="float">
            <text:p>0.000484085683166</text:p>
          </table:table-cell>
          <table:table-cell table:number-columns-repeated="2" table:style-name="ce9" office:value-type="float" office:value="0.0012102142079148" calcext:value-type="float">
            <text:p>0.001210214207915</text:p>
          </table:table-cell>
          <table:table-cell table:number-columns-repeated="2" table:style-name="ce9" office:value-type="float" office:value="0.00024204284158296" calcext:value-type="float">
            <text:p>0.000242042841583</text:p>
          </table:table-cell>
          <table:table-cell table:style-name="ce9"/>
          <table:table-cell table:number-columns-repeated="2" table:style-name="ce9" office:value-type="float" office:value="0.00036306426237444" calcext:value-type="float">
            <text:p>0.000363064262374</text:p>
          </table:table-cell>
          <table:table-cell table:style-name="ce9" office:value-type="float" office:value="0.00387268546532736" calcext:value-type="float">
            <text:p>0.003872685465327</text:p>
          </table:table-cell>
          <table:table-cell table:style-name="ce9" office:value-type="float" office:value="0.00048408568316592" calcext:value-type="float">
            <text:p>0.000484085683166</text:p>
          </table:table-cell>
          <table:table-cell table:style-name="ce9"/>
          <table:table-cell table:style-name="ce9" office:value-type="float" office:value="0.0006051071039574" calcext:value-type="float">
            <text:p>0.000605107103957</text:p>
          </table:table-cell>
          <table:table-cell table:style-name="ce9" office:value-type="float" office:value="0.00024204284158296" calcext:value-type="float">
            <text:p>0.000242042841583</text:p>
          </table:table-cell>
          <table:table-cell table:style-name="ce9" office:value-type="float" office:value="0.00012102142079148" calcext:value-type="float">
            <text:p>0.000121021420791</text:p>
          </table:table-cell>
          <table:table-cell table:style-name="ce9" office:value-type="float" office:value="0.00036306426237444" calcext:value-type="float">
            <text:p>0.000363064262374</text:p>
          </table:table-cell>
          <table:table-cell table:number-columns-repeated="2" table:style-name="ce9" office:value-type="float" office:value="0.00012102142079148" calcext:value-type="float">
            <text:p>0.000121021420791</text:p>
          </table:table-cell>
          <table:table-cell table:style-name="ce9" office:value-type="float" office:value="0.00024204284158296" calcext:value-type="float">
            <text:p>0.000242042841583</text:p>
          </table:table-cell>
          <table:table-cell table:style-name="ce9" office:value-type="float" office:value="0.00036306426237444" calcext:value-type="float">
            <text:p>0.000363064262374</text:p>
          </table:table-cell>
          <table:table-cell table:style-name="ce9" office:value-type="float" office:value="0.00024204284158296" calcext:value-type="float">
            <text:p>0.000242042841583</text:p>
          </table:table-cell>
          <table:table-cell table:style-name="ce9" office:value-type="float" office:value="0.00048408568316592" calcext:value-type="float">
            <text:p>0.000484085683166</text:p>
          </table:table-cell>
          <table:table-cell table:style-name="ce9" office:value-type="float" office:value="0.00024204284158296" calcext:value-type="float">
            <text:p>0.000242042841583</text:p>
          </table:table-cell>
          <table:table-cell table:style-name="ce9" office:value-type="float" office:value="0.00012102142079148" calcext:value-type="float">
            <text:p>0.000121021420791</text:p>
          </table:table-cell>
          <table:table-cell table:style-name="ce9" office:value-type="float" office:value="0.000968171366331841" calcext:value-type="float">
            <text:p>0.000968171366332</text:p>
          </table:table-cell>
        </table:table-row>
        <table:table-row table:style-name="ro1">
          <table:table-cell office:value-type="string" calcext:value-type="string">
            <text:p>eigen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0000000000296964768420959" calcext:value-type="float">
            <text:p>2.96964768420959E-14</text:p>
          </table:table-cell>
          <table:table-cell table:style-name="ce10" office:value-type="float" office:value="2.06825812347877E-019" calcext:value-type="float">
            <text:p>2.06825812347877E-19</text:p>
          </table:table-cell>
          <table:table-cell table:style-name="ce10" office:value-type="float" office:value="2.00651530841389E-019" calcext:value-type="float">
            <text:p>2.00651530841389E-19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4910106773133E-018" calcext:value-type="float">
            <text:p>1.04910106773133E-18</text:p>
          </table:table-cell>
          <table:table-cell table:style-name="ce10" office:value-type="float" office:value="0.000219684397145437" calcext:value-type="float">
            <text:p>0.000219684397145</text:p>
          </table:table-cell>
          <table:table-cell table:style-name="ce10" office:value-type="float" office:value="4.64416058826079E-015" calcext:value-type="float">
            <text:p>4.64416058826079E-15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1899669461493E-019" calcext:value-type="float">
            <text:p>1.81899669461493E-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57409243550189E-019" calcext:value-type="float">
            <text:p>3.57409243550189E-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.29507159218776E-019" calcext:value-type="float">
            <text:p>5.29507159218776E-1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.03168957632786E-019" calcext:value-type="float">
            <text:p>1.03168957632786E-19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6" office:value-type="string" calcext:value-type="string">
            <text:p>ytp</text:p>
          </table:table-cell>
          <table:table-cell/>
          <table:table-cell table:number-columns-repeated="4" office:value-type="string" calcext:value-type="string">
            <text:p>ytp</text:p>
          </table:table-cell>
          <table:table-cell/>
          <table:table-cell table:number-columns-repeated="13" office:value-type="string" calcext:value-type="string">
            <text:p>ytp</text:p>
          </table:table-cell>
        </table:table-row>
        <table:table-row table:style-name="ro1">
          <table:table-cell office:value-type="string" calcext:value-type="string">
            <text:p>remarks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too general</text:p>
          </table:table-cell>
          <table:table-cell/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st</text:p>
          </table:table-cell>
          <table:table-cell table:number-columns-repeated="5"/>
          <table:table-cell office:value-type="string" calcext:value-type="string">
            <text:p>closest</text:p>
          </table:table-cell>
          <table:table-cell table:number-columns-repeated="12"/>
          <table:table-cell office:value-type="string" calcext:value-type="string">
            <text:p>closes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all of them are people</text:p>
          </table:table-cell>
          <table:table-cell table:number-columns-repeated="15"/>
        </table:table-row>
        <calcext:conditional-formats>
          <calcext:conditional-format calcext:target-range-address="'Single cluster'.B5:'Single cluster'.Z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ingle cluster'.B6:'Single cluster'.Z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ingle cluster'.B7:'Single cluster'.Z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ingle cluster'.B8:'Single cluster'.Z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ingle cluster'.B9:'Single cluster'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'Single cluster'.A1:'Single cluster'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0:29:18.6776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6-11-24T23:03:22.218679000</dc:date>
    <meta:editing-duration>PT13H37M11S</meta:editing-duration>
    <meta:editing-cycles>10</meta:editing-cycles>
    <meta:document-statistic meta:table-count="3" meta:cell-count="11276" meta:object-count="0"/>
  </office:meta>
</office:document-meta>
</file>